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officeooo:rsid="20267c2c" officeooo:paragraph-rsid="20267c2c" style:language-asian="cs" style:country-asian="CZ"/>
    </style:style>
    <style:style style:name="P45" style:family="paragraph" style:parent-style-name="Text_20_body">
      <style:text-properties fo:language="cs" fo:country="CZ" officeooo:rsid="2038b19c" officeooo:paragraph-rsid="2038b19c" style:language-asian="cs" style:country-asian="CZ"/>
    </style:style>
    <style:style style:name="P4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8" style:family="paragraph" style:parent-style-name="Text_20_body">
      <style:text-properties fo:language="cs" fo:country="CZ" fo:font-style="normal" style:text-underline-style="none" officeooo:rsid="352f4bb1" officeooo:paragraph-rsid="35305777" style:font-style-asian="normal" style:font-style-complex="normal"/>
    </style:style>
    <style:style style:name="P49" style:family="paragraph" style:parent-style-name="Text_20_body">
      <style:text-properties fo:language="cs" fo:country="CZ" officeooo:rsid="121a4227" officeooo:paragraph-rsid="2599cbac"/>
    </style:style>
    <style:style style:name="P50" style:family="paragraph" style:parent-style-name="Text_20_body">
      <style:text-properties fo:language="cs" fo:country="CZ" officeooo:rsid="283b5b27" officeooo:paragraph-rsid="283b5b27"/>
    </style:style>
    <style:style style:name="P51" style:family="paragraph" style:parent-style-name="Text_20_body">
      <style:text-properties fo:language="cs" fo:country="CZ" officeooo:rsid="28445bcb" officeooo:paragraph-rsid="28445bcb"/>
    </style:style>
    <style:style style:name="P52" style:family="paragraph" style:parent-style-name="Text_20_body">
      <style:text-properties fo:language="cs" fo:country="CZ" officeooo:rsid="287adeee" officeooo:paragraph-rsid="287adeee"/>
    </style:style>
    <style:style style:name="P53" style:family="paragraph" style:parent-style-name="Text_20_body">
      <style:text-properties fo:language="cs" fo:country="CZ" officeooo:rsid="244ac7da" officeooo:paragraph-rsid="3018a986"/>
    </style:style>
    <style:style style:name="P54" style:family="paragraph" style:parent-style-name="Text_20_body">
      <style:text-properties fo:language="cs" fo:country="CZ" officeooo:rsid="3166aaa1" officeooo:paragraph-rsid="3166aaa1"/>
    </style:style>
    <style:style style:name="P55" style:family="paragraph" style:parent-style-name="Text_20_body">
      <style:text-properties fo:language="cs" fo:country="CZ" officeooo:rsid="31af9a68" officeooo:paragraph-rsid="31af9a68"/>
    </style:style>
    <style:style style:name="P56" style:family="paragraph" style:parent-style-name="Text_20_body">
      <style:text-properties fo:language="cs" fo:country="CZ" officeooo:rsid="17870ee9" officeooo:paragraph-rsid="34ff8fb2"/>
    </style:style>
    <style:style style:name="P57" style:family="paragraph" style:parent-style-name="Text_20_body">
      <style:text-properties fo:language="cs" fo:country="CZ" officeooo:rsid="35079fda" officeooo:paragraph-rsid="35079fda"/>
    </style:style>
    <style:style style:name="P58" style:family="paragraph" style:parent-style-name="Text_20_body">
      <style:text-properties fo:language="cs" fo:country="CZ" officeooo:rsid="350a6692" officeooo:paragraph-rsid="350a6692"/>
    </style:style>
    <style:style style:name="P59" style:family="paragraph" style:parent-style-name="Text_20_body">
      <style:text-properties fo:language="cs" fo:country="CZ" style:text-underline-style="none" officeooo:paragraph-rsid="35305777"/>
    </style:style>
    <style:style style:name="P60" style:family="paragraph" style:parent-style-name="Text_20_body">
      <style:text-properties officeooo:rsid="2052d536" officeooo:paragraph-rsid="205aec31"/>
    </style:style>
    <style:style style:name="P61" style:family="paragraph" style:parent-style-name="Text_20_body">
      <style:text-properties officeooo:rsid="207d25a9" officeooo:paragraph-rsid="21ad8828"/>
    </style:style>
    <style:style style:name="P62" style:family="paragraph" style:parent-style-name="Text_20_body">
      <style:text-properties officeooo:rsid="207d25a9" officeooo:paragraph-rsid="21adb664"/>
    </style:style>
    <style:style style:name="P63" style:family="paragraph" style:parent-style-name="Text_20_body">
      <style:text-properties officeooo:rsid="207d25a9" officeooo:paragraph-rsid="21b6cacf"/>
    </style:style>
    <style:style style:name="P64" style:family="paragraph" style:parent-style-name="Text_20_body">
      <style:text-properties officeooo:rsid="207d25a9" officeooo:paragraph-rsid="21ca4657"/>
    </style:style>
    <style:style style:name="P65" style:family="paragraph" style:parent-style-name="Text_20_body">
      <style:text-properties officeooo:rsid="207d25a9" officeooo:paragraph-rsid="21d1cb1f"/>
    </style:style>
    <style:style style:name="P66" style:family="paragraph" style:parent-style-name="Text_20_body">
      <style:text-properties officeooo:rsid="207d25a9" officeooo:paragraph-rsid="2205de60"/>
    </style:style>
    <style:style style:name="P67" style:family="paragraph" style:parent-style-name="Text_20_body">
      <style:text-properties officeooo:rsid="207d25a9" officeooo:paragraph-rsid="2207a489"/>
    </style:style>
    <style:style style:name="P68" style:family="paragraph" style:parent-style-name="Text_20_body">
      <style:text-properties officeooo:rsid="207d25a9" officeooo:paragraph-rsid="220f5aec"/>
    </style:style>
    <style:style style:name="P69" style:family="paragraph" style:parent-style-name="Text_20_body">
      <style:text-properties officeooo:rsid="207d25a9" officeooo:paragraph-rsid="2210eef5"/>
    </style:style>
    <style:style style:name="P70" style:family="paragraph" style:parent-style-name="Text_20_body">
      <style:text-properties officeooo:rsid="207d25a9" officeooo:paragraph-rsid="2211047f"/>
    </style:style>
    <style:style style:name="P71" style:family="paragraph" style:parent-style-name="Text_20_body">
      <style:text-properties officeooo:rsid="207d25a9" officeooo:paragraph-rsid="221a0527"/>
    </style:style>
    <style:style style:name="P72" style:family="paragraph" style:parent-style-name="Text_20_body">
      <style:text-properties officeooo:rsid="207d25a9" officeooo:paragraph-rsid="22447983"/>
    </style:style>
    <style:style style:name="P73" style:family="paragraph" style:parent-style-name="Text_20_body">
      <style:text-properties officeooo:rsid="207d25a9" officeooo:paragraph-rsid="224a5cc5"/>
    </style:style>
    <style:style style:name="P74" style:family="paragraph" style:parent-style-name="Text_20_body">
      <style:text-properties officeooo:rsid="207d25a9" officeooo:paragraph-rsid="224c7800"/>
    </style:style>
    <style:style style:name="P75" style:family="paragraph" style:parent-style-name="Text_20_body">
      <style:text-properties officeooo:rsid="207d25a9" officeooo:paragraph-rsid="224f2e6b"/>
    </style:style>
    <style:style style:name="P76" style:family="paragraph" style:parent-style-name="Text_20_body">
      <style:text-properties officeooo:rsid="207d25a9" officeooo:paragraph-rsid="225ad0f8"/>
    </style:style>
    <style:style style:name="P77" style:family="paragraph" style:parent-style-name="Text_20_body">
      <style:text-properties officeooo:rsid="207d25a9" officeooo:paragraph-rsid="227187a1"/>
    </style:style>
    <style:style style:name="P78" style:family="paragraph" style:parent-style-name="Text_20_body">
      <style:text-properties officeooo:rsid="207d25a9" officeooo:paragraph-rsid="22800e48"/>
    </style:style>
    <style:style style:name="P79" style:family="paragraph" style:parent-style-name="Text_20_body">
      <style:text-properties officeooo:rsid="207d25a9" officeooo:paragraph-rsid="228a2f29"/>
    </style:style>
    <style:style style:name="P80" style:family="paragraph" style:parent-style-name="Text_20_body">
      <style:text-properties officeooo:rsid="207d25a9" officeooo:paragraph-rsid="2297aba1"/>
    </style:style>
    <style:style style:name="P81" style:family="paragraph" style:parent-style-name="Text_20_body">
      <style:text-properties officeooo:rsid="207d25a9" officeooo:paragraph-rsid="22bd6cdb"/>
    </style:style>
    <style:style style:name="P82" style:family="paragraph" style:parent-style-name="Text_20_body">
      <style:text-properties officeooo:rsid="207d25a9" officeooo:paragraph-rsid="230337f0"/>
    </style:style>
    <style:style style:name="P83" style:family="paragraph" style:parent-style-name="Text_20_body">
      <style:text-properties officeooo:rsid="207d25a9" officeooo:paragraph-rsid="236db2ab"/>
    </style:style>
    <style:style style:name="P84" style:family="paragraph" style:parent-style-name="Text_20_body">
      <style:text-properties officeooo:rsid="207d25a9" officeooo:paragraph-rsid="236e204c"/>
    </style:style>
    <style:style style:name="P85" style:family="paragraph" style:parent-style-name="Text_20_body">
      <style:text-properties officeooo:rsid="207d25a9" officeooo:paragraph-rsid="236f6335"/>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7d25a9" officeooo:paragraph-rsid="23ded328"/>
    </style:style>
    <style:style style:name="P88" style:family="paragraph" style:parent-style-name="Text_20_body">
      <style:text-properties officeooo:rsid="207d25a9" officeooo:paragraph-rsid="23e88232"/>
    </style:style>
    <style:style style:name="P89" style:family="paragraph" style:parent-style-name="Text_20_body">
      <style:text-properties officeooo:rsid="207d25a9" officeooo:paragraph-rsid="23e964f6"/>
    </style:style>
    <style:style style:name="P90" style:family="paragraph" style:parent-style-name="Text_20_body">
      <style:text-properties officeooo:rsid="207d25a9" officeooo:paragraph-rsid="2b0035d5"/>
    </style:style>
    <style:style style:name="P91" style:family="paragraph" style:parent-style-name="Text_20_body">
      <style:text-properties officeooo:rsid="2089bc52" officeooo:paragraph-rsid="21ad8828"/>
    </style:style>
    <style:style style:name="P92" style:family="paragraph" style:parent-style-name="Text_20_body">
      <style:text-properties officeooo:rsid="2089bc52" officeooo:paragraph-rsid="2089bc52"/>
    </style:style>
    <style:style style:name="P93" style:family="paragraph" style:parent-style-name="Text_20_body">
      <style:text-properties officeooo:rsid="2098b342" officeooo:paragraph-rsid="20a19e91"/>
    </style:style>
    <style:style style:name="P94" style:family="paragraph" style:parent-style-name="Text_20_body">
      <style:text-properties officeooo:rsid="2098b342" officeooo:paragraph-rsid="20ace839"/>
    </style:style>
    <style:style style:name="P95" style:family="paragraph" style:parent-style-name="Text_20_body">
      <style:text-properties officeooo:rsid="2098b342" officeooo:paragraph-rsid="20c1c0ac"/>
    </style:style>
    <style:style style:name="P96" style:family="paragraph" style:parent-style-name="Text_20_body">
      <style:text-properties officeooo:rsid="2098b342" officeooo:paragraph-rsid="20c7e044"/>
    </style:style>
    <style:style style:name="P97" style:family="paragraph" style:parent-style-name="Text_20_body">
      <style:text-properties officeooo:rsid="2098b342" officeooo:paragraph-rsid="20caf294"/>
    </style:style>
    <style:style style:name="P98" style:family="paragraph" style:parent-style-name="Text_20_body">
      <style:text-properties officeooo:rsid="2098b342" officeooo:paragraph-rsid="209dcf79"/>
    </style:style>
    <style:style style:name="P99" style:family="paragraph" style:parent-style-name="Text_20_body">
      <style:text-properties officeooo:rsid="2098b342" officeooo:paragraph-rsid="2365c541"/>
    </style:style>
    <style:style style:name="P100" style:family="paragraph" style:parent-style-name="Text_20_body">
      <style:text-properties officeooo:rsid="2098b342" officeooo:paragraph-rsid="250683f3"/>
    </style:style>
    <style:style style:name="P101" style:family="paragraph" style:parent-style-name="Text_20_body">
      <style:text-properties officeooo:rsid="2098b342" officeooo:paragraph-rsid="2512ec2a"/>
    </style:style>
    <style:style style:name="P102" style:family="paragraph" style:parent-style-name="Text_20_body">
      <style:text-properties officeooo:rsid="2098b342" officeooo:paragraph-rsid="2854994a"/>
    </style:style>
    <style:style style:name="P103" style:family="paragraph" style:parent-style-name="Text_20_body">
      <style:text-properties officeooo:rsid="2098b342" officeooo:paragraph-rsid="285506bd"/>
    </style:style>
    <style:style style:name="P104" style:family="paragraph" style:parent-style-name="Text_20_body">
      <style:text-properties officeooo:rsid="2098b342" officeooo:paragraph-rsid="285c2fe7"/>
    </style:style>
    <style:style style:name="P105" style:family="paragraph" style:parent-style-name="Text_20_body">
      <style:text-properties officeooo:rsid="2098b342" officeooo:paragraph-rsid="285cc5b9"/>
    </style:style>
    <style:style style:name="P106" style:family="paragraph" style:parent-style-name="Text_20_body">
      <style:text-properties officeooo:rsid="20a1bc0a" officeooo:paragraph-rsid="20a3122c"/>
    </style:style>
    <style:style style:name="P107" style:family="paragraph" style:parent-style-name="Text_20_body">
      <style:text-properties officeooo:rsid="20b5f42b" officeooo:paragraph-rsid="20b5f42b"/>
    </style:style>
    <style:style style:name="P108" style:family="paragraph" style:parent-style-name="Text_20_body">
      <style:text-properties officeooo:rsid="20b5f42b" officeooo:paragraph-rsid="22462321"/>
    </style:style>
    <style:style style:name="P109" style:family="paragraph" style:parent-style-name="Text_20_body">
      <style:text-properties officeooo:rsid="20c37e13" officeooo:paragraph-rsid="20c37e13"/>
    </style:style>
    <style:style style:name="P110" style:family="paragraph" style:parent-style-name="Text_20_body">
      <style:text-properties officeooo:rsid="20c8b3c0" officeooo:paragraph-rsid="20c8b3c0"/>
    </style:style>
    <style:style style:name="P11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12"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13"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4"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5" style:family="paragraph" style:parent-style-name="Text_20_body">
      <style:text-properties officeooo:rsid="2122963b" officeooo:paragraph-rsid="2123f7c4"/>
    </style:style>
    <style:style style:name="P116" style:family="paragraph" style:parent-style-name="Text_20_body">
      <style:text-properties style:text-line-through-style="none" style:text-line-through-type="none" officeooo:rsid="212834b8" officeooo:paragraph-rsid="212834b8"/>
    </style:style>
    <style:style style:name="P117" style:family="paragraph" style:parent-style-name="Text_20_body">
      <style:text-properties style:text-line-through-style="none" style:text-line-through-type="none" officeooo:rsid="2801dd04" officeooo:paragraph-rsid="2801dd04" fo:background-color="transparent"/>
    </style:style>
    <style:style style:name="P118" style:family="paragraph" style:parent-style-name="Text_20_body">
      <style:text-properties style:text-line-through-style="none" style:text-line-through-type="none" officeooo:rsid="2808ebbf" officeooo:paragraph-rsid="2808ebbf" fo:background-color="transparent"/>
    </style:style>
    <style:style style:name="P11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20"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21"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22" style:family="paragraph" style:parent-style-name="Text_20_body">
      <style:text-properties style:text-line-through-style="none" style:text-line-through-type="none" fo:language="cs" fo:country="CZ" officeooo:rsid="2f8d996f" officeooo:paragraph-rsid="2f8d996f"/>
    </style:style>
    <style:style style:name="P123"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24" style:family="paragraph" style:parent-style-name="Text_20_body">
      <style:text-properties style:text-line-through-style="none" style:text-line-through-type="none" officeooo:rsid="21279893" officeooo:paragraph-rsid="295955da"/>
    </style:style>
    <style:style style:name="P125" style:family="paragraph" style:parent-style-name="Text_20_body">
      <style:text-properties style:text-line-through-style="none" style:text-line-through-type="none" officeooo:rsid="2997b27c" officeooo:paragraph-rsid="2997b27c"/>
    </style:style>
    <style:style style:name="P126" style:family="paragraph" style:parent-style-name="Text_20_body">
      <style:text-properties style:text-line-through-style="none" style:text-line-through-type="none" officeooo:rsid="29995bff" officeooo:paragraph-rsid="299bc094"/>
    </style:style>
    <style:style style:name="P127" style:family="paragraph" style:parent-style-name="Text_20_body">
      <style:text-properties style:text-line-through-style="none" style:text-line-through-type="none" officeooo:rsid="2c36cc5c" officeooo:paragraph-rsid="2c36cc5c"/>
    </style:style>
    <style:style style:name="P128" style:family="paragraph" style:parent-style-name="Text_20_body">
      <style:text-properties style:text-line-through-style="none" style:text-line-through-type="none" officeooo:rsid="246911ff" officeooo:paragraph-rsid="2ca518cd"/>
    </style:style>
    <style:style style:name="P129"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30" style:family="paragraph" style:parent-style-name="Text_20_body">
      <style:text-properties style:text-line-through-style="none" style:text-line-through-type="none" officeooo:rsid="2990865f" officeooo:paragraph-rsid="2990865f"/>
    </style:style>
    <style:style style:name="P131" style:family="paragraph" style:parent-style-name="Text_20_body">
      <style:text-properties style:text-line-through-style="none" style:text-line-through-type="none" officeooo:rsid="2d92ea18" officeooo:paragraph-rsid="2d92ea18"/>
    </style:style>
    <style:style style:name="P132" style:family="paragraph" style:parent-style-name="Text_20_body">
      <style:text-properties style:text-line-through-style="none" style:text-line-through-type="none" officeooo:rsid="18d5013b" officeooo:paragraph-rsid="2fb6894b"/>
    </style:style>
    <style:style style:name="P133" style:family="paragraph" style:parent-style-name="Text_20_body">
      <style:text-properties style:text-line-through-style="none" style:text-line-through-type="none" officeooo:rsid="18d62670" officeooo:paragraph-rsid="2fb6894b"/>
    </style:style>
    <style:style style:name="P134" style:family="paragraph" style:parent-style-name="Text_20_body">
      <style:text-properties style:text-line-through-style="none" style:text-line-through-type="none" officeooo:rsid="2498f3a8" officeooo:paragraph-rsid="2498f3a8"/>
    </style:style>
    <style:style style:name="P135" style:family="paragraph" style:parent-style-name="Text_20_body">
      <style:text-properties style:text-line-through-style="none" style:text-line-through-type="none" officeooo:rsid="3010f516" officeooo:paragraph-rsid="3010f516"/>
    </style:style>
    <style:style style:name="P136" style:family="paragraph" style:parent-style-name="Text_20_body">
      <style:text-properties style:text-line-through-style="none" style:text-line-through-type="none" officeooo:rsid="2c40b032" officeooo:paragraph-rsid="2c40b032"/>
    </style:style>
    <style:style style:name="P137" style:family="paragraph" style:parent-style-name="Text_20_body">
      <style:text-properties style:text-line-through-style="none" style:text-line-through-type="none" officeooo:rsid="30b2d1ef" officeooo:paragraph-rsid="30b2d1ef"/>
    </style:style>
    <style:style style:name="P138" style:family="paragraph" style:parent-style-name="Text_20_body">
      <style:text-properties style:text-line-through-style="none" style:text-line-through-type="none" officeooo:rsid="3394135d" officeooo:paragraph-rsid="3394135d"/>
    </style:style>
    <style:style style:name="P139" style:family="paragraph" style:parent-style-name="Text_20_body">
      <style:text-properties officeooo:rsid="21537a33" officeooo:paragraph-rsid="21537a33"/>
    </style:style>
    <style:style style:name="P140" style:family="paragraph" style:parent-style-name="Text_20_body">
      <style:text-properties officeooo:rsid="21537a33" officeooo:paragraph-rsid="215a0579"/>
    </style:style>
    <style:style style:name="P141" style:family="paragraph" style:parent-style-name="Text_20_body">
      <style:text-properties officeooo:rsid="21537a33" officeooo:paragraph-rsid="215a7955"/>
    </style:style>
    <style:style style:name="P142" style:family="paragraph" style:parent-style-name="Text_20_body">
      <style:text-properties officeooo:rsid="21537a33" officeooo:paragraph-rsid="22e7a051"/>
    </style:style>
    <style:style style:name="P143" style:family="paragraph" style:parent-style-name="Text_20_body">
      <style:text-properties officeooo:rsid="21537a33" officeooo:paragraph-rsid="23c30856"/>
    </style:style>
    <style:style style:name="P144" style:family="paragraph" style:parent-style-name="Text_20_body">
      <style:text-properties officeooo:rsid="2194fb18" officeooo:paragraph-rsid="21ca843b"/>
    </style:style>
    <style:style style:name="P145" style:family="paragraph" style:parent-style-name="Text_20_body">
      <style:text-properties officeooo:rsid="2194fb18" officeooo:paragraph-rsid="226d1d4a"/>
    </style:style>
    <style:style style:name="P146" style:family="paragraph" style:parent-style-name="Text_20_body">
      <style:text-properties officeooo:paragraph-rsid="2195aae2"/>
    </style:style>
    <style:style style:name="P147" style:family="paragraph" style:parent-style-name="Text_20_body">
      <style:text-properties officeooo:paragraph-rsid="21966d5f"/>
    </style:style>
    <style:style style:name="P148" style:family="paragraph" style:parent-style-name="Text_20_body">
      <style:text-properties officeooo:rsid="211603d5" officeooo:paragraph-rsid="21ab8207"/>
    </style:style>
    <style:style style:name="P149" style:family="paragraph" style:parent-style-name="Text_20_body">
      <style:text-properties officeooo:rsid="21adb664" officeooo:paragraph-rsid="21adb664"/>
    </style:style>
    <style:style style:name="P150" style:family="paragraph" style:parent-style-name="Text_20_body">
      <style:text-properties officeooo:rsid="21b23b24" officeooo:paragraph-rsid="21b78951"/>
    </style:style>
    <style:style style:name="P151" style:family="paragraph" style:parent-style-name="Text_20_body">
      <style:text-properties officeooo:rsid="21d1cb1f" officeooo:paragraph-rsid="21d1cb1f"/>
    </style:style>
    <style:style style:name="P152" style:family="paragraph" style:parent-style-name="Text_20_body">
      <style:paragraph-properties fo:text-align="end" style:justify-single-word="false"/>
      <style:text-properties officeooo:rsid="1efe6072" officeooo:paragraph-rsid="1efe6072"/>
    </style:style>
    <style:style style:name="P153" style:family="paragraph" style:parent-style-name="Text_20_body">
      <style:text-properties officeooo:paragraph-rsid="215a0579"/>
    </style:style>
    <style:style style:name="P154" style:family="paragraph" style:parent-style-name="Text_20_body">
      <style:text-properties officeooo:paragraph-rsid="215a7955"/>
    </style:style>
    <style:style style:name="P155" style:family="paragraph" style:parent-style-name="Text_20_body">
      <style:text-properties officeooo:rsid="21f79b9f" officeooo:paragraph-rsid="21f79b9f"/>
    </style:style>
    <style:style style:name="P156" style:family="paragraph" style:parent-style-name="Text_20_body">
      <style:text-properties officeooo:rsid="22035c33" officeooo:paragraph-rsid="220b2653"/>
    </style:style>
    <style:style style:name="P157" style:family="paragraph" style:parent-style-name="Text_20_body">
      <style:text-properties officeooo:rsid="2205de60" officeooo:paragraph-rsid="2205de60"/>
    </style:style>
    <style:style style:name="P158" style:family="paragraph" style:parent-style-name="Text_20_body">
      <style:text-properties officeooo:rsid="220fea8a" officeooo:paragraph-rsid="220fea8a"/>
    </style:style>
    <style:style style:name="P159" style:family="paragraph" style:parent-style-name="Text_20_body">
      <style:text-properties officeooo:rsid="2210eef5" officeooo:paragraph-rsid="2212f493"/>
    </style:style>
    <style:style style:name="P160" style:family="paragraph" style:parent-style-name="Text_20_body">
      <style:text-properties officeooo:rsid="2210eef5" officeooo:paragraph-rsid="2215a714"/>
    </style:style>
    <style:style style:name="P161" style:family="paragraph" style:parent-style-name="Text_20_body">
      <style:text-properties officeooo:rsid="224f2e6b" officeooo:paragraph-rsid="224f2e6b"/>
    </style:style>
    <style:style style:name="P162" style:family="paragraph" style:parent-style-name="Text_20_body">
      <style:text-properties officeooo:rsid="228327ad" officeooo:paragraph-rsid="2284bf97"/>
    </style:style>
    <style:style style:name="P163" style:family="paragraph" style:parent-style-name="Text_20_body">
      <style:text-properties officeooo:rsid="2297affa" officeooo:paragraph-rsid="229b2d63"/>
    </style:style>
    <style:style style:name="P164" style:family="paragraph" style:parent-style-name="Text_20_body">
      <style:text-properties officeooo:rsid="21577601" officeooo:paragraph-rsid="21577601"/>
    </style:style>
    <style:style style:name="P165" style:family="paragraph" style:parent-style-name="Text_20_body">
      <style:text-properties officeooo:rsid="21577601" officeooo:paragraph-rsid="22fc745d"/>
    </style:style>
    <style:style style:name="P166" style:family="paragraph" style:parent-style-name="Text_20_body">
      <style:text-properties officeooo:rsid="21577601" officeooo:paragraph-rsid="22fd30c1"/>
    </style:style>
    <style:style style:name="P167" style:family="paragraph" style:parent-style-name="Text_20_body">
      <style:text-properties officeooo:rsid="21577601" officeooo:paragraph-rsid="23c30856"/>
    </style:style>
    <style:style style:name="P168" style:family="paragraph" style:parent-style-name="Text_20_body">
      <style:text-properties officeooo:rsid="22d6a232" officeooo:paragraph-rsid="22d9bedb"/>
    </style:style>
    <style:style style:name="P169" style:family="paragraph" style:parent-style-name="Text_20_body">
      <style:text-properties officeooo:rsid="2024c342" officeooo:paragraph-rsid="2024c342"/>
    </style:style>
    <style:style style:name="P170" style:family="paragraph" style:parent-style-name="Text_20_body">
      <style:text-properties officeooo:rsid="21a77545" officeooo:paragraph-rsid="21a77545"/>
    </style:style>
    <style:style style:name="P171" style:family="paragraph" style:parent-style-name="Text_20_body">
      <style:text-properties officeooo:rsid="2058902b" officeooo:paragraph-rsid="22f1aa78"/>
    </style:style>
    <style:style style:name="P172" style:family="paragraph" style:parent-style-name="Text_20_body">
      <style:text-properties officeooo:rsid="207831ef" officeooo:paragraph-rsid="23033a35"/>
    </style:style>
    <style:style style:name="P173" style:family="paragraph" style:parent-style-name="Text_20_body">
      <style:text-properties officeooo:rsid="20774db6" officeooo:paragraph-rsid="23033a35"/>
    </style:style>
    <style:style style:name="P174" style:family="paragraph" style:parent-style-name="Text_20_body">
      <style:text-properties officeooo:rsid="20879cf5" officeooo:paragraph-rsid="23033a35"/>
    </style:style>
    <style:style style:name="P175" style:family="paragraph" style:parent-style-name="Text_20_body">
      <style:text-properties officeooo:rsid="20bc2715" officeooo:paragraph-rsid="2366bc69"/>
    </style:style>
    <style:style style:name="P176" style:family="paragraph" style:parent-style-name="Text_20_body">
      <style:text-properties officeooo:rsid="20ca50b1" officeooo:paragraph-rsid="23688ba4"/>
    </style:style>
    <style:style style:name="P177" style:family="paragraph" style:parent-style-name="Text_20_body">
      <style:text-properties officeooo:rsid="20b7a83f" officeooo:paragraph-rsid="23688ba4"/>
    </style:style>
    <style:style style:name="P178" style:family="paragraph" style:parent-style-name="Text_20_body">
      <style:text-properties officeooo:paragraph-rsid="237987a4"/>
    </style:style>
    <style:style style:name="P179" style:family="paragraph" style:parent-style-name="Text_20_body">
      <style:text-properties officeooo:paragraph-rsid="219805d8"/>
    </style:style>
    <style:style style:name="P180" style:family="paragraph" style:parent-style-name="Text_20_body">
      <style:paragraph-properties fo:text-align="center" style:justify-single-word="false"/>
      <style:text-properties officeooo:paragraph-rsid="0ce719f8"/>
    </style:style>
    <style:style style:name="P181" style:family="paragraph" style:parent-style-name="Text_20_body">
      <style:text-properties officeooo:rsid="2397efe5" officeooo:paragraph-rsid="2397efe5"/>
    </style:style>
    <style:style style:name="P182" style:family="paragraph" style:parent-style-name="Text_20_body">
      <style:text-properties officeooo:rsid="2397efe5" officeooo:paragraph-rsid="23b0ce43"/>
    </style:style>
    <style:style style:name="P183" style:family="paragraph" style:parent-style-name="Text_20_body">
      <style:text-properties officeooo:rsid="23981548" officeooo:paragraph-rsid="23c21e07"/>
    </style:style>
    <style:style style:name="P184" style:family="paragraph" style:parent-style-name="Text_20_body">
      <style:text-properties officeooo:rsid="2399f6d8" officeooo:paragraph-rsid="2399f6d8"/>
    </style:style>
    <style:style style:name="P185" style:family="paragraph" style:parent-style-name="Text_20_body">
      <style:text-properties officeooo:rsid="239ee6d2" officeooo:paragraph-rsid="239ee6d2"/>
    </style:style>
    <style:style style:name="P186" style:family="paragraph" style:parent-style-name="Text_20_body">
      <style:text-properties officeooo:rsid="239ee6d2" officeooo:paragraph-rsid="239ee9e8"/>
    </style:style>
    <style:style style:name="P187" style:family="paragraph" style:parent-style-name="Text_20_body">
      <style:text-properties officeooo:rsid="239ee6d2" officeooo:paragraph-rsid="23a5525d"/>
    </style:style>
    <style:style style:name="P188" style:family="paragraph" style:parent-style-name="Text_20_body">
      <style:text-properties officeooo:rsid="239ee6d2" officeooo:paragraph-rsid="23d41b6c"/>
    </style:style>
    <style:style style:name="P189" style:family="paragraph" style:parent-style-name="Text_20_body">
      <style:text-properties officeooo:rsid="239f3212" officeooo:paragraph-rsid="23a68aaa"/>
    </style:style>
    <style:style style:name="P190" style:family="paragraph" style:parent-style-name="Text_20_body">
      <style:text-properties officeooo:rsid="23a2d0a9" officeooo:paragraph-rsid="23a2d0a9"/>
    </style:style>
    <style:style style:name="P191" style:family="paragraph" style:parent-style-name="Text_20_body">
      <style:text-properties officeooo:rsid="23a5525d" officeooo:paragraph-rsid="23a5525d"/>
    </style:style>
    <style:style style:name="P192" style:family="paragraph" style:parent-style-name="Text_20_body">
      <style:text-properties officeooo:rsid="23aa7f86" officeooo:paragraph-rsid="23c07497"/>
    </style:style>
    <style:style style:name="P193" style:family="paragraph" style:parent-style-name="Text_20_body">
      <style:text-properties officeooo:rsid="23c804c5" officeooo:paragraph-rsid="23cb1884"/>
    </style:style>
    <style:style style:name="P194" style:family="paragraph" style:parent-style-name="Text_20_body">
      <style:text-properties officeooo:rsid="23c97ddf" officeooo:paragraph-rsid="23c97ddf"/>
    </style:style>
    <style:style style:name="P195" style:family="paragraph" style:parent-style-name="Text_20_body">
      <style:text-properties officeooo:rsid="23cc4087" officeooo:paragraph-rsid="23cc4087"/>
    </style:style>
    <style:style style:name="P196" style:family="paragraph" style:parent-style-name="Text_20_body">
      <style:text-properties officeooo:rsid="23d41b6c" officeooo:paragraph-rsid="23d41b6c"/>
    </style:style>
    <style:style style:name="P197" style:family="paragraph" style:parent-style-name="Text_20_body">
      <style:text-properties officeooo:rsid="2431d875" officeooo:paragraph-rsid="2431d875"/>
    </style:style>
    <style:style style:name="P198" style:family="paragraph" style:parent-style-name="Text_20_body">
      <style:text-properties officeooo:rsid="2437c5dd" officeooo:paragraph-rsid="2437c5dd"/>
    </style:style>
    <style:style style:name="P199" style:family="paragraph" style:parent-style-name="Text_20_body">
      <style:text-properties officeooo:rsid="2439eff7" officeooo:paragraph-rsid="2444f0d8"/>
    </style:style>
    <style:style style:name="P200" style:family="paragraph" style:parent-style-name="Text_20_body">
      <style:text-properties officeooo:rsid="2152db7f" officeooo:paragraph-rsid="2455efb8"/>
    </style:style>
    <style:style style:name="P201" style:family="paragraph" style:parent-style-name="Text_20_body">
      <style:text-properties officeooo:rsid="246de800" officeooo:paragraph-rsid="24c89ecb"/>
    </style:style>
    <style:style style:name="P202" style:family="paragraph" style:parent-style-name="Text_20_body">
      <style:text-properties officeooo:rsid="24a87c3c" officeooo:paragraph-rsid="24d09203"/>
    </style:style>
    <style:style style:name="P203" style:family="paragraph" style:parent-style-name="Text_20_body">
      <style:text-properties officeooo:paragraph-rsid="20af97d2"/>
    </style:style>
    <style:style style:name="P204" style:family="paragraph" style:parent-style-name="Text_20_body">
      <style:text-properties officeooo:rsid="2500ef65" officeooo:paragraph-rsid="2500ef65"/>
    </style:style>
    <style:style style:name="P205" style:family="paragraph" style:parent-style-name="Text_20_body">
      <style:text-properties officeooo:rsid="2512ec2a" officeooo:paragraph-rsid="2512ec2a"/>
    </style:style>
    <style:style style:name="P206" style:family="paragraph" style:parent-style-name="Text_20_body">
      <style:text-properties officeooo:rsid="1e05f260" officeooo:paragraph-rsid="2557ae3b"/>
    </style:style>
    <style:style style:name="P207" style:family="paragraph" style:parent-style-name="Text_20_body">
      <style:text-properties officeooo:rsid="18e685e5" officeooo:paragraph-rsid="2560f252"/>
    </style:style>
    <style:style style:name="P208" style:family="paragraph" style:parent-style-name="Text_20_body">
      <style:text-properties officeooo:rsid="19263f66" officeooo:paragraph-rsid="25616a1b"/>
    </style:style>
    <style:style style:name="P209" style:family="paragraph" style:parent-style-name="Text_20_body">
      <style:text-properties officeooo:rsid="2554a1de" officeooo:paragraph-rsid="25b07de2"/>
    </style:style>
    <style:style style:name="P210" style:family="paragraph" style:parent-style-name="Text_20_body">
      <style:text-properties officeooo:rsid="1d536beb" officeooo:paragraph-rsid="259f0425"/>
    </style:style>
    <style:style style:name="P211" style:family="paragraph" style:parent-style-name="Text_20_body">
      <style:text-properties officeooo:paragraph-rsid="25a0872c"/>
    </style:style>
    <style:style style:name="P212" style:family="paragraph" style:parent-style-name="Text_20_body">
      <style:text-properties officeooo:rsid="25a5346e" officeooo:paragraph-rsid="25a5346e"/>
    </style:style>
    <style:style style:name="P213" style:family="paragraph" style:parent-style-name="Text_20_body">
      <style:text-properties officeooo:rsid="1d1682b7" officeooo:paragraph-rsid="25b31656"/>
    </style:style>
    <style:style style:name="P214" style:family="paragraph" style:parent-style-name="Text_20_body">
      <style:text-properties officeooo:paragraph-rsid="25b9334e"/>
    </style:style>
    <style:style style:name="P215" style:family="paragraph" style:parent-style-name="Text_20_body">
      <style:text-properties officeooo:paragraph-rsid="25bb2127"/>
    </style:style>
    <style:style style:name="P216" style:family="paragraph" style:parent-style-name="Text_20_body">
      <style:text-properties officeooo:rsid="023fd48c" officeooo:paragraph-rsid="2554a1de"/>
    </style:style>
    <style:style style:name="P217" style:family="paragraph" style:parent-style-name="Text_20_body">
      <style:text-properties officeooo:rsid="1cdbb04f" officeooo:paragraph-rsid="25b688d0"/>
    </style:style>
    <style:style style:name="P218" style:family="paragraph" style:parent-style-name="Text_20_body">
      <style:text-properties officeooo:rsid="217d02ee" officeooo:paragraph-rsid="26a758d5" fo:background-color="transparent"/>
    </style:style>
    <style:style style:name="P219" style:family="paragraph" style:parent-style-name="Text_20_body">
      <style:text-properties officeooo:rsid="217d02ee" officeooo:paragraph-rsid="274785d5" fo:background-color="transparent"/>
    </style:style>
    <style:style style:name="P220" style:family="paragraph" style:parent-style-name="Text_20_body">
      <style:text-properties officeooo:rsid="1f9c2383" officeooo:paragraph-rsid="266c7af0" fo:background-color="transparent"/>
    </style:style>
    <style:style style:name="P221" style:family="paragraph" style:parent-style-name="Text_20_body">
      <style:text-properties officeooo:rsid="1f765eb8" officeooo:paragraph-rsid="26722ac6" fo:background-color="transparent"/>
    </style:style>
    <style:style style:name="P222" style:family="paragraph" style:parent-style-name="Text_20_body">
      <style:text-properties officeooo:rsid="25c44266" officeooo:paragraph-rsid="26d10de3" fo:background-color="transparent"/>
    </style:style>
    <style:style style:name="P223" style:family="paragraph" style:parent-style-name="Text_20_body">
      <style:text-properties officeooo:rsid="26d8fde5" officeooo:paragraph-rsid="26d8fde5" fo:background-color="transparent"/>
    </style:style>
    <style:style style:name="P224" style:family="paragraph" style:parent-style-name="Text_20_body">
      <style:text-properties officeooo:rsid="2128d94f" officeooo:paragraph-rsid="27283b99" fo:background-color="transparent"/>
    </style:style>
    <style:style style:name="P225" style:family="paragraph" style:parent-style-name="Text_20_body">
      <style:text-properties officeooo:rsid="273ba786" officeooo:paragraph-rsid="273ba786" fo:background-color="transparent"/>
    </style:style>
    <style:style style:name="P226" style:family="paragraph" style:parent-style-name="Text_20_body">
      <style:text-properties officeooo:rsid="27ace2b1" officeooo:paragraph-rsid="27ace2b1" fo:background-color="transparent"/>
    </style:style>
    <style:style style:name="P227" style:family="paragraph" style:parent-style-name="Text_20_body">
      <style:text-properties officeooo:rsid="280aa77e" officeooo:paragraph-rsid="280aa77e" fo:background-color="transparent"/>
    </style:style>
    <style:style style:name="P228" style:family="paragraph" style:parent-style-name="Text_20_body">
      <style:text-properties officeooo:rsid="280d8053" officeooo:paragraph-rsid="280d8053" fo:background-color="transparent"/>
    </style:style>
    <style:style style:name="P229" style:family="paragraph" style:parent-style-name="Text_20_body">
      <style:text-properties officeooo:rsid="28175705" officeooo:paragraph-rsid="28175705" fo:background-color="transparent"/>
    </style:style>
    <style:style style:name="P230" style:family="paragraph" style:parent-style-name="Text_20_body">
      <style:text-properties officeooo:rsid="217d02ee" officeooo:paragraph-rsid="25eb4898"/>
    </style:style>
    <style:style style:name="P231" style:family="paragraph" style:parent-style-name="Text_20_body">
      <style:text-properties officeooo:rsid="2569af57" officeooo:paragraph-rsid="25f0f872"/>
    </style:style>
    <style:style style:name="P232" style:family="paragraph" style:parent-style-name="Text_20_body">
      <style:text-properties officeooo:rsid="25f91fac" officeooo:paragraph-rsid="25f91fac"/>
    </style:style>
    <style:style style:name="P233" style:family="paragraph" style:parent-style-name="Text_20_body">
      <style:text-properties officeooo:rsid="25f948cb" officeooo:paragraph-rsid="25f948cb"/>
    </style:style>
    <style:style style:name="P234" style:family="paragraph" style:parent-style-name="Text_20_body">
      <style:text-properties officeooo:rsid="25b9334e" officeooo:paragraph-rsid="25bb2127"/>
    </style:style>
    <style:style style:name="P235" style:family="paragraph" style:parent-style-name="Text_20_body">
      <style:text-properties officeooo:rsid="25c73a8f" officeooo:paragraph-rsid="2615345a"/>
    </style:style>
    <style:style style:name="P236" style:family="paragraph" style:parent-style-name="Text_20_body">
      <style:text-properties officeooo:rsid="1f41bc33" officeooo:paragraph-rsid="2656844a"/>
    </style:style>
    <style:style style:name="P237"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8" style:family="paragraph" style:parent-style-name="Text_20_body">
      <style:text-properties fo:font-style="normal" officeooo:rsid="27c4ff00" officeooo:paragraph-rsid="27f3e5ba" fo:background-color="transparent" style:font-style-asian="normal" style:font-style-complex="normal"/>
    </style:style>
    <style:style style:name="P239" style:family="paragraph" style:parent-style-name="Text_20_body">
      <style:text-properties fo:font-style="normal" officeooo:rsid="287f4470" officeooo:paragraph-rsid="287f4470" style:font-style-asian="normal" style:font-style-complex="normal"/>
    </style:style>
    <style:style style:name="P240" style:family="paragraph" style:parent-style-name="Text_20_body">
      <style:text-properties fo:font-style="normal" officeooo:rsid="1bdc3c6c" officeooo:paragraph-rsid="2849de42" style:font-style-asian="normal" style:font-style-complex="normal"/>
    </style:style>
    <style:style style:name="P241" style:family="paragraph" style:parent-style-name="Text_20_body">
      <style:text-properties fo:font-style="normal" officeooo:rsid="312d477f" officeooo:paragraph-rsid="312d477f" style:font-style-asian="normal" style:font-style-complex="normal"/>
    </style:style>
    <style:style style:name="P242" style:family="paragraph" style:parent-style-name="Text_20_body">
      <style:text-properties fo:font-style="normal" officeooo:rsid="32a07628" officeooo:paragraph-rsid="32a07628" style:font-style-asian="normal" style:font-style-complex="normal"/>
    </style:style>
    <style:style style:name="P243" style:family="paragraph" style:parent-style-name="Text_20_body">
      <style:text-properties fo:font-style="normal" officeooo:rsid="3560f8ae" officeooo:paragraph-rsid="3560f8ae" style:font-style-asian="normal" style:font-style-complex="normal"/>
    </style:style>
    <style:style style:name="P244" style:family="paragraph" style:parent-style-name="Text_20_body">
      <style:text-properties officeooo:rsid="1d1d9988" officeooo:paragraph-rsid="26639cdc"/>
    </style:style>
    <style:style style:name="P245" style:family="paragraph" style:parent-style-name="Text_20_body">
      <style:text-properties officeooo:rsid="1f724502" officeooo:paragraph-rsid="2673633b"/>
    </style:style>
    <style:style style:name="P246" style:family="paragraph" style:parent-style-name="Text_20_body">
      <style:text-properties officeooo:rsid="247aa9fe" officeooo:paragraph-rsid="269668ef"/>
    </style:style>
    <style:style style:name="P247" style:family="paragraph" style:parent-style-name="Text_20_body">
      <style:text-properties officeooo:rsid="26992d29" officeooo:paragraph-rsid="26992d29"/>
    </style:style>
    <style:style style:name="P248" style:family="paragraph" style:parent-style-name="Text_20_body">
      <style:text-properties officeooo:rsid="269b258f" officeooo:paragraph-rsid="269b258f"/>
    </style:style>
    <style:style style:name="P249" style:family="paragraph" style:parent-style-name="Text_20_body">
      <style:text-properties officeooo:rsid="26a3593b" officeooo:paragraph-rsid="26a3593b"/>
    </style:style>
    <style:style style:name="P250" style:family="paragraph" style:parent-style-name="Text_20_body">
      <style:text-properties officeooo:rsid="26b07eff" officeooo:paragraph-rsid="26b07eff"/>
    </style:style>
    <style:style style:name="P251" style:family="paragraph" style:parent-style-name="Text_20_body">
      <style:text-properties officeooo:rsid="1fc06964" officeooo:paragraph-rsid="27283b99"/>
    </style:style>
    <style:style style:name="P252" style:family="paragraph" style:parent-style-name="Text_20_body">
      <style:text-properties officeooo:rsid="272e2044" officeooo:paragraph-rsid="272e2044"/>
    </style:style>
    <style:style style:name="P253" style:family="paragraph" style:parent-style-name="Text_20_body">
      <style:text-properties officeooo:rsid="1fce4b29" officeooo:paragraph-rsid="273b9d1e"/>
    </style:style>
    <style:style style:name="P254" style:family="paragraph" style:parent-style-name="Text_20_body">
      <style:text-properties officeooo:rsid="273dc687" officeooo:paragraph-rsid="273dc687"/>
    </style:style>
    <style:style style:name="P255" style:family="paragraph" style:parent-style-name="Text_20_body">
      <style:text-properties officeooo:rsid="275149cc" officeooo:paragraph-rsid="275149cc"/>
    </style:style>
    <style:style style:name="P256" style:family="paragraph" style:parent-style-name="Text_20_body">
      <style:text-properties officeooo:rsid="2762e78e" officeooo:paragraph-rsid="2762e78e"/>
    </style:style>
    <style:style style:name="P257" style:family="paragraph" style:parent-style-name="Text_20_body">
      <style:text-properties officeooo:rsid="276b8729" officeooo:paragraph-rsid="276b8729"/>
    </style:style>
    <style:style style:name="P258" style:family="paragraph" style:parent-style-name="Text_20_body">
      <style:text-properties officeooo:rsid="26c93516" officeooo:paragraph-rsid="27742e6c"/>
    </style:style>
    <style:style style:name="P259" style:family="paragraph" style:parent-style-name="Text_20_body">
      <style:text-properties officeooo:rsid="277dff14" officeooo:paragraph-rsid="277dff14"/>
    </style:style>
    <style:style style:name="P260" style:family="paragraph" style:parent-style-name="Text_20_body">
      <style:text-properties officeooo:rsid="25bfd212" officeooo:paragraph-rsid="26586c92"/>
    </style:style>
    <style:style style:name="P261" style:family="paragraph" style:parent-style-name="Text_20_body">
      <style:text-properties officeooo:rsid="244802c2" officeooo:paragraph-rsid="3018a986"/>
    </style:style>
    <style:style style:name="P262" style:family="paragraph" style:parent-style-name="Text_20_body">
      <style:text-properties officeooo:rsid="2795358b" officeooo:paragraph-rsid="2795358b"/>
    </style:style>
    <style:style style:name="P263" style:family="paragraph" style:parent-style-name="Text_20_body">
      <style:text-properties officeooo:rsid="279e46b6" officeooo:paragraph-rsid="279e46b6"/>
    </style:style>
    <style:style style:name="P264" style:family="paragraph" style:parent-style-name="Text_20_body">
      <style:text-properties officeooo:rsid="218cfb73" officeooo:paragraph-rsid="27f3e5ba"/>
    </style:style>
    <style:style style:name="P265" style:family="paragraph" style:parent-style-name="Text_20_body">
      <style:text-properties officeooo:rsid="27c1a74d" officeooo:paragraph-rsid="27c1a74d"/>
    </style:style>
    <style:style style:name="P266" style:family="paragraph" style:parent-style-name="Text_20_body">
      <style:text-properties officeooo:rsid="27c703fc" officeooo:paragraph-rsid="27c703fc"/>
    </style:style>
    <style:style style:name="P267" style:family="paragraph" style:parent-style-name="Text_20_body">
      <style:text-properties officeooo:rsid="27de6c88" officeooo:paragraph-rsid="27dfeaae"/>
    </style:style>
    <style:style style:name="P268" style:family="paragraph" style:parent-style-name="Text_20_body">
      <style:text-properties officeooo:rsid="27dfeaae" officeooo:paragraph-rsid="27dfeaae"/>
    </style:style>
    <style:style style:name="P269" style:family="paragraph" style:parent-style-name="Text_20_body">
      <style:text-properties officeooo:rsid="27e201ac" officeooo:paragraph-rsid="27e201ac"/>
    </style:style>
    <style:style style:name="P270" style:family="paragraph" style:parent-style-name="Text_20_body">
      <style:text-properties officeooo:rsid="27ea0ea6" officeooo:paragraph-rsid="27eb7acb"/>
    </style:style>
    <style:style style:name="P271" style:family="paragraph" style:parent-style-name="Text_20_body">
      <style:text-properties officeooo:rsid="27ebd5a0" officeooo:paragraph-rsid="27ebd5a0"/>
    </style:style>
    <style:style style:name="P272" style:family="paragraph" style:parent-style-name="Text_20_body">
      <style:text-properties officeooo:rsid="27eea8c9" officeooo:paragraph-rsid="27eea8c9"/>
    </style:style>
    <style:style style:name="P273" style:family="paragraph" style:parent-style-name="Text_20_body">
      <style:text-properties officeooo:rsid="27f4fa7b" officeooo:paragraph-rsid="27f4fa7b"/>
    </style:style>
    <style:style style:name="P274" style:family="paragraph" style:parent-style-name="Text_20_body">
      <style:text-properties officeooo:rsid="27f58c0f" officeooo:paragraph-rsid="27f58c0f"/>
    </style:style>
    <style:style style:name="P275" style:family="paragraph" style:parent-style-name="Text_20_body">
      <style:text-properties officeooo:rsid="27f58cff" officeooo:paragraph-rsid="27f58cff"/>
    </style:style>
    <style:style style:name="P276" style:family="paragraph" style:parent-style-name="Text_20_body">
      <style:text-properties officeooo:rsid="27ff85eb" officeooo:paragraph-rsid="27ff85eb"/>
    </style:style>
    <style:style style:name="P277" style:family="paragraph" style:parent-style-name="Text_20_body">
      <style:text-properties officeooo:rsid="2800826c" officeooo:paragraph-rsid="2800826c"/>
    </style:style>
    <style:style style:name="P278" style:family="paragraph" style:parent-style-name="Text_20_body">
      <style:text-properties officeooo:rsid="2801dd04" officeooo:paragraph-rsid="2801dd04"/>
    </style:style>
    <style:style style:name="P279" style:family="paragraph" style:parent-style-name="Text_20_body">
      <style:text-properties officeooo:rsid="28064983" officeooo:paragraph-rsid="28064983"/>
    </style:style>
    <style:style style:name="P280" style:family="paragraph" style:parent-style-name="Text_20_body">
      <style:text-properties officeooo:rsid="281025f2" officeooo:paragraph-rsid="28113e50"/>
    </style:style>
    <style:style style:name="P281" style:family="paragraph" style:parent-style-name="Text_20_body">
      <style:text-properties officeooo:rsid="28159ee9" officeooo:paragraph-rsid="28159ee9"/>
    </style:style>
    <style:style style:name="P282" style:family="paragraph" style:parent-style-name="Text_20_body">
      <style:text-properties officeooo:rsid="27bcad0c" officeooo:paragraph-rsid="26c705ee"/>
    </style:style>
    <style:style style:name="P283" style:family="paragraph" style:parent-style-name="Text_20_body">
      <style:text-properties officeooo:rsid="27be212f" officeooo:paragraph-rsid="27be212f"/>
    </style:style>
    <style:style style:name="P284" style:family="paragraph" style:parent-style-name="Text_20_body">
      <style:text-properties officeooo:rsid="217800a7" officeooo:paragraph-rsid="259f0425"/>
    </style:style>
    <style:style style:name="P285" style:family="paragraph" style:parent-style-name="Text_20_body">
      <style:text-properties officeooo:rsid="27f6cc8e" officeooo:paragraph-rsid="27f6cc8e"/>
    </style:style>
    <style:style style:name="P286" style:family="paragraph" style:parent-style-name="Text_20_body">
      <style:text-properties officeooo:rsid="114dc1c6" officeooo:paragraph-rsid="2830e9f4"/>
    </style:style>
    <style:style style:name="P287" style:family="paragraph" style:parent-style-name="Text_20_body">
      <style:text-properties officeooo:rsid="0d679da4" officeooo:paragraph-rsid="2830e9f4"/>
    </style:style>
    <style:style style:name="P288" style:family="paragraph" style:parent-style-name="Text_20_body">
      <style:text-properties officeooo:rsid="0df8ab2d" officeooo:paragraph-rsid="2830e9f4"/>
    </style:style>
    <style:style style:name="P289" style:family="paragraph" style:parent-style-name="Text_20_body">
      <style:text-properties officeooo:rsid="2832e265" officeooo:paragraph-rsid="2832e265"/>
    </style:style>
    <style:style style:name="P290" style:family="paragraph" style:parent-style-name="Text_20_body">
      <style:text-properties officeooo:rsid="18b7ca6c" officeooo:paragraph-rsid="283a7a76"/>
    </style:style>
    <style:style style:name="P291" style:family="paragraph" style:parent-style-name="Text_20_body">
      <style:text-properties officeooo:rsid="18b7ca6c" officeooo:paragraph-rsid="2fd3d35f"/>
    </style:style>
    <style:style style:name="P292" style:family="paragraph" style:parent-style-name="Text_20_body">
      <style:text-properties fo:font-style="italic" officeooo:rsid="2ffe26dc" officeooo:paragraph-rsid="3003c8ab" style:font-style-asian="italic" style:font-style-complex="italic"/>
    </style:style>
    <style:style style:name="P293" style:family="paragraph" style:parent-style-name="Text_20_body">
      <style:text-properties fo:font-style="italic" officeooo:rsid="15fad1cc" officeooo:paragraph-rsid="31451aff" style:font-style-asian="italic" style:font-style-complex="italic"/>
    </style:style>
    <style:style style:name="P294" style:family="paragraph" style:parent-style-name="Text_20_body">
      <style:text-properties fo:font-style="italic" officeooo:rsid="314f7ee7" officeooo:paragraph-rsid="314f7ee7" style:font-style-asian="italic" style:font-style-complex="italic"/>
    </style:style>
    <style:style style:name="P295" style:family="paragraph" style:parent-style-name="Text_20_body">
      <style:text-properties fo:font-style="italic" officeooo:rsid="314f7ee7" officeooo:paragraph-rsid="317b35b8" style:font-style-asian="italic" style:font-style-complex="italic"/>
    </style:style>
    <style:style style:name="P296" style:family="paragraph" style:parent-style-name="Text_20_body">
      <style:text-properties fo:font-style="italic" officeooo:rsid="316bc840" officeooo:paragraph-rsid="316bc840" style:font-style-asian="italic" style:font-style-complex="italic"/>
    </style:style>
    <style:style style:name="P297" style:family="paragraph" style:parent-style-name="Text_20_body">
      <style:text-properties fo:font-style="italic" officeooo:rsid="316bc840" officeooo:paragraph-rsid="317a36dd" style:font-style-asian="italic" style:font-style-complex="italic"/>
    </style:style>
    <style:style style:name="P298" style:family="paragraph" style:parent-style-name="Text_20_body">
      <style:text-properties fo:font-style="italic" officeooo:rsid="317b35b8" officeooo:paragraph-rsid="317b35b8" style:font-style-asian="italic" style:font-style-complex="italic"/>
    </style:style>
    <style:style style:name="P299" style:family="paragraph" style:parent-style-name="Text_20_body">
      <style:text-properties officeooo:rsid="1743cb1d" officeooo:paragraph-rsid="283d4ef9"/>
    </style:style>
    <style:style style:name="P300" style:family="paragraph" style:parent-style-name="Text_20_body">
      <style:text-properties officeooo:rsid="19e5887b" officeooo:paragraph-rsid="283d4ef9"/>
    </style:style>
    <style:style style:name="P301" style:family="paragraph" style:parent-style-name="Text_20_body">
      <style:text-properties officeooo:rsid="14c8a310" officeooo:paragraph-rsid="28400f36"/>
    </style:style>
    <style:style style:name="P302" style:family="paragraph" style:parent-style-name="Text_20_body">
      <style:text-properties officeooo:rsid="10ef4032" officeooo:paragraph-rsid="2842b948"/>
    </style:style>
    <style:style style:name="P303" style:family="paragraph" style:parent-style-name="Text_20_body">
      <style:text-properties officeooo:rsid="1ac05084" officeooo:paragraph-rsid="2842b948"/>
    </style:style>
    <style:style style:name="P304" style:family="paragraph" style:parent-style-name="Text_20_body">
      <style:text-properties officeooo:rsid="137b1378" officeooo:paragraph-rsid="2842b948"/>
    </style:style>
    <style:style style:name="P305" style:family="paragraph" style:parent-style-name="Text_20_body">
      <style:text-properties officeooo:rsid="109943b2" officeooo:paragraph-rsid="2842b948"/>
    </style:style>
    <style:style style:name="P306" style:family="paragraph" style:parent-style-name="Text_20_body">
      <style:text-properties officeooo:rsid="1ac27fde" officeooo:paragraph-rsid="2842b948"/>
    </style:style>
    <style:style style:name="P307" style:family="paragraph" style:parent-style-name="Text_20_body">
      <style:text-properties officeooo:rsid="10a2cf85" officeooo:paragraph-rsid="2842b948"/>
    </style:style>
    <style:style style:name="P308" style:family="paragraph" style:parent-style-name="Text_20_body">
      <style:text-properties officeooo:rsid="1a1cdfe0" officeooo:paragraph-rsid="28445bcb"/>
    </style:style>
    <style:style style:name="P309" style:family="paragraph" style:parent-style-name="Text_20_body">
      <style:text-properties officeooo:rsid="284482c7" officeooo:paragraph-rsid="284482c7"/>
    </style:style>
    <style:style style:name="P310" style:family="paragraph" style:parent-style-name="Text_20_body">
      <style:text-properties officeooo:rsid="14763b02" officeooo:paragraph-rsid="2849de42"/>
    </style:style>
    <style:style style:name="P311" style:family="paragraph" style:parent-style-name="Text_20_body">
      <style:text-properties officeooo:rsid="14763b02" officeooo:paragraph-rsid="31ff992b"/>
    </style:style>
    <style:style style:name="P312" style:family="paragraph" style:parent-style-name="Text_20_body">
      <style:text-properties officeooo:rsid="21050cb4" officeooo:paragraph-rsid="329217b0"/>
    </style:style>
    <style:style style:name="P313" style:family="paragraph" style:parent-style-name="Text_20_body">
      <style:text-properties officeooo:rsid="2107ada6" officeooo:paragraph-rsid="329217b0"/>
    </style:style>
    <style:style style:name="P314" style:family="paragraph" style:parent-style-name="Text_20_body">
      <style:text-properties officeooo:rsid="17efa3a4" officeooo:paragraph-rsid="329217b0"/>
    </style:style>
    <style:style style:name="P315" style:family="paragraph" style:parent-style-name="Text_20_body">
      <style:text-properties officeooo:rsid="212150a4" officeooo:paragraph-rsid="329217b0"/>
    </style:style>
    <style:style style:name="P316" style:family="paragraph" style:parent-style-name="Text_20_body">
      <style:text-properties officeooo:rsid="210ceec1" officeooo:paragraph-rsid="329217b0"/>
    </style:style>
    <style:style style:name="P317" style:family="paragraph" style:parent-style-name="Text_20_body">
      <style:text-properties officeooo:rsid="1bc04f01" officeooo:paragraph-rsid="329217b0"/>
    </style:style>
    <style:style style:name="P318" style:family="paragraph" style:parent-style-name="Text_20_body">
      <style:text-properties officeooo:rsid="134243ab" officeooo:paragraph-rsid="284f60f7"/>
    </style:style>
    <style:style style:name="P319" style:family="paragraph" style:parent-style-name="Text_20_body">
      <style:text-properties officeooo:rsid="0f3e2872" officeooo:paragraph-rsid="284f60f7"/>
    </style:style>
    <style:style style:name="P320" style:family="paragraph" style:parent-style-name="Text_20_body">
      <style:text-properties officeooo:rsid="20cb160c" officeooo:paragraph-rsid="20cb160c"/>
    </style:style>
    <style:style style:name="P321" style:family="paragraph" style:parent-style-name="Text_20_body">
      <style:text-properties officeooo:rsid="28550227" officeooo:paragraph-rsid="28550227"/>
    </style:style>
    <style:style style:name="P322" style:family="paragraph" style:parent-style-name="Text_20_body">
      <style:text-properties officeooo:rsid="28550227" officeooo:paragraph-rsid="285506bd"/>
    </style:style>
    <style:style style:name="P323" style:family="paragraph" style:parent-style-name="Text_20_body">
      <style:text-properties officeooo:rsid="20b59c5a" officeooo:paragraph-rsid="236a9e26"/>
    </style:style>
    <style:style style:name="P324" style:family="paragraph" style:parent-style-name="Text_20_body">
      <style:text-properties officeooo:rsid="285c2fe7" officeooo:paragraph-rsid="285c2fe7"/>
    </style:style>
    <style:style style:name="P325" style:family="paragraph" style:parent-style-name="Text_20_body">
      <style:text-properties officeooo:paragraph-rsid="2860138b"/>
    </style:style>
    <style:style style:name="P326" style:family="paragraph" style:parent-style-name="Text_20_body">
      <style:text-properties officeooo:paragraph-rsid="286ee754"/>
    </style:style>
    <style:style style:name="P327" style:family="paragraph" style:parent-style-name="Text_20_body">
      <style:text-properties officeooo:paragraph-rsid="2873a08e"/>
    </style:style>
    <style:style style:name="P328" style:family="paragraph" style:parent-style-name="Text_20_body">
      <style:text-properties officeooo:paragraph-rsid="202364ac"/>
    </style:style>
    <style:style style:name="P329" style:family="paragraph" style:parent-style-name="Text_20_body">
      <style:text-properties officeooo:rsid="287f4470" officeooo:paragraph-rsid="287f4470"/>
    </style:style>
    <style:style style:name="P330" style:family="paragraph" style:parent-style-name="Text_20_body">
      <style:text-properties officeooo:rsid="2883472f" officeooo:paragraph-rsid="2883472f"/>
    </style:style>
    <style:style style:name="P331" style:family="paragraph" style:parent-style-name="Text_20_body">
      <style:text-properties officeooo:paragraph-rsid="288afecb"/>
    </style:style>
    <style:style style:name="P332" style:family="paragraph" style:parent-style-name="Text_20_body">
      <style:text-properties officeooo:paragraph-rsid="289be73f"/>
    </style:style>
    <style:style style:name="P333" style:family="paragraph" style:parent-style-name="Text_20_body">
      <style:text-properties officeooo:rsid="289d2cb7" officeooo:paragraph-rsid="289d2cb7"/>
    </style:style>
    <style:style style:name="P334" style:family="paragraph" style:parent-style-name="Text_20_body">
      <style:text-properties officeooo:rsid="28a8f94c" officeooo:paragraph-rsid="28a8f94c"/>
    </style:style>
    <style:style style:name="P335" style:family="paragraph" style:parent-style-name="Text_20_body">
      <style:text-properties officeooo:rsid="215d4e07" officeooo:paragraph-rsid="28f28620"/>
    </style:style>
    <style:style style:name="P336" style:family="paragraph" style:parent-style-name="Text_20_body">
      <style:text-properties officeooo:rsid="1877b3ae" officeooo:paragraph-rsid="2aaa4bfe"/>
    </style:style>
    <style:style style:name="P337" style:family="paragraph" style:parent-style-name="Text_20_body">
      <style:text-properties officeooo:rsid="28dfd528" officeooo:paragraph-rsid="28dfd528"/>
    </style:style>
    <style:style style:name="P338" style:family="paragraph" style:parent-style-name="Text_20_body">
      <style:text-properties officeooo:rsid="28dfd528" officeooo:paragraph-rsid="28e40697"/>
    </style:style>
    <style:style style:name="P339" style:family="paragraph" style:parent-style-name="Text_20_body">
      <style:text-properties officeooo:rsid="28e9a78f" officeooo:paragraph-rsid="28e9a78f"/>
    </style:style>
    <style:style style:name="P340" style:family="paragraph" style:parent-style-name="Text_20_body">
      <style:text-properties officeooo:rsid="215e7a47" officeooo:paragraph-rsid="28f28620"/>
    </style:style>
    <style:style style:name="P341" style:family="paragraph" style:parent-style-name="Text_20_body">
      <style:text-properties officeooo:rsid="24ad076f" officeooo:paragraph-rsid="28fe9422"/>
    </style:style>
    <style:style style:name="P342" style:family="paragraph" style:parent-style-name="Text_20_body">
      <style:text-properties officeooo:rsid="1a5209d2" officeooo:paragraph-rsid="2aaa4bfe"/>
    </style:style>
    <style:style style:name="P343" style:family="paragraph" style:parent-style-name="Text_20_body">
      <style:text-properties officeooo:rsid="1a4c9a67" officeooo:paragraph-rsid="2d6848db"/>
    </style:style>
    <style:style style:name="P344" style:family="paragraph" style:parent-style-name="Text_20_body">
      <style:text-properties officeooo:rsid="290c43f4" officeooo:paragraph-rsid="2d6848db"/>
    </style:style>
    <style:style style:name="P345" style:family="paragraph" style:parent-style-name="Text_20_body">
      <style:text-properties officeooo:rsid="2947b2f5" officeooo:paragraph-rsid="2aaa4bfe"/>
    </style:style>
    <style:style style:name="P346" style:family="paragraph" style:parent-style-name="Text_20_body">
      <style:text-properties officeooo:rsid="28e2de2a" officeooo:paragraph-rsid="28e2de2a"/>
    </style:style>
    <style:style style:name="P347" style:family="paragraph" style:parent-style-name="Text_20_body">
      <style:text-properties officeooo:rsid="2848fd51" officeooo:paragraph-rsid="2848fd51"/>
    </style:style>
    <style:style style:name="P348" style:family="paragraph" style:parent-style-name="Text_20_body">
      <style:text-properties officeooo:rsid="240b9cc4" officeooo:paragraph-rsid="2ac39226"/>
    </style:style>
    <style:style style:name="P349" style:family="paragraph" style:parent-style-name="Text_20_body">
      <style:text-properties officeooo:rsid="21e0d06b" officeooo:paragraph-rsid="2d669901"/>
    </style:style>
    <style:style style:name="P350" style:family="paragraph" style:parent-style-name="Text_20_body">
      <style:text-properties officeooo:paragraph-rsid="29739d0f"/>
    </style:style>
    <style:style style:name="P351" style:family="paragraph" style:parent-style-name="Text_20_body">
      <style:text-properties officeooo:rsid="113240ec" officeooo:paragraph-rsid="29739d0f"/>
    </style:style>
    <style:style style:name="P352" style:family="paragraph" style:parent-style-name="Text_20_body">
      <style:text-properties officeooo:rsid="29901351" officeooo:paragraph-rsid="29901351"/>
    </style:style>
    <style:style style:name="P353" style:family="paragraph" style:parent-style-name="Text_20_body">
      <style:text-properties officeooo:rsid="2999581b" officeooo:paragraph-rsid="2999581b"/>
    </style:style>
    <style:style style:name="P354" style:family="paragraph" style:parent-style-name="Text_20_body">
      <style:text-properties officeooo:rsid="29995bff" officeooo:paragraph-rsid="299bc094"/>
    </style:style>
    <style:style style:name="P355" style:family="paragraph" style:parent-style-name="Text_20_body">
      <style:text-properties officeooo:rsid="299bc094" officeooo:paragraph-rsid="29a34dba"/>
    </style:style>
    <style:style style:name="P356" style:family="paragraph" style:parent-style-name="Text_20_body">
      <style:text-properties officeooo:rsid="299bc094" officeooo:paragraph-rsid="29a7205d"/>
    </style:style>
    <style:style style:name="P357" style:family="paragraph" style:parent-style-name="Text_20_body">
      <style:text-properties officeooo:rsid="29763f4f" officeooo:paragraph-rsid="2d669901"/>
    </style:style>
    <style:style style:name="P358" style:family="paragraph" style:parent-style-name="Text_20_body">
      <style:text-properties officeooo:rsid="29763f4f" officeooo:paragraph-rsid="2d7da83a"/>
    </style:style>
    <style:style style:name="P359" style:family="paragraph" style:parent-style-name="Text_20_body">
      <style:text-properties officeooo:rsid="286a31ba" officeooo:paragraph-rsid="29ec35f4"/>
    </style:style>
    <style:style style:name="P360" style:family="paragraph" style:parent-style-name="Text_20_body">
      <style:text-properties officeooo:rsid="188aab53" officeooo:paragraph-rsid="29ec35f4"/>
    </style:style>
    <style:style style:name="P361" style:family="paragraph" style:parent-style-name="Text_20_body">
      <style:text-properties officeooo:rsid="29edc12d" officeooo:paragraph-rsid="29edc12d"/>
    </style:style>
    <style:style style:name="P362" style:family="paragraph" style:parent-style-name="Text_20_body">
      <style:text-properties officeooo:rsid="2a58db68" officeooo:paragraph-rsid="2a58db68"/>
    </style:style>
    <style:style style:name="P363" style:family="paragraph" style:parent-style-name="Text_20_body">
      <style:text-properties officeooo:rsid="25204fbc" officeooo:paragraph-rsid="2aa87f50"/>
    </style:style>
    <style:style style:name="P364" style:family="paragraph" style:parent-style-name="Text_20_body">
      <style:text-properties officeooo:rsid="24b51085" officeooo:paragraph-rsid="2aaa4bfe"/>
    </style:style>
    <style:style style:name="P365" style:family="paragraph" style:parent-style-name="Text_20_body">
      <style:text-properties officeooo:paragraph-rsid="2aaa4bfe"/>
    </style:style>
    <style:style style:name="P366" style:family="paragraph" style:parent-style-name="Text_20_body">
      <style:text-properties officeooo:paragraph-rsid="22ba960b"/>
    </style:style>
    <style:style style:name="P367" style:family="paragraph" style:parent-style-name="Text_20_body">
      <style:text-properties officeooo:paragraph-rsid="2ab0c64f"/>
    </style:style>
    <style:style style:name="P368" style:family="paragraph" style:parent-style-name="Text_20_body">
      <style:text-properties officeooo:rsid="2ab2f4c4" officeooo:paragraph-rsid="2ab2f4c4"/>
    </style:style>
    <style:style style:name="P369" style:family="paragraph" style:parent-style-name="Text_20_body">
      <style:text-properties officeooo:rsid="2ab504dd" officeooo:paragraph-rsid="2ab504dd"/>
    </style:style>
    <style:style style:name="P370" style:family="paragraph" style:parent-style-name="Text_20_body">
      <style:text-properties officeooo:rsid="2a2a576c" officeooo:paragraph-rsid="2ac39226"/>
    </style:style>
    <style:style style:name="P371" style:family="paragraph" style:parent-style-name="Text_20_body">
      <style:text-properties officeooo:rsid="2ad946a0" officeooo:paragraph-rsid="2adf01e2"/>
    </style:style>
    <style:style style:name="P372" style:family="paragraph" style:parent-style-name="Text_20_body">
      <style:text-properties officeooo:rsid="2ae0e0fb" officeooo:paragraph-rsid="2ae1d984"/>
    </style:style>
    <style:style style:name="P373" style:family="paragraph" style:parent-style-name="Text_20_body">
      <style:text-properties officeooo:rsid="2af2c3a9" officeooo:paragraph-rsid="2af2c3a9"/>
    </style:style>
    <style:style style:name="P374" style:family="paragraph" style:parent-style-name="Text_20_body">
      <style:text-properties officeooo:rsid="240e4950" officeooo:paragraph-rsid="2b3fbade"/>
    </style:style>
    <style:style style:name="P375" style:family="paragraph" style:parent-style-name="Text_20_body">
      <style:text-properties officeooo:rsid="240e4950" officeooo:paragraph-rsid="2cbe1b52"/>
    </style:style>
    <style:style style:name="P376" style:family="paragraph" style:parent-style-name="Text_20_body">
      <style:text-properties officeooo:rsid="20735a6d" officeooo:paragraph-rsid="20735a6d"/>
    </style:style>
    <style:style style:name="P377" style:family="paragraph" style:parent-style-name="Text_20_body">
      <style:text-properties officeooo:rsid="20642488" officeooo:paragraph-rsid="2afd3de0"/>
    </style:style>
    <style:style style:name="P378" style:family="paragraph" style:parent-style-name="Text_20_body">
      <style:text-properties officeooo:rsid="206449e7" officeooo:paragraph-rsid="2afd3de0"/>
    </style:style>
    <style:style style:name="P379" style:family="paragraph" style:parent-style-name="Text_20_body">
      <style:text-properties officeooo:rsid="2afd3de0" officeooo:paragraph-rsid="2afd3de0"/>
    </style:style>
    <style:style style:name="P380" style:family="paragraph" style:parent-style-name="Text_20_body">
      <style:text-properties officeooo:rsid="221a0527" officeooo:paragraph-rsid="221a0527"/>
    </style:style>
    <style:style style:name="P381" style:family="paragraph" style:parent-style-name="Text_20_body">
      <style:text-properties officeooo:rsid="226394fa" officeooo:paragraph-rsid="2b0035d5"/>
    </style:style>
    <style:style style:name="P382" style:family="paragraph" style:parent-style-name="Text_20_body">
      <style:text-properties officeooo:rsid="2b05b4e8" officeooo:paragraph-rsid="2b59c36f"/>
    </style:style>
    <style:style style:name="P383" style:family="paragraph" style:parent-style-name="Text_20_body">
      <style:text-properties officeooo:rsid="2b06eaf6" officeooo:paragraph-rsid="2b089e62"/>
    </style:style>
    <style:style style:name="P384" style:family="paragraph" style:parent-style-name="Text_20_body">
      <style:text-properties officeooo:rsid="2b102a27" officeooo:paragraph-rsid="2b1589f6"/>
    </style:style>
    <style:style style:name="P385" style:family="paragraph" style:parent-style-name="Text_20_body">
      <style:text-properties officeooo:rsid="2b4276f8" officeooo:paragraph-rsid="2b459676"/>
    </style:style>
    <style:style style:name="P386" style:family="paragraph" style:parent-style-name="Text_20_body">
      <style:text-properties officeooo:rsid="18552efa" officeooo:paragraph-rsid="2b2a7dc2"/>
    </style:style>
    <style:style style:name="P387" style:family="paragraph" style:parent-style-name="Text_20_body">
      <style:text-properties officeooo:rsid="14585935" officeooo:paragraph-rsid="2b22bc82"/>
    </style:style>
    <style:style style:name="P388" style:family="paragraph" style:parent-style-name="Text_20_body">
      <style:text-properties officeooo:rsid="20a19e91" officeooo:paragraph-rsid="20a19e91"/>
    </style:style>
    <style:style style:name="P389" style:family="paragraph" style:parent-style-name="Text_20_body">
      <style:text-properties officeooo:rsid="20a19e91" officeooo:paragraph-rsid="2b5c6e39"/>
    </style:style>
    <style:style style:name="P390" style:family="paragraph" style:parent-style-name="Text_20_body">
      <style:text-properties officeooo:rsid="2b5c6e39" officeooo:paragraph-rsid="2b5c6e39"/>
    </style:style>
    <style:style style:name="P391" style:family="paragraph" style:parent-style-name="Text_20_body">
      <style:text-properties officeooo:rsid="2b991a2f" officeooo:paragraph-rsid="2b991a2f"/>
    </style:style>
    <style:style style:name="P392" style:family="paragraph" style:parent-style-name="Text_20_body">
      <style:text-properties officeooo:paragraph-rsid="2bb744ac"/>
    </style:style>
    <style:style style:name="P393" style:family="paragraph" style:parent-style-name="Text_20_body">
      <style:text-properties officeooo:rsid="27567664" officeooo:paragraph-rsid="288afecb"/>
    </style:style>
    <style:style style:name="P394" style:family="paragraph" style:parent-style-name="Text_20_body">
      <style:text-properties officeooo:rsid="142dd805" officeooo:paragraph-rsid="2bc30301"/>
    </style:style>
    <style:style style:name="P395" style:family="paragraph" style:parent-style-name="Text_20_body">
      <style:text-properties officeooo:rsid="2bd3e1b8" officeooo:paragraph-rsid="2bd3e1b8"/>
    </style:style>
    <style:style style:name="P396" style:family="paragraph" style:parent-style-name="Text_20_body">
      <style:text-properties officeooo:rsid="246911ff" officeooo:paragraph-rsid="24ca2bd1"/>
    </style:style>
    <style:style style:name="P397" style:family="paragraph" style:parent-style-name="Text_20_body">
      <style:text-properties officeooo:rsid="29b4fce0" officeooo:paragraph-rsid="29b56b55"/>
    </style:style>
    <style:style style:name="P398" style:family="paragraph" style:parent-style-name="Text_20_body">
      <style:text-properties officeooo:rsid="2c42ac88" officeooo:paragraph-rsid="2c42ac88"/>
    </style:style>
    <style:style style:name="P399" style:family="paragraph" style:parent-style-name="Text_20_body">
      <style:text-properties officeooo:rsid="2c488b9d" officeooo:paragraph-rsid="2c4dc19f"/>
    </style:style>
    <style:style style:name="P400" style:family="paragraph" style:parent-style-name="Text_20_body">
      <style:text-properties officeooo:rsid="2b836d75" officeooo:paragraph-rsid="2b8357f7"/>
    </style:style>
    <style:style style:name="P401" style:family="paragraph" style:parent-style-name="Text_20_body">
      <style:text-properties officeooo:rsid="245d908c" officeooo:paragraph-rsid="2c61150d"/>
    </style:style>
    <style:style style:name="P402" style:family="paragraph" style:parent-style-name="Text_20_body">
      <style:text-properties officeooo:paragraph-rsid="246de800"/>
    </style:style>
    <style:style style:name="P403" style:family="paragraph" style:parent-style-name="Text_20_body">
      <style:text-properties officeooo:rsid="2a49905a" officeooo:paragraph-rsid="2b3fbade"/>
    </style:style>
    <style:style style:name="P404" style:family="paragraph" style:parent-style-name="Text_20_body">
      <style:text-properties officeooo:rsid="21e9668e" officeooo:paragraph-rsid="2c9a41f2"/>
    </style:style>
    <style:style style:name="P405" style:family="paragraph" style:parent-style-name="Text_20_body">
      <style:text-properties officeooo:rsid="2caeee03" officeooo:paragraph-rsid="2caeee03"/>
    </style:style>
    <style:style style:name="P406" style:family="paragraph" style:parent-style-name="Text_20_body">
      <style:text-properties officeooo:rsid="2c88089a" officeooo:paragraph-rsid="2cc6170e"/>
    </style:style>
    <style:style style:name="P407" style:family="paragraph" style:parent-style-name="Text_20_body">
      <style:text-properties officeooo:rsid="2ccd087b" officeooo:paragraph-rsid="2ccd087b"/>
    </style:style>
    <style:style style:name="P408" style:family="paragraph" style:parent-style-name="Text_20_body">
      <style:text-properties officeooo:rsid="293a810a" officeooo:paragraph-rsid="2ce9bd95"/>
    </style:style>
    <style:style style:name="P409" style:family="paragraph" style:parent-style-name="Text_20_body">
      <style:text-properties officeooo:rsid="2cc7c413" officeooo:paragraph-rsid="2cc6170e"/>
    </style:style>
    <style:style style:name="P410" style:family="paragraph" style:parent-style-name="Text_20_body">
      <style:text-properties officeooo:rsid="2cce6533" officeooo:paragraph-rsid="2cce6533"/>
    </style:style>
    <style:style style:name="P411" style:family="paragraph" style:parent-style-name="Text_20_body">
      <style:text-properties officeooo:rsid="293bcf6c" officeooo:paragraph-rsid="2ce9bd95"/>
    </style:style>
    <style:style style:name="P412" style:family="paragraph" style:parent-style-name="Text_20_body">
      <style:text-properties officeooo:rsid="1a44020f" officeooo:paragraph-rsid="2d6848db"/>
    </style:style>
    <style:style style:name="P413" style:family="paragraph" style:parent-style-name="Text_20_body">
      <style:text-properties officeooo:paragraph-rsid="2ab504dd"/>
    </style:style>
    <style:style style:name="P414" style:family="paragraph" style:parent-style-name="Text_20_body">
      <style:text-properties officeooo:rsid="2c93ea46" officeooo:paragraph-rsid="2cefea23"/>
    </style:style>
    <style:style style:name="P415" style:family="paragraph" style:parent-style-name="Text_20_body">
      <style:text-properties officeooo:paragraph-rsid="2cf5c33e"/>
    </style:style>
    <style:style style:name="P416" style:family="paragraph" style:parent-style-name="Text_20_body">
      <style:text-properties officeooo:rsid="2d090591" officeooo:paragraph-rsid="2d6848db"/>
    </style:style>
    <style:style style:name="P417" style:family="paragraph" style:parent-style-name="Text_20_body">
      <style:text-properties officeooo:rsid="2918a14f" officeooo:paragraph-rsid="2d6848db"/>
    </style:style>
    <style:style style:name="P418" style:family="paragraph" style:parent-style-name="Text_20_body">
      <style:text-properties officeooo:rsid="2a1cd60e" officeooo:paragraph-rsid="2b22c1b3"/>
    </style:style>
    <style:style style:name="P419" style:family="paragraph" style:parent-style-name="Text_20_body">
      <style:text-properties officeooo:rsid="2a1cd60e" officeooo:paragraph-rsid="2d4c4067"/>
    </style:style>
    <style:style style:name="P420" style:family="paragraph" style:parent-style-name="Text_20_body">
      <style:text-properties officeooo:rsid="292ff4b3" officeooo:paragraph-rsid="2d4c4067"/>
    </style:style>
    <style:style style:name="P421" style:family="paragraph" style:parent-style-name="Text_20_body">
      <style:text-properties officeooo:rsid="2d6f8a45" officeooo:paragraph-rsid="2d7449ce"/>
    </style:style>
    <style:style style:name="P422" style:family="paragraph" style:parent-style-name="Text_20_body">
      <style:text-properties officeooo:rsid="2d7b2348" officeooo:paragraph-rsid="2d7b2348"/>
    </style:style>
    <style:style style:name="P423" style:family="paragraph" style:parent-style-name="Text_20_body">
      <style:text-properties officeooo:rsid="1658caa3" officeooo:paragraph-rsid="2dcd3050"/>
    </style:style>
    <style:style style:name="P424" style:family="paragraph" style:parent-style-name="Text_20_body">
      <style:text-properties officeooo:rsid="1bf4e358" officeooo:paragraph-rsid="2dd10b15"/>
    </style:style>
    <style:style style:name="P425" style:family="paragraph" style:parent-style-name="Text_20_body">
      <style:text-properties officeooo:rsid="2dd978ae" officeooo:paragraph-rsid="2dd978ae"/>
    </style:style>
    <style:style style:name="P426" style:family="paragraph" style:parent-style-name="Text_20_body">
      <style:text-properties officeooo:rsid="2dfe6218" officeooo:paragraph-rsid="2dfff89b"/>
    </style:style>
    <style:style style:name="P427" style:family="paragraph" style:parent-style-name="Text_20_body">
      <style:text-properties officeooo:rsid="18a69eb1" officeooo:paragraph-rsid="2e081869"/>
    </style:style>
    <style:style style:name="P428" style:family="paragraph" style:parent-style-name="Text_20_body">
      <style:text-properties officeooo:rsid="2e081869" officeooo:paragraph-rsid="2e0cb0f8"/>
    </style:style>
    <style:style style:name="P429" style:family="paragraph" style:parent-style-name="Text_20_body">
      <style:text-properties officeooo:rsid="2e12ea87" officeooo:paragraph-rsid="2e1a2de8"/>
    </style:style>
    <style:style style:name="P430" style:family="paragraph" style:parent-style-name="Text_20_body">
      <style:text-properties officeooo:rsid="2e0f2eca" officeooo:paragraph-rsid="2e19265d"/>
    </style:style>
    <style:style style:name="P431" style:family="paragraph" style:parent-style-name="Text_20_body">
      <style:text-properties officeooo:rsid="166573f1" officeooo:paragraph-rsid="2e2c817f"/>
    </style:style>
    <style:style style:name="P432" style:family="paragraph" style:parent-style-name="Text_20_body">
      <style:text-properties officeooo:rsid="18b03c24" officeooo:paragraph-rsid="2e37bf1b"/>
    </style:style>
    <style:style style:name="P433" style:family="paragraph" style:parent-style-name="Text_20_body">
      <style:text-properties officeooo:rsid="2e0cb0f8" officeooo:paragraph-rsid="2e0cb0f8"/>
    </style:style>
    <style:style style:name="P434" style:family="paragraph" style:parent-style-name="Text_20_body">
      <style:text-properties officeooo:rsid="18c84115" officeooo:paragraph-rsid="2e37bf1b"/>
    </style:style>
    <style:style style:name="P435" style:family="paragraph" style:parent-style-name="Text_20_body">
      <style:text-properties officeooo:rsid="2e3a60e4" officeooo:paragraph-rsid="2e49d7c3"/>
    </style:style>
    <style:style style:name="P436" style:family="paragraph" style:parent-style-name="Text_20_body">
      <style:text-properties officeooo:rsid="2e49d7c3" officeooo:paragraph-rsid="2e49d7c3"/>
    </style:style>
    <style:style style:name="P437" style:family="paragraph" style:parent-style-name="Text_20_body">
      <style:text-properties officeooo:paragraph-rsid="2e4d3905"/>
    </style:style>
    <style:style style:name="P438" style:family="paragraph" style:parent-style-name="Text_20_body">
      <style:text-properties officeooo:rsid="2e682b1d" officeooo:paragraph-rsid="2e682b1d"/>
    </style:style>
    <style:style style:name="P439" style:family="paragraph" style:parent-style-name="Text_20_body">
      <style:text-properties officeooo:rsid="2dc093b6" officeooo:paragraph-rsid="2dc093b6"/>
    </style:style>
    <style:style style:name="P440" style:family="paragraph" style:parent-style-name="Text_20_body">
      <style:text-properties officeooo:paragraph-rsid="2e750252"/>
    </style:style>
    <style:style style:name="P441" style:family="paragraph" style:parent-style-name="Text_20_body">
      <style:text-properties officeooo:paragraph-rsid="2e771983"/>
    </style:style>
    <style:style style:name="P442" style:family="paragraph" style:parent-style-name="Text_20_body">
      <style:text-properties officeooo:paragraph-rsid="2ea1bbe9"/>
    </style:style>
    <style:style style:name="P443" style:family="paragraph" style:parent-style-name="Text_20_body">
      <style:text-properties officeooo:paragraph-rsid="21e9668e"/>
    </style:style>
    <style:style style:name="P444" style:family="paragraph" style:parent-style-name="Text_20_body">
      <style:text-properties officeooo:rsid="2d24ffe7" officeooo:paragraph-rsid="2eeeca56"/>
    </style:style>
    <style:style style:name="P445" style:family="paragraph" style:parent-style-name="Text_20_body">
      <style:text-properties officeooo:rsid="2ecca205" officeooo:paragraph-rsid="2ecca205"/>
    </style:style>
    <style:style style:name="P446" style:family="paragraph" style:parent-style-name="Text_20_body">
      <style:text-properties officeooo:paragraph-rsid="2e87d34e"/>
    </style:style>
    <style:style style:name="P447" style:family="paragraph" style:parent-style-name="Text_20_body">
      <style:text-properties officeooo:rsid="2ee52f0b" officeooo:paragraph-rsid="2ee52f0b"/>
    </style:style>
    <style:style style:name="P448" style:family="paragraph" style:parent-style-name="Text_20_body">
      <style:text-properties officeooo:rsid="29be751c" officeooo:paragraph-rsid="2eeeca56"/>
    </style:style>
    <style:style style:name="P449" style:family="paragraph" style:parent-style-name="Text_20_body">
      <style:text-properties officeooo:rsid="2d26b34e" officeooo:paragraph-rsid="2eeeca56"/>
    </style:style>
    <style:style style:name="P450" style:family="paragraph" style:parent-style-name="Text_20_body">
      <style:text-properties officeooo:rsid="2bf5ffd2" officeooo:paragraph-rsid="2eeeca56"/>
    </style:style>
    <style:style style:name="P451" style:family="paragraph" style:parent-style-name="Text_20_body">
      <style:text-properties officeooo:rsid="2c26565d" officeooo:paragraph-rsid="2eeeca56"/>
    </style:style>
    <style:style style:name="P452" style:family="paragraph" style:parent-style-name="Text_20_body">
      <style:text-properties officeooo:paragraph-rsid="2eeeca56"/>
    </style:style>
    <style:style style:name="P453" style:family="paragraph" style:parent-style-name="Text_20_body">
      <style:text-properties officeooo:paragraph-rsid="2eac529d"/>
    </style:style>
    <style:style style:name="P454" style:family="paragraph" style:parent-style-name="Text_20_body">
      <style:text-properties officeooo:rsid="2eeeca56" officeooo:paragraph-rsid="2eeeca56"/>
    </style:style>
    <style:style style:name="P455" style:family="paragraph" style:parent-style-name="Text_20_body">
      <style:text-properties officeooo:rsid="2e6eed52" officeooo:paragraph-rsid="2e750252"/>
    </style:style>
    <style:style style:name="P456" style:family="paragraph" style:parent-style-name="Text_20_body">
      <style:text-properties officeooo:rsid="2f0d026d" officeooo:paragraph-rsid="2f0d026d"/>
    </style:style>
    <style:style style:name="P457" style:family="paragraph" style:parent-style-name="Text_20_body">
      <style:text-properties officeooo:rsid="2f208c8b" officeooo:paragraph-rsid="2f279654"/>
    </style:style>
    <style:style style:name="P458" style:family="paragraph" style:parent-style-name="Text_20_body">
      <style:text-properties officeooo:rsid="2977bc9f" officeooo:paragraph-rsid="2d669901"/>
    </style:style>
    <style:style style:name="P459" style:family="paragraph" style:parent-style-name="Text_20_body">
      <style:text-properties officeooo:paragraph-rsid="2f2860f9"/>
    </style:style>
    <style:style style:name="P460" style:family="paragraph" style:parent-style-name="Text_20_body">
      <style:text-properties officeooo:rsid="2f305e9d" officeooo:paragraph-rsid="2f305e9d"/>
    </style:style>
    <style:style style:name="P461" style:family="paragraph" style:parent-style-name="Text_20_body">
      <style:text-properties officeooo:rsid="2ec654fd" officeooo:paragraph-rsid="2ec98ba1"/>
    </style:style>
    <style:style style:name="P462" style:family="paragraph" style:parent-style-name="Text_20_body">
      <style:text-properties officeooo:rsid="2f35f906" officeooo:paragraph-rsid="2f8ce29c"/>
    </style:style>
    <style:style style:name="P463" style:family="paragraph" style:parent-style-name="Text_20_body">
      <style:text-properties officeooo:paragraph-rsid="2f4b05eb"/>
    </style:style>
    <style:style style:name="P464" style:family="paragraph" style:parent-style-name="Text_20_body">
      <style:text-properties officeooo:paragraph-rsid="2f6fe263"/>
    </style:style>
    <style:style style:name="P465" style:family="paragraph" style:parent-style-name="Text_20_body">
      <style:text-properties officeooo:paragraph-rsid="2f82a74b"/>
    </style:style>
    <style:style style:name="P466" style:family="paragraph" style:parent-style-name="Text_20_body">
      <style:text-properties officeooo:rsid="2f602897" officeooo:paragraph-rsid="2f7719ec"/>
    </style:style>
    <style:style style:name="P467" style:family="paragraph" style:parent-style-name="Text_20_body">
      <style:text-properties officeooo:rsid="2f9d3f26" officeooo:paragraph-rsid="2f9d3f26"/>
    </style:style>
    <style:style style:name="P468" style:family="paragraph" style:parent-style-name="Text_20_body">
      <style:text-properties officeooo:paragraph-rsid="2f35f906"/>
    </style:style>
    <style:style style:name="P469" style:family="paragraph" style:parent-style-name="Text_20_body">
      <style:text-properties officeooo:rsid="2ddfffc5" officeooo:paragraph-rsid="2f9d3f26"/>
    </style:style>
    <style:style style:name="P470" style:family="paragraph" style:parent-style-name="Text_20_body">
      <style:text-properties officeooo:paragraph-rsid="2f9d3f26"/>
    </style:style>
    <style:style style:name="P471" style:family="paragraph" style:parent-style-name="Text_20_body">
      <style:text-properties officeooo:rsid="2f9f0a9c" officeooo:paragraph-rsid="2f9f0a9c"/>
    </style:style>
    <style:style style:name="P472" style:family="paragraph" style:parent-style-name="Text_20_body">
      <style:text-properties officeooo:rsid="2f8d996f" officeooo:paragraph-rsid="2f9f2ee2"/>
    </style:style>
    <style:style style:name="P473" style:family="paragraph" style:parent-style-name="Text_20_body">
      <style:text-properties officeooo:rsid="29915c7e" officeooo:paragraph-rsid="29915c7e"/>
    </style:style>
    <style:style style:name="P474" style:family="paragraph" style:parent-style-name="Text_20_body">
      <style:text-properties officeooo:rsid="18d09906" officeooo:paragraph-rsid="2fb18bfd"/>
    </style:style>
    <style:style style:name="P475" style:family="paragraph" style:parent-style-name="Text_20_body">
      <style:text-properties officeooo:paragraph-rsid="2fc6be98"/>
    </style:style>
    <style:style style:name="P476" style:family="paragraph" style:parent-style-name="Text_20_body">
      <style:text-properties officeooo:paragraph-rsid="2fda4708"/>
    </style:style>
    <style:style style:name="P477" style:family="paragraph" style:parent-style-name="Text_20_body">
      <style:text-properties officeooo:rsid="2dc4b494" officeooo:paragraph-rsid="2dc4b494"/>
    </style:style>
    <style:style style:name="P478" style:family="paragraph" style:parent-style-name="Text_20_body">
      <style:text-properties officeooo:rsid="2d9a9f2f" officeooo:paragraph-rsid="2fe6b5b6"/>
    </style:style>
    <style:style style:name="P479" style:family="paragraph" style:parent-style-name="Text_20_body">
      <style:text-properties officeooo:rsid="2da4bc0d" officeooo:paragraph-rsid="2fe3a31d"/>
    </style:style>
    <style:style style:name="P480" style:family="paragraph" style:parent-style-name="Text_20_body">
      <style:text-properties officeooo:rsid="2fe6c248" officeooo:paragraph-rsid="2fe6c248"/>
    </style:style>
    <style:style style:name="P481" style:family="paragraph" style:parent-style-name="Text_20_body">
      <style:text-properties officeooo:paragraph-rsid="2fe6c248"/>
    </style:style>
    <style:style style:name="P482" style:family="paragraph" style:parent-style-name="Text_20_body">
      <style:text-properties officeooo:rsid="2fea595b" officeooo:paragraph-rsid="2fea595b"/>
    </style:style>
    <style:style style:name="P483" style:family="paragraph" style:parent-style-name="Text_20_body">
      <style:text-properties officeooo:rsid="2fea595b" officeooo:paragraph-rsid="2ff3a678"/>
    </style:style>
    <style:style style:name="P484" style:family="paragraph" style:parent-style-name="Text_20_body">
      <style:text-properties officeooo:rsid="2febf9b9" officeooo:paragraph-rsid="2febf9b9"/>
    </style:style>
    <style:style style:name="P485" style:family="paragraph" style:parent-style-name="Text_20_body">
      <style:text-properties officeooo:rsid="2fefc37c" officeooo:paragraph-rsid="2fefc37c"/>
    </style:style>
    <style:style style:name="P486" style:family="paragraph" style:parent-style-name="Text_20_body">
      <style:text-properties officeooo:rsid="2ff07a40" officeooo:paragraph-rsid="2ff07a40"/>
    </style:style>
    <style:style style:name="P487" style:family="paragraph" style:parent-style-name="Text_20_body">
      <style:text-properties officeooo:rsid="2ff80704" officeooo:paragraph-rsid="2ff80704"/>
    </style:style>
    <style:style style:name="P488" style:family="paragraph" style:parent-style-name="Text_20_body">
      <style:text-properties officeooo:rsid="300263a7" officeooo:paragraph-rsid="3003c8ab"/>
    </style:style>
    <style:style style:name="P489" style:family="paragraph" style:parent-style-name="Text_20_body">
      <style:text-properties officeooo:rsid="3003c8ab" officeooo:paragraph-rsid="3003c8ab"/>
    </style:style>
    <style:style style:name="P490" style:family="paragraph" style:parent-style-name="Text_20_body">
      <style:text-properties officeooo:rsid="300964a8" officeooo:paragraph-rsid="300964a8"/>
    </style:style>
    <style:style style:name="P491" style:family="paragraph" style:parent-style-name="Text_20_body">
      <style:text-properties officeooo:rsid="24969cfe" officeooo:paragraph-rsid="300fc138"/>
    </style:style>
    <style:style style:name="P492" style:family="paragraph" style:parent-style-name="Text_20_body">
      <style:text-properties officeooo:rsid="3010f516" officeooo:paragraph-rsid="301688e6"/>
    </style:style>
    <style:style style:name="P493" style:family="paragraph" style:parent-style-name="Text_20_body">
      <style:text-properties officeooo:rsid="24a005f2" officeooo:paragraph-rsid="24a005f2"/>
    </style:style>
    <style:style style:name="P494" style:family="paragraph" style:parent-style-name="Text_20_body">
      <style:text-properties officeooo:rsid="2d315a88" officeooo:paragraph-rsid="2d6848db"/>
    </style:style>
    <style:style style:name="P495" style:family="paragraph" style:parent-style-name="Text_20_body">
      <style:text-properties officeooo:rsid="1bd786c4" officeooo:paragraph-rsid="2849de42"/>
    </style:style>
    <style:style style:name="P496" style:family="paragraph" style:parent-style-name="Text_20_body">
      <style:text-properties officeooo:rsid="302789dc" officeooo:paragraph-rsid="302789dc"/>
    </style:style>
    <style:style style:name="P497" style:family="paragraph" style:parent-style-name="Text_20_body">
      <style:text-properties officeooo:rsid="30290701" officeooo:paragraph-rsid="30290701"/>
    </style:style>
    <style:style style:name="P498" style:family="paragraph" style:parent-style-name="Text_20_body">
      <style:text-properties officeooo:rsid="302c57d5" officeooo:paragraph-rsid="302d66c3"/>
    </style:style>
    <style:style style:name="P499" style:family="paragraph" style:parent-style-name="Text_20_body">
      <style:text-properties officeooo:rsid="302e6921" officeooo:paragraph-rsid="302e6921"/>
    </style:style>
    <style:style style:name="P500" style:family="paragraph" style:parent-style-name="Text_20_body">
      <style:text-properties officeooo:paragraph-rsid="302f7121"/>
    </style:style>
    <style:style style:name="P501" style:family="paragraph" style:parent-style-name="Text_20_body">
      <style:text-properties officeooo:rsid="30349331" officeooo:paragraph-rsid="30349331"/>
    </style:style>
    <style:style style:name="P502" style:family="paragraph" style:parent-style-name="Text_20_body">
      <style:text-properties officeooo:rsid="303b2f5a" officeooo:paragraph-rsid="303b2f5a"/>
    </style:style>
    <style:style style:name="P503" style:family="paragraph" style:parent-style-name="Text_20_body">
      <style:text-properties officeooo:rsid="303f9b7c" officeooo:paragraph-rsid="303f9b7c"/>
    </style:style>
    <style:style style:name="P504" style:family="paragraph" style:parent-style-name="Text_20_body">
      <style:text-properties officeooo:rsid="3043cb6f" officeooo:paragraph-rsid="3043cb6f"/>
    </style:style>
    <style:style style:name="P505" style:family="paragraph" style:parent-style-name="Text_20_body">
      <style:text-properties officeooo:rsid="3045cb8d" officeooo:paragraph-rsid="3045cb8d"/>
    </style:style>
    <style:style style:name="P506" style:family="paragraph" style:parent-style-name="Text_20_body">
      <style:text-properties officeooo:rsid="30506a00" officeooo:paragraph-rsid="30506a00"/>
    </style:style>
    <style:style style:name="P507" style:family="paragraph" style:parent-style-name="Text_20_body">
      <style:text-properties officeooo:rsid="3050a354" officeooo:paragraph-rsid="3050a354"/>
    </style:style>
    <style:style style:name="P508" style:family="paragraph" style:parent-style-name="Text_20_body">
      <style:text-properties officeooo:rsid="30555c7b" officeooo:paragraph-rsid="30577479"/>
    </style:style>
    <style:style style:name="P509" style:family="paragraph" style:parent-style-name="Text_20_body">
      <style:text-properties officeooo:rsid="30587971" officeooo:paragraph-rsid="30587971"/>
    </style:style>
    <style:style style:name="P510" style:family="paragraph" style:parent-style-name="Text_20_body">
      <style:text-properties officeooo:rsid="305a7080" officeooo:paragraph-rsid="305a7080"/>
    </style:style>
    <style:style style:name="P511" style:family="paragraph" style:parent-style-name="Text_20_body">
      <style:text-properties officeooo:rsid="3075c191" officeooo:paragraph-rsid="3075c191"/>
    </style:style>
    <style:style style:name="P512" style:family="paragraph" style:parent-style-name="Text_20_body">
      <style:text-properties officeooo:rsid="147b0296" officeooo:paragraph-rsid="2849de42"/>
    </style:style>
    <style:style style:name="P513" style:family="paragraph" style:parent-style-name="Text_20_body">
      <style:text-properties officeooo:paragraph-rsid="3086ceba"/>
    </style:style>
    <style:style style:name="P514" style:family="paragraph" style:parent-style-name="Text_20_body">
      <style:text-properties officeooo:rsid="1b1133f5" officeooo:paragraph-rsid="30c03f57"/>
    </style:style>
    <style:style style:name="P515" style:family="paragraph" style:parent-style-name="Text_20_body">
      <style:text-properties officeooo:rsid="2d316e09" officeooo:paragraph-rsid="3050a354"/>
    </style:style>
    <style:style style:name="P516" style:family="paragraph" style:parent-style-name="Text_20_body">
      <style:text-properties officeooo:rsid="3069b99e" officeooo:paragraph-rsid="3069b99e"/>
    </style:style>
    <style:style style:name="P517" style:family="paragraph" style:parent-style-name="Text_20_body">
      <style:text-properties officeooo:rsid="309fb69b" officeooo:paragraph-rsid="30a15871"/>
    </style:style>
    <style:style style:name="P518" style:family="paragraph" style:parent-style-name="Text_20_body">
      <style:text-properties officeooo:rsid="309fb69b" officeooo:paragraph-rsid="30eb4a6e"/>
    </style:style>
    <style:style style:name="P519" style:family="paragraph" style:parent-style-name="Text_20_body">
      <style:text-properties officeooo:rsid="309fb69b" officeooo:paragraph-rsid="3113bcb5"/>
    </style:style>
    <style:style style:name="P520" style:family="paragraph" style:parent-style-name="Text_20_body">
      <style:text-properties officeooo:rsid="30a7bc95" officeooo:paragraph-rsid="30a7bc95"/>
    </style:style>
    <style:style style:name="P521" style:family="paragraph" style:parent-style-name="Text_20_body">
      <style:text-properties officeooo:rsid="30aacd80" officeooo:paragraph-rsid="30aacd80"/>
    </style:style>
    <style:style style:name="P522" style:family="paragraph" style:parent-style-name="Text_20_body">
      <style:text-properties officeooo:rsid="30b893ef" officeooo:paragraph-rsid="30b893ef"/>
    </style:style>
    <style:style style:name="P523" style:family="paragraph" style:parent-style-name="Text_20_body">
      <style:text-properties officeooo:rsid="14780134" officeooo:paragraph-rsid="30bdcb79"/>
    </style:style>
    <style:style style:name="P524" style:family="paragraph" style:parent-style-name="Text_20_body">
      <style:text-properties officeooo:paragraph-rsid="30c03f57"/>
    </style:style>
    <style:style style:name="P525" style:family="paragraph" style:parent-style-name="Text_20_body">
      <style:text-properties officeooo:rsid="30c539b3" officeooo:paragraph-rsid="34f3694a"/>
    </style:style>
    <style:style style:name="P526" style:family="paragraph" style:parent-style-name="Text_20_body">
      <style:text-properties officeooo:rsid="30c6fd70" officeooo:paragraph-rsid="30c6fd70"/>
    </style:style>
    <style:style style:name="P527" style:family="paragraph" style:parent-style-name="Text_20_body">
      <style:text-properties officeooo:rsid="30caeb45" officeooo:paragraph-rsid="30caeb45"/>
    </style:style>
    <style:style style:name="P528" style:family="paragraph" style:parent-style-name="Text_20_body">
      <style:text-properties officeooo:rsid="30cdefe6" officeooo:paragraph-rsid="30cdefe6"/>
    </style:style>
    <style:style style:name="P529" style:family="paragraph" style:parent-style-name="Text_20_body">
      <style:text-properties officeooo:rsid="30d0b7be" officeooo:paragraph-rsid="34f3694a"/>
    </style:style>
    <style:style style:name="P530" style:family="paragraph" style:parent-style-name="Text_20_body">
      <style:text-properties officeooo:rsid="2e32271c" officeooo:paragraph-rsid="34f3694a"/>
    </style:style>
    <style:style style:name="P531" style:family="paragraph" style:parent-style-name="Text_20_body">
      <style:text-properties officeooo:rsid="30d3d3b8" officeooo:paragraph-rsid="34f3694a"/>
    </style:style>
    <style:style style:name="P532" style:family="paragraph" style:parent-style-name="Text_20_body">
      <style:text-properties officeooo:rsid="30cf44d3" officeooo:paragraph-rsid="34f3694a"/>
    </style:style>
    <style:style style:name="P533" style:family="paragraph" style:parent-style-name="Text_20_body">
      <style:text-properties officeooo:rsid="30f1c3ba" officeooo:paragraph-rsid="30f1c3ba"/>
    </style:style>
    <style:style style:name="P534" style:family="paragraph" style:parent-style-name="Text_20_body">
      <style:text-properties officeooo:rsid="30f2ad64" officeooo:paragraph-rsid="30f2ad64"/>
    </style:style>
    <style:style style:name="P535" style:family="paragraph" style:parent-style-name="Text_20_body">
      <style:text-properties officeooo:rsid="30f48d43" officeooo:paragraph-rsid="30f48d43"/>
    </style:style>
    <style:style style:name="P536" style:family="paragraph" style:parent-style-name="Text_20_body">
      <style:text-properties officeooo:rsid="30f72f55" officeooo:paragraph-rsid="30f72f55"/>
    </style:style>
    <style:style style:name="P537" style:family="paragraph" style:parent-style-name="Text_20_body">
      <style:text-properties officeooo:rsid="3073b9bc" officeooo:paragraph-rsid="3122ab57"/>
    </style:style>
    <style:style style:name="P538" style:family="paragraph" style:parent-style-name="Text_20_body">
      <style:text-properties officeooo:paragraph-rsid="3130ab20"/>
    </style:style>
    <style:style style:name="P539" style:family="paragraph" style:parent-style-name="Text_20_body">
      <style:text-properties officeooo:rsid="313a5a5c" officeooo:paragraph-rsid="31560202"/>
    </style:style>
    <style:style style:name="P540" style:family="paragraph" style:parent-style-name="Text_20_body">
      <style:text-properties officeooo:rsid="314e26a5" officeooo:paragraph-rsid="31560202"/>
    </style:style>
    <style:style style:name="P541" style:family="paragraph" style:parent-style-name="Text_20_body">
      <style:text-properties officeooo:rsid="31520442" officeooo:paragraph-rsid="31520442"/>
    </style:style>
    <style:style style:name="P542" style:family="paragraph" style:parent-style-name="Text_20_body">
      <style:text-properties officeooo:rsid="31560202" officeooo:paragraph-rsid="31560202"/>
    </style:style>
    <style:style style:name="P543" style:family="paragraph" style:parent-style-name="Text_20_body">
      <style:text-properties officeooo:rsid="31560202" officeooo:paragraph-rsid="3158bd62"/>
    </style:style>
    <style:style style:name="P544" style:family="paragraph" style:parent-style-name="Text_20_body">
      <style:text-properties officeooo:rsid="313ebac7" officeooo:paragraph-rsid="31560202"/>
    </style:style>
    <style:style style:name="P545" style:family="paragraph" style:parent-style-name="Text_20_body">
      <style:text-properties officeooo:rsid="3158bd62" officeooo:paragraph-rsid="3158bd62"/>
    </style:style>
    <style:style style:name="P546" style:family="paragraph" style:parent-style-name="Text_20_body">
      <style:text-properties officeooo:rsid="315b6403" officeooo:paragraph-rsid="315b6403"/>
    </style:style>
    <style:style style:name="P547" style:family="paragraph" style:parent-style-name="Text_20_body">
      <style:text-properties officeooo:rsid="31632910" officeooo:paragraph-rsid="31632910"/>
    </style:style>
    <style:style style:name="P548" style:family="paragraph" style:parent-style-name="Text_20_body">
      <style:text-properties officeooo:rsid="3173a9fa" officeooo:paragraph-rsid="3173a9fa"/>
    </style:style>
    <style:style style:name="P549" style:family="paragraph" style:parent-style-name="Text_20_body">
      <style:text-properties officeooo:rsid="319678a1" officeooo:paragraph-rsid="319678a1"/>
    </style:style>
    <style:style style:name="P550" style:family="paragraph" style:parent-style-name="Text_20_body">
      <style:text-properties officeooo:rsid="31986595" officeooo:paragraph-rsid="31986595"/>
    </style:style>
    <style:style style:name="P551" style:family="paragraph" style:parent-style-name="Text_20_body">
      <style:text-properties officeooo:rsid="319f581b" officeooo:paragraph-rsid="319f581b"/>
    </style:style>
    <style:style style:name="P552" style:family="paragraph" style:parent-style-name="Text_20_body">
      <style:text-properties officeooo:rsid="31b177d2" officeooo:paragraph-rsid="31b40637"/>
    </style:style>
    <style:style style:name="P553" style:family="paragraph" style:parent-style-name="Text_20_body">
      <style:text-properties officeooo:rsid="31cb13ea" officeooo:paragraph-rsid="31cb13ea"/>
    </style:style>
    <style:style style:name="P554" style:family="paragraph" style:parent-style-name="Text_20_body">
      <style:text-properties officeooo:rsid="31cd9d36" officeooo:paragraph-rsid="31cd9d36"/>
    </style:style>
    <style:style style:name="P555" style:family="paragraph" style:parent-style-name="Text_20_body">
      <style:text-properties officeooo:rsid="31dd7b66" officeooo:paragraph-rsid="31dd7b66"/>
    </style:style>
    <style:style style:name="P556" style:family="paragraph" style:parent-style-name="Text_20_body">
      <style:text-properties officeooo:rsid="30b52973" officeooo:paragraph-rsid="31edfdf1"/>
    </style:style>
    <style:style style:name="P557" style:family="paragraph" style:parent-style-name="Text_20_body">
      <style:text-properties officeooo:rsid="31f5eaf8" officeooo:paragraph-rsid="31f5eaf8"/>
    </style:style>
    <style:style style:name="P558" style:family="paragraph" style:parent-style-name="Text_20_body">
      <style:text-properties officeooo:paragraph-rsid="3202d433"/>
    </style:style>
    <style:style style:name="P559" style:family="paragraph" style:parent-style-name="Text_20_body">
      <style:text-properties officeooo:rsid="1be22b86" officeooo:paragraph-rsid="320de796"/>
    </style:style>
    <style:style style:name="P560" style:family="paragraph" style:parent-style-name="Text_20_body">
      <style:text-properties officeooo:rsid="1bce3dd3" officeooo:paragraph-rsid="31df5bde"/>
    </style:style>
    <style:style style:name="P561" style:family="paragraph" style:parent-style-name="Text_20_body">
      <style:text-properties officeooo:rsid="3220d486" officeooo:paragraph-rsid="3222a2e1"/>
    </style:style>
    <style:style style:name="P562" style:family="paragraph" style:parent-style-name="Text_20_body">
      <style:text-properties officeooo:rsid="32038948" officeooo:paragraph-rsid="3202d433"/>
    </style:style>
    <style:style style:name="P563" style:family="paragraph" style:parent-style-name="Text_20_body">
      <style:text-properties officeooo:rsid="31c1ea6d" officeooo:paragraph-rsid="3211cd51"/>
    </style:style>
    <style:style style:name="P564" style:family="paragraph" style:parent-style-name="Text_20_body">
      <style:text-properties officeooo:rsid="322faae2" officeooo:paragraph-rsid="322faae2"/>
    </style:style>
    <style:style style:name="P565" style:family="paragraph" style:parent-style-name="Text_20_body">
      <style:text-properties officeooo:rsid="3233256b" officeooo:paragraph-rsid="3233256b"/>
    </style:style>
    <style:style style:name="P566" style:family="paragraph" style:parent-style-name="Text_20_body">
      <style:text-properties officeooo:paragraph-rsid="329217b0"/>
    </style:style>
    <style:style style:name="P567" style:family="paragraph" style:parent-style-name="Text_20_body">
      <style:text-properties officeooo:rsid="329bec38" officeooo:paragraph-rsid="329bec38"/>
    </style:style>
    <style:style style:name="P568" style:family="paragraph" style:parent-style-name="Text_20_body">
      <style:text-properties officeooo:rsid="329c13f1" officeooo:paragraph-rsid="329c13f1"/>
    </style:style>
    <style:style style:name="P569" style:family="paragraph" style:parent-style-name="Text_20_body">
      <style:text-properties officeooo:rsid="32aebe42" officeooo:paragraph-rsid="32aebe42"/>
    </style:style>
    <style:style style:name="P570" style:family="paragraph" style:parent-style-name="Text_20_body">
      <style:text-properties officeooo:rsid="32cb9adc" officeooo:paragraph-rsid="32cb9adc"/>
    </style:style>
    <style:style style:name="P571" style:family="paragraph" style:parent-style-name="Text_20_body">
      <style:text-properties officeooo:rsid="32cefa94" officeooo:paragraph-rsid="32cefa94"/>
    </style:style>
    <style:style style:name="P572" style:family="paragraph" style:parent-style-name="Text_20_body">
      <style:text-properties officeooo:paragraph-rsid="33302b7a"/>
    </style:style>
    <style:style style:name="P573" style:family="paragraph" style:parent-style-name="Text_20_body">
      <style:text-properties officeooo:rsid="32452bf8" officeooo:paragraph-rsid="33302b7a"/>
    </style:style>
    <style:style style:name="P574" style:family="paragraph" style:parent-style-name="Text_20_body">
      <style:text-properties officeooo:rsid="32eefff6" officeooo:paragraph-rsid="3316ce46"/>
    </style:style>
    <style:style style:name="P575" style:family="paragraph" style:parent-style-name="Text_20_body">
      <style:text-properties officeooo:rsid="32eefff6" officeooo:paragraph-rsid="33524e01"/>
    </style:style>
    <style:style style:name="P576" style:family="paragraph" style:parent-style-name="Text_20_body">
      <style:text-properties officeooo:rsid="3301366b" officeooo:paragraph-rsid="33051774"/>
    </style:style>
    <style:style style:name="P577" style:family="paragraph" style:parent-style-name="Text_20_body">
      <style:text-properties officeooo:rsid="3309b033" officeooo:paragraph-rsid="3309b033"/>
    </style:style>
    <style:style style:name="P578" style:family="paragraph" style:parent-style-name="Text_20_body">
      <style:text-properties officeooo:rsid="3309cb8d" officeooo:paragraph-rsid="3309cb8d"/>
    </style:style>
    <style:style style:name="P579" style:family="paragraph" style:parent-style-name="Text_20_body">
      <style:text-properties officeooo:rsid="332a82ed" officeooo:paragraph-rsid="332a82ed"/>
    </style:style>
    <style:style style:name="P580" style:family="paragraph" style:parent-style-name="Text_20_body">
      <style:text-properties officeooo:rsid="32319192" officeooo:paragraph-rsid="33302b7a"/>
    </style:style>
    <style:style style:name="P581" style:family="paragraph" style:parent-style-name="Text_20_body">
      <style:text-properties officeooo:rsid="32365947" officeooo:paragraph-rsid="33302b7a"/>
    </style:style>
    <style:style style:name="P582" style:family="paragraph" style:parent-style-name="Text_20_body">
      <style:text-properties officeooo:rsid="325b5d9a" officeooo:paragraph-rsid="33302b7a"/>
    </style:style>
    <style:style style:name="P583" style:family="paragraph" style:parent-style-name="Text_20_body">
      <style:text-properties officeooo:rsid="32423dd8" officeooo:paragraph-rsid="33302b7a"/>
    </style:style>
    <style:style style:name="P584" style:family="paragraph" style:parent-style-name="Text_20_body">
      <style:text-properties officeooo:rsid="32521a01" officeooo:paragraph-rsid="33302b7a"/>
    </style:style>
    <style:style style:name="P585" style:family="paragraph" style:parent-style-name="Text_20_body">
      <style:text-properties officeooo:rsid="32eba680" officeooo:paragraph-rsid="32ec9622"/>
    </style:style>
    <style:style style:name="P586" style:family="paragraph" style:parent-style-name="Text_20_body">
      <style:text-properties officeooo:rsid="32f7921c" officeooo:paragraph-rsid="3300eea4"/>
    </style:style>
    <style:style style:name="P587" style:family="paragraph" style:parent-style-name="Text_20_body">
      <style:text-properties officeooo:rsid="333b2b21" officeooo:paragraph-rsid="333b2b21"/>
    </style:style>
    <style:style style:name="P588" style:family="paragraph" style:parent-style-name="Text_20_body">
      <style:text-properties officeooo:rsid="32b1c651" officeooo:paragraph-rsid="336fafac"/>
    </style:style>
    <style:style style:name="P589" style:family="paragraph" style:parent-style-name="Text_20_body">
      <style:text-properties officeooo:rsid="337b1234" officeooo:paragraph-rsid="337b1234"/>
    </style:style>
    <style:style style:name="P590" style:family="paragraph" style:parent-style-name="Text_20_body">
      <style:text-properties officeooo:rsid="338618e8" officeooo:paragraph-rsid="33883e91"/>
    </style:style>
    <style:style style:name="P591" style:family="paragraph" style:parent-style-name="Text_20_body">
      <style:text-properties officeooo:rsid="33883e91" officeooo:paragraph-rsid="33883e91"/>
    </style:style>
    <style:style style:name="P592" style:family="paragraph" style:parent-style-name="Text_20_body">
      <style:text-properties officeooo:rsid="338ae010" officeooo:paragraph-rsid="338ae010"/>
    </style:style>
    <style:style style:name="P593" style:family="paragraph" style:parent-style-name="Text_20_body">
      <style:text-properties officeooo:rsid="3372cdf8" officeooo:paragraph-rsid="33739f6d"/>
    </style:style>
    <style:style style:name="P594" style:family="paragraph" style:parent-style-name="Text_20_body">
      <style:text-properties officeooo:rsid="339f8655" officeooo:paragraph-rsid="33a6cd36"/>
    </style:style>
    <style:style style:name="P595" style:family="paragraph" style:parent-style-name="Text_20_body">
      <style:text-properties officeooo:rsid="33a3d97b" officeooo:paragraph-rsid="33a3d97b"/>
    </style:style>
    <style:style style:name="P596" style:family="paragraph" style:parent-style-name="Text_20_body">
      <style:text-properties officeooo:rsid="24ffc69a" officeooo:paragraph-rsid="24ffc69a"/>
    </style:style>
    <style:style style:name="P597" style:family="paragraph" style:parent-style-name="Text_20_body">
      <style:text-properties officeooo:rsid="33b25fb0" officeooo:paragraph-rsid="33b25fb0"/>
    </style:style>
    <style:style style:name="P598" style:family="paragraph" style:parent-style-name="Text_20_body">
      <style:text-properties officeooo:rsid="3414ccfe" officeooo:paragraph-rsid="3414ccfe"/>
    </style:style>
    <style:style style:name="P599" style:family="paragraph" style:parent-style-name="Text_20_body">
      <style:text-properties officeooo:rsid="341741c8" officeooo:paragraph-rsid="341741c8"/>
    </style:style>
    <style:style style:name="P600" style:family="paragraph" style:parent-style-name="Text_20_body">
      <style:text-properties officeooo:rsid="341922ca" officeooo:paragraph-rsid="341922ca"/>
    </style:style>
    <style:style style:name="P601" style:family="paragraph" style:parent-style-name="Text_20_body">
      <style:text-properties officeooo:rsid="3454e30e" officeooo:paragraph-rsid="34584474"/>
    </style:style>
    <style:style style:name="P602" style:family="paragraph" style:parent-style-name="Text_20_body">
      <style:text-properties officeooo:rsid="345e0beb" officeooo:paragraph-rsid="345e0beb"/>
    </style:style>
    <style:style style:name="P603" style:family="paragraph" style:parent-style-name="Text_20_body">
      <style:text-properties officeooo:rsid="33bdf2b7" officeooo:paragraph-rsid="34913587"/>
    </style:style>
    <style:style style:name="P604" style:family="paragraph" style:parent-style-name="Text_20_body">
      <style:text-properties officeooo:rsid="346e403d" officeooo:paragraph-rsid="34b0a8a7"/>
    </style:style>
    <style:style style:name="P605" style:family="paragraph" style:parent-style-name="Text_20_body">
      <style:text-properties officeooo:rsid="3432f0a1" officeooo:paragraph-rsid="34f3694a"/>
    </style:style>
    <style:style style:name="P606" style:family="paragraph" style:parent-style-name="Text_20_body">
      <style:text-properties officeooo:rsid="34837c6d" officeooo:paragraph-rsid="34846bd9"/>
    </style:style>
    <style:style style:name="P607" style:family="paragraph" style:parent-style-name="Text_20_body">
      <style:text-properties officeooo:rsid="34868f9f" officeooo:paragraph-rsid="34868f9f"/>
    </style:style>
    <style:style style:name="P608" style:family="paragraph" style:parent-style-name="Text_20_body">
      <style:text-properties officeooo:rsid="30cc17dd" officeooo:paragraph-rsid="34f3694a"/>
    </style:style>
    <style:style style:name="P609" style:family="paragraph" style:parent-style-name="Text_20_body">
      <style:text-properties officeooo:rsid="34425210" officeooo:paragraph-rsid="34f3694a"/>
    </style:style>
    <style:style style:name="P610" style:family="paragraph" style:parent-style-name="Text_20_body">
      <style:text-properties officeooo:rsid="34103cb2" officeooo:paragraph-rsid="34b30b4f"/>
    </style:style>
    <style:style style:name="P611" style:family="paragraph" style:parent-style-name="Text_20_body">
      <style:text-properties officeooo:rsid="2be46d33" officeooo:paragraph-rsid="34b30b4f"/>
    </style:style>
    <style:style style:name="P612" style:family="paragraph" style:parent-style-name="Text_20_body">
      <style:text-properties officeooo:rsid="33ed3061" officeooo:paragraph-rsid="34c61058"/>
    </style:style>
    <style:style style:name="P613" style:family="paragraph" style:parent-style-name="Text_20_body">
      <style:text-properties officeooo:rsid="33ed3061" officeooo:paragraph-rsid="34d0e020"/>
    </style:style>
    <style:style style:name="P614" style:family="paragraph" style:parent-style-name="Text_20_body">
      <style:text-properties officeooo:rsid="2a8d2813" officeooo:paragraph-rsid="34b30b4f"/>
    </style:style>
    <style:style style:name="P615" style:family="paragraph" style:parent-style-name="Text_20_body">
      <style:text-properties officeooo:rsid="33ee8eae" officeooo:paragraph-rsid="34d0e020"/>
    </style:style>
    <style:style style:name="P616" style:family="paragraph" style:parent-style-name="Text_20_body">
      <style:text-properties officeooo:rsid="33e6b55a" officeooo:paragraph-rsid="34b30b4f"/>
    </style:style>
    <style:style style:name="P617" style:family="paragraph" style:parent-style-name="Text_20_body">
      <style:text-properties officeooo:rsid="33b2d0ec" officeooo:paragraph-rsid="34dec3b4"/>
    </style:style>
    <style:style style:name="P618" style:family="paragraph" style:parent-style-name="Text_20_body">
      <style:text-properties officeooo:rsid="34bc16ed" officeooo:paragraph-rsid="34bc16ed"/>
    </style:style>
    <style:style style:name="P619" style:family="paragraph" style:parent-style-name="Text_20_body">
      <style:text-properties officeooo:paragraph-rsid="34c34473"/>
    </style:style>
    <style:style style:name="P620" style:family="paragraph" style:parent-style-name="Text_20_body">
      <style:text-properties officeooo:rsid="34e9e04f" officeooo:paragraph-rsid="34e9e04f"/>
    </style:style>
    <style:style style:name="P621" style:family="paragraph" style:parent-style-name="Text_20_body">
      <style:text-properties officeooo:rsid="33c78df0" officeooo:paragraph-rsid="34b30b4f"/>
    </style:style>
    <style:style style:name="P622" style:family="paragraph" style:parent-style-name="Text_20_body">
      <style:text-properties officeooo:rsid="3441bbba" officeooo:paragraph-rsid="34e7b522"/>
    </style:style>
    <style:style style:name="P623" style:family="paragraph" style:parent-style-name="Text_20_body">
      <style:text-properties officeooo:paragraph-rsid="34f62a4f"/>
    </style:style>
    <style:style style:name="P624" style:family="paragraph" style:parent-style-name="Text_20_body">
      <style:text-properties officeooo:rsid="34fb5fd4" officeooo:paragraph-rsid="34fb5fd4"/>
    </style:style>
    <style:style style:name="P625" style:family="paragraph" style:parent-style-name="Text_20_body">
      <style:text-properties officeooo:rsid="350bfa48" officeooo:paragraph-rsid="350bfa48"/>
    </style:style>
    <style:style style:name="P626" style:family="paragraph" style:parent-style-name="Text_20_body">
      <style:text-properties officeooo:rsid="330a4420" officeooo:paragraph-rsid="351ee1af"/>
    </style:style>
    <style:style style:name="P627" style:family="paragraph" style:parent-style-name="Text_20_body">
      <style:text-properties officeooo:rsid="30d51de5" officeooo:paragraph-rsid="3579a8cc"/>
    </style:style>
    <style:style style:name="P628" style:family="paragraph" style:parent-style-name="Text_20_body">
      <style:text-properties officeooo:rsid="35263a80" officeooo:paragraph-rsid="35263a80"/>
    </style:style>
    <style:style style:name="P629" style:family="paragraph" style:parent-style-name="Text_20_body">
      <style:text-properties officeooo:paragraph-rsid="35263a80"/>
    </style:style>
    <style:style style:name="P630" style:family="paragraph" style:parent-style-name="Text_20_body">
      <style:text-properties officeooo:rsid="3527f06e" officeooo:paragraph-rsid="3527f06e"/>
    </style:style>
    <style:style style:name="P631" style:family="paragraph" style:parent-style-name="Text_20_body">
      <style:text-properties officeooo:paragraph-rsid="35305777"/>
    </style:style>
    <style:style style:name="P632" style:family="paragraph" style:parent-style-name="Text_20_body">
      <style:text-properties officeooo:rsid="02787535" officeooo:paragraph-rsid="356b2115"/>
    </style:style>
    <style:style style:name="P633" style:family="paragraph" style:parent-style-name="Text_20_body">
      <style:text-properties officeooo:rsid="3533afcb" officeooo:paragraph-rsid="3533afcb"/>
    </style:style>
    <style:style style:name="P634" style:family="paragraph" style:parent-style-name="Text_20_body">
      <style:text-properties officeooo:paragraph-rsid="3533afcb"/>
    </style:style>
    <style:style style:name="P635" style:family="paragraph" style:parent-style-name="Text_20_body">
      <style:text-properties officeooo:paragraph-rsid="353642c5"/>
    </style:style>
    <style:style style:name="P636" style:family="paragraph" style:parent-style-name="Text_20_body">
      <style:text-properties officeooo:rsid="3536e164" officeooo:paragraph-rsid="3536e164"/>
    </style:style>
    <style:style style:name="P637" style:family="paragraph" style:parent-style-name="Text_20_body">
      <style:text-properties officeooo:rsid="2d1ffb87" officeooo:paragraph-rsid="353771c9"/>
    </style:style>
    <style:style style:name="P638" style:family="paragraph" style:parent-style-name="Text_20_body">
      <style:text-properties officeooo:paragraph-rsid="35395df4"/>
    </style:style>
    <style:style style:name="P639" style:family="paragraph" style:parent-style-name="Text_20_body">
      <style:text-properties officeooo:paragraph-rsid="310098b5"/>
    </style:style>
    <style:style style:name="P640" style:family="paragraph" style:parent-style-name="Text_20_body">
      <style:text-properties officeooo:rsid="224a4c61" officeooo:paragraph-rsid="340397bf"/>
    </style:style>
    <style:style style:name="P641" style:family="paragraph" style:parent-style-name="Text_20_body">
      <style:text-properties officeooo:rsid="224a4c61" officeooo:paragraph-rsid="353b2020"/>
    </style:style>
    <style:style style:name="P642" style:family="paragraph" style:parent-style-name="Text_20_body">
      <style:text-properties officeooo:paragraph-rsid="353b2020"/>
    </style:style>
    <style:style style:name="P643" style:family="paragraph" style:parent-style-name="Text_20_body">
      <style:text-properties officeooo:rsid="353b2020" officeooo:paragraph-rsid="353b2020"/>
    </style:style>
    <style:style style:name="P644" style:family="paragraph" style:parent-style-name="Text_20_body">
      <style:text-properties officeooo:rsid="342c942f" officeooo:paragraph-rsid="34f3694a"/>
    </style:style>
    <style:style style:name="P645" style:family="paragraph" style:parent-style-name="Text_20_body">
      <style:text-properties officeooo:rsid="342c942f" officeooo:paragraph-rsid="353d1d6a"/>
    </style:style>
    <style:style style:name="P646" style:family="paragraph" style:parent-style-name="Text_20_body">
      <style:text-properties officeooo:rsid="353d1d6a" officeooo:paragraph-rsid="353d1d6a"/>
    </style:style>
    <style:style style:name="P647" style:family="paragraph" style:parent-style-name="Text_20_body">
      <style:text-properties officeooo:rsid="2cf780b1" officeooo:paragraph-rsid="35408544"/>
    </style:style>
    <style:style style:name="P648" style:family="paragraph" style:parent-style-name="Text_20_body">
      <style:text-properties officeooo:rsid="29166430" officeooo:paragraph-rsid="354582ed"/>
    </style:style>
    <style:style style:name="P649" style:family="paragraph" style:parent-style-name="Text_20_body">
      <style:text-properties officeooo:rsid="35504bdc" officeooo:paragraph-rsid="35504bdc"/>
    </style:style>
    <style:style style:name="P650" style:family="paragraph" style:parent-style-name="Text_20_body">
      <style:text-properties officeooo:rsid="35572fb2" officeooo:paragraph-rsid="35572fb2"/>
    </style:style>
    <style:style style:name="P651" style:family="paragraph" style:parent-style-name="Text_20_body">
      <style:text-properties officeooo:rsid="3557ed75" officeooo:paragraph-rsid="3558e428"/>
    </style:style>
    <style:style style:name="P652" style:family="paragraph" style:parent-style-name="Text_20_body">
      <style:text-properties officeooo:paragraph-rsid="357140eb"/>
    </style:style>
    <style:style style:name="P653" style:family="paragraph" style:parent-style-name="Text_20_body">
      <style:text-properties officeooo:paragraph-rsid="357cff6a"/>
    </style:style>
    <style:style style:name="P654" style:family="paragraph" style:parent-style-name="Text_20_body">
      <style:text-properties officeooo:rsid="357db9f0" officeooo:paragraph-rsid="357db9f0"/>
    </style:style>
    <style:style style:name="P655" style:family="paragraph" style:parent-style-name="Text_20_body">
      <style:text-properties officeooo:rsid="352f4bb1" officeooo:paragraph-rsid="35305777"/>
    </style:style>
    <style:style style:name="P656" style:family="paragraph" style:parent-style-name="Text_20_body">
      <style:text-properties officeooo:rsid="29175b96" officeooo:paragraph-rsid="354582ed"/>
    </style:style>
    <style:style style:name="P657" style:family="paragraph" style:parent-style-name="Text_20_body">
      <style:text-properties officeooo:rsid="35632929" officeooo:paragraph-rsid="35632929"/>
    </style:style>
    <style:style style:name="P658" style:family="paragraph" style:parent-style-name="Text_20_body">
      <style:text-properties officeooo:rsid="1bcc61dd" officeooo:paragraph-rsid="3534c52c"/>
    </style:style>
    <style:style style:name="P659" style:family="paragraph" style:parent-style-name="Text_20_body">
      <style:text-properties officeooo:rsid="357e40dd" officeooo:paragraph-rsid="357e40dd"/>
    </style:style>
    <style:style style:name="P660" style:family="paragraph" style:parent-style-name="Text_20_body">
      <style:text-properties officeooo:rsid="2aeaa996" officeooo:paragraph-rsid="359a1444"/>
    </style:style>
    <style:style style:name="P661" style:family="paragraph" style:parent-style-name="Text_20_body">
      <style:text-properties officeooo:paragraph-rsid="359c9f7d"/>
    </style:style>
    <style:style style:name="P662" style:family="paragraph" style:parent-style-name="Text_20_body">
      <style:text-properties officeooo:rsid="35a3996b" officeooo:paragraph-rsid="35d2fc5e"/>
    </style:style>
    <style:style style:name="P663" style:family="paragraph" style:parent-style-name="Text_20_body">
      <style:text-properties officeooo:paragraph-rsid="35d8e00f"/>
    </style:style>
    <style:style style:name="P664" style:family="paragraph" style:parent-style-name="Text_20_body">
      <style:text-properties officeooo:rsid="330e2b7e" officeooo:paragraph-rsid="330e2b7e"/>
    </style:style>
    <style:style style:name="P665" style:family="paragraph" style:parent-style-name="Text_20_body">
      <style:text-properties officeooo:rsid="35e0484a" officeooo:paragraph-rsid="35e0484a"/>
    </style:style>
    <style:style style:name="P666" style:family="paragraph" style:parent-style-name="Standard">
      <style:paragraph-properties fo:text-align="center" style:justify-single-word="false"/>
      <style:text-properties officeooo:rsid="057aae1d" officeooo:paragraph-rsid="057aae1d"/>
    </style:style>
    <style:style style:name="P66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6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6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7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7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7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73" style:family="paragraph" style:parent-style-name="Standard">
      <style:text-properties officeooo:paragraph-rsid="35263a80"/>
    </style:style>
    <style:style style:name="P674" style:family="paragraph" style:parent-style-name="Example_20_Header">
      <style:text-properties officeooo:paragraph-rsid="0ce95318"/>
    </style:style>
    <style:style style:name="P675" style:family="paragraph" style:parent-style-name="Example_20_Header">
      <style:text-properties officeooo:paragraph-rsid="2049b142"/>
    </style:style>
    <style:style style:name="P676" style:family="paragraph" style:parent-style-name="Example_20_Header">
      <style:text-properties officeooo:rsid="21d5baa3" officeooo:paragraph-rsid="21d5baa3"/>
    </style:style>
    <style:style style:name="P677" style:family="paragraph" style:parent-style-name="Example_20_Header">
      <style:text-properties officeooo:paragraph-rsid="256b3a1f"/>
    </style:style>
    <style:style style:name="P678" style:family="paragraph" style:parent-style-name="Example_20_Header">
      <style:text-properties officeooo:paragraph-rsid="2583568e"/>
    </style:style>
    <style:style style:name="P679" style:family="paragraph" style:parent-style-name="Example_20_Header">
      <style:text-properties officeooo:paragraph-rsid="259f0425"/>
    </style:style>
    <style:style style:name="P680" style:family="paragraph" style:parent-style-name="Example_20_Header">
      <style:text-properties officeooo:paragraph-rsid="25a0872c"/>
    </style:style>
    <style:style style:name="P681" style:family="paragraph" style:parent-style-name="Example_20_Header">
      <style:text-properties officeooo:paragraph-rsid="2601f6bf"/>
    </style:style>
    <style:style style:name="P682" style:family="paragraph" style:parent-style-name="Example_20_Header">
      <style:text-properties officeooo:paragraph-rsid="26270f32"/>
    </style:style>
    <style:style style:name="P683" style:family="paragraph" style:parent-style-name="Example_20_Header">
      <style:text-properties officeooo:paragraph-rsid="266ff55f"/>
    </style:style>
    <style:style style:name="P684" style:family="paragraph" style:parent-style-name="Example_20_Header">
      <style:text-properties officeooo:paragraph-rsid="269668ef"/>
    </style:style>
    <style:style style:name="P685" style:family="paragraph" style:parent-style-name="Example_20_Header">
      <style:text-properties officeooo:paragraph-rsid="27283b99"/>
    </style:style>
    <style:style style:name="P686" style:family="paragraph" style:parent-style-name="Example_20_Header">
      <style:text-properties officeooo:paragraph-rsid="273b9d1e"/>
    </style:style>
    <style:style style:name="P687" style:family="paragraph" style:parent-style-name="Example_20_Header">
      <style:text-properties officeooo:paragraph-rsid="273ba786"/>
    </style:style>
    <style:style style:name="P688" style:family="paragraph" style:parent-style-name="Example_20_Header">
      <style:text-properties officeooo:paragraph-rsid="274cfdd4"/>
    </style:style>
    <style:style style:name="P689" style:family="paragraph" style:parent-style-name="Example_20_Header">
      <style:text-properties officeooo:paragraph-rsid="275f9bed"/>
    </style:style>
    <style:style style:name="P690" style:family="paragraph" style:parent-style-name="Example_20_Header">
      <style:text-properties officeooo:paragraph-rsid="27742e6c"/>
    </style:style>
    <style:style style:name="P691" style:family="paragraph" style:parent-style-name="Example_20_Header">
      <style:text-properties officeooo:paragraph-rsid="2712130b"/>
    </style:style>
    <style:style style:name="P692" style:family="paragraph" style:parent-style-name="Example_20_Header">
      <style:text-properties officeooo:paragraph-rsid="2796ff13"/>
    </style:style>
    <style:style style:name="P693" style:family="paragraph" style:parent-style-name="Example_20_Header">
      <style:text-properties officeooo:rsid="279e46b6" officeooo:paragraph-rsid="279e46b6"/>
    </style:style>
    <style:style style:name="P694" style:family="paragraph" style:parent-style-name="Example_20_Header">
      <style:text-properties officeooo:rsid="279e46b6" officeooo:paragraph-rsid="27ace2b1"/>
    </style:style>
    <style:style style:name="P695" style:family="paragraph" style:parent-style-name="Example_20_Header">
      <style:text-properties officeooo:rsid="279e46b6" officeooo:paragraph-rsid="27ff85eb"/>
    </style:style>
    <style:style style:name="P696" style:family="paragraph" style:parent-style-name="Example_20_Header">
      <style:text-properties officeooo:rsid="27e08a27" officeooo:paragraph-rsid="27e08a27"/>
    </style:style>
    <style:style style:name="P697" style:family="paragraph" style:parent-style-name="Example_20_Header">
      <style:text-properties officeooo:rsid="27e08a27" officeooo:paragraph-rsid="27e201ac"/>
    </style:style>
    <style:style style:name="P698" style:family="paragraph" style:parent-style-name="Example_20_Header">
      <style:text-properties officeooo:rsid="27e08a27" officeooo:paragraph-rsid="27e80366"/>
    </style:style>
    <style:style style:name="P699" style:family="paragraph" style:parent-style-name="Example_20_Header">
      <style:text-properties officeooo:rsid="27e08a27" officeooo:paragraph-rsid="27eb7acb"/>
    </style:style>
    <style:style style:name="P700" style:family="paragraph" style:parent-style-name="Example_20_Header">
      <style:text-properties officeooo:rsid="27e08a27" officeooo:paragraph-rsid="27ef31c1"/>
    </style:style>
    <style:style style:name="P701" style:family="paragraph" style:parent-style-name="Example_20_Header">
      <style:text-properties officeooo:rsid="27e08a27" officeooo:paragraph-rsid="27f58c0f"/>
    </style:style>
    <style:style style:name="P702" style:family="paragraph" style:parent-style-name="Example_20_Header">
      <style:text-properties officeooo:paragraph-rsid="27f261ba"/>
    </style:style>
    <style:style style:name="P703" style:family="paragraph" style:parent-style-name="Example_20_Header">
      <style:text-properties officeooo:paragraph-rsid="27f3e5ba"/>
    </style:style>
    <style:style style:name="P704" style:family="paragraph" style:parent-style-name="Example_20_Header">
      <style:text-properties officeooo:paragraph-rsid="2805168e"/>
    </style:style>
    <style:style style:name="P705" style:family="paragraph" style:parent-style-name="Example_20_Header">
      <style:text-properties officeooo:paragraph-rsid="28064983"/>
    </style:style>
    <style:style style:name="P706" style:family="paragraph" style:parent-style-name="Example_20_Header">
      <style:text-properties officeooo:paragraph-rsid="280aa77e"/>
    </style:style>
    <style:style style:name="P707" style:family="paragraph" style:parent-style-name="Example_20_Header">
      <style:text-properties officeooo:paragraph-rsid="280d8053"/>
    </style:style>
    <style:style style:name="P708" style:family="paragraph" style:parent-style-name="Example_20_Header">
      <style:text-properties style:text-line-through-style="none" style:text-line-through-type="none" officeooo:rsid="2801dd04" officeooo:paragraph-rsid="2801dd04" fo:background-color="transparent"/>
    </style:style>
    <style:style style:name="P709" style:family="paragraph" style:parent-style-name="Example_20_Header">
      <style:text-properties officeooo:paragraph-rsid="282211ed"/>
    </style:style>
    <style:style style:name="P710" style:family="paragraph" style:parent-style-name="Example_20_Header">
      <style:text-properties officeooo:paragraph-rsid="283b5b27"/>
    </style:style>
    <style:style style:name="P711" style:family="paragraph" style:parent-style-name="Example_20_Header">
      <style:text-properties officeooo:paragraph-rsid="2842b948"/>
    </style:style>
    <style:style style:name="P712" style:family="paragraph" style:parent-style-name="Example_20_Header">
      <style:text-properties officeooo:paragraph-rsid="28445bcb"/>
    </style:style>
    <style:style style:name="P713" style:family="paragraph" style:parent-style-name="Example_20_Header">
      <style:text-properties officeooo:rsid="1877b3ae" officeooo:paragraph-rsid="2aaa4bfe"/>
    </style:style>
    <style:style style:name="P714" style:family="paragraph" style:parent-style-name="Example_20_Header">
      <style:text-properties officeooo:paragraph-rsid="29739d0f"/>
    </style:style>
    <style:style style:name="P715" style:family="paragraph" style:parent-style-name="Example_20_Header">
      <style:text-properties officeooo:paragraph-rsid="2aa45f8b"/>
    </style:style>
    <style:style style:name="P716" style:family="paragraph" style:parent-style-name="Example_20_Header">
      <style:text-properties officeooo:paragraph-rsid="2aaa4bfe"/>
    </style:style>
    <style:style style:name="P717" style:family="paragraph" style:parent-style-name="Example_20_Header">
      <style:text-properties officeooo:paragraph-rsid="2ae1d984"/>
    </style:style>
    <style:style style:name="P718" style:family="paragraph" style:parent-style-name="Example_20_Header">
      <style:text-properties officeooo:paragraph-rsid="2b3fbade"/>
    </style:style>
    <style:style style:name="P719" style:family="paragraph" style:parent-style-name="Example_20_Header">
      <style:text-properties officeooo:paragraph-rsid="2c1562ff"/>
    </style:style>
    <style:style style:name="P720" style:family="paragraph" style:parent-style-name="Example_20_Header">
      <style:text-properties officeooo:paragraph-rsid="2c188f63"/>
    </style:style>
    <style:style style:name="P721" style:family="paragraph" style:parent-style-name="Example_20_Header">
      <style:text-properties officeooo:paragraph-rsid="2c3c0ad1"/>
    </style:style>
    <style:style style:name="P722" style:family="paragraph" style:parent-style-name="Example_20_Header">
      <style:text-properties officeooo:paragraph-rsid="2c67e17b"/>
    </style:style>
    <style:style style:name="P723" style:family="paragraph" style:parent-style-name="Example_20_Header">
      <style:text-properties officeooo:paragraph-rsid="2c6a45e7"/>
    </style:style>
    <style:style style:name="P724" style:family="paragraph" style:parent-style-name="Example_20_Header">
      <style:text-properties officeooo:rsid="2d090591" officeooo:paragraph-rsid="2d6848db"/>
    </style:style>
    <style:style style:name="P725" style:family="paragraph" style:parent-style-name="Example_20_Header">
      <style:text-properties officeooo:paragraph-rsid="2d6848db"/>
    </style:style>
    <style:style style:name="P726" style:family="paragraph" style:parent-style-name="Example_20_Header">
      <style:text-properties officeooo:paragraph-rsid="2debb34b"/>
    </style:style>
    <style:style style:name="P727" style:family="paragraph" style:parent-style-name="Example_20_Header">
      <style:text-properties officeooo:paragraph-rsid="2e100a8b"/>
    </style:style>
    <style:style style:name="P728" style:family="paragraph" style:parent-style-name="Example_20_Header">
      <style:text-properties officeooo:paragraph-rsid="2e295e17"/>
    </style:style>
    <style:style style:name="P729" style:family="paragraph" style:parent-style-name="Example_20_Header">
      <style:text-properties officeooo:rsid="166573f1" officeooo:paragraph-rsid="2e2c817f"/>
    </style:style>
    <style:style style:name="P730" style:family="paragraph" style:parent-style-name="Example_20_Header">
      <style:text-properties officeooo:rsid="166573f1" officeooo:paragraph-rsid="2e37bf1b"/>
    </style:style>
    <style:style style:name="P731" style:family="paragraph" style:parent-style-name="Example_20_Header">
      <style:text-properties officeooo:rsid="166573f1" officeooo:paragraph-rsid="2e3e312b"/>
    </style:style>
    <style:style style:name="P732" style:family="paragraph" style:parent-style-name="Example_20_Header">
      <style:text-properties officeooo:paragraph-rsid="2eeeca56"/>
    </style:style>
    <style:style style:name="P733" style:family="paragraph" style:parent-style-name="Example_20_Header">
      <style:text-properties officeooo:paragraph-rsid="2f8d996f"/>
    </style:style>
    <style:style style:name="P734" style:family="paragraph" style:parent-style-name="Example_20_Header">
      <style:text-properties officeooo:paragraph-rsid="2f9d3f26"/>
    </style:style>
    <style:style style:name="P735" style:family="paragraph" style:parent-style-name="Example_20_Header">
      <style:text-properties officeooo:paragraph-rsid="2f9f0a9c"/>
    </style:style>
    <style:style style:name="P736" style:family="paragraph" style:parent-style-name="Example_20_Header">
      <style:text-properties officeooo:paragraph-rsid="2fb2ba2c"/>
    </style:style>
    <style:style style:name="P737" style:family="paragraph" style:parent-style-name="Example_20_Header">
      <style:text-properties officeooo:paragraph-rsid="2fb6894b"/>
    </style:style>
    <style:style style:name="P738" style:family="paragraph" style:parent-style-name="Example_20_Header">
      <style:text-properties officeooo:paragraph-rsid="2fbb83f7"/>
    </style:style>
    <style:style style:name="P739" style:family="paragraph" style:parent-style-name="Example_20_Header">
      <style:text-properties officeooo:paragraph-rsid="2fe511a7"/>
    </style:style>
    <style:style style:name="P740" style:family="paragraph" style:parent-style-name="Example_20_Header">
      <style:text-properties officeooo:paragraph-rsid="2fe6b5b6"/>
    </style:style>
    <style:style style:name="P741" style:family="paragraph" style:parent-style-name="Example_20_Header">
      <style:text-properties officeooo:paragraph-rsid="2fee27d1"/>
    </style:style>
    <style:style style:name="P742" style:family="paragraph" style:parent-style-name="Example_20_Header">
      <style:text-properties officeooo:paragraph-rsid="2fefc37c"/>
    </style:style>
    <style:style style:name="P743" style:family="paragraph" style:parent-style-name="Example_20_Header">
      <style:text-properties officeooo:paragraph-rsid="2ff9e629"/>
    </style:style>
    <style:style style:name="P744" style:family="paragraph" style:parent-style-name="Example_20_Header">
      <style:text-properties officeooo:paragraph-rsid="300964a8"/>
    </style:style>
    <style:style style:name="P745" style:family="paragraph" style:parent-style-name="Example_20_Header">
      <style:text-properties officeooo:paragraph-rsid="3018a986"/>
    </style:style>
    <style:style style:name="P746" style:family="paragraph" style:parent-style-name="Example_20_Header">
      <style:text-properties officeooo:paragraph-rsid="30587971"/>
    </style:style>
    <style:style style:name="P747" style:family="paragraph" style:parent-style-name="Example_20_Header">
      <style:text-properties officeooo:rsid="1bd786c4" officeooo:paragraph-rsid="30868245"/>
    </style:style>
    <style:style style:name="P748" style:family="paragraph" style:parent-style-name="Example_20_Header">
      <style:text-properties officeooo:rsid="1bd786c4" officeooo:paragraph-rsid="320de796"/>
    </style:style>
    <style:style style:name="P749" style:family="paragraph" style:parent-style-name="Example_20_Header">
      <style:text-properties officeooo:rsid="30b893ef" officeooo:paragraph-rsid="30b95f57"/>
    </style:style>
    <style:style style:name="P750" style:family="paragraph" style:parent-style-name="Example_20_Header">
      <style:text-properties officeooo:paragraph-rsid="30c03f57"/>
    </style:style>
    <style:style style:name="P751" style:family="paragraph" style:parent-style-name="Example_20_Header">
      <style:text-properties officeooo:paragraph-rsid="312132e6"/>
    </style:style>
    <style:style style:name="P752" style:family="paragraph" style:parent-style-name="Example_20_Header">
      <style:text-properties fo:language="cs" fo:country="CZ" officeooo:rsid="313e3b34" officeooo:paragraph-rsid="31560202"/>
    </style:style>
    <style:style style:name="P753" style:family="paragraph" style:parent-style-name="Example_20_Header">
      <style:text-properties fo:language="cs" fo:country="CZ" officeooo:rsid="314f7ee7" officeooo:paragraph-rsid="314f7ee7"/>
    </style:style>
    <style:style style:name="P754" style:family="paragraph" style:parent-style-name="Example_20_Header">
      <style:text-properties fo:language="cs" fo:country="CZ" officeooo:rsid="314f7ee7" officeooo:paragraph-rsid="317a36dd"/>
    </style:style>
    <style:style style:name="P755" style:family="paragraph" style:parent-style-name="Example_20_Header">
      <style:text-properties fo:language="cs" fo:country="CZ" officeooo:rsid="314f7ee7" officeooo:paragraph-rsid="316bc840"/>
    </style:style>
    <style:style style:name="P756" style:family="paragraph" style:parent-style-name="Example_20_Header">
      <style:text-properties fo:language="cs" fo:country="CZ" officeooo:rsid="314f7ee7" officeooo:paragraph-rsid="316ecb2d"/>
    </style:style>
    <style:style style:name="P757" style:family="paragraph" style:parent-style-name="Example_20_Header">
      <style:text-properties officeooo:paragraph-rsid="314f7ee7"/>
    </style:style>
    <style:style style:name="P758" style:family="paragraph" style:parent-style-name="Example_20_Header">
      <style:text-properties officeooo:paragraph-rsid="31560202"/>
    </style:style>
    <style:style style:name="P759" style:family="paragraph" style:parent-style-name="Example_20_Header">
      <style:text-properties officeooo:paragraph-rsid="3158bd62"/>
    </style:style>
    <style:style style:name="P760" style:family="paragraph" style:parent-style-name="Example_20_Header">
      <style:text-properties officeooo:paragraph-rsid="315b6403"/>
    </style:style>
    <style:style style:name="P761" style:family="paragraph" style:parent-style-name="Example_20_Header">
      <style:text-properties officeooo:paragraph-rsid="31cbff1e"/>
    </style:style>
    <style:style style:name="P762" style:family="paragraph" style:parent-style-name="Example_20_Header">
      <style:text-properties officeooo:paragraph-rsid="336fafac"/>
    </style:style>
    <style:style style:name="P763" style:family="paragraph" style:parent-style-name="Example_20_Header">
      <style:text-properties officeooo:paragraph-rsid="3372cdf8"/>
    </style:style>
    <style:style style:name="P764" style:family="paragraph" style:parent-style-name="Example_20_Header">
      <style:text-properties officeooo:paragraph-rsid="338ae010"/>
    </style:style>
    <style:style style:name="P765" style:family="paragraph" style:parent-style-name="Example_20_Header">
      <style:text-properties officeooo:paragraph-rsid="33929ecf"/>
    </style:style>
    <style:style style:name="P766" style:family="paragraph" style:parent-style-name="Example_20_Header">
      <style:text-properties officeooo:paragraph-rsid="34b30b4f"/>
    </style:style>
    <style:style style:name="P767" style:family="paragraph" style:parent-style-name="Example_20_Header">
      <style:text-properties officeooo:paragraph-rsid="34f3694a"/>
    </style:style>
    <style:style style:name="P768" style:family="paragraph" style:parent-style-name="Example_20_Header">
      <style:text-properties officeooo:paragraph-rsid="35018ce2"/>
    </style:style>
    <style:style style:name="P769" style:family="paragraph" style:parent-style-name="Example_20_Header">
      <style:text-properties officeooo:paragraph-rsid="3502ed5d"/>
    </style:style>
    <style:style style:name="P770" style:family="paragraph" style:parent-style-name="Example_20_Header">
      <style:text-properties officeooo:paragraph-rsid="350a6692"/>
    </style:style>
    <style:style style:name="P771" style:family="paragraph" style:parent-style-name="Example_20_Header">
      <style:text-properties fo:font-style="normal" officeooo:rsid="353121c0" officeooo:paragraph-rsid="353121c0" style:font-style-asian="normal" style:font-style-complex="normal"/>
    </style:style>
    <style:style style:name="P772" style:family="paragraph" style:parent-style-name="Example">
      <style:text-properties officeooo:rsid="21d5baa3" officeooo:paragraph-rsid="21d5baa3"/>
    </style:style>
    <style:style style:name="P773" style:family="paragraph" style:parent-style-name="Example">
      <style:text-properties officeooo:paragraph-rsid="24c92b39"/>
    </style:style>
    <style:style style:name="P774" style:family="paragraph" style:parent-style-name="Example">
      <style:text-properties officeooo:paragraph-rsid="2576dfad"/>
    </style:style>
    <style:style style:name="P775" style:family="paragraph" style:parent-style-name="Example">
      <style:text-properties officeooo:paragraph-rsid="2583568e"/>
    </style:style>
    <style:style style:name="P776" style:family="paragraph" style:parent-style-name="Example">
      <style:text-properties fo:language="cs" fo:country="CZ" officeooo:rsid="25612f74" officeooo:paragraph-rsid="25a0872c" style:language-asian="zxx" style:country-asian="none" style:language-complex="ar" style:country-complex="SA"/>
    </style:style>
    <style:style style:name="P77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78" style:family="paragraph" style:parent-style-name="Example">
      <style:text-properties fo:language="cs" fo:country="CZ" officeooo:rsid="350a6692" officeooo:paragraph-rsid="350a6692"/>
    </style:style>
    <style:style style:name="P779" style:family="paragraph" style:parent-style-name="Example">
      <style:text-properties officeooo:rsid="122861d3" officeooo:paragraph-rsid="259f0425"/>
    </style:style>
    <style:style style:name="P780" style:family="paragraph" style:parent-style-name="Example">
      <style:text-properties officeooo:rsid="122861d3" officeooo:paragraph-rsid="25a63f6d"/>
    </style:style>
    <style:style style:name="P781" style:family="paragraph" style:parent-style-name="Example">
      <style:text-properties officeooo:paragraph-rsid="259f0425"/>
    </style:style>
    <style:style style:name="P782" style:family="paragraph" style:parent-style-name="Example">
      <style:text-properties officeooo:paragraph-rsid="2597a654"/>
    </style:style>
    <style:style style:name="P783" style:family="paragraph" style:parent-style-name="Example">
      <style:text-properties officeooo:paragraph-rsid="25a63f6d"/>
    </style:style>
    <style:style style:name="P784" style:family="paragraph" style:parent-style-name="Example">
      <style:text-properties officeooo:paragraph-rsid="256b3a1f"/>
    </style:style>
    <style:style style:name="P785" style:family="paragraph" style:parent-style-name="Example">
      <style:text-properties officeooo:paragraph-rsid="258abddb"/>
    </style:style>
    <style:style style:name="P786" style:family="paragraph" style:parent-style-name="Example">
      <style:text-properties officeooo:rsid="217800a7" officeooo:paragraph-rsid="25f2d04a"/>
    </style:style>
    <style:style style:name="P787" style:family="paragraph" style:parent-style-name="Example">
      <style:text-properties officeooo:paragraph-rsid="26080d49"/>
    </style:style>
    <style:style style:name="P788" style:family="paragraph" style:parent-style-name="Example">
      <style:text-properties officeooo:rsid="25c61070" officeooo:paragraph-rsid="266ff55f" fo:background-color="transparent"/>
    </style:style>
    <style:style style:name="P789" style:family="paragraph" style:parent-style-name="Example">
      <style:text-properties officeooo:rsid="2632c719" officeooo:paragraph-rsid="27283b99" fo:background-color="transparent"/>
    </style:style>
    <style:style style:name="P790" style:family="paragraph" style:parent-style-name="Example">
      <style:text-properties officeooo:rsid="273ba786" officeooo:paragraph-rsid="273ba786" fo:background-color="transparent"/>
    </style:style>
    <style:style style:name="P791" style:family="paragraph" style:parent-style-name="Example">
      <style:text-properties officeooo:rsid="266fc3c7" officeooo:paragraph-rsid="27283b99" fo:background-color="transparent"/>
    </style:style>
    <style:style style:name="P792" style:family="paragraph" style:parent-style-name="Example">
      <style:text-properties officeooo:rsid="2795358b" officeooo:paragraph-rsid="2795358b" fo:background-color="transparent"/>
    </style:style>
    <style:style style:name="P793" style:family="paragraph" style:parent-style-name="Example">
      <style:text-properties officeooo:rsid="2795358b" officeooo:paragraph-rsid="2799384d" fo:background-color="transparent"/>
    </style:style>
    <style:style style:name="P794" style:family="paragraph" style:parent-style-name="Example">
      <style:text-properties officeooo:rsid="2795358b" officeooo:paragraph-rsid="27f261ba" fo:background-color="transparent"/>
    </style:style>
    <style:style style:name="P795" style:family="paragraph" style:parent-style-name="Example">
      <style:text-properties officeooo:rsid="279a808c" officeooo:paragraph-rsid="279a808c" fo:background-color="transparent"/>
    </style:style>
    <style:style style:name="P796" style:family="paragraph" style:parent-style-name="Example">
      <style:text-properties officeooo:rsid="279e46b6" officeooo:paragraph-rsid="279e46b6" fo:background-color="transparent"/>
    </style:style>
    <style:style style:name="P797" style:family="paragraph" style:parent-style-name="Example">
      <style:text-properties officeooo:rsid="280d8053" officeooo:paragraph-rsid="280d8053" fo:background-color="transparent"/>
    </style:style>
    <style:style style:name="P798" style:family="paragraph" style:parent-style-name="Example">
      <style:text-properties officeooo:rsid="280aa77e" officeooo:paragraph-rsid="280aa77e" fo:background-color="transparent"/>
    </style:style>
    <style:style style:name="P799" style:family="paragraph" style:parent-style-name="Example">
      <style:text-properties officeooo:paragraph-rsid="2684f7d7"/>
    </style:style>
    <style:style style:name="P800" style:family="paragraph" style:parent-style-name="Example">
      <style:text-properties officeooo:paragraph-rsid="269668ef"/>
    </style:style>
    <style:style style:name="P801" style:family="paragraph" style:parent-style-name="Example">
      <style:text-properties officeooo:rsid="26d10de3" officeooo:paragraph-rsid="26d10de3"/>
    </style:style>
    <style:style style:name="P802" style:family="paragraph" style:parent-style-name="Example">
      <style:text-properties officeooo:paragraph-rsid="27283b99"/>
    </style:style>
    <style:style style:name="P803" style:family="paragraph" style:parent-style-name="Example">
      <style:text-properties officeooo:paragraph-rsid="2734f380"/>
    </style:style>
    <style:style style:name="P804" style:family="paragraph" style:parent-style-name="Example">
      <style:text-properties officeooo:paragraph-rsid="273b9d1e"/>
    </style:style>
    <style:style style:name="P805" style:family="paragraph" style:parent-style-name="Example">
      <style:text-properties officeooo:rsid="274cfdd4" officeooo:paragraph-rsid="274e343c"/>
    </style:style>
    <style:style style:name="P806" style:family="paragraph" style:parent-style-name="Example">
      <style:text-properties officeooo:paragraph-rsid="27742e6c"/>
    </style:style>
    <style:style style:name="P807" style:family="paragraph" style:parent-style-name="Example">
      <style:text-properties fo:font-style="italic" officeooo:paragraph-rsid="27f3e5ba" fo:background-color="transparent" style:font-style-asian="italic" style:font-style-complex="italic"/>
    </style:style>
    <style:style style:name="P808" style:family="paragraph" style:parent-style-name="Example">
      <style:text-properties fo:font-style="italic" officeooo:paragraph-rsid="29ec35f4" style:font-style-asian="italic" style:font-style-complex="italic"/>
    </style:style>
    <style:style style:name="P809" style:family="paragraph" style:parent-style-name="Example">
      <style:text-properties fo:font-style="italic" officeooo:rsid="313a5a5c" officeooo:paragraph-rsid="3146de2f" style:font-style-asian="italic" style:font-style-complex="italic"/>
    </style:style>
    <style:style style:name="P810" style:family="paragraph" style:parent-style-name="Example">
      <style:text-properties fo:font-style="italic" officeooo:rsid="313a5a5c" officeooo:paragraph-rsid="314f7ee7" style:font-style-asian="italic" style:font-style-complex="italic"/>
    </style:style>
    <style:style style:name="P811" style:family="paragraph" style:parent-style-name="Example">
      <style:text-properties fo:font-style="italic" officeooo:rsid="313a5a5c" officeooo:paragraph-rsid="316bc840" style:font-style-asian="italic" style:font-style-complex="italic"/>
    </style:style>
    <style:style style:name="P812" style:family="paragraph" style:parent-style-name="Example">
      <style:text-properties fo:font-style="italic" officeooo:rsid="313a5a5c" officeooo:paragraph-rsid="316ecb2d" style:font-style-asian="italic" style:font-style-complex="italic"/>
    </style:style>
    <style:style style:name="P813" style:family="paragraph" style:parent-style-name="Example">
      <style:text-properties fo:font-style="italic" officeooo:rsid="313a5a5c" officeooo:paragraph-rsid="317a36dd" style:font-style-asian="italic" style:font-style-complex="italic"/>
    </style:style>
    <style:style style:name="P814" style:family="paragraph" style:parent-style-name="Example">
      <style:text-properties fo:font-style="italic" officeooo:rsid="314f7ee7" officeooo:paragraph-rsid="314f7ee7" style:font-style-asian="italic" style:font-style-complex="italic"/>
    </style:style>
    <style:style style:name="P815" style:family="paragraph" style:parent-style-name="Example">
      <style:text-properties officeooo:rsid="279e46b6" officeooo:paragraph-rsid="279e46b6"/>
    </style:style>
    <style:style style:name="P816" style:family="paragraph" style:parent-style-name="Example">
      <style:text-properties officeooo:rsid="27ace2b1" officeooo:paragraph-rsid="27ace2b1"/>
    </style:style>
    <style:style style:name="P817" style:family="paragraph" style:parent-style-name="Example">
      <style:text-properties officeooo:paragraph-rsid="27c703fc"/>
    </style:style>
    <style:style style:name="P818" style:family="paragraph" style:parent-style-name="Example">
      <style:text-properties officeooo:paragraph-rsid="27c86e38"/>
    </style:style>
    <style:style style:name="P819" style:family="paragraph" style:parent-style-name="Example">
      <style:text-properties officeooo:rsid="27e08a27" officeooo:paragraph-rsid="27e08a27"/>
    </style:style>
    <style:style style:name="P820" style:family="paragraph" style:parent-style-name="Example">
      <style:text-properties officeooo:rsid="27e201ac" officeooo:paragraph-rsid="27e201ac"/>
    </style:style>
    <style:style style:name="P821" style:family="paragraph" style:parent-style-name="Example">
      <style:text-properties officeooo:rsid="27e201ac" officeooo:paragraph-rsid="27ef31c1"/>
    </style:style>
    <style:style style:name="P822" style:family="paragraph" style:parent-style-name="Example">
      <style:text-properties officeooo:paragraph-rsid="27f3e5ba"/>
    </style:style>
    <style:style style:name="P823" style:family="paragraph" style:parent-style-name="Example">
      <style:text-properties officeooo:rsid="27f58c0f" officeooo:paragraph-rsid="27f58c0f"/>
    </style:style>
    <style:style style:name="P824" style:family="paragraph" style:parent-style-name="Example">
      <style:text-properties officeooo:rsid="26c93516" officeooo:paragraph-rsid="2805168e"/>
    </style:style>
    <style:style style:name="P825" style:family="paragraph" style:parent-style-name="Example">
      <style:text-properties officeooo:rsid="2805168e" officeooo:paragraph-rsid="2805168e"/>
    </style:style>
    <style:style style:name="P826" style:family="paragraph" style:parent-style-name="Example">
      <style:text-properties officeooo:rsid="2808ebbf" officeooo:paragraph-rsid="2808ebbf"/>
    </style:style>
    <style:style style:name="P827" style:family="paragraph" style:parent-style-name="Example">
      <style:text-properties officeooo:rsid="280aa77e" officeooo:paragraph-rsid="280aa77e"/>
    </style:style>
    <style:style style:name="P828" style:family="paragraph" style:parent-style-name="Example">
      <style:text-properties officeooo:rsid="27ea0ea6" officeooo:paragraph-rsid="27eb7acb"/>
    </style:style>
    <style:style style:name="P829" style:family="paragraph" style:parent-style-name="Example">
      <style:text-properties style:text-line-through-style="none" style:text-line-through-type="none" officeooo:rsid="2795358b" officeooo:paragraph-rsid="2795358b" fo:background-color="transparent"/>
    </style:style>
    <style:style style:name="P830" style:family="paragraph" style:parent-style-name="Example">
      <style:text-properties style:text-line-through-style="none" style:text-line-through-type="none" officeooo:rsid="27ff85eb" officeooo:paragraph-rsid="27ff85eb" fo:background-color="transparent"/>
    </style:style>
    <style:style style:name="P831" style:family="paragraph" style:parent-style-name="Example">
      <style:text-properties style:text-line-through-style="none" style:text-line-through-type="none" officeooo:rsid="246911ff" officeooo:paragraph-rsid="2c3ee333"/>
    </style:style>
    <style:style style:name="P832" style:family="paragraph" style:parent-style-name="Example">
      <style:text-properties style:text-line-through-style="none" style:text-line-through-type="none" officeooo:rsid="2fb6894b" officeooo:paragraph-rsid="2fb6894b"/>
    </style:style>
    <style:style style:name="P833" style:family="paragraph" style:parent-style-name="Example">
      <style:text-properties style:text-line-through-style="none" style:text-line-through-type="none" officeooo:rsid="24969cfe" officeooo:paragraph-rsid="33929ecf"/>
    </style:style>
    <style:style style:name="P834" style:family="paragraph" style:parent-style-name="Example">
      <style:text-properties officeooo:rsid="261b77fd" officeooo:paragraph-rsid="261b77fd"/>
    </style:style>
    <style:style style:name="P835" style:family="paragraph" style:parent-style-name="Example">
      <style:text-properties officeooo:rsid="2823eee8" officeooo:paragraph-rsid="2823eee8"/>
    </style:style>
    <style:style style:name="P836" style:family="paragraph" style:parent-style-name="Example">
      <style:text-properties officeooo:rsid="2823eee8" officeooo:paragraph-rsid="2842b948"/>
    </style:style>
    <style:style style:name="P837" style:family="paragraph" style:parent-style-name="Example">
      <style:text-properties officeooo:paragraph-rsid="28445bcb"/>
    </style:style>
    <style:style style:name="P838" style:family="paragraph" style:parent-style-name="Example">
      <style:text-properties officeooo:paragraph-rsid="284482c7"/>
    </style:style>
    <style:style style:name="P839" style:family="paragraph" style:parent-style-name="Example">
      <style:text-properties officeooo:paragraph-rsid="29739d0f"/>
    </style:style>
    <style:style style:name="P840" style:family="paragraph" style:parent-style-name="Example">
      <style:text-properties officeooo:rsid="14641de2" officeooo:paragraph-rsid="29ec35f4"/>
    </style:style>
    <style:style style:name="P841" style:family="paragraph" style:parent-style-name="Example">
      <style:text-properties officeooo:paragraph-rsid="29ec35f4"/>
    </style:style>
    <style:style style:name="P842" style:family="paragraph" style:parent-style-name="Example">
      <style:text-properties officeooo:paragraph-rsid="28f98aba"/>
    </style:style>
    <style:style style:name="P843" style:family="paragraph" style:parent-style-name="Example">
      <style:text-properties officeooo:paragraph-rsid="2aaa4bfe"/>
    </style:style>
    <style:style style:name="P844" style:family="paragraph" style:parent-style-name="Example">
      <style:text-properties officeooo:rsid="275f9bed" officeooo:paragraph-rsid="275f9bed"/>
    </style:style>
    <style:style style:name="P845" style:family="paragraph" style:parent-style-name="Example">
      <style:text-properties officeooo:rsid="2601f6bf" officeooo:paragraph-rsid="26270f32"/>
    </style:style>
    <style:style style:name="P846" style:family="paragraph" style:parent-style-name="Example">
      <style:text-properties officeooo:paragraph-rsid="2b3fbade"/>
    </style:style>
    <style:style style:name="P847" style:family="paragraph" style:parent-style-name="Example">
      <style:text-properties officeooo:paragraph-rsid="2b47301d"/>
    </style:style>
    <style:style style:name="P848" style:family="paragraph" style:parent-style-name="Example">
      <style:text-properties officeooo:rsid="2b51d712" officeooo:paragraph-rsid="2b54f678"/>
    </style:style>
    <style:style style:name="P849" style:family="paragraph" style:parent-style-name="Example">
      <style:text-properties officeooo:rsid="21e9668e" officeooo:paragraph-rsid="2c1562ff"/>
    </style:style>
    <style:style style:name="P850" style:family="paragraph" style:parent-style-name="Example">
      <style:text-properties officeooo:paragraph-rsid="2c1562ff"/>
    </style:style>
    <style:style style:name="P851" style:family="paragraph" style:parent-style-name="Example">
      <style:text-properties officeooo:rsid="29b4fce0" officeooo:paragraph-rsid="2c188f63"/>
    </style:style>
    <style:style style:name="P852" style:family="paragraph" style:parent-style-name="Example">
      <style:text-properties officeooo:paragraph-rsid="2c188f63"/>
    </style:style>
    <style:style style:name="P853" style:family="paragraph" style:parent-style-name="Example">
      <style:text-properties officeooo:paragraph-rsid="2c2e6e7f"/>
    </style:style>
    <style:style style:name="P854" style:family="paragraph" style:parent-style-name="Example">
      <style:text-properties officeooo:paragraph-rsid="2c3c0ad1"/>
    </style:style>
    <style:style style:name="P855" style:family="paragraph" style:parent-style-name="Example">
      <style:text-properties officeooo:paragraph-rsid="2c3ee333"/>
    </style:style>
    <style:style style:name="P856" style:family="paragraph" style:parent-style-name="Example">
      <style:text-properties officeooo:rsid="246911ff" officeooo:paragraph-rsid="2aa45f8b"/>
    </style:style>
    <style:style style:name="P857" style:family="paragraph" style:parent-style-name="Example">
      <style:text-properties officeooo:rsid="246911ff" officeooo:paragraph-rsid="2c63dcdd"/>
    </style:style>
    <style:style style:name="P858" style:family="paragraph" style:parent-style-name="Example">
      <style:text-properties officeooo:rsid="2b836d75" officeooo:paragraph-rsid="2c67e17b"/>
    </style:style>
    <style:style style:name="P859" style:family="paragraph" style:parent-style-name="Example">
      <style:text-properties officeooo:rsid="2b836d75" officeooo:paragraph-rsid="2c6e338e"/>
    </style:style>
    <style:style style:name="P860" style:family="paragraph" style:parent-style-name="Example">
      <style:text-properties officeooo:rsid="2cc3f8e5" officeooo:paragraph-rsid="2cc3f8e5"/>
    </style:style>
    <style:style style:name="P861" style:family="paragraph" style:parent-style-name="Example">
      <style:text-properties officeooo:rsid="2cdb7044" officeooo:paragraph-rsid="2cdb7044"/>
    </style:style>
    <style:style style:name="P862" style:family="paragraph" style:parent-style-name="Example">
      <style:text-properties officeooo:paragraph-rsid="2cdbaf2d"/>
    </style:style>
    <style:style style:name="P863" style:family="paragraph" style:parent-style-name="Example">
      <style:text-properties officeooo:paragraph-rsid="2d6848db"/>
    </style:style>
    <style:style style:name="P864" style:family="paragraph" style:parent-style-name="Example">
      <style:text-properties officeooo:rsid="21ddad74" officeooo:paragraph-rsid="29739d0f"/>
    </style:style>
    <style:style style:name="P865" style:family="paragraph" style:parent-style-name="Example">
      <style:text-properties officeooo:rsid="2ddfffc5" officeooo:paragraph-rsid="2e100a8b"/>
    </style:style>
    <style:style style:name="P866" style:family="paragraph" style:parent-style-name="Example">
      <style:text-properties officeooo:rsid="2ddfffc5" officeooo:paragraph-rsid="2e295e17"/>
    </style:style>
    <style:style style:name="P867" style:family="paragraph" style:parent-style-name="Example">
      <style:text-properties officeooo:rsid="2ddfffc5" officeooo:paragraph-rsid="2e37bf1b"/>
    </style:style>
    <style:style style:name="P868" style:family="paragraph" style:parent-style-name="Example">
      <style:text-properties officeooo:rsid="2ddfffc5" officeooo:paragraph-rsid="2f9d3f26"/>
    </style:style>
    <style:style style:name="P869" style:family="paragraph" style:parent-style-name="Example">
      <style:text-properties officeooo:rsid="2de0ec95" officeooo:paragraph-rsid="2e100a8b"/>
    </style:style>
    <style:style style:name="P870" style:family="paragraph" style:parent-style-name="Example">
      <style:text-properties officeooo:rsid="2de0ec95" officeooo:paragraph-rsid="2f9d3f26"/>
    </style:style>
    <style:style style:name="P871" style:family="paragraph" style:parent-style-name="Example">
      <style:text-properties officeooo:paragraph-rsid="2e2c817f"/>
    </style:style>
    <style:style style:name="P872" style:family="paragraph" style:parent-style-name="Example">
      <style:text-properties officeooo:rsid="2e37bf1b" officeooo:paragraph-rsid="2e37bf1b"/>
    </style:style>
    <style:style style:name="P873" style:family="paragraph" style:parent-style-name="Example">
      <style:text-properties officeooo:paragraph-rsid="2eeeca56"/>
    </style:style>
    <style:style style:name="P874" style:family="paragraph" style:parent-style-name="Example">
      <style:text-properties officeooo:paragraph-rsid="2f4524ed"/>
    </style:style>
    <style:style style:name="P875" style:family="paragraph" style:parent-style-name="Example">
      <style:text-properties officeooo:paragraph-rsid="2f9d3f26"/>
    </style:style>
    <style:style style:name="P876" style:family="paragraph" style:parent-style-name="Example">
      <style:text-properties officeooo:rsid="2f9f0a9c" officeooo:paragraph-rsid="2fa5fa8c"/>
    </style:style>
    <style:style style:name="P877" style:family="paragraph" style:parent-style-name="Example">
      <style:text-properties officeooo:rsid="2fad38aa" officeooo:paragraph-rsid="2fad38aa"/>
    </style:style>
    <style:style style:name="P878" style:family="paragraph" style:parent-style-name="Example">
      <style:text-properties officeooo:rsid="2fad38aa" officeooo:paragraph-rsid="2fae1a1e"/>
    </style:style>
    <style:style style:name="P879" style:family="paragraph" style:parent-style-name="Example">
      <style:text-properties officeooo:rsid="2fad38aa" officeooo:paragraph-rsid="2fae3382"/>
    </style:style>
    <style:style style:name="P880" style:family="paragraph" style:parent-style-name="Example">
      <style:text-properties officeooo:rsid="2fad38aa" officeooo:paragraph-rsid="2fb2ba2c"/>
    </style:style>
    <style:style style:name="P881" style:family="paragraph" style:parent-style-name="Example">
      <style:text-properties officeooo:rsid="2fad38aa" officeooo:paragraph-rsid="2fb34d2d"/>
    </style:style>
    <style:style style:name="P882" style:family="paragraph" style:parent-style-name="Example">
      <style:text-properties officeooo:paragraph-rsid="2fb2ba2c"/>
    </style:style>
    <style:style style:name="P883" style:family="paragraph" style:parent-style-name="Example">
      <style:text-properties officeooo:rsid="2fbb83f7" officeooo:paragraph-rsid="2fbb83f7"/>
    </style:style>
    <style:style style:name="P884" style:family="paragraph" style:parent-style-name="Example">
      <style:text-properties officeooo:rsid="2fc363e5" officeooo:paragraph-rsid="2fc363e5"/>
    </style:style>
    <style:style style:name="P885" style:family="paragraph" style:parent-style-name="Example">
      <style:text-properties officeooo:rsid="2fe511a7" officeooo:paragraph-rsid="2fe511a7"/>
    </style:style>
    <style:style style:name="P886" style:family="paragraph" style:parent-style-name="Example">
      <style:text-properties officeooo:rsid="2fe6b5b6" officeooo:paragraph-rsid="2fe6b5b6"/>
    </style:style>
    <style:style style:name="P887" style:family="paragraph" style:parent-style-name="Example">
      <style:text-properties officeooo:rsid="2febf9b9" officeooo:paragraph-rsid="2fee27d1"/>
    </style:style>
    <style:style style:name="P888" style:family="paragraph" style:parent-style-name="Example">
      <style:text-properties officeooo:rsid="2febf9b9" officeooo:paragraph-rsid="2feef8b9"/>
    </style:style>
    <style:style style:name="P889" style:family="paragraph" style:parent-style-name="Example">
      <style:text-properties officeooo:rsid="2febf9b9" officeooo:paragraph-rsid="2fefc37c"/>
    </style:style>
    <style:style style:name="P890" style:family="paragraph" style:parent-style-name="Example">
      <style:text-properties officeooo:rsid="2febf9b9" officeooo:paragraph-rsid="2ff9e629"/>
    </style:style>
    <style:style style:name="P891" style:family="paragraph" style:parent-style-name="Example">
      <style:text-properties officeooo:rsid="2febf9b9" officeooo:paragraph-rsid="2ffabd0d"/>
    </style:style>
    <style:style style:name="P892" style:family="paragraph" style:parent-style-name="Example">
      <style:text-properties officeooo:rsid="2febf9b9" officeooo:paragraph-rsid="3003c8ab"/>
    </style:style>
    <style:style style:name="P893" style:family="paragraph" style:parent-style-name="Example">
      <style:text-properties officeooo:rsid="2febf9b9" officeooo:paragraph-rsid="300964a8"/>
    </style:style>
    <style:style style:name="P894" style:family="paragraph" style:parent-style-name="Example">
      <style:text-properties officeooo:rsid="2fee27d1" officeooo:paragraph-rsid="2fee27d1"/>
    </style:style>
    <style:style style:name="P895" style:family="paragraph" style:parent-style-name="Example">
      <style:text-properties officeooo:rsid="2fee27d1" officeooo:paragraph-rsid="300964a8"/>
    </style:style>
    <style:style style:name="P896" style:family="paragraph" style:parent-style-name="Example">
      <style:text-properties officeooo:paragraph-rsid="3018a986"/>
    </style:style>
    <style:style style:name="P897" style:family="paragraph" style:parent-style-name="Example">
      <style:text-properties officeooo:paragraph-rsid="30352bd2"/>
    </style:style>
    <style:style style:name="P898" style:family="paragraph" style:parent-style-name="Example">
      <style:text-properties officeooo:paragraph-rsid="303561c4"/>
    </style:style>
    <style:style style:name="P899" style:family="paragraph" style:parent-style-name="Example">
      <style:text-properties officeooo:paragraph-rsid="305e2618"/>
    </style:style>
    <style:style style:name="P900" style:family="paragraph" style:parent-style-name="Example">
      <style:text-properties officeooo:rsid="307dae94" officeooo:paragraph-rsid="307dae94"/>
    </style:style>
    <style:style style:name="P901" style:family="paragraph" style:parent-style-name="Example">
      <style:text-properties officeooo:rsid="30b893ef" officeooo:paragraph-rsid="30b95f57"/>
    </style:style>
    <style:style style:name="P902" style:family="paragraph" style:parent-style-name="Example">
      <style:text-properties officeooo:paragraph-rsid="30c03f57"/>
    </style:style>
    <style:style style:name="P903" style:family="paragraph" style:parent-style-name="Example">
      <style:text-properties officeooo:paragraph-rsid="312c1d99"/>
    </style:style>
    <style:style style:name="P904" style:family="paragraph" style:parent-style-name="Example">
      <style:text-properties fo:font-style="normal" officeooo:rsid="312d477f" officeooo:paragraph-rsid="312d477f" style:font-style-asian="normal" style:font-style-complex="normal"/>
    </style:style>
    <style:style style:name="P905" style:family="paragraph" style:parent-style-name="Example">
      <style:text-properties officeooo:paragraph-rsid="314d108c"/>
    </style:style>
    <style:style style:name="P906" style:family="paragraph" style:parent-style-name="Example">
      <style:text-properties officeooo:rsid="313a5a5c" officeooo:paragraph-rsid="314f7ee7"/>
    </style:style>
    <style:style style:name="P907" style:family="paragraph" style:parent-style-name="Example">
      <style:text-properties officeooo:rsid="313a5a5c" officeooo:paragraph-rsid="31560202"/>
    </style:style>
    <style:style style:name="P908" style:family="paragraph" style:parent-style-name="Example">
      <style:text-properties officeooo:rsid="313a5a5c" officeooo:paragraph-rsid="315b6403"/>
    </style:style>
    <style:style style:name="P909" style:family="paragraph" style:parent-style-name="Example">
      <style:text-properties officeooo:paragraph-rsid="314f7ee7"/>
    </style:style>
    <style:style style:name="P910" style:family="paragraph" style:parent-style-name="Example">
      <style:text-properties officeooo:rsid="314f7ee7" officeooo:paragraph-rsid="314f7ee7"/>
    </style:style>
    <style:style style:name="P911" style:family="paragraph" style:parent-style-name="Example">
      <style:text-properties officeooo:paragraph-rsid="31560202"/>
    </style:style>
    <style:style style:name="P912" style:family="paragraph" style:parent-style-name="Example">
      <style:text-properties officeooo:rsid="31541e23" officeooo:paragraph-rsid="3158bd62"/>
    </style:style>
    <style:style style:name="P913" style:family="paragraph" style:parent-style-name="Example">
      <style:text-properties officeooo:paragraph-rsid="315b6403"/>
    </style:style>
    <style:style style:name="P914" style:family="paragraph" style:parent-style-name="Example">
      <style:text-properties officeooo:paragraph-rsid="316bc840"/>
    </style:style>
    <style:style style:name="P915" style:family="paragraph" style:parent-style-name="Example">
      <style:text-properties officeooo:paragraph-rsid="316ecb2d"/>
    </style:style>
    <style:style style:name="P916" style:family="paragraph" style:parent-style-name="Example">
      <style:text-properties officeooo:paragraph-rsid="31b8c150"/>
    </style:style>
    <style:style style:name="P917" style:family="paragraph" style:parent-style-name="Example">
      <style:text-properties officeooo:rsid="31cb13ea" officeooo:paragraph-rsid="31cbff1e"/>
    </style:style>
    <style:style style:name="P918" style:family="paragraph" style:parent-style-name="Example">
      <style:text-properties officeooo:rsid="308bd0c7" officeooo:paragraph-rsid="320de796"/>
    </style:style>
    <style:style style:name="P919" style:family="paragraph" style:parent-style-name="Example">
      <style:text-properties officeooo:paragraph-rsid="3222a2e1"/>
    </style:style>
    <style:style style:name="P920" style:family="paragraph" style:parent-style-name="Example">
      <style:text-properties officeooo:paragraph-rsid="33929ecf"/>
    </style:style>
    <style:style style:name="P921" style:family="paragraph" style:parent-style-name="Example">
      <style:text-properties officeooo:paragraph-rsid="34b30b4f"/>
    </style:style>
    <style:style style:name="P922" style:family="paragraph" style:parent-style-name="Example">
      <style:text-properties officeooo:rsid="34fa64fc" officeooo:paragraph-rsid="34fa64fc"/>
    </style:style>
    <style:style style:name="P923" style:family="paragraph" style:parent-style-name="Example">
      <style:text-properties officeooo:paragraph-rsid="34fa64fc"/>
    </style:style>
    <style:style style:name="P924" style:family="paragraph" style:parent-style-name="Example">
      <style:text-properties officeooo:rsid="2ae0e0fb" officeooo:paragraph-rsid="2ae1d984"/>
    </style:style>
    <style:style style:name="P925" style:family="paragraph" style:parent-style-name="Example">
      <style:text-properties officeooo:paragraph-rsid="34fdb4b9"/>
    </style:style>
    <style:style style:name="P926" style:family="paragraph" style:parent-style-name="Example">
      <style:text-properties officeooo:paragraph-rsid="35018ce2"/>
    </style:style>
    <style:style style:name="P927" style:family="paragraph" style:parent-style-name="Example">
      <style:text-properties officeooo:paragraph-rsid="3502ed5d"/>
    </style:style>
    <style:style style:name="P928" style:family="paragraph" style:parent-style-name="Example">
      <style:text-properties officeooo:rsid="35079fda" officeooo:paragraph-rsid="35079fda"/>
    </style:style>
    <style:style style:name="P929" style:family="paragraph" style:parent-style-name="Example">
      <style:text-properties officeooo:rsid="30cc17dd" officeooo:paragraph-rsid="34f3694a"/>
    </style:style>
    <style:style style:name="P930" style:family="paragraph" style:parent-style-name="Text_20_body">
      <style:paragraph-properties fo:margin-left="0cm" fo:margin-right="0cm" fo:text-indent="0cm" style:auto-text-indent="false"/>
      <style:text-properties officeooo:rsid="261e8383" officeooo:paragraph-rsid="26270f32"/>
    </style:style>
    <style:style style:name="P931" style:family="paragraph" style:parent-style-name="Text_20_body">
      <style:paragraph-properties fo:margin-left="0cm" fo:margin-right="0cm" fo:text-indent="0cm" style:auto-text-indent="false"/>
      <style:text-properties officeooo:rsid="2632c719" officeooo:paragraph-rsid="263a2851"/>
    </style:style>
    <style:style style:name="P932" style:family="paragraph" style:parent-style-name="Text_20_body">
      <style:paragraph-properties fo:margin-left="0cm" fo:margin-right="0cm" fo:text-indent="0cm" style:auto-text-indent="false"/>
      <style:text-properties officeooo:rsid="263958db" officeooo:paragraph-rsid="263958db"/>
    </style:style>
    <style:style style:name="P933" style:family="paragraph" style:parent-style-name="Text_20_body">
      <style:paragraph-properties fo:margin-left="0cm" fo:margin-right="0cm" fo:text-indent="0cm" style:auto-text-indent="false"/>
      <style:text-properties officeooo:rsid="263cd0cf" officeooo:paragraph-rsid="263cd0cf"/>
    </style:style>
    <style:style style:name="P934" style:family="paragraph" style:parent-style-name="Text_20_Body_20_Full_20_Page">
      <style:text-properties officeooo:rsid="1f43b011" officeooo:paragraph-rsid="2656844a"/>
    </style:style>
    <style:style style:name="P935" style:family="paragraph" style:parent-style-name="Text_20_Body_20_Full_20_Page">
      <style:text-properties officeooo:paragraph-rsid="282f1ba6"/>
    </style:style>
    <style:style style:name="P936" style:family="paragraph" style:parent-style-name="Text_20_Body_20_Full_20_Page">
      <style:text-properties officeooo:paragraph-rsid="35305777"/>
    </style:style>
    <style:style style:name="P93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38" style:family="paragraph" style:parent-style-name="Properties">
      <style:text-properties officeooo:paragraph-rsid="2ea32590"/>
    </style:style>
    <style:style style:name="P939" style:family="paragraph" style:parent-style-name="Properties">
      <style:text-properties officeooo:paragraph-rsid="2ec654fd"/>
    </style:style>
    <style:style style:name="P940" style:family="paragraph" style:parent-style-name="Properties">
      <style:text-properties officeooo:paragraph-rsid="2f7364b6"/>
    </style:style>
    <style:style style:name="P941" style:family="paragraph" style:parent-style-name="Properties">
      <style:text-properties officeooo:paragraph-rsid="2f7a870f"/>
    </style:style>
    <style:style style:name="P942" style:family="paragraph" style:parent-style-name="Properties">
      <style:text-properties officeooo:paragraph-rsid="2f7ae71e"/>
    </style:style>
    <style:style style:name="P943" style:family="paragraph" style:parent-style-name="Properties">
      <style:text-properties officeooo:paragraph-rsid="2f7cbb3e"/>
    </style:style>
    <style:style style:name="P944" style:family="paragraph" style:parent-style-name="Property_20_block">
      <style:text-properties officeooo:paragraph-rsid="2f667297"/>
    </style:style>
    <style:style style:name="P945" style:family="paragraph" style:parent-style-name="Contents_20_1">
      <style:paragraph-properties>
        <style:tab-stops>
          <style:tab-stop style:position="14.801cm" style:type="right" style:leader-style="dotted" style:leader-text="."/>
        </style:tab-stops>
      </style:paragraph-properties>
    </style:style>
    <style:style style:name="P946" style:family="paragraph" style:parent-style-name="Contents_20_2">
      <style:paragraph-properties>
        <style:tab-stops>
          <style:tab-stop style:position="14.801cm" style:type="right" style:leader-style="dotted" style:leader-text="."/>
        </style:tab-stops>
      </style:paragraph-properties>
    </style:style>
    <style:style style:name="P947" style:family="paragraph" style:parent-style-name="Text_20_body" style:master-page-name="">
      <style:paragraph-properties style:page-number="auto" fo:keep-with-next="always"/>
      <style:text-properties officeooo:paragraph-rsid="353b2020"/>
    </style:style>
    <style:style style:name="P948" style:family="paragraph" style:parent-style-name="Text_20_body" style:master-page-name="Standard">
      <style:paragraph-properties fo:text-align="end" style:justify-single-word="false" style:page-number="auto"/>
      <style:text-properties officeooo:rsid="2590605e" officeooo:paragraph-rsid="2590605e"/>
    </style:style>
    <style:style style:name="P949" style:family="paragraph" style:parent-style-name="Text_20_body" style:list-style-name="L1">
      <style:text-properties officeooo:rsid="339f8655" officeooo:paragraph-rsid="339f8655"/>
    </style:style>
    <style:style style:name="P950" style:family="paragraph" style:parent-style-name="Text_20_body" style:list-style-name="L2">
      <style:text-properties officeooo:rsid="339f8655" officeooo:paragraph-rsid="33acd1eb"/>
    </style:style>
    <style:style style:name="P951" style:family="paragraph" style:parent-style-name="Text_20_body" style:list-style-name="L3">
      <style:text-properties officeooo:rsid="339f8655" officeooo:paragraph-rsid="33acd1eb"/>
    </style:style>
    <style:style style:name="P952" style:family="paragraph" style:parent-style-name="Text_20_body" style:list-style-name="L1">
      <style:text-properties officeooo:rsid="33bbf52c" officeooo:paragraph-rsid="33bbf52c"/>
    </style:style>
    <style:style style:name="P953" style:family="paragraph" style:parent-style-name="Text_20_body" style:list-style-name="L1">
      <style:text-properties officeooo:rsid="33a80abc" officeooo:paragraph-rsid="33a80abc"/>
    </style:style>
    <style:style style:name="P954" style:family="paragraph" style:parent-style-name="Text_20_body" style:list-style-name="L1">
      <style:text-properties officeooo:rsid="33a6cd36" officeooo:paragraph-rsid="33a6cd36"/>
    </style:style>
    <style:style style:name="P955" style:family="paragraph" style:parent-style-name="Text_20_body" style:list-style-name="L1">
      <style:text-properties fo:font-style="italic" officeooo:rsid="33a6cd36" officeooo:paragraph-rsid="33a6cd36" style:font-style-asian="italic" style:font-style-complex="italic"/>
    </style:style>
    <style:style style:name="P956" style:family="paragraph" style:parent-style-name="Text_20_body" style:list-style-name="L24">
      <style:text-properties fo:font-style="italic" officeooo:rsid="2d9c80b9" officeooo:paragraph-rsid="2fe6b5b6" style:font-style-asian="italic" style:font-style-complex="italic"/>
    </style:style>
    <style:style style:name="P957" style:family="paragraph" style:parent-style-name="Text_20_body" style:list-style-name="L28">
      <style:text-properties fo:font-style="italic" style:font-style-asian="italic" style:font-style-complex="italic"/>
    </style:style>
    <style:style style:name="P958" style:family="paragraph" style:parent-style-name="Text_20_body" style:list-style-name="L1">
      <style:text-properties fo:font-style="normal" officeooo:rsid="33a6cd36" officeooo:paragraph-rsid="33a6cd36" style:font-style-asian="normal" style:font-style-complex="normal"/>
    </style:style>
    <style:style style:name="P959" style:family="paragraph" style:parent-style-name="Text_20_body" style:list-style-name="L1">
      <style:text-properties fo:font-style="normal" officeooo:rsid="33a90648" officeooo:paragraph-rsid="33a90648" style:font-style-asian="normal" style:font-style-complex="normal"/>
    </style:style>
    <style:style style:name="P960" style:family="paragraph" style:parent-style-name="Text_20_body" style:list-style-name="L1">
      <style:text-properties fo:font-style="normal" officeooo:rsid="33a8d05b" officeooo:paragraph-rsid="33a90648" style:font-style-asian="normal" style:font-style-complex="normal"/>
    </style:style>
    <style:style style:name="P961" style:family="paragraph" style:parent-style-name="Text_20_body" style:list-style-name="L1">
      <style:text-properties fo:font-style="normal" officeooo:rsid="33ac13ca" officeooo:paragraph-rsid="33ac13ca" style:font-style-asian="normal" style:font-style-complex="normal"/>
    </style:style>
    <style:style style:name="P962" style:family="paragraph" style:parent-style-name="Text_20_body" style:list-style-name="L139">
      <style:text-properties fo:font-style="normal" officeooo:rsid="3309b033" officeooo:paragraph-rsid="3309b033" style:font-style-asian="normal" style:font-style-complex="normal"/>
    </style:style>
    <style:style style:name="P963" style:family="paragraph" style:parent-style-name="Text_20_body" style:list-style-name="L139">
      <style:text-properties fo:font-style="normal" officeooo:rsid="332936c3" officeooo:paragraph-rsid="332936c3" style:font-style-asian="normal" style:font-style-complex="normal"/>
    </style:style>
    <style:style style:name="P964" style:family="paragraph" style:parent-style-name="Text_20_body" style:list-style-name="L77">
      <style:text-properties fo:font-style="normal" fo:font-weight="normal" officeooo:rsid="1f41bc33" officeooo:paragraph-rsid="2656844a" style:font-style-asian="normal" style:font-weight-asian="normal" style:font-style-complex="normal" style:font-weight-complex="normal"/>
    </style:style>
    <style:style style:name="P965"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966" style:family="paragraph" style:parent-style-name="Text_20_body" style:list-style-name="L77">
      <style:text-properties fo:font-style="normal" fo:font-weight="normal" officeooo:rsid="1f788c88" officeooo:paragraph-rsid="2656844a" style:font-style-asian="normal" style:font-weight-asian="normal" style:font-style-complex="normal" style:font-weight-complex="normal"/>
    </style:style>
    <style:style style:name="P967" style:family="paragraph" style:parent-style-name="Text_20_body" style:list-style-name="L78">
      <style:text-properties fo:font-style="normal" fo:font-weight="normal" officeooo:rsid="265b4d36" officeooo:paragraph-rsid="265b4d36" style:font-style-asian="normal" style:font-weight-asian="normal" style:font-style-complex="normal" style:font-weight-complex="normal"/>
    </style:style>
    <style:style style:name="P968" style:family="paragraph" style:parent-style-name="Text_20_body" style:list-style-name="L78">
      <style:text-properties fo:font-style="normal" fo:font-weight="normal" officeooo:rsid="265b32cf" officeooo:paragraph-rsid="265b32cf" style:font-style-asian="normal" style:font-weight-asian="normal" style:font-style-complex="normal" style:font-weight-complex="normal"/>
    </style:style>
    <style:style style:name="P969" style:family="paragraph" style:parent-style-name="Text_20_body" style:list-style-name="L3">
      <style:text-properties officeooo:rsid="339fccc0" officeooo:paragraph-rsid="33acd1eb"/>
    </style:style>
    <style:style style:name="P970" style:family="paragraph" style:parent-style-name="Text_20_body" style:list-style-name="L4">
      <style:text-properties officeooo:rsid="2c9bc398" officeooo:paragraph-rsid="2c9bc398"/>
    </style:style>
    <style:style style:name="P971" style:family="paragraph" style:parent-style-name="Text_20_body" style:list-style-name="L4">
      <style:text-properties officeooo:rsid="2c9655f4" officeooo:paragraph-rsid="2c9655f4"/>
    </style:style>
    <style:style style:name="P972" style:family="paragraph" style:parent-style-name="Text_20_body" style:list-style-name="L4">
      <style:text-properties officeooo:rsid="3020b1f3" officeooo:paragraph-rsid="3020b1f3"/>
    </style:style>
    <style:style style:name="P973" style:family="paragraph" style:parent-style-name="Text_20_body" style:list-style-name="L4">
      <style:text-properties officeooo:rsid="30578b9f" officeooo:paragraph-rsid="30578b9f"/>
    </style:style>
    <style:style style:name="P974" style:family="paragraph" style:parent-style-name="Text_20_body" style:list-style-name="L4">
      <style:text-properties officeooo:rsid="3080e806" officeooo:paragraph-rsid="3080e806"/>
    </style:style>
    <style:style style:name="P975" style:family="paragraph" style:parent-style-name="Text_20_body" style:list-style-name="L4">
      <style:text-properties officeooo:rsid="3279e20a" officeooo:paragraph-rsid="3279e20a"/>
    </style:style>
    <style:style style:name="P976"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977"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978" style:family="paragraph" style:parent-style-name="Text_20_body" style:list-style-name="L5">
      <style:text-properties officeooo:rsid="2e68a41c" officeooo:paragraph-rsid="2e68a41c"/>
    </style:style>
    <style:style style:name="P979" style:family="paragraph" style:parent-style-name="Text_20_body" style:list-style-name="L6">
      <style:text-properties officeooo:rsid="3309b033" officeooo:paragraph-rsid="33b25fb0"/>
    </style:style>
    <style:style style:name="P980" style:family="paragraph" style:parent-style-name="Text_20_body" style:list-style-name="L6">
      <style:text-properties officeooo:rsid="32cdfbad" officeooo:paragraph-rsid="33b25fb0"/>
    </style:style>
    <style:style style:name="P981" style:family="paragraph" style:parent-style-name="Text_20_body" style:list-style-name="L6">
      <style:text-properties officeooo:rsid="33b1b850" officeooo:paragraph-rsid="33b25fb0"/>
    </style:style>
    <style:style style:name="P982" style:family="paragraph" style:parent-style-name="Text_20_body" style:list-style-name="L6">
      <style:text-properties officeooo:rsid="33b1f3b3" officeooo:paragraph-rsid="33b25fb0"/>
    </style:style>
    <style:style style:name="P983" style:family="paragraph" style:parent-style-name="Text_20_body" style:list-style-name="L7">
      <style:text-properties officeooo:rsid="14585935" officeooo:paragraph-rsid="282f1ba6"/>
    </style:style>
    <style:style style:name="P984" style:family="paragraph" style:parent-style-name="Text_20_body" style:list-style-name="L8">
      <style:text-properties officeooo:rsid="145722f9" officeooo:paragraph-rsid="282f1ba6"/>
    </style:style>
    <style:style style:name="P985" style:family="paragraph" style:parent-style-name="Text_20_body" style:list-style-name="L8">
      <style:text-properties officeooo:rsid="14d3e335" officeooo:paragraph-rsid="282f1ba6"/>
    </style:style>
    <style:style style:name="P986" style:family="paragraph" style:parent-style-name="Text_20_body" style:list-style-name="L8">
      <style:text-properties officeooo:rsid="14641de2" officeooo:paragraph-rsid="282f1ba6"/>
    </style:style>
    <style:style style:name="P987" style:family="paragraph" style:parent-style-name="Text_20_body" style:list-style-name="L9">
      <style:text-properties officeooo:rsid="2a2a576c" officeooo:paragraph-rsid="2ad07b49"/>
    </style:style>
    <style:style style:name="P988" style:family="paragraph" style:parent-style-name="Text_20_body" style:list-style-name="L9">
      <style:text-properties officeooo:rsid="2a84aab1" officeooo:paragraph-rsid="2ac39226"/>
    </style:style>
    <style:style style:name="P989" style:family="paragraph" style:parent-style-name="Text_20_body" style:list-style-name="L10">
      <style:text-properties fo:language="cs" fo:country="CZ" officeooo:rsid="2a4e5a57" officeooo:paragraph-rsid="2ac42a68"/>
    </style:style>
    <style:style style:name="P990" style:family="paragraph" style:parent-style-name="Text_20_body" style:list-style-name="L10">
      <style:text-properties fo:language="cs" fo:country="CZ" officeooo:rsid="2aee7385" officeooo:paragraph-rsid="2aee7385"/>
    </style:style>
    <style:style style:name="P991" style:family="paragraph" style:parent-style-name="Text_20_body" style:list-style-name="L10">
      <style:text-properties fo:language="cs" fo:country="CZ" officeooo:rsid="2968b071" officeooo:paragraph-rsid="2ad07b49"/>
    </style:style>
    <style:style style:name="P992" style:family="paragraph" style:parent-style-name="Text_20_body" style:list-style-name="L20">
      <style:text-properties fo:language="cs" fo:country="CZ" officeooo:rsid="2eeb2c9d" officeooo:paragraph-rsid="2eeeca56" style:language-asian="cs" style:country-asian="CZ"/>
    </style:style>
    <style:style style:name="P993" style:family="paragraph" style:parent-style-name="Text_20_body" style:list-style-name="L22">
      <style:text-properties fo:language="cs" fo:country="CZ" officeooo:rsid="28b0c8e6" officeooo:paragraph-rsid="28b0c8e6" style:language-asian="cs" style:country-asian="CZ"/>
    </style:style>
    <style:style style:name="P994" style:family="paragraph" style:parent-style-name="Text_20_body" style:list-style-name="L23">
      <style:text-properties fo:language="cs" fo:country="CZ" officeooo:rsid="28b276ea" officeooo:paragraph-rsid="2eac0ad0" style:language-asian="cs" style:country-asian="CZ"/>
    </style:style>
    <style:style style:name="P995" style:family="paragraph" style:parent-style-name="Text_20_body" style:list-style-name="L26">
      <style:text-properties fo:language="cs" fo:country="CZ" officeooo:rsid="2022d038" officeooo:paragraph-rsid="2349b8a1" style:language-asian="cs" style:country-asian="CZ"/>
    </style:style>
    <style:style style:name="P996" style:family="paragraph" style:parent-style-name="Text_20_body" style:list-style-name="L26">
      <style:text-properties fo:language="cs" fo:country="CZ" officeooo:rsid="2022d038" officeooo:paragraph-rsid="22e7537f" style:language-asian="cs" style:country-asian="CZ"/>
    </style:style>
    <style:style style:name="P997" style:family="paragraph" style:parent-style-name="Text_20_body" style:list-style-name="L26">
      <style:text-properties fo:language="cs" fo:country="CZ" officeooo:rsid="2022d038" officeooo:paragraph-rsid="22e7a051" style:language-asian="cs" style:country-asian="CZ"/>
    </style:style>
    <style:style style:name="P998" style:family="paragraph" style:parent-style-name="Text_20_body" style:list-style-name="L26">
      <style:text-properties fo:language="cs" fo:country="CZ" officeooo:rsid="2022d038" officeooo:paragraph-rsid="22e50c1a" style:language-asian="cs" style:country-asian="CZ"/>
    </style:style>
    <style:style style:name="P999" style:family="paragraph" style:parent-style-name="Text_20_body" style:list-style-name="L26">
      <style:text-properties fo:language="cs" fo:country="CZ" officeooo:rsid="2022d038" officeooo:paragraph-rsid="22eaa210" style:language-asian="cs" style:country-asian="CZ"/>
    </style:style>
    <style:style style:name="P1000" style:family="paragraph" style:parent-style-name="Text_20_body" style:list-style-name="L26">
      <style:text-properties fo:language="cs" fo:country="CZ" officeooo:rsid="2022d038" officeooo:paragraph-rsid="22eb0b83" style:language-asian="cs" style:country-asian="CZ"/>
    </style:style>
    <style:style style:name="P1001" style:family="paragraph" style:parent-style-name="Text_20_body" style:list-style-name="L26">
      <style:text-properties fo:language="cs" fo:country="CZ" officeooo:rsid="2022d038" officeooo:paragraph-rsid="22efc542" style:language-asian="cs" style:country-asian="CZ"/>
    </style:style>
    <style:style style:name="P1002" style:family="paragraph" style:parent-style-name="Text_20_body" style:list-style-name="L26">
      <style:text-properties fo:language="cs" fo:country="CZ" officeooo:rsid="2022d038" officeooo:paragraph-rsid="22f36276" style:language-asian="cs" style:country-asian="CZ"/>
    </style:style>
    <style:style style:name="P1003" style:family="paragraph" style:parent-style-name="Text_20_body" style:list-style-name="L37">
      <style:text-properties fo:language="cs" fo:country="CZ" officeooo:rsid="2022d038" officeooo:paragraph-rsid="216fef7d" style:language-asian="cs" style:country-asian="CZ"/>
    </style:style>
    <style:style style:name="P1004" style:family="paragraph" style:parent-style-name="Text_20_body" style:list-style-name="L40">
      <style:text-properties fo:language="cs" fo:country="CZ" officeooo:rsid="2022d038" officeooo:paragraph-rsid="21996beb" style:language-asian="cs" style:country-asian="CZ"/>
    </style:style>
    <style:style style:name="P1005" style:family="paragraph" style:parent-style-name="Text_20_body" style:list-style-name="L26">
      <style:text-properties fo:language="cs" fo:country="CZ" officeooo:rsid="22f4aacb" officeooo:paragraph-rsid="22f4aacb" style:language-asian="cs" style:country-asian="CZ"/>
    </style:style>
    <style:style style:name="P1006" style:family="paragraph" style:parent-style-name="Text_20_body" style:list-style-name="L26">
      <style:text-properties fo:language="cs" fo:country="CZ" officeooo:rsid="22e976b1" officeooo:paragraph-rsid="22e976b1" style:language-asian="cs" style:country-asian="CZ"/>
    </style:style>
    <style:style style:name="P1007" style:family="paragraph" style:parent-style-name="Text_20_body" style:list-style-name="L26">
      <style:text-properties fo:language="cs" fo:country="CZ" officeooo:rsid="22e976b1" officeooo:paragraph-rsid="22f36276" style:language-asian="cs" style:country-asian="CZ"/>
    </style:style>
    <style:style style:name="P1008" style:family="paragraph" style:parent-style-name="Text_20_body" style:list-style-name="L42">
      <style:text-properties fo:language="cs" fo:country="CZ" officeooo:rsid="22e976b1" officeooo:paragraph-rsid="23c30856" style:language-asian="cs" style:country-asian="CZ"/>
    </style:style>
    <style:style style:name="P1009" style:family="paragraph" style:parent-style-name="Text_20_body" style:list-style-name="L26">
      <style:text-properties fo:language="cs" fo:country="CZ" officeooo:rsid="22e50c1a" officeooo:paragraph-rsid="22eaa210" style:language-asian="cs" style:country-asian="CZ"/>
    </style:style>
    <style:style style:name="P1010" style:family="paragraph" style:parent-style-name="Text_20_body" style:list-style-name="L28">
      <style:text-properties fo:language="cs" fo:country="CZ" officeooo:rsid="21537a33" officeooo:paragraph-rsid="21537a33" style:language-asian="cs" style:country-asian="CZ"/>
    </style:style>
    <style:style style:name="P1011" style:family="paragraph" style:parent-style-name="Text_20_body" style:list-style-name="L28">
      <style:text-properties fo:language="cs" fo:country="CZ" officeooo:rsid="21537a33" officeooo:paragraph-rsid="23c30856" style:language-asian="cs" style:country-asian="CZ"/>
    </style:style>
    <style:style style:name="P1012" style:family="paragraph" style:parent-style-name="Text_20_body" style:list-style-name="L28">
      <style:text-properties fo:language="cs" fo:country="CZ" officeooo:rsid="2065d056" officeooo:paragraph-rsid="2065d056" style:language-asian="cs" style:country-asian="CZ"/>
    </style:style>
    <style:style style:name="P1013" style:family="paragraph" style:parent-style-name="Text_20_body" style:list-style-name="L28">
      <style:text-properties fo:language="cs" fo:country="CZ" officeooo:rsid="2065d056" officeooo:paragraph-rsid="23c30856" style:language-asian="cs" style:country-asian="CZ"/>
    </style:style>
    <style:style style:name="P1014" style:family="paragraph" style:parent-style-name="Text_20_body" style:list-style-name="L32">
      <style:text-properties fo:language="cs" fo:country="CZ" officeooo:rsid="216a5f13" officeooo:paragraph-rsid="216a5f13" style:language-asian="cs" style:country-asian="CZ"/>
    </style:style>
    <style:style style:name="P1015" style:family="paragraph" style:parent-style-name="Text_20_body" style:list-style-name="L37">
      <style:text-properties fo:language="cs" fo:country="CZ" officeooo:rsid="216fef7d" officeooo:paragraph-rsid="216fef7d" style:language-asian="cs" style:country-asian="CZ"/>
    </style:style>
    <style:style style:name="P1016" style:family="paragraph" style:parent-style-name="Text_20_body" style:list-style-name="L37">
      <style:text-properties fo:language="cs" fo:country="CZ" officeooo:rsid="216fef7d" officeooo:paragraph-rsid="23637825" style:language-asian="cs" style:country-asian="CZ"/>
    </style:style>
    <style:style style:name="P1017" style:family="paragraph" style:parent-style-name="Text_20_body" style:list-style-name="L28">
      <style:text-properties fo:language="cs" fo:country="CZ" officeooo:rsid="216fef7d" officeooo:paragraph-rsid="23637825" style:language-asian="cs" style:country-asian="CZ"/>
    </style:style>
    <style:style style:name="P1018"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019" style:family="paragraph" style:parent-style-name="Text_20_body" style:list-style-name="L28">
      <style:text-properties fo:language="cs" fo:country="CZ" fo:font-style="italic" officeooo:rsid="21556a76" officeooo:paragraph-rsid="23c30856" style:language-asian="cs" style:country-asian="CZ" style:font-style-asian="italic" style:font-style-complex="italic"/>
    </style:style>
    <style:style style:name="P1020"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021"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022" style:family="paragraph" style:parent-style-name="Text_20_body" style:list-style-name="L28">
      <style:text-properties fo:language="cs" fo:country="CZ" fo:font-style="normal" officeooo:rsid="2157048b" officeooo:paragraph-rsid="23c30856" style:language-asian="cs" style:country-asian="CZ" style:font-style-asian="normal" style:font-style-complex="normal"/>
    </style:style>
    <style:style style:name="P1023"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024"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025"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026" style:family="paragraph" style:parent-style-name="Text_20_body" style:list-style-name="L44">
      <style:text-properties fo:language="cs" fo:country="CZ" fo:font-style="normal" officeooo:rsid="2157048b" officeooo:paragraph-rsid="23c30856" style:language-asian="cs" style:country-asian="CZ" style:font-style-asian="normal" style:font-style-complex="normal"/>
    </style:style>
    <style:style style:name="P1027"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028"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029"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030"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031"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032"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033"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034" style:family="paragraph" style:parent-style-name="Text_20_body" style:list-style-name="L44">
      <style:text-properties fo:language="cs" fo:country="CZ" fo:font-style="normal" officeooo:rsid="2022d038" officeooo:paragraph-rsid="23c30856" style:language-asian="cs" style:country-asian="CZ" style:font-style-asian="normal" style:font-style-complex="normal"/>
    </style:style>
    <style:style style:name="P1035" style:family="paragraph" style:parent-style-name="Text_20_body" style:list-style-name="L9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036" style:family="paragraph" style:parent-style-name="Text_20_body" style:list-style-name="L55">
      <style:text-properties fo:language="cs" fo:country="CZ" officeooo:rsid="2f2860f9" officeooo:paragraph-rsid="2f2860f9"/>
    </style:style>
    <style:style style:name="P1037" style:family="paragraph" style:parent-style-name="Text_20_body" style:list-style-name="L69">
      <style:text-properties fo:language="cs" fo:country="CZ" officeooo:rsid="3005dead" officeooo:paragraph-rsid="3005dead"/>
    </style:style>
    <style:style style:name="P1038" style:family="paragraph" style:parent-style-name="Text_20_body" style:list-style-name="L96">
      <style:text-properties fo:language="cs" fo:country="CZ" officeooo:rsid="1a1cdfe0" officeooo:paragraph-rsid="28445bcb"/>
    </style:style>
    <style:style style:name="P1039" style:family="paragraph" style:parent-style-name="Text_20_body" style:list-style-name="L96">
      <style:text-properties fo:language="cs" fo:country="CZ" officeooo:rsid="1a224a2d" officeooo:paragraph-rsid="28445bcb"/>
    </style:style>
    <style:style style:name="P1040" style:family="paragraph" style:parent-style-name="Text_20_body" style:list-style-name="L96">
      <style:text-properties fo:language="cs" fo:country="CZ" officeooo:rsid="16b81fd2" officeooo:paragraph-rsid="28445bcb"/>
    </style:style>
    <style:style style:name="P1041" style:family="paragraph" style:parent-style-name="Text_20_body" style:list-style-name="L99">
      <style:text-properties fo:language="cs" fo:country="CZ" fo:font-weight="normal" officeooo:paragraph-rsid="353121c0" style:language-asian="zxx" style:country-asian="none" style:font-weight-asian="normal" style:font-weight-complex="normal"/>
    </style:style>
    <style:style style:name="P1042" style:family="paragraph" style:parent-style-name="Text_20_body" style:list-style-name="L99">
      <style:text-properties fo:language="cs" fo:country="CZ" fo:font-weight="normal" officeooo:rsid="023ac2b7" officeooo:paragraph-rsid="353121c0" style:language-asian="zxx" style:country-asian="none" style:font-weight-asian="normal" style:font-weight-complex="normal"/>
    </style:style>
    <style:style style:name="P1043" style:family="paragraph" style:parent-style-name="Text_20_body" style:list-style-name="L99">
      <style:text-properties fo:language="cs" fo:country="CZ" fo:font-weight="normal" officeooo:rsid="023d1f5a" officeooo:paragraph-rsid="353121c0" style:language-asian="zxx" style:country-asian="none" style:font-weight-asian="normal" style:font-weight-complex="normal"/>
    </style:style>
    <style:style style:name="P1044" style:family="paragraph" style:parent-style-name="Text_20_body" style:list-style-name="L99">
      <style:text-properties fo:language="cs" fo:country="CZ" fo:font-weight="normal" officeooo:rsid="023e936f" officeooo:paragraph-rsid="353121c0" style:language-asian="zxx" style:country-asian="none" style:font-weight-asian="normal" style:font-weight-complex="normal"/>
    </style:style>
    <style:style style:name="P1045" style:family="paragraph" style:parent-style-name="Text_20_body" style:list-style-name="L99">
      <style:text-properties fo:language="cs" fo:country="CZ" fo:font-weight="normal" officeooo:rsid="023b25e2" officeooo:paragraph-rsid="353121c0" style:language-asian="zxx" style:country-asian="none" style:font-weight-asian="normal" style:font-weight-complex="normal"/>
    </style:style>
    <style:style style:name="P1046" style:family="paragraph" style:parent-style-name="Text_20_body" style:list-style-name="L11">
      <style:text-properties officeooo:rsid="29fe042f" officeooo:paragraph-rsid="2a55b2e6"/>
    </style:style>
    <style:style style:name="P1047" style:family="paragraph" style:parent-style-name="Text_20_body" style:list-style-name="L11">
      <style:text-properties officeooo:rsid="29ffc963" officeooo:paragraph-rsid="2a54390c"/>
    </style:style>
    <style:style style:name="P1048" style:family="paragraph" style:parent-style-name="Text_20_body" style:list-style-name="L11">
      <style:text-properties officeooo:rsid="2a01ea90" officeooo:paragraph-rsid="35972e8f"/>
    </style:style>
    <style:style style:name="P1049" style:family="paragraph" style:parent-style-name="Text_20_body" style:list-style-name="L12">
      <style:text-properties officeooo:rsid="2a59df94" officeooo:paragraph-rsid="2a59df94"/>
    </style:style>
    <style:style style:name="P1050" style:family="paragraph" style:parent-style-name="Text_20_body" style:list-style-name="L12">
      <style:text-properties officeooo:rsid="2a5b281e" officeooo:paragraph-rsid="2a5b281e"/>
    </style:style>
    <style:style style:name="P1051" style:family="paragraph" style:parent-style-name="Text_20_body" style:list-style-name="L13">
      <style:text-properties officeooo:rsid="0d649d1e" officeooo:paragraph-rsid="2830e9f4"/>
    </style:style>
    <style:style style:name="P1052" style:family="paragraph" style:parent-style-name="Text_20_body" style:list-style-name="L14">
      <style:text-properties officeooo:rsid="2832e265" officeooo:paragraph-rsid="2832e265"/>
    </style:style>
    <style:style style:name="P1053" style:family="paragraph" style:parent-style-name="Text_20_body" style:list-style-name="L15">
      <style:text-properties officeooo:rsid="0db82cab" officeooo:paragraph-rsid="2830e9f4"/>
    </style:style>
    <style:style style:name="P1054" style:family="paragraph" style:parent-style-name="Text_20_body" style:list-style-name="L16">
      <style:text-properties officeooo:rsid="2024c342" officeooo:paragraph-rsid="23f3e835"/>
    </style:style>
    <style:style style:name="P1055" style:family="paragraph" style:parent-style-name="Text_20_body" style:list-style-name="L17">
      <style:text-properties officeooo:rsid="2d24ffe7" officeooo:paragraph-rsid="2eeeca56"/>
    </style:style>
    <style:style style:name="P1056" style:family="paragraph" style:parent-style-name="Text_20_body" style:list-style-name="L18">
      <style:text-properties officeooo:rsid="2d24ffe7" officeooo:paragraph-rsid="2eeeca56"/>
    </style:style>
    <style:style style:name="P1057" style:family="paragraph" style:parent-style-name="Text_20_body" style:list-style-name="L18">
      <style:text-properties officeooo:rsid="2d4fea61" officeooo:paragraph-rsid="2eeeca56"/>
    </style:style>
    <style:style style:name="P1058" style:family="paragraph" style:parent-style-name="Text_20_body" style:list-style-name="L18">
      <style:text-properties officeooo:rsid="2d4f62f1" officeooo:paragraph-rsid="2eeeca56"/>
    </style:style>
    <style:style style:name="P1059" style:family="paragraph" style:parent-style-name="Text_20_body" style:list-style-name="L19">
      <style:text-properties officeooo:rsid="2d2af642" officeooo:paragraph-rsid="2eeeca56"/>
    </style:style>
    <style:style style:name="P1060" style:family="paragraph" style:parent-style-name="Text_20_body" style:list-style-name="L20">
      <style:text-properties officeooo:rsid="2004c7fc" officeooo:paragraph-rsid="2eeeca56"/>
    </style:style>
    <style:style style:name="P1061" style:family="paragraph" style:parent-style-name="Text_20_body" style:list-style-name="L20">
      <style:text-properties officeooo:rsid="1f7d75fb" officeooo:paragraph-rsid="2eeeca56"/>
    </style:style>
    <style:style style:name="P1062" style:family="paragraph" style:parent-style-name="Text_20_body" style:list-style-name="L20">
      <style:text-properties officeooo:rsid="20147782" officeooo:paragraph-rsid="2eeeca56"/>
    </style:style>
    <style:style style:name="P1063" style:family="paragraph" style:parent-style-name="Text_20_body" style:list-style-name="L20">
      <style:text-properties officeooo:rsid="20177120" officeooo:paragraph-rsid="2eeeca56"/>
    </style:style>
    <style:style style:name="P1064" style:family="paragraph" style:parent-style-name="Text_20_body" style:list-style-name="L20">
      <style:text-properties officeooo:rsid="1ff30acd" officeooo:paragraph-rsid="2eeeca56"/>
    </style:style>
    <style:style style:name="P1065" style:family="paragraph" style:parent-style-name="Text_20_body" style:list-style-name="L20">
      <style:text-properties officeooo:rsid="1ff24342" officeooo:paragraph-rsid="2eeeca56"/>
    </style:style>
    <style:style style:name="P1066" style:family="paragraph" style:parent-style-name="Text_20_body" style:list-style-name="L20">
      <style:text-properties officeooo:rsid="1ff1bd16" officeooo:paragraph-rsid="2eeeca56"/>
    </style:style>
    <style:style style:name="P1067" style:family="paragraph" style:parent-style-name="Text_20_body" style:list-style-name="L20">
      <style:text-properties officeooo:rsid="200b719d" officeooo:paragraph-rsid="2eeeca56"/>
    </style:style>
    <style:style style:name="P1068" style:family="paragraph" style:parent-style-name="Text_20_body" style:list-style-name="L20">
      <style:text-properties officeooo:rsid="2018b107" officeooo:paragraph-rsid="2eeeca56"/>
    </style:style>
    <style:style style:name="P1069" style:family="paragraph" style:parent-style-name="Text_20_body" style:list-style-name="L20">
      <style:text-properties officeooo:rsid="1ff4d6e7" officeooo:paragraph-rsid="2eeeca56"/>
    </style:style>
    <style:style style:name="P1070" style:family="paragraph" style:parent-style-name="Text_20_body" style:list-style-name="L20">
      <style:text-properties officeooo:rsid="20192bd4" officeooo:paragraph-rsid="2eeeca56"/>
    </style:style>
    <style:style style:name="P1071" style:family="paragraph" style:parent-style-name="Text_20_body" style:list-style-name="L20">
      <style:text-properties officeooo:rsid="1ff4dbd9" officeooo:paragraph-rsid="2eeeca56"/>
    </style:style>
    <style:style style:name="P1072" style:family="paragraph" style:parent-style-name="Text_20_body" style:list-style-name="L20">
      <style:text-properties officeooo:rsid="1ff57b82" officeooo:paragraph-rsid="2eeeca56"/>
    </style:style>
    <style:style style:name="P1073" style:family="paragraph" style:parent-style-name="Text_20_body" style:list-style-name="L20">
      <style:text-properties officeooo:rsid="20152acd" officeooo:paragraph-rsid="2eeeca56"/>
    </style:style>
    <style:style style:name="P1074" style:family="paragraph" style:parent-style-name="Text_20_body" style:list-style-name="L20">
      <style:text-properties officeooo:rsid="1ffdc37c" officeooo:paragraph-rsid="2eeeca56"/>
    </style:style>
    <style:style style:name="P1075" style:family="paragraph" style:parent-style-name="Text_20_body" style:list-style-name="L20">
      <style:text-properties officeooo:rsid="1fffae91" officeooo:paragraph-rsid="2eeeca56"/>
    </style:style>
    <style:style style:name="P1076" style:family="paragraph" style:parent-style-name="Text_20_body" style:list-style-name="L20">
      <style:text-properties officeooo:rsid="20008eeb" officeooo:paragraph-rsid="2eeeca56"/>
    </style:style>
    <style:style style:name="P1077" style:family="paragraph" style:parent-style-name="Text_20_body" style:list-style-name="L20">
      <style:text-properties officeooo:rsid="20019f83" officeooo:paragraph-rsid="2eeeca56"/>
    </style:style>
    <style:style style:name="P1078" style:family="paragraph" style:parent-style-name="Text_20_body" style:list-style-name="L20">
      <style:text-properties officeooo:rsid="2008463a" officeooo:paragraph-rsid="2eeeca56"/>
    </style:style>
    <style:style style:name="P1079" style:family="paragraph" style:parent-style-name="Text_20_body" style:list-style-name="L20">
      <style:text-properties officeooo:rsid="1ff6f841" officeooo:paragraph-rsid="2eeeca56"/>
    </style:style>
    <style:style style:name="P1080" style:family="paragraph" style:parent-style-name="Text_20_body" style:list-style-name="L20">
      <style:text-properties officeooo:rsid="1ffc8454" officeooo:paragraph-rsid="2eeeca56"/>
    </style:style>
    <style:style style:name="P1081" style:family="paragraph" style:parent-style-name="Text_20_body" style:list-style-name="L20">
      <style:text-properties officeooo:rsid="2010390f" officeooo:paragraph-rsid="2eeeca56"/>
    </style:style>
    <style:style style:name="P1082" style:family="paragraph" style:parent-style-name="Text_20_body" style:list-style-name="L20">
      <style:text-properties officeooo:rsid="1ff86ef0" officeooo:paragraph-rsid="2eeeca56"/>
    </style:style>
    <style:style style:name="P1083" style:family="paragraph" style:parent-style-name="Text_20_body" style:list-style-name="L20">
      <style:text-properties officeooo:rsid="200a5e30" officeooo:paragraph-rsid="2eeeca56"/>
    </style:style>
    <style:style style:name="P1084" style:family="paragraph" style:parent-style-name="Text_20_body" style:list-style-name="L20">
      <style:text-properties officeooo:rsid="200e3d4b" officeooo:paragraph-rsid="2eeeca56"/>
    </style:style>
    <style:style style:name="P1085" style:family="paragraph" style:parent-style-name="Text_20_body" style:list-style-name="L20">
      <style:text-properties officeooo:rsid="200fc94e" officeooo:paragraph-rsid="2eeeca56"/>
    </style:style>
    <style:style style:name="P1086" style:family="paragraph" style:parent-style-name="Text_20_body" style:list-style-name="L20">
      <style:text-properties officeooo:rsid="20107045" officeooo:paragraph-rsid="2eeeca56"/>
    </style:style>
    <style:style style:name="P1087" style:family="paragraph" style:parent-style-name="Text_20_body" style:list-style-name="L20">
      <style:text-properties officeooo:rsid="20126b1e" officeooo:paragraph-rsid="2eeeca56"/>
    </style:style>
    <style:style style:name="P1088" style:family="paragraph" style:parent-style-name="Text_20_body" style:list-style-name="L21">
      <style:text-properties officeooo:rsid="21597f75" officeooo:paragraph-rsid="21e9668e"/>
    </style:style>
    <style:style style:name="P1089" style:family="paragraph" style:parent-style-name="Text_20_body" style:list-style-name="L24">
      <style:text-properties officeooo:rsid="2d9a9f2f" officeooo:paragraph-rsid="2fe6b5b6"/>
    </style:style>
    <style:style style:name="P1090" style:family="paragraph" style:parent-style-name="Text_20_body" style:list-style-name="L24">
      <style:text-properties officeooo:rsid="2d9bd457" officeooo:paragraph-rsid="2fe6b5b6"/>
    </style:style>
    <style:style style:name="P1091" style:family="paragraph" style:parent-style-name="Text_20_body" style:list-style-name="L25">
      <style:text-properties officeooo:rsid="2efb28ef" officeooo:paragraph-rsid="2efb28ef"/>
    </style:style>
    <style:style style:name="P1092" style:family="paragraph" style:parent-style-name="Text_20_body" style:list-style-name="L25">
      <style:text-properties officeooo:rsid="2efb28ef" officeooo:paragraph-rsid="2efbc594"/>
    </style:style>
    <style:style style:name="P1093" style:family="paragraph" style:parent-style-name="Text_20_body" style:list-style-name="L26"/>
    <style:style style:name="P1094" style:family="paragraph" style:parent-style-name="Text_20_body" style:list-style-name="L26">
      <style:text-properties officeooo:paragraph-rsid="221e937b"/>
    </style:style>
    <style:style style:name="P1095" style:family="paragraph" style:parent-style-name="Text_20_body" style:list-style-name="L26">
      <style:text-properties officeooo:paragraph-rsid="28caaa0a"/>
    </style:style>
    <style:style style:name="P1096" style:family="paragraph" style:parent-style-name="Text_20_body" style:list-style-name="L26">
      <style:text-properties officeooo:rsid="215eb081" officeooo:paragraph-rsid="215eb081"/>
    </style:style>
    <style:style style:name="P1097" style:family="paragraph" style:parent-style-name="Text_20_body" style:list-style-name="L26">
      <style:text-properties officeooo:rsid="21605ebf" officeooo:paragraph-rsid="21ab8207"/>
    </style:style>
    <style:style style:name="P1098" style:family="paragraph" style:parent-style-name="Text_20_body" style:list-style-name="L27">
      <style:text-properties officeooo:rsid="2052d536" officeooo:paragraph-rsid="205aec31"/>
    </style:style>
    <style:style style:name="P1099" style:family="paragraph" style:parent-style-name="Text_20_body" style:list-style-name="L28">
      <style:text-properties officeooo:paragraph-rsid="2234d0ce"/>
    </style:style>
    <style:style style:name="P1100" style:family="paragraph" style:parent-style-name="Text_20_body" style:list-style-name="L28">
      <style:text-properties officeooo:paragraph-rsid="2332e601"/>
    </style:style>
    <style:style style:name="P1101" style:family="paragraph" style:parent-style-name="Text_20_body" style:list-style-name="L28">
      <style:text-properties officeooo:paragraph-rsid="2065d056"/>
    </style:style>
    <style:style style:name="P1102" style:family="paragraph" style:parent-style-name="Text_20_body" style:list-style-name="L28">
      <style:text-properties officeooo:paragraph-rsid="23c30856"/>
    </style:style>
    <style:style style:name="P1103" style:family="paragraph" style:parent-style-name="Text_20_body" style:list-style-name="L28">
      <style:text-properties officeooo:paragraph-rsid="23e6ad01"/>
    </style:style>
    <style:style style:name="P1104" style:family="paragraph" style:parent-style-name="Text_20_body" style:list-style-name="L28">
      <style:text-properties officeooo:rsid="20dd41c4" officeooo:paragraph-rsid="232c9c53"/>
    </style:style>
    <style:style style:name="P1105" style:family="paragraph" style:parent-style-name="Text_20_body" style:list-style-name="L28">
      <style:text-properties officeooo:rsid="20dd41c4" officeooo:paragraph-rsid="21537a33"/>
    </style:style>
    <style:style style:name="P1106" style:family="paragraph" style:parent-style-name="Text_20_body" style:list-style-name="L28">
      <style:text-properties officeooo:rsid="20dd41c4" officeooo:paragraph-rsid="23297522"/>
    </style:style>
    <style:style style:name="P1107" style:family="paragraph" style:parent-style-name="Text_20_body" style:list-style-name="L28">
      <style:text-properties officeooo:rsid="20dd41c4" officeooo:paragraph-rsid="216ba9fc"/>
    </style:style>
    <style:style style:name="P1108" style:family="paragraph" style:parent-style-name="Text_20_body" style:list-style-name="L28">
      <style:text-properties officeooo:rsid="20dd41c4" officeooo:paragraph-rsid="23c30856"/>
    </style:style>
    <style:style style:name="P1109" style:family="paragraph" style:parent-style-name="Text_20_body" style:list-style-name="L28">
      <style:text-properties officeooo:rsid="21556a76" officeooo:paragraph-rsid="221e54e3"/>
    </style:style>
    <style:style style:name="P1110" style:family="paragraph" style:parent-style-name="Text_20_body" style:list-style-name="L28">
      <style:text-properties officeooo:rsid="21556a76" officeooo:paragraph-rsid="23c30856"/>
    </style:style>
    <style:style style:name="P1111" style:family="paragraph" style:parent-style-name="Text_20_body" style:list-style-name="L31">
      <style:text-properties officeooo:rsid="21556a76" officeooo:paragraph-rsid="231e8445"/>
    </style:style>
    <style:style style:name="P1112" style:family="paragraph" style:parent-style-name="Text_20_body" style:list-style-name="L31">
      <style:text-properties officeooo:rsid="21556a76" officeooo:paragraph-rsid="232057a1"/>
    </style:style>
    <style:style style:name="P1113" style:family="paragraph" style:parent-style-name="Text_20_body" style:list-style-name="L31">
      <style:text-properties officeooo:rsid="21556a76" officeooo:paragraph-rsid="232231a2"/>
    </style:style>
    <style:style style:name="P1114"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15" style:family="paragraph" style:parent-style-name="Text_20_body" style:list-style-name="L2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16"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17" style:family="paragraph" style:parent-style-name="Text_20_body" style:list-style-name="L3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18"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19"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20"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21"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22"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23"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24"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25"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26"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27" style:family="paragraph" style:parent-style-name="Text_20_body" style:list-style-name="L28">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28"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29"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30"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31"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32"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33"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34"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35"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36"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37"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138"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139"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140" style:family="paragraph" style:parent-style-name="Text_20_body" style:list-style-name="L38">
      <style:text-properties style:text-line-through-style="none" style:text-line-through-type="none" fo:language="cs" fo:country="CZ" officeooo:rsid="21f79b9f" officeooo:paragraph-rsid="21f79b9f" style:language-asian="cs" style:country-asian="CZ"/>
    </style:style>
    <style:style style:name="P1141" style:family="paragraph" style:parent-style-name="Text_20_body" style:list-style-name="L38">
      <style:text-properties style:text-line-through-style="none" style:text-line-through-type="none" fo:language="cs" fo:country="CZ" officeooo:rsid="21f79b9f" officeooo:paragraph-rsid="2202c6b8" style:language-asian="cs" style:country-asian="CZ"/>
    </style:style>
    <style:style style:name="P1142"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143"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144"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145" style:family="paragraph" style:parent-style-name="Text_20_body" style:list-style-name="L46">
      <style:text-properties style:text-line-through-style="none" style:text-line-through-type="none" fo:language="cs" fo:country="CZ" officeooo:rsid="30b49a5e" officeooo:paragraph-rsid="30b49a5e"/>
    </style:style>
    <style:style style:name="P1146"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147" style:family="paragraph" style:parent-style-name="Text_20_body" style:list-style-name="L54">
      <style:text-properties style:text-line-through-style="none" style:text-line-through-type="none" officeooo:rsid="297fc3d3" officeooo:paragraph-rsid="2d669901"/>
    </style:style>
    <style:style style:name="P1148" style:family="paragraph" style:parent-style-name="Text_20_body" style:list-style-name="L64">
      <style:text-properties style:text-line-through-style="none" style:text-line-through-type="none" officeooo:rsid="29901351" officeooo:paragraph-rsid="29901351"/>
    </style:style>
    <style:style style:name="P1149" style:family="paragraph" style:parent-style-name="Text_20_body" style:list-style-name="L100">
      <style:text-properties style:text-line-through-style="none" style:text-line-through-type="none" officeooo:rsid="212834b8" officeooo:paragraph-rsid="212834b8"/>
    </style:style>
    <style:style style:name="P1150" style:family="paragraph" style:parent-style-name="Text_20_body" style:list-style-name="L106">
      <style:text-properties style:text-line-through-style="none" style:text-line-through-type="none" officeooo:rsid="295955da" officeooo:paragraph-rsid="295955da"/>
    </style:style>
    <style:style style:name="P1151" style:family="paragraph" style:parent-style-name="Text_20_body" style:list-style-name="L124">
      <style:text-properties style:text-line-through-style="none" style:text-line-through-type="none" officeooo:rsid="2999581b" officeooo:paragraph-rsid="2999581b"/>
    </style:style>
    <style:style style:name="P1152" style:family="paragraph" style:parent-style-name="Text_20_body" style:list-style-name="L141">
      <style:text-properties style:text-line-through-style="none" style:text-line-through-type="none" officeooo:rsid="32452bf8" officeooo:paragraph-rsid="33302b7a"/>
    </style:style>
    <style:style style:name="P1153" style:family="paragraph" style:parent-style-name="Text_20_body" style:list-style-name="L142">
      <style:text-properties style:text-line-through-style="none" style:text-line-through-type="none" officeooo:rsid="32501259" officeooo:paragraph-rsid="33302b7a"/>
    </style:style>
    <style:style style:name="P1154" style:family="paragraph" style:parent-style-name="Text_20_body" style:list-style-name="L143">
      <style:text-properties style:text-line-through-style="none" style:text-line-through-type="none" officeooo:rsid="32345ba8" officeooo:paragraph-rsid="33388329"/>
    </style:style>
    <style:style style:name="P1155" style:family="paragraph" style:parent-style-name="Text_20_body" style:list-style-name="L143">
      <style:text-properties style:text-line-through-style="none" style:text-line-through-type="none" officeooo:rsid="32d12c14" officeooo:paragraph-rsid="32d12c14"/>
    </style:style>
    <style:style style:name="P1156" style:family="paragraph" style:parent-style-name="Text_20_body" style:list-style-name="L143">
      <style:text-properties style:text-line-through-style="none" style:text-line-through-type="none" officeooo:rsid="32d12c14" officeooo:paragraph-rsid="3339de32"/>
    </style:style>
    <style:style style:name="P1157" style:family="paragraph" style:parent-style-name="Text_20_body" style:list-style-name="L28">
      <style:text-properties officeooo:rsid="21211fb4" officeooo:paragraph-rsid="23631931"/>
    </style:style>
    <style:style style:name="P1158" style:family="paragraph" style:parent-style-name="Text_20_body" style:list-style-name="L28">
      <style:text-properties officeooo:rsid="21211fb4" officeooo:paragraph-rsid="23c30856"/>
    </style:style>
    <style:style style:name="P1159" style:family="paragraph" style:parent-style-name="Text_20_body" style:list-style-name="L28">
      <style:text-properties officeooo:rsid="21537a33" officeooo:paragraph-rsid="2307f958"/>
    </style:style>
    <style:style style:name="P1160" style:family="paragraph" style:parent-style-name="Text_20_body" style:list-style-name="L28">
      <style:text-properties officeooo:rsid="21537a33" officeooo:paragraph-rsid="21537a33"/>
    </style:style>
    <style:style style:name="P1161" style:family="paragraph" style:parent-style-name="Text_20_body" style:list-style-name="L28">
      <style:text-properties officeooo:rsid="21537a33" officeooo:paragraph-rsid="23e690ea"/>
    </style:style>
    <style:style style:name="P1162" style:family="paragraph" style:parent-style-name="Text_20_body" style:list-style-name="L28">
      <style:text-properties officeooo:rsid="21537a33" officeooo:paragraph-rsid="23c30856"/>
    </style:style>
    <style:style style:name="P1163" style:family="paragraph" style:parent-style-name="Text_20_body" style:list-style-name="L29">
      <style:text-properties officeooo:paragraph-rsid="21577601"/>
    </style:style>
    <style:style style:name="P1164" style:family="paragraph" style:parent-style-name="Text_20_body" style:list-style-name="L28">
      <style:text-properties officeooo:rsid="21577601" officeooo:paragraph-rsid="232f7481"/>
    </style:style>
    <style:style style:name="P1165" style:family="paragraph" style:parent-style-name="Text_20_body" style:list-style-name="L28">
      <style:text-properties officeooo:rsid="21577601" officeooo:paragraph-rsid="23c30856"/>
    </style:style>
    <style:style style:name="P1166" style:family="paragraph" style:parent-style-name="Text_20_body" style:list-style-name="L30">
      <style:text-properties officeooo:paragraph-rsid="2331678d"/>
    </style:style>
    <style:style style:name="P1167" style:family="paragraph" style:parent-style-name="Text_20_body" style:list-style-name="L31">
      <style:text-properties officeooo:paragraph-rsid="2165869a"/>
    </style:style>
    <style:style style:name="P1168" style:family="paragraph" style:parent-style-name="Text_20_body" style:list-style-name="L31">
      <style:text-properties officeooo:paragraph-rsid="2332e601"/>
    </style:style>
    <style:style style:name="P1169" style:family="paragraph" style:parent-style-name="Text_20_body" style:list-style-name="L31">
      <style:text-properties officeooo:rsid="216a235d" officeooo:paragraph-rsid="216a235d"/>
    </style:style>
    <style:style style:name="P1170" style:family="paragraph" style:parent-style-name="Text_20_body" style:list-style-name="L32">
      <style:text-properties officeooo:paragraph-rsid="216a5f13"/>
    </style:style>
    <style:style style:name="P1171" style:family="paragraph" style:parent-style-name="Text_20_body" style:list-style-name="L33">
      <style:text-properties officeooo:rsid="20cbce30" officeooo:paragraph-rsid="211d0b7d"/>
    </style:style>
    <style:style style:name="P1172" style:family="paragraph" style:parent-style-name="Text_20_body" style:list-style-name="L34">
      <style:text-properties officeooo:rsid="20cbce30" officeooo:paragraph-rsid="211d0b7d"/>
    </style:style>
    <style:style style:name="P1173" style:family="paragraph" style:parent-style-name="Text_20_body" style:list-style-name="L34">
      <style:text-properties officeooo:rsid="20cd3211" officeooo:paragraph-rsid="211d0b7d"/>
    </style:style>
    <style:style style:name="P1174" style:family="paragraph" style:parent-style-name="Text_20_body" style:list-style-name="L34">
      <style:text-properties officeooo:rsid="20d16baa" officeooo:paragraph-rsid="211d0b7d"/>
    </style:style>
    <style:style style:name="P1175" style:family="paragraph" style:parent-style-name="Text_20_body" style:list-style-name="L34">
      <style:text-properties officeooo:rsid="21d96890" officeooo:paragraph-rsid="21d96890"/>
    </style:style>
    <style:style style:name="P1176" style:family="paragraph" style:parent-style-name="Text_20_body" style:list-style-name="L35">
      <style:text-properties officeooo:paragraph-rsid="2b05b4e8"/>
    </style:style>
    <style:style style:name="P1177" style:family="paragraph" style:parent-style-name="Text_20_body" style:list-style-name="L35">
      <style:text-properties officeooo:rsid="2b09058d" officeooo:paragraph-rsid="2b09058d"/>
    </style:style>
    <style:style style:name="P1178" style:family="paragraph" style:parent-style-name="Text_20_body" style:list-style-name="L36">
      <style:text-properties officeooo:rsid="2b09058d" officeooo:paragraph-rsid="2b09058d"/>
    </style:style>
    <style:style style:name="P1179" style:family="paragraph" style:parent-style-name="Text_20_body" style:list-style-name="L36">
      <style:text-properties officeooo:rsid="2b05b4e8" officeooo:paragraph-rsid="2b05b4e8"/>
    </style:style>
    <style:style style:name="P1180" style:family="paragraph" style:parent-style-name="Text_20_body" style:list-style-name="L36">
      <style:text-properties officeooo:rsid="2b05b4e8" officeooo:paragraph-rsid="2b59c36f"/>
    </style:style>
    <style:style style:name="P1181" style:family="paragraph" style:parent-style-name="Text_20_body" style:list-style-name="L28">
      <style:text-properties officeooo:rsid="237ee0db" officeooo:paragraph-rsid="237ee0db"/>
    </style:style>
    <style:style style:name="P1182" style:family="paragraph" style:parent-style-name="Text_20_body" style:list-style-name="L37">
      <style:text-properties officeooo:rsid="216fef7d" officeooo:paragraph-rsid="216fef7d"/>
    </style:style>
    <style:style style:name="P1183" style:family="paragraph" style:parent-style-name="Text_20_body" style:list-style-name="L28">
      <style:text-properties officeooo:rsid="216fef7d" officeooo:paragraph-rsid="23625b74"/>
    </style:style>
    <style:style style:name="P1184" style:family="paragraph" style:parent-style-name="Text_20_body" style:list-style-name="L38">
      <style:text-properties officeooo:rsid="21f79b9f" officeooo:paragraph-rsid="2202c6b8"/>
    </style:style>
    <style:style style:name="P1185" style:family="paragraph" style:parent-style-name="Text_20_body" style:list-style-name="L38">
      <style:text-properties officeooo:rsid="21f79eda" officeooo:paragraph-rsid="21f79eda"/>
    </style:style>
    <style:style style:name="P1186" style:family="paragraph" style:parent-style-name="Text_20_body" style:list-style-name="L39">
      <style:text-properties officeooo:rsid="22107167" officeooo:paragraph-rsid="22107167"/>
    </style:style>
    <style:style style:name="P1187" style:family="paragraph" style:parent-style-name="Text_20_body" style:list-style-name="L40">
      <style:text-properties officeooo:paragraph-rsid="233724c6"/>
    </style:style>
    <style:style style:name="P1188" style:family="paragraph" style:parent-style-name="Text_20_body" style:list-style-name="L40">
      <style:text-properties officeooo:rsid="21996beb" officeooo:paragraph-rsid="21996beb"/>
    </style:style>
    <style:style style:name="P1189" style:family="paragraph" style:parent-style-name="Text_20_body" style:list-style-name="L43">
      <style:text-properties officeooo:paragraph-rsid="23c30856"/>
    </style:style>
    <style:style style:name="P1190" style:family="paragraph" style:parent-style-name="Text_20_body" style:list-style-name="L44">
      <style:text-properties officeooo:paragraph-rsid="23c30856"/>
    </style:style>
    <style:style style:name="P1191" style:family="paragraph" style:parent-style-name="Text_20_body" style:list-style-name="L45">
      <style:text-properties officeooo:rsid="214d1197" officeooo:paragraph-rsid="28627fc3"/>
    </style:style>
    <style:style style:name="P1192" style:family="paragraph" style:parent-style-name="Text_20_body" style:list-style-name="L45">
      <style:text-properties officeooo:rsid="214e4d42" officeooo:paragraph-rsid="28627fc3"/>
    </style:style>
    <style:style style:name="P1193" style:family="paragraph" style:parent-style-name="Text_20_body" style:list-style-name="L47">
      <style:text-properties officeooo:rsid="2c44ec19" officeooo:paragraph-rsid="2c44ec19"/>
    </style:style>
    <style:style style:name="P1194" style:family="paragraph" style:parent-style-name="Text_20_body" style:list-style-name="L47">
      <style:text-properties officeooo:rsid="2c44ec19" officeooo:paragraph-rsid="2c45319e"/>
    </style:style>
    <style:style style:name="P1195" style:family="paragraph" style:parent-style-name="Text_20_body" style:list-style-name="L48">
      <style:text-properties officeooo:rsid="2cc7c413" officeooo:paragraph-rsid="2cc7c413"/>
    </style:style>
    <style:style style:name="P1196" style:family="paragraph" style:parent-style-name="Text_20_body" style:list-style-name="L49">
      <style:text-properties officeooo:rsid="2c89f8f7" officeooo:paragraph-rsid="2c89f8f7"/>
    </style:style>
    <style:style style:name="P1197" style:family="paragraph" style:parent-style-name="Text_20_body" style:list-style-name="L50">
      <style:text-properties officeooo:rsid="2ccd087b" officeooo:paragraph-rsid="2ccd087b"/>
    </style:style>
    <style:style style:name="P1198" style:family="paragraph" style:parent-style-name="Text_20_body" style:list-style-name="L50">
      <style:text-properties officeooo:rsid="2cce6533" officeooo:paragraph-rsid="2cce6533"/>
    </style:style>
    <style:style style:name="P1199" style:family="paragraph" style:parent-style-name="Text_20_body" style:list-style-name="L51">
      <style:text-properties officeooo:rsid="293d5d30" officeooo:paragraph-rsid="2ce9bd95"/>
    </style:style>
    <style:style style:name="P1200" style:family="paragraph" style:parent-style-name="Text_20_body" style:list-style-name="L51">
      <style:text-properties officeooo:rsid="293bcf6c" officeooo:paragraph-rsid="2ce9bd95"/>
    </style:style>
    <style:style style:name="P1201" style:family="paragraph" style:parent-style-name="Text_20_body" style:list-style-name="L52">
      <style:text-properties officeooo:rsid="293bcf6c" officeooo:paragraph-rsid="2aac1b25"/>
    </style:style>
    <style:style style:name="P1202" style:family="paragraph" style:parent-style-name="Text_20_body" style:list-style-name="L53">
      <style:text-properties officeooo:rsid="2d766400" officeooo:paragraph-rsid="2d766400"/>
    </style:style>
    <style:style style:name="P1203" style:family="paragraph" style:parent-style-name="Text_20_body" style:list-style-name="L54">
      <style:text-properties officeooo:paragraph-rsid="2d669901"/>
    </style:style>
    <style:style style:name="P1204" style:family="paragraph" style:parent-style-name="Text_20_body" style:list-style-name="L54">
      <style:text-properties officeooo:rsid="21e40ee3" officeooo:paragraph-rsid="2d669901"/>
    </style:style>
    <style:style style:name="P1205" style:family="paragraph" style:parent-style-name="Text_20_body" style:list-style-name="L56">
      <style:text-properties officeooo:paragraph-rsid="2f2860f9"/>
    </style:style>
    <style:style style:name="P1206" style:family="paragraph" style:parent-style-name="Text_20_body" style:list-style-name="L56">
      <style:text-properties officeooo:rsid="2f2cbaf1" officeooo:paragraph-rsid="2f3582ee"/>
    </style:style>
    <style:style style:name="P1207" style:family="paragraph" style:parent-style-name="Text_20_body" style:list-style-name="L57">
      <style:text-properties officeooo:rsid="2f2860f9" officeooo:paragraph-rsid="2f2860f9"/>
    </style:style>
    <style:style style:name="P1208" style:family="paragraph" style:parent-style-name="Text_20_body" style:list-style-name="L58">
      <style:text-properties officeooo:paragraph-rsid="329217b0"/>
    </style:style>
    <style:style style:name="P1209" style:family="paragraph" style:parent-style-name="Text_20_body" style:list-style-name="L58">
      <style:text-properties officeooo:rsid="210a62bf" officeooo:paragraph-rsid="329217b0"/>
    </style:style>
    <style:style style:name="P1210" style:family="paragraph" style:parent-style-name="Text_20_body" style:list-style-name="L59">
      <style:text-properties officeooo:rsid="2107ada6" officeooo:paragraph-rsid="329217b0"/>
    </style:style>
    <style:style style:name="P1211" style:family="paragraph" style:parent-style-name="Text_20_body" style:list-style-name="L60">
      <style:text-properties officeooo:rsid="329dda25" officeooo:paragraph-rsid="329dda25"/>
    </style:style>
    <style:style style:name="P1212" style:family="paragraph" style:parent-style-name="Text_20_body" style:list-style-name="L60">
      <style:text-properties officeooo:rsid="329bec38" officeooo:paragraph-rsid="329bec38"/>
    </style:style>
    <style:style style:name="P1213" style:family="paragraph" style:parent-style-name="Text_20_body" style:list-style-name="L60">
      <style:text-properties officeooo:rsid="329bec38" officeooo:paragraph-rsid="329dda25"/>
    </style:style>
    <style:style style:name="P1214" style:family="paragraph" style:parent-style-name="Text_20_body" style:list-style-name="L61">
      <style:text-properties officeooo:rsid="21223c73" officeooo:paragraph-rsid="329217b0"/>
    </style:style>
    <style:style style:name="P1215" style:family="paragraph" style:parent-style-name="Text_20_body" style:list-style-name="L62">
      <style:text-properties officeooo:rsid="210ceec1" officeooo:paragraph-rsid="329217b0"/>
    </style:style>
    <style:style style:name="P1216" style:family="paragraph" style:parent-style-name="Text_20_body" style:list-style-name="L63">
      <style:text-properties officeooo:rsid="210ceec1" officeooo:paragraph-rsid="329217b0"/>
    </style:style>
    <style:style style:name="P1217" style:family="paragraph" style:parent-style-name="Text_20_body" style:list-style-name="L62">
      <style:text-properties officeooo:rsid="1bc52482" officeooo:paragraph-rsid="329217b0"/>
    </style:style>
    <style:style style:name="P1218" style:family="paragraph" style:parent-style-name="Text_20_body" style:list-style-name="L65">
      <style:text-properties officeooo:rsid="1bf6438f" officeooo:paragraph-rsid="2839ac60"/>
    </style:style>
    <style:style style:name="P1219" style:family="paragraph" style:parent-style-name="Text_20_body" style:list-style-name="L66">
      <style:text-properties officeooo:rsid="25604653" officeooo:paragraph-rsid="2fbad244"/>
    </style:style>
    <style:style style:name="P1220" style:family="paragraph" style:parent-style-name="Text_20_body" style:list-style-name="L67">
      <style:text-properties officeooo:rsid="18b1f501" officeooo:paragraph-rsid="2e19265d"/>
    </style:style>
    <style:style style:name="P1221" style:family="paragraph" style:parent-style-name="Text_20_body" style:list-style-name="L67">
      <style:text-properties officeooo:rsid="2e19265d" officeooo:paragraph-rsid="2e19265d"/>
    </style:style>
    <style:style style:name="P1222" style:family="paragraph" style:parent-style-name="Text_20_body" style:list-style-name="L68">
      <style:text-properties officeooo:rsid="2fe6c248" officeooo:paragraph-rsid="2fe6c248"/>
    </style:style>
    <style:style style:name="P1223" style:family="paragraph" style:parent-style-name="Text_20_body" style:list-style-name="L70">
      <style:text-properties officeooo:rsid="24a005f2" officeooo:paragraph-rsid="24a005f2"/>
    </style:style>
    <style:style style:name="P1224" style:family="paragraph" style:parent-style-name="Text_20_body" style:list-style-name="L71">
      <style:text-properties officeooo:rsid="023fd48c" officeooo:paragraph-rsid="2554a1de"/>
    </style:style>
    <style:style style:name="P1225" style:family="paragraph" style:parent-style-name="Text_20_body" style:list-style-name="L72">
      <style:text-properties officeooo:rsid="023fd48c" officeooo:paragraph-rsid="2554a1de"/>
    </style:style>
    <style:style style:name="P1226" style:family="paragraph" style:parent-style-name="Text_20_body" style:list-style-name="L72">
      <style:text-properties officeooo:rsid="1cff432a" officeooo:paragraph-rsid="2554a1de"/>
    </style:style>
    <style:style style:name="P1227" style:family="paragraph" style:parent-style-name="Text_20_body" style:list-style-name="L72">
      <style:text-properties officeooo:rsid="2554a1de" officeooo:paragraph-rsid="2554a1de"/>
    </style:style>
    <style:style style:name="P1228" style:family="paragraph" style:parent-style-name="Text_20_body" style:list-style-name="L72">
      <style:text-properties officeooo:rsid="1cf61bf5" officeooo:paragraph-rsid="2554a1de"/>
    </style:style>
    <style:style style:name="P1229" style:family="paragraph" style:parent-style-name="Text_20_body" style:list-style-name="L72">
      <style:text-properties officeooo:rsid="1cf214c9" officeooo:paragraph-rsid="2554a1de"/>
    </style:style>
    <style:style style:name="P1230" style:family="paragraph" style:parent-style-name="Text_20_body" style:list-style-name="L72">
      <style:text-properties officeooo:rsid="1f3ea2e3" officeooo:paragraph-rsid="2554a1de"/>
    </style:style>
    <style:style style:name="P1231" style:family="paragraph" style:parent-style-name="Text_20_body" style:list-style-name="L72">
      <style:text-properties officeooo:rsid="1cf2501e" officeooo:paragraph-rsid="2554a1de"/>
    </style:style>
    <style:style style:name="P1232" style:family="paragraph" style:parent-style-name="Text_20_body" style:list-style-name="L72">
      <style:text-properties officeooo:rsid="1d0d8164" officeooo:paragraph-rsid="2554a1de"/>
    </style:style>
    <style:style style:name="P1233" style:family="paragraph" style:parent-style-name="Text_20_body" style:list-style-name="L72">
      <style:text-properties officeooo:rsid="1cf512fc" officeooo:paragraph-rsid="2554a1de"/>
    </style:style>
    <style:style style:name="P1234" style:family="paragraph" style:parent-style-name="Text_20_body" style:list-style-name="L72">
      <style:text-properties officeooo:rsid="1e0f14ff" officeooo:paragraph-rsid="2554a1de"/>
    </style:style>
    <style:style style:name="P1235" style:family="paragraph" style:parent-style-name="Text_20_body" style:list-style-name="L72">
      <style:text-properties officeooo:rsid="1d05d909" officeooo:paragraph-rsid="2554a1de"/>
    </style:style>
    <style:style style:name="P1236" style:family="paragraph" style:parent-style-name="Text_20_body" style:list-style-name="L73">
      <style:text-properties officeooo:rsid="17e3a390" officeooo:paragraph-rsid="25b31656"/>
    </style:style>
    <style:style style:name="P1237" style:family="paragraph" style:parent-style-name="Text_20_body" style:list-style-name="L73">
      <style:text-properties officeooo:rsid="25258903" officeooo:paragraph-rsid="25b31656"/>
    </style:style>
    <style:style style:name="P1238" style:family="paragraph" style:parent-style-name="Text_20_body" style:list-style-name="L73">
      <style:text-properties officeooo:rsid="19e29a33" officeooo:paragraph-rsid="25f6013d"/>
    </style:style>
    <style:style style:name="P1239" style:family="paragraph" style:parent-style-name="Text_20_body" style:list-style-name="L73">
      <style:text-properties officeooo:rsid="19e29a33" officeooo:paragraph-rsid="25b31656"/>
    </style:style>
    <style:style style:name="P1240" style:family="paragraph" style:parent-style-name="Text_20_body" style:list-style-name="L74">
      <style:text-properties officeooo:rsid="25b9334e" officeooo:paragraph-rsid="25b9334e"/>
    </style:style>
    <style:style style:name="P1241" style:family="paragraph" style:parent-style-name="Text_20_body" style:list-style-name="L75">
      <style:text-properties officeooo:rsid="1d1d9988" officeooo:paragraph-rsid="266616ba"/>
    </style:style>
    <style:style style:name="P1242" style:family="paragraph" style:parent-style-name="Text_20_body" style:list-style-name="L76">
      <style:text-properties officeooo:rsid="1cdbb04f" officeooo:paragraph-rsid="25bf67a6"/>
    </style:style>
    <style:style style:name="P1243" style:family="paragraph" style:parent-style-name="Text_20_body" style:list-style-name="L76">
      <style:text-properties officeooo:rsid="25e547a7" officeooo:paragraph-rsid="2603b79d"/>
    </style:style>
    <style:style style:name="P1244" style:family="paragraph" style:parent-style-name="Text_20_body" style:list-style-name="L76">
      <style:text-properties officeooo:rsid="25bf67a6" officeooo:paragraph-rsid="25bf67a6"/>
    </style:style>
    <style:style style:name="P1245" style:family="paragraph" style:parent-style-name="Text_20_body" style:list-style-name="L77">
      <style:text-properties officeooo:rsid="1f41bc33" officeooo:paragraph-rsid="2656844a"/>
    </style:style>
    <style:style style:name="P1246" style:family="paragraph" style:parent-style-name="Text_20_body" style:list-style-name="L78">
      <style:text-properties officeooo:rsid="1f41bc33" officeooo:paragraph-rsid="2656844a"/>
    </style:style>
    <style:style style:name="P1247" style:family="paragraph" style:parent-style-name="Text_20_body" style:list-style-name="L79">
      <style:text-properties officeooo:rsid="25f91fac" officeooo:paragraph-rsid="25f91fac"/>
    </style:style>
    <style:style style:name="P1248" style:family="paragraph" style:parent-style-name="Text_20_body" style:list-style-name="L80">
      <style:text-properties officeooo:rsid="19e05936" officeooo:paragraph-rsid="28400f36"/>
    </style:style>
    <style:style style:name="P1249" style:family="paragraph" style:parent-style-name="Text_20_body" style:list-style-name="L81">
      <style:text-properties officeooo:paragraph-rsid="263a2851"/>
    </style:style>
    <style:style style:name="P1250" style:family="paragraph" style:parent-style-name="Text_20_body" style:list-style-name="L82">
      <style:text-properties fo:font-weight="normal" officeooo:rsid="1f9eac7b" officeooo:paragraph-rsid="266e20aa" fo:background-color="transparent" style:font-weight-asian="normal" style:font-weight-complex="normal"/>
    </style:style>
    <style:style style:name="P1251" style:family="paragraph" style:parent-style-name="Text_20_body" style:list-style-name="L83">
      <style:text-properties officeooo:rsid="25c44266" officeooo:paragraph-rsid="25c44266" fo:background-color="transparent"/>
    </style:style>
    <style:style style:name="P1252" style:family="paragraph" style:parent-style-name="Text_20_body" style:list-style-name="L83">
      <style:text-properties officeooo:rsid="25d1238f" officeooo:paragraph-rsid="25c44266" fo:background-color="transparent"/>
    </style:style>
    <style:style style:name="P1253" style:family="paragraph" style:parent-style-name="Text_20_body" style:list-style-name="L83">
      <style:text-properties officeooo:rsid="25cb9d66" officeooo:paragraph-rsid="25cb9d66" fo:background-color="transparent"/>
    </style:style>
    <style:style style:name="P1254" style:family="paragraph" style:parent-style-name="Text_20_body" style:list-style-name="L85">
      <style:text-properties officeooo:rsid="271575e8" officeooo:paragraph-rsid="271575e8" fo:background-color="transparent"/>
    </style:style>
    <style:style style:name="P1255" style:family="paragraph" style:parent-style-name="Text_20_body" style:list-style-name="L85">
      <style:text-properties officeooo:rsid="27183685" officeooo:paragraph-rsid="2718b236" fo:background-color="transparent"/>
    </style:style>
    <style:style style:name="P1256" style:family="paragraph" style:parent-style-name="Text_20_body" style:list-style-name="L85">
      <style:text-properties officeooo:rsid="27157765" officeooo:paragraph-rsid="27157765" fo:background-color="transparent"/>
    </style:style>
    <style:style style:name="P1257" style:family="paragraph" style:parent-style-name="Text_20_body" style:list-style-name="L85">
      <style:text-properties officeooo:rsid="268dc65d" officeooo:paragraph-rsid="272b592c" fo:background-color="transparent"/>
    </style:style>
    <style:style style:name="P1258" style:family="paragraph" style:parent-style-name="Text_20_body" style:list-style-name="L89">
      <style:text-properties officeooo:rsid="25dd9674" officeooo:paragraph-rsid="27487751" fo:background-color="transparent"/>
    </style:style>
    <style:style style:name="P1259" style:family="paragraph" style:parent-style-name="Text_20_body" style:list-style-name="L90">
      <style:text-properties officeooo:rsid="25dd9674" officeooo:paragraph-rsid="274785d5" fo:background-color="transparent"/>
    </style:style>
    <style:style style:name="P1260" style:family="paragraph" style:parent-style-name="Text_20_body" style:list-style-name="L89">
      <style:text-properties officeooo:rsid="217d02ee" officeooo:paragraph-rsid="27487751" fo:background-color="transparent"/>
    </style:style>
    <style:style style:name="P1261" style:family="paragraph" style:parent-style-name="Text_20_body" style:list-style-name="L84">
      <style:text-properties officeooo:rsid="1fa4b8bf" officeooo:paragraph-rsid="2673633b"/>
    </style:style>
    <style:style style:name="P1262" style:family="paragraph" style:parent-style-name="Text_20_body" style:list-style-name="L84">
      <style:text-properties officeooo:rsid="1fa59f87" officeooo:paragraph-rsid="2673633b"/>
    </style:style>
    <style:style style:name="P1263" style:family="paragraph" style:parent-style-name="Text_20_body" style:list-style-name="L84">
      <style:text-properties officeooo:rsid="1ef8a4eb" officeooo:paragraph-rsid="2673633b"/>
    </style:style>
    <style:style style:name="P1264" style:family="paragraph" style:parent-style-name="Text_20_body" style:list-style-name="L84">
      <style:text-properties officeooo:rsid="28420f89" officeooo:paragraph-rsid="28420f89"/>
    </style:style>
    <style:style style:name="P1265" style:family="paragraph" style:parent-style-name="Text_20_body" style:list-style-name="L84">
      <style:text-properties officeooo:rsid="1fddbc8a" officeooo:paragraph-rsid="2673633b"/>
    </style:style>
    <style:style style:name="P1266" style:family="paragraph" style:parent-style-name="Text_20_body" style:list-style-name="L84">
      <style:text-properties officeooo:rsid="1fb10ae9" officeooo:paragraph-rsid="2673633b"/>
    </style:style>
    <style:style style:name="P1267" style:family="paragraph" style:parent-style-name="Text_20_body" style:list-style-name="L84">
      <style:text-properties officeooo:rsid="26785863" officeooo:paragraph-rsid="26785863"/>
    </style:style>
    <style:style style:name="P1268" style:family="paragraph" style:parent-style-name="Text_20_body" style:list-style-name="L84">
      <style:text-properties officeooo:rsid="1fb564f3" officeooo:paragraph-rsid="2673633b"/>
    </style:style>
    <style:style style:name="P1269" style:family="paragraph" style:parent-style-name="Text_20_body" style:list-style-name="L84">
      <style:text-properties officeooo:rsid="1fe12da0" officeooo:paragraph-rsid="2673633b"/>
    </style:style>
    <style:style style:name="P1270" style:family="paragraph" style:parent-style-name="Text_20_body" style:list-style-name="L84">
      <style:text-properties officeooo:rsid="26ca73a0" officeooo:paragraph-rsid="26ca73a0"/>
    </style:style>
    <style:style style:name="P1271" style:family="paragraph" style:parent-style-name="Text_20_body" style:list-style-name="L84">
      <style:text-properties officeooo:rsid="2713eaed" officeooo:paragraph-rsid="2713eaed"/>
    </style:style>
    <style:style style:name="P1272" style:family="paragraph" style:parent-style-name="Text_20_body" style:list-style-name="L84">
      <style:text-properties officeooo:rsid="1fe5ba75" officeooo:paragraph-rsid="2673633b"/>
    </style:style>
    <style:style style:name="P1273" style:family="paragraph" style:parent-style-name="Text_20_body" style:list-style-name="L85">
      <style:text-properties officeooo:paragraph-rsid="268dc65d"/>
    </style:style>
    <style:style style:name="P1274" style:family="paragraph" style:parent-style-name="Text_20_body" style:list-style-name="L86">
      <style:text-properties officeooo:paragraph-rsid="27190835"/>
    </style:style>
    <style:style style:name="P1275" style:family="paragraph" style:parent-style-name="Text_20_body" style:list-style-name="L87">
      <style:text-properties officeooo:rsid="273dc687" officeooo:paragraph-rsid="273dc687"/>
    </style:style>
    <style:style style:name="P1276" style:family="paragraph" style:parent-style-name="Text_20_body" style:list-style-name="L87">
      <style:text-properties officeooo:rsid="273eb589" officeooo:paragraph-rsid="273eb589"/>
    </style:style>
    <style:style style:name="P1277" style:family="paragraph" style:parent-style-name="Text_20_body" style:list-style-name="L88">
      <style:text-properties officeooo:paragraph-rsid="275a9103"/>
    </style:style>
    <style:style style:name="P1278" style:family="paragraph" style:parent-style-name="Text_20_body" style:list-style-name="L89">
      <style:text-properties officeooo:paragraph-rsid="26a758d5"/>
    </style:style>
    <style:style style:name="P1279" style:family="paragraph" style:parent-style-name="Text_20_body" style:list-style-name="L90">
      <style:text-properties officeooo:paragraph-rsid="27683dd9"/>
    </style:style>
    <style:style style:name="P1280" style:family="paragraph" style:parent-style-name="Text_20_body" style:list-style-name="L91">
      <style:text-properties officeooo:rsid="19e5887b" officeooo:paragraph-rsid="283d4ef9"/>
    </style:style>
    <style:style style:name="P1281" style:family="paragraph" style:parent-style-name="Text_20_body" style:list-style-name="L92">
      <style:text-properties officeooo:rsid="26992d29" officeooo:paragraph-rsid="26992d29"/>
    </style:style>
    <style:style style:name="P1282" style:family="paragraph" style:parent-style-name="Text_20_body" style:list-style-name="L93">
      <style:text-properties officeooo:rsid="269cbd15" officeooo:paragraph-rsid="269cbd15"/>
    </style:style>
    <style:style style:name="P1283" style:family="paragraph" style:parent-style-name="Text_20_body" style:list-style-name="L93">
      <style:text-properties officeooo:rsid="269f5c8a" officeooo:paragraph-rsid="269f5c8a"/>
    </style:style>
    <style:style style:name="P1284" style:family="paragraph" style:parent-style-name="Text_20_body" style:list-style-name="L93">
      <style:text-properties officeooo:rsid="269e503f" officeooo:paragraph-rsid="269e503f"/>
    </style:style>
    <style:style style:name="P1285" style:family="paragraph" style:parent-style-name="Text_20_body" style:list-style-name="L93">
      <style:text-properties officeooo:rsid="269e503f" officeooo:paragraph-rsid="26a3593b"/>
    </style:style>
    <style:style style:name="P1286" style:family="paragraph" style:parent-style-name="Text_20_body" style:list-style-name="L93">
      <style:text-properties officeooo:rsid="27b1fd4b" officeooo:paragraph-rsid="27b1fd4b"/>
    </style:style>
    <style:style style:name="P1287" style:family="paragraph" style:parent-style-name="Text_20_body" style:list-style-name="L93">
      <style:text-properties officeooo:rsid="2181dc18" officeooo:paragraph-rsid="26a3593b"/>
    </style:style>
    <style:style style:name="P1288" style:family="paragraph" style:parent-style-name="Text_20_body" style:list-style-name="L94">
      <style:text-properties officeooo:rsid="27c1a74d" officeooo:paragraph-rsid="27c1a74d"/>
    </style:style>
    <style:style style:name="P1289" style:family="paragraph" style:parent-style-name="Text_20_body" style:list-style-name="L95">
      <style:text-properties officeooo:rsid="27dfeaae" officeooo:paragraph-rsid="27dfeaae"/>
    </style:style>
    <style:style style:name="P1290" style:family="paragraph" style:parent-style-name="Text_20_body" style:list-style-name="L96">
      <style:text-properties officeooo:rsid="1a224a2d" officeooo:paragraph-rsid="28445bcb"/>
    </style:style>
    <style:style style:name="P1291" style:family="paragraph" style:parent-style-name="Text_20_body" style:list-style-name="L97">
      <style:text-properties officeooo:rsid="27f58cff" officeooo:paragraph-rsid="27f58cff"/>
    </style:style>
    <style:style style:name="P1292" style:family="paragraph" style:parent-style-name="Text_20_body" style:list-style-name="L98">
      <style:text-properties officeooo:rsid="2811e5a0" officeooo:paragraph-rsid="2812b376"/>
    </style:style>
    <style:style style:name="P1293" style:family="paragraph" style:parent-style-name="Text_20_body" style:list-style-name="L101">
      <style:text-properties officeooo:rsid="176dcc34" officeooo:paragraph-rsid="2842b948"/>
    </style:style>
    <style:style style:name="P1294" style:family="paragraph" style:parent-style-name="Text_20_body" style:list-style-name="L101">
      <style:text-properties officeooo:rsid="1a2b313c" officeooo:paragraph-rsid="2842b948"/>
    </style:style>
    <style:style style:name="P1295" style:family="paragraph" style:parent-style-name="Text_20_body" style:list-style-name="L101">
      <style:text-properties officeooo:rsid="176f2ef9" officeooo:paragraph-rsid="2842b948"/>
    </style:style>
    <style:style style:name="P1296" style:family="paragraph" style:parent-style-name="Text_20_body" style:list-style-name="L102">
      <style:text-properties officeooo:paragraph-rsid="2842b948"/>
    </style:style>
    <style:style style:name="P1297" style:family="paragraph" style:parent-style-name="Text_20_body" style:list-style-name="L103">
      <style:text-properties officeooo:paragraph-rsid="2842b948"/>
    </style:style>
    <style:style style:name="P1298" style:family="paragraph" style:parent-style-name="Text_20_body" style:list-style-name="L101">
      <style:text-properties officeooo:rsid="137b4eb5" officeooo:paragraph-rsid="2842b948"/>
    </style:style>
    <style:style style:name="P1299" style:family="paragraph" style:parent-style-name="Text_20_body" style:list-style-name="L104">
      <style:text-properties officeooo:rsid="1ac27fde" officeooo:paragraph-rsid="2842b948"/>
    </style:style>
    <style:style style:name="P1300" style:family="paragraph" style:parent-style-name="Text_20_body" style:list-style-name="L104">
      <style:text-properties officeooo:rsid="1ac363d4" officeooo:paragraph-rsid="2842b948"/>
    </style:style>
    <style:style style:name="P1301" style:family="paragraph" style:parent-style-name="Text_20_body" style:list-style-name="L105">
      <style:text-properties officeooo:rsid="1b23bb2a" officeooo:paragraph-rsid="28dfd528"/>
    </style:style>
    <style:style style:name="P1302" style:family="paragraph" style:parent-style-name="Text_20_body" style:list-style-name="L105">
      <style:text-properties officeooo:rsid="28ebbe8d" officeooo:paragraph-rsid="28ebbe8d"/>
    </style:style>
    <style:style style:name="P1303" style:family="paragraph" style:parent-style-name="Text_20_body" style:list-style-name="L105">
      <style:text-properties officeooo:rsid="28ed4af8" officeooo:paragraph-rsid="28ed4af8"/>
    </style:style>
    <style:style style:name="P1304" style:family="paragraph" style:parent-style-name="Text_20_body" style:list-style-name="L105">
      <style:text-properties officeooo:rsid="28e2de2a" officeooo:paragraph-rsid="28e2de2a"/>
    </style:style>
    <style:style style:name="P1305" style:family="paragraph" style:parent-style-name="Text_20_body" style:list-style-name="L106">
      <style:text-properties officeooo:paragraph-rsid="295955da"/>
    </style:style>
    <style:style style:name="P1306" style:family="paragraph" style:parent-style-name="Text_20_body" style:list-style-name="L106">
      <style:text-properties officeooo:rsid="295955da" officeooo:paragraph-rsid="295dbffe"/>
    </style:style>
    <style:style style:name="P1307" style:family="paragraph" style:parent-style-name="Text_20_body" style:list-style-name="L106">
      <style:text-properties officeooo:rsid="2959d93c" officeooo:paragraph-rsid="2959d93c"/>
    </style:style>
    <style:style style:name="P1308" style:family="paragraph" style:parent-style-name="Text_20_body" style:list-style-name="L107">
      <style:text-properties officeooo:rsid="218cfb5a" officeooo:paragraph-rsid="29739d0f"/>
    </style:style>
    <style:style style:name="P1309" style:family="paragraph" style:parent-style-name="Text_20_body" style:list-style-name="L107">
      <style:text-properties officeooo:rsid="218eee67" officeooo:paragraph-rsid="29739d0f"/>
    </style:style>
    <style:style style:name="P1310" style:family="paragraph" style:parent-style-name="Text_20_body" style:list-style-name="L107">
      <style:text-properties officeooo:rsid="219226d3" officeooo:paragraph-rsid="29739d0f"/>
    </style:style>
    <style:style style:name="P1311" style:family="paragraph" style:parent-style-name="Text_20_body" style:list-style-name="L107">
      <style:text-properties officeooo:rsid="218f7dde" officeooo:paragraph-rsid="29739d0f"/>
    </style:style>
    <style:style style:name="P1312" style:family="paragraph" style:parent-style-name="Text_20_body" style:list-style-name="L108">
      <style:text-properties officeooo:paragraph-rsid="28f28620"/>
    </style:style>
    <style:style style:name="P1313" style:family="paragraph" style:parent-style-name="Text_20_body" style:list-style-name="L108">
      <style:text-properties officeooo:rsid="215d4e07" officeooo:paragraph-rsid="28f28620"/>
    </style:style>
    <style:style style:name="P1314" style:family="paragraph" style:parent-style-name="Text_20_body" style:list-style-name="L109">
      <style:text-properties officeooo:paragraph-rsid="28f28620"/>
    </style:style>
    <style:style style:name="P1315" style:family="paragraph" style:parent-style-name="Text_20_body" style:list-style-name="L110">
      <style:text-properties officeooo:rsid="29175b96" officeooo:paragraph-rsid="2d6848db"/>
    </style:style>
    <style:style style:name="P1316" style:family="paragraph" style:parent-style-name="Text_20_body" style:list-style-name="L110">
      <style:text-properties officeooo:rsid="2918a14f" officeooo:paragraph-rsid="2d6848db"/>
    </style:style>
    <style:style style:name="P1317" style:family="paragraph" style:parent-style-name="Text_20_body" style:list-style-name="L111">
      <style:text-properties officeooo:rsid="291f3f49" officeooo:paragraph-rsid="3538f2e5"/>
    </style:style>
    <style:style style:name="P1318" style:family="paragraph" style:parent-style-name="Text_20_body" style:list-style-name="L111">
      <style:text-properties officeooo:rsid="29205610" officeooo:paragraph-rsid="3538f2e5"/>
    </style:style>
    <style:style style:name="P1319" style:family="paragraph" style:parent-style-name="Text_20_body" style:list-style-name="L112">
      <style:text-properties officeooo:rsid="3025b673" officeooo:paragraph-rsid="353771c9"/>
    </style:style>
    <style:style style:name="P1320" style:family="paragraph" style:parent-style-name="Text_20_body" style:list-style-name="L113">
      <style:text-properties officeooo:rsid="1a44020f" officeooo:paragraph-rsid="2d6848db"/>
    </style:style>
    <style:style style:name="P1321" style:family="paragraph" style:parent-style-name="Text_20_body" style:list-style-name="L114">
      <style:text-properties officeooo:rsid="302d66c3" officeooo:paragraph-rsid="302d66c3"/>
    </style:style>
    <style:style style:name="P1322" style:family="paragraph" style:parent-style-name="Text_20_body" style:list-style-name="L114">
      <style:text-properties officeooo:rsid="302e6921" officeooo:paragraph-rsid="302e6921"/>
    </style:style>
    <style:style style:name="P1323" style:family="paragraph" style:parent-style-name="Text_20_body" style:list-style-name="L115">
      <style:text-properties officeooo:rsid="30506a00" officeooo:paragraph-rsid="30506a00"/>
    </style:style>
    <style:style style:name="P1324" style:family="paragraph" style:parent-style-name="Text_20_body" style:list-style-name="L116">
      <style:text-properties officeooo:rsid="30506a00" officeooo:paragraph-rsid="2d6848db"/>
    </style:style>
    <style:style style:name="P1325" style:family="paragraph" style:parent-style-name="Text_20_body" style:list-style-name="L117">
      <style:text-properties officeooo:rsid="30506a00" officeooo:paragraph-rsid="30506a00"/>
    </style:style>
    <style:style style:name="P1326" style:family="paragraph" style:parent-style-name="Text_20_body" style:list-style-name="L116">
      <style:text-properties officeooo:rsid="2d315a88" officeooo:paragraph-rsid="2d6848db"/>
    </style:style>
    <style:style style:name="P1327" style:family="paragraph" style:parent-style-name="Text_20_body" style:list-style-name="L118">
      <style:text-properties officeooo:rsid="2d316e09" officeooo:paragraph-rsid="3050a354"/>
    </style:style>
    <style:style style:name="P1328" style:family="paragraph" style:parent-style-name="Text_20_body" style:list-style-name="L118">
      <style:text-properties officeooo:rsid="3050a354" officeooo:paragraph-rsid="3050a354"/>
    </style:style>
    <style:style style:name="P1329" style:family="paragraph" style:parent-style-name="Text_20_body" style:list-style-name="L119">
      <style:text-properties officeooo:rsid="303f9b7c" officeooo:paragraph-rsid="303f9b7c"/>
    </style:style>
    <style:style style:name="P1330" style:family="paragraph" style:parent-style-name="Text_20_body" style:list-style-name="L119">
      <style:text-properties officeooo:rsid="303f9b7c" officeooo:paragraph-rsid="3041e365"/>
    </style:style>
    <style:style style:name="P1331" style:family="paragraph" style:parent-style-name="Text_20_body" style:list-style-name="L119">
      <style:text-properties officeooo:rsid="3041e365" officeooo:paragraph-rsid="3041e365"/>
    </style:style>
    <style:style style:name="P1332" style:family="paragraph" style:parent-style-name="Text_20_body" style:list-style-name="L120">
      <style:text-properties officeooo:rsid="305c4f12" officeooo:paragraph-rsid="305c4f12"/>
    </style:style>
    <style:style style:name="P1333" style:family="paragraph" style:parent-style-name="Text_20_body" style:list-style-name="L121">
      <style:text-properties officeooo:rsid="30a906d8" officeooo:paragraph-rsid="31ec1c47"/>
    </style:style>
    <style:style style:name="P1334" style:family="paragraph" style:parent-style-name="Text_20_body" style:list-style-name="L121">
      <style:text-properties officeooo:rsid="30a90de2" officeooo:paragraph-rsid="30a90de2"/>
    </style:style>
    <style:style style:name="P1335" style:family="paragraph" style:parent-style-name="Text_20_body" style:list-style-name="L122">
      <style:text-properties officeooo:rsid="1be09be4" officeooo:paragraph-rsid="31dbd16e"/>
    </style:style>
    <style:style style:name="P1336" style:family="paragraph" style:parent-style-name="Text_20_body" style:list-style-name="L122">
      <style:text-properties officeooo:rsid="1be09be4" officeooo:paragraph-rsid="31dc9cde"/>
    </style:style>
    <style:style style:name="P1337" style:family="paragraph" style:parent-style-name="Text_20_body" style:list-style-name="L122">
      <style:text-properties officeooo:rsid="31dd7b66" officeooo:paragraph-rsid="31dd7b66"/>
    </style:style>
    <style:style style:name="P1338" style:family="paragraph" style:parent-style-name="Text_20_body" style:list-style-name="L123">
      <style:text-properties officeooo:paragraph-rsid="3086ceba"/>
    </style:style>
    <style:style style:name="P1339" style:family="paragraph" style:parent-style-name="Text_20_body" style:list-style-name="L125">
      <style:text-properties officeooo:rsid="1b403fd8" officeooo:paragraph-rsid="284eff00"/>
    </style:style>
    <style:style style:name="P1340" style:family="paragraph" style:parent-style-name="Text_20_body" style:list-style-name="L126">
      <style:text-properties officeooo:rsid="1dbb2aa5" officeooo:paragraph-rsid="283b5b27"/>
    </style:style>
    <style:style style:name="P1341" style:family="paragraph" style:parent-style-name="Text_20_body" style:list-style-name="L127">
      <style:text-properties officeooo:rsid="0f3e2872" officeooo:paragraph-rsid="284f60f7"/>
    </style:style>
    <style:style style:name="P1342" style:family="paragraph" style:parent-style-name="Text_20_body" style:list-style-name="L128">
      <style:text-properties officeooo:rsid="13bcbb86" officeooo:paragraph-rsid="284f60f7"/>
    </style:style>
    <style:style style:name="P1343" style:family="paragraph" style:parent-style-name="Text_20_body" style:list-style-name="L128">
      <style:text-properties officeooo:rsid="15d332f9" officeooo:paragraph-rsid="284f60f7"/>
    </style:style>
    <style:style style:name="P1344" style:family="paragraph" style:parent-style-name="Text_20_body" style:list-style-name="L128">
      <style:text-properties officeooo:rsid="350aa81f" officeooo:paragraph-rsid="350aa81f"/>
    </style:style>
    <style:style style:name="P1345" style:family="paragraph" style:parent-style-name="Text_20_body" style:list-style-name="L129">
      <style:text-properties officeooo:rsid="2432a1ec" officeooo:paragraph-rsid="2444f0d8"/>
    </style:style>
    <style:style style:name="P1346" style:family="paragraph" style:parent-style-name="Text_20_body" style:list-style-name="L130">
      <style:text-properties officeooo:paragraph-rsid="353b2020"/>
    </style:style>
    <style:style style:name="P1347" style:family="paragraph" style:parent-style-name="Text_20_body" style:list-style-name="L131">
      <style:text-properties officeooo:rsid="3517391c" officeooo:paragraph-rsid="3517391c"/>
    </style:style>
    <style:style style:name="P1348" style:family="paragraph" style:parent-style-name="Text_20_body" style:list-style-name="L131">
      <style:text-properties officeooo:rsid="351855d3" officeooo:paragraph-rsid="351855d3"/>
    </style:style>
    <style:style style:name="P1349" style:family="paragraph" style:parent-style-name="Text_20_body" style:list-style-name="L131">
      <style:text-properties officeooo:rsid="35186bf4" officeooo:paragraph-rsid="35186bf4"/>
    </style:style>
    <style:style style:name="P1350" style:family="paragraph" style:parent-style-name="Text_20_body" style:list-style-name="L131">
      <style:text-properties officeooo:rsid="351ba054" officeooo:paragraph-rsid="351ba054"/>
    </style:style>
    <style:style style:name="P1351" style:family="paragraph" style:parent-style-name="Text_20_body" style:list-style-name="L131">
      <style:text-properties officeooo:rsid="3519ddcc" officeooo:paragraph-rsid="3519ddcc"/>
    </style:style>
    <style:style style:name="P1352" style:family="paragraph" style:parent-style-name="Text_20_body" style:list-style-name="L131">
      <style:text-properties officeooo:rsid="351b7825" officeooo:paragraph-rsid="351b7825"/>
    </style:style>
    <style:style style:name="P1353" style:family="paragraph" style:parent-style-name="Text_20_body" style:list-style-name="L132">
      <style:text-properties officeooo:paragraph-rsid="35263a80"/>
    </style:style>
    <style:style style:name="P1354" style:family="paragraph" style:parent-style-name="Text_20_body" style:list-style-name="L133">
      <style:text-properties officeooo:paragraph-rsid="35263a80"/>
    </style:style>
    <style:style style:name="P1355" style:family="paragraph" style:parent-style-name="Text_20_body" style:list-style-name="L133">
      <style:text-properties officeooo:rsid="35263a80" officeooo:paragraph-rsid="35263a80"/>
    </style:style>
    <style:style style:name="P1356" style:family="paragraph" style:parent-style-name="Text_20_body" style:list-style-name="L134">
      <style:text-properties officeooo:rsid="35263a80" officeooo:paragraph-rsid="35263a80"/>
    </style:style>
    <style:style style:name="P1357" style:family="paragraph" style:parent-style-name="Text_20_body" style:list-style-name="L134">
      <style:text-properties officeooo:paragraph-rsid="35263a80"/>
    </style:style>
    <style:style style:name="P1358" style:family="paragraph" style:parent-style-name="Text_20_body" style:list-style-name="L134">
      <style:text-properties officeooo:rsid="00a17d4a" officeooo:paragraph-rsid="35263a80"/>
    </style:style>
    <style:style style:name="P1359" style:family="paragraph" style:parent-style-name="Text_20_body" style:list-style-name="L135">
      <style:text-properties officeooo:rsid="30d51de5" officeooo:paragraph-rsid="34f3694a"/>
    </style:style>
    <style:style style:name="P1360" style:family="paragraph" style:parent-style-name="Text_20_body" style:list-style-name="L136">
      <style:text-properties officeooo:rsid="32eba680" officeooo:paragraph-rsid="32ec9622"/>
    </style:style>
    <style:style style:name="P1361" style:family="paragraph" style:parent-style-name="Text_20_body" style:list-style-name="L137">
      <style:text-properties officeooo:rsid="3316ce46" officeooo:paragraph-rsid="3316ce46"/>
    </style:style>
    <style:style style:name="P1362" style:family="paragraph" style:parent-style-name="Text_20_body" style:list-style-name="L138">
      <style:text-properties officeooo:rsid="32f001d3" officeooo:paragraph-rsid="32f001d3"/>
    </style:style>
    <style:style style:name="P1363" style:family="paragraph" style:parent-style-name="Text_20_body" style:list-style-name="L138">
      <style:text-properties officeooo:rsid="32f2a852" officeooo:paragraph-rsid="32f2a852"/>
    </style:style>
    <style:style style:name="P1364" style:family="paragraph" style:parent-style-name="Text_20_body" style:list-style-name="L138">
      <style:text-properties officeooo:rsid="3353643a" officeooo:paragraph-rsid="32f66684"/>
    </style:style>
    <style:style style:name="P1365" style:family="paragraph" style:parent-style-name="Text_20_body" style:list-style-name="L140">
      <style:text-properties officeooo:rsid="30e924d6" officeooo:paragraph-rsid="33302b7a"/>
    </style:style>
    <style:style style:name="P1366" style:family="paragraph" style:parent-style-name="Text_20_body" style:list-style-name="L140">
      <style:text-properties officeooo:rsid="32452bf8" officeooo:paragraph-rsid="33302b7a"/>
    </style:style>
    <style:style style:name="P1367" style:family="paragraph" style:parent-style-name="Text_20_body" style:list-style-name="L143">
      <style:text-properties officeooo:paragraph-rsid="33302b7a"/>
    </style:style>
    <style:style style:name="P1368" style:family="paragraph" style:parent-style-name="Text_20_body" style:list-style-name="L143">
      <style:text-properties officeooo:rsid="3339de32" officeooo:paragraph-rsid="3339de32"/>
    </style:style>
    <style:style style:name="P1369" style:family="paragraph" style:parent-style-name="Text_20_body" style:list-style-name="L144">
      <style:text-properties officeooo:rsid="2543b6e6" officeooo:paragraph-rsid="282f1ba6"/>
    </style:style>
    <style:style style:name="P1370" style:family="paragraph" style:parent-style-name="Text_20_body" style:list-style-name="L144">
      <style:text-properties officeooo:rsid="2545656a" officeooo:paragraph-rsid="282f1ba6"/>
    </style:style>
    <style:style style:name="P1371" style:family="paragraph" style:parent-style-name="Text_20_body" style:list-style-name="L6">
      <style:text-properties officeooo:rsid="35e3f9d0" officeooo:paragraph-rsid="35e3f9d0"/>
    </style:style>
    <style:style style:name="P1372" style:family="paragraph" style:parent-style-name="Text_20_body">
      <style:text-properties officeooo:rsid="35e1540e" officeooo:paragraph-rsid="35e1540e"/>
    </style:style>
    <style:style style:name="P1373" style:family="paragraph" style:parent-style-name="Text_20_body">
      <style:text-properties officeooo:rsid="35e437ec" officeooo:paragraph-rsid="35e437ec"/>
    </style:style>
    <style:style style:name="P1374" style:family="paragraph" style:parent-style-name="Heading_20_1">
      <style:text-properties officeooo:rsid="24ffc69a" officeooo:paragraph-rsid="24fb15e5"/>
    </style:style>
    <style:style style:name="P1375" style:family="paragraph" style:parent-style-name="Heading_20_1">
      <style:text-properties officeooo:rsid="108bcbf7" officeooo:paragraph-rsid="282f1ba6"/>
    </style:style>
    <style:style style:name="P1376" style:family="paragraph" style:parent-style-name="Heading_20_1">
      <style:text-properties officeooo:rsid="108bcbf7" officeooo:paragraph-rsid="202197c0"/>
    </style:style>
    <style:style style:name="P1377" style:family="paragraph" style:parent-style-name="Heading_20_1">
      <style:text-properties officeooo:rsid="2fe23513" officeooo:paragraph-rsid="2fe23513"/>
    </style:style>
    <style:style style:name="P1378" style:family="paragraph" style:parent-style-name="Heading_20_1">
      <style:text-properties officeooo:paragraph-rsid="272051e0"/>
    </style:style>
    <style:style style:name="P1379" style:family="paragraph" style:parent-style-name="Heading_20_1">
      <style:text-properties officeooo:paragraph-rsid="28dfd528"/>
    </style:style>
    <style:style style:name="P1380" style:family="paragraph" style:parent-style-name="Heading_20_1">
      <style:text-properties officeooo:paragraph-rsid="29739d0f"/>
    </style:style>
    <style:style style:name="P1381" style:family="paragraph" style:parent-style-name="Heading_20_1">
      <style:text-properties officeooo:rsid="215d4e07" officeooo:paragraph-rsid="28f28620"/>
    </style:style>
    <style:style style:name="P1382" style:family="paragraph" style:parent-style-name="Heading_20_1">
      <style:text-properties officeooo:paragraph-rsid="2d6848db"/>
    </style:style>
    <style:style style:name="P1383" style:family="paragraph" style:parent-style-name="Heading_20_1">
      <style:text-properties officeooo:rsid="254772b6" officeooo:paragraph-rsid="282f1ba6"/>
    </style:style>
    <style:style style:name="P1384" style:family="paragraph" style:parent-style-name="Heading_20_2">
      <style:text-properties officeooo:rsid="18495320" officeooo:paragraph-rsid="2b2a7dc2"/>
    </style:style>
    <style:style style:name="P1385" style:family="paragraph" style:parent-style-name="Heading_20_2">
      <style:text-properties officeooo:rsid="2b29bd54" officeooo:paragraph-rsid="2b29bd54"/>
    </style:style>
    <style:style style:name="P1386" style:family="paragraph" style:parent-style-name="Heading_20_2">
      <style:text-properties officeooo:rsid="2853fcde" officeooo:paragraph-rsid="2d4c4067"/>
    </style:style>
    <style:style style:name="P1387" style:family="paragraph" style:parent-style-name="Heading_20_2">
      <style:text-properties officeooo:paragraph-rsid="2d4c4067"/>
    </style:style>
    <style:style style:name="P1388" style:family="paragraph" style:parent-style-name="Heading_20_2">
      <style:text-properties officeooo:paragraph-rsid="2ac39226"/>
    </style:style>
    <style:style style:name="P1389" style:family="paragraph" style:parent-style-name="Heading_20_2">
      <style:text-properties officeooo:rsid="181f7fed" officeooo:paragraph-rsid="2830e9f4"/>
    </style:style>
    <style:style style:name="P1390" style:family="paragraph" style:parent-style-name="Heading_20_2">
      <style:text-properties officeooo:paragraph-rsid="2eeeca56"/>
    </style:style>
    <style:style style:name="P1391" style:family="paragraph" style:parent-style-name="Heading_20_2">
      <style:text-properties officeooo:paragraph-rsid="21e9668e"/>
    </style:style>
    <style:style style:name="P1392" style:family="paragraph" style:parent-style-name="Heading_20_2">
      <style:text-properties officeooo:rsid="21597f75" officeooo:paragraph-rsid="21e9668e"/>
    </style:style>
    <style:style style:name="P1393" style:family="paragraph" style:parent-style-name="Heading_20_2">
      <style:text-properties fo:language="cs" fo:country="CZ" officeooo:rsid="28aea984" officeooo:paragraph-rsid="28aefe7f" style:language-asian="cs" style:country-asian="CZ"/>
    </style:style>
    <style:style style:name="P1394" style:family="paragraph" style:parent-style-name="Heading_20_2">
      <style:text-properties officeooo:rsid="2b991a2f" officeooo:paragraph-rsid="2b991a2f"/>
    </style:style>
    <style:style style:name="P1395" style:family="paragraph" style:parent-style-name="Heading_20_2">
      <style:text-properties officeooo:rsid="29ac4c0b" officeooo:paragraph-rsid="29ac4c0b"/>
    </style:style>
    <style:style style:name="P1396" style:family="paragraph" style:parent-style-name="Heading_20_2">
      <style:text-properties officeooo:rsid="2861b7f6" officeooo:paragraph-rsid="2860138b"/>
    </style:style>
    <style:style style:name="P1397" style:family="paragraph" style:parent-style-name="Heading_20_2">
      <style:text-properties officeooo:paragraph-rsid="29ec35f4"/>
    </style:style>
    <style:style style:name="P1398" style:family="paragraph" style:parent-style-name="Heading_20_2">
      <style:text-properties officeooo:paragraph-rsid="2b3aa2ab"/>
    </style:style>
    <style:style style:name="P1399" style:family="paragraph" style:parent-style-name="Heading_20_2">
      <style:text-properties officeooo:rsid="2415a15d" officeooo:paragraph-rsid="3018a986"/>
    </style:style>
    <style:style style:name="P1400" style:family="paragraph" style:parent-style-name="Heading_20_2">
      <style:text-properties officeooo:rsid="2ccbe66b" officeooo:paragraph-rsid="2ccbe66b"/>
    </style:style>
    <style:style style:name="P1401" style:family="paragraph" style:parent-style-name="Heading_20_2">
      <style:text-properties officeooo:paragraph-rsid="2aaa4bfe"/>
    </style:style>
    <style:style style:name="P1402" style:family="paragraph" style:parent-style-name="Heading_20_2">
      <style:text-properties officeooo:paragraph-rsid="356a1a2e"/>
    </style:style>
    <style:style style:name="P1403" style:family="paragraph" style:parent-style-name="Heading_20_2">
      <style:text-properties officeooo:paragraph-rsid="2aac1b25"/>
    </style:style>
    <style:style style:name="P1404" style:family="paragraph" style:parent-style-name="Heading_20_2">
      <style:text-properties officeooo:rsid="2d182286" officeooo:paragraph-rsid="2d669901"/>
    </style:style>
    <style:style style:name="P1405" style:family="paragraph" style:parent-style-name="Heading_20_2">
      <style:text-properties officeooo:rsid="2d182286" officeooo:paragraph-rsid="2f27e38e"/>
    </style:style>
    <style:style style:name="P1406" style:family="paragraph" style:parent-style-name="Heading_20_2">
      <style:text-properties officeooo:paragraph-rsid="2f35f906"/>
    </style:style>
    <style:style style:name="P1407" style:family="paragraph" style:parent-style-name="Heading_20_2">
      <style:text-properties officeooo:paragraph-rsid="329217b0"/>
    </style:style>
    <style:style style:name="P1408" style:family="paragraph" style:parent-style-name="Heading_20_2">
      <style:text-properties officeooo:rsid="2dcda9e2" officeooo:paragraph-rsid="2dcda9e2"/>
    </style:style>
    <style:style style:name="P1409" style:family="paragraph" style:parent-style-name="Heading_20_2">
      <style:text-properties officeooo:rsid="1bf74c1b" officeooo:paragraph-rsid="2839ac60"/>
    </style:style>
    <style:style style:name="P1410" style:family="paragraph" style:parent-style-name="Heading_20_2">
      <style:text-properties officeooo:paragraph-rsid="283a7a76"/>
    </style:style>
    <style:style style:name="P1411" style:family="paragraph" style:parent-style-name="Heading_20_2">
      <style:text-properties officeooo:rsid="2fefb488" officeooo:paragraph-rsid="2fefb488"/>
    </style:style>
    <style:style style:name="P1412" style:family="paragraph" style:parent-style-name="Heading_20_2">
      <style:text-properties officeooo:rsid="253b3c77" officeooo:paragraph-rsid="253b3c77"/>
    </style:style>
    <style:style style:name="P1413" style:family="paragraph" style:parent-style-name="Heading_20_2">
      <style:text-properties officeooo:rsid="18e685e5" officeooo:paragraph-rsid="25611652"/>
    </style:style>
    <style:style style:name="P1414" style:family="paragraph" style:parent-style-name="Heading_20_2">
      <style:text-properties officeooo:rsid="18e6729c" officeooo:paragraph-rsid="25616a1b"/>
    </style:style>
    <style:style style:name="P1415" style:family="paragraph" style:parent-style-name="Heading_20_2">
      <style:text-properties officeooo:rsid="212b88ed" officeooo:paragraph-rsid="252a5a54"/>
    </style:style>
    <style:style style:name="P1416" style:family="paragraph" style:parent-style-name="Heading_20_2">
      <style:text-properties officeooo:rsid="1cd61472" officeooo:paragraph-rsid="25b688d0"/>
    </style:style>
    <style:style style:name="P1417" style:family="paragraph" style:parent-style-name="Heading_20_2">
      <style:text-properties officeooo:rsid="284482c7" officeooo:paragraph-rsid="284482c7"/>
    </style:style>
    <style:style style:name="P1418" style:family="paragraph" style:parent-style-name="Heading_20_2">
      <style:text-properties officeooo:paragraph-rsid="2842b948"/>
    </style:style>
    <style:style style:name="P1419" style:family="paragraph" style:parent-style-name="Heading_20_2">
      <style:text-properties officeooo:rsid="354af369" officeooo:paragraph-rsid="354af369"/>
    </style:style>
    <style:style style:name="P1420" style:family="paragraph" style:parent-style-name="Heading_20_2">
      <style:text-properties officeooo:rsid="2d3e9f32" officeooo:paragraph-rsid="353771c9"/>
    </style:style>
    <style:style style:name="P1421" style:family="paragraph" style:parent-style-name="Heading_20_2">
      <style:text-properties officeooo:paragraph-rsid="2d6848db"/>
    </style:style>
    <style:style style:name="P1422" style:family="paragraph" style:parent-style-name="Heading_20_2">
      <style:text-properties officeooo:rsid="302789dc" officeooo:paragraph-rsid="302789dc"/>
    </style:style>
    <style:style style:name="P1423" style:family="paragraph" style:parent-style-name="Heading_20_2">
      <style:text-properties officeooo:rsid="2d3e3a28" officeooo:paragraph-rsid="2d6848db"/>
    </style:style>
    <style:style style:name="P1424" style:family="paragraph" style:parent-style-name="Heading_20_2">
      <style:text-properties officeooo:rsid="302e6921" officeooo:paragraph-rsid="302e6921"/>
    </style:style>
    <style:style style:name="P1425" style:family="paragraph" style:parent-style-name="Heading_20_2">
      <style:text-properties officeooo:rsid="302c57d5" officeooo:paragraph-rsid="302c57d5"/>
    </style:style>
    <style:style style:name="P1426" style:family="paragraph" style:parent-style-name="Heading_20_2">
      <style:text-properties officeooo:rsid="30c6fd70" officeooo:paragraph-rsid="30c6fd70"/>
    </style:style>
    <style:style style:name="P1427" style:family="paragraph" style:parent-style-name="Heading_20_2">
      <style:text-properties officeooo:rsid="303f830e" officeooo:paragraph-rsid="303f830e"/>
    </style:style>
    <style:style style:name="P1428" style:family="paragraph" style:parent-style-name="Heading_20_2">
      <style:text-properties officeooo:rsid="3053998e" officeooo:paragraph-rsid="3053998e"/>
    </style:style>
    <style:style style:name="P1429" style:family="paragraph" style:parent-style-name="Heading_20_2">
      <style:text-properties officeooo:paragraph-rsid="303a9e8c"/>
    </style:style>
    <style:style style:name="P1430" style:family="paragraph" style:parent-style-name="Heading_20_2">
      <style:text-properties officeooo:rsid="1bcc61dd" officeooo:paragraph-rsid="31df5bde"/>
    </style:style>
    <style:style style:name="P1431" style:family="paragraph" style:parent-style-name="Heading_20_2">
      <style:text-properties officeooo:rsid="2999581b" officeooo:paragraph-rsid="2999581b"/>
    </style:style>
    <style:style style:name="P1432" style:family="paragraph" style:parent-style-name="Heading_20_2">
      <style:text-properties officeooo:rsid="15f5671d" officeooo:paragraph-rsid="284eff00"/>
    </style:style>
    <style:style style:name="P1433" style:family="paragraph" style:parent-style-name="Heading_20_2">
      <style:text-properties officeooo:paragraph-rsid="300a8c94"/>
    </style:style>
    <style:style style:name="P1434" style:family="paragraph" style:parent-style-name="Heading_20_2">
      <style:text-properties officeooo:rsid="300fc138" officeooo:paragraph-rsid="300fc138"/>
    </style:style>
    <style:style style:name="P1435" style:family="paragraph" style:parent-style-name="Heading_20_2">
      <style:text-properties officeooo:rsid="283b5b27" officeooo:paragraph-rsid="283b5b27"/>
    </style:style>
    <style:style style:name="P1436" style:family="paragraph" style:parent-style-name="Heading_20_2">
      <style:text-properties officeooo:rsid="346ba65b" officeooo:paragraph-rsid="346ba65b"/>
    </style:style>
    <style:style style:name="P1437" style:family="paragraph" style:parent-style-name="Heading_20_2">
      <style:text-properties officeooo:paragraph-rsid="34f3694a"/>
    </style:style>
    <style:style style:name="P1438" style:family="paragraph" style:parent-style-name="Heading_20_2">
      <style:text-properties officeooo:rsid="35263a80" officeooo:paragraph-rsid="35263a80"/>
    </style:style>
    <style:style style:name="P1439" style:family="paragraph" style:parent-style-name="Heading_20_2">
      <style:text-properties officeooo:rsid="30e924d6" officeooo:paragraph-rsid="30e924d6"/>
    </style:style>
    <style:style style:name="P1440" style:family="paragraph" style:parent-style-name="Heading_20_2">
      <style:text-properties officeooo:rsid="30c40c40" officeooo:paragraph-rsid="30c40c40"/>
    </style:style>
    <style:style style:name="P1441" style:family="paragraph" style:parent-style-name="Heading_20_3">
      <style:text-properties officeooo:paragraph-rsid="2a2bb3f3"/>
    </style:style>
    <style:style style:name="P1442" style:family="paragraph" style:parent-style-name="Heading_20_3">
      <style:text-properties officeooo:paragraph-rsid="202197c0"/>
    </style:style>
    <style:style style:name="P1443" style:family="paragraph" style:parent-style-name="Heading_20_3">
      <style:text-properties officeooo:paragraph-rsid="202b038b"/>
    </style:style>
    <style:style style:name="P1444" style:family="paragraph" style:parent-style-name="Heading_20_3">
      <style:text-properties fo:language="cs" fo:country="CZ" officeooo:paragraph-rsid="202197c0" style:language-asian="cs" style:country-asian="CZ"/>
    </style:style>
    <style:style style:name="P1445" style:family="paragraph" style:parent-style-name="Heading_20_3">
      <style:text-properties fo:language="cs" fo:country="CZ" officeooo:paragraph-rsid="288afecb" style:language-asian="cs" style:country-asian="CZ"/>
    </style:style>
    <style:style style:name="P1446" style:family="paragraph" style:parent-style-name="Heading_20_3">
      <style:text-properties fo:language="cs" fo:country="CZ" officeooo:rsid="2bb744ac" officeooo:paragraph-rsid="2bb744ac" style:language-asian="cs" style:country-asian="CZ"/>
    </style:style>
    <style:style style:name="P1447" style:family="paragraph" style:parent-style-name="Heading_20_3">
      <style:text-properties fo:language="cs" fo:country="CZ" officeooo:rsid="300964a8" officeooo:paragraph-rsid="300964a8"/>
    </style:style>
    <style:style style:name="P1448" style:family="paragraph" style:parent-style-name="Heading_20_3">
      <style:text-properties fo:language="cs" fo:country="CZ" officeooo:rsid="2745b86e" officeooo:paragraph-rsid="274785d5"/>
    </style:style>
    <style:style style:name="P1449" style:family="paragraph" style:parent-style-name="Heading_20_3">
      <style:text-properties officeooo:paragraph-rsid="288afecb"/>
    </style:style>
    <style:style style:name="P1450" style:family="paragraph" style:parent-style-name="Heading_20_3">
      <style:text-properties officeooo:paragraph-rsid="2eeeca56"/>
    </style:style>
    <style:style style:name="P1451" style:family="paragraph" style:parent-style-name="Heading_20_3">
      <style:text-properties officeooo:rsid="2c09625b" officeooo:paragraph-rsid="2eeeca56"/>
    </style:style>
    <style:style style:name="P1452" style:family="paragraph" style:parent-style-name="Heading_20_3">
      <style:text-properties officeooo:paragraph-rsid="2e750252"/>
    </style:style>
    <style:style style:name="P1453" style:family="paragraph" style:parent-style-name="Heading_20_3">
      <style:text-properties officeooo:paragraph-rsid="2afd3de0"/>
    </style:style>
    <style:style style:name="P1454" style:family="paragraph" style:parent-style-name="Heading_20_3">
      <style:text-properties officeooo:rsid="221a0527" officeooo:paragraph-rsid="2aff1d7c"/>
    </style:style>
    <style:style style:name="P1455" style:family="paragraph" style:parent-style-name="Heading_20_3">
      <style:text-properties officeooo:rsid="30b49a5e" officeooo:paragraph-rsid="30b49a5e"/>
    </style:style>
    <style:style style:name="P1456" style:family="paragraph" style:parent-style-name="Heading_20_3">
      <style:text-properties officeooo:rsid="2d79252c" officeooo:paragraph-rsid="2d78c47c"/>
    </style:style>
    <style:style style:name="P1457" style:family="paragraph" style:parent-style-name="Heading_20_3">
      <style:text-properties officeooo:rsid="21e0d06b" officeooo:paragraph-rsid="2d669901"/>
    </style:style>
    <style:style style:name="P1458" style:family="paragraph" style:parent-style-name="Heading_20_3">
      <style:text-properties officeooo:paragraph-rsid="2d669901"/>
    </style:style>
    <style:style style:name="P1459" style:family="paragraph" style:parent-style-name="Heading_20_3">
      <style:text-properties officeooo:paragraph-rsid="329217b0"/>
    </style:style>
    <style:style style:name="P1460" style:family="paragraph" style:parent-style-name="Heading_20_3">
      <style:text-properties officeooo:rsid="2ddf0cae" officeooo:paragraph-rsid="2ddf0cae"/>
    </style:style>
    <style:style style:name="P1461" style:family="paragraph" style:parent-style-name="Heading_20_3">
      <style:text-properties officeooo:rsid="18d36f2a" officeooo:paragraph-rsid="28376d61"/>
    </style:style>
    <style:style style:name="P1462" style:family="paragraph" style:parent-style-name="Heading_20_3">
      <style:text-properties officeooo:paragraph-rsid="2839ac60"/>
    </style:style>
    <style:style style:name="P1463" style:family="paragraph" style:parent-style-name="Heading_20_3">
      <style:text-properties officeooo:paragraph-rsid="2e37bf1b"/>
    </style:style>
    <style:style style:name="P1464" style:family="paragraph" style:parent-style-name="Heading_20_3">
      <style:text-properties officeooo:paragraph-rsid="2e4d3905"/>
    </style:style>
    <style:style style:name="P1465" style:family="paragraph" style:parent-style-name="Heading_20_3">
      <style:text-properties officeooo:paragraph-rsid="283a7a76"/>
    </style:style>
    <style:style style:name="P1466" style:family="paragraph" style:parent-style-name="Heading_20_3">
      <style:text-properties officeooo:rsid="2ff3a678" officeooo:paragraph-rsid="2ff3a678"/>
    </style:style>
    <style:style style:name="P1467" style:family="paragraph" style:parent-style-name="Heading_20_3">
      <style:text-properties officeooo:rsid="2ff80704" officeooo:paragraph-rsid="2ff80704"/>
    </style:style>
    <style:style style:name="P1468" style:family="paragraph" style:parent-style-name="Heading_20_3">
      <style:text-properties officeooo:paragraph-rsid="26270f32"/>
    </style:style>
    <style:style style:name="P1469" style:family="paragraph" style:parent-style-name="Heading_20_3">
      <style:text-properties fo:background-color="transparent"/>
    </style:style>
    <style:style style:name="P1470" style:family="paragraph" style:parent-style-name="Heading_20_3">
      <style:text-properties officeooo:paragraph-rsid="25d65836"/>
    </style:style>
    <style:style style:name="P1471" style:family="paragraph" style:parent-style-name="Heading_20_3">
      <style:text-properties officeooo:rsid="273dc687" officeooo:paragraph-rsid="273dc687"/>
    </style:style>
    <style:style style:name="P1472" style:family="paragraph" style:parent-style-name="Heading_20_3">
      <style:text-properties officeooo:rsid="275149cc" officeooo:paragraph-rsid="275149cc"/>
    </style:style>
    <style:style style:name="P1473" style:family="paragraph" style:parent-style-name="Heading_20_3">
      <style:text-properties officeooo:rsid="2783d3ac" officeooo:paragraph-rsid="2783d3ac"/>
    </style:style>
    <style:style style:name="P1474" style:family="paragraph" style:parent-style-name="Heading_20_3">
      <style:text-properties officeooo:paragraph-rsid="27bfdf9b"/>
    </style:style>
    <style:style style:name="P1475" style:family="paragraph" style:parent-style-name="Heading_20_3">
      <style:text-properties officeooo:rsid="27ff7c41" officeooo:paragraph-rsid="27ff7c41"/>
    </style:style>
    <style:style style:name="P1476" style:family="paragraph" style:parent-style-name="Heading_20_3">
      <style:text-properties officeooo:paragraph-rsid="2842b948"/>
    </style:style>
    <style:style style:name="P1477" style:family="paragraph" style:parent-style-name="Heading_20_3">
      <style:text-properties officeooo:rsid="14e0c600" officeooo:paragraph-rsid="28dfd528"/>
    </style:style>
    <style:style style:name="P1478" style:family="paragraph" style:parent-style-name="Heading_20_3">
      <style:text-properties officeooo:rsid="28dfd528" officeooo:paragraph-rsid="28dfd528"/>
    </style:style>
    <style:style style:name="P1479" style:family="paragraph" style:parent-style-name="Heading_20_3">
      <style:text-properties officeooo:paragraph-rsid="2958d1ed"/>
    </style:style>
    <style:style style:name="P1480" style:family="paragraph" style:parent-style-name="Heading_20_3">
      <style:text-properties officeooo:paragraph-rsid="2d6848db"/>
    </style:style>
    <style:style style:name="P1481" style:family="paragraph" style:parent-style-name="Heading_20_3">
      <style:text-properties officeooo:rsid="2d6468d4" officeooo:paragraph-rsid="2d6848db"/>
    </style:style>
    <style:style style:name="P1482" style:family="paragraph" style:parent-style-name="Heading_20_3">
      <style:text-properties officeooo:rsid="3120ecb9" officeooo:paragraph-rsid="3120ecb9"/>
    </style:style>
    <style:style style:name="P1483" style:family="paragraph" style:parent-style-name="Heading_20_3">
      <style:text-properties officeooo:rsid="299bc094" officeooo:paragraph-rsid="299bc094"/>
    </style:style>
    <style:style style:name="P1484" style:family="paragraph" style:parent-style-name="Heading_20_3">
      <style:text-properties officeooo:rsid="3159b081"/>
    </style:style>
    <style:style style:name="P1485" style:family="paragraph" style:parent-style-name="Heading_20_3">
      <style:text-properties officeooo:rsid="315e5956" officeooo:paragraph-rsid="315e5956"/>
    </style:style>
    <style:style style:name="P1486" style:family="paragraph" style:parent-style-name="Heading_20_3">
      <style:text-properties officeooo:rsid="314f7ee7" officeooo:paragraph-rsid="314f7ee7"/>
    </style:style>
    <style:style style:name="P1487" style:family="paragraph" style:parent-style-name="Heading_20_3">
      <style:text-properties officeooo:paragraph-rsid="316a1c75"/>
    </style:style>
    <style:style style:name="P1488" style:family="paragraph" style:parent-style-name="Heading_20_3">
      <style:text-properties officeooo:rsid="3383e34d" officeooo:paragraph-rsid="3383e34d"/>
    </style:style>
    <style:style style:name="P1489" style:family="paragraph" style:parent-style-name="Heading_20_3">
      <style:text-properties officeooo:paragraph-rsid="284eff00"/>
    </style:style>
    <style:style style:name="P1490" style:family="paragraph" style:parent-style-name="Heading_20_3">
      <style:text-properties officeooo:rsid="34f73a35" officeooo:paragraph-rsid="34f73a35"/>
    </style:style>
    <style:style style:name="P1491" style:family="paragraph" style:parent-style-name="Heading_20_3">
      <style:text-properties officeooo:paragraph-rsid="30c03f57"/>
    </style:style>
    <style:style style:name="P1492" style:family="paragraph" style:parent-style-name="Heading_20_3">
      <style:text-properties officeooo:rsid="31af9a68" officeooo:paragraph-rsid="31af9a68"/>
    </style:style>
    <style:style style:name="P1493" style:family="paragraph" style:parent-style-name="Heading_20_3">
      <style:text-properties officeooo:rsid="2ad946a0" officeooo:paragraph-rsid="2ad946a0"/>
    </style:style>
    <style:style style:name="P1494" style:family="paragraph" style:parent-style-name="Heading_20_3">
      <style:text-properties officeooo:paragraph-rsid="284f60f7"/>
    </style:style>
    <style:style style:name="P1495" style:family="paragraph" style:parent-style-name="Heading_20_3">
      <style:text-properties officeooo:rsid="2be33c5d" officeooo:paragraph-rsid="34b30b4f"/>
    </style:style>
    <style:style style:name="P1496" style:family="paragraph" style:parent-style-name="Heading_20_3">
      <style:text-properties officeooo:rsid="33b5ca66" officeooo:paragraph-rsid="34b30b4f"/>
    </style:style>
    <style:style style:name="P1497" style:family="paragraph" style:parent-style-name="Heading_20_3">
      <style:text-properties officeooo:rsid="34e99ebe"/>
    </style:style>
    <style:style style:name="P1498" style:family="paragraph" style:parent-style-name="Heading_20_3">
      <style:text-properties officeooo:paragraph-rsid="345c832f"/>
    </style:style>
    <style:style style:name="P1499" style:family="paragraph" style:parent-style-name="Heading_20_3">
      <style:text-properties officeooo:rsid="346d7b29" officeooo:paragraph-rsid="346d7b29"/>
    </style:style>
    <style:style style:name="P1500" style:family="paragraph" style:parent-style-name="Heading_20_3">
      <style:text-properties officeooo:paragraph-rsid="353b2020"/>
    </style:style>
    <style:style style:name="P1501" style:family="paragraph" style:parent-style-name="Heading_20_3">
      <style:text-properties officeooo:paragraph-rsid="34f3694a"/>
    </style:style>
    <style:style style:name="P1502" style:family="paragraph" style:parent-style-name="Heading_20_3">
      <style:text-properties officeooo:paragraph-rsid="353d1d6a"/>
    </style:style>
    <style:style style:name="P1503" style:family="paragraph" style:parent-style-name="Heading_20_3">
      <style:text-properties officeooo:rsid="3533afcb" officeooo:paragraph-rsid="3533afcb"/>
    </style:style>
    <style:style style:name="P1504" style:family="paragraph" style:parent-style-name="Heading_20_3">
      <style:text-properties officeooo:paragraph-rsid="3300eea4"/>
    </style:style>
    <style:style style:name="P1505" style:family="paragraph" style:parent-style-name="Heading_20_3">
      <style:text-properties officeooo:paragraph-rsid="332a82ed"/>
    </style:style>
    <style:style style:name="P1506" style:family="paragraph" style:parent-style-name="Heading_20_3">
      <style:text-properties officeooo:paragraph-rsid="3309b033"/>
    </style:style>
    <style:style style:name="P1507" style:family="paragraph" style:parent-style-name="Heading_20_3">
      <style:text-properties officeooo:paragraph-rsid="33302b7a"/>
    </style:style>
    <style:style style:name="P1508" style:family="paragraph" style:parent-style-name="Heading_20_4">
      <style:text-properties officeooo:paragraph-rsid="2ec654fd"/>
    </style:style>
    <style:style style:name="P1509" style:family="paragraph" style:parent-style-name="Heading_20_4">
      <style:text-properties officeooo:paragraph-rsid="2e771983"/>
    </style:style>
    <style:style style:name="P1510" style:family="paragraph" style:parent-style-name="Heading_20_4">
      <style:text-properties officeooo:rsid="237eccd0" officeooo:paragraph-rsid="237eccd0"/>
    </style:style>
    <style:style style:name="P1511" style:family="paragraph" style:parent-style-name="Heading_20_4">
      <style:text-properties style:text-line-through-style="none" style:text-line-through-type="none" officeooo:rsid="21f79b9f" officeooo:paragraph-rsid="21f79b9f"/>
    </style:style>
    <style:style style:name="P151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13" style:family="paragraph" style:parent-style-name="Heading_20_4">
      <style:text-properties officeooo:paragraph-rsid="2e37bf1b"/>
    </style:style>
    <style:style style:name="P1514" style:family="paragraph" style:parent-style-name="Heading_20_4">
      <style:text-properties officeooo:rsid="28400f36"/>
    </style:style>
    <style:style style:name="P1515" style:family="paragraph" style:parent-style-name="Heading_20_4">
      <style:text-properties officeooo:paragraph-rsid="27283b99"/>
    </style:style>
    <style:style style:name="P1516" style:family="paragraph" style:parent-style-name="Heading_20_4">
      <style:text-properties officeooo:rsid="25a98614" officeooo:paragraph-rsid="27ee83d7"/>
    </style:style>
    <style:style style:name="P1517" style:family="paragraph" style:parent-style-name="Heading_20_4">
      <style:text-properties officeooo:rsid="25a98614" officeooo:paragraph-rsid="27de6c88"/>
    </style:style>
    <style:style style:name="P1518" style:family="paragraph" style:parent-style-name="Heading_20_4">
      <style:text-properties officeooo:paragraph-rsid="27f3e5ba"/>
    </style:style>
    <style:style style:name="P1519" style:family="paragraph" style:parent-style-name="Heading_20_4">
      <style:text-properties officeooo:rsid="27925bf3" officeooo:paragraph-rsid="27bfdf9b"/>
    </style:style>
    <style:style style:name="P1520" style:family="paragraph" style:parent-style-name="Heading_20_4">
      <style:text-properties officeooo:rsid="27f58cff" officeooo:paragraph-rsid="27f58cff"/>
    </style:style>
    <style:style style:name="P1521" style:family="paragraph" style:parent-style-name="Heading_20_4">
      <style:text-properties officeooo:paragraph-rsid="29739d0f"/>
    </style:style>
    <style:style style:name="P1522" style:family="paragraph" style:parent-style-name="Heading_20_4">
      <style:text-properties officeooo:paragraph-rsid="34b30b4f"/>
    </style:style>
    <style:style style:name="P1523" style:family="paragraph" style:parent-style-name="Heading_20_4">
      <style:text-properties officeooo:rsid="34389a0e" officeooo:paragraph-rsid="34b30b4f"/>
    </style:style>
    <style:style style:name="P1524" style:family="paragraph" style:parent-style-name="Heading_20_4">
      <style:text-properties officeooo:rsid="33b5ca66" officeooo:paragraph-rsid="34b30b4f"/>
    </style:style>
    <style:style style:name="P1525" style:family="paragraph" style:parent-style-name="Heading_20_4">
      <style:text-properties officeooo:paragraph-rsid="34f3694a"/>
    </style:style>
    <style:style style:name="P1526" style:family="paragraph" style:parent-style-name="Heading_20_4">
      <style:text-properties officeooo:paragraph-rsid="3533afcb"/>
    </style:style>
    <style:style style:name="P1527" style:family="paragraph" style:parent-style-name="Heading_20_5">
      <style:text-properties officeooo:paragraph-rsid="205aec31"/>
    </style:style>
    <style:style style:name="P1528" style:family="paragraph" style:parent-style-name="Heading_20_5">
      <style:text-properties officeooo:paragraph-rsid="21ab8207"/>
    </style:style>
    <style:style style:name="P1529" style:family="paragraph" style:parent-style-name="Heading_20_5">
      <style:text-properties officeooo:paragraph-rsid="22f1aa78"/>
    </style:style>
    <style:style style:name="P1530" style:family="paragraph" style:parent-style-name="Heading_20_5">
      <style:text-properties fo:language="cs" fo:country="CZ" officeooo:rsid="23a11401" officeooo:paragraph-rsid="23a11401" style:language-asian="cs" style:country-asian="CZ"/>
    </style:style>
    <style:style style:name="P1531" style:family="paragraph" style:parent-style-name="Heading_20_5">
      <style:text-properties fo:language="cs" fo:country="CZ" officeooo:rsid="20a56c6b" officeooo:paragraph-rsid="20aac5d0" style:language-asian="cs" style:country-asian="CZ"/>
    </style:style>
    <style:style style:name="P153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53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534" style:family="paragraph" style:parent-style-name="Heading_20_5">
      <style:text-properties officeooo:rsid="20768cfb" officeooo:paragraph-rsid="23033a35"/>
    </style:style>
    <style:style style:name="P1535" style:family="paragraph" style:parent-style-name="Heading_20_5">
      <style:text-properties officeooo:paragraph-rsid="23033a35"/>
    </style:style>
    <style:style style:name="P1536" style:family="paragraph" style:parent-style-name="Heading_20_5">
      <style:text-properties officeooo:paragraph-rsid="230337f0"/>
    </style:style>
    <style:style style:name="P1537" style:family="paragraph" style:parent-style-name="Heading_20_5">
      <style:text-properties officeooo:paragraph-rsid="2afd3de0"/>
    </style:style>
    <style:style style:name="P1538" style:family="paragraph" style:parent-style-name="Heading_20_5">
      <style:text-properties officeooo:rsid="206449e7" officeooo:paragraph-rsid="2afd3de0"/>
    </style:style>
    <style:style style:name="P153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4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41"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54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54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54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54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54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54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4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4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5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5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5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5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54" style:family="paragraph" style:parent-style-name="Heading_20_5">
      <style:text-properties officeooo:paragraph-rsid="2366bc69"/>
    </style:style>
    <style:style style:name="P1555" style:family="paragraph" style:parent-style-name="Heading_20_5">
      <style:text-properties officeooo:rsid="20a1bc0a" officeooo:paragraph-rsid="20ace839"/>
    </style:style>
    <style:style style:name="P1556" style:family="paragraph" style:parent-style-name="Heading_20_5">
      <style:text-properties officeooo:paragraph-rsid="21ac324b"/>
    </style:style>
    <style:style style:name="P1557" style:family="paragraph" style:parent-style-name="Heading_20_5">
      <style:text-properties officeooo:paragraph-rsid="220231cf"/>
    </style:style>
    <style:style style:name="P1558" style:family="paragraph" style:parent-style-name="Heading_20_5">
      <style:text-properties officeooo:paragraph-rsid="236db2ab"/>
    </style:style>
    <style:style style:name="P1559" style:family="paragraph" style:parent-style-name="Heading_20_5">
      <style:text-properties officeooo:paragraph-rsid="236e204c"/>
    </style:style>
    <style:style style:name="P1560" style:family="paragraph" style:parent-style-name="Heading_20_5">
      <style:text-properties officeooo:paragraph-rsid="237364a0"/>
    </style:style>
    <style:style style:name="P1561" style:family="paragraph" style:parent-style-name="Heading_20_5">
      <style:text-properties officeooo:paragraph-rsid="236f6335"/>
    </style:style>
    <style:style style:name="P1562" style:family="paragraph" style:parent-style-name="Heading_20_5">
      <style:text-properties officeooo:paragraph-rsid="22800e48"/>
    </style:style>
    <style:style style:name="P1563" style:family="paragraph" style:parent-style-name="Heading_20_5">
      <style:text-properties officeooo:paragraph-rsid="2202b942"/>
    </style:style>
    <style:style style:name="P1564" style:family="paragraph" style:parent-style-name="Heading_20_5">
      <style:text-properties officeooo:paragraph-rsid="22035c33"/>
    </style:style>
    <style:style style:name="P1565" style:family="paragraph" style:parent-style-name="Heading_20_5">
      <style:text-properties officeooo:paragraph-rsid="2b0035d5"/>
    </style:style>
    <style:style style:name="P1566" style:family="paragraph" style:parent-style-name="Heading_20_5">
      <style:text-properties officeooo:paragraph-rsid="237987a4"/>
    </style:style>
    <style:style style:name="P1567" style:family="paragraph" style:parent-style-name="Heading_20_5">
      <style:text-properties officeooo:paragraph-rsid="2195aae2"/>
    </style:style>
    <style:style style:name="P1568" style:family="paragraph" style:parent-style-name="Heading_20_5">
      <style:text-properties officeooo:paragraph-rsid="23ded328"/>
    </style:style>
    <style:style style:name="P1569" style:family="paragraph" style:parent-style-name="Heading_20_5">
      <style:text-properties officeooo:rsid="239baad3" officeooo:paragraph-rsid="239baad3"/>
    </style:style>
    <style:style style:name="P1570" style:family="paragraph" style:parent-style-name="Heading_20_5">
      <style:text-properties officeooo:rsid="2395a884" officeooo:paragraph-rsid="2395a884"/>
    </style:style>
    <style:style style:name="P1571" style:family="paragraph" style:parent-style-name="Heading_20_5">
      <style:text-properties officeooo:rsid="2397efe5" officeooo:paragraph-rsid="23a113dd"/>
    </style:style>
    <style:style style:name="P1572" style:family="paragraph" style:parent-style-name="Heading_20_5">
      <style:text-properties officeooo:rsid="23c804c5" officeooo:paragraph-rsid="23c97ddf"/>
    </style:style>
    <style:style style:name="P1573" style:family="paragraph" style:parent-style-name="Example" style:list-style-name="L26">
      <style:text-properties officeooo:rsid="215eb081" officeooo:paragraph-rsid="28cbd7ae"/>
    </style:style>
    <style:style style:name="P1574" style:family="paragraph" style:parent-style-name="Example" style:list-style-name="L28"/>
    <style:style style:name="P1575" style:family="paragraph" style:parent-style-name="Example" style:list-style-name="L31"/>
    <style:style style:name="P1576" style:family="paragraph" style:parent-style-name="Example" style:list-style-name="L84"/>
    <style:style style:name="P1577" style:family="paragraph" style:parent-style-name="Example" style:list-style-name="L84">
      <style:text-properties officeooo:paragraph-rsid="2673633b"/>
    </style:style>
    <style:style style:name="P1578" style:family="paragraph" style:parent-style-name="Example" style:list-style-name="L84">
      <style:text-properties officeooo:rsid="26785863" officeooo:paragraph-rsid="26785863"/>
    </style:style>
    <style:style style:name="P1579" style:family="paragraph" style:parent-style-name="Example" style:list-style-name="L84">
      <style:text-properties officeooo:rsid="26ca73a0" officeooo:paragraph-rsid="26ca73a0"/>
    </style:style>
    <style:style style:name="P1580" style:family="paragraph" style:parent-style-name="Example" style:list-style-name="L84">
      <style:text-properties officeooo:rsid="26ca73a0" officeooo:paragraph-rsid="26ca9064"/>
    </style:style>
    <style:style style:name="P1581" style:family="paragraph" style:parent-style-name="Example" style:list-style-name="L84">
      <style:text-properties officeooo:rsid="2713eaed" officeooo:paragraph-rsid="2713eae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5653d9"/>
    </style:style>
    <style:style style:name="T374" style:family="text">
      <style:text-properties style:text-line-through-style="none" style:text-line-through-type="none" officeooo:rsid="339aac84"/>
    </style:style>
    <style:style style:name="T375" style:family="text">
      <style:text-properties style:text-line-through-style="none" style:text-line-through-type="none" officeooo:rsid="35982db9"/>
    </style:style>
    <style:style style:name="T376" style:family="text">
      <style:text-properties style:text-line-through-style="none" style:text-line-through-type="none" officeooo:rsid="3599204c"/>
    </style:style>
    <style:style style:name="T377" style:family="text">
      <style:text-properties style:text-line-through-style="none" style:text-line-through-type="none" officeooo:rsid="359ed47d"/>
    </style:style>
    <style:style style:name="T378" style:family="text">
      <style:text-properties style:text-line-through-style="none" style:text-line-through-type="none" officeooo:rsid="35a807d2"/>
    </style:style>
    <style:style style:name="T379" style:family="text">
      <style:text-properties style:text-line-through-style="none" style:text-line-through-type="none" officeooo:rsid="35a88a73"/>
    </style:style>
    <style:style style:name="T380" style:family="text">
      <style:text-properties style:text-line-through-style="none" style:text-line-through-type="none" officeooo:rsid="35aa4add"/>
    </style:style>
    <style:style style:name="T381" style:family="text">
      <style:text-properties style:text-line-through-style="none" style:text-line-through-type="none" officeooo:rsid="35ac690a"/>
    </style:style>
    <style:style style:name="T382" style:family="text">
      <style:text-properties style:text-line-through-style="none" style:text-line-through-type="none" officeooo:rsid="35af0cc9"/>
    </style:style>
    <style:style style:name="T383" style:family="text">
      <style:text-properties style:text-line-through-style="none" style:text-line-through-type="none" officeooo:rsid="35b4b119"/>
    </style:style>
    <style:style style:name="T384" style:family="text">
      <style:text-properties style:text-line-through-style="none" style:text-line-through-type="none" officeooo:rsid="35bbded7"/>
    </style:style>
    <style:style style:name="T385" style:family="text">
      <style:text-properties style:text-line-through-style="none" style:text-line-through-type="none" officeooo:rsid="35bd74e2"/>
    </style:style>
    <style:style style:name="T386" style:family="text">
      <style:text-properties style:text-line-through-style="none" style:text-line-through-type="none" officeooo:rsid="35c55bb0"/>
    </style:style>
    <style:style style:name="T387" style:family="text">
      <style:text-properties style:text-line-through-style="none" style:text-line-through-type="none" officeooo:rsid="35c5db37"/>
    </style:style>
    <style:style style:name="T388" style:family="text">
      <style:text-properties style:text-line-through-style="none" style:text-line-through-type="none" officeooo:rsid="35c754b5"/>
    </style:style>
    <style:style style:name="T389" style:family="text">
      <style:text-properties style:text-line-through-style="none" style:text-line-through-type="none" officeooo:rsid="35c8e8fe"/>
    </style:style>
    <style:style style:name="T390" style:family="text">
      <style:text-properties style:text-line-through-style="none" style:text-line-through-type="none" officeooo:rsid="35c9153b"/>
    </style:style>
    <style:style style:name="T391" style:family="text">
      <style:text-properties style:text-line-through-style="none" style:text-line-through-type="none" officeooo:rsid="35cac551"/>
    </style:style>
    <style:style style:name="T392" style:family="text">
      <style:text-properties style:text-line-through-style="none" style:text-line-through-type="none" officeooo:rsid="35ccb1dc"/>
    </style:style>
    <style:style style:name="T393" style:family="text">
      <style:text-properties style:text-line-through-style="none" style:text-line-through-type="none" officeooo:rsid="35d0b098"/>
    </style:style>
    <style:style style:name="T394" style:family="text">
      <style:text-properties style:text-line-through-style="none" style:text-line-through-type="none" officeooo:rsid="35d23953"/>
    </style:style>
    <style:style style:name="T395" style:family="text">
      <style:text-properties style:text-line-through-style="none" style:text-line-through-type="none" officeooo:rsid="35d2fc5e"/>
    </style:style>
    <style:style style:name="T396" style:family="text">
      <style:text-properties style:text-line-through-style="none" style:text-line-through-type="none" officeooo:rsid="35d46908"/>
    </style:style>
    <style:style style:name="T397" style:family="text">
      <style:text-properties style:text-line-through-style="none" style:text-line-through-type="none" officeooo:rsid="35d5ac45"/>
    </style:style>
    <style:style style:name="T398" style:family="text">
      <style:text-properties style:text-line-through-style="none" style:text-line-through-type="none" officeooo:rsid="35d7dc7c"/>
    </style:style>
    <style:style style:name="T399" style:family="text">
      <style:text-properties fo:language="cs" fo:country="CZ"/>
    </style:style>
    <style:style style:name="T400" style:family="text">
      <style:text-properties fo:language="cs" fo:country="CZ" fo:font-style="italic" style:language-asian="cs" style:country-asian="CZ" style:font-style-asian="italic" style:font-style-complex="italic"/>
    </style:style>
    <style:style style:name="T401" style:family="text">
      <style:text-properties fo:language="cs" fo:country="CZ" fo:font-style="italic" officeooo:rsid="20759c9f" style:language-asian="cs" style:country-asian="CZ" style:font-style-asian="italic" style:font-style-complex="italic"/>
    </style:style>
    <style:style style:name="T402" style:family="text">
      <style:text-properties fo:language="cs" fo:country="CZ" fo:font-style="italic" officeooo:rsid="20a19e91" style:language-asian="cs" style:country-asian="CZ" style:font-style-asian="italic" style:font-style-complex="italic"/>
    </style:style>
    <style:style style:name="T403" style:family="text">
      <style:text-properties fo:language="cs" fo:country="CZ" fo:font-style="italic" officeooo:rsid="20a75113" style:language-asian="cs" style:country-asian="CZ" style:font-style-asian="italic" style:font-style-complex="italic"/>
    </style:style>
    <style:style style:name="T404" style:family="text">
      <style:text-properties fo:language="cs" fo:country="CZ" fo:font-style="italic" officeooo:rsid="216ba9fc" style:language-asian="cs" style:country-asian="CZ" style:font-style-asian="italic" style:font-style-complex="italic"/>
    </style:style>
    <style:style style:name="T405" style:family="text">
      <style:text-properties fo:language="cs" fo:country="CZ" fo:font-style="italic" officeooo:rsid="21966d5f" style:language-asian="cs" style:country-asian="CZ" style:font-style-asian="italic" style:font-style-complex="italic"/>
    </style:style>
    <style:style style:name="T406" style:family="text">
      <style:text-properties fo:language="cs" fo:country="CZ" fo:font-style="italic" officeooo:rsid="21ad8828" style:language-asian="cs" style:country-asian="CZ" style:font-style-asian="italic" style:font-style-complex="italic"/>
    </style:style>
    <style:style style:name="T407" style:family="text">
      <style:text-properties fo:language="cs" fo:country="CZ" fo:font-style="italic" officeooo:rsid="20774db6" style:language-asian="cs" style:country-asian="CZ" style:font-style-asian="italic" style:font-style-complex="italic"/>
    </style:style>
    <style:style style:name="T408" style:family="text">
      <style:text-properties fo:language="cs" fo:country="CZ" fo:font-style="italic" officeooo:rsid="21b1e115" style:language-asian="cs" style:country-asian="CZ" style:font-style-asian="italic" style:font-style-complex="italic"/>
    </style:style>
    <style:style style:name="T409" style:family="text">
      <style:text-properties fo:language="cs" fo:country="CZ" fo:font-style="italic" officeooo:rsid="22197097" style:language-asian="cs" style:country-asian="CZ" style:font-style-asian="italic" style:font-style-complex="italic"/>
    </style:style>
    <style:style style:name="T410" style:family="text">
      <style:text-properties fo:language="cs" fo:country="CZ" fo:font-style="italic" officeooo:rsid="20e96c9d" style:language-asian="cs" style:country-asian="CZ" style:font-style-asian="italic" style:font-style-complex="italic"/>
    </style:style>
    <style:style style:name="T411" style:family="text">
      <style:text-properties fo:language="cs" fo:country="CZ" fo:font-style="italic" officeooo:rsid="223e7fa9" style:language-asian="cs" style:country-asian="CZ" style:font-style-asian="italic" style:font-style-complex="italic"/>
    </style:style>
    <style:style style:name="T412" style:family="text">
      <style:text-properties fo:language="cs" fo:country="CZ" fo:font-style="italic" officeooo:rsid="22404075" style:language-asian="cs" style:country-asian="CZ" style:font-style-asian="italic" style:font-style-complex="italic"/>
    </style:style>
    <style:style style:name="T413" style:family="text">
      <style:text-properties fo:language="cs" fo:country="CZ" fo:font-style="italic" officeooo:rsid="224ad8f1" style:language-asian="cs" style:country-asian="CZ" style:font-style-asian="italic" style:font-style-complex="italic"/>
    </style:style>
    <style:style style:name="T414" style:family="text">
      <style:text-properties fo:language="cs" fo:country="CZ" fo:font-style="italic" officeooo:rsid="224b196c" style:language-asian="cs" style:country-asian="CZ" style:font-style-asian="italic" style:font-style-complex="italic"/>
    </style:style>
    <style:style style:name="T415" style:family="text">
      <style:text-properties fo:language="cs" fo:country="CZ" fo:font-style="italic" officeooo:rsid="2257a472" style:language-asian="cs" style:country-asian="CZ" style:font-style-asian="italic" style:font-style-complex="italic"/>
    </style:style>
    <style:style style:name="T416" style:family="text">
      <style:text-properties fo:language="cs" fo:country="CZ" fo:font-style="italic" officeooo:rsid="16077e11" style:language-asian="cs" style:country-asian="CZ" style:font-style-asian="italic" style:font-style-complex="italic"/>
    </style:style>
    <style:style style:name="T417" style:family="text">
      <style:text-properties fo:language="cs" fo:country="CZ" fo:font-style="italic" officeooo:rsid="2264f721" style:language-asian="cs" style:country-asian="CZ" style:font-style-asian="italic" style:font-style-complex="italic"/>
    </style:style>
    <style:style style:name="T418" style:family="text">
      <style:text-properties fo:language="cs" fo:country="CZ" fo:font-style="italic" officeooo:rsid="2262950f" style:language-asian="cs" style:country-asian="CZ" style:font-style-asian="italic" style:font-style-complex="italic"/>
    </style:style>
    <style:style style:name="T419" style:family="text">
      <style:text-properties fo:language="cs" fo:country="CZ" fo:font-style="italic" officeooo:rsid="2270d6b1" style:language-asian="cs" style:country-asian="CZ" style:font-style-asian="italic" style:font-style-complex="italic"/>
    </style:style>
    <style:style style:name="T420" style:family="text">
      <style:text-properties fo:language="cs" fo:country="CZ" fo:font-style="italic" officeooo:rsid="2270e0f8" style:language-asian="cs" style:country-asian="CZ" style:font-style-asian="italic" style:font-style-complex="italic"/>
    </style:style>
    <style:style style:name="T421" style:family="text">
      <style:text-properties fo:language="cs" fo:country="CZ" fo:font-style="italic" officeooo:rsid="227187a1" style:language-asian="cs" style:country-asian="CZ" style:font-style-asian="italic" style:font-style-complex="italic"/>
    </style:style>
    <style:style style:name="T422" style:family="text">
      <style:text-properties fo:language="cs" fo:country="CZ" fo:font-style="italic" officeooo:rsid="227200b6" style:language-asian="cs" style:country-asian="CZ" style:font-style-asian="italic" style:font-style-complex="italic"/>
    </style:style>
    <style:style style:name="T423" style:family="text">
      <style:text-properties fo:language="cs" fo:country="CZ" fo:font-style="italic" officeooo:rsid="22800e48" style:language-asian="cs" style:country-asian="CZ" style:font-style-asian="italic" style:font-style-complex="italic"/>
    </style:style>
    <style:style style:name="T424" style:family="text">
      <style:text-properties fo:language="cs" fo:country="CZ" fo:font-style="italic" officeooo:rsid="2282078d" style:language-asian="cs" style:country-asian="CZ" style:font-style-asian="italic" style:font-style-complex="italic"/>
    </style:style>
    <style:style style:name="T425" style:family="text">
      <style:text-properties fo:language="cs" fo:country="CZ" fo:font-style="italic" officeooo:rsid="228a945e" style:language-asian="cs" style:country-asian="CZ" style:font-style-asian="italic" style:font-style-complex="italic"/>
    </style:style>
    <style:style style:name="T426" style:family="text">
      <style:text-properties fo:language="cs" fo:country="CZ" fo:font-style="italic" officeooo:rsid="228dc0f3" style:language-asian="cs" style:country-asian="CZ" style:font-style-asian="italic" style:font-style-complex="italic"/>
    </style:style>
    <style:style style:name="T427" style:family="text">
      <style:text-properties fo:language="cs" fo:country="CZ" fo:font-style="italic" officeooo:rsid="228eef0d" style:language-asian="cs" style:country-asian="CZ" style:font-style-asian="italic" style:font-style-complex="italic"/>
    </style:style>
    <style:style style:name="T428" style:family="text">
      <style:text-properties fo:language="cs" fo:country="CZ" fo:font-style="italic" officeooo:rsid="2297aba1" style:language-asian="cs" style:country-asian="CZ" style:font-style-asian="italic" style:font-style-complex="italic"/>
    </style:style>
    <style:style style:name="T429" style:family="text">
      <style:text-properties fo:language="cs" fo:country="CZ" fo:font-style="italic" officeooo:rsid="2297affa" style:language-asian="cs" style:country-asian="CZ" style:font-style-asian="italic" style:font-style-complex="italic"/>
    </style:style>
    <style:style style:name="T430" style:family="text">
      <style:text-properties fo:language="cs" fo:country="CZ" fo:font-style="italic" officeooo:rsid="229c2711" style:language-asian="cs" style:country-asian="CZ" style:font-style-asian="italic" style:font-style-complex="italic"/>
    </style:style>
    <style:style style:name="T431" style:family="text">
      <style:text-properties fo:language="cs" fo:country="CZ" fo:font-style="italic" officeooo:rsid="22a49575" style:language-asian="cs" style:country-asian="CZ" style:font-style-asian="italic" style:font-style-complex="italic"/>
    </style:style>
    <style:style style:name="T432" style:family="text">
      <style:text-properties fo:language="cs" fo:country="CZ" fo:font-style="italic" officeooo:rsid="2070f8c1" style:language-asian="cs" style:country-asian="CZ" style:font-style-asian="italic" style:font-style-complex="italic"/>
    </style:style>
    <style:style style:name="T433" style:family="text">
      <style:text-properties fo:language="cs" fo:country="CZ" fo:font-style="italic" officeooo:rsid="23297522" style:language-asian="cs" style:country-asian="CZ" style:font-style-asian="italic" style:font-style-complex="italic"/>
    </style:style>
    <style:style style:name="T434" style:family="text">
      <style:text-properties fo:language="cs" fo:country="CZ" fo:font-style="italic" officeooo:rsid="233a4c33" style:language-asian="cs" style:country-asian="CZ" style:font-style-asian="italic" style:font-style-complex="italic"/>
    </style:style>
    <style:style style:name="T435" style:family="text">
      <style:text-properties fo:language="cs" fo:country="CZ" fo:font-style="italic" officeooo:rsid="237ee0db" style:language-asian="cs" style:country-asian="CZ" style:font-style-asian="italic" style:font-style-complex="italic"/>
    </style:style>
    <style:style style:name="T436" style:family="text">
      <style:text-properties fo:language="cs" fo:country="CZ" fo:font-style="italic" officeooo:rsid="2395a884" style:language-asian="cs" style:country-asian="CZ" style:font-style-asian="italic" style:font-style-complex="italic"/>
    </style:style>
    <style:style style:name="T437" style:family="text">
      <style:text-properties fo:language="cs" fo:country="CZ" fo:font-style="italic" officeooo:rsid="2397efe5" style:language-asian="cs" style:country-asian="CZ" style:font-style-asian="italic" style:font-style-complex="italic"/>
    </style:style>
    <style:style style:name="T438" style:family="text">
      <style:text-properties fo:language="cs" fo:country="CZ" fo:font-style="italic" officeooo:rsid="239baad3" style:language-asian="cs" style:country-asian="CZ" style:font-style-asian="italic" style:font-style-complex="italic"/>
    </style:style>
    <style:style style:name="T439" style:family="text">
      <style:text-properties fo:language="cs" fo:country="CZ" fo:font-style="italic" officeooo:rsid="239f3212" style:language-asian="cs" style:country-asian="CZ" style:font-style-asian="italic" style:font-style-complex="italic"/>
    </style:style>
    <style:style style:name="T440" style:family="text">
      <style:text-properties fo:language="cs" fo:country="CZ" fo:font-style="italic" officeooo:rsid="23a66355" style:language-asian="cs" style:country-asian="CZ" style:font-style-asian="italic" style:font-style-complex="italic"/>
    </style:style>
    <style:style style:name="T441" style:family="text">
      <style:text-properties fo:language="cs" fo:country="CZ" fo:font-style="italic" officeooo:rsid="23a68aaa" style:language-asian="cs" style:country-asian="CZ" style:font-style-asian="italic" style:font-style-complex="italic"/>
    </style:style>
    <style:style style:name="T442" style:family="text">
      <style:text-properties fo:language="cs" fo:country="CZ" fo:font-style="italic" officeooo:rsid="23b742fd" style:language-asian="cs" style:country-asian="CZ" style:font-style-asian="italic" style:font-style-complex="italic"/>
    </style:style>
    <style:style style:name="T443" style:family="text">
      <style:text-properties fo:language="cs" fo:country="CZ" fo:font-style="italic" officeooo:rsid="23bc305e" style:language-asian="cs" style:country-asian="CZ" style:font-style-asian="italic" style:font-style-complex="italic"/>
    </style:style>
    <style:style style:name="T444" style:family="text">
      <style:text-properties fo:language="cs" fo:country="CZ" fo:font-style="italic" officeooo:rsid="239ee6d2" style:language-asian="cs" style:country-asian="CZ" style:font-style-asian="italic" style:font-style-complex="italic"/>
    </style:style>
    <style:style style:name="T445" style:family="text">
      <style:text-properties fo:language="cs" fo:country="CZ" fo:font-style="italic" officeooo:rsid="23cb1884" style:language-asian="cs" style:country-asian="CZ" style:font-style-asian="italic" style:font-style-complex="italic"/>
    </style:style>
    <style:style style:name="T446" style:family="text">
      <style:text-properties fo:language="cs" fo:country="CZ" fo:font-style="italic" officeooo:rsid="23c97ddf" style:language-asian="cs" style:country-asian="CZ" style:font-style-asian="italic" style:font-style-complex="italic"/>
    </style:style>
    <style:style style:name="T447" style:family="text">
      <style:text-properties fo:language="cs" fo:country="CZ" fo:font-style="italic" officeooo:rsid="23cc4087" style:language-asian="cs" style:country-asian="CZ" style:font-style-asian="italic" style:font-style-complex="italic"/>
    </style:style>
    <style:style style:name="T448" style:family="text">
      <style:text-properties fo:language="cs" fo:country="CZ" fo:font-style="italic" officeooo:rsid="23d24716" style:language-asian="cs" style:country-asian="CZ" style:font-style-asian="italic" style:font-style-complex="italic"/>
    </style:style>
    <style:style style:name="T449" style:family="text">
      <style:text-properties fo:language="cs" fo:country="CZ" fo:font-style="italic" officeooo:rsid="23e9cc18" style:language-asian="cs" style:country-asian="CZ" style:font-style-asian="italic" style:font-style-complex="italic"/>
    </style:style>
    <style:style style:name="T450" style:family="text">
      <style:text-properties fo:language="cs" fo:country="CZ" fo:font-style="italic" officeooo:rsid="250683f3" style:language-asian="cs" style:country-asian="CZ" style:font-style-asian="italic" style:font-style-complex="italic"/>
    </style:style>
    <style:style style:name="T451" style:family="text">
      <style:text-properties fo:language="cs" fo:country="CZ" fo:font-style="italic" officeooo:rsid="27e08a27" style:language-asian="cs" style:country-asian="CZ" style:font-style-asian="italic" style:font-style-complex="italic"/>
    </style:style>
    <style:style style:name="T452" style:family="text">
      <style:text-properties fo:language="cs" fo:country="CZ" fo:font-style="italic" officeooo:rsid="27e72a02" style:language-asian="cs" style:country-asian="CZ" style:font-style-asian="italic" style:font-style-complex="italic"/>
    </style:style>
    <style:style style:name="T453" style:family="text">
      <style:text-properties fo:language="cs" fo:country="CZ" fo:font-style="italic" officeooo:rsid="207d25a9" style:language-asian="cs" style:country-asian="CZ" style:font-style-asian="italic" style:font-style-complex="italic"/>
    </style:style>
    <style:style style:name="T454" style:family="text">
      <style:text-properties fo:language="cs" fo:country="CZ" fo:font-style="italic" style:font-style-asian="italic" style:font-style-complex="italic"/>
    </style:style>
    <style:style style:name="T455" style:family="text">
      <style:text-properties fo:language="cs" fo:country="CZ" fo:font-style="italic" officeooo:rsid="120adea7" style:font-style-asian="italic" style:font-style-complex="italic"/>
    </style:style>
    <style:style style:name="T456" style:family="text">
      <style:text-properties fo:language="cs" fo:country="CZ" fo:font-style="italic" officeooo:rsid="134c3978" style:font-style-asian="italic" style:font-style-complex="italic"/>
    </style:style>
    <style:style style:name="T457" style:family="text">
      <style:text-properties fo:language="cs" fo:country="CZ" fo:font-style="italic" officeooo:rsid="1219fef8" style:font-style-asian="italic" style:font-style-complex="italic"/>
    </style:style>
    <style:style style:name="T458" style:family="text">
      <style:text-properties fo:language="cs" fo:country="CZ" fo:font-style="italic" officeooo:rsid="120b53e2" style:font-style-asian="italic" style:font-style-complex="italic"/>
    </style:style>
    <style:style style:name="T459" style:family="text">
      <style:text-properties fo:language="cs" fo:country="CZ" fo:font-style="italic" officeooo:rsid="121a2aad" style:font-style-asian="italic" style:font-style-complex="italic"/>
    </style:style>
    <style:style style:name="T460" style:family="text">
      <style:text-properties fo:language="cs" fo:country="CZ" fo:font-style="italic" officeooo:rsid="256ef27a" style:font-style-asian="italic" style:font-style-complex="italic"/>
    </style:style>
    <style:style style:name="T461" style:family="text">
      <style:text-properties fo:language="cs" fo:country="CZ" fo:font-style="italic" officeooo:rsid="25733ca9" style:font-style-asian="italic" style:font-style-complex="italic"/>
    </style:style>
    <style:style style:name="T462" style:family="text">
      <style:text-properties fo:language="cs" fo:country="CZ" fo:font-style="italic" officeooo:rsid="2576dfad" style:font-style-asian="italic" style:font-style-complex="italic"/>
    </style:style>
    <style:style style:name="T463" style:family="text">
      <style:text-properties fo:language="cs" fo:country="CZ" fo:font-style="italic" officeooo:rsid="25796d8b" style:font-style-asian="italic" style:font-style-complex="italic"/>
    </style:style>
    <style:style style:name="T464" style:family="text">
      <style:text-properties fo:language="cs" fo:country="CZ" fo:font-style="italic" officeooo:rsid="1f23f6d8" style:font-style-asian="italic" style:font-style-complex="italic"/>
    </style:style>
    <style:style style:name="T465" style:family="text">
      <style:text-properties fo:language="cs" fo:country="CZ" fo:font-style="italic" officeooo:rsid="1a67d4d3" style:font-style-asian="italic" style:font-style-complex="italic"/>
    </style:style>
    <style:style style:name="T466" style:family="text">
      <style:text-properties fo:language="cs" fo:country="CZ" fo:font-style="italic" officeooo:rsid="1f24bc92" style:font-style-asian="italic" style:font-style-complex="italic"/>
    </style:style>
    <style:style style:name="T467" style:family="text">
      <style:text-properties fo:language="cs" fo:country="CZ" fo:font-style="italic" officeooo:rsid="2582dc7c" style:font-style-asian="italic" style:font-style-complex="italic"/>
    </style:style>
    <style:style style:name="T468" style:family="text">
      <style:text-properties fo:language="cs" fo:country="CZ" fo:font-style="italic" officeooo:rsid="2569af57" style:font-style-asian="italic" style:font-style-complex="italic"/>
    </style:style>
    <style:style style:name="T469" style:family="text">
      <style:text-properties fo:language="cs" fo:country="CZ" fo:font-style="italic" officeooo:rsid="1dfd222d" style:font-style-asian="italic" style:font-style-complex="italic"/>
    </style:style>
    <style:style style:name="T470" style:family="text">
      <style:text-properties fo:language="cs" fo:country="CZ" fo:font-style="italic" officeooo:rsid="258b9ec7" style:font-style-asian="italic" style:font-style-complex="italic"/>
    </style:style>
    <style:style style:name="T471" style:family="text">
      <style:text-properties fo:language="cs" fo:country="CZ" fo:font-style="italic" officeooo:rsid="25a63f6d" style:font-style-asian="italic" style:font-style-complex="italic"/>
    </style:style>
    <style:style style:name="T472" style:family="text">
      <style:text-properties fo:language="cs" fo:country="CZ" fo:font-style="italic" officeooo:rsid="25ab7249" style:font-style-asian="italic" style:font-style-complex="italic"/>
    </style:style>
    <style:style style:name="T473" style:family="text">
      <style:text-properties fo:language="cs" fo:country="CZ" fo:font-style="italic" officeooo:rsid="25ee5055" style:font-style-asian="italic" style:font-style-complex="italic"/>
    </style:style>
    <style:style style:name="T474" style:family="text">
      <style:text-properties fo:language="cs" fo:country="CZ" fo:font-style="italic" officeooo:rsid="25f1c2f6" style:font-style-asian="italic" style:font-style-complex="italic"/>
    </style:style>
    <style:style style:name="T475" style:family="text">
      <style:text-properties fo:language="cs" fo:country="CZ" fo:font-style="italic" officeooo:rsid="256ff369" style:font-style-asian="italic" style:font-style-complex="italic"/>
    </style:style>
    <style:style style:name="T476" style:family="text">
      <style:text-properties fo:language="cs" fo:country="CZ" fo:font-style="italic" officeooo:rsid="25a87d4c" style:font-style-asian="italic" style:font-style-complex="italic"/>
    </style:style>
    <style:style style:name="T477" style:family="text">
      <style:text-properties fo:language="cs" fo:country="CZ" fo:font-style="italic" officeooo:rsid="26b8725f" style:font-style-asian="italic" style:font-style-complex="italic"/>
    </style:style>
    <style:style style:name="T478" style:family="text">
      <style:text-properties fo:language="cs" fo:country="CZ" fo:font-style="italic" officeooo:rsid="1aa8fb70" style:font-style-asian="italic" style:font-style-complex="italic"/>
    </style:style>
    <style:style style:name="T479" style:family="text">
      <style:text-properties fo:language="cs" fo:country="CZ" fo:font-style="italic" officeooo:rsid="1aaaf7b3" style:font-style-asian="italic" style:font-style-complex="italic"/>
    </style:style>
    <style:style style:name="T480" style:family="text">
      <style:text-properties fo:language="cs" fo:country="CZ" fo:font-style="italic" officeooo:rsid="2f35f906" style:font-style-asian="italic" style:font-style-complex="italic"/>
    </style:style>
    <style:style style:name="T481" style:family="text">
      <style:text-properties fo:language="cs" fo:country="CZ" fo:font-style="italic" officeooo:rsid="304c584d" style:font-style-asian="italic" style:font-style-complex="italic"/>
    </style:style>
    <style:style style:name="T482" style:family="text">
      <style:text-properties fo:language="cs" fo:country="CZ" fo:font-style="italic" officeooo:rsid="3182657b" style:font-style-asian="italic" style:font-style-complex="italic"/>
    </style:style>
    <style:style style:name="T483" style:family="text">
      <style:text-properties fo:language="cs" fo:country="CZ" fo:font-style="italic" officeooo:rsid="1f05e202" style:language-asian="zxx" style:country-asian="none" style:font-style-asian="italic" style:language-complex="ar" style:country-complex="SA" style:font-style-complex="italic"/>
    </style:style>
    <style:style style:name="T484" style:family="text">
      <style:text-properties fo:language="cs" fo:country="CZ" fo:font-style="italic" officeooo:rsid="1f803185" style:language-asian="zxx" style:country-asian="none" style:font-style-asian="italic" style:language-complex="ar" style:country-complex="SA" style:font-style-complex="italic"/>
    </style:style>
    <style:style style:name="T485" style:family="text">
      <style:text-properties fo:language="cs" fo:country="CZ" fo:font-style="italic" officeooo:rsid="256e38d1" style:language-asian="zxx" style:country-asian="none" style:font-style-asian="italic" style:language-complex="ar" style:country-complex="SA" style:font-style-complex="italic"/>
    </style:style>
    <style:style style:name="T486" style:family="text">
      <style:text-properties fo:language="cs" fo:country="CZ" fo:font-style="italic" officeooo:rsid="25612f74" style:language-asian="zxx" style:country-asian="none" style:font-style-asian="italic" style:language-complex="ar" style:country-complex="SA" style:font-style-complex="italic"/>
    </style:style>
    <style:style style:name="T487" style:family="text">
      <style:text-properties fo:language="cs" fo:country="CZ" fo:font-style="italic" officeooo:rsid="2594f3bd" style:language-asian="zxx" style:country-asian="none" style:font-style-asian="italic" style:language-complex="ar" style:country-complex="SA" style:font-style-complex="italic"/>
    </style:style>
    <style:style style:name="T488" style:family="text">
      <style:text-properties fo:language="cs" fo:country="CZ" fo:font-style="italic" officeooo:rsid="1f1b0fd4" style:language-asian="zxx" style:country-asian="none" style:font-style-asian="italic" style:language-complex="ar" style:country-complex="SA" style:font-style-complex="italic"/>
    </style:style>
    <style:style style:name="T489" style:family="text">
      <style:text-properties fo:language="cs" fo:country="CZ" fo:font-style="italic" officeooo:rsid="2597a654" style:language-asian="zxx" style:country-asian="none" style:font-style-asian="italic" style:language-complex="ar" style:country-complex="SA" style:font-style-complex="italic"/>
    </style:style>
    <style:style style:name="T490" style:family="text">
      <style:text-properties fo:language="cs" fo:country="CZ" fo:font-style="italic" officeooo:rsid="25988030" style:language-asian="zxx" style:country-asian="none" style:font-style-asian="italic" style:language-complex="ar" style:country-complex="SA" style:font-style-complex="italic"/>
    </style:style>
    <style:style style:name="T491" style:family="text">
      <style:text-properties fo:language="cs" fo:country="CZ" fo:font-style="normal" style:language-asian="cs" style:country-asian="CZ" style:font-style-asian="normal" style:font-style-complex="normal"/>
    </style:style>
    <style:style style:name="T492" style:family="text">
      <style:text-properties fo:language="cs" fo:country="CZ" fo:font-style="normal" officeooo:rsid="2157048b" style:language-asian="cs" style:country-asian="CZ" style:font-style-asian="normal" style:font-style-complex="normal"/>
    </style:style>
    <style:style style:name="T493" style:family="text">
      <style:text-properties fo:language="cs" fo:country="CZ" fo:font-style="normal" officeooo:rsid="2195aae2" style:language-asian="cs" style:country-asian="CZ" style:font-style-asian="normal" style:font-style-complex="normal"/>
    </style:style>
    <style:style style:name="T494" style:family="text">
      <style:text-properties fo:language="cs" fo:country="CZ" fo:font-style="normal" officeooo:rsid="2195b040" style:language-asian="cs" style:country-asian="CZ" style:font-style-asian="normal" style:font-style-complex="normal"/>
    </style:style>
    <style:style style:name="T495" style:family="text">
      <style:text-properties fo:language="cs" fo:country="CZ" fo:font-style="normal" officeooo:rsid="20e96c9d" style:language-asian="cs" style:country-asian="CZ" style:font-style-asian="normal" style:font-style-complex="normal"/>
    </style:style>
    <style:style style:name="T496" style:family="text">
      <style:text-properties fo:language="cs" fo:country="CZ" fo:font-style="normal" officeooo:rsid="2231cc63" style:language-asian="cs" style:country-asian="CZ" style:font-style-asian="normal" style:font-style-complex="normal"/>
    </style:style>
    <style:style style:name="T497" style:family="text">
      <style:text-properties fo:language="cs" fo:country="CZ" fo:font-style="normal" officeooo:rsid="16077e11" style:language-asian="cs" style:country-asian="CZ" style:font-style-asian="normal" style:font-style-complex="normal"/>
    </style:style>
    <style:style style:name="T498" style:family="text">
      <style:text-properties fo:language="cs" fo:country="CZ" fo:font-style="normal" officeooo:rsid="1445805e" style:language-asian="cs" style:country-asian="CZ" style:font-style-asian="normal" style:font-style-complex="normal"/>
    </style:style>
    <style:style style:name="T499" style:family="text">
      <style:text-properties fo:language="cs" fo:country="CZ" fo:font-style="normal" officeooo:rsid="15fcf686" style:language-asian="cs" style:country-asian="CZ" style:font-style-asian="normal" style:font-style-complex="normal"/>
    </style:style>
    <style:style style:name="T500" style:family="text">
      <style:text-properties fo:language="cs" fo:country="CZ" fo:font-style="normal" officeooo:rsid="1612c537" style:language-asian="cs" style:country-asian="CZ" style:font-style-asian="normal" style:font-style-complex="normal"/>
    </style:style>
    <style:style style:name="T501" style:family="text">
      <style:text-properties fo:language="cs" fo:country="CZ" fo:font-style="normal" officeooo:rsid="2262950f" style:language-asian="cs" style:country-asian="CZ" style:font-style-asian="normal" style:font-style-complex="normal"/>
    </style:style>
    <style:style style:name="T502" style:family="text">
      <style:text-properties fo:language="cs" fo:country="CZ" fo:font-style="normal" officeooo:rsid="2264f721" style:language-asian="cs" style:country-asian="CZ" style:font-style-asian="normal" style:font-style-complex="normal"/>
    </style:style>
    <style:style style:name="T503" style:family="text">
      <style:text-properties fo:language="cs" fo:country="CZ" fo:font-style="normal" officeooo:rsid="2265ef66" style:language-asian="cs" style:country-asian="CZ" style:font-style-asian="normal" style:font-style-complex="normal"/>
    </style:style>
    <style:style style:name="T504" style:family="text">
      <style:text-properties fo:language="cs" fo:country="CZ" fo:font-style="normal" officeooo:rsid="22e5d946" style:language-asian="cs" style:country-asian="CZ" style:font-style-asian="normal" style:font-style-complex="normal"/>
    </style:style>
    <style:style style:name="T505" style:family="text">
      <style:text-properties fo:language="cs" fo:country="CZ" fo:font-style="normal" officeooo:rsid="2065d056" style:language-asian="cs" style:country-asian="CZ" style:font-style-asian="normal" style:font-style-complex="normal"/>
    </style:style>
    <style:style style:name="T506" style:family="text">
      <style:text-properties fo:language="cs" fo:country="CZ" fo:font-style="normal" officeooo:rsid="22fc745d" style:language-asian="cs" style:country-asian="CZ" style:font-style-asian="normal" style:font-style-complex="normal"/>
    </style:style>
    <style:style style:name="T507" style:family="text">
      <style:text-properties fo:language="cs" fo:country="CZ" fo:font-style="normal" officeooo:rsid="21537a33" style:language-asian="cs" style:country-asian="CZ" style:font-style-asian="normal" style:font-style-complex="normal"/>
    </style:style>
    <style:style style:name="T508" style:family="text">
      <style:text-properties fo:language="cs" fo:country="CZ" fo:font-style="normal" officeooo:rsid="230ba10e" style:language-asian="cs" style:country-asian="CZ" style:font-style-asian="normal" style:font-style-complex="normal"/>
    </style:style>
    <style:style style:name="T509" style:family="text">
      <style:text-properties fo:language="cs" fo:country="CZ" fo:font-style="normal" officeooo:rsid="232dc870" style:language-asian="cs" style:country-asian="CZ" style:font-style-asian="normal" style:font-style-complex="normal"/>
    </style:style>
    <style:style style:name="T510" style:family="text">
      <style:text-properties fo:language="cs" fo:country="CZ" fo:font-style="normal" officeooo:rsid="216ba9fc" style:language-asian="cs" style:country-asian="CZ" style:font-style-asian="normal" style:font-style-complex="normal"/>
    </style:style>
    <style:style style:name="T511" style:family="text">
      <style:text-properties fo:language="cs" fo:country="CZ" fo:font-style="normal" officeooo:rsid="2351a1c2" style:language-asian="cs" style:country-asian="CZ" style:font-style-asian="normal" style:font-style-complex="normal"/>
    </style:style>
    <style:style style:name="T512" style:family="text">
      <style:text-properties fo:language="cs" fo:country="CZ" fo:font-style="normal" officeooo:rsid="235399e7" style:language-asian="cs" style:country-asian="CZ" style:font-style-asian="normal" style:font-style-complex="normal"/>
    </style:style>
    <style:style style:name="T513" style:family="text">
      <style:text-properties fo:language="cs" fo:country="CZ" fo:font-style="normal" officeooo:rsid="235a9de7" style:language-asian="cs" style:country-asian="CZ" style:font-style-asian="normal" style:font-style-complex="normal"/>
    </style:style>
    <style:style style:name="T514" style:family="text">
      <style:text-properties fo:language="cs" fo:country="CZ" fo:font-style="normal" officeooo:rsid="219805d8" style:language-asian="cs" style:country-asian="CZ" style:font-style-asian="normal" style:font-style-complex="normal"/>
    </style:style>
    <style:style style:name="T515" style:family="text">
      <style:text-properties fo:language="cs" fo:country="CZ" fo:font-style="normal" officeooo:rsid="21e767d4" style:language-asian="cs" style:country-asian="CZ" style:font-style-asian="normal" style:font-style-complex="normal"/>
    </style:style>
    <style:style style:name="T516" style:family="text">
      <style:text-properties fo:language="cs" fo:country="CZ" fo:font-style="normal" officeooo:rsid="237987a4" style:language-asian="cs" style:country-asian="CZ" style:font-style-asian="normal" style:font-style-complex="normal"/>
    </style:style>
    <style:style style:name="T517" style:family="text">
      <style:text-properties fo:language="cs" fo:country="CZ" fo:font-style="normal" officeooo:rsid="2197e806" style:language-asian="cs" style:country-asian="CZ" style:font-style-asian="normal" style:font-style-complex="normal"/>
    </style:style>
    <style:style style:name="T518" style:family="text">
      <style:text-properties fo:language="cs" fo:country="CZ" fo:font-style="normal" officeooo:rsid="2395a884" style:language-asian="cs" style:country-asian="CZ" style:font-style-asian="normal" style:font-style-complex="normal"/>
    </style:style>
    <style:style style:name="T519" style:family="text">
      <style:text-properties fo:language="cs" fo:country="CZ" fo:font-style="normal" officeooo:rsid="23963425" style:language-asian="cs" style:country-asian="CZ" style:font-style-asian="normal" style:font-style-complex="normal"/>
    </style:style>
    <style:style style:name="T520" style:family="text">
      <style:text-properties fo:language="cs" fo:country="CZ" fo:font-style="normal" officeooo:rsid="239baad3" style:language-asian="cs" style:country-asian="CZ" style:font-style-asian="normal" style:font-style-complex="normal"/>
    </style:style>
    <style:style style:name="T521" style:family="text">
      <style:text-properties fo:language="cs" fo:country="CZ" fo:font-style="normal" officeooo:rsid="239d5616" style:language-asian="cs" style:country-asian="CZ" style:font-style-asian="normal" style:font-style-complex="normal"/>
    </style:style>
    <style:style style:name="T522" style:family="text">
      <style:text-properties fo:language="cs" fo:country="CZ" fo:font-style="normal" officeooo:rsid="239d9eb9" style:language-asian="cs" style:country-asian="CZ" style:font-style-asian="normal" style:font-style-complex="normal"/>
    </style:style>
    <style:style style:name="T523" style:family="text">
      <style:text-properties fo:language="cs" fo:country="CZ" fo:font-style="normal" officeooo:rsid="239ee6d2" style:language-asian="cs" style:country-asian="CZ" style:font-style-asian="normal" style:font-style-complex="normal"/>
    </style:style>
    <style:style style:name="T524" style:family="text">
      <style:text-properties fo:language="cs" fo:country="CZ" fo:font-style="normal" officeooo:rsid="2397efe5" style:language-asian="cs" style:country-asian="CZ" style:font-style-asian="normal" style:font-style-complex="normal"/>
    </style:style>
    <style:style style:name="T525" style:family="text">
      <style:text-properties fo:language="cs" fo:country="CZ" fo:font-style="normal" officeooo:rsid="239ee9e8" style:language-asian="cs" style:country-asian="CZ" style:font-style-asian="normal" style:font-style-complex="normal"/>
    </style:style>
    <style:style style:name="T526" style:family="text">
      <style:text-properties fo:language="cs" fo:country="CZ" fo:font-style="normal" officeooo:rsid="239f3212" style:language-asian="cs" style:country-asian="CZ" style:font-style-asian="normal" style:font-style-complex="normal"/>
    </style:style>
    <style:style style:name="T527" style:family="text">
      <style:text-properties fo:language="cs" fo:country="CZ" fo:font-style="normal" officeooo:rsid="23a5525d" style:language-asian="cs" style:country-asian="CZ" style:font-style-asian="normal" style:font-style-complex="normal"/>
    </style:style>
    <style:style style:name="T528" style:family="text">
      <style:text-properties fo:language="cs" fo:country="CZ" fo:font-style="normal" officeooo:rsid="23a66355" style:language-asian="cs" style:country-asian="CZ" style:font-style-asian="normal" style:font-style-complex="normal"/>
    </style:style>
    <style:style style:name="T529" style:family="text">
      <style:text-properties fo:language="cs" fo:country="CZ" fo:font-style="normal" officeooo:rsid="23a68aaa" style:language-asian="cs" style:country-asian="CZ" style:font-style-asian="normal" style:font-style-complex="normal"/>
    </style:style>
    <style:style style:name="T530" style:family="text">
      <style:text-properties fo:language="cs" fo:country="CZ" fo:font-style="normal" officeooo:rsid="23acc3e5" style:language-asian="cs" style:country-asian="CZ" style:font-style-asian="normal" style:font-style-complex="normal"/>
    </style:style>
    <style:style style:name="T531" style:family="text">
      <style:text-properties fo:language="cs" fo:country="CZ" fo:font-style="normal" officeooo:rsid="23aecfed" style:language-asian="cs" style:country-asian="CZ" style:font-style-asian="normal" style:font-style-complex="normal"/>
    </style:style>
    <style:style style:name="T532" style:family="text">
      <style:text-properties fo:language="cs" fo:country="CZ" fo:font-style="normal" officeooo:rsid="23b28370" style:language-asian="cs" style:country-asian="CZ" style:font-style-asian="normal" style:font-style-complex="normal"/>
    </style:style>
    <style:style style:name="T533" style:family="text">
      <style:text-properties fo:language="cs" fo:country="CZ" fo:font-style="normal" officeooo:rsid="23b4563e" style:language-asian="cs" style:country-asian="CZ" style:font-style-asian="normal" style:font-style-complex="normal"/>
    </style:style>
    <style:style style:name="T534" style:family="text">
      <style:text-properties fo:language="cs" fo:country="CZ" fo:font-style="normal" officeooo:rsid="23b61cad" style:language-asian="cs" style:country-asian="CZ" style:font-style-asian="normal" style:font-style-complex="normal"/>
    </style:style>
    <style:style style:name="T535" style:family="text">
      <style:text-properties fo:language="cs" fo:country="CZ" fo:font-style="normal" officeooo:rsid="23b742fd" style:language-asian="cs" style:country-asian="CZ" style:font-style-asian="normal" style:font-style-complex="normal"/>
    </style:style>
    <style:style style:name="T536" style:family="text">
      <style:text-properties fo:language="cs" fo:country="CZ" fo:font-style="normal" officeooo:rsid="23b95478" style:language-asian="cs" style:country-asian="CZ" style:font-style-asian="normal" style:font-style-complex="normal"/>
    </style:style>
    <style:style style:name="T537" style:family="text">
      <style:text-properties fo:language="cs" fo:country="CZ" fo:font-style="normal" officeooo:rsid="23ba6ab9" style:language-asian="cs" style:country-asian="CZ" style:font-style-asian="normal" style:font-style-complex="normal"/>
    </style:style>
    <style:style style:name="T538" style:family="text">
      <style:text-properties fo:language="cs" fo:country="CZ" fo:font-style="normal" officeooo:rsid="23bc305e" style:language-asian="cs" style:country-asian="CZ" style:font-style-asian="normal" style:font-style-complex="normal"/>
    </style:style>
    <style:style style:name="T539" style:family="text">
      <style:text-properties fo:language="cs" fo:country="CZ" fo:font-style="normal" officeooo:rsid="23be1e85" style:language-asian="cs" style:country-asian="CZ" style:font-style-asian="normal" style:font-style-complex="normal"/>
    </style:style>
    <style:style style:name="T540" style:family="text">
      <style:text-properties fo:language="cs" fo:country="CZ" fo:font-style="normal" officeooo:rsid="23be7e05" style:language-asian="cs" style:country-asian="CZ" style:font-style-asian="normal" style:font-style-complex="normal"/>
    </style:style>
    <style:style style:name="T541" style:family="text">
      <style:text-properties fo:language="cs" fo:country="CZ" fo:font-style="normal" officeooo:rsid="23c07497" style:language-asian="cs" style:country-asian="CZ" style:font-style-asian="normal" style:font-style-complex="normal"/>
    </style:style>
    <style:style style:name="T542" style:family="text">
      <style:text-properties fo:language="cs" fo:country="CZ" fo:font-style="normal" officeooo:rsid="23c21e07" style:language-asian="cs" style:country-asian="CZ" style:font-style-asian="normal" style:font-style-complex="normal"/>
    </style:style>
    <style:style style:name="T543" style:family="text">
      <style:text-properties fo:language="cs" fo:country="CZ" fo:font-style="normal" officeooo:rsid="23c804c5" style:language-asian="cs" style:country-asian="CZ" style:font-style-asian="normal" style:font-style-complex="normal"/>
    </style:style>
    <style:style style:name="T544" style:family="text">
      <style:text-properties fo:language="cs" fo:country="CZ" fo:font-style="normal" officeooo:rsid="23c97ddf" style:language-asian="cs" style:country-asian="CZ" style:font-style-asian="normal" style:font-style-complex="normal"/>
    </style:style>
    <style:style style:name="T545" style:family="text">
      <style:text-properties fo:language="cs" fo:country="CZ" fo:font-style="normal" officeooo:rsid="23cb1884" style:language-asian="cs" style:country-asian="CZ" style:font-style-asian="normal" style:font-style-complex="normal"/>
    </style:style>
    <style:style style:name="T546" style:family="text">
      <style:text-properties fo:language="cs" fo:country="CZ" fo:font-style="normal" officeooo:rsid="23cc4087" style:language-asian="cs" style:country-asian="CZ" style:font-style-asian="normal" style:font-style-complex="normal"/>
    </style:style>
    <style:style style:name="T547" style:family="text">
      <style:text-properties fo:language="cs" fo:country="CZ" fo:font-style="normal" officeooo:rsid="23cd9f0a" style:language-asian="cs" style:country-asian="CZ" style:font-style-asian="normal" style:font-style-complex="normal"/>
    </style:style>
    <style:style style:name="T548" style:family="text">
      <style:text-properties fo:language="cs" fo:country="CZ" fo:font-style="normal" officeooo:rsid="23ce8c77" style:language-asian="cs" style:country-asian="CZ" style:font-style-asian="normal" style:font-style-complex="normal"/>
    </style:style>
    <style:style style:name="T549" style:family="text">
      <style:text-properties fo:language="cs" fo:country="CZ" fo:font-style="normal" officeooo:rsid="23cf6590" style:language-asian="cs" style:country-asian="CZ" style:font-style-asian="normal" style:font-style-complex="normal"/>
    </style:style>
    <style:style style:name="T550" style:family="text">
      <style:text-properties fo:language="cs" fo:country="CZ" fo:font-style="normal" officeooo:rsid="23cfd7be" style:language-asian="cs" style:country-asian="CZ" style:font-style-asian="normal" style:font-style-complex="normal"/>
    </style:style>
    <style:style style:name="T551" style:family="text">
      <style:text-properties fo:language="cs" fo:country="CZ" fo:font-style="normal" officeooo:rsid="23d0e82c" style:language-asian="cs" style:country-asian="CZ" style:font-style-asian="normal" style:font-style-complex="normal"/>
    </style:style>
    <style:style style:name="T552" style:family="text">
      <style:text-properties fo:language="cs" fo:country="CZ" fo:font-style="normal" officeooo:rsid="23d24716" style:language-asian="cs" style:country-asian="CZ" style:font-style-asian="normal" style:font-style-complex="normal"/>
    </style:style>
    <style:style style:name="T553" style:family="text">
      <style:text-properties fo:language="cs" fo:country="CZ" fo:font-style="normal" officeooo:rsid="23d41b6c" style:language-asian="cs" style:country-asian="CZ" style:font-style-asian="normal" style:font-style-complex="normal"/>
    </style:style>
    <style:style style:name="T554" style:family="text">
      <style:text-properties fo:language="cs" fo:country="CZ" fo:font-style="normal" officeooo:rsid="23d523ff" style:language-asian="cs" style:country-asian="CZ" style:font-style-asian="normal" style:font-style-complex="normal"/>
    </style:style>
    <style:style style:name="T555" style:family="text">
      <style:text-properties fo:language="cs" fo:country="CZ" fo:font-style="normal" officeooo:rsid="23d5646f" style:language-asian="cs" style:country-asian="CZ" style:font-style-asian="normal" style:font-style-complex="normal"/>
    </style:style>
    <style:style style:name="T556" style:family="text">
      <style:text-properties fo:language="cs" fo:country="CZ" fo:font-style="normal" officeooo:rsid="23d8d5f9" style:language-asian="cs" style:country-asian="CZ" style:font-style-asian="normal" style:font-style-complex="normal"/>
    </style:style>
    <style:style style:name="T557" style:family="text">
      <style:text-properties fo:language="cs" fo:country="CZ" fo:font-style="normal" officeooo:rsid="23d917ad" style:language-asian="cs" style:country-asian="CZ" style:font-style-asian="normal" style:font-style-complex="normal"/>
    </style:style>
    <style:style style:name="T558" style:family="text">
      <style:text-properties fo:language="cs" fo:country="CZ" fo:font-style="normal" officeooo:rsid="23d97dc5" style:language-asian="cs" style:country-asian="CZ" style:font-style-asian="normal" style:font-style-complex="normal"/>
    </style:style>
    <style:style style:name="T559" style:family="text">
      <style:text-properties fo:language="cs" fo:country="CZ" fo:font-style="normal" officeooo:rsid="23d9858a" style:language-asian="cs" style:country-asian="CZ" style:font-style-asian="normal" style:font-style-complex="normal"/>
    </style:style>
    <style:style style:name="T560" style:family="text">
      <style:text-properties fo:language="cs" fo:country="CZ" fo:font-style="normal" officeooo:rsid="23dd2eaa" style:language-asian="cs" style:country-asian="CZ" style:font-style-asian="normal" style:font-style-complex="normal"/>
    </style:style>
    <style:style style:name="T561" style:family="text">
      <style:text-properties fo:language="cs" fo:country="CZ" fo:font-style="normal" officeooo:rsid="207e1207" style:language-asian="cs" style:country-asian="CZ" style:font-style-asian="normal" style:font-style-complex="normal"/>
    </style:style>
    <style:style style:name="T562" style:family="text">
      <style:text-properties fo:language="cs" fo:country="CZ" fo:font-style="normal" officeooo:rsid="208751d0" style:language-asian="cs" style:country-asian="CZ" style:font-style-asian="normal" style:font-style-complex="normal"/>
    </style:style>
    <style:style style:name="T563" style:family="text">
      <style:text-properties fo:language="cs" fo:country="CZ" fo:font-style="normal" officeooo:rsid="207fb675" style:language-asian="cs" style:country-asian="CZ" style:font-style-asian="normal" style:font-style-complex="normal"/>
    </style:style>
    <style:style style:name="T564" style:family="text">
      <style:text-properties fo:language="cs" fo:country="CZ" fo:font-style="normal" officeooo:rsid="23ded328" style:language-asian="cs" style:country-asian="CZ" style:font-style-asian="normal" style:font-style-complex="normal"/>
    </style:style>
    <style:style style:name="T565" style:family="text">
      <style:text-properties fo:language="cs" fo:country="CZ" fo:font-style="normal" officeooo:rsid="23e02bac" style:language-asian="cs" style:country-asian="CZ" style:font-style-asian="normal" style:font-style-complex="normal"/>
    </style:style>
    <style:style style:name="T566" style:family="text">
      <style:text-properties fo:language="cs" fo:country="CZ" fo:font-style="normal" officeooo:rsid="23e9cc18" style:language-asian="cs" style:country-asian="CZ" style:font-style-asian="normal" style:font-style-complex="normal"/>
    </style:style>
    <style:style style:name="T567" style:family="text">
      <style:text-properties fo:language="cs" fo:country="CZ" fo:font-style="normal" officeooo:rsid="23efea3c" style:language-asian="cs" style:country-asian="CZ" style:font-style-asian="normal" style:font-style-complex="normal"/>
    </style:style>
    <style:style style:name="T568" style:family="text">
      <style:text-properties fo:language="cs" fo:country="CZ" fo:font-style="normal" officeooo:rsid="27e08a27" style:language-asian="cs" style:country-asian="CZ" style:font-style-asian="normal" style:font-style-complex="normal"/>
    </style:style>
    <style:style style:name="T569" style:family="text">
      <style:text-properties fo:language="cs" fo:country="CZ" fo:font-style="normal" officeooo:rsid="22404075" style:language-asian="cs" style:country-asian="CZ" style:font-style-asian="normal" style:font-style-complex="normal"/>
    </style:style>
    <style:style style:name="T570" style:family="text">
      <style:text-properties fo:language="cs" fo:country="CZ" fo:font-style="normal" officeooo:rsid="27e2941a" style:language-asian="cs" style:country-asian="CZ" style:font-style-asian="normal" style:font-style-complex="normal"/>
    </style:style>
    <style:style style:name="T571" style:family="text">
      <style:text-properties fo:language="cs" fo:country="CZ" fo:font-style="normal" officeooo:rsid="27e72a02" style:language-asian="cs" style:country-asian="CZ" style:font-style-asian="normal" style:font-style-complex="normal"/>
    </style:style>
    <style:style style:name="T572" style:family="text">
      <style:text-properties fo:language="cs" fo:country="CZ" fo:font-style="normal" officeooo:rsid="27ef31c1" style:language-asian="cs" style:country-asian="CZ" style:font-style-asian="normal" style:font-style-complex="normal"/>
    </style:style>
    <style:style style:name="T573" style:family="text">
      <style:text-properties fo:language="cs" fo:country="CZ" fo:font-style="normal" officeooo:rsid="27f0e6cd" style:language-asian="cs" style:country-asian="CZ" style:font-style-asian="normal" style:font-style-complex="normal"/>
    </style:style>
    <style:style style:name="T574" style:family="text">
      <style:text-properties fo:language="cs" fo:country="CZ" fo:font-style="normal" fo:font-weight="normal" officeooo:rsid="1f0953c4" style:font-style-asian="normal" style:font-weight-asian="normal" style:font-style-complex="normal" style:font-weight-complex="normal"/>
    </style:style>
    <style:style style:name="T575" style:family="text">
      <style:text-properties fo:language="cs" fo:country="CZ" fo:font-style="normal" fo:font-weight="normal" officeooo:rsid="1e07a243" style:font-style-asian="normal" style:font-weight-asian="normal" style:font-style-complex="normal" style:font-weight-complex="normal"/>
    </style:style>
    <style:style style:name="T576" style:family="text">
      <style:text-properties fo:language="cs" fo:country="CZ" fo:font-style="normal" fo:font-weight="normal" officeooo:rsid="1e08667a" style:font-style-asian="normal" style:font-weight-asian="normal" style:font-style-complex="normal" style:font-weight-complex="normal"/>
    </style:style>
    <style:style style:name="T577" style:family="text">
      <style:text-properties fo:language="cs" fo:country="CZ" fo:font-style="normal" fo:font-weight="normal" officeooo:rsid="1e05f260" style:font-style-asian="normal" style:font-weight-asian="normal" style:font-style-complex="normal" style:font-weight-complex="normal"/>
    </style:style>
    <style:style style:name="T578" style:family="text">
      <style:text-properties fo:language="cs" fo:country="CZ" fo:font-style="normal" fo:font-weight="normal" officeooo:rsid="257c02ea" style:font-style-asian="normal" style:font-weight-asian="normal" style:font-style-complex="normal" style:font-weight-complex="normal"/>
    </style:style>
    <style:style style:name="T579" style:family="text">
      <style:text-properties fo:language="cs" fo:country="CZ" fo:font-style="normal" fo:font-weight="normal" officeooo:rsid="257e1516" style:font-style-asian="normal" style:font-weight-asian="normal" style:font-style-complex="normal" style:font-weight-complex="normal"/>
    </style:style>
    <style:style style:name="T580" style:family="text">
      <style:text-properties fo:language="cs" fo:country="CZ" fo:font-style="normal" fo:font-weight="normal" officeooo:rsid="257f20c1" style:font-style-asian="normal" style:font-weight-asian="normal" style:font-style-complex="normal" style:font-weight-complex="normal"/>
    </style:style>
    <style:style style:name="T581" style:family="text">
      <style:text-properties fo:language="cs" fo:country="CZ" fo:font-style="normal" fo:font-weight="normal" officeooo:rsid="258efb2f" style:font-style-asian="normal" style:font-weight-asian="normal" style:font-style-complex="normal" style:font-weight-complex="normal"/>
    </style:style>
    <style:style style:name="T582" style:family="text">
      <style:text-properties fo:language="cs" fo:country="CZ" fo:font-style="normal" fo:font-weight="normal" officeooo:rsid="258f3419" style:font-style-asian="normal" style:font-weight-asian="normal" style:font-style-complex="normal" style:font-weight-complex="normal"/>
    </style:style>
    <style:style style:name="T583" style:family="text">
      <style:text-properties fo:language="cs" fo:country="CZ" fo:font-style="normal" fo:font-weight="normal" officeooo:rsid="259f0425" style:font-style-asian="normal" style:font-weight-asian="normal" style:font-style-complex="normal" style:font-weight-complex="normal"/>
    </style:style>
    <style:style style:name="T584" style:family="text">
      <style:text-properties fo:language="cs" fo:country="CZ" fo:font-style="normal" fo:font-weight="normal" officeooo:rsid="26bcff23" style:font-style-asian="normal" style:font-weight-asian="normal" style:font-style-complex="normal" style:font-weight-complex="normal"/>
    </style:style>
    <style:style style:name="T585" style:family="text">
      <style:text-properties fo:language="cs" fo:country="CZ" fo:font-style="normal" fo:font-weight="bold" style:font-style-asian="normal" style:font-weight-asian="bold" style:font-style-complex="normal" style:font-weight-complex="bold"/>
    </style:style>
    <style:style style:name="T586" style:family="text">
      <style:text-properties fo:language="cs" fo:country="CZ" fo:font-style="normal" fo:font-weight="bold" officeooo:rsid="11d44a88" style:font-style-asian="normal" style:font-weight-asian="bold" style:font-style-complex="normal" style:font-weight-complex="bold"/>
    </style:style>
    <style:style style:name="T587" style:family="text">
      <style:text-properties fo:language="cs" fo:country="CZ" fo:font-style="normal" fo:font-weight="bold" officeooo:rsid="2569af57" style:font-style-asian="normal" style:font-weight-asian="bold" style:font-style-complex="normal" style:font-weight-complex="bold"/>
    </style:style>
    <style:style style:name="T588" style:family="text">
      <style:text-properties fo:language="cs" fo:country="CZ" fo:font-style="normal" fo:font-weight="bold" officeooo:rsid="1dfd222d" style:font-style-asian="normal" style:font-weight-asian="bold" style:font-style-complex="normal" style:font-weight-complex="bold"/>
    </style:style>
    <style:style style:name="T589" style:family="text">
      <style:text-properties fo:language="cs" fo:country="CZ" fo:font-style="normal" fo:font-weight="bold" officeooo:rsid="183e0810" style:font-style-asian="normal" style:font-weight-asian="bold" style:font-style-complex="normal" style:font-weight-complex="bold"/>
    </style:style>
    <style:style style:name="T590" style:family="text">
      <style:text-properties fo:language="cs" fo:country="CZ" fo:font-style="normal" fo:font-weight="bold" officeooo:rsid="11354dcd" style:font-style-asian="normal" style:font-weight-asian="bold" style:font-style-complex="normal" style:font-weight-complex="bold"/>
    </style:style>
    <style:style style:name="T591" style:family="text">
      <style:text-properties fo:language="cs" fo:country="CZ" fo:font-style="normal" fo:font-weight="bold" officeooo:rsid="28f385a2" style:font-style-asian="normal" style:font-weight-asian="bold" style:font-style-complex="normal" style:font-weight-complex="bold"/>
    </style:style>
    <style:style style:name="T592" style:family="text">
      <style:text-properties fo:language="cs" fo:country="CZ" fo:font-style="normal" fo:font-weight="bold" officeooo:rsid="2d7f9d3a" style:font-style-asian="normal" style:font-weight-asian="bold" style:font-style-complex="normal" style:font-weight-complex="bold"/>
    </style:style>
    <style:style style:name="T593" style:family="text">
      <style:text-properties fo:language="cs" fo:country="CZ" fo:font-style="normal" fo:font-weight="bold" officeooo:rsid="313e3b34" style:font-style-asian="normal" style:font-weight-asian="bold" style:font-style-complex="normal" style:font-weight-complex="bold"/>
    </style:style>
    <style:style style:name="T594" style:family="text">
      <style:text-properties fo:language="cs" fo:country="CZ" fo:font-style="normal" fo:font-weight="bold" officeooo:rsid="3146de2f" style:font-style-asian="normal" style:font-weight-asian="bold" style:font-style-complex="normal" style:font-weight-complex="bold"/>
    </style:style>
    <style:style style:name="T595" style:family="text">
      <style:text-properties fo:language="cs" fo:country="CZ" fo:font-style="normal" fo:font-weight="bold" officeooo:rsid="316b7fe3" style:font-style-asian="normal" style:font-weight-asian="bold" style:font-style-complex="normal" style:font-weight-complex="bold"/>
    </style:style>
    <style:style style:name="T596" style:family="text">
      <style:text-properties fo:language="cs" fo:country="CZ" fo:font-style="normal" style:font-style-asian="normal" style:font-style-complex="normal"/>
    </style:style>
    <style:style style:name="T597" style:family="text">
      <style:text-properties fo:language="cs" fo:country="CZ" fo:font-style="normal" officeooo:rsid="1dbdf5ee" style:font-style-asian="normal" style:font-style-complex="normal"/>
    </style:style>
    <style:style style:name="T598" style:family="text">
      <style:text-properties fo:language="cs" fo:country="CZ" fo:font-style="normal" officeooo:rsid="1dfd222d" style:font-style-asian="normal" style:font-style-complex="normal"/>
    </style:style>
    <style:style style:name="T599" style:family="text">
      <style:text-properties fo:language="cs" fo:country="CZ" fo:font-style="normal" officeooo:rsid="1dc2ae84" style:font-style-asian="normal" style:font-style-complex="normal"/>
    </style:style>
    <style:style style:name="T600" style:family="text">
      <style:text-properties fo:language="cs" fo:country="CZ" fo:font-style="normal" officeooo:rsid="1f8f71f4" style:font-style-asian="normal" style:font-style-complex="normal"/>
    </style:style>
    <style:style style:name="T601" style:family="text">
      <style:text-properties fo:language="cs" fo:country="CZ" fo:font-style="normal" officeooo:rsid="2569af57" style:font-style-asian="normal" style:font-style-complex="normal"/>
    </style:style>
    <style:style style:name="T602" style:family="text">
      <style:text-properties fo:language="cs" fo:country="CZ" fo:font-style="normal" officeooo:rsid="259f0425" style:font-style-asian="normal" style:font-style-complex="normal"/>
    </style:style>
    <style:style style:name="T603" style:family="text">
      <style:text-properties fo:language="cs" fo:country="CZ" fo:font-style="normal" officeooo:rsid="1dfdd6ef" style:font-style-asian="normal" style:font-style-complex="normal"/>
    </style:style>
    <style:style style:name="T604" style:family="text">
      <style:text-properties fo:language="cs" fo:country="CZ" fo:font-style="normal" officeooo:rsid="25a0872c" style:font-style-asian="normal" style:font-style-complex="normal"/>
    </style:style>
    <style:style style:name="T605" style:family="text">
      <style:text-properties fo:language="cs" fo:country="CZ" fo:font-style="normal" officeooo:rsid="25a63f6d" style:font-style-asian="normal" style:font-style-complex="normal"/>
    </style:style>
    <style:style style:name="T606" style:family="text">
      <style:text-properties fo:language="cs" fo:country="CZ" fo:font-style="normal" officeooo:rsid="25f2cf8b" style:font-style-asian="normal" style:font-style-complex="normal"/>
    </style:style>
    <style:style style:name="T607" style:family="text">
      <style:text-properties fo:language="cs" fo:country="CZ" fo:font-style="normal" officeooo:rsid="26b92a3f" style:font-style-asian="normal" style:font-style-complex="normal"/>
    </style:style>
    <style:style style:name="T608" style:family="text">
      <style:text-properties fo:language="cs" fo:country="CZ" fo:font-style="normal" officeooo:rsid="26bb1452" style:font-style-asian="normal" style:font-style-complex="normal"/>
    </style:style>
    <style:style style:name="T609" style:family="text">
      <style:text-properties fo:language="cs" fo:country="CZ" fo:font-style="normal" officeooo:rsid="3003c8ab" style:font-style-asian="normal" style:font-style-complex="normal"/>
    </style:style>
    <style:style style:name="T610" style:family="text">
      <style:text-properties fo:language="cs" fo:country="CZ" fo:font-style="normal" officeooo:rsid="2ffe26dc" style:font-style-asian="normal" style:font-style-complex="normal"/>
    </style:style>
    <style:style style:name="T611" style:family="text">
      <style:text-properties fo:language="cs" fo:country="CZ" fo:font-style="normal" officeooo:rsid="2ffe7ee1" style:font-style-asian="normal" style:font-style-complex="normal"/>
    </style:style>
    <style:style style:name="T612" style:family="text">
      <style:text-properties fo:language="cs" fo:country="CZ" fo:font-style="normal" officeooo:rsid="313e3b34" style:font-style-asian="normal" style:font-style-complex="normal"/>
    </style:style>
    <style:style style:name="T613" style:family="text">
      <style:text-properties fo:language="cs" fo:country="CZ" fo:font-style="normal" officeooo:rsid="3146de2f" style:font-style-asian="normal" style:font-style-complex="normal"/>
    </style:style>
    <style:style style:name="T614" style:family="text">
      <style:text-properties fo:language="cs" fo:country="CZ" fo:font-style="normal" officeooo:rsid="314f7ee7" style:font-style-asian="normal" style:font-style-complex="normal"/>
    </style:style>
    <style:style style:name="T615" style:family="text">
      <style:text-properties fo:language="cs" fo:country="CZ" fo:font-style="normal" officeooo:rsid="31514aa3" style:font-style-asian="normal" style:font-style-complex="normal"/>
    </style:style>
    <style:style style:name="T616" style:family="text">
      <style:text-properties fo:language="cs" fo:country="CZ" fo:font-style="normal" officeooo:rsid="3161c2ca" style:font-style-asian="normal" style:font-style-complex="normal"/>
    </style:style>
    <style:style style:name="T617" style:family="text">
      <style:text-properties fo:language="cs" fo:country="CZ" fo:font-style="normal" officeooo:rsid="1628b02c" style:font-style-asian="normal" style:font-style-complex="normal"/>
    </style:style>
    <style:style style:name="T618" style:family="text">
      <style:text-properties fo:language="cs" fo:country="CZ" fo:font-style="normal" officeooo:rsid="1628b066" style:font-style-asian="normal" style:font-style-complex="normal"/>
    </style:style>
    <style:style style:name="T619" style:family="text">
      <style:text-properties fo:language="cs" fo:country="CZ" fo:font-style="normal" officeooo:rsid="316b7fe3" style:font-style-asian="normal" style:font-style-complex="normal"/>
    </style:style>
    <style:style style:name="T620" style:family="text">
      <style:text-properties fo:language="cs" fo:country="CZ" fo:font-style="normal" officeooo:rsid="316bc840" style:font-style-asian="normal" style:font-style-complex="normal"/>
    </style:style>
    <style:style style:name="T621" style:family="text">
      <style:text-properties fo:language="cs" fo:country="CZ" fo:font-style="normal" officeooo:rsid="316dadd3" style:font-style-asian="normal" style:font-style-complex="normal"/>
    </style:style>
    <style:style style:name="T622" style:family="text">
      <style:text-properties fo:language="cs" fo:country="CZ" fo:font-style="normal" officeooo:rsid="316ecb2d" style:font-style-asian="normal" style:font-style-complex="normal"/>
    </style:style>
    <style:style style:name="T623" style:family="text">
      <style:text-properties fo:language="cs" fo:country="CZ" fo:font-style="normal" officeooo:rsid="3170a3f8" style:font-style-asian="normal" style:font-style-complex="normal"/>
    </style:style>
    <style:style style:name="T624" style:family="text">
      <style:text-properties fo:language="cs" fo:country="CZ" fo:font-style="normal" officeooo:rsid="31767357" style:font-style-asian="normal" style:font-style-complex="normal"/>
    </style:style>
    <style:style style:name="T625" style:family="text">
      <style:text-properties fo:language="cs" fo:country="CZ" fo:font-style="normal" officeooo:rsid="3177ef2d" style:font-style-asian="normal" style:font-style-complex="normal"/>
    </style:style>
    <style:style style:name="T626" style:family="text">
      <style:text-properties fo:language="cs" fo:country="CZ" fo:font-style="normal" officeooo:rsid="3178ec3c" style:font-style-asian="normal" style:font-style-complex="normal"/>
    </style:style>
    <style:style style:name="T627" style:family="text">
      <style:text-properties fo:language="cs" fo:country="CZ" fo:font-style="normal" officeooo:rsid="317a36dd" style:font-style-asian="normal" style:font-style-complex="normal"/>
    </style:style>
    <style:style style:name="T628" style:family="text">
      <style:text-properties fo:language="cs" fo:country="CZ" fo:font-style="normal" officeooo:rsid="317b1aaf" style:font-style-asian="normal" style:font-style-complex="normal"/>
    </style:style>
    <style:style style:name="T629" style:family="text">
      <style:text-properties fo:language="cs" fo:country="CZ" fo:font-style="normal" officeooo:rsid="317e46bf" style:font-style-asian="normal" style:font-style-complex="normal"/>
    </style:style>
    <style:style style:name="T630" style:family="text">
      <style:text-properties fo:language="cs" fo:country="CZ" fo:font-style="normal" officeooo:rsid="337e5a5d" style:font-style-asian="normal" style:font-style-complex="normal"/>
    </style:style>
    <style:style style:name="T631" style:family="text">
      <style:text-properties fo:language="cs" fo:country="CZ" fo:font-style="normal" officeooo:rsid="337ff2d9" style:font-style-asian="normal" style:font-style-complex="normal"/>
    </style:style>
    <style:style style:name="T632" style:family="text">
      <style:text-properties fo:language="cs" fo:country="CZ" fo:font-style="normal" officeooo:rsid="33826987" style:font-style-asian="normal" style:font-style-complex="normal"/>
    </style:style>
    <style:style style:name="T633" style:family="text">
      <style:text-properties fo:language="cs" fo:country="CZ" fo:font-style="normal" officeooo:rsid="3382a7d9" style:font-style-asian="normal" style:font-style-complex="normal"/>
    </style:style>
    <style:style style:name="T634" style:family="text">
      <style:text-properties fo:language="cs" fo:country="CZ" style:language-asian="cs" style:country-asian="CZ"/>
    </style:style>
    <style:style style:name="T635" style:family="text">
      <style:text-properties fo:language="cs" fo:country="CZ" officeooo:rsid="20228d7e" style:language-asian="cs" style:country-asian="CZ"/>
    </style:style>
    <style:style style:name="T636" style:family="text">
      <style:text-properties fo:language="cs" fo:country="CZ" officeooo:rsid="2022d038" style:language-asian="cs" style:country-asian="CZ"/>
    </style:style>
    <style:style style:name="T637" style:family="text">
      <style:text-properties fo:language="cs" fo:country="CZ" officeooo:rsid="202364ac" style:language-asian="cs" style:country-asian="CZ"/>
    </style:style>
    <style:style style:name="T638" style:family="text">
      <style:text-properties fo:language="cs" fo:country="CZ" officeooo:rsid="20267c2c" style:language-asian="cs" style:country-asian="CZ"/>
    </style:style>
    <style:style style:name="T639" style:family="text">
      <style:text-properties fo:language="cs" fo:country="CZ" officeooo:rsid="202b1bc4" style:language-asian="cs" style:country-asian="CZ"/>
    </style:style>
    <style:style style:name="T640" style:family="text">
      <style:text-properties fo:language="cs" fo:country="CZ" officeooo:rsid="202b31b7" style:language-asian="cs" style:country-asian="CZ"/>
    </style:style>
    <style:style style:name="T641" style:family="text">
      <style:text-properties fo:language="cs" fo:country="CZ" officeooo:rsid="202c217c" style:language-asian="cs" style:country-asian="CZ"/>
    </style:style>
    <style:style style:name="T642" style:family="text">
      <style:text-properties fo:language="cs" fo:country="CZ" officeooo:rsid="202ffbff" style:language-asian="cs" style:country-asian="CZ"/>
    </style:style>
    <style:style style:name="T643" style:family="text">
      <style:text-properties fo:language="cs" fo:country="CZ" officeooo:rsid="203187de" style:language-asian="cs" style:country-asian="CZ"/>
    </style:style>
    <style:style style:name="T644" style:family="text">
      <style:text-properties fo:language="cs" fo:country="CZ" officeooo:rsid="2033ec3f" style:language-asian="cs" style:country-asian="CZ"/>
    </style:style>
    <style:style style:name="T645" style:family="text">
      <style:text-properties fo:language="cs" fo:country="CZ" officeooo:rsid="203781ed" style:language-asian="cs" style:country-asian="CZ"/>
    </style:style>
    <style:style style:name="T646" style:family="text">
      <style:text-properties fo:language="cs" fo:country="CZ" officeooo:rsid="2038b19c" style:language-asian="cs" style:country-asian="CZ"/>
    </style:style>
    <style:style style:name="T647" style:family="text">
      <style:text-properties fo:language="cs" fo:country="CZ" officeooo:rsid="2065d056" style:language-asian="cs" style:country-asian="CZ"/>
    </style:style>
    <style:style style:name="T648" style:family="text">
      <style:text-properties fo:language="cs" fo:country="CZ" officeooo:rsid="206d0113" style:language-asian="cs" style:country-asian="CZ"/>
    </style:style>
    <style:style style:name="T649" style:family="text">
      <style:text-properties fo:language="cs" fo:country="CZ" officeooo:rsid="2070f8c1" style:language-asian="cs" style:country-asian="CZ"/>
    </style:style>
    <style:style style:name="T650" style:family="text">
      <style:text-properties fo:language="cs" fo:country="CZ" officeooo:rsid="206f2028" style:language-asian="cs" style:country-asian="CZ"/>
    </style:style>
    <style:style style:name="T651" style:family="text">
      <style:text-properties fo:language="cs" fo:country="CZ" officeooo:rsid="20759c9f" style:language-asian="cs" style:country-asian="CZ"/>
    </style:style>
    <style:style style:name="T652" style:family="text">
      <style:text-properties fo:language="cs" fo:country="CZ" officeooo:rsid="20834f4f" style:language-asian="cs" style:country-asian="CZ"/>
    </style:style>
    <style:style style:name="T653" style:family="text">
      <style:text-properties fo:language="cs" fo:country="CZ" officeooo:rsid="20a3122c" style:language-asian="cs" style:country-asian="CZ"/>
    </style:style>
    <style:style style:name="T654" style:family="text">
      <style:text-properties fo:language="cs" fo:country="CZ" officeooo:rsid="20a3c511" style:language-asian="cs" style:country-asian="CZ"/>
    </style:style>
    <style:style style:name="T655" style:family="text">
      <style:text-properties fo:language="cs" fo:country="CZ" officeooo:rsid="20a56c6b" style:language-asian="cs" style:country-asian="CZ"/>
    </style:style>
    <style:style style:name="T656" style:family="text">
      <style:text-properties fo:language="cs" fo:country="CZ" officeooo:rsid="20a75113" style:language-asian="cs" style:country-asian="CZ"/>
    </style:style>
    <style:style style:name="T657" style:family="text">
      <style:text-properties fo:language="cs" fo:country="CZ" officeooo:rsid="20aac5d0" style:language-asian="cs" style:country-asian="CZ"/>
    </style:style>
    <style:style style:name="T658" style:family="text">
      <style:text-properties fo:language="cs" fo:country="CZ" officeooo:rsid="20ace839" style:language-asian="cs" style:country-asian="CZ"/>
    </style:style>
    <style:style style:name="T659" style:family="text">
      <style:text-properties fo:language="cs" fo:country="CZ" officeooo:rsid="2122963b" style:language-asian="cs" style:country-asian="CZ"/>
    </style:style>
    <style:style style:name="T660" style:family="text">
      <style:text-properties fo:language="cs" fo:country="CZ" officeooo:rsid="207b8e54" style:language-asian="cs" style:country-asian="CZ"/>
    </style:style>
    <style:style style:name="T661" style:family="text">
      <style:text-properties fo:language="cs" fo:country="CZ" officeooo:rsid="21537a33" style:language-asian="cs" style:country-asian="CZ"/>
    </style:style>
    <style:style style:name="T662" style:family="text">
      <style:text-properties fo:language="cs" fo:country="CZ" officeooo:rsid="215a0579" style:language-asian="cs" style:country-asian="CZ"/>
    </style:style>
    <style:style style:name="T663" style:family="text">
      <style:text-properties fo:language="cs" fo:country="CZ" officeooo:rsid="2165869a" style:language-asian="cs" style:country-asian="CZ"/>
    </style:style>
    <style:style style:name="T664" style:family="text">
      <style:text-properties fo:language="cs" fo:country="CZ" officeooo:rsid="21667c9e" style:language-asian="cs" style:country-asian="CZ"/>
    </style:style>
    <style:style style:name="T665" style:family="text">
      <style:text-properties fo:language="cs" fo:country="CZ" officeooo:rsid="216a5f13" style:language-asian="cs" style:country-asian="CZ"/>
    </style:style>
    <style:style style:name="T666" style:family="text">
      <style:text-properties fo:language="cs" fo:country="CZ" officeooo:rsid="21716f32" style:language-asian="cs" style:country-asian="CZ"/>
    </style:style>
    <style:style style:name="T667" style:family="text">
      <style:text-properties fo:language="cs" fo:country="CZ" officeooo:rsid="2194fb18" style:language-asian="cs" style:country-asian="CZ"/>
    </style:style>
    <style:style style:name="T668" style:family="text">
      <style:text-properties fo:language="cs" fo:country="CZ" officeooo:rsid="21966d5f" style:language-asian="cs" style:country-asian="CZ"/>
    </style:style>
    <style:style style:name="T669" style:family="text">
      <style:text-properties fo:language="cs" fo:country="CZ" officeooo:rsid="2196dca8" style:language-asian="cs" style:country-asian="CZ"/>
    </style:style>
    <style:style style:name="T670" style:family="text">
      <style:text-properties fo:language="cs" fo:country="CZ" officeooo:rsid="219aa5af" style:language-asian="cs" style:country-asian="CZ"/>
    </style:style>
    <style:style style:name="T671" style:family="text">
      <style:text-properties fo:language="cs" fo:country="CZ" officeooo:rsid="21ab8207" style:language-asian="cs" style:country-asian="CZ"/>
    </style:style>
    <style:style style:name="T672" style:family="text">
      <style:text-properties fo:language="cs" fo:country="CZ" officeooo:rsid="21b78951" style:language-asian="cs" style:country-asian="CZ"/>
    </style:style>
    <style:style style:name="T673" style:family="text">
      <style:text-properties fo:language="cs" fo:country="CZ" officeooo:rsid="21b97db2" style:language-asian="cs" style:country-asian="CZ"/>
    </style:style>
    <style:style style:name="T674" style:family="text">
      <style:text-properties fo:language="cs" fo:country="CZ" officeooo:rsid="21b1e115" style:language-asian="cs" style:country-asian="CZ"/>
    </style:style>
    <style:style style:name="T675" style:family="text">
      <style:text-properties fo:language="cs" fo:country="CZ" officeooo:rsid="21c502f0" style:language-asian="cs" style:country-asian="CZ"/>
    </style:style>
    <style:style style:name="T676" style:family="text">
      <style:text-properties fo:language="cs" fo:country="CZ" officeooo:rsid="21ca4657" style:language-asian="cs" style:country-asian="CZ"/>
    </style:style>
    <style:style style:name="T677" style:family="text">
      <style:text-properties fo:language="cs" fo:country="CZ" officeooo:rsid="21ca843b" style:language-asian="cs" style:country-asian="CZ"/>
    </style:style>
    <style:style style:name="T678" style:family="text">
      <style:text-properties fo:language="cs" fo:country="CZ" officeooo:rsid="21cc25a8" style:language-asian="cs" style:country-asian="CZ"/>
    </style:style>
    <style:style style:name="T679" style:family="text">
      <style:text-properties fo:language="cs" fo:country="CZ" officeooo:rsid="21cc6043" style:language-asian="cs" style:country-asian="CZ"/>
    </style:style>
    <style:style style:name="T680" style:family="text">
      <style:text-properties fo:language="cs" fo:country="CZ" officeooo:rsid="21d0ba1e" style:language-asian="cs" style:country-asian="CZ"/>
    </style:style>
    <style:style style:name="T681" style:family="text">
      <style:text-properties fo:language="cs" fo:country="CZ" officeooo:rsid="21d106c2" style:language-asian="cs" style:country-asian="CZ"/>
    </style:style>
    <style:style style:name="T682" style:family="text">
      <style:text-properties fo:language="cs" fo:country="CZ" officeooo:rsid="21d1cb1f" style:language-asian="cs" style:country-asian="CZ"/>
    </style:style>
    <style:style style:name="T683" style:family="text">
      <style:text-properties fo:language="cs" fo:country="CZ" officeooo:rsid="21d3385f" style:language-asian="cs" style:country-asian="CZ"/>
    </style:style>
    <style:style style:name="T684" style:family="text">
      <style:text-properties fo:language="cs" fo:country="CZ" officeooo:rsid="21d3dbb1" style:language-asian="cs" style:country-asian="CZ"/>
    </style:style>
    <style:style style:name="T685" style:family="text">
      <style:text-properties fo:language="cs" fo:country="CZ" officeooo:rsid="22069267" style:language-asian="cs" style:country-asian="CZ"/>
    </style:style>
    <style:style style:name="T686" style:family="text">
      <style:text-properties fo:language="cs" fo:country="CZ" officeooo:rsid="2209386b" style:language-asian="cs" style:country-asian="CZ"/>
    </style:style>
    <style:style style:name="T687" style:family="text">
      <style:text-properties fo:language="cs" fo:country="CZ" officeooo:rsid="220f5aec" style:language-asian="cs" style:country-asian="CZ"/>
    </style:style>
    <style:style style:name="T688" style:family="text">
      <style:text-properties fo:language="cs" fo:country="CZ" officeooo:rsid="2212f493" style:language-asian="cs" style:country-asian="CZ"/>
    </style:style>
    <style:style style:name="T689" style:family="text">
      <style:text-properties fo:language="cs" fo:country="CZ" officeooo:rsid="22147956" style:language-asian="cs" style:country-asian="CZ"/>
    </style:style>
    <style:style style:name="T690" style:family="text">
      <style:text-properties fo:language="cs" fo:country="CZ" officeooo:rsid="2215a714" style:language-asian="cs" style:country-asian="CZ"/>
    </style:style>
    <style:style style:name="T691" style:family="text">
      <style:text-properties fo:language="cs" fo:country="CZ" officeooo:rsid="221657ce" style:language-asian="cs" style:country-asian="CZ"/>
    </style:style>
    <style:style style:name="T692" style:family="text">
      <style:text-properties fo:language="cs" fo:country="CZ" officeooo:rsid="22197097" style:language-asian="cs" style:country-asian="CZ"/>
    </style:style>
    <style:style style:name="T693" style:family="text">
      <style:text-properties fo:language="cs" fo:country="CZ" officeooo:rsid="221a0527" style:language-asian="cs" style:country-asian="CZ"/>
    </style:style>
    <style:style style:name="T694" style:family="text">
      <style:text-properties fo:language="cs" fo:country="CZ" officeooo:rsid="221e54e3" style:language-asian="cs" style:country-asian="CZ"/>
    </style:style>
    <style:style style:name="T695" style:family="text">
      <style:text-properties fo:language="cs" fo:country="CZ" officeooo:rsid="221e937b" style:language-asian="cs" style:country-asian="CZ"/>
    </style:style>
    <style:style style:name="T696" style:family="text">
      <style:text-properties fo:language="cs" fo:country="CZ" officeooo:rsid="2229be1f" style:language-asian="cs" style:country-asian="CZ"/>
    </style:style>
    <style:style style:name="T697" style:family="text">
      <style:text-properties fo:language="cs" fo:country="CZ" officeooo:rsid="223126e4" style:language-asian="cs" style:country-asian="CZ"/>
    </style:style>
    <style:style style:name="T698" style:family="text">
      <style:text-properties fo:language="cs" fo:country="CZ" officeooo:rsid="22334148" style:language-asian="cs" style:country-asian="CZ"/>
    </style:style>
    <style:style style:name="T699" style:family="text">
      <style:text-properties fo:language="cs" fo:country="CZ" officeooo:rsid="223e7fa9" style:language-asian="cs" style:country-asian="CZ"/>
    </style:style>
    <style:style style:name="T700" style:family="text">
      <style:text-properties fo:language="cs" fo:country="CZ" officeooo:rsid="22404075" style:language-asian="cs" style:country-asian="CZ"/>
    </style:style>
    <style:style style:name="T701" style:family="text">
      <style:text-properties fo:language="cs" fo:country="CZ" officeooo:rsid="2242ceb5" style:language-asian="cs" style:country-asian="CZ"/>
    </style:style>
    <style:style style:name="T702" style:family="text">
      <style:text-properties fo:language="cs" fo:country="CZ" officeooo:rsid="22447983" style:language-asian="cs" style:country-asian="CZ"/>
    </style:style>
    <style:style style:name="T703" style:family="text">
      <style:text-properties fo:language="cs" fo:country="CZ" officeooo:rsid="224a5cc5" style:language-asian="cs" style:country-asian="CZ"/>
    </style:style>
    <style:style style:name="T704" style:family="text">
      <style:text-properties fo:language="cs" fo:country="CZ" officeooo:rsid="224b196c" style:language-asian="cs" style:country-asian="CZ"/>
    </style:style>
    <style:style style:name="T705" style:family="text">
      <style:text-properties fo:language="cs" fo:country="CZ" officeooo:rsid="224c7800" style:language-asian="cs" style:country-asian="CZ"/>
    </style:style>
    <style:style style:name="T706" style:family="text">
      <style:text-properties fo:language="cs" fo:country="CZ" officeooo:rsid="224de8a4" style:language-asian="cs" style:country-asian="CZ"/>
    </style:style>
    <style:style style:name="T707" style:family="text">
      <style:text-properties fo:language="cs" fo:country="CZ" officeooo:rsid="224f2e6b" style:language-asian="cs" style:country-asian="CZ"/>
    </style:style>
    <style:style style:name="T708" style:family="text">
      <style:text-properties fo:language="cs" fo:country="CZ" officeooo:rsid="224faa8c" style:language-asian="cs" style:country-asian="CZ"/>
    </style:style>
    <style:style style:name="T709" style:family="text">
      <style:text-properties fo:language="cs" fo:country="CZ" officeooo:rsid="2250e708" style:language-asian="cs" style:country-asian="CZ"/>
    </style:style>
    <style:style style:name="T710" style:family="text">
      <style:text-properties fo:language="cs" fo:country="CZ" officeooo:rsid="2255106c" style:language-asian="cs" style:country-asian="CZ"/>
    </style:style>
    <style:style style:name="T711" style:family="text">
      <style:text-properties fo:language="cs" fo:country="CZ" officeooo:rsid="2257a472" style:language-asian="cs" style:country-asian="CZ"/>
    </style:style>
    <style:style style:name="T712" style:family="text">
      <style:text-properties fo:language="cs" fo:country="CZ" officeooo:rsid="22593a1f" style:language-asian="cs" style:country-asian="CZ"/>
    </style:style>
    <style:style style:name="T713" style:family="text">
      <style:text-properties fo:language="cs" fo:country="CZ" officeooo:rsid="2262950f" style:language-asian="cs" style:country-asian="CZ"/>
    </style:style>
    <style:style style:name="T714" style:family="text">
      <style:text-properties fo:language="cs" fo:country="CZ" officeooo:rsid="2270d6b1" style:language-asian="cs" style:country-asian="CZ"/>
    </style:style>
    <style:style style:name="T715" style:family="text">
      <style:text-properties fo:language="cs" fo:country="CZ" officeooo:rsid="2270e0f8" style:language-asian="cs" style:country-asian="CZ"/>
    </style:style>
    <style:style style:name="T716" style:family="text">
      <style:text-properties fo:language="cs" fo:country="CZ" officeooo:rsid="227187a1" style:language-asian="cs" style:country-asian="CZ"/>
    </style:style>
    <style:style style:name="T717" style:family="text">
      <style:text-properties fo:language="cs" fo:country="CZ" officeooo:rsid="227200b6" style:language-asian="cs" style:country-asian="CZ"/>
    </style:style>
    <style:style style:name="T718" style:family="text">
      <style:text-properties fo:language="cs" fo:country="CZ" officeooo:rsid="22727396" style:language-asian="cs" style:country-asian="CZ"/>
    </style:style>
    <style:style style:name="T719" style:family="text">
      <style:text-properties fo:language="cs" fo:country="CZ" officeooo:rsid="227303f0" style:language-asian="cs" style:country-asian="CZ"/>
    </style:style>
    <style:style style:name="T720" style:family="text">
      <style:text-properties fo:language="cs" fo:country="CZ" officeooo:rsid="22735bcd" style:language-asian="cs" style:country-asian="CZ"/>
    </style:style>
    <style:style style:name="T721" style:family="text">
      <style:text-properties fo:language="cs" fo:country="CZ" officeooo:rsid="2274e3d9" style:language-asian="cs" style:country-asian="CZ"/>
    </style:style>
    <style:style style:name="T722" style:family="text">
      <style:text-properties fo:language="cs" fo:country="CZ" officeooo:rsid="227aef80" style:language-asian="cs" style:country-asian="CZ"/>
    </style:style>
    <style:style style:name="T723" style:family="text">
      <style:text-properties fo:language="cs" fo:country="CZ" officeooo:rsid="227f3f4c" style:language-asian="cs" style:country-asian="CZ"/>
    </style:style>
    <style:style style:name="T724" style:family="text">
      <style:text-properties fo:language="cs" fo:country="CZ" officeooo:rsid="22800e48" style:language-asian="cs" style:country-asian="CZ"/>
    </style:style>
    <style:style style:name="T725" style:family="text">
      <style:text-properties fo:language="cs" fo:country="CZ" officeooo:rsid="2282078d" style:language-asian="cs" style:country-asian="CZ"/>
    </style:style>
    <style:style style:name="T726" style:family="text">
      <style:text-properties fo:language="cs" fo:country="CZ" officeooo:rsid="2283fdc0" style:language-asian="cs" style:country-asian="CZ"/>
    </style:style>
    <style:style style:name="T727" style:family="text">
      <style:text-properties fo:language="cs" fo:country="CZ" officeooo:rsid="2284bf97" style:language-asian="cs" style:country-asian="CZ"/>
    </style:style>
    <style:style style:name="T728" style:family="text">
      <style:text-properties fo:language="cs" fo:country="CZ" officeooo:rsid="2285b6a1" style:language-asian="cs" style:country-asian="CZ"/>
    </style:style>
    <style:style style:name="T729" style:family="text">
      <style:text-properties fo:language="cs" fo:country="CZ" officeooo:rsid="228809ae" style:language-asian="cs" style:country-asian="CZ"/>
    </style:style>
    <style:style style:name="T730" style:family="text">
      <style:text-properties fo:language="cs" fo:country="CZ" officeooo:rsid="161b024d" style:language-asian="cs" style:country-asian="CZ"/>
    </style:style>
    <style:style style:name="T731" style:family="text">
      <style:text-properties fo:language="cs" fo:country="CZ" officeooo:rsid="228a0369" style:language-asian="cs" style:country-asian="CZ"/>
    </style:style>
    <style:style style:name="T732" style:family="text">
      <style:text-properties fo:language="cs" fo:country="CZ" officeooo:rsid="228a2f29" style:language-asian="cs" style:country-asian="CZ"/>
    </style:style>
    <style:style style:name="T733" style:family="text">
      <style:text-properties fo:language="cs" fo:country="CZ" officeooo:rsid="228a945e" style:language-asian="cs" style:country-asian="CZ"/>
    </style:style>
    <style:style style:name="T734" style:family="text">
      <style:text-properties fo:language="cs" fo:country="CZ" officeooo:rsid="228dc0f3" style:language-asian="cs" style:country-asian="CZ"/>
    </style:style>
    <style:style style:name="T735" style:family="text">
      <style:text-properties fo:language="cs" fo:country="CZ" officeooo:rsid="22908664" style:language-asian="cs" style:country-asian="CZ"/>
    </style:style>
    <style:style style:name="T736" style:family="text">
      <style:text-properties fo:language="cs" fo:country="CZ" officeooo:rsid="22925ac4" style:language-asian="cs" style:country-asian="CZ"/>
    </style:style>
    <style:style style:name="T737" style:family="text">
      <style:text-properties fo:language="cs" fo:country="CZ" officeooo:rsid="2293f1b1" style:language-asian="cs" style:country-asian="CZ"/>
    </style:style>
    <style:style style:name="T738" style:family="text">
      <style:text-properties fo:language="cs" fo:country="CZ" officeooo:rsid="2297aba1" style:language-asian="cs" style:country-asian="CZ"/>
    </style:style>
    <style:style style:name="T739" style:family="text">
      <style:text-properties fo:language="cs" fo:country="CZ" officeooo:rsid="2297affa" style:language-asian="cs" style:country-asian="CZ"/>
    </style:style>
    <style:style style:name="T740" style:family="text">
      <style:text-properties fo:language="cs" fo:country="CZ" officeooo:rsid="2299a298" style:language-asian="cs" style:country-asian="CZ"/>
    </style:style>
    <style:style style:name="T741" style:family="text">
      <style:text-properties fo:language="cs" fo:country="CZ" officeooo:rsid="229c2711" style:language-asian="cs" style:country-asian="CZ"/>
    </style:style>
    <style:style style:name="T742" style:family="text">
      <style:text-properties fo:language="cs" fo:country="CZ" officeooo:rsid="22a49575" style:language-asian="cs" style:country-asian="CZ"/>
    </style:style>
    <style:style style:name="T743" style:family="text">
      <style:text-properties fo:language="cs" fo:country="CZ" officeooo:rsid="22ae25cb" style:language-asian="cs" style:country-asian="CZ"/>
    </style:style>
    <style:style style:name="T744" style:family="text">
      <style:text-properties fo:language="cs" fo:country="CZ" officeooo:rsid="22b022b7" style:language-asian="cs" style:country-asian="CZ"/>
    </style:style>
    <style:style style:name="T745" style:family="text">
      <style:text-properties fo:language="cs" fo:country="CZ" officeooo:rsid="22b20bb0" style:language-asian="cs" style:country-asian="CZ"/>
    </style:style>
    <style:style style:name="T746" style:family="text">
      <style:text-properties fo:language="cs" fo:country="CZ" officeooo:rsid="22ba960b" style:language-asian="cs" style:country-asian="CZ"/>
    </style:style>
    <style:style style:name="T747" style:family="text">
      <style:text-properties fo:language="cs" fo:country="CZ" officeooo:rsid="22c1f3e0" style:language-asian="cs" style:country-asian="CZ"/>
    </style:style>
    <style:style style:name="T748" style:family="text">
      <style:text-properties fo:language="cs" fo:country="CZ" officeooo:rsid="22d09261" style:language-asian="cs" style:country-asian="CZ"/>
    </style:style>
    <style:style style:name="T749" style:family="text">
      <style:text-properties fo:language="cs" fo:country="CZ" officeooo:rsid="22e5d946" style:language-asian="cs" style:country-asian="CZ"/>
    </style:style>
    <style:style style:name="T750" style:family="text">
      <style:text-properties fo:language="cs" fo:country="CZ" officeooo:rsid="22e7a051" style:language-asian="cs" style:country-asian="CZ"/>
    </style:style>
    <style:style style:name="T751" style:family="text">
      <style:text-properties fo:language="cs" fo:country="CZ" officeooo:rsid="22ec9b08" style:language-asian="cs" style:country-asian="CZ"/>
    </style:style>
    <style:style style:name="T752" style:family="text">
      <style:text-properties fo:language="cs" fo:country="CZ" officeooo:rsid="22f1962f" style:language-asian="cs" style:country-asian="CZ"/>
    </style:style>
    <style:style style:name="T753" style:family="text">
      <style:text-properties fo:language="cs" fo:country="CZ" officeooo:rsid="21a77545" style:language-asian="cs" style:country-asian="CZ"/>
    </style:style>
    <style:style style:name="T754" style:family="text">
      <style:text-properties fo:language="cs" fo:country="CZ" officeooo:rsid="2059a202" style:language-asian="cs" style:country-asian="CZ"/>
    </style:style>
    <style:style style:name="T755" style:family="text">
      <style:text-properties fo:language="cs" fo:country="CZ" officeooo:rsid="22f92fef" style:language-asian="cs" style:country-asian="CZ"/>
    </style:style>
    <style:style style:name="T756" style:family="text">
      <style:text-properties fo:language="cs" fo:country="CZ" officeooo:rsid="22fd6eed" style:language-asian="cs" style:country-asian="CZ"/>
    </style:style>
    <style:style style:name="T757" style:family="text">
      <style:text-properties fo:language="cs" fo:country="CZ" officeooo:rsid="22fe0d01" style:language-asian="cs" style:country-asian="CZ"/>
    </style:style>
    <style:style style:name="T758" style:family="text">
      <style:text-properties fo:language="cs" fo:country="CZ" officeooo:rsid="2302436a" style:language-asian="cs" style:country-asian="CZ"/>
    </style:style>
    <style:style style:name="T759" style:family="text">
      <style:text-properties fo:language="cs" fo:country="CZ" officeooo:rsid="2304ad9b" style:language-asian="cs" style:country-asian="CZ"/>
    </style:style>
    <style:style style:name="T760" style:family="text">
      <style:text-properties fo:language="cs" fo:country="CZ" officeooo:rsid="230ba10e" style:language-asian="cs" style:country-asian="CZ"/>
    </style:style>
    <style:style style:name="T761" style:family="text">
      <style:text-properties fo:language="cs" fo:country="CZ" officeooo:rsid="23287c8b" style:language-asian="cs" style:country-asian="CZ"/>
    </style:style>
    <style:style style:name="T762" style:family="text">
      <style:text-properties fo:language="cs" fo:country="CZ" officeooo:rsid="23297522" style:language-asian="cs" style:country-asian="CZ"/>
    </style:style>
    <style:style style:name="T763" style:family="text">
      <style:text-properties fo:language="cs" fo:country="CZ" officeooo:rsid="232dc870" style:language-asian="cs" style:country-asian="CZ"/>
    </style:style>
    <style:style style:name="T764" style:family="text">
      <style:text-properties fo:language="cs" fo:country="CZ" officeooo:rsid="2337b7cb" style:language-asian="cs" style:country-asian="CZ"/>
    </style:style>
    <style:style style:name="T765" style:family="text">
      <style:text-properties fo:language="cs" fo:country="CZ" officeooo:rsid="233899bf" style:language-asian="cs" style:country-asian="CZ"/>
    </style:style>
    <style:style style:name="T766" style:family="text">
      <style:text-properties fo:language="cs" fo:country="CZ" officeooo:rsid="233a4c33" style:language-asian="cs" style:country-asian="CZ"/>
    </style:style>
    <style:style style:name="T767" style:family="text">
      <style:text-properties fo:language="cs" fo:country="CZ" officeooo:rsid="233bf6f9" style:language-asian="cs" style:country-asian="CZ"/>
    </style:style>
    <style:style style:name="T768" style:family="text">
      <style:text-properties fo:language="cs" fo:country="CZ" officeooo:rsid="233de38f" style:language-asian="cs" style:country-asian="CZ"/>
    </style:style>
    <style:style style:name="T769" style:family="text">
      <style:text-properties fo:language="cs" fo:country="CZ" officeooo:rsid="233e2e2f" style:language-asian="cs" style:country-asian="CZ"/>
    </style:style>
    <style:style style:name="T770" style:family="text">
      <style:text-properties fo:language="cs" fo:country="CZ" officeooo:rsid="233ef26f" style:language-asian="cs" style:country-asian="CZ"/>
    </style:style>
    <style:style style:name="T771" style:family="text">
      <style:text-properties fo:language="cs" fo:country="CZ" officeooo:rsid="2340d566" style:language-asian="cs" style:country-asian="CZ"/>
    </style:style>
    <style:style style:name="T772" style:family="text">
      <style:text-properties fo:language="cs" fo:country="CZ" officeooo:rsid="2342c918" style:language-asian="cs" style:country-asian="CZ"/>
    </style:style>
    <style:style style:name="T773" style:family="text">
      <style:text-properties fo:language="cs" fo:country="CZ" officeooo:rsid="2349a476" style:language-asian="cs" style:country-asian="CZ"/>
    </style:style>
    <style:style style:name="T774" style:family="text">
      <style:text-properties fo:language="cs" fo:country="CZ" officeooo:rsid="234ed141" style:language-asian="cs" style:country-asian="CZ"/>
    </style:style>
    <style:style style:name="T775" style:family="text">
      <style:text-properties fo:language="cs" fo:country="CZ" officeooo:rsid="2350b240" style:language-asian="cs" style:country-asian="CZ"/>
    </style:style>
    <style:style style:name="T776" style:family="text">
      <style:text-properties fo:language="cs" fo:country="CZ" officeooo:rsid="2351a1c2" style:language-asian="cs" style:country-asian="CZ"/>
    </style:style>
    <style:style style:name="T777" style:family="text">
      <style:text-properties fo:language="cs" fo:country="CZ" officeooo:rsid="235399e7" style:language-asian="cs" style:country-asian="CZ"/>
    </style:style>
    <style:style style:name="T778" style:family="text">
      <style:text-properties fo:language="cs" fo:country="CZ" officeooo:rsid="2354ebb9" style:language-asian="cs" style:country-asian="CZ"/>
    </style:style>
    <style:style style:name="T779" style:family="text">
      <style:text-properties fo:language="cs" fo:country="CZ" officeooo:rsid="2358e570" style:language-asian="cs" style:country-asian="CZ"/>
    </style:style>
    <style:style style:name="T780" style:family="text">
      <style:text-properties fo:language="cs" fo:country="CZ" officeooo:rsid="235ad2ff" style:language-asian="cs" style:country-asian="CZ"/>
    </style:style>
    <style:style style:name="T781" style:family="text">
      <style:text-properties fo:language="cs" fo:country="CZ" officeooo:rsid="235d5154" style:language-asian="cs" style:country-asian="CZ"/>
    </style:style>
    <style:style style:name="T782" style:family="text">
      <style:text-properties fo:language="cs" fo:country="CZ" officeooo:rsid="236348de" style:language-asian="cs" style:country-asian="CZ"/>
    </style:style>
    <style:style style:name="T783" style:family="text">
      <style:text-properties fo:language="cs" fo:country="CZ" officeooo:rsid="23637825" style:language-asian="cs" style:country-asian="CZ"/>
    </style:style>
    <style:style style:name="T784" style:family="text">
      <style:text-properties fo:language="cs" fo:country="CZ" officeooo:rsid="23640718" style:language-asian="cs" style:country-asian="CZ"/>
    </style:style>
    <style:style style:name="T785" style:family="text">
      <style:text-properties fo:language="cs" fo:country="CZ" officeooo:rsid="2370a0a3" style:language-asian="cs" style:country-asian="CZ"/>
    </style:style>
    <style:style style:name="T786" style:family="text">
      <style:text-properties fo:language="cs" fo:country="CZ" officeooo:rsid="23711f9a" style:language-asian="cs" style:country-asian="CZ"/>
    </style:style>
    <style:style style:name="T787" style:family="text">
      <style:text-properties fo:language="cs" fo:country="CZ" officeooo:rsid="23751612" style:language-asian="cs" style:country-asian="CZ"/>
    </style:style>
    <style:style style:name="T788" style:family="text">
      <style:text-properties fo:language="cs" fo:country="CZ" officeooo:rsid="237987a4" style:language-asian="cs" style:country-asian="CZ"/>
    </style:style>
    <style:style style:name="T789" style:family="text">
      <style:text-properties fo:language="cs" fo:country="CZ" officeooo:rsid="237e2cb7" style:language-asian="cs" style:country-asian="CZ"/>
    </style:style>
    <style:style style:name="T790" style:family="text">
      <style:text-properties fo:language="cs" fo:country="CZ" officeooo:rsid="23c614f4" style:language-asian="cs" style:country-asian="CZ"/>
    </style:style>
    <style:style style:name="T791" style:family="text">
      <style:text-properties fo:language="cs" fo:country="CZ" officeooo:rsid="23e20368" style:language-asian="cs" style:country-asian="CZ"/>
    </style:style>
    <style:style style:name="T792" style:family="text">
      <style:text-properties fo:language="cs" fo:country="CZ" officeooo:rsid="23e38e31" style:language-asian="cs" style:country-asian="CZ"/>
    </style:style>
    <style:style style:name="T793" style:family="text">
      <style:text-properties fo:language="cs" fo:country="CZ" officeooo:rsid="23e5863d" style:language-asian="cs" style:country-asian="CZ"/>
    </style:style>
    <style:style style:name="T794" style:family="text">
      <style:text-properties fo:language="cs" fo:country="CZ" officeooo:rsid="207d25a9" style:language-asian="cs" style:country-asian="CZ"/>
    </style:style>
    <style:style style:name="T795" style:family="text">
      <style:text-properties fo:language="cs" fo:country="CZ" officeooo:rsid="2451a4bf" style:language-asian="cs" style:country-asian="CZ"/>
    </style:style>
    <style:style style:name="T796" style:family="text">
      <style:text-properties fo:language="cs" fo:country="CZ" officeooo:rsid="2451cc85" style:language-asian="cs" style:country-asian="CZ"/>
    </style:style>
    <style:style style:name="T797" style:family="text">
      <style:text-properties fo:language="cs" fo:country="CZ" officeooo:rsid="206bafad" style:language-asian="cs" style:country-asian="CZ"/>
    </style:style>
    <style:style style:name="T798" style:family="text">
      <style:text-properties fo:language="cs" fo:country="CZ" officeooo:rsid="2454e91c" style:language-asian="cs" style:country-asian="CZ"/>
    </style:style>
    <style:style style:name="T799" style:family="text">
      <style:text-properties fo:language="cs" fo:country="CZ" officeooo:rsid="2452f1d3" style:language-asian="cs" style:country-asian="CZ"/>
    </style:style>
    <style:style style:name="T800" style:family="text">
      <style:text-properties fo:language="cs" fo:country="CZ" officeooo:rsid="2455efb8" style:language-asian="cs" style:country-asian="CZ"/>
    </style:style>
    <style:style style:name="T801" style:family="text">
      <style:text-properties fo:language="cs" fo:country="CZ" officeooo:rsid="24576df1" style:language-asian="cs" style:country-asian="CZ"/>
    </style:style>
    <style:style style:name="T802" style:family="text">
      <style:text-properties fo:language="cs" fo:country="CZ" officeooo:rsid="24aba3ac" style:language-asian="cs" style:country-asian="CZ"/>
    </style:style>
    <style:style style:name="T803" style:family="text">
      <style:text-properties fo:language="cs" fo:country="CZ" officeooo:rsid="250a4b82" style:language-asian="cs" style:country-asian="CZ"/>
    </style:style>
    <style:style style:name="T804" style:family="text">
      <style:text-properties fo:language="cs" fo:country="CZ" officeooo:rsid="250bfea4" style:language-asian="cs" style:country-asian="CZ"/>
    </style:style>
    <style:style style:name="T805" style:family="text">
      <style:text-properties fo:language="cs" fo:country="CZ" officeooo:rsid="2046eb88" style:language-asian="cs" style:country-asian="CZ"/>
    </style:style>
    <style:style style:name="T806" style:family="text">
      <style:text-properties fo:language="cs" fo:country="CZ" officeooo:rsid="204851d8" style:language-asian="cs" style:country-asian="CZ"/>
    </style:style>
    <style:style style:name="T807" style:family="text">
      <style:text-properties fo:language="cs" fo:country="CZ" officeooo:rsid="2884d194" style:language-asian="cs" style:country-asian="CZ"/>
    </style:style>
    <style:style style:name="T808" style:family="text">
      <style:text-properties fo:language="cs" fo:country="CZ" officeooo:rsid="2885db4c" style:language-asian="cs" style:country-asian="CZ"/>
    </style:style>
    <style:style style:name="T809" style:family="text">
      <style:text-properties fo:language="cs" fo:country="CZ" officeooo:rsid="2885e3dc" style:language-asian="cs" style:country-asian="CZ"/>
    </style:style>
    <style:style style:name="T810" style:family="text">
      <style:text-properties fo:language="cs" fo:country="CZ" officeooo:rsid="289656e2" style:language-asian="cs" style:country-asian="CZ"/>
    </style:style>
    <style:style style:name="T811" style:family="text">
      <style:text-properties fo:language="cs" fo:country="CZ" officeooo:rsid="2896fc41" style:language-asian="cs" style:country-asian="CZ"/>
    </style:style>
    <style:style style:name="T812" style:family="text">
      <style:text-properties fo:language="cs" fo:country="CZ" officeooo:rsid="289a0b55" style:language-asian="cs" style:country-asian="CZ"/>
    </style:style>
    <style:style style:name="T813" style:family="text">
      <style:text-properties fo:language="cs" fo:country="CZ" officeooo:rsid="22e50c1a" style:language-asian="cs" style:country-asian="CZ"/>
    </style:style>
    <style:style style:name="T814" style:family="text">
      <style:text-properties fo:language="cs" fo:country="CZ" officeooo:rsid="28cb58c3" style:language-asian="cs" style:country-asian="CZ"/>
    </style:style>
    <style:style style:name="T815" style:family="text">
      <style:text-properties fo:language="cs" fo:country="CZ" officeooo:rsid="28cbd7ae" style:language-asian="cs" style:country-asian="CZ"/>
    </style:style>
    <style:style style:name="T816" style:family="text">
      <style:text-properties fo:language="cs" fo:country="CZ" officeooo:rsid="28caaa0a" style:language-asian="cs" style:country-asian="CZ"/>
    </style:style>
    <style:style style:name="T817" style:family="text">
      <style:text-properties fo:language="cs" fo:country="CZ" officeooo:rsid="2aad0771" style:language-asian="cs" style:country-asian="CZ"/>
    </style:style>
    <style:style style:name="T818" style:family="text">
      <style:text-properties fo:language="cs" fo:country="CZ" officeooo:rsid="2386816f" style:language-asian="cs" style:country-asian="CZ"/>
    </style:style>
    <style:style style:name="T819" style:family="text">
      <style:text-properties fo:language="cs" fo:country="CZ" officeooo:rsid="22c10484" style:language-asian="cs" style:country-asian="CZ"/>
    </style:style>
    <style:style style:name="T820" style:family="text">
      <style:text-properties fo:language="cs" fo:country="CZ" officeooo:rsid="22c58244" style:language-asian="cs" style:country-asian="CZ"/>
    </style:style>
    <style:style style:name="T821" style:family="text">
      <style:text-properties fo:language="cs" fo:country="CZ" officeooo:rsid="2aaeffdc" style:language-asian="cs" style:country-asian="CZ"/>
    </style:style>
    <style:style style:name="T822" style:family="text">
      <style:text-properties fo:language="cs" fo:country="CZ" officeooo:rsid="2ab07721" style:language-asian="cs" style:country-asian="CZ"/>
    </style:style>
    <style:style style:name="T823" style:family="text">
      <style:text-properties fo:language="cs" fo:country="CZ" officeooo:rsid="2ab0c64f" style:language-asian="cs" style:country-asian="CZ"/>
    </style:style>
    <style:style style:name="T824" style:family="text">
      <style:text-properties fo:language="cs" fo:country="CZ" officeooo:rsid="2ab1ad4e" style:language-asian="cs" style:country-asian="CZ"/>
    </style:style>
    <style:style style:name="T825" style:family="text">
      <style:text-properties fo:language="cs" fo:country="CZ" officeooo:rsid="2ab1fb60" style:language-asian="cs" style:country-asian="CZ"/>
    </style:style>
    <style:style style:name="T826" style:family="text">
      <style:text-properties fo:language="cs" fo:country="CZ" officeooo:rsid="2ab70726" style:language-asian="cs" style:country-asian="CZ"/>
    </style:style>
    <style:style style:name="T827" style:family="text">
      <style:text-properties fo:language="cs" fo:country="CZ" officeooo:rsid="2ab7d2af" style:language-asian="cs" style:country-asian="CZ"/>
    </style:style>
    <style:style style:name="T828" style:family="text">
      <style:text-properties fo:language="cs" fo:country="CZ" officeooo:rsid="2ab87fd9" style:language-asian="cs" style:country-asian="CZ"/>
    </style:style>
    <style:style style:name="T829" style:family="text">
      <style:text-properties fo:language="cs" fo:country="CZ" officeooo:rsid="2ab94276" style:language-asian="cs" style:country-asian="CZ"/>
    </style:style>
    <style:style style:name="T830" style:family="text">
      <style:text-properties fo:language="cs" fo:country="CZ" officeooo:rsid="2abc4521" style:language-asian="cs" style:country-asian="CZ"/>
    </style:style>
    <style:style style:name="T831" style:family="text">
      <style:text-properties fo:language="cs" fo:country="CZ" officeooo:rsid="2ab504dd" style:language-asian="cs" style:country-asian="CZ"/>
    </style:style>
    <style:style style:name="T832" style:family="text">
      <style:text-properties fo:language="cs" fo:country="CZ" officeooo:rsid="2abccaf1" style:language-asian="cs" style:country-asian="CZ"/>
    </style:style>
    <style:style style:name="T833" style:family="text">
      <style:text-properties fo:language="cs" fo:country="CZ" officeooo:rsid="2abd5672" style:language-asian="cs" style:country-asian="CZ"/>
    </style:style>
    <style:style style:name="T834" style:family="text">
      <style:text-properties fo:language="cs" fo:country="CZ" officeooo:rsid="236db2ab" style:language-asian="cs" style:country-asian="CZ"/>
    </style:style>
    <style:style style:name="T835" style:family="text">
      <style:text-properties fo:language="cs" fo:country="CZ" officeooo:rsid="2aff1d7c" style:language-asian="cs" style:country-asian="CZ"/>
    </style:style>
    <style:style style:name="T836" style:family="text">
      <style:text-properties fo:language="cs" fo:country="CZ" officeooo:rsid="2b42f385" style:language-asian="cs" style:country-asian="CZ"/>
    </style:style>
    <style:style style:name="T837" style:family="text">
      <style:text-properties fo:language="cs" fo:country="CZ" officeooo:rsid="2b431ffa" style:language-asian="cs" style:country-asian="CZ"/>
    </style:style>
    <style:style style:name="T838" style:family="text">
      <style:text-properties fo:language="cs" fo:country="CZ" officeooo:rsid="2b43a66c" style:language-asian="cs" style:country-asian="CZ"/>
    </style:style>
    <style:style style:name="T839" style:family="text">
      <style:text-properties fo:language="cs" fo:country="CZ" officeooo:rsid="2b459676" style:language-asian="cs" style:country-asian="CZ"/>
    </style:style>
    <style:style style:name="T840" style:family="text">
      <style:text-properties fo:language="cs" fo:country="CZ" officeooo:rsid="2b46ec9f" style:language-asian="cs" style:country-asian="CZ"/>
    </style:style>
    <style:style style:name="T841" style:family="text">
      <style:text-properties fo:language="cs" fo:country="CZ" officeooo:rsid="2b47301d" style:language-asian="cs" style:country-asian="CZ"/>
    </style:style>
    <style:style style:name="T842" style:family="text">
      <style:text-properties fo:language="cs" fo:country="CZ" officeooo:rsid="2b47f2e0" style:language-asian="cs" style:country-asian="CZ"/>
    </style:style>
    <style:style style:name="T843" style:family="text">
      <style:text-properties fo:language="cs" fo:country="CZ" officeooo:rsid="2b48543d" style:language-asian="cs" style:country-asian="CZ"/>
    </style:style>
    <style:style style:name="T844" style:family="text">
      <style:text-properties fo:language="cs" fo:country="CZ" officeooo:rsid="2b49947a" style:language-asian="cs" style:country-asian="CZ"/>
    </style:style>
    <style:style style:name="T845" style:family="text">
      <style:text-properties fo:language="cs" fo:country="CZ" officeooo:rsid="2b4a5406" style:language-asian="cs" style:country-asian="CZ"/>
    </style:style>
    <style:style style:name="T846" style:family="text">
      <style:text-properties fo:language="cs" fo:country="CZ" officeooo:rsid="2b4ac5c2" style:language-asian="cs" style:country-asian="CZ"/>
    </style:style>
    <style:style style:name="T847" style:family="text">
      <style:text-properties fo:language="cs" fo:country="CZ" officeooo:rsid="2b4beb57" style:language-asian="cs" style:country-asian="CZ"/>
    </style:style>
    <style:style style:name="T848" style:family="text">
      <style:text-properties fo:language="cs" fo:country="CZ" officeooo:rsid="2b4bf71b" style:language-asian="cs" style:country-asian="CZ"/>
    </style:style>
    <style:style style:name="T849" style:family="text">
      <style:text-properties fo:language="cs" fo:country="CZ" officeooo:rsid="2b4ddd6d" style:language-asian="cs" style:country-asian="CZ"/>
    </style:style>
    <style:style style:name="T850" style:family="text">
      <style:text-properties fo:language="cs" fo:country="CZ" officeooo:rsid="2bb6757a" style:language-asian="cs" style:country-asian="CZ"/>
    </style:style>
    <style:style style:name="T851" style:family="text">
      <style:text-properties fo:language="cs" fo:country="CZ" officeooo:rsid="2bce777d" style:language-asian="cs" style:country-asian="CZ"/>
    </style:style>
    <style:style style:name="T852" style:family="text">
      <style:text-properties fo:language="cs" fo:country="CZ" officeooo:rsid="2cf2a3f4" style:language-asian="cs" style:country-asian="CZ"/>
    </style:style>
    <style:style style:name="T853" style:family="text">
      <style:text-properties fo:language="cs" fo:country="CZ" officeooo:rsid="2ee6f52a" style:language-asian="cs" style:country-asian="CZ"/>
    </style:style>
    <style:style style:name="T854" style:family="text">
      <style:text-properties fo:language="cs" fo:country="CZ" officeooo:rsid="2ee866f4" style:language-asian="cs" style:country-asian="CZ"/>
    </style:style>
    <style:style style:name="T855" style:family="text">
      <style:text-properties fo:language="cs" fo:country="CZ" officeooo:rsid="2ee8ecd3" style:language-asian="cs" style:country-asian="CZ"/>
    </style:style>
    <style:style style:name="T856" style:family="text">
      <style:text-properties fo:language="cs" fo:country="CZ" officeooo:rsid="2ee9bb76" style:language-asian="cs" style:country-asian="CZ"/>
    </style:style>
    <style:style style:name="T857" style:family="text">
      <style:text-properties fo:language="cs" fo:country="CZ" officeooo:rsid="2eeb2c9d" style:language-asian="cs" style:country-asian="CZ"/>
    </style:style>
    <style:style style:name="T858" style:family="text">
      <style:text-properties fo:language="cs" fo:country="CZ" officeooo:rsid="2ef1ac69" style:language-asian="cs" style:country-asian="CZ"/>
    </style:style>
    <style:style style:name="T859" style:family="text">
      <style:text-properties fo:language="cs" fo:country="CZ" officeooo:rsid="2ef2df58" style:language-asian="cs" style:country-asian="CZ"/>
    </style:style>
    <style:style style:name="T860" style:family="text">
      <style:text-properties fo:language="cs" fo:country="CZ" officeooo:rsid="2ef4f4fc" style:language-asian="cs" style:country-asian="CZ"/>
    </style:style>
    <style:style style:name="T861" style:family="text">
      <style:text-properties fo:language="cs" fo:country="CZ" officeooo:rsid="2f069119" style:language-asian="cs" style:country-asian="CZ"/>
    </style:style>
    <style:style style:name="T862" style:family="text">
      <style:text-properties fo:language="cs" fo:country="CZ" officeooo:rsid="11354dcd"/>
    </style:style>
    <style:style style:name="T863" style:family="text">
      <style:text-properties fo:language="cs" fo:country="CZ" officeooo:rsid="12a7fb9d"/>
    </style:style>
    <style:style style:name="T864" style:family="text">
      <style:text-properties fo:language="cs" fo:country="CZ" officeooo:rsid="117240dd"/>
    </style:style>
    <style:style style:name="T865" style:family="text">
      <style:text-properties fo:language="cs" fo:country="CZ" officeooo:rsid="119bf22f"/>
    </style:style>
    <style:style style:name="T866" style:family="text">
      <style:text-properties fo:language="cs" fo:country="CZ" officeooo:rsid="11326cea"/>
    </style:style>
    <style:style style:name="T867" style:family="text">
      <style:text-properties fo:language="cs" fo:country="CZ" officeooo:rsid="119dffd6"/>
    </style:style>
    <style:style style:name="T868" style:family="text">
      <style:text-properties fo:language="cs" fo:country="CZ" officeooo:rsid="21de3bfb"/>
    </style:style>
    <style:style style:name="T869" style:family="text">
      <style:text-properties fo:language="cs" fo:country="CZ" officeooo:rsid="1dfd222d"/>
    </style:style>
    <style:style style:name="T870" style:family="text">
      <style:text-properties fo:language="cs" fo:country="CZ" officeooo:rsid="1906384c"/>
    </style:style>
    <style:style style:name="T871" style:family="text">
      <style:text-properties fo:language="cs" fo:country="CZ" officeooo:rsid="1217208f"/>
    </style:style>
    <style:style style:name="T872" style:family="text">
      <style:text-properties fo:language="cs" fo:country="CZ" officeooo:rsid="19263f66"/>
    </style:style>
    <style:style style:name="T873" style:family="text">
      <style:text-properties fo:language="cs" fo:country="CZ" officeooo:rsid="256e38d1"/>
    </style:style>
    <style:style style:name="T874" style:family="text">
      <style:text-properties fo:language="cs" fo:country="CZ" fo:font-weight="bold" style:font-weight-asian="bold" style:font-weight-complex="bold"/>
    </style:style>
    <style:style style:name="T875" style:family="text">
      <style:text-properties fo:language="cs" fo:country="CZ" fo:font-weight="bold" officeooo:rsid="1dbdf5ee" style:font-weight-asian="bold" style:font-weight-complex="bold"/>
    </style:style>
    <style:style style:name="T876" style:family="text">
      <style:text-properties fo:language="cs" fo:country="CZ" fo:font-weight="bold" officeooo:rsid="1dfd222d" style:font-weight-asian="bold" style:font-weight-complex="bold"/>
    </style:style>
    <style:style style:name="T877" style:family="text">
      <style:text-properties fo:language="cs" fo:country="CZ" fo:font-weight="bold" officeooo:rsid="28f98aba" style:font-weight-asian="bold" style:font-weight-complex="bold"/>
    </style:style>
    <style:style style:name="T878" style:family="text">
      <style:text-properties fo:language="cs" fo:country="CZ" fo:font-weight="bold" officeooo:rsid="2c3ee333" style:font-weight-asian="bold" style:font-weight-complex="bold"/>
    </style:style>
    <style:style style:name="T879" style:family="text">
      <style:text-properties fo:language="cs" fo:country="CZ" fo:font-weight="bold" officeooo:rsid="2ffe26dc" style:font-weight-asian="bold" style:font-weight-complex="bold"/>
    </style:style>
    <style:style style:name="T880" style:family="text">
      <style:text-properties fo:language="cs" fo:country="CZ" fo:font-weight="bold" officeooo:rsid="2ffe7ee1" style:font-weight-asian="bold" style:font-weight-complex="bold"/>
    </style:style>
    <style:style style:name="T881" style:family="text">
      <style:text-properties fo:language="cs" fo:country="CZ" fo:font-weight="bold" officeooo:rsid="313e3b34" style:font-weight-asian="bold" style:font-weight-complex="bold"/>
    </style:style>
    <style:style style:name="T882" style:family="text">
      <style:text-properties fo:language="cs" fo:country="CZ" fo:font-weight="bold" officeooo:rsid="314d108c" style:font-weight-asian="bold" style:font-weight-complex="bold"/>
    </style:style>
    <style:style style:name="T883" style:family="text">
      <style:text-properties fo:language="cs" fo:country="CZ" fo:font-weight="bold" officeooo:rsid="314f7ee7" style:font-weight-asian="bold" style:font-weight-complex="bold"/>
    </style:style>
    <style:style style:name="T884" style:family="text">
      <style:text-properties fo:language="cs" fo:country="CZ" fo:font-weight="bold" officeooo:rsid="25612f74" style:language-asian="zxx" style:country-asian="none" style:font-weight-asian="bold" style:language-complex="ar" style:country-complex="SA" style:font-weight-complex="bold"/>
    </style:style>
    <style:style style:name="T885" style:family="text">
      <style:text-properties fo:language="cs" fo:country="CZ" fo:font-weight="bold" officeooo:rsid="27190835" fo:background-color="transparent" loext:char-shading-value="0" style:font-weight-asian="bold" style:font-weight-complex="bold"/>
    </style:style>
    <style:style style:name="T886" style:family="text">
      <style:text-properties fo:language="cs" fo:country="CZ" officeooo:rsid="25612f74" style:language-asian="zxx" style:country-asian="none" style:language-complex="ar" style:country-complex="SA"/>
    </style:style>
    <style:style style:name="T887" style:family="text">
      <style:text-properties fo:language="cs" fo:country="CZ" officeooo:rsid="26b25225"/>
    </style:style>
    <style:style style:name="T888" style:family="text">
      <style:text-properties fo:language="cs" fo:country="CZ" officeooo:rsid="27190835" fo:background-color="transparent" loext:char-shading-value="0"/>
    </style:style>
    <style:style style:name="T889" style:family="text">
      <style:text-properties fo:language="cs" fo:country="CZ" officeooo:rsid="2791a04d"/>
    </style:style>
    <style:style style:name="T890" style:family="text">
      <style:text-properties fo:language="cs" fo:country="CZ" officeooo:rsid="0eaac3f1"/>
    </style:style>
    <style:style style:name="T891" style:family="text">
      <style:text-properties fo:language="cs" fo:country="CZ" officeooo:rsid="0de85b3b"/>
    </style:style>
    <style:style style:name="T892" style:family="text">
      <style:text-properties fo:language="cs" fo:country="CZ" officeooo:rsid="0dfa8c96"/>
    </style:style>
    <style:style style:name="T893" style:family="text">
      <style:text-properties fo:language="cs" fo:country="CZ" officeooo:rsid="0e4039ce"/>
    </style:style>
    <style:style style:name="T894" style:family="text">
      <style:text-properties fo:language="cs" fo:country="CZ" officeooo:rsid="2832e265"/>
    </style:style>
    <style:style style:name="T895" style:family="text">
      <style:text-properties fo:language="cs" fo:country="CZ" officeooo:rsid="28343638"/>
    </style:style>
    <style:style style:name="T896" style:family="text">
      <style:text-properties fo:language="cs" fo:country="CZ" officeooo:rsid="28357bc6"/>
    </style:style>
    <style:style style:name="T897" style:family="text">
      <style:text-properties fo:language="cs" fo:country="CZ" officeooo:rsid="1db0ffcb"/>
    </style:style>
    <style:style style:name="T898" style:family="text">
      <style:text-properties fo:language="cs" fo:country="CZ" officeooo:rsid="1db21e23"/>
    </style:style>
    <style:style style:name="T899" style:family="text">
      <style:text-properties fo:language="cs" fo:country="CZ" officeooo:rsid="1db7691e"/>
    </style:style>
    <style:style style:name="T900" style:family="text">
      <style:text-properties fo:language="cs" fo:country="CZ" officeooo:rsid="1db92161"/>
    </style:style>
    <style:style style:name="T901" style:family="text">
      <style:text-properties fo:language="cs" fo:country="CZ" officeooo:rsid="1db36cd0"/>
    </style:style>
    <style:style style:name="T902" style:family="text">
      <style:text-properties fo:language="cs" fo:country="CZ" officeooo:rsid="1db29c50"/>
    </style:style>
    <style:style style:name="T903" style:family="text">
      <style:text-properties fo:language="cs" fo:country="CZ" officeooo:rsid="1db9a601"/>
    </style:style>
    <style:style style:name="T904" style:family="text">
      <style:text-properties fo:language="cs" fo:country="CZ" officeooo:rsid="1dbc2461"/>
    </style:style>
    <style:style style:name="T905" style:family="text">
      <style:text-properties fo:language="cs" fo:country="CZ" officeooo:rsid="1b1c6d53"/>
    </style:style>
    <style:style style:name="T906" style:family="text">
      <style:text-properties fo:language="cs" fo:country="CZ" officeooo:rsid="1ab052d1"/>
    </style:style>
    <style:style style:name="T907" style:family="text">
      <style:text-properties fo:language="cs" fo:country="CZ" officeooo:rsid="1b1ca47e"/>
    </style:style>
    <style:style style:name="T908" style:family="text">
      <style:text-properties fo:language="cs" fo:country="CZ" officeooo:rsid="1ab2f360"/>
    </style:style>
    <style:style style:name="T909" style:family="text">
      <style:text-properties fo:language="cs" fo:country="CZ" officeooo:rsid="27925bf3"/>
    </style:style>
    <style:style style:name="T910" style:family="text">
      <style:text-properties fo:language="cs" fo:country="CZ" officeooo:rsid="16b81fd2"/>
    </style:style>
    <style:style style:name="T911" style:family="text">
      <style:text-properties fo:language="cs" fo:country="CZ" officeooo:rsid="1aa8fb70"/>
    </style:style>
    <style:style style:name="T912" style:family="text">
      <style:text-properties fo:language="cs" fo:country="CZ" officeooo:rsid="1a230bad"/>
    </style:style>
    <style:style style:name="T913" style:family="text">
      <style:text-properties fo:language="cs" fo:country="CZ" officeooo:rsid="1aaaf7b3"/>
    </style:style>
    <style:style style:name="T914" style:family="text">
      <style:text-properties fo:language="cs" fo:country="CZ" officeooo:rsid="28b276ea"/>
    </style:style>
    <style:style style:name="T915" style:family="text">
      <style:text-properties fo:language="cs" fo:country="CZ" officeooo:rsid="28f385a2"/>
    </style:style>
    <style:style style:name="T916" style:family="text">
      <style:text-properties fo:language="cs" fo:country="CZ" officeooo:rsid="296dddab"/>
    </style:style>
    <style:style style:name="T917" style:family="text">
      <style:text-properties fo:language="cs" fo:country="CZ" officeooo:rsid="2988648a"/>
    </style:style>
    <style:style style:name="T918" style:family="text">
      <style:text-properties fo:language="cs" fo:country="CZ" officeooo:rsid="2a37b45c"/>
    </style:style>
    <style:style style:name="T919" style:family="text">
      <style:text-properties fo:language="cs" fo:country="CZ" officeooo:rsid="2a410826"/>
    </style:style>
    <style:style style:name="T920" style:family="text">
      <style:text-properties fo:language="cs" fo:country="CZ" officeooo:rsid="2a6ebe3f"/>
    </style:style>
    <style:style style:name="T921" style:family="text">
      <style:text-properties fo:language="cs" fo:country="CZ" officeooo:rsid="2b40571e"/>
    </style:style>
    <style:style style:name="T922" style:family="text">
      <style:text-properties fo:language="cs" fo:country="CZ" officeooo:rsid="2b54f678"/>
    </style:style>
    <style:style style:name="T923" style:family="text">
      <style:text-properties fo:language="cs" fo:country="CZ" officeooo:rsid="2bcbceeb"/>
    </style:style>
    <style:style style:name="T924" style:family="text">
      <style:text-properties fo:language="cs" fo:country="CZ" officeooo:rsid="2c38556f"/>
    </style:style>
    <style:style style:name="T925" style:family="text">
      <style:text-properties fo:language="cs" fo:country="CZ" officeooo:rsid="2c396f6a"/>
    </style:style>
    <style:style style:name="T926" style:family="text">
      <style:text-properties fo:language="cs" fo:country="CZ" officeooo:rsid="28f98aba"/>
    </style:style>
    <style:style style:name="T927" style:family="text">
      <style:text-properties fo:language="cs" fo:country="CZ" officeooo:rsid="246a6250"/>
    </style:style>
    <style:style style:name="T928" style:family="text">
      <style:text-properties fo:language="cs" fo:country="CZ" officeooo:rsid="246a92cc"/>
    </style:style>
    <style:style style:name="T929" style:family="text">
      <style:text-properties fo:language="cs" fo:country="CZ" officeooo:rsid="2c3ee333"/>
    </style:style>
    <style:style style:name="T930" style:family="text">
      <style:text-properties fo:language="cs" fo:country="CZ" officeooo:rsid="2c550b4f"/>
    </style:style>
    <style:style style:name="T931" style:family="text">
      <style:text-properties fo:language="cs" fo:country="CZ" officeooo:rsid="2ca6e7d9"/>
    </style:style>
    <style:style style:name="T932" style:family="text">
      <style:text-properties fo:language="cs" fo:country="CZ" officeooo:rsid="2d7f9d3a"/>
    </style:style>
    <style:style style:name="T933" style:family="text">
      <style:text-properties fo:language="cs" fo:country="CZ" officeooo:rsid="2dbc465c"/>
    </style:style>
    <style:style style:name="T934" style:family="text">
      <style:text-properties fo:language="cs" fo:country="CZ" officeooo:rsid="2dc06e87"/>
    </style:style>
    <style:style style:name="T935" style:family="text">
      <style:text-properties fo:language="cs" fo:country="CZ" officeooo:rsid="2f2860f9"/>
    </style:style>
    <style:style style:name="T936" style:family="text">
      <style:text-properties fo:language="cs" fo:country="CZ" officeooo:rsid="2f28aed2"/>
    </style:style>
    <style:style style:name="T937" style:family="text">
      <style:text-properties fo:language="cs" fo:country="CZ" officeooo:rsid="2f28bd94"/>
    </style:style>
    <style:style style:name="T938" style:family="text">
      <style:text-properties fo:language="cs" fo:country="CZ" officeooo:rsid="2f28f0b3"/>
    </style:style>
    <style:style style:name="T939" style:family="text">
      <style:text-properties fo:language="cs" fo:country="CZ" officeooo:rsid="2f29f798"/>
    </style:style>
    <style:style style:name="T940" style:family="text">
      <style:text-properties fo:language="cs" fo:country="CZ" officeooo:rsid="2f2b302e"/>
    </style:style>
    <style:style style:name="T941" style:family="text">
      <style:text-properties fo:language="cs" fo:country="CZ" officeooo:rsid="2f2ceb82"/>
    </style:style>
    <style:style style:name="T942" style:family="text">
      <style:text-properties fo:language="cs" fo:country="CZ" officeooo:rsid="2f2e2225"/>
    </style:style>
    <style:style style:name="T943" style:family="text">
      <style:text-properties fo:language="cs" fo:country="CZ" officeooo:rsid="2f30b130"/>
    </style:style>
    <style:style style:name="T944" style:family="text">
      <style:text-properties fo:language="cs" fo:country="CZ" officeooo:rsid="2f325896"/>
    </style:style>
    <style:style style:name="T945" style:family="text">
      <style:text-properties fo:language="cs" fo:country="CZ" officeooo:rsid="2f32656c"/>
    </style:style>
    <style:style style:name="T946" style:family="text">
      <style:text-properties fo:language="cs" fo:country="CZ" officeooo:rsid="2f337339"/>
    </style:style>
    <style:style style:name="T947" style:family="text">
      <style:text-properties fo:language="cs" fo:country="CZ" officeooo:rsid="2f3d9d4f"/>
    </style:style>
    <style:style style:name="T948" style:family="text">
      <style:text-properties fo:language="cs" fo:country="CZ" officeooo:rsid="2f46b31c"/>
    </style:style>
    <style:style style:name="T949" style:family="text">
      <style:text-properties fo:language="cs" fo:country="CZ" officeooo:rsid="2f8b04a4"/>
    </style:style>
    <style:style style:name="T950" style:family="text">
      <style:text-properties fo:language="cs" fo:country="CZ" officeooo:rsid="2f8ce29c"/>
    </style:style>
    <style:style style:name="T951" style:family="text">
      <style:text-properties fo:language="cs" fo:country="CZ" officeooo:rsid="2f35f906"/>
    </style:style>
    <style:style style:name="T952" style:family="text">
      <style:text-properties fo:language="cs" fo:country="CZ" officeooo:rsid="2ffe7ee1"/>
    </style:style>
    <style:style style:name="T953" style:family="text">
      <style:text-properties fo:language="cs" fo:country="CZ" officeooo:rsid="2fff0ace"/>
    </style:style>
    <style:style style:name="T954" style:family="text">
      <style:text-properties fo:language="cs" fo:country="CZ" officeooo:rsid="30004955"/>
    </style:style>
    <style:style style:name="T955" style:family="text">
      <style:text-properties fo:language="cs" fo:country="CZ" officeooo:rsid="2ffe26dc"/>
    </style:style>
    <style:style style:name="T956" style:family="text">
      <style:text-properties fo:language="cs" fo:country="CZ" officeooo:rsid="3004ab55"/>
    </style:style>
    <style:style style:name="T957" style:family="text">
      <style:text-properties fo:language="cs" fo:country="CZ" officeooo:rsid="3005dead"/>
    </style:style>
    <style:style style:name="T958" style:family="text">
      <style:text-properties fo:language="cs" fo:country="CZ" officeooo:rsid="302bd7c0"/>
    </style:style>
    <style:style style:name="T959" style:family="text">
      <style:text-properties fo:language="cs" fo:country="CZ" officeooo:rsid="30310a13"/>
    </style:style>
    <style:style style:name="T960" style:family="text">
      <style:text-properties fo:language="cs" fo:country="CZ" officeooo:rsid="3032c939"/>
    </style:style>
    <style:style style:name="T961" style:family="text">
      <style:text-properties fo:language="cs" fo:country="CZ" officeooo:rsid="30747be6"/>
    </style:style>
    <style:style style:name="T962" style:family="text">
      <style:text-properties fo:language="cs" fo:country="CZ" officeooo:rsid="30b49a5e"/>
    </style:style>
    <style:style style:name="T963" style:family="text">
      <style:text-properties fo:language="cs" fo:country="CZ" officeooo:rsid="30b6b188"/>
    </style:style>
    <style:style style:name="T964" style:family="text">
      <style:text-properties fo:language="cs" fo:country="CZ" officeooo:rsid="30b7b5bd"/>
    </style:style>
    <style:style style:name="T965" style:family="text">
      <style:text-properties fo:language="cs" fo:country="CZ" officeooo:rsid="30b893ef"/>
    </style:style>
    <style:style style:name="T966" style:family="text">
      <style:text-properties fo:language="cs" fo:country="CZ" officeooo:rsid="309551f0"/>
    </style:style>
    <style:style style:name="T967" style:family="text">
      <style:text-properties fo:language="cs" fo:country="CZ" officeooo:rsid="30cc51d2"/>
    </style:style>
    <style:style style:name="T968" style:family="text">
      <style:text-properties fo:language="cs" fo:country="CZ" officeooo:rsid="311bcae8"/>
    </style:style>
    <style:style style:name="T969" style:family="text">
      <style:text-properties fo:language="cs" fo:country="CZ" officeooo:rsid="311ca82e"/>
    </style:style>
    <style:style style:name="T970" style:family="text">
      <style:text-properties fo:language="cs" fo:country="CZ" officeooo:rsid="311e0ceb"/>
    </style:style>
    <style:style style:name="T971" style:family="text">
      <style:text-properties fo:language="cs" fo:country="CZ" officeooo:rsid="31268bc4"/>
    </style:style>
    <style:style style:name="T972" style:family="text">
      <style:text-properties fo:language="cs" fo:country="CZ" officeooo:rsid="3138eb18"/>
    </style:style>
    <style:style style:name="T973" style:family="text">
      <style:text-properties fo:language="cs" fo:country="CZ" officeooo:rsid="313e3b34"/>
    </style:style>
    <style:style style:name="T974" style:family="text">
      <style:text-properties fo:language="cs" fo:country="CZ" officeooo:rsid="313ebac7"/>
    </style:style>
    <style:style style:name="T975" style:family="text">
      <style:text-properties fo:language="cs" fo:country="CZ" officeooo:rsid="31414e10"/>
    </style:style>
    <style:style style:name="T976" style:family="text">
      <style:text-properties fo:language="cs" fo:country="CZ" officeooo:rsid="313c4053"/>
    </style:style>
    <style:style style:name="T977" style:family="text">
      <style:text-properties fo:language="cs" fo:country="CZ" officeooo:rsid="31426c9c"/>
    </style:style>
    <style:style style:name="T978" style:family="text">
      <style:text-properties fo:language="cs" fo:country="CZ" officeooo:rsid="314d108c"/>
    </style:style>
    <style:style style:name="T979" style:family="text">
      <style:text-properties fo:language="cs" fo:country="CZ" officeooo:rsid="314e26a5"/>
    </style:style>
    <style:style style:name="T980" style:family="text">
      <style:text-properties fo:language="cs" fo:country="CZ" officeooo:rsid="314e7f05"/>
    </style:style>
    <style:style style:name="T981" style:family="text">
      <style:text-properties fo:language="cs" fo:country="CZ" officeooo:rsid="314eba6c"/>
    </style:style>
    <style:style style:name="T982" style:family="text">
      <style:text-properties fo:language="cs" fo:country="CZ" officeooo:rsid="314f7ee7"/>
    </style:style>
    <style:style style:name="T983" style:family="text">
      <style:text-properties fo:language="cs" fo:country="CZ" officeooo:rsid="3158bd62"/>
    </style:style>
    <style:style style:name="T984" style:family="text">
      <style:text-properties fo:language="cs" fo:country="CZ" officeooo:rsid="315b6403"/>
    </style:style>
    <style:style style:name="T985" style:family="text">
      <style:text-properties fo:language="cs" fo:country="CZ" officeooo:rsid="31753ebd"/>
    </style:style>
    <style:style style:name="T986" style:family="text">
      <style:text-properties fo:language="cs" fo:country="CZ" officeooo:rsid="31af9a68"/>
    </style:style>
    <style:style style:name="T987" style:family="text">
      <style:text-properties fo:language="cs" fo:country="CZ" officeooo:rsid="31b31b57"/>
    </style:style>
    <style:style style:name="T988" style:family="text">
      <style:text-properties fo:language="cs" fo:country="CZ" officeooo:rsid="31b348bd"/>
    </style:style>
    <style:style style:name="T989" style:family="text">
      <style:text-properties fo:language="cs" fo:country="CZ" officeooo:rsid="31b40637"/>
    </style:style>
    <style:style style:name="T990" style:family="text">
      <style:text-properties fo:language="cs" fo:country="CZ" officeooo:rsid="31b5153b"/>
    </style:style>
    <style:style style:name="T991" style:family="text">
      <style:text-properties fo:language="cs" fo:country="CZ" officeooo:rsid="31b8c150"/>
    </style:style>
    <style:style style:name="T992" style:family="text">
      <style:text-properties fo:language="cs" fo:country="CZ" officeooo:rsid="31bb144e"/>
    </style:style>
    <style:style style:name="T993" style:family="text">
      <style:text-properties fo:language="cs" fo:country="CZ" officeooo:rsid="31bb2316"/>
    </style:style>
    <style:style style:name="T994" style:family="text">
      <style:text-properties fo:language="cs" fo:country="CZ" officeooo:rsid="31bb383f"/>
    </style:style>
    <style:style style:name="T995" style:family="text">
      <style:text-properties fo:language="cs" fo:country="CZ" officeooo:rsid="31bd245b"/>
    </style:style>
    <style:style style:name="T996" style:family="text">
      <style:text-properties fo:language="cs" fo:country="CZ" officeooo:rsid="31edfdf1"/>
    </style:style>
    <style:style style:name="T997" style:family="text">
      <style:text-properties fo:language="cs" fo:country="CZ" officeooo:rsid="31f0837e"/>
    </style:style>
    <style:style style:name="T998" style:family="text">
      <style:text-properties fo:language="cs" fo:country="CZ" officeooo:rsid="31f3f579"/>
    </style:style>
    <style:style style:name="T999" style:family="text">
      <style:text-properties fo:language="cs" fo:country="CZ" officeooo:rsid="31f54507"/>
    </style:style>
    <style:style style:name="T1000" style:family="text">
      <style:text-properties fo:language="cs" fo:country="CZ" officeooo:rsid="2fb51893"/>
    </style:style>
    <style:style style:name="T1001" style:family="text">
      <style:text-properties fo:language="cs" fo:country="CZ" officeooo:rsid="322644c4"/>
    </style:style>
    <style:style style:name="T1002" style:family="text">
      <style:text-properties fo:language="cs" fo:country="CZ" officeooo:rsid="3290db6e"/>
    </style:style>
    <style:style style:name="T1003" style:family="text">
      <style:text-properties fo:language="cs" fo:country="CZ" officeooo:rsid="326e13b8"/>
    </style:style>
    <style:style style:name="T1004" style:family="text">
      <style:text-properties fo:language="cs" fo:country="CZ" officeooo:rsid="33883e91"/>
    </style:style>
    <style:style style:name="T1005" style:family="text">
      <style:text-properties fo:language="cs" fo:country="CZ" officeooo:rsid="3386bd80"/>
    </style:style>
    <style:style style:name="T1006" style:family="text">
      <style:text-properties fo:language="cs" fo:country="CZ" officeooo:rsid="33d8aadc"/>
    </style:style>
    <style:style style:name="T1007" style:family="text">
      <style:text-properties fo:language="cs" fo:country="CZ" officeooo:rsid="33dbb27c"/>
    </style:style>
    <style:style style:name="T1008" style:family="text">
      <style:text-properties fo:language="cs" fo:country="CZ" officeooo:rsid="33e45ffe"/>
    </style:style>
    <style:style style:name="T1009" style:family="text">
      <style:text-properties fo:language="cs" fo:country="CZ" officeooo:rsid="33e453d3"/>
    </style:style>
    <style:style style:name="T1010" style:family="text">
      <style:text-properties fo:language="cs" fo:country="CZ" officeooo:rsid="33e3b41f"/>
    </style:style>
    <style:style style:name="T1011" style:family="text">
      <style:text-properties fo:language="cs" fo:country="CZ" officeooo:rsid="33e819f3"/>
    </style:style>
    <style:style style:name="T1012" style:family="text">
      <style:text-properties fo:language="cs" fo:country="CZ" officeooo:rsid="33e9861f"/>
    </style:style>
    <style:style style:name="T1013" style:family="text">
      <style:text-properties fo:language="cs" fo:country="CZ" officeooo:rsid="33eb037b"/>
    </style:style>
    <style:style style:name="T1014" style:family="text">
      <style:text-properties fo:language="cs" fo:country="CZ" officeooo:rsid="33eb1980"/>
    </style:style>
    <style:style style:name="T1015" style:family="text">
      <style:text-properties fo:language="cs" fo:country="CZ" officeooo:rsid="33ecbb36"/>
    </style:style>
    <style:style style:name="T1016" style:family="text">
      <style:text-properties fo:language="cs" fo:country="CZ" officeooo:rsid="33f3a07a"/>
    </style:style>
    <style:style style:name="T1017" style:family="text">
      <style:text-properties fo:language="cs" fo:country="CZ" officeooo:rsid="33f61d35"/>
    </style:style>
    <style:style style:name="T1018" style:family="text">
      <style:text-properties fo:language="cs" fo:country="CZ" officeooo:rsid="33f8a4c7"/>
    </style:style>
    <style:style style:name="T1019" style:family="text">
      <style:text-properties fo:language="cs" fo:country="CZ" officeooo:rsid="33f98d18"/>
    </style:style>
    <style:style style:name="T1020" style:family="text">
      <style:text-properties fo:language="cs" fo:country="CZ" officeooo:rsid="33fb4ae6"/>
    </style:style>
    <style:style style:name="T1021" style:family="text">
      <style:text-properties fo:language="cs" fo:country="CZ" officeooo:rsid="33fbb4d2"/>
    </style:style>
    <style:style style:name="T1022" style:family="text">
      <style:text-properties fo:language="cs" fo:country="CZ" officeooo:rsid="34c4ac9e"/>
    </style:style>
    <style:style style:name="T1023" style:family="text">
      <style:text-properties fo:language="cs" fo:country="CZ" officeooo:rsid="34d6a3c4"/>
    </style:style>
    <style:style style:name="T1024" style:family="text">
      <style:text-properties fo:language="cs" fo:country="CZ" officeooo:rsid="34d82a7c"/>
    </style:style>
    <style:style style:name="T1025" style:family="text">
      <style:text-properties fo:language="cs" fo:country="CZ" officeooo:rsid="34d9c689"/>
    </style:style>
    <style:style style:name="T1026" style:family="text">
      <style:text-properties fo:language="cs" fo:country="CZ" officeooo:rsid="34db82df"/>
    </style:style>
    <style:style style:name="T1027" style:family="text">
      <style:text-properties fo:language="cs" fo:country="CZ" officeooo:rsid="34dbf069"/>
    </style:style>
    <style:style style:name="T1028" style:family="text">
      <style:text-properties fo:language="cs" fo:country="CZ" officeooo:rsid="34ebb3c0"/>
    </style:style>
    <style:style style:name="T1029" style:family="text">
      <style:text-properties fo:language="cs" fo:country="CZ" officeooo:rsid="34edadb4"/>
    </style:style>
    <style:style style:name="T1030" style:family="text">
      <style:text-properties fo:language="cs" fo:country="CZ" officeooo:rsid="34ee1028"/>
    </style:style>
    <style:style style:name="T1031" style:family="text">
      <style:text-properties fo:language="cs" fo:country="CZ" officeooo:rsid="34ee95a6"/>
    </style:style>
    <style:style style:name="T1032" style:family="text">
      <style:text-properties fo:language="cs" fo:country="CZ" officeooo:rsid="34f0e4d5"/>
    </style:style>
    <style:style style:name="T1033" style:family="text">
      <style:text-properties fo:language="cs" fo:country="CZ" officeooo:rsid="34f70885"/>
    </style:style>
    <style:style style:name="T1034" style:family="text">
      <style:text-properties fo:font-style="italic" style:font-style-asian="italic" style:font-style-complex="italic"/>
    </style:style>
    <style:style style:name="T1035" style:family="text">
      <style:text-properties fo:font-style="italic" officeooo:rsid="2068fff3" style:font-style-asian="italic" style:font-style-complex="italic"/>
    </style:style>
    <style:style style:name="T1036" style:family="text">
      <style:text-properties fo:font-style="italic" officeooo:rsid="20768cfb" style:font-style-asian="italic" style:font-style-complex="italic"/>
    </style:style>
    <style:style style:name="T1037" style:family="text">
      <style:text-properties fo:font-style="italic" officeooo:rsid="20889469" style:font-style-asian="italic" style:font-style-complex="italic"/>
    </style:style>
    <style:style style:name="T1038" style:family="text">
      <style:text-properties fo:font-style="italic" officeooo:rsid="20a19e91" style:font-style-asian="italic" style:font-style-complex="italic"/>
    </style:style>
    <style:style style:name="T1039" style:family="text">
      <style:text-properties fo:font-style="italic" officeooo:rsid="20f7086f" style:font-style-asian="italic" style:font-style-complex="italic"/>
    </style:style>
    <style:style style:name="T1040" style:family="text">
      <style:text-properties fo:font-style="italic" officeooo:rsid="20774db6" style:font-style-asian="italic" style:font-style-complex="italic"/>
    </style:style>
    <style:style style:name="T1041" style:family="text">
      <style:text-properties fo:font-style="italic" officeooo:rsid="21b430db" style:font-style-asian="italic" style:font-style-complex="italic"/>
    </style:style>
    <style:style style:name="T1042" style:family="text">
      <style:text-properties fo:font-style="italic" officeooo:rsid="21b1e115" style:font-style-asian="italic" style:font-style-complex="italic"/>
    </style:style>
    <style:style style:name="T1043" style:family="text">
      <style:text-properties fo:font-style="italic" officeooo:rsid="21ad8828" style:font-style-asian="italic" style:font-style-complex="italic"/>
    </style:style>
    <style:style style:name="T1044" style:family="text">
      <style:text-properties fo:font-style="italic" officeooo:rsid="2209a5d2" style:font-style-asian="italic" style:font-style-complex="italic"/>
    </style:style>
    <style:style style:name="T1045" style:family="text">
      <style:text-properties fo:font-style="italic" officeooo:rsid="2264f721" style:font-style-asian="italic" style:font-style-complex="italic"/>
    </style:style>
    <style:style style:name="T1046" style:family="text">
      <style:text-properties fo:font-style="italic" officeooo:rsid="2298b5b6" style:font-style-asian="italic" style:font-style-complex="italic"/>
    </style:style>
    <style:style style:name="T1047" style:family="text">
      <style:text-properties fo:font-style="italic" officeooo:rsid="21adb664" style:font-style-asian="italic" style:font-style-complex="italic"/>
    </style:style>
    <style:style style:name="T1048" style:family="text">
      <style:text-properties fo:font-style="italic" officeooo:rsid="22bd1088" style:font-style-asian="italic" style:font-style-complex="italic"/>
    </style:style>
    <style:style style:name="T1049" style:family="text">
      <style:text-properties fo:font-style="italic" officeooo:rsid="22ac30f8" style:font-style-asian="italic" style:font-style-complex="italic"/>
    </style:style>
    <style:style style:name="T1050" style:family="text">
      <style:text-properties fo:font-style="italic" officeooo:rsid="22a871c9" style:font-style-asian="italic" style:font-style-complex="italic"/>
    </style:style>
    <style:style style:name="T1051" style:family="text">
      <style:text-properties fo:font-style="italic" officeooo:rsid="22c85621" style:font-style-asian="italic" style:font-style-complex="italic"/>
    </style:style>
    <style:style style:name="T1052" style:family="text">
      <style:text-properties fo:font-style="italic" officeooo:rsid="22c8d110" style:font-style-asian="italic" style:font-style-complex="italic"/>
    </style:style>
    <style:style style:name="T1053" style:family="text">
      <style:text-properties fo:font-style="italic" officeooo:rsid="23ac06b8" style:font-style-asian="italic" style:font-style-complex="italic"/>
    </style:style>
    <style:style style:name="T1054" style:family="text">
      <style:text-properties fo:font-style="italic" officeooo:rsid="23b0ce43" style:font-style-asian="italic" style:font-style-complex="italic"/>
    </style:style>
    <style:style style:name="T1055" style:family="text">
      <style:text-properties fo:font-style="italic" officeooo:rsid="23981548" style:font-style-asian="italic" style:font-style-complex="italic"/>
    </style:style>
    <style:style style:name="T1056" style:family="text">
      <style:text-properties fo:font-style="italic" officeooo:rsid="250683f3" style:font-style-asian="italic" style:font-style-complex="italic"/>
    </style:style>
    <style:style style:name="T1057" style:family="text">
      <style:text-properties fo:font-style="italic" officeooo:rsid="24ffc69a" style:font-style-asian="italic" style:font-style-complex="italic"/>
    </style:style>
    <style:style style:name="T1058" style:family="text">
      <style:text-properties fo:font-style="italic" officeooo:rsid="250c1d04" style:font-style-asian="italic" style:font-style-complex="italic"/>
    </style:style>
    <style:style style:name="T1059" style:family="text">
      <style:text-properties fo:font-style="italic" officeooo:rsid="252d7cd4" style:font-style-asian="italic" style:font-style-complex="italic"/>
    </style:style>
    <style:style style:name="T1060" style:family="text">
      <style:text-properties fo:font-style="italic" officeooo:rsid="1f05e202" style:font-style-asian="italic" style:font-style-complex="italic"/>
    </style:style>
    <style:style style:name="T1061" style:family="text">
      <style:text-properties fo:font-style="italic" officeooo:rsid="256e38d1" style:font-style-asian="italic" style:font-style-complex="italic"/>
    </style:style>
    <style:style style:name="T1062" style:family="text">
      <style:text-properties fo:font-style="italic" officeooo:rsid="2571d9c7" style:font-style-asian="italic" style:font-style-complex="italic"/>
    </style:style>
    <style:style style:name="T1063" style:family="text">
      <style:text-properties fo:font-style="italic" officeooo:rsid="2576dfad" style:font-style-asian="italic" style:font-style-complex="italic"/>
    </style:style>
    <style:style style:name="T1064" style:family="text">
      <style:text-properties fo:font-style="italic" officeooo:rsid="25a0872c" style:font-style-asian="italic" style:font-style-complex="italic"/>
    </style:style>
    <style:style style:name="T1065" style:family="text">
      <style:text-properties fo:font-style="italic" officeooo:rsid="1f356719" style:font-style-asian="italic" style:font-style-complex="italic"/>
    </style:style>
    <style:style style:name="T1066" style:family="text">
      <style:text-properties fo:font-style="italic" officeooo:rsid="229f4bef" style:font-style-asian="italic" style:font-style-complex="italic"/>
    </style:style>
    <style:style style:name="T1067" style:family="text">
      <style:text-properties fo:font-style="italic" officeooo:rsid="1cd8d774" style:font-style-asian="italic" style:font-style-complex="italic"/>
    </style:style>
    <style:style style:name="T1068" style:family="text">
      <style:text-properties fo:font-style="italic" officeooo:rsid="25e5fd83" style:font-style-asian="italic" style:font-style-complex="italic"/>
    </style:style>
    <style:style style:name="T1069" style:family="text">
      <style:text-properties fo:font-style="italic" officeooo:rsid="25f2d04a" style:font-style-asian="italic" style:font-style-complex="italic"/>
    </style:style>
    <style:style style:name="T1070" style:family="text">
      <style:text-properties fo:font-style="italic" officeooo:rsid="25f31ebd" style:font-style-asian="italic" style:font-style-complex="italic"/>
    </style:style>
    <style:style style:name="T1071" style:family="text">
      <style:text-properties fo:font-style="italic" officeooo:rsid="25f3c728" style:font-style-asian="italic" style:font-style-complex="italic"/>
    </style:style>
    <style:style style:name="T1072" style:family="text">
      <style:text-properties fo:font-style="italic" officeooo:rsid="2603a14f" style:font-style-asian="italic" style:font-style-complex="italic"/>
    </style:style>
    <style:style style:name="T1073" style:family="text">
      <style:text-properties fo:font-style="italic" officeooo:rsid="2619167c" style:font-style-asian="italic" style:font-style-complex="italic"/>
    </style:style>
    <style:style style:name="T1074" style:family="text">
      <style:text-properties fo:font-style="italic" officeooo:rsid="26270f32" style:font-style-asian="italic" style:font-style-complex="italic"/>
    </style:style>
    <style:style style:name="T1075" style:family="text">
      <style:text-properties fo:font-style="italic" officeooo:rsid="264dcf99" style:font-style-asian="italic" style:font-style-complex="italic"/>
    </style:style>
    <style:style style:name="T1076" style:family="text">
      <style:text-properties fo:font-style="italic" officeooo:rsid="265e265c" style:font-style-asian="italic" style:font-style-complex="italic"/>
    </style:style>
    <style:style style:name="T1077" style:family="text">
      <style:text-properties fo:font-style="italic" officeooo:rsid="1d631bec" style:font-style-asian="italic" style:font-style-complex="italic"/>
    </style:style>
    <style:style style:name="T1078" style:family="text">
      <style:text-properties fo:font-style="italic" officeooo:rsid="266616ba" style:font-style-asian="italic" style:font-style-complex="italic"/>
    </style:style>
    <style:style style:name="T1079" style:family="text">
      <style:text-properties fo:font-style="italic" officeooo:rsid="266ff55f" style:font-style-asian="italic" style:font-style-complex="italic"/>
    </style:style>
    <style:style style:name="T1080" style:family="text">
      <style:text-properties fo:font-style="italic" officeooo:rsid="2683345e" style:font-style-asian="italic" style:font-style-complex="italic"/>
    </style:style>
    <style:style style:name="T1081" style:family="text">
      <style:text-properties fo:font-style="italic" officeooo:rsid="2684f7d7" style:font-style-asian="italic" style:font-style-complex="italic"/>
    </style:style>
    <style:style style:name="T1082" style:family="text">
      <style:text-properties fo:font-style="italic" officeooo:rsid="26d6747e" style:font-style-asian="italic" style:font-style-complex="italic"/>
    </style:style>
    <style:style style:name="T1083" style:family="text">
      <style:text-properties fo:font-style="italic" officeooo:rsid="26d67ad6" style:font-style-asian="italic" style:font-style-complex="italic"/>
    </style:style>
    <style:style style:name="T1084" style:family="text">
      <style:text-properties fo:font-style="italic" officeooo:rsid="26f112c4" style:font-style-asian="italic" style:font-style-complex="italic"/>
    </style:style>
    <style:style style:name="T1085" style:family="text">
      <style:text-properties fo:font-style="italic" officeooo:rsid="275149cc" style:font-style-asian="italic" style:font-style-complex="italic"/>
    </style:style>
    <style:style style:name="T1086" style:family="text">
      <style:text-properties fo:font-style="italic" officeooo:rsid="275da196" style:font-style-asian="italic" style:font-style-complex="italic"/>
    </style:style>
    <style:style style:name="T1087" style:family="text">
      <style:text-properties fo:font-style="italic" officeooo:rsid="276d93f6" style:font-style-asian="italic" style:font-style-complex="italic"/>
    </style:style>
    <style:style style:name="T1088" style:family="text">
      <style:text-properties fo:font-style="italic" officeooo:rsid="280f0850" style:font-style-asian="italic" style:font-style-complex="italic"/>
    </style:style>
    <style:style style:name="T1089" style:family="text">
      <style:text-properties fo:font-style="italic" officeooo:rsid="281b7f63" style:font-style-asian="italic" style:font-style-complex="italic"/>
    </style:style>
    <style:style style:name="T1090" style:family="text">
      <style:text-properties fo:font-style="italic" officeooo:rsid="18f6469d" style:font-style-asian="italic" style:font-style-complex="italic"/>
    </style:style>
    <style:style style:name="T1091" style:family="text">
      <style:text-properties fo:font-style="italic" officeooo:rsid="176cb349" style:font-style-asian="italic" style:font-style-complex="italic"/>
    </style:style>
    <style:style style:name="T1092" style:family="text">
      <style:text-properties fo:font-style="italic" officeooo:rsid="1a2b313c" style:font-style-asian="italic" style:font-style-complex="italic"/>
    </style:style>
    <style:style style:name="T1093" style:family="text">
      <style:text-properties fo:font-style="italic" officeooo:rsid="1ac04dff" style:font-style-asian="italic" style:font-style-complex="italic"/>
    </style:style>
    <style:style style:name="T1094" style:family="text">
      <style:text-properties fo:font-style="italic" officeooo:rsid="1ac1f010" style:font-style-asian="italic" style:font-style-complex="italic"/>
    </style:style>
    <style:style style:name="T1095" style:family="text">
      <style:text-properties fo:font-style="italic" officeooo:rsid="1bddadae" style:font-style-asian="italic" style:font-style-complex="italic"/>
    </style:style>
    <style:style style:name="T1096" style:family="text">
      <style:text-properties fo:font-style="italic" officeooo:rsid="17b00c43" style:font-style-asian="italic" style:font-style-complex="italic"/>
    </style:style>
    <style:style style:name="T1097" style:family="text">
      <style:text-properties fo:font-style="italic" officeooo:rsid="2111f746" style:font-style-asian="italic" style:font-style-complex="italic"/>
    </style:style>
    <style:style style:name="T1098" style:family="text">
      <style:text-properties fo:font-style="italic" officeooo:rsid="210d8ae5" style:font-style-asian="italic" style:font-style-complex="italic"/>
    </style:style>
    <style:style style:name="T1099" style:family="text">
      <style:text-properties fo:font-style="italic" officeooo:rsid="210b2273" style:font-style-asian="italic" style:font-style-complex="italic"/>
    </style:style>
    <style:style style:name="T1100" style:family="text">
      <style:text-properties fo:font-style="italic" officeooo:rsid="2845c25f" style:font-style-asian="italic" style:font-style-complex="italic"/>
    </style:style>
    <style:style style:name="T1101" style:family="text">
      <style:text-properties fo:font-style="italic" officeooo:rsid="2adab1f3" style:font-style-asian="italic" style:font-style-complex="italic"/>
    </style:style>
    <style:style style:name="T1102" style:family="text">
      <style:text-properties fo:font-style="italic" officeooo:rsid="2adbdfb5" style:font-style-asian="italic" style:font-style-complex="italic"/>
    </style:style>
    <style:style style:name="T1103" style:family="text">
      <style:text-properties fo:font-style="italic" officeooo:rsid="290d12d8" style:font-style-asian="italic" style:font-style-complex="italic"/>
    </style:style>
    <style:style style:name="T1104" style:family="text">
      <style:text-properties fo:font-style="italic" officeooo:rsid="2ddf6d9b" style:font-style-asian="italic" style:font-style-complex="italic"/>
    </style:style>
    <style:style style:name="T1105" style:family="text">
      <style:text-properties fo:font-style="italic" officeooo:rsid="2e7734a6" style:font-style-asian="italic" style:font-style-complex="italic"/>
    </style:style>
    <style:style style:name="T1106" style:family="text">
      <style:text-properties fo:font-style="italic" officeooo:rsid="2e750252" style:font-style-asian="italic" style:font-style-complex="italic"/>
    </style:style>
    <style:style style:name="T1107" style:family="text">
      <style:text-properties fo:font-style="italic" officeooo:rsid="2e99bfb2" style:font-style-asian="italic" style:font-style-complex="italic"/>
    </style:style>
    <style:style style:name="T1108" style:family="text">
      <style:text-properties fo:font-style="italic" officeooo:rsid="2efde2c6" style:font-style-asian="italic" style:font-style-complex="italic"/>
    </style:style>
    <style:style style:name="T1109" style:family="text">
      <style:text-properties fo:font-style="italic" officeooo:rsid="2f4c0dcb" style:font-style-asian="italic" style:font-style-complex="italic"/>
    </style:style>
    <style:style style:name="T1110" style:family="text">
      <style:text-properties fo:font-style="italic" officeooo:rsid="2f62d2a9" style:font-style-asian="italic" style:font-style-complex="italic"/>
    </style:style>
    <style:style style:name="T1111" style:family="text">
      <style:text-properties fo:font-style="italic" officeooo:rsid="2f88e319" style:font-style-asian="italic" style:font-style-complex="italic"/>
    </style:style>
    <style:style style:name="T1112" style:family="text">
      <style:text-properties fo:font-style="italic" officeooo:rsid="2ed1526a" style:font-style-asian="italic" style:font-style-complex="italic"/>
    </style:style>
    <style:style style:name="T1113" style:family="text">
      <style:text-properties fo:font-style="italic" officeooo:rsid="2f35f906" style:font-style-asian="italic" style:font-style-complex="italic"/>
    </style:style>
    <style:style style:name="T1114" style:family="text">
      <style:text-properties fo:font-style="italic" officeooo:rsid="253baab1" style:font-style-asian="italic" style:font-style-complex="italic"/>
    </style:style>
    <style:style style:name="T1115" style:family="text">
      <style:text-properties fo:font-style="italic" officeooo:rsid="2fd8965d" style:font-style-asian="italic" style:font-style-complex="italic"/>
    </style:style>
    <style:style style:name="T1116" style:family="text">
      <style:text-properties fo:font-style="italic" officeooo:rsid="2fe6b5b6" style:font-style-asian="italic" style:font-style-complex="italic"/>
    </style:style>
    <style:style style:name="T1117" style:family="text">
      <style:text-properties fo:font-style="italic" officeooo:rsid="2fe6c248" style:font-style-asian="italic" style:font-style-complex="italic"/>
    </style:style>
    <style:style style:name="T1118" style:family="text">
      <style:text-properties fo:font-style="italic" officeooo:rsid="2ff9e629" style:font-style-asian="italic" style:font-style-complex="italic"/>
    </style:style>
    <style:style style:name="T1119" style:family="text">
      <style:text-properties fo:font-style="italic" officeooo:rsid="2ffabd0d" style:font-style-asian="italic" style:font-style-complex="italic"/>
    </style:style>
    <style:style style:name="T1120" style:family="text">
      <style:text-properties fo:font-style="italic" officeooo:rsid="300f39c7" style:font-style-asian="italic" style:font-style-complex="italic"/>
    </style:style>
    <style:style style:name="T1121" style:family="text">
      <style:text-properties fo:font-style="italic" officeooo:rsid="3012ec92" style:font-style-asian="italic" style:font-style-complex="italic"/>
    </style:style>
    <style:style style:name="T1122" style:family="text">
      <style:text-properties fo:font-style="italic" officeooo:rsid="3036e840" style:font-style-asian="italic" style:font-style-complex="italic"/>
    </style:style>
    <style:style style:name="T1123" style:family="text">
      <style:text-properties fo:font-style="italic" officeooo:rsid="30352bd2" style:font-style-asian="italic" style:font-style-complex="italic"/>
    </style:style>
    <style:style style:name="T1124" style:family="text">
      <style:text-properties fo:font-style="italic" officeooo:rsid="30383944" style:font-style-asian="italic" style:font-style-complex="italic"/>
    </style:style>
    <style:style style:name="T1125" style:family="text">
      <style:text-properties fo:font-style="italic" officeooo:rsid="304ef7fc" style:font-style-asian="italic" style:font-style-complex="italic"/>
    </style:style>
    <style:style style:name="T1126" style:family="text">
      <style:text-properties fo:font-style="italic" officeooo:rsid="3058e364" style:font-style-asian="italic" style:font-style-complex="italic"/>
    </style:style>
    <style:style style:name="T1127" style:family="text">
      <style:text-properties fo:font-style="italic" officeooo:rsid="305e2618" style:font-style-asian="italic" style:font-style-complex="italic"/>
    </style:style>
    <style:style style:name="T1128" style:family="text">
      <style:text-properties fo:font-style="italic" officeooo:rsid="305f8735" style:font-style-asian="italic" style:font-style-complex="italic"/>
    </style:style>
    <style:style style:name="T1129" style:family="text">
      <style:text-properties fo:font-style="italic" officeooo:rsid="30609787" style:font-style-asian="italic" style:font-style-complex="italic"/>
    </style:style>
    <style:style style:name="T1130" style:family="text">
      <style:text-properties fo:font-style="italic" officeooo:rsid="30f48d43" style:font-style-asian="italic" style:font-style-complex="italic"/>
    </style:style>
    <style:style style:name="T1131" style:family="text">
      <style:text-properties fo:font-style="italic" officeooo:rsid="15f90d02" style:font-style-asian="italic" style:font-style-complex="italic"/>
    </style:style>
    <style:style style:name="T1132" style:family="text">
      <style:text-properties fo:font-style="italic" officeooo:rsid="317d3c49" style:font-style-asian="italic" style:font-style-complex="italic"/>
    </style:style>
    <style:style style:name="T1133" style:family="text">
      <style:text-properties fo:font-style="italic" officeooo:rsid="1bdbbaf9" style:font-style-asian="italic" style:font-style-complex="italic"/>
    </style:style>
    <style:style style:name="T1134" style:family="text">
      <style:text-properties fo:font-style="italic" officeooo:rsid="32e1c60f" style:font-style-asian="italic" style:font-style-complex="italic"/>
    </style:style>
    <style:style style:name="T1135" style:family="text">
      <style:text-properties fo:font-style="italic" officeooo:rsid="336c6ebe" style:font-style-asian="italic" style:font-style-complex="italic"/>
    </style:style>
    <style:style style:name="T1136" style:family="text">
      <style:text-properties fo:font-style="italic" officeooo:rsid="3372cdf8" style:font-style-asian="italic" style:font-style-complex="italic"/>
    </style:style>
    <style:style style:name="T1137" style:family="text">
      <style:text-properties fo:font-style="italic" officeooo:rsid="33929ecf" style:font-style-asian="italic" style:font-style-complex="italic"/>
    </style:style>
    <style:style style:name="T1138" style:family="text">
      <style:text-properties fo:font-style="italic" officeooo:rsid="33ed3061" style:font-style-asian="italic" style:font-style-complex="italic"/>
    </style:style>
    <style:style style:name="T1139" style:family="text">
      <style:text-properties fo:font-style="italic" officeooo:rsid="34fdb4b9" style:font-style-asian="italic" style:font-style-complex="italic"/>
    </style:style>
    <style:style style:name="T1140" style:family="text">
      <style:text-properties fo:font-style="italic" officeooo:rsid="350cc312" style:font-style-asian="italic" style:font-style-complex="italic"/>
    </style:style>
    <style:style style:name="T1141" style:family="text">
      <style:text-properties fo:font-style="italic" officeooo:rsid="351367dc" style:font-style-asian="italic" style:font-style-complex="italic"/>
    </style:style>
    <style:style style:name="T1142" style:family="text">
      <style:text-properties fo:font-style="italic" officeooo:rsid="1bcc61dd" style:font-style-asian="italic" style:font-style-complex="italic"/>
    </style:style>
    <style:style style:name="T1143" style:family="text">
      <style:text-properties fo:font-style="italic" officeooo:rsid="291f3f49" style:font-style-asian="italic" style:font-style-complex="italic"/>
    </style:style>
    <style:style style:name="T1144" style:family="text">
      <style:text-properties fo:font-style="italic" officeooo:rsid="3560f8ae" style:font-style-asian="italic" style:font-style-complex="italic"/>
    </style:style>
    <style:style style:name="T1145" style:family="text">
      <style:text-properties fo:font-style="italic" officeooo:rsid="027a496b" style:font-style-asian="italic" style:font-style-complex="italic"/>
    </style:style>
    <style:style style:name="T1146" style:family="text">
      <style:text-properties fo:font-style="italic" fo:font-weight="bold" style:font-style-asian="italic" style:font-weight-asian="bold" style:font-style-complex="italic" style:font-weight-complex="bold"/>
    </style:style>
    <style:style style:name="T1147" style:family="text">
      <style:text-properties fo:font-style="italic" fo:font-weight="bold" officeooo:rsid="2576dfad" style:font-style-asian="italic" style:font-weight-asian="bold" style:font-style-complex="italic" style:font-weight-complex="bold"/>
    </style:style>
    <style:style style:name="T1148" style:family="text">
      <style:text-properties fo:font-style="italic" fo:font-weight="bold" officeooo:rsid="2ff9e629" style:font-style-asian="italic" style:font-weight-asian="bold" style:font-style-complex="italic" style:font-weight-complex="bold"/>
    </style:style>
    <style:style style:name="T1149" style:family="text">
      <style:text-properties fo:font-style="italic" fo:font-weight="bold" officeooo:rsid="2ffabd0d" style:font-style-asian="italic" style:font-weight-asian="bold" style:font-style-complex="italic" style:font-weight-complex="bold"/>
    </style:style>
    <style:style style:name="T1150" style:family="text">
      <style:text-properties fo:font-style="italic" fo:background-color="transparent" loext:char-shading-value="0" style:font-style-asian="italic" style:font-style-complex="italic"/>
    </style:style>
    <style:style style:name="T1151" style:family="text">
      <style:text-properties fo:font-style="italic" officeooo:rsid="274e343c" fo:background-color="transparent" loext:char-shading-value="0" style:font-style-asian="italic" style:font-style-complex="italic"/>
    </style:style>
    <style:style style:name="T1152" style:family="text">
      <style:text-properties fo:font-style="italic" officeooo:rsid="27677566" fo:background-color="transparent" loext:char-shading-value="0" style:font-style-asian="italic" style:font-style-complex="italic"/>
    </style:style>
    <style:style style:name="T1153" style:family="text">
      <style:text-properties fo:font-style="italic" officeooo:rsid="274785d5" fo:background-color="transparent" loext:char-shading-value="0" style:font-style-asian="italic" style:font-style-complex="italic"/>
    </style:style>
    <style:style style:name="T1154" style:family="text">
      <style:text-properties fo:font-style="italic" officeooo:rsid="28113e50" fo:background-color="transparent" loext:char-shading-value="0" style:font-style-asian="italic" style:font-style-complex="italic"/>
    </style:style>
    <style:style style:name="T1155" style:family="text">
      <style:text-properties fo:font-style="italic" fo:font-weight="normal" style:font-style-asian="italic" style:font-weight-asian="normal" style:font-style-complex="italic" style:font-weight-complex="normal"/>
    </style:style>
    <style:style style:name="T1156" style:family="text">
      <style:text-properties fo:font-style="italic" fo:font-weight="normal" officeooo:rsid="2de2908b" style:font-style-asian="italic" style:font-weight-asian="normal" style:font-style-complex="italic" style:font-weight-complex="normal"/>
    </style:style>
    <style:style style:name="T1157" style:family="text">
      <style:text-properties fo:font-style="italic" fo:font-weight="normal" officeooo:rsid="2def83ce" style:font-style-asian="italic" style:font-weight-asian="normal" style:font-style-complex="italic" style:font-weight-complex="normal"/>
    </style:style>
    <style:style style:name="T1158" style:family="text">
      <style:text-properties fo:font-style="italic" fo:font-weight="normal" officeooo:rsid="30577479" style:font-style-asian="italic" style:font-weight-asian="normal" style:font-style-complex="italic" style:font-weight-complex="normal"/>
    </style:style>
    <style:style style:name="T1159" style:family="text">
      <style:text-properties fo:font-style="italic" fo:font-weight="normal" officeooo:rsid="00184b0e" style:font-style-asian="italic" style:font-weight-asian="normal" style:font-style-complex="italic" style:font-weight-complex="normal"/>
    </style:style>
    <style:style style:name="T1160" style:family="text">
      <style:text-properties fo:font-style="italic" fo:font-weight="normal" officeooo:rsid="302c57d5" style:font-style-asian="italic" style:font-weight-asian="normal" style:font-style-complex="italic" style:font-weight-complex="normal"/>
    </style:style>
    <style:style style:name="T1161" style:family="text">
      <style:text-properties fo:font-style="italic" fo:font-weight="normal" officeooo:rsid="3560f8ae" style:font-style-asian="italic" style:font-weight-asian="normal" style:font-style-complex="italic" style:font-weight-complex="normal"/>
    </style:style>
    <style:style style:name="T1162" style:family="text">
      <style:text-properties fo:font-style="normal" style:font-style-asian="normal" style:font-style-complex="normal"/>
    </style:style>
    <style:style style:name="T1163" style:family="text">
      <style:text-properties fo:font-style="normal" officeooo:rsid="2231cc63" style:font-style-asian="normal" style:font-style-complex="normal"/>
    </style:style>
    <style:style style:name="T1164" style:family="text">
      <style:text-properties fo:font-style="normal" officeooo:rsid="25a0872c" style:font-style-asian="normal" style:font-style-complex="normal"/>
    </style:style>
    <style:style style:name="T1165" style:family="text">
      <style:text-properties fo:font-style="normal" officeooo:rsid="2619167c" style:font-style-asian="normal" style:font-style-complex="normal"/>
    </style:style>
    <style:style style:name="T1166" style:family="text">
      <style:text-properties fo:font-style="normal" officeooo:rsid="261d5b91" style:font-style-asian="normal" style:font-style-complex="normal"/>
    </style:style>
    <style:style style:name="T1167" style:family="text">
      <style:text-properties fo:font-style="normal" officeooo:rsid="2625577c" style:font-style-asian="normal" style:font-style-complex="normal"/>
    </style:style>
    <style:style style:name="T1168" style:family="text">
      <style:text-properties fo:font-style="normal" officeooo:rsid="26270f32" style:font-style-asian="normal" style:font-style-complex="normal"/>
    </style:style>
    <style:style style:name="T1169" style:family="text">
      <style:text-properties fo:font-style="normal" officeooo:rsid="26303892" style:font-style-asian="normal" style:font-style-complex="normal"/>
    </style:style>
    <style:style style:name="T1170" style:family="text">
      <style:text-properties fo:font-style="normal" officeooo:rsid="2632c719" style:font-style-asian="normal" style:font-style-complex="normal"/>
    </style:style>
    <style:style style:name="T1171" style:family="text">
      <style:text-properties fo:font-style="normal" officeooo:rsid="26363661" style:font-style-asian="normal" style:font-style-complex="normal"/>
    </style:style>
    <style:style style:name="T1172" style:family="text">
      <style:text-properties fo:font-style="normal" officeooo:rsid="26377c64" style:font-style-asian="normal" style:font-style-complex="normal"/>
    </style:style>
    <style:style style:name="T1173" style:family="text">
      <style:text-properties fo:font-style="normal" officeooo:rsid="263463a9" style:font-style-asian="normal" style:font-style-complex="normal"/>
    </style:style>
    <style:style style:name="T1174" style:family="text">
      <style:text-properties fo:font-style="normal" officeooo:rsid="263854a4" style:font-style-asian="normal" style:font-style-complex="normal"/>
    </style:style>
    <style:style style:name="T1175" style:family="text">
      <style:text-properties fo:font-style="normal" officeooo:rsid="263b2c2b" style:font-style-asian="normal" style:font-style-complex="normal"/>
    </style:style>
    <style:style style:name="T1176" style:family="text">
      <style:text-properties fo:font-style="normal" officeooo:rsid="2640eef9" style:font-style-asian="normal" style:font-style-complex="normal"/>
    </style:style>
    <style:style style:name="T1177" style:family="text">
      <style:text-properties fo:font-style="normal" officeooo:rsid="2643a342" style:font-style-asian="normal" style:font-style-complex="normal"/>
    </style:style>
    <style:style style:name="T1178" style:family="text">
      <style:text-properties fo:font-style="normal" officeooo:rsid="2645a2f0" style:font-style-asian="normal" style:font-style-complex="normal"/>
    </style:style>
    <style:style style:name="T1179" style:family="text">
      <style:text-properties fo:font-style="normal" officeooo:rsid="2648edf7" style:font-style-asian="normal" style:font-style-complex="normal"/>
    </style:style>
    <style:style style:name="T1180" style:family="text">
      <style:text-properties fo:font-style="normal" officeooo:rsid="264aa090" style:font-style-asian="normal" style:font-style-complex="normal"/>
    </style:style>
    <style:style style:name="T1181" style:family="text">
      <style:text-properties fo:font-style="normal" officeooo:rsid="264bc209" style:font-style-asian="normal" style:font-style-complex="normal"/>
    </style:style>
    <style:style style:name="T1182" style:family="text">
      <style:text-properties fo:font-style="normal" officeooo:rsid="264f0438" style:font-style-asian="normal" style:font-style-complex="normal"/>
    </style:style>
    <style:style style:name="T1183" style:family="text">
      <style:text-properties fo:font-style="normal" officeooo:rsid="26610347" style:font-style-asian="normal" style:font-style-complex="normal"/>
    </style:style>
    <style:style style:name="T1184" style:family="text">
      <style:text-properties fo:font-style="normal" officeooo:rsid="2662f301" style:font-style-asian="normal" style:font-style-complex="normal"/>
    </style:style>
    <style:style style:name="T1185" style:family="text">
      <style:text-properties fo:font-style="normal" officeooo:rsid="1dc8db78" style:font-style-asian="normal" style:font-style-complex="normal"/>
    </style:style>
    <style:style style:name="T1186" style:family="text">
      <style:text-properties fo:font-style="normal" officeooo:rsid="266616ba" style:font-style-asian="normal" style:font-style-complex="normal"/>
    </style:style>
    <style:style style:name="T1187" style:family="text">
      <style:text-properties fo:font-style="normal" officeooo:rsid="26cc3c6e" style:font-style-asian="normal" style:font-style-complex="normal"/>
    </style:style>
    <style:style style:name="T1188" style:family="text">
      <style:text-properties fo:font-style="normal" officeooo:rsid="26cd86fe" style:font-style-asian="normal" style:font-style-complex="normal"/>
    </style:style>
    <style:style style:name="T1189" style:family="text">
      <style:text-properties fo:font-style="normal" officeooo:rsid="26cf9a46" style:font-style-asian="normal" style:font-style-complex="normal"/>
    </style:style>
    <style:style style:name="T1190" style:family="text">
      <style:text-properties fo:font-style="normal" officeooo:rsid="188b13b1" style:font-style-asian="normal" style:font-style-complex="normal"/>
    </style:style>
    <style:style style:name="T1191" style:family="text">
      <style:text-properties fo:font-style="normal" officeooo:rsid="183e0810" style:font-style-asian="normal" style:font-style-complex="normal"/>
    </style:style>
    <style:style style:name="T1192" style:family="text">
      <style:text-properties fo:font-style="normal" officeooo:rsid="111b4dc3" style:font-style-asian="normal" style:font-style-complex="normal"/>
    </style:style>
    <style:style style:name="T1193" style:family="text">
      <style:text-properties fo:font-style="normal" officeooo:rsid="183e2f5c" style:font-style-asian="normal" style:font-style-complex="normal"/>
    </style:style>
    <style:style style:name="T1194" style:family="text">
      <style:text-properties fo:font-style="normal" officeooo:rsid="18e1fc6c" style:font-style-asian="normal" style:font-style-complex="normal"/>
    </style:style>
    <style:style style:name="T1195" style:family="text">
      <style:text-properties fo:font-style="normal" officeooo:rsid="18b83d31" style:font-style-asian="normal" style:font-style-complex="normal"/>
    </style:style>
    <style:style style:name="T1196" style:family="text">
      <style:text-properties fo:font-style="normal" officeooo:rsid="18c4e1d8" style:font-style-asian="normal" style:font-style-complex="normal"/>
    </style:style>
    <style:style style:name="T1197" style:family="text">
      <style:text-properties fo:font-style="normal" officeooo:rsid="18ba1be0" style:font-style-asian="normal" style:font-style-complex="normal"/>
    </style:style>
    <style:style style:name="T1198" style:family="text">
      <style:text-properties fo:font-style="normal" officeooo:rsid="18c38b6b" style:font-style-asian="normal" style:font-style-complex="normal"/>
    </style:style>
    <style:style style:name="T1199" style:family="text">
      <style:text-properties fo:font-style="normal" officeooo:rsid="18bfea3d" style:font-style-asian="normal" style:font-style-complex="normal"/>
    </style:style>
    <style:style style:name="T1200" style:family="text">
      <style:text-properties fo:font-style="normal" officeooo:rsid="18ecaf8e" style:font-style-asian="normal" style:font-style-complex="normal"/>
    </style:style>
    <style:style style:name="T1201" style:family="text">
      <style:text-properties fo:font-style="normal" officeooo:rsid="18c8760e" style:font-style-asian="normal" style:font-style-complex="normal"/>
    </style:style>
    <style:style style:name="T1202" style:family="text">
      <style:text-properties fo:font-style="normal" officeooo:rsid="1a4594f8" style:font-style-asian="normal" style:font-style-complex="normal"/>
    </style:style>
    <style:style style:name="T1203" style:family="text">
      <style:text-properties fo:font-style="normal" officeooo:rsid="1a4749e8" style:font-style-asian="normal" style:font-style-complex="normal"/>
    </style:style>
    <style:style style:name="T1204" style:family="text">
      <style:text-properties fo:font-style="normal" officeooo:rsid="1ba0195d" style:font-style-asian="normal" style:font-style-complex="normal"/>
    </style:style>
    <style:style style:name="T1205" style:family="text">
      <style:text-properties fo:font-style="normal" officeooo:rsid="210d8ae5" style:font-style-asian="normal" style:font-style-complex="normal"/>
    </style:style>
    <style:style style:name="T1206" style:family="text">
      <style:text-properties fo:font-style="normal" officeooo:rsid="1bc0908c" style:font-style-asian="normal" style:font-style-complex="normal"/>
    </style:style>
    <style:style style:name="T1207" style:family="text">
      <style:text-properties fo:font-style="normal" officeooo:rsid="16038801" style:font-style-asian="normal" style:font-style-complex="normal"/>
    </style:style>
    <style:style style:name="T1208" style:family="text">
      <style:text-properties fo:font-style="normal" officeooo:rsid="289be73f" style:font-style-asian="normal" style:font-style-complex="normal"/>
    </style:style>
    <style:style style:name="T1209" style:family="text">
      <style:text-properties fo:font-style="normal" officeooo:rsid="295485bb" style:font-style-asian="normal" style:font-style-complex="normal"/>
    </style:style>
    <style:style style:name="T1210" style:family="text">
      <style:text-properties fo:font-style="normal" officeooo:rsid="29c85d15" style:font-style-asian="normal" style:font-style-complex="normal"/>
    </style:style>
    <style:style style:name="T1211" style:family="text">
      <style:text-properties fo:font-style="normal" officeooo:rsid="29d53365" style:font-style-asian="normal" style:font-style-complex="normal"/>
    </style:style>
    <style:style style:name="T1212" style:family="text">
      <style:text-properties fo:font-style="normal" officeooo:rsid="29d5cdc0" style:font-style-asian="normal" style:font-style-complex="normal"/>
    </style:style>
    <style:style style:name="T1213" style:family="text">
      <style:text-properties fo:font-style="normal" officeooo:rsid="29d6df68" style:font-style-asian="normal" style:font-style-complex="normal"/>
    </style:style>
    <style:style style:name="T1214" style:family="text">
      <style:text-properties fo:font-style="normal" officeooo:rsid="2af4476d" style:font-style-asian="normal" style:font-style-complex="normal"/>
    </style:style>
    <style:style style:name="T1215" style:family="text">
      <style:text-properties fo:font-style="normal" officeooo:rsid="2af580b5" style:font-style-asian="normal" style:font-style-complex="normal"/>
    </style:style>
    <style:style style:name="T1216" style:family="text">
      <style:text-properties fo:font-style="normal" officeooo:rsid="2d125348" style:font-style-asian="normal" style:font-style-complex="normal"/>
    </style:style>
    <style:style style:name="T1217" style:family="text">
      <style:text-properties fo:font-style="normal" officeooo:rsid="1a4dc0d9" style:font-style-asian="normal" style:font-style-complex="normal"/>
    </style:style>
    <style:style style:name="T1218" style:family="text">
      <style:text-properties fo:font-style="normal" officeooo:rsid="2d1829da" style:font-style-asian="normal" style:font-style-complex="normal"/>
    </style:style>
    <style:style style:name="T1219" style:family="text">
      <style:text-properties fo:font-style="normal" officeooo:rsid="2e01a388" style:font-style-asian="normal" style:font-style-complex="normal"/>
    </style:style>
    <style:style style:name="T1220" style:family="text">
      <style:text-properties fo:font-style="normal" officeooo:rsid="18b7ca6c" style:font-style-asian="normal" style:font-style-complex="normal"/>
    </style:style>
    <style:style style:name="T1221" style:family="text">
      <style:text-properties fo:font-style="normal" officeooo:rsid="2e2a68df" style:font-style-asian="normal" style:font-style-complex="normal"/>
    </style:style>
    <style:style style:name="T1222" style:family="text">
      <style:text-properties fo:font-style="normal" officeooo:rsid="166df4b7" style:font-style-asian="normal" style:font-style-complex="normal"/>
    </style:style>
    <style:style style:name="T1223" style:family="text">
      <style:text-properties fo:font-style="normal" officeooo:rsid="1874e701" style:font-style-asian="normal" style:font-style-complex="normal"/>
    </style:style>
    <style:style style:name="T1224" style:family="text">
      <style:text-properties fo:font-style="normal" officeooo:rsid="166d686a" style:font-style-asian="normal" style:font-style-complex="normal"/>
    </style:style>
    <style:style style:name="T1225" style:family="text">
      <style:text-properties fo:font-style="normal" officeooo:rsid="166573f1" style:font-style-asian="normal" style:font-style-complex="normal"/>
    </style:style>
    <style:style style:name="T1226" style:family="text">
      <style:text-properties fo:font-style="normal" officeooo:rsid="166b8d4a" style:font-style-asian="normal" style:font-style-complex="normal"/>
    </style:style>
    <style:style style:name="T1227" style:family="text">
      <style:text-properties fo:font-style="normal" officeooo:rsid="2e2c99b2" style:font-style-asian="normal" style:font-style-complex="normal"/>
    </style:style>
    <style:style style:name="T1228" style:family="text">
      <style:text-properties fo:font-style="normal" officeooo:rsid="2e2d6819" style:font-style-asian="normal" style:font-style-complex="normal"/>
    </style:style>
    <style:style style:name="T1229" style:family="text">
      <style:text-properties fo:font-style="normal" officeooo:rsid="2e2ede37" style:font-style-asian="normal" style:font-style-complex="normal"/>
    </style:style>
    <style:style style:name="T1230" style:family="text">
      <style:text-properties fo:font-style="normal" officeooo:rsid="2e3084a9" style:font-style-asian="normal" style:font-style-complex="normal"/>
    </style:style>
    <style:style style:name="T1231" style:family="text">
      <style:text-properties fo:font-style="normal" officeooo:rsid="2e386d43" style:font-style-asian="normal" style:font-style-complex="normal"/>
    </style:style>
    <style:style style:name="T1232" style:family="text">
      <style:text-properties fo:font-style="normal" officeooo:rsid="2e3a2f92" style:font-style-asian="normal" style:font-style-complex="normal"/>
    </style:style>
    <style:style style:name="T1233" style:family="text">
      <style:text-properties fo:font-style="normal" officeooo:rsid="2e3c5a7f" style:font-style-asian="normal" style:font-style-complex="normal"/>
    </style:style>
    <style:style style:name="T1234" style:family="text">
      <style:text-properties fo:font-style="normal" officeooo:rsid="2e3dd144" style:font-style-asian="normal" style:font-style-complex="normal"/>
    </style:style>
    <style:style style:name="T1235" style:family="text">
      <style:text-properties fo:font-style="normal" officeooo:rsid="2e3e312b" style:font-style-asian="normal" style:font-style-complex="normal"/>
    </style:style>
    <style:style style:name="T1236" style:family="text">
      <style:text-properties fo:font-style="normal" officeooo:rsid="2e40c9f0" style:font-style-asian="normal" style:font-style-complex="normal"/>
    </style:style>
    <style:style style:name="T1237" style:family="text">
      <style:text-properties fo:font-style="normal" officeooo:rsid="2e4314e7" style:font-style-asian="normal" style:font-style-complex="normal"/>
    </style:style>
    <style:style style:name="T1238" style:family="text">
      <style:text-properties fo:font-style="normal" officeooo:rsid="2e450f13" style:font-style-asian="normal" style:font-style-complex="normal"/>
    </style:style>
    <style:style style:name="T1239" style:family="text">
      <style:text-properties fo:font-style="normal" officeooo:rsid="2e46773a" style:font-style-asian="normal" style:font-style-complex="normal"/>
    </style:style>
    <style:style style:name="T1240" style:family="text">
      <style:text-properties fo:font-style="normal" officeooo:rsid="2e482816" style:font-style-asian="normal" style:font-style-complex="normal"/>
    </style:style>
    <style:style style:name="T1241" style:family="text">
      <style:text-properties fo:font-style="normal" officeooo:rsid="2e787583" style:font-style-asian="normal" style:font-style-complex="normal"/>
    </style:style>
    <style:style style:name="T1242" style:family="text">
      <style:text-properties fo:font-style="normal" officeooo:rsid="2e750252" style:font-style-asian="normal" style:font-style-complex="normal"/>
    </style:style>
    <style:style style:name="T1243" style:family="text">
      <style:text-properties fo:font-style="normal" officeooo:rsid="2e7dba05" style:font-style-asian="normal" style:font-style-complex="normal"/>
    </style:style>
    <style:style style:name="T1244" style:family="text">
      <style:text-properties fo:font-style="normal" officeooo:rsid="2e7fc2ee" style:font-style-asian="normal" style:font-style-complex="normal"/>
    </style:style>
    <style:style style:name="T1245" style:family="text">
      <style:text-properties fo:font-style="normal" officeooo:rsid="2e80bef5" style:font-style-asian="normal" style:font-style-complex="normal"/>
    </style:style>
    <style:style style:name="T1246" style:family="text">
      <style:text-properties fo:font-style="normal" officeooo:rsid="2e825f9a" style:font-style-asian="normal" style:font-style-complex="normal"/>
    </style:style>
    <style:style style:name="T1247" style:family="text">
      <style:text-properties fo:font-style="normal" officeooo:rsid="2e85af6d" style:font-style-asian="normal" style:font-style-complex="normal"/>
    </style:style>
    <style:style style:name="T1248" style:family="text">
      <style:text-properties fo:font-style="normal" officeooo:rsid="2e85f32a" style:font-style-asian="normal" style:font-style-complex="normal"/>
    </style:style>
    <style:style style:name="T1249" style:family="text">
      <style:text-properties fo:font-style="normal" officeooo:rsid="2e898cd3" style:font-style-asian="normal" style:font-style-complex="normal"/>
    </style:style>
    <style:style style:name="T1250" style:family="text">
      <style:text-properties fo:font-style="normal" officeooo:rsid="2e8a804e" style:font-style-asian="normal" style:font-style-complex="normal"/>
    </style:style>
    <style:style style:name="T1251" style:family="text">
      <style:text-properties fo:font-style="normal" officeooo:rsid="2e8bca62" style:font-style-asian="normal" style:font-style-complex="normal"/>
    </style:style>
    <style:style style:name="T1252" style:family="text">
      <style:text-properties fo:font-style="normal" officeooo:rsid="2e91d0de" style:font-style-asian="normal" style:font-style-complex="normal"/>
    </style:style>
    <style:style style:name="T1253" style:family="text">
      <style:text-properties fo:font-style="normal" officeooo:rsid="2e93f25e" style:font-style-asian="normal" style:font-style-complex="normal"/>
    </style:style>
    <style:style style:name="T1254" style:family="text">
      <style:text-properties fo:font-style="normal" officeooo:rsid="2e945605" style:font-style-asian="normal" style:font-style-complex="normal"/>
    </style:style>
    <style:style style:name="T1255" style:family="text">
      <style:text-properties fo:font-style="normal" officeooo:rsid="2e952dae" style:font-style-asian="normal" style:font-style-complex="normal"/>
    </style:style>
    <style:style style:name="T1256" style:family="text">
      <style:text-properties fo:font-style="normal" officeooo:rsid="2e95b5a0" style:font-style-asian="normal" style:font-style-complex="normal"/>
    </style:style>
    <style:style style:name="T1257" style:family="text">
      <style:text-properties fo:font-style="normal" officeooo:rsid="2ecfb6f1" style:font-style-asian="normal" style:font-style-complex="normal"/>
    </style:style>
    <style:style style:name="T1258" style:family="text">
      <style:text-properties fo:font-style="normal" officeooo:rsid="2ed1526a" style:font-style-asian="normal" style:font-style-complex="normal"/>
    </style:style>
    <style:style style:name="T1259" style:family="text">
      <style:text-properties fo:font-style="normal" officeooo:rsid="2ed1f2b2" style:font-style-asian="normal" style:font-style-complex="normal"/>
    </style:style>
    <style:style style:name="T1260" style:family="text">
      <style:text-properties fo:font-style="normal" officeooo:rsid="2e87d34e" style:font-style-asian="normal" style:font-style-complex="normal"/>
    </style:style>
    <style:style style:name="T1261" style:family="text">
      <style:text-properties fo:font-style="normal" officeooo:rsid="2eda371e" style:font-style-asian="normal" style:font-style-complex="normal"/>
    </style:style>
    <style:style style:name="T1262" style:family="text">
      <style:text-properties fo:font-style="normal" officeooo:rsid="2f4c0dcb" style:font-style-asian="normal" style:font-style-complex="normal"/>
    </style:style>
    <style:style style:name="T1263" style:family="text">
      <style:text-properties fo:font-style="normal" officeooo:rsid="2f7ae71e" style:font-style-asian="normal" style:font-style-complex="normal"/>
    </style:style>
    <style:style style:name="T1264" style:family="text">
      <style:text-properties fo:font-style="normal" officeooo:rsid="2f7cbb3e" style:font-style-asian="normal" style:font-style-complex="normal"/>
    </style:style>
    <style:style style:name="T1265" style:family="text">
      <style:text-properties fo:font-style="normal" officeooo:rsid="2f7d0f98" style:font-style-asian="normal" style:font-style-complex="normal"/>
    </style:style>
    <style:style style:name="T1266" style:family="text">
      <style:text-properties fo:font-style="normal" officeooo:rsid="2f85e9e6" style:font-style-asian="normal" style:font-style-complex="normal"/>
    </style:style>
    <style:style style:name="T1267" style:family="text">
      <style:text-properties fo:font-style="normal" officeooo:rsid="2de3a528" style:font-style-asian="normal" style:font-style-complex="normal"/>
    </style:style>
    <style:style style:name="T1268" style:family="text">
      <style:text-properties fo:font-style="normal" officeooo:rsid="2f9e1928" style:font-style-asian="normal" style:font-style-complex="normal"/>
    </style:style>
    <style:style style:name="T1269" style:family="text">
      <style:text-properties fo:font-style="normal" officeooo:rsid="2f9e40b1" style:font-style-asian="normal" style:font-style-complex="normal"/>
    </style:style>
    <style:style style:name="T1270" style:family="text">
      <style:text-properties fo:font-style="normal" officeooo:rsid="2f9efcf8" style:font-style-asian="normal" style:font-style-complex="normal"/>
    </style:style>
    <style:style style:name="T1271" style:family="text">
      <style:text-properties fo:font-style="normal" officeooo:rsid="2fa43d9b" style:font-style-asian="normal" style:font-style-complex="normal"/>
    </style:style>
    <style:style style:name="T1272" style:family="text">
      <style:text-properties fo:font-style="normal" officeooo:rsid="2fc1966a" style:font-style-asian="normal" style:font-style-complex="normal"/>
    </style:style>
    <style:style style:name="T1273" style:family="text">
      <style:text-properties fo:font-style="normal" officeooo:rsid="2fc65321" style:font-style-asian="normal" style:font-style-complex="normal"/>
    </style:style>
    <style:style style:name="T1274" style:family="text">
      <style:text-properties fo:font-style="normal" officeooo:rsid="2fc89c42" style:font-style-asian="normal" style:font-style-complex="normal"/>
    </style:style>
    <style:style style:name="T1275" style:family="text">
      <style:text-properties fo:font-style="normal" officeooo:rsid="2fc911ab" style:font-style-asian="normal" style:font-style-complex="normal"/>
    </style:style>
    <style:style style:name="T1276" style:family="text">
      <style:text-properties fo:font-style="normal" officeooo:rsid="2fcc77c2" style:font-style-asian="normal" style:font-style-complex="normal"/>
    </style:style>
    <style:style style:name="T1277" style:family="text">
      <style:text-properties fo:font-style="normal" officeooo:rsid="2fcd4380" style:font-style-asian="normal" style:font-style-complex="normal"/>
    </style:style>
    <style:style style:name="T1278" style:family="text">
      <style:text-properties fo:font-style="normal" officeooo:rsid="2fd3d35f" style:font-style-asian="normal" style:font-style-complex="normal"/>
    </style:style>
    <style:style style:name="T1279" style:family="text">
      <style:text-properties fo:font-style="normal" officeooo:rsid="2fd65338" style:font-style-asian="normal" style:font-style-complex="normal"/>
    </style:style>
    <style:style style:name="T1280" style:family="text">
      <style:text-properties fo:font-style="normal" officeooo:rsid="2fe6c248" style:font-style-asian="normal" style:font-style-complex="normal"/>
    </style:style>
    <style:style style:name="T1281" style:family="text">
      <style:text-properties fo:font-style="normal" officeooo:rsid="30609787" style:font-style-asian="normal" style:font-style-complex="normal"/>
    </style:style>
    <style:style style:name="T1282" style:family="text">
      <style:text-properties fo:font-style="normal" officeooo:rsid="30623206" style:font-style-asian="normal" style:font-style-complex="normal"/>
    </style:style>
    <style:style style:name="T1283" style:family="text">
      <style:text-properties fo:font-style="normal" officeooo:rsid="1b1133f5" style:font-style-asian="normal" style:font-style-complex="normal"/>
    </style:style>
    <style:style style:name="T1284" style:family="text">
      <style:text-properties fo:font-style="normal" officeooo:rsid="31451aff" style:font-style-asian="normal" style:font-style-complex="normal"/>
    </style:style>
    <style:style style:name="T1285" style:family="text">
      <style:text-properties fo:font-style="normal" officeooo:rsid="3146de2f" style:font-style-asian="normal" style:font-style-complex="normal"/>
    </style:style>
    <style:style style:name="T1286" style:family="text">
      <style:text-properties fo:font-style="normal" officeooo:rsid="1b41fd68" style:font-style-asian="normal" style:font-style-complex="normal"/>
    </style:style>
    <style:style style:name="T1287" style:family="text">
      <style:text-properties fo:font-style="normal" officeooo:rsid="317e46bf" style:font-style-asian="normal" style:font-style-complex="normal"/>
    </style:style>
    <style:style style:name="T1288" style:family="text">
      <style:text-properties fo:font-style="normal" officeooo:rsid="1bdbbaf9" style:font-style-asian="normal" style:font-style-complex="normal"/>
    </style:style>
    <style:style style:name="T1289" style:family="text">
      <style:text-properties fo:font-style="normal" officeooo:rsid="1bddadae" style:font-style-asian="normal" style:font-style-complex="normal"/>
    </style:style>
    <style:style style:name="T1290" style:family="text">
      <style:text-properties fo:font-style="normal" officeooo:rsid="3202d433" style:font-style-asian="normal" style:font-style-complex="normal"/>
    </style:style>
    <style:style style:name="T1291" style:family="text">
      <style:text-properties fo:font-style="normal" officeooo:rsid="32a07628" style:font-style-asian="normal" style:font-style-complex="normal"/>
    </style:style>
    <style:style style:name="T1292" style:family="text">
      <style:text-properties fo:font-style="normal" officeooo:rsid="351367dc" style:font-style-asian="normal" style:font-style-complex="normal"/>
    </style:style>
    <style:style style:name="T1293" style:family="text">
      <style:text-properties fo:font-style="normal" officeooo:rsid="3514d13d" style:font-style-asian="normal" style:font-style-complex="normal"/>
    </style:style>
    <style:style style:name="T1294" style:family="text">
      <style:text-properties fo:font-style="normal" style:text-underline-style="none" style:font-style-asian="normal" style:font-style-complex="normal"/>
    </style:style>
    <style:style style:name="T1295" style:family="text">
      <style:text-properties fo:font-style="normal" style:text-underline-style="none" officeooo:rsid="22f7ad49" style:font-style-asian="normal" style:font-style-complex="normal"/>
    </style:style>
    <style:style style:name="T1296" style:family="text">
      <style:text-properties fo:font-style="normal" fo:font-weight="bold" style:font-style-asian="normal" style:font-weight-asian="bold" style:font-style-complex="normal" style:font-weight-complex="bold"/>
    </style:style>
    <style:style style:name="T1297" style:family="text">
      <style:text-properties fo:font-style="normal" fo:font-weight="bold" officeooo:rsid="25a0872c" style:font-style-asian="normal" style:font-weight-asian="bold" style:font-style-complex="normal" style:font-weight-complex="bold"/>
    </style:style>
    <style:style style:name="T1298" style:family="text">
      <style:text-properties fo:font-style="normal" fo:font-weight="bold" officeooo:rsid="1a4749e8" style:font-style-asian="normal" style:font-weight-asian="bold" style:font-style-complex="normal" style:font-weight-complex="bold"/>
    </style:style>
    <style:style style:name="T1299" style:family="text">
      <style:text-properties fo:font-style="normal" fo:font-weight="bold" officeooo:rsid="2c2e6e7f" style:font-style-asian="normal" style:font-weight-asian="bold" style:font-style-complex="normal" style:font-weight-complex="bold"/>
    </style:style>
    <style:style style:name="T1300" style:family="text">
      <style:text-properties fo:font-style="normal" fo:font-weight="bold" officeooo:rsid="2cd8dc3f" style:font-style-asian="normal" style:font-weight-asian="bold" style:font-style-complex="normal" style:font-weight-complex="bold"/>
    </style:style>
    <style:style style:name="T1301" style:family="text">
      <style:text-properties fo:font-style="normal" fo:font-weight="bold" officeooo:rsid="2de0ec95" style:font-style-asian="normal" style:font-weight-asian="bold" style:font-style-complex="normal" style:font-weight-complex="bold"/>
    </style:style>
    <style:style style:name="T1302" style:family="text">
      <style:text-properties fo:font-style="normal" fo:font-weight="bold" officeooo:rsid="2de2908b" style:font-style-asian="normal" style:font-weight-asian="bold" style:font-style-complex="normal" style:font-weight-complex="bold"/>
    </style:style>
    <style:style style:name="T1303" style:family="text">
      <style:text-properties fo:font-style="normal" fo:font-weight="bold" officeooo:rsid="2def83ce" style:font-style-asian="normal" style:font-weight-asian="bold" style:font-style-complex="normal" style:font-weight-complex="bold"/>
    </style:style>
    <style:style style:name="T1304" style:family="text">
      <style:text-properties fo:font-style="normal" fo:font-weight="bold" officeooo:rsid="2e100a8b" style:font-style-asian="normal" style:font-weight-asian="bold" style:font-style-complex="normal" style:font-weight-complex="bold"/>
    </style:style>
    <style:style style:name="T1305" style:family="text">
      <style:text-properties fo:font-style="normal" fo:font-weight="bold" officeooo:rsid="2e1631b2" style:font-style-asian="normal" style:font-weight-asian="bold" style:font-style-complex="normal" style:font-weight-complex="bold"/>
    </style:style>
    <style:style style:name="T1306" style:family="text">
      <style:text-properties fo:font-style="normal" fo:font-weight="bold" officeooo:rsid="2e2c817f" style:font-style-asian="normal" style:font-weight-asian="bold" style:font-style-complex="normal" style:font-weight-complex="bold"/>
    </style:style>
    <style:style style:name="T1307" style:family="text">
      <style:text-properties fo:font-style="normal" fo:font-weight="bold" officeooo:rsid="2e3084a9" style:font-style-asian="normal" style:font-weight-asian="bold" style:font-style-complex="normal" style:font-weight-complex="bold"/>
    </style:style>
    <style:style style:name="T1308" style:family="text">
      <style:text-properties fo:font-style="normal" fo:font-weight="bold" officeooo:rsid="30577479" style:font-style-asian="normal" style:font-weight-asian="bold" style:font-style-complex="normal" style:font-weight-complex="bold"/>
    </style:style>
    <style:style style:name="T1309" style:family="text">
      <style:text-properties fo:font-style="normal" fo:font-weight="bold" officeooo:rsid="305e2618" style:font-style-asian="normal" style:font-weight-asian="bold" style:font-style-complex="normal" style:font-weight-complex="bold"/>
    </style:style>
    <style:style style:name="T1310" style:family="text">
      <style:text-properties fo:font-style="normal" fo:font-weight="bold" officeooo:rsid="3036e840" style:font-style-asian="normal" style:font-weight-asian="bold" style:font-style-complex="normal" style:font-weight-complex="bold"/>
    </style:style>
    <style:style style:name="T1311" style:family="text">
      <style:text-properties fo:font-style="normal" fo:font-weight="bold" officeooo:rsid="30609787" style:font-style-asian="normal" style:font-weight-asian="bold" style:font-style-complex="normal" style:font-weight-complex="bold"/>
    </style:style>
    <style:style style:name="T1312" style:family="text">
      <style:text-properties fo:font-style="normal" fo:font-weight="bold" officeooo:rsid="30623206" style:font-style-asian="normal" style:font-weight-asian="bold" style:font-style-complex="normal" style:font-weight-complex="bold"/>
    </style:style>
    <style:style style:name="T1313" style:family="text">
      <style:text-properties fo:font-style="normal" fo:font-weight="bold" officeooo:rsid="24393486" style:font-style-asian="normal" style:font-weight-asian="bold" style:font-style-complex="normal" style:font-weight-complex="bold"/>
    </style:style>
    <style:style style:name="T1314" style:family="text">
      <style:text-properties fo:font-style="normal" fo:font-weight="bold" officeooo:rsid="30c0c537" style:font-style-asian="normal" style:font-weight-asian="bold" style:font-style-complex="normal" style:font-weight-complex="bold"/>
    </style:style>
    <style:style style:name="T1315" style:family="text">
      <style:text-properties fo:font-style="normal" fo:font-weight="bold" officeooo:rsid="317e46bf" style:font-style-asian="normal" style:font-weight-asian="bold" style:font-style-complex="normal" style:font-weight-complex="bold"/>
    </style:style>
    <style:style style:name="T1316" style:family="text">
      <style:text-properties fo:font-style="normal" fo:font-weight="bold" officeooo:rsid="3560f8ae" style:font-style-asian="normal" style:font-weight-asian="bold" style:font-style-complex="normal" style:font-weight-complex="bold"/>
    </style:style>
    <style:style style:name="T1317" style:family="text">
      <style:text-properties fo:font-style="normal" fo:font-weight="normal" style:font-style-asian="normal" style:font-weight-asian="normal" style:font-style-complex="normal" style:font-weight-complex="normal"/>
    </style:style>
    <style:style style:name="T1318" style:family="text">
      <style:text-properties fo:font-style="normal" fo:font-weight="normal" officeooo:rsid="19865a9c" style:font-style-asian="normal" style:font-weight-asian="normal" style:font-style-complex="normal" style:font-weight-complex="normal"/>
    </style:style>
    <style:style style:name="T1319" style:family="text">
      <style:text-properties fo:font-style="normal" fo:font-weight="normal" officeooo:rsid="1f4c3fae" style:font-style-asian="normal" style:font-weight-asian="normal" style:font-style-complex="normal" style:font-weight-complex="normal"/>
    </style:style>
    <style:style style:name="T1320" style:family="text">
      <style:text-properties fo:font-style="normal" fo:font-weight="normal" officeooo:rsid="1f4cbbd5" style:font-style-asian="normal" style:font-weight-asian="normal" style:font-style-complex="normal" style:font-weight-complex="normal"/>
    </style:style>
    <style:style style:name="T1321" style:family="text">
      <style:text-properties fo:font-style="normal" fo:font-weight="normal" officeooo:rsid="1f4d0110" style:font-style-asian="normal" style:font-weight-asian="normal" style:font-style-complex="normal" style:font-weight-complex="normal"/>
    </style:style>
    <style:style style:name="T1322" style:family="text">
      <style:text-properties fo:font-style="normal" fo:font-weight="normal" officeooo:rsid="1f78a846" style:font-style-asian="normal" style:font-weight-asian="normal" style:font-style-complex="normal" style:font-weight-complex="normal"/>
    </style:style>
    <style:style style:name="T1323" style:family="text">
      <style:text-properties fo:font-style="normal" fo:font-weight="normal" officeooo:rsid="26586c92" style:font-style-asian="normal" style:font-weight-asian="normal" style:font-style-complex="normal" style:font-weight-complex="normal"/>
    </style:style>
    <style:style style:name="T1324" style:family="text">
      <style:text-properties fo:font-style="normal" fo:font-weight="normal" officeooo:rsid="2b0a79aa" style:font-style-asian="normal" style:font-weight-asian="normal" style:font-style-complex="normal" style:font-weight-complex="normal"/>
    </style:style>
    <style:style style:name="T1325" style:family="text">
      <style:text-properties fo:font-style="normal" fo:font-weight="normal" officeooo:rsid="2b0b9663" style:font-style-asian="normal" style:font-weight-asian="normal" style:font-style-complex="normal" style:font-weight-complex="normal"/>
    </style:style>
    <style:style style:name="T1326" style:family="text">
      <style:text-properties fo:font-style="normal" fo:font-weight="normal" officeooo:rsid="2c188f63" style:font-style-asian="normal" style:font-weight-asian="normal" style:font-style-complex="normal" style:font-weight-complex="normal"/>
    </style:style>
    <style:style style:name="T1327" style:family="text">
      <style:text-properties fo:font-style="normal" fo:font-weight="normal" officeooo:rsid="1a583429" style:font-style-asian="normal" style:font-weight-asian="normal" style:font-style-complex="normal" style:font-weight-complex="normal"/>
    </style:style>
    <style:style style:name="T1328" style:family="text">
      <style:text-properties fo:font-style="normal" fo:font-weight="normal" officeooo:rsid="1a58f3e6" style:font-style-asian="normal" style:font-weight-asian="normal" style:font-style-complex="normal" style:font-weight-complex="normal"/>
    </style:style>
    <style:style style:name="T1329" style:family="text">
      <style:text-properties fo:font-style="normal" fo:font-weight="normal" officeooo:rsid="2de0ec95" style:font-style-asian="normal" style:font-weight-asian="normal" style:font-style-complex="normal" style:font-weight-complex="normal"/>
    </style:style>
    <style:style style:name="T1330" style:family="text">
      <style:text-properties fo:font-style="normal" fo:font-weight="normal" officeooo:rsid="2de28ca0" style:font-style-asian="normal" style:font-weight-asian="normal" style:font-style-complex="normal" style:font-weight-complex="normal"/>
    </style:style>
    <style:style style:name="T1331" style:family="text">
      <style:text-properties fo:font-style="normal" fo:font-weight="normal" officeooo:rsid="2de2908b" style:font-style-asian="normal" style:font-weight-asian="normal" style:font-style-complex="normal" style:font-weight-complex="normal"/>
    </style:style>
    <style:style style:name="T1332" style:family="text">
      <style:text-properties fo:font-style="normal" fo:font-weight="normal" officeooo:rsid="2de35b06" style:font-style-asian="normal" style:font-weight-asian="normal" style:font-style-complex="normal" style:font-weight-complex="normal"/>
    </style:style>
    <style:style style:name="T1333" style:family="text">
      <style:text-properties fo:font-style="normal" fo:font-weight="normal" officeooo:rsid="2ded8653" style:font-style-asian="normal" style:font-weight-asian="normal" style:font-style-complex="normal" style:font-weight-complex="normal"/>
    </style:style>
    <style:style style:name="T1334" style:family="text">
      <style:text-properties fo:font-style="normal" fo:font-weight="normal" officeooo:rsid="2ded8bfb" style:font-style-asian="normal" style:font-weight-asian="normal" style:font-style-complex="normal" style:font-weight-complex="normal"/>
    </style:style>
    <style:style style:name="T1335" style:family="text">
      <style:text-properties fo:font-style="normal" fo:font-weight="normal" officeooo:rsid="2e100a8b" style:font-style-asian="normal" style:font-weight-asian="normal" style:font-style-complex="normal" style:font-weight-complex="normal"/>
    </style:style>
    <style:style style:name="T1336" style:family="text">
      <style:text-properties fo:font-style="normal" fo:font-weight="normal" officeooo:rsid="2e11ab20" style:font-style-asian="normal" style:font-weight-asian="normal" style:font-style-complex="normal" style:font-weight-complex="normal"/>
    </style:style>
    <style:style style:name="T1337" style:family="text">
      <style:text-properties fo:font-style="normal" fo:font-weight="normal" officeooo:rsid="2e1454a6" style:font-style-asian="normal" style:font-weight-asian="normal" style:font-style-complex="normal" style:font-weight-complex="normal"/>
    </style:style>
    <style:style style:name="T1338" style:family="text">
      <style:text-properties fo:font-style="normal" fo:font-weight="normal" officeooo:rsid="2e1631b2" style:font-style-asian="normal" style:font-weight-asian="normal" style:font-style-complex="normal" style:font-weight-complex="normal"/>
    </style:style>
    <style:style style:name="T1339" style:family="text">
      <style:text-properties fo:font-style="normal" fo:font-weight="normal" officeooo:rsid="2e17aec4" style:font-style-asian="normal" style:font-weight-asian="normal" style:font-style-complex="normal" style:font-weight-complex="normal"/>
    </style:style>
    <style:style style:name="T1340" style:family="text">
      <style:text-properties fo:font-style="normal" fo:font-weight="normal" officeooo:rsid="2e18035d" style:font-style-asian="normal" style:font-weight-asian="normal" style:font-style-complex="normal" style:font-weight-complex="normal"/>
    </style:style>
    <style:style style:name="T1341" style:family="text">
      <style:text-properties fo:font-style="normal" fo:font-weight="normal" officeooo:rsid="2e1a2de8" style:font-style-asian="normal" style:font-weight-asian="normal" style:font-style-complex="normal" style:font-weight-complex="normal"/>
    </style:style>
    <style:style style:name="T1342" style:family="text">
      <style:text-properties fo:font-style="normal" fo:font-weight="normal" officeooo:rsid="2e1b27dc" style:font-style-asian="normal" style:font-weight-asian="normal" style:font-style-complex="normal" style:font-weight-complex="normal"/>
    </style:style>
    <style:style style:name="T1343" style:family="text">
      <style:text-properties fo:font-style="normal" fo:font-weight="normal" officeooo:rsid="2fa5fa8c" style:font-style-asian="normal" style:font-weight-asian="normal" style:font-style-complex="normal" style:font-weight-complex="normal"/>
    </style:style>
    <style:style style:name="T1344" style:family="text">
      <style:text-properties fo:font-style="normal" fo:font-weight="normal" officeooo:rsid="2fc4b85e" style:font-style-asian="normal" style:font-weight-asian="normal" style:font-style-complex="normal" style:font-weight-complex="normal"/>
    </style:style>
    <style:style style:name="T1345" style:family="text">
      <style:text-properties fo:font-style="normal" fo:font-weight="normal" officeooo:rsid="2fd13b20" style:font-style-asian="normal" style:font-weight-asian="normal" style:font-style-complex="normal" style:font-weight-complex="normal"/>
    </style:style>
    <style:style style:name="T1346" style:family="text">
      <style:text-properties fo:font-style="normal" fo:font-weight="normal" officeooo:rsid="2fd288b9" style:font-style-asian="normal" style:font-weight-asian="normal" style:font-style-complex="normal" style:font-weight-complex="normal"/>
    </style:style>
    <style:style style:name="T1347" style:family="text">
      <style:text-properties fo:font-style="normal" fo:font-weight="normal" officeooo:rsid="30577479" style:font-style-asian="normal" style:font-weight-asian="normal" style:font-style-complex="normal" style:font-weight-complex="normal"/>
    </style:style>
    <style:style style:name="T1348" style:family="text">
      <style:text-properties officeooo:rsid="201d0560"/>
    </style:style>
    <style:style style:name="T1349" style:family="text">
      <style:text-properties officeooo:rsid="20270e3e"/>
    </style:style>
    <style:style style:name="T1350" style:family="text">
      <style:text-properties officeooo:rsid="2027dbf6"/>
    </style:style>
    <style:style style:name="T1351" style:family="text">
      <style:text-properties officeooo:rsid="20298579"/>
    </style:style>
    <style:style style:name="T1352" style:family="text">
      <style:text-properties officeooo:rsid="203a73cb"/>
    </style:style>
    <style:style style:name="T1353" style:family="text">
      <style:text-properties officeooo:rsid="205345cd"/>
    </style:style>
    <style:style style:name="T1354" style:family="text">
      <style:text-properties officeooo:rsid="2058902b"/>
    </style:style>
    <style:style style:name="T1355" style:family="text">
      <style:text-properties officeooo:rsid="205cb6a1"/>
    </style:style>
    <style:style style:name="T1356" style:family="text">
      <style:text-properties officeooo:rsid="2065587c"/>
    </style:style>
    <style:style style:name="T1357" style:family="text">
      <style:text-properties officeooo:rsid="2068fff3"/>
    </style:style>
    <style:style style:name="T1358" style:family="text">
      <style:text-properties officeooo:rsid="206acc77"/>
    </style:style>
    <style:style style:name="T1359" style:family="text">
      <style:text-properties officeooo:rsid="20768cfb"/>
    </style:style>
    <style:style style:name="T1360" style:family="text">
      <style:text-properties officeooo:rsid="207a19a7"/>
    </style:style>
    <style:style style:name="T1361" style:family="text">
      <style:text-properties officeooo:rsid="207e1207"/>
    </style:style>
    <style:style style:name="T1362" style:family="text">
      <style:text-properties officeooo:rsid="208751d0"/>
    </style:style>
    <style:style style:name="T1363" style:family="text">
      <style:text-properties officeooo:rsid="20889469"/>
    </style:style>
    <style:style style:name="T1364" style:family="text">
      <style:text-properties officeooo:rsid="209a6c6f"/>
    </style:style>
    <style:style style:name="T1365" style:family="text">
      <style:text-properties officeooo:rsid="20a19e91"/>
    </style:style>
    <style:style style:name="T1366" style:family="text">
      <style:text-properties fo:font-size="9.5pt" fo:letter-spacing="0.009cm" fo:language="cs" fo:country="CZ" style:font-size-asian="9.5pt" style:language-asian="cs" style:country-asian="CZ"/>
    </style:style>
    <style:style style:name="T1367" style:family="text">
      <style:text-properties fo:font-size="9.5pt" fo:letter-spacing="0.009cm" fo:language="cs" fo:country="CZ" officeooo:rsid="20aac5d0" style:font-size-asian="9.5pt" style:language-asian="cs" style:country-asian="CZ"/>
    </style:style>
    <style:style style:name="T1368" style:family="text">
      <style:text-properties fo:font-size="9.5pt" fo:letter-spacing="0.009cm" fo:language="cs" fo:country="CZ" officeooo:rsid="20ace839" style:font-size-asian="9.5pt" style:language-asian="cs" style:country-asian="CZ"/>
    </style:style>
    <style:style style:name="T1369" style:family="text">
      <style:text-properties fo:font-size="9.5pt" fo:letter-spacing="0.009cm" fo:language="cs" fo:country="CZ" officeooo:rsid="20a56c6b" style:font-size-asian="9.5pt" style:language-asian="cs" style:country-asian="CZ"/>
    </style:style>
    <style:style style:name="T1370" style:family="text">
      <style:text-properties fo:font-size="9.5pt" fo:letter-spacing="0.009cm" fo:language="cs" fo:country="CZ" officeooo:rsid="20a75113" style:font-size-asian="9.5pt" style:language-asian="cs" style:country-asian="CZ"/>
    </style:style>
    <style:style style:name="T1371" style:family="text">
      <style:text-properties fo:font-size="9.5pt" fo:letter-spacing="0.009cm" fo:language="cs" fo:country="CZ" officeooo:rsid="20af97d2" style:font-size-asian="9.5pt" style:language-asian="cs" style:country-asian="CZ"/>
    </style:style>
    <style:style style:name="T1372" style:family="text">
      <style:text-properties fo:font-size="9.5pt" fo:letter-spacing="0.009cm" fo:language="cs" fo:country="CZ" officeooo:rsid="20b19335" style:font-size-asian="9.5pt" style:language-asian="cs" style:country-asian="CZ"/>
    </style:style>
    <style:style style:name="T1373" style:family="text">
      <style:text-properties fo:font-size="9.5pt" fo:letter-spacing="0.009cm" fo:language="cs" fo:country="CZ" officeooo:rsid="20b709c7" style:font-size-asian="9.5pt" style:language-asian="cs" style:country-asian="CZ"/>
    </style:style>
    <style:style style:name="T1374" style:family="text">
      <style:text-properties fo:font-size="9.5pt" fo:letter-spacing="0.009cm" fo:language="cs" fo:country="CZ" officeooo:rsid="20b85116" style:font-size-asian="9.5pt" style:language-asian="cs" style:country-asian="CZ"/>
    </style:style>
    <style:style style:name="T1375" style:family="text">
      <style:text-properties fo:font-size="9.5pt" fo:letter-spacing="0.009cm" fo:language="cs" fo:country="CZ" officeooo:rsid="20c1c0ac" style:font-size-asian="9.5pt" style:language-asian="cs" style:country-asian="CZ"/>
    </style:style>
    <style:style style:name="T1376" style:family="text">
      <style:text-properties fo:font-size="9.5pt" fo:letter-spacing="0.009cm" fo:language="cs" fo:country="CZ" officeooo:rsid="20c7ab34" style:font-size-asian="9.5pt" style:language-asian="cs" style:country-asian="CZ"/>
    </style:style>
    <style:style style:name="T1377" style:family="text">
      <style:text-properties fo:font-size="9.5pt" fo:letter-spacing="0.009cm" fo:language="cs" fo:country="CZ" officeooo:rsid="20c7e044" style:font-size-asian="9.5pt" style:language-asian="cs" style:country-asian="CZ"/>
    </style:style>
    <style:style style:name="T1378" style:family="text">
      <style:text-properties fo:font-size="9.5pt" fo:letter-spacing="0.009cm" fo:language="cs" fo:country="CZ" officeooo:rsid="20ca50b1" style:font-size-asian="9.5pt" style:language-asian="cs" style:country-asian="CZ"/>
    </style:style>
    <style:style style:name="T1379" style:family="text">
      <style:text-properties fo:font-size="9.5pt" fo:letter-spacing="0.009cm" fo:language="cs" fo:country="CZ" officeooo:rsid="20caf294" style:font-size-asian="9.5pt" style:language-asian="cs" style:country-asian="CZ"/>
    </style:style>
    <style:style style:name="T1380" style:family="text">
      <style:text-properties fo:font-size="9.5pt" fo:letter-spacing="0.009cm" fo:language="cs" fo:country="CZ" officeooo:rsid="21fc73fc" style:font-size-asian="9.5pt" style:language-asian="cs" style:country-asian="CZ"/>
    </style:style>
    <style:style style:name="T1381" style:family="text">
      <style:text-properties fo:font-size="9.5pt" fo:letter-spacing="0.009cm" fo:language="cs" fo:country="CZ" officeooo:rsid="223e7fa9" style:font-size-asian="9.5pt" style:language-asian="cs" style:country-asian="CZ"/>
    </style:style>
    <style:style style:name="T1382" style:family="text">
      <style:text-properties fo:font-size="9.5pt" fo:letter-spacing="0.009cm" fo:language="cs" fo:country="CZ" officeooo:rsid="22462321" style:font-size-asian="9.5pt" style:language-asian="cs" style:country-asian="CZ"/>
    </style:style>
    <style:style style:name="T1383" style:family="text">
      <style:text-properties fo:font-size="9.5pt" fo:letter-spacing="0.009cm" fo:language="cs" fo:country="CZ" officeooo:rsid="2366bc69" style:font-size-asian="9.5pt" style:language-asian="cs" style:country-asian="CZ"/>
    </style:style>
    <style:style style:name="T1384" style:family="text">
      <style:text-properties fo:font-size="9.5pt" fo:letter-spacing="0.009cm" fo:language="cs" fo:country="CZ" officeooo:rsid="236a0e98" style:font-size-asian="9.5pt" style:language-asian="cs" style:country-asian="CZ"/>
    </style:style>
    <style:style style:name="T1385" style:family="text">
      <style:text-properties fo:font-size="9.5pt" fo:letter-spacing="0.009cm" fo:language="cs" fo:country="CZ" officeooo:rsid="24fd5613" style:font-size-asian="9.5pt" style:language-asian="cs" style:country-asian="CZ"/>
    </style:style>
    <style:style style:name="T1386" style:family="text">
      <style:text-properties fo:font-size="9.5pt" fo:letter-spacing="0.009cm" fo:language="cs" fo:country="CZ" officeooo:rsid="24fd7573" style:font-size-asian="9.5pt" style:language-asian="cs" style:country-asian="CZ"/>
    </style:style>
    <style:style style:name="T1387" style:family="text">
      <style:text-properties fo:font-size="9.5pt" fo:letter-spacing="0.009cm" fo:language="cs" fo:country="CZ" officeooo:rsid="2503d268" style:font-size-asian="9.5pt" style:language-asian="cs" style:country-asian="CZ"/>
    </style:style>
    <style:style style:name="T1388" style:family="text">
      <style:text-properties fo:font-size="9.5pt" fo:letter-spacing="0.009cm" fo:language="cs" fo:country="CZ" officeooo:rsid="25047196" style:font-size-asian="9.5pt" style:language-asian="cs" style:country-asian="CZ"/>
    </style:style>
    <style:style style:name="T1389" style:family="text">
      <style:text-properties fo:font-size="9.5pt" fo:letter-spacing="0.009cm" fo:language="cs" fo:country="CZ" officeooo:rsid="25057cc0" style:font-size-asian="9.5pt" style:language-asian="cs" style:country-asian="CZ"/>
    </style:style>
    <style:style style:name="T1390" style:family="text">
      <style:text-properties fo:font-size="9.5pt" fo:letter-spacing="0.009cm" fo:language="cs" fo:country="CZ" officeooo:rsid="25085263" style:font-size-asian="9.5pt" style:language-asian="cs" style:country-asian="CZ"/>
    </style:style>
    <style:style style:name="T1391" style:family="text">
      <style:text-properties fo:font-size="9.5pt" fo:letter-spacing="0.009cm" fo:language="cs" fo:country="CZ" officeooo:rsid="250854d9" style:font-size-asian="9.5pt" style:language-asian="cs" style:country-asian="CZ"/>
    </style:style>
    <style:style style:name="T1392" style:family="text">
      <style:text-properties fo:font-size="9.5pt" fo:letter-spacing="0.009cm" fo:language="cs" fo:country="CZ" officeooo:rsid="2511aac7" style:font-size-asian="9.5pt" style:language-asian="cs" style:country-asian="CZ"/>
    </style:style>
    <style:style style:name="T1393" style:family="text">
      <style:text-properties fo:font-size="9.5pt" fo:letter-spacing="0.009cm" fo:language="cs" fo:country="CZ" officeooo:rsid="2514d94b" style:font-size-asian="9.5pt" style:language-asian="cs" style:country-asian="CZ"/>
    </style:style>
    <style:style style:name="T1394" style:family="text">
      <style:text-properties fo:font-size="9.5pt" fo:letter-spacing="0.009cm" fo:language="cs" fo:country="CZ" officeooo:rsid="25172e89" style:font-size-asian="9.5pt" style:language-asian="cs" style:country-asian="CZ"/>
    </style:style>
    <style:style style:name="T1395" style:family="text">
      <style:text-properties fo:font-size="9.5pt" fo:letter-spacing="0.009cm" fo:language="cs" fo:country="CZ" officeooo:rsid="2517543e" style:font-size-asian="9.5pt" style:language-asian="cs" style:country-asian="CZ"/>
    </style:style>
    <style:style style:name="T1396" style:family="text">
      <style:text-properties fo:font-size="9.5pt" fo:letter-spacing="0.009cm" fo:language="cs" fo:country="CZ" officeooo:rsid="2518ab17" style:font-size-asian="9.5pt" style:language-asian="cs" style:country-asian="CZ"/>
    </style:style>
    <style:style style:name="T1397" style:family="text">
      <style:text-properties fo:font-size="9.5pt" fo:letter-spacing="0.009cm" fo:language="cs" fo:country="CZ" officeooo:rsid="25193a8d" style:font-size-asian="9.5pt" style:language-asian="cs" style:country-asian="CZ"/>
    </style:style>
    <style:style style:name="T1398" style:family="text">
      <style:text-properties fo:font-size="9.5pt" fo:letter-spacing="0.009cm" fo:language="cs" fo:country="CZ" officeooo:rsid="251a8563" style:font-size-asian="9.5pt" style:language-asian="cs" style:country-asian="CZ"/>
    </style:style>
    <style:style style:name="T1399" style:family="text">
      <style:text-properties fo:font-size="9.5pt" fo:letter-spacing="0.009cm" fo:language="cs" fo:country="CZ" officeooo:rsid="251b4fd4" style:font-size-asian="9.5pt" style:language-asian="cs" style:country-asian="CZ"/>
    </style:style>
    <style:style style:name="T1400" style:family="text">
      <style:text-properties fo:font-size="9.5pt" fo:letter-spacing="0.009cm" fo:language="cs" fo:country="CZ" officeooo:rsid="251c1b9b" style:font-size-asian="9.5pt" style:language-asian="cs" style:country-asian="CZ"/>
    </style:style>
    <style:style style:name="T1401" style:family="text">
      <style:text-properties fo:font-size="9.5pt" fo:letter-spacing="0.009cm" fo:language="cs" fo:country="CZ" officeooo:rsid="251cc7bb" style:font-size-asian="9.5pt" style:language-asian="cs" style:country-asian="CZ"/>
    </style:style>
    <style:style style:name="T1402" style:family="text">
      <style:text-properties fo:font-size="9.5pt" fo:letter-spacing="0.009cm" fo:language="cs" fo:country="CZ" officeooo:rsid="251d440f" style:font-size-asian="9.5pt" style:language-asian="cs" style:country-asian="CZ"/>
    </style:style>
    <style:style style:name="T1403" style:family="text">
      <style:text-properties fo:font-size="9.5pt" fo:letter-spacing="0.009cm" fo:language="cs" fo:country="CZ" officeooo:rsid="2855eaa6" style:font-size-asian="9.5pt" style:language-asian="cs" style:country-asian="CZ"/>
    </style:style>
    <style:style style:name="T1404" style:family="text">
      <style:text-properties fo:font-size="9.5pt" fo:letter-spacing="0.009cm" fo:language="cs" fo:country="CZ" officeooo:rsid="285c2fe7" style:font-size-asian="9.5pt" style:language-asian="cs" style:country-asian="CZ"/>
    </style:style>
    <style:style style:name="T1405" style:family="text">
      <style:text-properties fo:font-size="9.5pt" fo:letter-spacing="0.009cm" fo:language="cs" fo:country="CZ" officeooo:rsid="285cc5b9" style:font-size-asian="9.5pt" style:language-asian="cs" style:country-asian="CZ"/>
    </style:style>
    <style:style style:name="T1406" style:family="text">
      <style:text-properties fo:font-size="9.5pt" fo:letter-spacing="0.009cm" fo:language="cs" fo:country="CZ" officeooo:rsid="2b03ed16" style:font-size-asian="9.5pt" style:language-asian="cs" style:country-asian="CZ"/>
    </style:style>
    <style:style style:name="T1407" style:family="text">
      <style:text-properties fo:font-size="9.5pt" fo:letter-spacing="0.009cm" fo:language="cs" fo:country="CZ" officeooo:rsid="2b05b4e8" style:font-size-asian="9.5pt" style:language-asian="cs" style:country-asian="CZ"/>
    </style:style>
    <style:style style:name="T1408" style:family="text">
      <style:text-properties fo:font-size="9.5pt" fo:letter-spacing="0.009cm" fo:language="cs" fo:country="CZ" officeooo:rsid="2b06eaf6" style:font-size-asian="9.5pt" style:language-asian="cs" style:country-asian="CZ"/>
    </style:style>
    <style:style style:name="T1409" style:family="text">
      <style:text-properties fo:font-size="9.5pt" fo:letter-spacing="0.009cm" fo:language="cs" fo:country="CZ" officeooo:rsid="2b088f1e" style:font-size-asian="9.5pt" style:language-asian="cs" style:country-asian="CZ"/>
    </style:style>
    <style:style style:name="T1410" style:family="text">
      <style:text-properties fo:font-size="9.5pt" fo:letter-spacing="0.009cm" fo:language="cs" fo:country="CZ" officeooo:rsid="2b089e62" style:font-size-asian="9.5pt" style:language-asian="cs" style:country-asian="CZ"/>
    </style:style>
    <style:style style:name="T1411" style:family="text">
      <style:text-properties fo:font-size="9.5pt" fo:letter-spacing="0.009cm" fo:language="cs" fo:country="CZ" officeooo:rsid="2b09058d" style:font-size-asian="9.5pt" style:language-asian="cs" style:country-asian="CZ"/>
    </style:style>
    <style:style style:name="T1412" style:family="text">
      <style:text-properties fo:font-size="9.5pt" fo:letter-spacing="0.009cm" fo:language="cs" fo:country="CZ" officeooo:rsid="2b0ec9f3" style:font-size-asian="9.5pt" style:language-asian="cs" style:country-asian="CZ"/>
    </style:style>
    <style:style style:name="T1413" style:family="text">
      <style:text-properties fo:font-size="9.5pt" fo:letter-spacing="0.009cm" fo:language="cs" fo:country="CZ" officeooo:rsid="2b1179df" style:font-size-asian="9.5pt" style:language-asian="cs" style:country-asian="CZ"/>
    </style:style>
    <style:style style:name="T1414" style:family="text">
      <style:text-properties fo:font-size="9.5pt" fo:letter-spacing="0.009cm" fo:language="cs" fo:country="CZ" officeooo:rsid="2b13cc28" style:font-size-asian="9.5pt" style:language-asian="cs" style:country-asian="CZ"/>
    </style:style>
    <style:style style:name="T1415" style:family="text">
      <style:text-properties fo:font-size="9.5pt" fo:letter-spacing="0.009cm" fo:language="cs" fo:country="CZ" officeooo:rsid="2b4e1284" style:font-size-asian="9.5pt" style:language-asian="cs" style:country-asian="CZ"/>
    </style:style>
    <style:style style:name="T1416" style:family="text">
      <style:text-properties fo:font-size="9.5pt" fo:letter-spacing="0.009cm" fo:language="cs" fo:country="CZ" officeooo:rsid="2b4ec87f" style:font-size-asian="9.5pt" style:language-asian="cs" style:country-asian="CZ"/>
    </style:style>
    <style:style style:name="T1417" style:family="text">
      <style:text-properties fo:font-size="9.5pt" fo:letter-spacing="0.009cm" fo:language="cs" fo:country="CZ" officeooo:rsid="2b5134e3" style:font-size-asian="9.5pt" style:language-asian="cs" style:country-asian="CZ"/>
    </style:style>
    <style:style style:name="T1418" style:family="text">
      <style:text-properties fo:font-size="9.5pt" fo:letter-spacing="0.009cm" fo:language="cs" fo:country="CZ" officeooo:rsid="2bbfd1e0" style:font-size-asian="9.5pt" style:language-asian="cs" style:country-asian="CZ"/>
    </style:style>
    <style:style style:name="T1419" style:family="text">
      <style:text-properties fo:font-size="9.5pt" fo:letter-spacing="0.009cm" fo:language="cs" fo:country="CZ" fo:font-style="italic"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21"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2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2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2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3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3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3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35" style:family="text">
      <style:text-properties fo:font-size="9.5pt" fo:letter-spacing="0.009cm" fo:language="cs" fo:country="CZ" fo:font-style="normal" style:font-size-asian="9.5pt" style:language-asian="cs" style:country-asian="CZ" style:font-style-asian="normal" style:font-style-complex="normal"/>
    </style:style>
    <style:style style:name="T143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3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38" style:family="text">
      <style:text-properties fo:font-size="9.5pt" fo:letter-spacing="0.009cm" fo:language="en" fo:country="US" officeooo:rsid="20b19335" style:font-size-asian="9.5pt" style:language-asian="cs" style:country-asian="CZ"/>
    </style:style>
    <style:style style:name="T1439" style:family="text">
      <style:text-properties fo:font-size="9.5pt" fo:language="cs" fo:country="CZ" style:font-size-asian="9.5pt" style:language-asian="cs" style:country-asian="CZ"/>
    </style:style>
    <style:style style:name="T1440" style:family="text">
      <style:text-properties fo:font-size="9.5pt" fo:language="cs" fo:country="CZ" officeooo:rsid="227d5938" style:font-size-asian="9.5pt" style:language-asian="cs" style:country-asian="CZ"/>
    </style:style>
    <style:style style:name="T1441" style:family="text">
      <style:text-properties fo:font-size="9.5pt" fo:language="cs" fo:country="CZ" officeooo:rsid="2858b2e9" style:font-size-asian="9.5pt" style:language-asian="cs" style:country-asian="CZ"/>
    </style:style>
    <style:style style:name="T1442" style:family="text">
      <style:text-properties fo:font-size="9.5pt" fo:language="cs" fo:country="CZ" officeooo:rsid="285a490a" style:font-size-asian="9.5pt" style:language-asian="cs" style:country-asian="CZ"/>
    </style:style>
    <style:style style:name="T1443" style:family="text">
      <style:text-properties fo:language="en" fo:country="US"/>
    </style:style>
    <style:style style:name="T1444" style:family="text">
      <style:text-properties fo:language="en" fo:country="US" officeooo:rsid="20f1f757"/>
    </style:style>
    <style:style style:name="T1445" style:family="text">
      <style:text-properties fo:language="en" fo:country="US" officeooo:rsid="2718b236"/>
    </style:style>
    <style:style style:name="T1446" style:family="text">
      <style:text-properties fo:language="en" fo:country="US" fo:font-weight="normal" officeooo:rsid="2718b236" style:font-weight-asian="normal" style:font-weight-complex="normal"/>
    </style:style>
    <style:style style:name="T1447" style:family="text">
      <style:text-properties fo:language="en" fo:country="US" fo:font-weight="normal" officeooo:rsid="28acefdc" style:font-weight-asian="normal" style:font-weight-complex="normal"/>
    </style:style>
    <style:style style:name="T1448" style:family="text">
      <style:text-properties fo:language="en" fo:country="US" officeooo:rsid="2718f0f3"/>
    </style:style>
    <style:style style:name="T1449" style:family="text">
      <style:text-properties fo:language="en" fo:country="US" officeooo:rsid="2718b236" fo:background-color="transparent" loext:char-shading-value="0"/>
    </style:style>
    <style:style style:name="T1450" style:family="text">
      <style:text-properties fo:language="en" fo:country="US" officeooo:rsid="2cf2a3f4" style:language-asian="cs" style:country-asian="CZ"/>
    </style:style>
    <style:style style:name="T1451" style:family="text">
      <style:text-properties fo:language="en" fo:country="US" officeooo:rsid="2a3f98d4"/>
    </style:style>
    <style:style style:name="T1452" style:family="text">
      <style:text-properties fo:language="en" fo:country="US" officeooo:rsid="2b40571e"/>
    </style:style>
    <style:style style:name="T1453" style:family="text">
      <style:text-properties fo:language="en" fo:country="US" officeooo:rsid="2b54f678"/>
    </style:style>
    <style:style style:name="T1454" style:family="text">
      <style:text-properties fo:language="en" fo:country="US" officeooo:rsid="2c376dc4"/>
    </style:style>
    <style:style style:name="T1455" style:family="text">
      <style:text-properties fo:language="en" fo:country="US" officeooo:rsid="2dba7a68"/>
    </style:style>
    <style:style style:name="T1456" style:family="text">
      <style:text-properties fo:language="en" fo:country="US" officeooo:rsid="2dbc465c"/>
    </style:style>
    <style:style style:name="T1457" style:family="text">
      <style:text-properties fo:language="en" fo:country="US" fo:font-weight="bold" officeooo:rsid="28acefdc" style:font-weight-asian="bold" style:font-weight-complex="bold"/>
    </style:style>
    <style:style style:name="T1458" style:family="text">
      <style:text-properties fo:language="en" fo:country="US" officeooo:rsid="2ea7775a"/>
    </style:style>
    <style:style style:name="T1459" style:family="text">
      <style:text-properties fo:language="en" fo:country="US" officeooo:rsid="2f28f0b3"/>
    </style:style>
    <style:style style:name="T1460" style:family="text">
      <style:text-properties fo:language="en" fo:country="US" officeooo:rsid="2f995592"/>
    </style:style>
    <style:style style:name="T1461" style:family="text">
      <style:text-properties fo:language="en" fo:country="US" officeooo:rsid="2ffe26dc"/>
    </style:style>
    <style:style style:name="T1462" style:family="text">
      <style:text-properties fo:language="en" fo:country="US" officeooo:rsid="302bd7c0"/>
    </style:style>
    <style:style style:name="T1463" style:family="text">
      <style:text-properties fo:language="en" fo:country="US" officeooo:rsid="30310a13"/>
    </style:style>
    <style:style style:name="T1464" style:family="text">
      <style:text-properties fo:language="en" fo:country="US" fo:font-style="italic" style:font-style-asian="italic" style:font-style-complex="italic"/>
    </style:style>
    <style:style style:name="T1465" style:family="text">
      <style:text-properties fo:language="en" fo:country="US" officeooo:rsid="30747be6"/>
    </style:style>
    <style:style style:name="T1466" style:family="text">
      <style:text-properties fo:language="en" fo:country="US" officeooo:rsid="30cc51d2"/>
    </style:style>
    <style:style style:name="T1467" style:family="text">
      <style:text-properties fo:language="en" fo:country="US" officeooo:rsid="31282e0a"/>
    </style:style>
    <style:style style:name="T1468" style:family="text">
      <style:text-properties fo:language="en" fo:country="US" officeooo:rsid="3138eb18"/>
    </style:style>
    <style:style style:name="T1469" style:family="text">
      <style:text-properties fo:language="en" fo:country="US" fo:font-style="normal" officeooo:rsid="317e46bf" style:font-style-asian="normal" style:font-style-complex="normal"/>
    </style:style>
    <style:style style:name="T1470" style:family="text">
      <style:text-properties fo:language="en" fo:country="US" officeooo:rsid="2fb51893"/>
    </style:style>
    <style:style style:name="T1471" style:family="text">
      <style:text-properties fo:language="en" fo:country="US" officeooo:rsid="332974ae"/>
    </style:style>
    <style:style style:name="T1472" style:family="text">
      <style:text-properties fo:language="en" fo:country="US" officeooo:rsid="3386bd80"/>
    </style:style>
    <style:style style:name="T1473" style:family="text">
      <style:text-properties fo:language="en" fo:country="US" officeooo:rsid="33d8aadc"/>
    </style:style>
    <style:style style:name="T1474" style:family="text">
      <style:text-properties fo:language="en" fo:country="US" officeooo:rsid="33e819f3"/>
    </style:style>
    <style:style style:name="T1475" style:family="text">
      <style:text-properties fo:language="en" fo:country="US" officeooo:rsid="340e76e5"/>
    </style:style>
    <style:style style:name="T1476" style:family="text">
      <style:text-properties officeooo:rsid="20f7086f"/>
    </style:style>
    <style:style style:name="T1477" style:family="text">
      <style:text-properties officeooo:rsid="211e75b5"/>
    </style:style>
    <style:style style:name="T1478" style:family="text">
      <style:text-properties officeooo:rsid="213d0be9"/>
    </style:style>
    <style:style style:name="T1479" style:family="text">
      <style:text-properties officeooo:rsid="214ce48d"/>
    </style:style>
    <style:style style:name="T1480" style:family="text">
      <style:text-properties officeooo:rsid="2163e5a4"/>
    </style:style>
    <style:style style:name="T1481" style:family="text">
      <style:text-properties officeooo:rsid="2164a9a6"/>
    </style:style>
    <style:style style:name="T1482" style:family="text">
      <style:text-properties officeooo:rsid="218eee67"/>
    </style:style>
    <style:style style:name="T1483" style:family="text">
      <style:text-properties officeooo:rsid="2195b040"/>
    </style:style>
    <style:style style:name="T1484" style:family="text">
      <style:text-properties officeooo:rsid="2197e806"/>
    </style:style>
    <style:style style:name="T1485" style:family="text">
      <style:text-properties officeooo:rsid="2198b31a"/>
    </style:style>
    <style:style style:name="T1486" style:family="text">
      <style:text-properties officeooo:rsid="21996beb"/>
    </style:style>
    <style:style style:name="T1487" style:family="text">
      <style:text-properties officeooo:rsid="21a922d0"/>
    </style:style>
    <style:style style:name="T1488" style:family="text">
      <style:text-properties officeooo:rsid="21adb664"/>
    </style:style>
    <style:style style:name="T1489" style:family="text">
      <style:text-properties officeooo:rsid="21b04fb0"/>
    </style:style>
    <style:style style:name="T1490" style:family="text">
      <style:text-properties officeooo:rsid="21b1e115"/>
    </style:style>
    <style:style style:name="T1491" style:family="text">
      <style:text-properties officeooo:rsid="21b3d0c4"/>
    </style:style>
    <style:style style:name="T1492" style:family="text">
      <style:text-properties officeooo:rsid="21b6cacf"/>
    </style:style>
    <style:style style:name="T1493" style:family="text">
      <style:text-properties officeooo:rsid="21b97db2"/>
    </style:style>
    <style:style style:name="T1494" style:family="text">
      <style:text-properties officeooo:rsid="21d6f3b6"/>
    </style:style>
    <style:style style:name="T1495" style:family="text">
      <style:text-properties officeooo:rsid="21d77dca"/>
    </style:style>
    <style:style style:name="T1496" style:family="text">
      <style:text-properties officeooo:rsid="21d784b3"/>
    </style:style>
    <style:style style:name="T1497" style:family="text">
      <style:text-properties officeooo:rsid="21d9cbd9"/>
    </style:style>
    <style:style style:name="T1498" style:family="text">
      <style:text-properties officeooo:rsid="21e28bc8"/>
    </style:style>
    <style:style style:name="T1499" style:family="text">
      <style:text-properties officeooo:rsid="21e40ee3"/>
    </style:style>
    <style:style style:name="T1500" style:family="text">
      <style:text-properties officeooo:rsid="21e88bb8"/>
    </style:style>
    <style:style style:name="T1501" style:family="text">
      <style:text-properties officeooo:rsid="2209a5d2"/>
    </style:style>
    <style:style style:name="T1502" style:family="text">
      <style:text-properties officeooo:rsid="220b2653"/>
    </style:style>
    <style:style style:name="T1503" style:family="text">
      <style:text-properties officeooo:rsid="220d11cf"/>
    </style:style>
    <style:style style:name="T1504" style:family="text">
      <style:text-properties officeooo:rsid="220e90a3"/>
    </style:style>
    <style:style style:name="T1505" style:family="text">
      <style:text-properties officeooo:rsid="20f1f757"/>
    </style:style>
    <style:style style:name="T1506" style:family="text">
      <style:text-properties officeooo:rsid="22439781"/>
    </style:style>
    <style:style style:name="T1507" style:family="text">
      <style:text-properties officeooo:rsid="22447983"/>
    </style:style>
    <style:style style:name="T1508" style:family="text">
      <style:text-properties officeooo:rsid="224eb86c"/>
    </style:style>
    <style:style style:name="T1509" style:family="text">
      <style:text-properties officeooo:rsid="2264f721"/>
    </style:style>
    <style:style style:name="T1510" style:family="text">
      <style:text-properties officeooo:rsid="228a945e"/>
    </style:style>
    <style:style style:name="T1511" style:family="text">
      <style:text-properties officeooo:rsid="2298b5b6"/>
    </style:style>
    <style:style style:name="T1512" style:family="text">
      <style:text-properties officeooo:rsid="229b2d63"/>
    </style:style>
    <style:style style:name="T1513" style:family="text">
      <style:text-properties officeooo:rsid="22a758fa"/>
    </style:style>
    <style:style style:name="T1514" style:family="text">
      <style:text-properties officeooo:rsid="22ac7656"/>
    </style:style>
    <style:style style:name="T1515" style:family="text">
      <style:text-properties officeooo:rsid="22b85964"/>
    </style:style>
    <style:style style:name="T1516" style:family="text">
      <style:text-properties officeooo:rsid="22ba25be"/>
    </style:style>
    <style:style style:name="T1517" style:family="text">
      <style:text-properties officeooo:rsid="22bd1088"/>
    </style:style>
    <style:style style:name="T1518" style:family="text">
      <style:text-properties officeooo:rsid="22c43c3b"/>
    </style:style>
    <style:style style:name="T1519" style:family="text">
      <style:text-properties officeooo:rsid="22d30b1a"/>
    </style:style>
    <style:style style:name="T1520" style:family="text">
      <style:text-properties officeooo:rsid="204f4e25"/>
    </style:style>
    <style:style style:name="T1521" style:family="text">
      <style:text-properties officeooo:rsid="22d854a9"/>
    </style:style>
    <style:style style:name="T1522" style:family="text">
      <style:text-properties officeooo:rsid="22dd5c36"/>
    </style:style>
    <style:style style:name="T1523" style:family="text">
      <style:text-properties officeooo:rsid="22defc71"/>
    </style:style>
    <style:style style:name="T1524" style:family="text">
      <style:text-properties officeooo:rsid="22e50c1a"/>
    </style:style>
    <style:style style:name="T1525" style:family="text">
      <style:text-properties officeooo:rsid="2022d038"/>
    </style:style>
    <style:style style:name="T1526" style:family="text">
      <style:text-properties officeooo:rsid="22e5bb83"/>
    </style:style>
    <style:style style:name="T1527" style:family="text">
      <style:text-properties officeooo:rsid="22e7537f"/>
    </style:style>
    <style:style style:name="T1528" style:family="text">
      <style:text-properties officeooo:rsid="22f5da9a"/>
    </style:style>
    <style:style style:name="T1529" style:family="text">
      <style:text-properties officeooo:rsid="2304ad9b"/>
    </style:style>
    <style:style style:name="T1530" style:family="text">
      <style:text-properties officeooo:rsid="2305469b"/>
    </style:style>
    <style:style style:name="T1531" style:family="text">
      <style:text-properties officeooo:rsid="2305659e"/>
    </style:style>
    <style:style style:name="T1532" style:family="text">
      <style:text-properties officeooo:rsid="232f7481"/>
    </style:style>
    <style:style style:name="T1533" style:family="text">
      <style:text-properties officeooo:rsid="2331678d"/>
    </style:style>
    <style:style style:name="T1534" style:family="text">
      <style:text-properties officeooo:rsid="2332d987"/>
    </style:style>
    <style:style style:name="T1535" style:family="text">
      <style:text-properties officeooo:rsid="2332e601"/>
    </style:style>
    <style:style style:name="T1536" style:family="text">
      <style:text-properties officeooo:rsid="2349a476"/>
    </style:style>
    <style:style style:name="T1537" style:family="text">
      <style:text-properties officeooo:rsid="2349b8a1"/>
    </style:style>
    <style:style style:name="T1538" style:family="text">
      <style:text-properties officeooo:rsid="234a7ac3"/>
    </style:style>
    <style:style style:name="T1539" style:family="text">
      <style:text-properties officeooo:rsid="234c1eda"/>
    </style:style>
    <style:style style:name="T1540" style:family="text">
      <style:text-properties officeooo:rsid="234c7f7d"/>
    </style:style>
    <style:style style:name="T1541" style:family="text">
      <style:text-properties officeooo:rsid="234e0d17"/>
    </style:style>
    <style:style style:name="T1542" style:family="text">
      <style:text-properties officeooo:rsid="235399e7"/>
    </style:style>
    <style:style style:name="T1543" style:family="text">
      <style:text-properties officeooo:rsid="2356c6ea"/>
    </style:style>
    <style:style style:name="T1544" style:family="text">
      <style:text-properties officeooo:rsid="23585241"/>
    </style:style>
    <style:style style:name="T1545" style:family="text">
      <style:text-properties officeooo:rsid="2358e570"/>
    </style:style>
    <style:style style:name="T1546" style:family="text">
      <style:text-properties officeooo:rsid="235b4c7d"/>
    </style:style>
    <style:style style:name="T1547" style:family="text">
      <style:text-properties officeooo:rsid="23637825"/>
    </style:style>
    <style:style style:name="T1548" style:family="text">
      <style:text-properties officeooo:rsid="236484a9"/>
    </style:style>
    <style:style style:name="T1549" style:family="text">
      <style:text-properties officeooo:rsid="236c8ad4"/>
    </style:style>
    <style:style style:name="T1550" style:family="text">
      <style:text-properties officeooo:rsid="2295c09f"/>
    </style:style>
    <style:style style:name="T1551" style:family="text">
      <style:text-properties officeooo:rsid="22a655ef"/>
    </style:style>
    <style:style style:name="T1552" style:family="text">
      <style:text-properties officeooo:rsid="21c8752c"/>
    </style:style>
    <style:style style:name="T1553" style:family="text">
      <style:text-properties officeooo:rsid="236db2ab"/>
    </style:style>
    <style:style style:name="T1554" style:family="text">
      <style:text-properties officeooo:rsid="22cc5d09"/>
    </style:style>
    <style:style style:name="T1555" style:family="text">
      <style:text-properties officeooo:rsid="22c85621"/>
    </style:style>
    <style:style style:name="T1556" style:family="text">
      <style:text-properties officeooo:rsid="22c8d110"/>
    </style:style>
    <style:style style:name="T1557" style:family="text">
      <style:text-properties officeooo:rsid="22a871c9"/>
    </style:style>
    <style:style style:name="T1558" style:family="text">
      <style:text-properties officeooo:rsid="23751612"/>
    </style:style>
    <style:style style:name="T1559" style:family="text">
      <style:text-properties officeooo:rsid="2376cc3a"/>
    </style:style>
    <style:style style:name="T1560" style:family="text">
      <style:text-properties officeooo:rsid="2376f410"/>
    </style:style>
    <style:style style:name="T1561" style:family="text">
      <style:text-properties officeooo:rsid="237987a4"/>
    </style:style>
    <style:style style:name="T1562" style:family="text">
      <style:text-properties officeooo:rsid="23ac06b8"/>
    </style:style>
    <style:style style:name="T1563" style:family="text">
      <style:text-properties officeooo:rsid="23adf46b"/>
    </style:style>
    <style:style style:name="T1564" style:family="text">
      <style:text-properties officeooo:rsid="23b0ce43"/>
    </style:style>
    <style:style style:name="T1565" style:family="text">
      <style:text-properties officeooo:rsid="23c07497"/>
    </style:style>
    <style:style style:name="T1566" style:family="text">
      <style:text-properties officeooo:rsid="23c30856"/>
    </style:style>
    <style:style style:name="T1567" style:family="text">
      <style:text-properties officeooo:rsid="23e1443b"/>
    </style:style>
    <style:style style:name="T1568" style:family="text">
      <style:text-properties officeooo:rsid="23f9895c"/>
    </style:style>
    <style:style style:name="T1569" style:family="text">
      <style:text-properties officeooo:rsid="23fb23e7"/>
    </style:style>
    <style:style style:name="T1570" style:family="text">
      <style:text-properties officeooo:rsid="2432a1ec"/>
    </style:style>
    <style:style style:name="T1571" style:family="text">
      <style:text-properties officeooo:rsid="2436a92f"/>
    </style:style>
    <style:style style:name="T1572" style:family="text">
      <style:text-properties officeooo:rsid="24393486"/>
    </style:style>
    <style:style style:name="T1573" style:family="text">
      <style:text-properties officeooo:rsid="243a354b"/>
    </style:style>
    <style:style style:name="T1574" style:family="text">
      <style:text-properties officeooo:rsid="243e32f5"/>
    </style:style>
    <style:style style:name="T1575" style:family="text">
      <style:text-properties officeooo:rsid="243e4498"/>
    </style:style>
    <style:style style:name="T1576" style:family="text">
      <style:text-properties officeooo:rsid="2445badc"/>
    </style:style>
    <style:style style:name="T1577" style:family="text">
      <style:text-properties officeooo:rsid="2447010a"/>
    </style:style>
    <style:style style:name="T1578" style:family="text">
      <style:text-properties officeooo:rsid="2459ac89"/>
    </style:style>
    <style:style style:name="T1579" style:family="text">
      <style:text-properties fo:font-weight="bold" style:font-weight-asian="bold" style:font-weight-complex="bold"/>
    </style:style>
    <style:style style:name="T1580" style:family="text">
      <style:text-properties fo:font-weight="bold" officeooo:rsid="2459ac89" style:font-weight-asian="bold" style:font-weight-complex="bold"/>
    </style:style>
    <style:style style:name="T1581" style:family="text">
      <style:text-properties fo:font-weight="bold" officeooo:rsid="25f2d04a" style:font-weight-asian="bold" style:font-weight-complex="bold"/>
    </style:style>
    <style:style style:name="T1582" style:family="text">
      <style:text-properties fo:font-weight="bold" officeooo:rsid="26f112c4" style:font-weight-asian="bold" style:font-weight-complex="bold"/>
    </style:style>
    <style:style style:name="T1583" style:family="text">
      <style:text-properties fo:font-weight="bold" officeooo:rsid="2718b236" style:font-weight-asian="bold" style:font-weight-complex="bold"/>
    </style:style>
    <style:style style:name="T1584" style:family="text">
      <style:text-properties fo:font-weight="bold" officeooo:rsid="27911d11" style:font-weight-asian="bold" style:font-weight-complex="bold"/>
    </style:style>
    <style:style style:name="T1585" style:family="text">
      <style:text-properties fo:font-weight="bold" officeooo:rsid="27c86e38" style:font-weight-asian="bold" style:font-weight-complex="bold"/>
    </style:style>
    <style:style style:name="T1586" style:family="text">
      <style:text-properties fo:font-weight="bold" officeooo:rsid="282f1ba6" style:font-weight-asian="bold" style:font-weight-complex="bold"/>
    </style:style>
    <style:style style:name="T1587" style:family="text">
      <style:text-properties fo:font-weight="bold" officeooo:rsid="1a4594f8" style:font-weight-asian="bold" style:font-weight-complex="bold"/>
    </style:style>
    <style:style style:name="T1588" style:family="text">
      <style:text-properties fo:font-weight="bold" officeooo:rsid="1ba0195d" style:font-weight-asian="bold" style:font-weight-complex="bold"/>
    </style:style>
    <style:style style:name="T1589" style:family="text">
      <style:text-properties fo:font-weight="bold" officeooo:rsid="2950f66b" style:font-weight-asian="bold" style:font-weight-complex="bold"/>
    </style:style>
    <style:style style:name="T1590" style:family="text">
      <style:text-properties fo:font-weight="bold" officeooo:rsid="29601fa7" style:font-weight-asian="bold" style:font-weight-complex="bold"/>
    </style:style>
    <style:style style:name="T1591" style:family="text">
      <style:text-properties fo:font-weight="bold" officeooo:rsid="2a3baf2e" style:font-weight-asian="bold" style:font-weight-complex="bold"/>
    </style:style>
    <style:style style:name="T1592" style:family="text">
      <style:text-properties fo:font-weight="bold" officeooo:rsid="2adab1f3" style:font-weight-asian="bold" style:font-weight-complex="bold"/>
    </style:style>
    <style:style style:name="T1593" style:family="text">
      <style:text-properties fo:font-weight="bold" officeooo:rsid="2415a15d" style:font-weight-asian="bold" style:font-weight-complex="bold"/>
    </style:style>
    <style:style style:name="T1594" style:family="text">
      <style:text-properties fo:font-weight="bold" officeooo:rsid="2c13b2bd" style:font-weight-asian="bold" style:font-weight-complex="bold"/>
    </style:style>
    <style:style style:name="T1595" style:family="text">
      <style:text-properties fo:font-weight="bold" officeooo:rsid="2c1562ff" style:font-weight-asian="bold" style:font-weight-complex="bold"/>
    </style:style>
    <style:style style:name="T1596" style:family="text">
      <style:text-properties fo:font-weight="bold" officeooo:rsid="2c188f63" style:font-weight-asian="bold" style:font-weight-complex="bold"/>
    </style:style>
    <style:style style:name="T1597" style:family="text">
      <style:text-properties fo:font-weight="bold" officeooo:rsid="2c376dc4" style:font-weight-asian="bold" style:font-weight-complex="bold"/>
    </style:style>
    <style:style style:name="T1598" style:family="text">
      <style:text-properties fo:font-weight="bold" officeooo:rsid="2cd8dc3f" style:font-weight-asian="bold" style:font-weight-complex="bold"/>
    </style:style>
    <style:style style:name="T1599" style:family="text">
      <style:text-properties fo:font-weight="bold" officeooo:rsid="2cdacbe5" style:font-weight-asian="bold" style:font-weight-complex="bold"/>
    </style:style>
    <style:style style:name="T1600" style:family="text">
      <style:text-properties fo:font-weight="bold" officeooo:rsid="2cdb7044" style:font-weight-asian="bold" style:font-weight-complex="bold"/>
    </style:style>
    <style:style style:name="T1601" style:family="text">
      <style:text-properties fo:font-weight="bold" officeooo:rsid="2d0bafad" style:font-weight-asian="bold" style:font-weight-complex="bold"/>
    </style:style>
    <style:style style:name="T1602" style:family="text">
      <style:text-properties fo:font-weight="bold" officeooo:rsid="2d112704" style:font-weight-asian="bold" style:font-weight-complex="bold"/>
    </style:style>
    <style:style style:name="T1603" style:family="text">
      <style:text-properties fo:font-weight="bold" officeooo:rsid="2d3e3a28" style:font-weight-asian="bold" style:font-weight-complex="bold"/>
    </style:style>
    <style:style style:name="T1604" style:family="text">
      <style:text-properties fo:font-weight="bold" officeooo:rsid="2dba7a68" style:font-weight-asian="bold" style:font-weight-complex="bold"/>
    </style:style>
    <style:style style:name="T1605" style:family="text">
      <style:text-properties fo:font-weight="bold" officeooo:rsid="2de0ec95" style:font-weight-asian="bold" style:font-weight-complex="bold"/>
    </style:style>
    <style:style style:name="T1606" style:family="text">
      <style:text-properties fo:font-weight="bold" officeooo:rsid="2e13be44" style:font-weight-asian="bold" style:font-weight-complex="bold"/>
    </style:style>
    <style:style style:name="T1607" style:family="text">
      <style:text-properties fo:font-weight="bold" officeooo:rsid="2145b31d" style:font-weight-asian="bold" style:font-weight-complex="bold"/>
    </style:style>
    <style:style style:name="T1608" style:family="text">
      <style:text-properties fo:font-weight="bold" officeooo:rsid="2ea7775a" style:font-weight-asian="bold" style:font-weight-complex="bold"/>
    </style:style>
    <style:style style:name="T1609" style:family="text">
      <style:text-properties fo:font-weight="bold" officeooo:rsid="2f995592" style:font-weight-asian="bold" style:font-weight-complex="bold"/>
    </style:style>
    <style:style style:name="T1610" style:family="text">
      <style:text-properties fo:font-weight="bold" officeooo:rsid="2f9c1d25" style:font-weight-asian="bold" style:font-weight-complex="bold"/>
    </style:style>
    <style:style style:name="T1611" style:family="text">
      <style:text-properties fo:font-weight="bold" officeooo:rsid="2fae3382" style:font-weight-asian="bold" style:font-weight-complex="bold"/>
    </style:style>
    <style:style style:name="T1612" style:family="text">
      <style:text-properties fo:font-weight="bold" officeooo:rsid="2fad38aa" style:font-weight-asian="bold" style:font-weight-complex="bold"/>
    </style:style>
    <style:style style:name="T1613" style:family="text">
      <style:text-properties fo:font-weight="bold" officeooo:rsid="2fb34d2d" style:font-weight-asian="bold" style:font-weight-complex="bold"/>
    </style:style>
    <style:style style:name="T1614" style:family="text">
      <style:text-properties fo:font-weight="bold" officeooo:rsid="2fd8965d" style:font-weight-asian="bold" style:font-weight-complex="bold"/>
    </style:style>
    <style:style style:name="T1615" style:family="text">
      <style:text-properties fo:font-weight="bold" officeooo:rsid="2fefc37c" style:font-weight-asian="bold" style:font-weight-complex="bold"/>
    </style:style>
    <style:style style:name="T1616" style:family="text">
      <style:text-properties fo:font-weight="bold" officeooo:rsid="2ffe26dc" style:font-weight-asian="bold" style:font-weight-complex="bold"/>
    </style:style>
    <style:style style:name="T1617" style:family="text">
      <style:text-properties fo:font-weight="bold" officeooo:rsid="300964a8" style:font-weight-asian="bold" style:font-weight-complex="bold"/>
    </style:style>
    <style:style style:name="T1618" style:family="text">
      <style:text-properties fo:font-weight="bold" officeooo:rsid="302c57d5" style:font-weight-asian="bold" style:font-weight-complex="bold"/>
    </style:style>
    <style:style style:name="T1619" style:family="text">
      <style:text-properties fo:font-weight="bold" officeooo:rsid="30352bd2" style:font-weight-asian="bold" style:font-weight-complex="bold"/>
    </style:style>
    <style:style style:name="T1620" style:family="text">
      <style:text-properties fo:font-weight="bold" officeooo:rsid="30577479" style:font-weight-asian="bold" style:font-weight-complex="bold"/>
    </style:style>
    <style:style style:name="T1621" style:family="text">
      <style:text-properties fo:font-weight="bold" officeooo:rsid="30609787" style:font-weight-asian="bold" style:font-weight-complex="bold"/>
    </style:style>
    <style:style style:name="T1622" style:family="text">
      <style:text-properties fo:font-weight="bold" officeooo:rsid="30747be6" style:font-weight-asian="bold" style:font-weight-complex="bold"/>
    </style:style>
    <style:style style:name="T1623" style:family="text">
      <style:text-properties fo:font-weight="bold" officeooo:rsid="308f8660" style:font-weight-asian="bold" style:font-weight-complex="bold"/>
    </style:style>
    <style:style style:name="T1624" style:family="text">
      <style:text-properties fo:font-weight="bold" officeooo:rsid="3092e2ee" style:font-weight-asian="bold" style:font-weight-complex="bold"/>
    </style:style>
    <style:style style:name="T1625" style:family="text">
      <style:text-properties fo:font-weight="bold" officeooo:rsid="30cc17dd" style:font-weight-asian="bold" style:font-weight-complex="bold"/>
    </style:style>
    <style:style style:name="T1626" style:family="text">
      <style:text-properties fo:font-weight="bold" officeooo:rsid="31282e0a" style:font-weight-asian="bold" style:font-weight-complex="bold"/>
    </style:style>
    <style:style style:name="T1627" style:family="text">
      <style:text-properties fo:font-weight="bold" officeooo:rsid="312c1d99" style:font-weight-asian="bold" style:font-weight-complex="bold"/>
    </style:style>
    <style:style style:name="T1628" style:family="text">
      <style:text-properties fo:font-weight="bold" officeooo:rsid="3138eb18" style:font-weight-asian="bold" style:font-weight-complex="bold"/>
    </style:style>
    <style:style style:name="T1629" style:family="text">
      <style:text-properties fo:font-weight="bold" officeooo:rsid="2fb51893" style:font-weight-asian="bold" style:font-weight-complex="bold"/>
    </style:style>
    <style:style style:name="T1630" style:family="text">
      <style:text-properties fo:font-weight="bold" officeooo:rsid="33037c71" style:font-weight-asian="bold" style:font-weight-complex="bold"/>
    </style:style>
    <style:style style:name="T1631" style:family="text">
      <style:text-properties fo:font-weight="bold" officeooo:rsid="336fafac" style:font-weight-asian="bold" style:font-weight-complex="bold"/>
    </style:style>
    <style:style style:name="T1632" style:family="text">
      <style:text-properties fo:font-weight="bold" officeooo:rsid="32c7ecb8" style:font-weight-asian="bold" style:font-weight-complex="bold"/>
    </style:style>
    <style:style style:name="T1633" style:family="text">
      <style:text-properties fo:font-weight="bold" officeooo:rsid="3386bd80" style:font-weight-asian="bold" style:font-weight-complex="bold"/>
    </style:style>
    <style:style style:name="T1634" style:family="text">
      <style:text-properties fo:font-weight="bold" officeooo:rsid="33929ecf" style:font-weight-asian="bold" style:font-weight-complex="bold"/>
    </style:style>
    <style:style style:name="T1635" style:family="text">
      <style:text-properties fo:font-weight="bold" officeooo:rsid="33d34b69" style:font-weight-asian="bold" style:font-weight-complex="bold"/>
    </style:style>
    <style:style style:name="T1636" style:family="text">
      <style:text-properties fo:font-weight="bold" officeooo:rsid="33b401ce" style:font-weight-asian="bold" style:font-weight-complex="bold"/>
    </style:style>
    <style:style style:name="T1637" style:family="text">
      <style:text-properties fo:font-weight="bold" officeooo:rsid="34b0a8a7" style:font-weight-asian="bold" style:font-weight-complex="bold"/>
    </style:style>
    <style:style style:name="T1638" style:family="text">
      <style:text-properties fo:font-weight="bold" officeooo:rsid="33d298d7" style:font-weight-asian="bold" style:font-weight-complex="bold"/>
    </style:style>
    <style:style style:name="T1639" style:family="text">
      <style:text-properties fo:font-weight="bold" officeooo:rsid="2c07d1f1" style:font-weight-asian="bold" style:font-weight-complex="bold"/>
    </style:style>
    <style:style style:name="T1640" style:family="text">
      <style:text-properties fo:font-weight="bold" officeooo:rsid="2c12857b" style:font-weight-asian="bold" style:font-weight-complex="bold"/>
    </style:style>
    <style:style style:name="T1641" style:family="text">
      <style:text-properties fo:font-weight="bold" officeooo:rsid="34fa64fc" style:font-weight-asian="bold" style:font-weight-complex="bold"/>
    </style:style>
    <style:style style:name="T1642" style:family="text">
      <style:text-properties fo:font-weight="bold" officeooo:rsid="00184b0e" style:font-weight-asian="bold" style:font-weight-complex="bold"/>
    </style:style>
    <style:style style:name="T1643" style:family="text">
      <style:text-properties officeooo:rsid="24a28b99"/>
    </style:style>
    <style:style style:name="T1644" style:family="text">
      <style:text-properties officeooo:rsid="24e3898b"/>
    </style:style>
    <style:style style:name="T1645" style:family="text">
      <style:text-properties officeooo:rsid="250c1d04"/>
    </style:style>
    <style:style style:name="T1646" style:family="text">
      <style:text-properties officeooo:rsid="24ffc69a"/>
    </style:style>
    <style:style style:name="T1647" style:family="text">
      <style:text-properties officeooo:rsid="250cd62e"/>
    </style:style>
    <style:style style:name="T1648" style:family="text">
      <style:text-properties officeooo:rsid="2527754f"/>
    </style:style>
    <style:style style:name="T1649" style:family="text">
      <style:text-properties officeooo:rsid="2533b5ae"/>
    </style:style>
    <style:style style:name="T1650" style:family="text">
      <style:text-properties officeooo:rsid="2534c700"/>
    </style:style>
    <style:style style:name="T1651" style:family="text">
      <style:text-properties officeooo:rsid="2538c7b4"/>
    </style:style>
    <style:style style:name="T1652" style:family="text">
      <style:text-properties officeooo:rsid="254b58a5"/>
    </style:style>
    <style:style style:name="T1653" style:family="text">
      <style:text-properties officeooo:rsid="2554a1de"/>
    </style:style>
    <style:style style:name="T1654" style:family="text">
      <style:text-properties officeooo:rsid="1d3a4787"/>
    </style:style>
    <style:style style:name="T1655" style:family="text">
      <style:text-properties officeooo:rsid="1f3a5e21"/>
    </style:style>
    <style:style style:name="T1656" style:family="text">
      <style:text-properties officeooo:rsid="1f31535e"/>
    </style:style>
    <style:style style:name="T1657" style:family="text">
      <style:text-properties officeooo:rsid="1f331a4f"/>
    </style:style>
    <style:style style:name="T1658" style:family="text">
      <style:text-properties officeooo:rsid="1d1bab64"/>
    </style:style>
    <style:style style:name="T1659" style:family="text">
      <style:text-properties officeooo:rsid="1cee05c8"/>
    </style:style>
    <style:style style:name="T1660" style:family="text">
      <style:text-properties officeooo:rsid="1cfa83a5"/>
    </style:style>
    <style:style style:name="T1661" style:family="text">
      <style:text-properties officeooo:rsid="1f2d49e7"/>
    </style:style>
    <style:style style:name="T1662" style:family="text">
      <style:text-properties officeooo:rsid="1d0d8164"/>
    </style:style>
    <style:style style:name="T1663" style:family="text">
      <style:text-properties officeooo:rsid="19239c11"/>
    </style:style>
    <style:style style:name="T1664" style:family="text">
      <style:text-properties officeooo:rsid="1f05e202"/>
    </style:style>
    <style:style style:name="T1665" style:family="text">
      <style:text-properties officeooo:rsid="259a1df0"/>
    </style:style>
    <style:style style:name="T1666" style:family="text">
      <style:text-properties officeooo:rsid="25aea8f0"/>
    </style:style>
    <style:style style:name="T1667" style:family="text">
      <style:text-properties officeooo:rsid="1f34f748"/>
    </style:style>
    <style:style style:name="T1668" style:family="text">
      <style:text-properties officeooo:rsid="1d17f2b0"/>
    </style:style>
    <style:style style:name="T1669" style:family="text">
      <style:text-properties officeooo:rsid="1d14e3d8"/>
    </style:style>
    <style:style style:name="T1670" style:family="text">
      <style:text-properties officeooo:rsid="19e52a5d"/>
    </style:style>
    <style:style style:name="T1671" style:family="text">
      <style:text-properties officeooo:rsid="25b31656"/>
    </style:style>
    <style:style style:name="T1672" style:family="text">
      <style:text-properties officeooo:rsid="1f356719"/>
    </style:style>
    <style:style style:name="T1673" style:family="text">
      <style:text-properties officeooo:rsid="229f4bef"/>
    </style:style>
    <style:style style:name="T1674" style:family="text">
      <style:text-properties officeooo:rsid="1f3ed1fc"/>
    </style:style>
    <style:style style:name="T1675" style:family="text">
      <style:text-properties officeooo:rsid="1cd8d774"/>
    </style:style>
    <style:style style:name="T1676" style:family="text">
      <style:text-properties officeooo:rsid="25b825af"/>
    </style:style>
    <style:style style:name="T1677" style:family="text">
      <style:text-properties officeooo:rsid="25b8c8b6"/>
    </style:style>
    <style:style style:name="T1678" style:family="text">
      <style:text-properties officeooo:rsid="1f350f43"/>
    </style:style>
    <style:style style:name="T1679" style:family="text">
      <style:text-properties officeooo:rsid="25b9334e"/>
    </style:style>
    <style:style style:name="T1680" style:family="text">
      <style:text-properties officeooo:rsid="25c73a8f"/>
    </style:style>
    <style:style style:name="T1681" style:family="text">
      <style:text-properties officeooo:rsid="25cb9d66"/>
    </style:style>
    <style:style style:name="T1682" style:family="text">
      <style:text-properties officeooo:rsid="25d1fb93"/>
    </style:style>
    <style:style style:name="T1683" style:family="text">
      <style:text-properties officeooo:rsid="25dd9674"/>
    </style:style>
    <style:style style:name="T1684" style:family="text">
      <style:text-properties fo:background-color="transparent" loext:char-shading-value="0"/>
    </style:style>
    <style:style style:name="T1685" style:family="text">
      <style:text-properties officeooo:rsid="25dd9674" fo:background-color="transparent" loext:char-shading-value="0"/>
    </style:style>
    <style:style style:name="T1686" style:family="text">
      <style:text-properties officeooo:rsid="2683345e" fo:background-color="transparent" loext:char-shading-value="0"/>
    </style:style>
    <style:style style:name="T1687" style:family="text">
      <style:text-properties officeooo:rsid="217d02ee" fo:background-color="transparent" loext:char-shading-value="0"/>
    </style:style>
    <style:style style:name="T1688" style:family="text">
      <style:text-properties officeooo:rsid="268c50a4" fo:background-color="transparent" loext:char-shading-value="0"/>
    </style:style>
    <style:style style:name="T1689" style:family="text">
      <style:text-properties officeooo:rsid="268dc65d" fo:background-color="transparent" loext:char-shading-value="0"/>
    </style:style>
    <style:style style:name="T1690" style:family="text">
      <style:text-properties officeooo:rsid="26a758d5" fo:background-color="transparent" loext:char-shading-value="0"/>
    </style:style>
    <style:style style:name="T1691" style:family="text">
      <style:text-properties officeooo:rsid="27156c24" fo:background-color="transparent" loext:char-shading-value="0"/>
    </style:style>
    <style:style style:name="T1692" style:family="text">
      <style:text-properties officeooo:rsid="27157765" fo:background-color="transparent" loext:char-shading-value="0"/>
    </style:style>
    <style:style style:name="T1693" style:family="text">
      <style:text-properties officeooo:rsid="2632c719" fo:background-color="transparent" loext:char-shading-value="0"/>
    </style:style>
    <style:style style:name="T1694" style:family="text">
      <style:text-properties officeooo:rsid="26e47adb" fo:background-color="transparent" loext:char-shading-value="0"/>
    </style:style>
    <style:style style:name="T1695" style:family="text">
      <style:text-properties officeooo:rsid="1fc51bdc" fo:background-color="transparent" loext:char-shading-value="0"/>
    </style:style>
    <style:style style:name="T1696" style:family="text">
      <style:text-properties officeooo:rsid="26e5fbb8" fo:background-color="transparent" loext:char-shading-value="0"/>
    </style:style>
    <style:style style:name="T1697" style:family="text">
      <style:text-properties officeooo:rsid="1fc23eee" fo:background-color="transparent" loext:char-shading-value="0"/>
    </style:style>
    <style:style style:name="T1698" style:family="text">
      <style:text-properties officeooo:rsid="272b165f" fo:background-color="transparent" loext:char-shading-value="0"/>
    </style:style>
    <style:style style:name="T1699" style:family="text">
      <style:text-properties officeooo:rsid="25c44266" fo:background-color="transparent" loext:char-shading-value="0"/>
    </style:style>
    <style:style style:name="T1700" style:family="text">
      <style:text-properties officeooo:rsid="1fd00e63" fo:background-color="transparent" loext:char-shading-value="0"/>
    </style:style>
    <style:style style:name="T1701" style:family="text">
      <style:text-properties officeooo:rsid="273b9d1e" fo:background-color="transparent" loext:char-shading-value="0"/>
    </style:style>
    <style:style style:name="T1702" style:family="text">
      <style:text-properties officeooo:rsid="273cd2c7" fo:background-color="transparent" loext:char-shading-value="0"/>
    </style:style>
    <style:style style:name="T1703" style:family="text">
      <style:text-properties officeooo:rsid="27487751" fo:background-color="transparent" loext:char-shading-value="0"/>
    </style:style>
    <style:style style:name="T1704" style:family="text">
      <style:text-properties officeooo:rsid="26ae8a95" fo:background-color="transparent" loext:char-shading-value="0"/>
    </style:style>
    <style:style style:name="T1705" style:family="text">
      <style:text-properties officeooo:rsid="274e343c" fo:background-color="transparent" loext:char-shading-value="0"/>
    </style:style>
    <style:style style:name="T1706" style:family="text">
      <style:text-properties officeooo:rsid="27615ccc" fo:background-color="transparent" loext:char-shading-value="0"/>
    </style:style>
    <style:style style:name="T1707" style:family="text">
      <style:text-properties officeooo:rsid="27677566" fo:background-color="transparent" loext:char-shading-value="0"/>
    </style:style>
    <style:style style:name="T1708" style:family="text">
      <style:text-properties officeooo:rsid="274785d5" fo:background-color="transparent" loext:char-shading-value="0"/>
    </style:style>
    <style:style style:name="T1709" style:family="text">
      <style:text-properties officeooo:rsid="273b9497" fo:background-color="transparent" loext:char-shading-value="0"/>
    </style:style>
    <style:style style:name="T1710" style:family="text">
      <style:text-properties officeooo:rsid="280ba99a" fo:background-color="transparent" loext:char-shading-value="0"/>
    </style:style>
    <style:style style:name="T1711" style:family="text">
      <style:text-properties officeooo:rsid="28113e50" fo:background-color="transparent" loext:char-shading-value="0"/>
    </style:style>
    <style:style style:name="T1712" style:family="text">
      <style:text-properties officeooo:rsid="2812b376" fo:background-color="transparent" loext:char-shading-value="0"/>
    </style:style>
    <style:style style:name="T1713" style:family="text">
      <style:text-properties officeooo:rsid="2815127c" fo:background-color="transparent" loext:char-shading-value="0"/>
    </style:style>
    <style:style style:name="T1714" style:family="text">
      <style:text-properties officeooo:rsid="25e1b87e"/>
    </style:style>
    <style:style style:name="T1715" style:family="text">
      <style:text-properties officeooo:rsid="25e5fd83"/>
    </style:style>
    <style:style style:name="T1716" style:family="text">
      <style:text-properties officeooo:rsid="25e77626"/>
    </style:style>
    <style:style style:name="T1717" style:family="text">
      <style:text-properties officeooo:rsid="25efa4d0"/>
    </style:style>
    <style:style style:name="T1718" style:family="text">
      <style:text-properties officeooo:rsid="25f765f3"/>
    </style:style>
    <style:style style:name="T1719" style:family="text">
      <style:text-properties officeooo:rsid="25fefa96"/>
    </style:style>
    <style:style style:name="T1720" style:family="text">
      <style:text-properties officeooo:rsid="26020f58"/>
    </style:style>
    <style:style style:name="T1721" style:family="text">
      <style:text-properties officeooo:rsid="2603a14f"/>
    </style:style>
    <style:style style:name="T1722" style:family="text">
      <style:text-properties officeooo:rsid="2605fe73"/>
    </style:style>
    <style:style style:name="T1723" style:family="text">
      <style:text-properties officeooo:rsid="26066da8"/>
    </style:style>
    <style:style style:name="T1724" style:family="text">
      <style:text-properties officeooo:rsid="26080d49"/>
    </style:style>
    <style:style style:name="T1725" style:family="text">
      <style:text-properties officeooo:rsid="260bd706"/>
    </style:style>
    <style:style style:name="T1726" style:family="text">
      <style:text-properties officeooo:rsid="260dddd8"/>
    </style:style>
    <style:style style:name="T1727" style:family="text">
      <style:text-properties officeooo:rsid="2619167c"/>
    </style:style>
    <style:style style:name="T1728" style:family="text">
      <style:text-properties officeooo:rsid="26270f32"/>
    </style:style>
    <style:style style:name="T1729" style:family="text">
      <style:text-properties officeooo:rsid="262eb23f"/>
    </style:style>
    <style:style style:name="T1730" style:family="text">
      <style:text-properties officeooo:rsid="263f1733"/>
    </style:style>
    <style:style style:name="T1731" style:family="text">
      <style:text-properties officeooo:rsid="264dcf99"/>
    </style:style>
    <style:style style:name="T1732" style:family="text">
      <style:text-properties officeooo:rsid="1f4b2485"/>
    </style:style>
    <style:style style:name="T1733" style:family="text">
      <style:text-properties officeooo:rsid="26586c92"/>
    </style:style>
    <style:style style:name="T1734" style:family="text">
      <style:text-properties officeooo:rsid="265a28b6"/>
    </style:style>
    <style:style style:name="T1735" style:family="text">
      <style:text-properties officeooo:rsid="265df33b"/>
    </style:style>
    <style:style style:name="T1736" style:family="text">
      <style:text-properties officeooo:rsid="1dc8db78"/>
    </style:style>
    <style:style style:name="T1737" style:family="text">
      <style:text-properties officeooo:rsid="1d631bec"/>
    </style:style>
    <style:style style:name="T1738" style:family="text">
      <style:text-properties officeooo:rsid="2668bbe5"/>
    </style:style>
    <style:style style:name="T1739" style:family="text">
      <style:text-properties officeooo:rsid="1f9cbe3e"/>
    </style:style>
    <style:style style:name="T1740" style:family="text">
      <style:text-properties officeooo:rsid="266fc3c7"/>
    </style:style>
    <style:style style:name="T1741" style:family="text">
      <style:text-properties officeooo:rsid="266ff55f"/>
    </style:style>
    <style:style style:name="T1742" style:family="text">
      <style:text-properties officeooo:rsid="1fa9862b"/>
    </style:style>
    <style:style style:name="T1743" style:family="text">
      <style:text-properties officeooo:rsid="26722ac6"/>
    </style:style>
    <style:style style:name="T1744" style:family="text">
      <style:text-properties officeooo:rsid="1fade0ed"/>
    </style:style>
    <style:style style:name="T1745" style:family="text">
      <style:text-properties officeooo:rsid="1faf23fb"/>
    </style:style>
    <style:style style:name="T1746" style:family="text">
      <style:text-properties officeooo:rsid="1fa5f3ed"/>
    </style:style>
    <style:style style:name="T1747" style:family="text">
      <style:text-properties officeooo:rsid="2673633b"/>
    </style:style>
    <style:style style:name="T1748" style:family="text">
      <style:text-properties officeooo:rsid="2676798e"/>
    </style:style>
    <style:style style:name="T1749" style:family="text">
      <style:text-properties officeooo:rsid="26776c49"/>
    </style:style>
    <style:style style:name="T1750" style:family="text">
      <style:text-properties officeooo:rsid="267b3a1f"/>
    </style:style>
    <style:style style:name="T1751" style:family="text">
      <style:text-properties officeooo:rsid="267fcd8b"/>
    </style:style>
    <style:style style:name="T1752" style:family="text">
      <style:text-properties officeooo:rsid="2683345e"/>
    </style:style>
    <style:style style:name="T1753" style:family="text">
      <style:text-properties officeooo:rsid="2684f7d7"/>
    </style:style>
    <style:style style:name="T1754" style:family="text">
      <style:text-properties officeooo:rsid="26989c8b"/>
    </style:style>
    <style:style style:name="T1755" style:family="text">
      <style:text-properties officeooo:rsid="269cbd15"/>
    </style:style>
    <style:style style:name="T1756" style:family="text">
      <style:text-properties officeooo:rsid="26a0a888"/>
    </style:style>
    <style:style style:name="T1757" style:family="text">
      <style:text-properties officeooo:rsid="26a0d4ee"/>
    </style:style>
    <style:style style:name="T1758" style:family="text">
      <style:text-properties officeooo:rsid="26a3c57e"/>
    </style:style>
    <style:style style:name="T1759" style:family="text">
      <style:text-properties officeooo:rsid="26a480f1"/>
    </style:style>
    <style:style style:name="T1760" style:family="text">
      <style:text-properties officeooo:rsid="26a52ed7"/>
    </style:style>
    <style:style style:name="T1761" style:family="text">
      <style:text-properties officeooo:rsid="26ae8a95"/>
    </style:style>
    <style:style style:name="T1762" style:family="text">
      <style:text-properties officeooo:rsid="26b7b3d9"/>
    </style:style>
    <style:style style:name="T1763" style:family="text">
      <style:text-properties officeooo:rsid="26bd9371"/>
    </style:style>
    <style:style style:name="T1764" style:family="text">
      <style:text-properties officeooo:rsid="26c07b6f"/>
    </style:style>
    <style:style style:name="T1765" style:family="text">
      <style:text-properties officeooo:rsid="26c472e1"/>
    </style:style>
    <style:style style:name="T1766" style:family="text">
      <style:text-properties officeooo:rsid="26c8ee92"/>
    </style:style>
    <style:style style:name="T1767" style:family="text">
      <style:text-properties officeooo:rsid="26ca9064"/>
    </style:style>
    <style:style style:name="T1768" style:family="text">
      <style:text-properties officeooo:rsid="26d2142e"/>
    </style:style>
    <style:style style:name="T1769" style:family="text">
      <style:text-properties officeooo:rsid="26d3dc8d"/>
    </style:style>
    <style:style style:name="T1770" style:family="text">
      <style:text-properties officeooo:rsid="26d5a06b"/>
    </style:style>
    <style:style style:name="T1771" style:family="text">
      <style:text-properties officeooo:rsid="26d6747e"/>
    </style:style>
    <style:style style:name="T1772" style:family="text">
      <style:text-properties officeooo:rsid="26dac5ef"/>
    </style:style>
    <style:style style:name="T1773" style:family="text">
      <style:text-properties officeooo:rsid="26dbf83e"/>
    </style:style>
    <style:style style:name="T1774" style:family="text">
      <style:text-properties officeooo:rsid="26dfd7f5"/>
    </style:style>
    <style:style style:name="T1775" style:family="text">
      <style:text-properties officeooo:rsid="26ee6688"/>
    </style:style>
    <style:style style:name="T1776" style:family="text">
      <style:text-properties officeooo:rsid="26ef4d1b"/>
    </style:style>
    <style:style style:name="T1777" style:family="text">
      <style:text-properties officeooo:rsid="26f112c4"/>
    </style:style>
    <style:style style:name="T1778" style:family="text">
      <style:text-properties officeooo:rsid="270d29dd"/>
    </style:style>
    <style:style style:name="T1779" style:family="text">
      <style:text-properties officeooo:rsid="27142c5c"/>
    </style:style>
    <style:style style:name="T1780" style:family="text">
      <style:text-properties officeooo:rsid="27166f7c"/>
    </style:style>
    <style:style style:name="T1781" style:family="text">
      <style:text-properties officeooo:rsid="2718b236"/>
    </style:style>
    <style:style style:name="T1782" style:family="text">
      <style:text-properties fo:font-weight="normal" style:font-weight-asian="normal" style:font-weight-complex="normal"/>
    </style:style>
    <style:style style:name="T1783" style:family="text">
      <style:text-properties fo:font-weight="normal" officeooo:rsid="2cdbaf2d" style:font-weight-asian="normal" style:font-weight-complex="normal"/>
    </style:style>
    <style:style style:name="T1784" style:family="text">
      <style:text-properties fo:font-weight="normal" officeooo:rsid="2cdb7044" style:font-weight-asian="normal" style:font-weight-complex="normal"/>
    </style:style>
    <style:style style:name="T1785" style:family="text">
      <style:text-properties fo:font-weight="normal" officeooo:rsid="2ec4bf08" style:font-weight-asian="normal" style:font-weight-complex="normal"/>
    </style:style>
    <style:style style:name="T1786" style:family="text">
      <style:text-properties fo:font-weight="normal" officeooo:rsid="2feef8b9" style:font-weight-asian="normal" style:font-weight-complex="normal"/>
    </style:style>
    <style:style style:name="T1787" style:family="text">
      <style:text-properties fo:font-weight="normal" officeooo:rsid="300964a8" style:font-weight-asian="normal" style:font-weight-complex="normal"/>
    </style:style>
    <style:style style:name="T1788" style:family="text">
      <style:text-properties fo:font-weight="normal" officeooo:rsid="312ed14f" style:font-weight-asian="normal" style:font-weight-complex="normal"/>
    </style:style>
    <style:style style:name="T1789" style:family="text">
      <style:text-properties fo:font-weight="normal" officeooo:rsid="34d2d00f" style:font-weight-asian="normal" style:font-weight-complex="normal"/>
    </style:style>
    <style:style style:name="T1790" style:family="text">
      <style:text-properties officeooo:rsid="2719e06b"/>
    </style:style>
    <style:style style:name="T1791" style:family="text">
      <style:text-properties officeooo:rsid="2725b06c"/>
    </style:style>
    <style:style style:name="T1792" style:family="text">
      <style:text-properties officeooo:rsid="2727156d"/>
    </style:style>
    <style:style style:name="T1793" style:family="text">
      <style:text-properties officeooo:rsid="272ff773"/>
    </style:style>
    <style:style style:name="T1794" style:family="text">
      <style:text-properties officeooo:rsid="2730f552"/>
    </style:style>
    <style:style style:name="T1795" style:family="text">
      <style:text-properties officeooo:rsid="2739c00b"/>
    </style:style>
    <style:style style:name="T1796" style:family="text">
      <style:text-properties officeooo:rsid="273ba786"/>
    </style:style>
    <style:style style:name="T1797" style:family="text">
      <style:text-properties officeooo:rsid="273bb229"/>
    </style:style>
    <style:style style:name="T1798" style:family="text">
      <style:text-properties officeooo:rsid="27487751"/>
    </style:style>
    <style:style style:name="T1799" style:family="text">
      <style:text-properties officeooo:rsid="2748c9de"/>
    </style:style>
    <style:style style:name="T1800" style:family="text">
      <style:text-properties officeooo:rsid="2749bf0a"/>
    </style:style>
    <style:style style:name="T1801" style:family="text">
      <style:text-properties officeooo:rsid="274b6fb0"/>
    </style:style>
    <style:style style:name="T1802" style:family="text">
      <style:text-properties officeooo:rsid="275149cc"/>
    </style:style>
    <style:style style:name="T1803" style:family="text">
      <style:text-properties officeooo:rsid="27584768"/>
    </style:style>
    <style:style style:name="T1804" style:family="text">
      <style:text-properties officeooo:rsid="275960e8"/>
    </style:style>
    <style:style style:name="T1805" style:family="text">
      <style:text-properties officeooo:rsid="275da196"/>
    </style:style>
    <style:style style:name="T1806" style:family="text">
      <style:text-properties officeooo:rsid="27657ad4"/>
    </style:style>
    <style:style style:name="T1807" style:family="text">
      <style:text-properties officeooo:rsid="276d93f6"/>
    </style:style>
    <style:style style:name="T1808" style:family="text">
      <style:text-properties officeooo:rsid="2771fb77"/>
    </style:style>
    <style:style style:name="T1809" style:family="text">
      <style:text-properties officeooo:rsid="277393fc"/>
    </style:style>
    <style:style style:name="T1810" style:family="text">
      <style:text-properties officeooo:rsid="2773a9d1"/>
    </style:style>
    <style:style style:name="T1811" style:family="text">
      <style:text-properties officeooo:rsid="277a00f7"/>
    </style:style>
    <style:style style:name="T1812" style:family="text">
      <style:text-properties officeooo:rsid="277f84d2"/>
    </style:style>
    <style:style style:name="T1813" style:family="text">
      <style:text-properties officeooo:rsid="2780a676"/>
    </style:style>
    <style:style style:name="T1814" style:family="text">
      <style:text-properties officeooo:rsid="27811011"/>
    </style:style>
    <style:style style:name="T1815" style:family="text">
      <style:text-properties officeooo:rsid="27880124"/>
    </style:style>
    <style:style style:name="T1816" style:family="text">
      <style:text-properties officeooo:rsid="27897b12"/>
    </style:style>
    <style:style style:name="T1817" style:family="text">
      <style:text-properties officeooo:rsid="278b0b58"/>
    </style:style>
    <style:style style:name="T1818" style:family="text">
      <style:text-properties officeooo:rsid="27911d11"/>
    </style:style>
    <style:style style:name="T1819" style:family="text">
      <style:text-properties officeooo:rsid="279fe9ba"/>
    </style:style>
    <style:style style:name="T1820" style:family="text">
      <style:text-properties officeooo:rsid="27a1d455"/>
    </style:style>
    <style:style style:name="T1821" style:family="text">
      <style:text-properties officeooo:rsid="27a31630"/>
    </style:style>
    <style:style style:name="T1822" style:family="text">
      <style:text-properties officeooo:rsid="27b1fd4b"/>
    </style:style>
    <style:style style:name="T1823" style:family="text">
      <style:text-properties officeooo:rsid="27b9f7ba"/>
    </style:style>
    <style:style style:name="T1824" style:family="text">
      <style:text-properties officeooo:rsid="27bb8499"/>
    </style:style>
    <style:style style:name="T1825" style:family="text">
      <style:text-properties officeooo:rsid="27bd7b0c"/>
    </style:style>
    <style:style style:name="T1826" style:family="text">
      <style:text-properties officeooo:rsid="27be212f"/>
    </style:style>
    <style:style style:name="T1827" style:family="text">
      <style:text-properties officeooo:rsid="27c281d0"/>
    </style:style>
    <style:style style:name="T1828" style:family="text">
      <style:text-properties officeooo:rsid="27c4ff00"/>
    </style:style>
    <style:style style:name="T1829" style:family="text">
      <style:text-properties officeooo:rsid="27c703fc"/>
    </style:style>
    <style:style style:name="T1830" style:family="text">
      <style:text-properties officeooo:rsid="27c86e38"/>
    </style:style>
    <style:style style:name="T1831" style:family="text">
      <style:text-properties officeooo:rsid="27c9fd73"/>
    </style:style>
    <style:style style:name="T1832" style:family="text">
      <style:text-properties officeooo:rsid="27ca0434"/>
    </style:style>
    <style:style style:name="T1833" style:family="text">
      <style:text-properties officeooo:rsid="27d96928"/>
    </style:style>
    <style:style style:name="T1834" style:family="text">
      <style:text-properties officeooo:rsid="27dab443"/>
    </style:style>
    <style:style style:name="T1835" style:family="text">
      <style:text-properties officeooo:rsid="27db2d0d"/>
    </style:style>
    <style:style style:name="T1836" style:family="text">
      <style:text-properties officeooo:rsid="27dce3bb"/>
    </style:style>
    <style:style style:name="T1837" style:family="text">
      <style:text-properties officeooo:rsid="27ddf15f"/>
    </style:style>
    <style:style style:name="T1838" style:family="text">
      <style:text-properties officeooo:rsid="27dfeaae"/>
    </style:style>
    <style:style style:name="T1839" style:family="text">
      <style:text-properties officeooo:rsid="27e57063"/>
    </style:style>
    <style:style style:name="T1840" style:family="text">
      <style:text-properties officeooo:rsid="27e72a02"/>
    </style:style>
    <style:style style:name="T1841" style:family="text">
      <style:text-properties officeooo:rsid="27f3cab3"/>
    </style:style>
    <style:style style:name="T1842" style:family="text">
      <style:text-properties officeooo:rsid="27f6cc8e"/>
    </style:style>
    <style:style style:name="T1843" style:family="text">
      <style:text-properties officeooo:rsid="27f6d90e"/>
    </style:style>
    <style:style style:name="T1844" style:family="text">
      <style:text-properties officeooo:rsid="27f7964f"/>
    </style:style>
    <style:style style:name="T1845" style:family="text">
      <style:text-properties officeooo:rsid="27fae8d2"/>
    </style:style>
    <style:style style:name="T1846" style:family="text">
      <style:text-properties officeooo:rsid="27faf707"/>
    </style:style>
    <style:style style:name="T1847" style:family="text">
      <style:text-properties officeooo:rsid="27fcebd3"/>
    </style:style>
    <style:style style:name="T1848" style:family="text">
      <style:text-properties officeooo:rsid="27fe4e02"/>
    </style:style>
    <style:style style:name="T1849" style:family="text">
      <style:text-properties officeooo:rsid="27ff85eb"/>
    </style:style>
    <style:style style:name="T1850" style:family="text">
      <style:text-properties officeooo:rsid="2801dd04"/>
    </style:style>
    <style:style style:name="T1851" style:family="text">
      <style:text-properties officeooo:rsid="2805168e"/>
    </style:style>
    <style:style style:name="T1852" style:family="text">
      <style:text-properties officeooo:rsid="28064983"/>
    </style:style>
    <style:style style:name="T1853" style:family="text">
      <style:text-properties officeooo:rsid="2806c222"/>
    </style:style>
    <style:style style:name="T1854" style:family="text">
      <style:text-properties officeooo:rsid="280aa77e"/>
    </style:style>
    <style:style style:name="T1855" style:family="text">
      <style:text-properties officeooo:rsid="280f0850"/>
    </style:style>
    <style:style style:name="T1856" style:family="text">
      <style:text-properties officeooo:rsid="281b7f63"/>
    </style:style>
    <style:style style:name="T1857" style:family="text">
      <style:text-properties officeooo:rsid="281cc27a"/>
    </style:style>
    <style:style style:name="T1858" style:family="text">
      <style:text-properties officeooo:rsid="2820053f"/>
    </style:style>
    <style:style style:name="T1859" style:family="text">
      <style:text-properties officeooo:rsid="2820152a"/>
    </style:style>
    <style:style style:name="T1860" style:family="text">
      <style:text-properties officeooo:rsid="2824814a"/>
    </style:style>
    <style:style style:name="T1861" style:family="text">
      <style:text-properties officeooo:rsid="2826cb94"/>
    </style:style>
    <style:style style:name="T1862" style:family="text">
      <style:text-properties officeooo:rsid="28283694"/>
    </style:style>
    <style:style style:name="T1863" style:family="text">
      <style:text-properties officeooo:rsid="28291887"/>
    </style:style>
    <style:style style:name="T1864" style:family="text">
      <style:text-properties officeooo:rsid="2829c726"/>
    </style:style>
    <style:style style:name="T1865" style:family="text">
      <style:text-properties officeooo:rsid="282b36cc"/>
    </style:style>
    <style:style style:name="T1866" style:family="text">
      <style:text-properties officeooo:rsid="282d6ef1"/>
    </style:style>
    <style:style style:name="T1867" style:family="text">
      <style:text-properties officeooo:rsid="18859a18"/>
    </style:style>
    <style:style style:name="T1868" style:family="text">
      <style:text-properties officeooo:rsid="14545d88"/>
    </style:style>
    <style:style style:name="T1869" style:family="text">
      <style:text-properties officeooo:rsid="14d3e335"/>
    </style:style>
    <style:style style:name="T1870" style:family="text">
      <style:text-properties officeooo:rsid="282f1ba6"/>
    </style:style>
    <style:style style:name="T1871" style:family="text">
      <style:text-properties officeooo:rsid="18552efa"/>
    </style:style>
    <style:style style:name="T1872" style:family="text">
      <style:text-properties officeooo:rsid="183e0810"/>
    </style:style>
    <style:style style:name="T1873" style:family="text">
      <style:text-properties officeooo:rsid="17d5718d"/>
    </style:style>
    <style:style style:name="T1874" style:family="text">
      <style:text-properties officeooo:rsid="20150b29"/>
    </style:style>
    <style:style style:name="T1875" style:family="text">
      <style:text-properties officeooo:rsid="1ffdc37c"/>
    </style:style>
    <style:style style:name="T1876" style:family="text">
      <style:text-properties officeooo:rsid="20163df5"/>
    </style:style>
    <style:style style:name="T1877" style:family="text">
      <style:text-properties officeooo:rsid="2830e9f4"/>
    </style:style>
    <style:style style:name="T1878" style:family="text">
      <style:text-properties officeooo:rsid="2831bfd1"/>
    </style:style>
    <style:style style:name="T1879" style:family="text">
      <style:text-properties officeooo:rsid="18d62670"/>
    </style:style>
    <style:style style:name="T1880" style:family="text">
      <style:text-properties officeooo:rsid="18a52896"/>
    </style:style>
    <style:style style:name="T1881" style:family="text">
      <style:text-properties officeooo:rsid="165ce3ce"/>
    </style:style>
    <style:style style:name="T1882" style:family="text">
      <style:text-properties officeooo:rsid="187b6b26"/>
    </style:style>
    <style:style style:name="T1883" style:family="text">
      <style:text-properties officeooo:rsid="165fa1e0"/>
    </style:style>
    <style:style style:name="T1884" style:family="text">
      <style:text-properties officeooo:rsid="165aad9b"/>
    </style:style>
    <style:style style:name="T1885" style:family="text">
      <style:text-properties officeooo:rsid="1bf6438f"/>
    </style:style>
    <style:style style:name="T1886" style:family="text">
      <style:text-properties officeooo:rsid="18b1f501"/>
    </style:style>
    <style:style style:name="T1887" style:family="text">
      <style:text-properties officeooo:rsid="18e0ba59"/>
    </style:style>
    <style:style style:name="T1888" style:family="text">
      <style:text-properties officeooo:rsid="1879d9ee"/>
    </style:style>
    <style:style style:name="T1889" style:family="text">
      <style:text-properties officeooo:rsid="1672345d"/>
    </style:style>
    <style:style style:name="T1890" style:family="text">
      <style:text-properties officeooo:rsid="1672b443"/>
    </style:style>
    <style:style style:name="T1891" style:family="text">
      <style:text-properties officeooo:rsid="1667579d"/>
    </style:style>
    <style:style style:name="T1892" style:family="text">
      <style:text-properties officeooo:rsid="18f44339"/>
    </style:style>
    <style:style style:name="T1893" style:family="text">
      <style:text-properties officeooo:rsid="1a5155d7"/>
    </style:style>
    <style:style style:name="T1894" style:family="text">
      <style:text-properties officeooo:rsid="1877b3ae"/>
    </style:style>
    <style:style style:name="T1895" style:family="text">
      <style:text-properties officeooo:rsid="1a499580"/>
    </style:style>
    <style:style style:name="T1896" style:family="text">
      <style:text-properties officeooo:rsid="18a2a3be"/>
    </style:style>
    <style:style style:name="T1897" style:family="text">
      <style:text-properties officeooo:rsid="1a4594f8"/>
    </style:style>
    <style:style style:name="T1898" style:family="text">
      <style:text-properties officeooo:rsid="283d2796"/>
    </style:style>
    <style:style style:name="T1899" style:family="text">
      <style:text-properties officeooo:rsid="19deae58"/>
    </style:style>
    <style:style style:name="T1900" style:family="text">
      <style:text-properties officeooo:rsid="28400f36"/>
    </style:style>
    <style:style style:name="T1901" style:family="text">
      <style:text-properties officeooo:rsid="1a269de7"/>
    </style:style>
    <style:style style:name="T1902" style:family="text">
      <style:text-properties officeooo:rsid="17803e14"/>
    </style:style>
    <style:style style:name="T1903" style:family="text">
      <style:text-properties officeooo:rsid="177977b7"/>
    </style:style>
    <style:style style:name="T1904" style:family="text">
      <style:text-properties officeooo:rsid="176cb349"/>
    </style:style>
    <style:style style:name="T1905" style:family="text">
      <style:text-properties officeooo:rsid="1a29dc0b"/>
    </style:style>
    <style:style style:name="T1906" style:family="text">
      <style:text-properties officeooo:rsid="17797c87"/>
    </style:style>
    <style:style style:name="T1907" style:family="text">
      <style:text-properties officeooo:rsid="1a2b313c"/>
    </style:style>
    <style:style style:name="T1908" style:family="text">
      <style:text-properties officeooo:rsid="1abf290e"/>
    </style:style>
    <style:style style:name="T1909" style:family="text">
      <style:text-properties officeooo:rsid="1abad9a5"/>
    </style:style>
    <style:style style:name="T1910" style:family="text">
      <style:text-properties officeooo:rsid="1abba150"/>
    </style:style>
    <style:style style:name="T1911" style:family="text">
      <style:text-properties officeooo:rsid="1abc08d4"/>
    </style:style>
    <style:style style:name="T1912" style:family="text">
      <style:text-properties officeooo:rsid="1ac0b799"/>
    </style:style>
    <style:style style:name="T1913" style:family="text">
      <style:text-properties officeooo:rsid="1abca89e"/>
    </style:style>
    <style:style style:name="T1914" style:family="text">
      <style:text-properties officeooo:rsid="1ac04dff"/>
    </style:style>
    <style:style style:name="T1915" style:family="text">
      <style:text-properties officeooo:rsid="1ac6f16f"/>
    </style:style>
    <style:style style:name="T1916" style:family="text">
      <style:text-properties officeooo:rsid="10a95430"/>
    </style:style>
    <style:style style:name="T1917" style:family="text">
      <style:text-properties officeooo:rsid="10aa56af"/>
    </style:style>
    <style:style style:name="T1918" style:family="text">
      <style:text-properties officeooo:rsid="12e923c4"/>
    </style:style>
    <style:style style:name="T1919" style:family="text">
      <style:text-properties officeooo:rsid="138d8f86"/>
    </style:style>
    <style:style style:name="T1920" style:family="text">
      <style:text-properties officeooo:rsid="138f2ce6"/>
    </style:style>
    <style:style style:name="T1921" style:family="text">
      <style:text-properties officeooo:rsid="14a7a394"/>
    </style:style>
    <style:style style:name="T1922" style:family="text">
      <style:text-properties officeooo:rsid="14a7d6c9"/>
    </style:style>
    <style:style style:name="T1923" style:family="text">
      <style:text-properties officeooo:rsid="1ac1f010"/>
    </style:style>
    <style:style style:name="T1924" style:family="text">
      <style:text-properties officeooo:rsid="15dce0d2"/>
    </style:style>
    <style:style style:name="T1925" style:family="text">
      <style:text-properties officeooo:rsid="1aca85a4"/>
    </style:style>
    <style:style style:name="T1926" style:family="text">
      <style:text-properties officeooo:rsid="12dbf0b7"/>
    </style:style>
    <style:style style:name="T1927" style:family="text">
      <style:text-properties officeooo:rsid="1acb326a"/>
    </style:style>
    <style:style style:name="T1928" style:family="text">
      <style:text-properties officeooo:rsid="17c4e1f7"/>
    </style:style>
    <style:style style:name="T1929" style:family="text">
      <style:text-properties officeooo:rsid="1ac8ae52"/>
    </style:style>
    <style:style style:name="T1930" style:family="text">
      <style:text-properties officeooo:rsid="12e74283"/>
    </style:style>
    <style:style style:name="T1931" style:family="text">
      <style:text-properties officeooo:rsid="1ac54bc5"/>
    </style:style>
    <style:style style:name="T1932" style:family="text">
      <style:text-properties officeooo:rsid="10a7e4d4"/>
    </style:style>
    <style:style style:name="T1933" style:family="text">
      <style:text-properties fo:color="#6482ff" fo:language="cs" fo:country="CZ"/>
    </style:style>
    <style:style style:name="T1934" style:family="text">
      <style:text-properties fo:color="#6482ff" fo:language="cs" fo:country="CZ" officeooo:rsid="1a1cdfe0"/>
    </style:style>
    <style:style style:name="T1935" style:family="text">
      <style:text-properties fo:color="#6482ff" fo:language="cs" fo:country="CZ" officeooo:rsid="27925bf3"/>
    </style:style>
    <style:style style:name="T1936" style:family="text">
      <style:text-properties officeooo:rsid="1b1aed4f"/>
    </style:style>
    <style:style style:name="T1937" style:family="text">
      <style:text-properties officeooo:rsid="1aae1c93"/>
    </style:style>
    <style:style style:name="T1938" style:family="text">
      <style:text-properties officeooo:rsid="1ab00e25"/>
    </style:style>
    <style:style style:name="T1939" style:family="text">
      <style:text-properties officeooo:rsid="2845c25f"/>
    </style:style>
    <style:style style:name="T1940" style:family="text">
      <style:text-properties officeooo:rsid="28476206"/>
    </style:style>
    <style:style style:name="T1941" style:family="text">
      <style:text-properties officeooo:rsid="1902e02a"/>
    </style:style>
    <style:style style:name="T1942" style:family="text">
      <style:text-properties officeooo:rsid="190285b5"/>
    </style:style>
    <style:style style:name="T1943" style:family="text">
      <style:text-properties officeooo:rsid="14763b02"/>
    </style:style>
    <style:style style:name="T1944" style:family="text">
      <style:text-properties officeooo:rsid="1493b5f7"/>
    </style:style>
    <style:style style:name="T1945" style:family="text">
      <style:text-properties officeooo:rsid="1bddadae"/>
    </style:style>
    <style:style style:name="T1946" style:family="text">
      <style:text-properties officeooo:rsid="1bb57343"/>
    </style:style>
    <style:style style:name="T1947" style:family="text">
      <style:text-properties officeooo:rsid="1baa6882"/>
    </style:style>
    <style:style style:name="T1948" style:family="text">
      <style:text-properties officeooo:rsid="1ba0195d"/>
    </style:style>
    <style:style style:name="T1949" style:family="text">
      <style:text-properties officeooo:rsid="1bad021f"/>
    </style:style>
    <style:style style:name="T1950" style:family="text">
      <style:text-properties officeooo:rsid="21185469"/>
    </style:style>
    <style:style style:name="T1951" style:family="text">
      <style:text-properties officeooo:rsid="17b00c43"/>
    </style:style>
    <style:style style:name="T1952" style:family="text">
      <style:text-properties officeooo:rsid="2111f746"/>
    </style:style>
    <style:style style:name="T1953" style:family="text">
      <style:text-properties officeooo:rsid="2116942b"/>
    </style:style>
    <style:style style:name="T1954" style:family="text">
      <style:text-properties officeooo:rsid="17b19a96"/>
    </style:style>
    <style:style style:name="T1955" style:family="text">
      <style:text-properties officeooo:rsid="210a360a"/>
    </style:style>
    <style:style style:name="T1956" style:family="text">
      <style:text-properties officeooo:rsid="1b305ff0"/>
    </style:style>
    <style:style style:name="T1957" style:family="text">
      <style:text-properties officeooo:rsid="212c219f"/>
    </style:style>
    <style:style style:name="T1958" style:family="text">
      <style:text-properties officeooo:rsid="1b5413ee"/>
    </style:style>
    <style:style style:name="T1959" style:family="text">
      <style:text-properties officeooo:rsid="21234565"/>
    </style:style>
    <style:style style:name="T1960" style:family="text">
      <style:text-properties officeooo:rsid="210d8ae5"/>
    </style:style>
    <style:style style:name="T1961" style:family="text">
      <style:text-properties officeooo:rsid="210b2273"/>
    </style:style>
    <style:style style:name="T1962" style:family="text">
      <style:text-properties officeooo:rsid="284e03ae"/>
    </style:style>
    <style:style style:name="T1963" style:family="text">
      <style:text-properties officeooo:rsid="1618951c"/>
    </style:style>
    <style:style style:name="T1964" style:family="text">
      <style:text-properties officeooo:rsid="1b47e4a7"/>
    </style:style>
    <style:style style:name="T1965" style:family="text">
      <style:text-properties officeooo:rsid="1b41fd68"/>
    </style:style>
    <style:style style:name="T1966" style:family="text">
      <style:text-properties officeooo:rsid="1becb894"/>
    </style:style>
    <style:style style:name="T1967" style:family="text">
      <style:text-properties officeooo:rsid="134332a4"/>
    </style:style>
    <style:style style:name="T1968" style:family="text">
      <style:text-properties officeooo:rsid="134518f6"/>
    </style:style>
    <style:style style:name="T1969" style:family="text">
      <style:text-properties officeooo:rsid="1a0f9434"/>
    </style:style>
    <style:style style:name="T1970" style:family="text">
      <style:text-properties officeooo:rsid="2044b278"/>
    </style:style>
    <style:style style:name="T1971" style:family="text">
      <style:text-properties officeooo:rsid="2045cf92"/>
    </style:style>
    <style:style style:name="T1972" style:family="text">
      <style:text-properties officeooo:rsid="2861b7f6"/>
    </style:style>
    <style:style style:name="T1973" style:family="text">
      <style:text-properties officeooo:rsid="214e4d42"/>
    </style:style>
    <style:style style:name="T1974" style:family="text">
      <style:text-properties officeooo:rsid="28627fc3"/>
    </style:style>
    <style:style style:name="T1975" style:family="text">
      <style:text-properties officeooo:rsid="286dcff8"/>
    </style:style>
    <style:style style:name="T1976" style:family="text">
      <style:text-properties officeooo:rsid="286ee754"/>
    </style:style>
    <style:style style:name="T1977" style:family="text">
      <style:text-properties officeooo:rsid="2871d102"/>
    </style:style>
    <style:style style:name="T1978" style:family="text">
      <style:text-properties officeooo:rsid="28766b36"/>
    </style:style>
    <style:style style:name="T1979" style:family="text">
      <style:text-properties officeooo:rsid="2876ecbd"/>
    </style:style>
    <style:style style:name="T1980" style:family="text">
      <style:text-properties officeooo:rsid="287873d9"/>
    </style:style>
    <style:style style:name="T1981" style:family="text">
      <style:text-properties officeooo:rsid="287adeee"/>
    </style:style>
    <style:style style:name="T1982" style:family="text">
      <style:text-properties officeooo:rsid="287d94f3"/>
    </style:style>
    <style:style style:name="T1983" style:family="text">
      <style:text-properties officeooo:rsid="287e5b2b"/>
    </style:style>
    <style:style style:name="T1984" style:family="text">
      <style:text-properties officeooo:rsid="288afecb"/>
    </style:style>
    <style:style style:name="T1985" style:family="text">
      <style:text-properties officeooo:rsid="288ded12"/>
    </style:style>
    <style:style style:name="T1986" style:family="text">
      <style:text-properties officeooo:rsid="288f69b4"/>
    </style:style>
    <style:style style:name="T1987" style:family="text">
      <style:text-properties officeooo:rsid="2890662a"/>
    </style:style>
    <style:style style:name="T1988" style:family="text">
      <style:text-properties officeooo:rsid="28916dd4"/>
    </style:style>
    <style:style style:name="T1989" style:family="text">
      <style:text-properties officeooo:rsid="2893171e"/>
    </style:style>
    <style:style style:name="T1990" style:family="text">
      <style:text-properties officeooo:rsid="28935d8b"/>
    </style:style>
    <style:style style:name="T1991" style:family="text">
      <style:text-properties officeooo:rsid="28938250"/>
    </style:style>
    <style:style style:name="T1992" style:family="text">
      <style:text-properties officeooo:rsid="28a02d50"/>
    </style:style>
    <style:style style:name="T1993" style:family="text">
      <style:text-properties officeooo:rsid="28a780cb"/>
    </style:style>
    <style:style style:name="T1994" style:family="text">
      <style:text-properties officeooo:rsid="28ac1690"/>
    </style:style>
    <style:style style:name="T1995" style:family="text">
      <style:text-properties officeooo:rsid="21a37882"/>
    </style:style>
    <style:style style:name="T1996" style:family="text">
      <style:text-properties officeooo:rsid="28ba1758"/>
    </style:style>
    <style:style style:name="T1997" style:family="text">
      <style:text-properties officeooo:rsid="28ba4526"/>
    </style:style>
    <style:style style:name="T1998" style:family="text">
      <style:text-properties officeooo:rsid="28c1aa0b"/>
    </style:style>
    <style:style style:name="T1999" style:family="text">
      <style:text-properties officeooo:rsid="28ce4623"/>
    </style:style>
    <style:style style:name="T2000" style:family="text">
      <style:text-properties officeooo:rsid="28ce8db9"/>
    </style:style>
    <style:style style:name="T2001" style:family="text">
      <style:text-properties officeooo:rsid="28dfd528"/>
    </style:style>
    <style:style style:name="T2002" style:family="text">
      <style:text-properties officeooo:rsid="28e0860b"/>
    </style:style>
    <style:style style:name="T2003" style:family="text">
      <style:text-properties officeooo:rsid="28e2628c"/>
    </style:style>
    <style:style style:name="T2004" style:family="text">
      <style:text-properties officeooo:rsid="28e4019d"/>
    </style:style>
    <style:style style:name="T2005" style:family="text">
      <style:text-properties officeooo:rsid="28e7f44c"/>
    </style:style>
    <style:style style:name="T2006" style:family="text">
      <style:text-properties officeooo:rsid="28ef31b0"/>
    </style:style>
    <style:style style:name="T2007" style:family="text">
      <style:text-properties officeooo:rsid="28fb28db"/>
    </style:style>
    <style:style style:name="T2008" style:family="text">
      <style:text-properties officeooo:rsid="28fc5a9a"/>
    </style:style>
    <style:style style:name="T2009" style:family="text">
      <style:text-properties officeooo:rsid="290035c8"/>
    </style:style>
    <style:style style:name="T2010" style:family="text">
      <style:text-properties officeooo:rsid="29075282"/>
    </style:style>
    <style:style style:name="T2011" style:family="text">
      <style:text-properties officeooo:rsid="290d12d8"/>
    </style:style>
    <style:style style:name="T2012" style:family="text">
      <style:text-properties officeooo:rsid="2915030e"/>
    </style:style>
    <style:style style:name="T2013" style:family="text">
      <style:text-properties officeooo:rsid="29175b96"/>
    </style:style>
    <style:style style:name="T2014" style:family="text">
      <style:text-properties officeooo:rsid="293044db"/>
    </style:style>
    <style:style style:name="T2015" style:family="text">
      <style:text-properties officeooo:rsid="29335792"/>
    </style:style>
    <style:style style:name="T2016" style:family="text">
      <style:text-properties officeooo:rsid="2934b58e"/>
    </style:style>
    <style:style style:name="T2017" style:family="text">
      <style:text-properties officeooo:rsid="293bdb02"/>
    </style:style>
    <style:style style:name="T2018" style:family="text">
      <style:text-properties officeooo:rsid="293e33ce"/>
    </style:style>
    <style:style style:name="T2019" style:family="text">
      <style:text-properties officeooo:rsid="2948315e"/>
    </style:style>
    <style:style style:name="T2020" style:family="text">
      <style:text-properties officeooo:rsid="294f4b59"/>
    </style:style>
    <style:style style:name="T2021" style:family="text">
      <style:text-properties officeooo:rsid="294f4ce7"/>
    </style:style>
    <style:style style:name="T2022" style:family="text">
      <style:text-properties officeooo:rsid="2950f66b"/>
    </style:style>
    <style:style style:name="T2023" style:family="text">
      <style:text-properties officeooo:rsid="2958d1ed"/>
    </style:style>
    <style:style style:name="T2024" style:family="text">
      <style:text-properties officeooo:rsid="29601fa7"/>
    </style:style>
    <style:style style:name="T2025" style:family="text">
      <style:text-properties officeooo:rsid="296594e6"/>
    </style:style>
    <style:style style:name="T2026" style:family="text">
      <style:text-properties officeooo:rsid="297aa911"/>
    </style:style>
    <style:style style:name="T2027" style:family="text">
      <style:text-properties officeooo:rsid="29b4fce0"/>
    </style:style>
    <style:style style:name="T2028" style:family="text">
      <style:text-properties officeooo:rsid="29b56b55"/>
    </style:style>
    <style:style style:name="T2029" style:family="text">
      <style:text-properties officeooo:rsid="29c06837"/>
    </style:style>
    <style:style style:name="T2030" style:family="text">
      <style:text-properties officeooo:rsid="29c0dc06"/>
    </style:style>
    <style:style style:name="T2031" style:family="text">
      <style:text-properties officeooo:rsid="29c627b7"/>
    </style:style>
    <style:style style:name="T2032" style:family="text">
      <style:text-properties officeooo:rsid="2a209c82"/>
    </style:style>
    <style:style style:name="T2033" style:family="text">
      <style:text-properties officeooo:rsid="2a2487bf"/>
    </style:style>
    <style:style style:name="T2034" style:family="text">
      <style:text-properties officeooo:rsid="2a3baf2e"/>
    </style:style>
    <style:style style:name="T2035" style:family="text">
      <style:text-properties officeooo:rsid="2a48c148"/>
    </style:style>
    <style:style style:name="T2036" style:family="text">
      <style:text-properties officeooo:rsid="2a49436d"/>
    </style:style>
    <style:style style:name="T2037" style:family="text">
      <style:text-properties officeooo:rsid="2a503bae"/>
    </style:style>
    <style:style style:name="T2038" style:family="text">
      <style:text-properties officeooo:rsid="2a690695"/>
    </style:style>
    <style:style style:name="T2039" style:family="text">
      <style:text-properties officeooo:rsid="2a6b1264"/>
    </style:style>
    <style:style style:name="T2040" style:family="text">
      <style:text-properties officeooo:rsid="2a7bfaa0"/>
    </style:style>
    <style:style style:name="T2041" style:family="text">
      <style:text-properties officeooo:rsid="2a9b6e91"/>
    </style:style>
    <style:style style:name="T2042" style:family="text">
      <style:text-properties officeooo:rsid="2a9b7b2e"/>
    </style:style>
    <style:style style:name="T2043" style:family="text">
      <style:text-properties officeooo:rsid="2aa18a28"/>
    </style:style>
    <style:style style:name="T2044" style:family="text">
      <style:text-properties officeooo:rsid="2a3361d2"/>
    </style:style>
    <style:style style:name="T2045" style:family="text">
      <style:text-properties officeooo:rsid="296dddab"/>
    </style:style>
    <style:style style:name="T2046" style:family="text">
      <style:text-properties officeooo:rsid="2adab1f3"/>
    </style:style>
    <style:style style:name="T2047" style:family="text">
      <style:text-properties officeooo:rsid="2adbdfb5"/>
    </style:style>
    <style:style style:name="T2048" style:family="text">
      <style:text-properties officeooo:rsid="2adce754"/>
    </style:style>
    <style:style style:name="T2049" style:family="text">
      <style:text-properties officeooo:rsid="2add1d0f"/>
    </style:style>
    <style:style style:name="T2050" style:family="text">
      <style:text-properties officeooo:rsid="2add6c74"/>
    </style:style>
    <style:style style:name="T2051" style:family="text">
      <style:text-properties officeooo:rsid="2ae1d984"/>
    </style:style>
    <style:style style:name="T2052" style:family="text">
      <style:text-properties officeooo:rsid="2ae2c1e9"/>
    </style:style>
    <style:style style:name="T2053" style:family="text">
      <style:text-properties officeooo:rsid="2ae3d6ba"/>
    </style:style>
    <style:style style:name="T2054" style:family="text">
      <style:text-properties officeooo:rsid="2ae48ea0"/>
    </style:style>
    <style:style style:name="T2055" style:family="text">
      <style:text-properties officeooo:rsid="2b0497dc"/>
    </style:style>
    <style:style style:name="T2056" style:family="text">
      <style:text-properties officeooo:rsid="2b06eaf6"/>
    </style:style>
    <style:style style:name="T2057" style:family="text">
      <style:text-properties officeooo:rsid="2b0f127b"/>
    </style:style>
    <style:style style:name="T2058" style:family="text">
      <style:text-properties officeooo:rsid="2b110e78"/>
    </style:style>
    <style:style style:name="T2059" style:family="text">
      <style:text-properties officeooo:rsid="2b2391c2"/>
    </style:style>
    <style:style style:name="T2060" style:family="text">
      <style:text-properties officeooo:rsid="2b355a2b"/>
    </style:style>
    <style:style style:name="T2061" style:family="text">
      <style:text-properties officeooo:rsid="2415a15d"/>
    </style:style>
    <style:style style:name="T2062" style:family="text">
      <style:text-properties officeooo:rsid="2b53750b"/>
    </style:style>
    <style:style style:name="T2063" style:family="text">
      <style:text-properties officeooo:rsid="2b577a10"/>
    </style:style>
    <style:style style:name="T2064" style:family="text">
      <style:text-properties officeooo:rsid="2b59c36f"/>
    </style:style>
    <style:style style:name="T2065" style:family="text">
      <style:text-properties officeooo:rsid="2b5c6e39"/>
    </style:style>
    <style:style style:name="T2066" style:family="text">
      <style:text-properties officeooo:rsid="2b5e5ac4"/>
    </style:style>
    <style:style style:name="T2067" style:family="text">
      <style:text-properties officeooo:rsid="2b9aec7e"/>
    </style:style>
    <style:style style:name="T2068" style:family="text">
      <style:text-properties officeooo:rsid="2ba81448"/>
    </style:style>
    <style:style style:name="T2069" style:family="text">
      <style:text-properties officeooo:rsid="2bb21fad"/>
    </style:style>
    <style:style style:name="T2070" style:family="text">
      <style:text-properties officeooo:rsid="2bb47ec3"/>
    </style:style>
    <style:style style:name="T2071" style:family="text">
      <style:text-properties officeooo:rsid="2bbdf69d"/>
    </style:style>
    <style:style style:name="T2072" style:family="text">
      <style:text-properties officeooo:rsid="2bcfc366"/>
    </style:style>
    <style:style style:name="T2073" style:family="text">
      <style:text-properties officeooo:rsid="2bd2f54c"/>
    </style:style>
    <style:style style:name="T2074" style:family="text">
      <style:text-properties officeooo:rsid="2bd506f8"/>
    </style:style>
    <style:style style:name="T2075" style:family="text">
      <style:text-properties officeooo:rsid="2bd5f3d4"/>
    </style:style>
    <style:style style:name="T2076" style:family="text">
      <style:text-properties officeooo:rsid="2bd66f8c"/>
    </style:style>
    <style:style style:name="T2077" style:family="text">
      <style:text-properties officeooo:rsid="2bdd2efd"/>
    </style:style>
    <style:style style:name="T2078" style:family="text">
      <style:text-properties officeooo:rsid="2be5ddac"/>
    </style:style>
    <style:style style:name="T2079" style:family="text">
      <style:text-properties officeooo:rsid="2bf485bf"/>
    </style:style>
    <style:style style:name="T2080" style:family="text">
      <style:text-properties officeooo:rsid="2c07d1f1"/>
    </style:style>
    <style:style style:name="T2081" style:family="text">
      <style:text-properties officeooo:rsid="2c0f8df0"/>
    </style:style>
    <style:style style:name="T2082" style:family="text">
      <style:text-properties officeooo:rsid="2c12857b"/>
    </style:style>
    <style:style style:name="T2083" style:family="text">
      <style:text-properties officeooo:rsid="2c13b2bd"/>
    </style:style>
    <style:style style:name="T2084" style:family="text">
      <style:text-properties officeooo:rsid="2c155e1f"/>
    </style:style>
    <style:style style:name="T2085" style:family="text">
      <style:text-properties officeooo:rsid="2c1562ff"/>
    </style:style>
    <style:style style:name="T2086" style:family="text">
      <style:text-properties officeooo:rsid="2c188f63"/>
    </style:style>
    <style:style style:name="T2087" style:family="text">
      <style:text-properties officeooo:rsid="2c1aae2c"/>
    </style:style>
    <style:style style:name="T2088" style:family="text">
      <style:text-properties officeooo:rsid="2c1ba15e"/>
    </style:style>
    <style:style style:name="T2089" style:family="text">
      <style:text-properties officeooo:rsid="2c1c3c11"/>
    </style:style>
    <style:style style:name="T2090" style:family="text">
      <style:text-properties officeooo:rsid="2c21fc90"/>
    </style:style>
    <style:style style:name="T2091" style:family="text">
      <style:text-properties officeooo:rsid="2c248245"/>
    </style:style>
    <style:style style:name="T2092" style:family="text">
      <style:text-properties officeooo:rsid="2c270c61"/>
    </style:style>
    <style:style style:name="T2093" style:family="text">
      <style:text-properties officeooo:rsid="2c2b500f"/>
    </style:style>
    <style:style style:name="T2094" style:family="text">
      <style:text-properties officeooo:rsid="2c376dc4"/>
    </style:style>
    <style:style style:name="T2095" style:family="text">
      <style:text-properties officeooo:rsid="2c44ec19"/>
    </style:style>
    <style:style style:name="T2096" style:family="text">
      <style:text-properties officeooo:rsid="2c45319e"/>
    </style:style>
    <style:style style:name="T2097" style:family="text">
      <style:text-properties officeooo:rsid="2c49716a"/>
    </style:style>
    <style:style style:name="T2098" style:family="text">
      <style:text-properties officeooo:rsid="2c49c205"/>
    </style:style>
    <style:style style:name="T2099" style:family="text">
      <style:text-properties officeooo:rsid="2c4b1c91"/>
    </style:style>
    <style:style style:name="T2100" style:family="text">
      <style:text-properties officeooo:rsid="2c4f8480"/>
    </style:style>
    <style:style style:name="T2101" style:family="text">
      <style:text-properties officeooo:rsid="2c511deb"/>
    </style:style>
    <style:style style:name="T2102" style:family="text">
      <style:text-properties officeooo:rsid="2c65dc8d"/>
    </style:style>
    <style:style style:name="T2103" style:family="text">
      <style:text-properties officeooo:rsid="2c7e2bf9"/>
    </style:style>
    <style:style style:name="T2104" style:family="text">
      <style:text-properties officeooo:rsid="2c84e524"/>
    </style:style>
    <style:style style:name="T2105" style:family="text">
      <style:text-properties officeooo:rsid="2c86e1a0"/>
    </style:style>
    <style:style style:name="T2106" style:family="text">
      <style:text-properties officeooo:rsid="2c8b55f1"/>
    </style:style>
    <style:style style:name="T2107" style:family="text">
      <style:text-properties officeooo:rsid="2c992d3c"/>
    </style:style>
    <style:style style:name="T2108" style:family="text">
      <style:text-properties officeooo:rsid="2c9a41f2"/>
    </style:style>
    <style:style style:name="T2109" style:family="text">
      <style:text-properties officeooo:rsid="2c9ab5c5"/>
    </style:style>
    <style:style style:name="T2110" style:family="text">
      <style:text-properties officeooo:rsid="2c9e4c87"/>
    </style:style>
    <style:style style:name="T2111" style:family="text">
      <style:text-properties officeooo:rsid="2c9ed0db"/>
    </style:style>
    <style:style style:name="T2112" style:family="text">
      <style:text-properties officeooo:rsid="2caa22a0"/>
    </style:style>
    <style:style style:name="T2113" style:family="text">
      <style:text-properties officeooo:rsid="2caaa06a"/>
    </style:style>
    <style:style style:name="T2114" style:family="text">
      <style:text-properties officeooo:rsid="2cac260c"/>
    </style:style>
    <style:style style:name="T2115" style:family="text">
      <style:text-properties officeooo:rsid="2cae02b8"/>
    </style:style>
    <style:style style:name="T2116" style:family="text">
      <style:text-properties officeooo:rsid="2cafbfb4"/>
    </style:style>
    <style:style style:name="T2117" style:family="text">
      <style:text-properties officeooo:rsid="2cb11997"/>
    </style:style>
    <style:style style:name="T2118" style:family="text">
      <style:text-properties officeooo:rsid="2cb90340"/>
    </style:style>
    <style:style style:name="T2119" style:family="text">
      <style:text-properties officeooo:rsid="2cb953f2"/>
    </style:style>
    <style:style style:name="T2120" style:family="text">
      <style:text-properties officeooo:rsid="2cbb1f18"/>
    </style:style>
    <style:style style:name="T2121" style:family="text">
      <style:text-properties officeooo:rsid="2cbc55cc"/>
    </style:style>
    <style:style style:name="T2122" style:family="text">
      <style:text-properties officeooo:rsid="2cbee5c6"/>
    </style:style>
    <style:style style:name="T2123" style:family="text">
      <style:text-properties officeooo:rsid="2cc07c71"/>
    </style:style>
    <style:style style:name="T2124" style:family="text">
      <style:text-properties officeooo:rsid="2cc6170e"/>
    </style:style>
    <style:style style:name="T2125" style:family="text">
      <style:text-properties officeooo:rsid="2cc9434e"/>
    </style:style>
    <style:style style:name="T2126" style:family="text">
      <style:text-properties officeooo:rsid="2cd0edf8"/>
    </style:style>
    <style:style style:name="T2127" style:family="text">
      <style:text-properties officeooo:rsid="2cd1c7ee"/>
    </style:style>
    <style:style style:name="T2128" style:family="text">
      <style:text-properties officeooo:rsid="2cd3748f"/>
    </style:style>
    <style:style style:name="T2129" style:family="text">
      <style:text-properties officeooo:rsid="2cd40527"/>
    </style:style>
    <style:style style:name="T2130" style:family="text">
      <style:text-properties officeooo:rsid="2cd550e5"/>
    </style:style>
    <style:style style:name="T2131" style:family="text">
      <style:text-properties officeooo:rsid="2ce9bd95"/>
    </style:style>
    <style:style style:name="T2132" style:family="text">
      <style:text-properties officeooo:rsid="2ceb7713"/>
    </style:style>
    <style:style style:name="T2133" style:family="text">
      <style:text-properties officeooo:rsid="2af9ce22"/>
    </style:style>
    <style:style style:name="T2134" style:family="text">
      <style:text-properties officeooo:rsid="2cfae33a"/>
    </style:style>
    <style:style style:name="T2135" style:family="text">
      <style:text-properties officeooo:rsid="2d079e71"/>
    </style:style>
    <style:style style:name="T2136" style:family="text">
      <style:text-properties officeooo:rsid="2d08956d"/>
    </style:style>
    <style:style style:name="T2137" style:family="text">
      <style:text-properties officeooo:rsid="2d090591"/>
    </style:style>
    <style:style style:name="T2138" style:family="text">
      <style:text-properties officeooo:rsid="2d0bafad"/>
    </style:style>
    <style:style style:name="T2139" style:family="text">
      <style:text-properties officeooo:rsid="2d0d59eb"/>
    </style:style>
    <style:style style:name="T2140" style:family="text">
      <style:text-properties officeooo:rsid="2d20ed2d"/>
    </style:style>
    <style:style style:name="T2141" style:family="text">
      <style:text-properties officeooo:rsid="2d2157fa"/>
    </style:style>
    <style:style style:name="T2142" style:family="text">
      <style:text-properties officeooo:rsid="2d24ffe7"/>
    </style:style>
    <style:style style:name="T2143" style:family="text">
      <style:text-properties officeooo:rsid="2d263941"/>
    </style:style>
    <style:style style:name="T2144" style:family="text">
      <style:text-properties officeooo:rsid="2d2871fb"/>
    </style:style>
    <style:style style:name="T2145" style:family="text">
      <style:text-properties officeooo:rsid="2d33b3bc"/>
    </style:style>
    <style:style style:name="T2146" style:family="text">
      <style:text-properties officeooo:rsid="2d3473ec"/>
    </style:style>
    <style:style style:name="T2147" style:family="text">
      <style:text-properties officeooo:rsid="2d35d370"/>
    </style:style>
    <style:style style:name="T2148" style:family="text">
      <style:text-properties officeooo:rsid="2d3906b9"/>
    </style:style>
    <style:style style:name="T2149" style:family="text">
      <style:text-properties officeooo:rsid="2d3af0f3"/>
    </style:style>
    <style:style style:name="T2150" style:family="text">
      <style:text-properties officeooo:rsid="2d3c06c2"/>
    </style:style>
    <style:style style:name="T2151" style:family="text">
      <style:text-properties officeooo:rsid="2d4047a9"/>
    </style:style>
    <style:style style:name="T2152" style:family="text">
      <style:text-properties officeooo:rsid="2d421853"/>
    </style:style>
    <style:style style:name="T2153" style:family="text">
      <style:text-properties officeooo:rsid="2d44d6e3"/>
    </style:style>
    <style:style style:name="T2154" style:family="text">
      <style:text-properties officeooo:rsid="2d4deee1"/>
    </style:style>
    <style:style style:name="T2155" style:family="text">
      <style:text-properties officeooo:rsid="2d51a99c"/>
    </style:style>
    <style:style style:name="T2156" style:family="text">
      <style:text-properties officeooo:rsid="2d51dbde"/>
    </style:style>
    <style:style style:name="T2157" style:family="text">
      <style:text-properties officeooo:rsid="2d52c057"/>
    </style:style>
    <style:style style:name="T2158" style:family="text">
      <style:text-properties officeooo:rsid="2d5a5d3c"/>
    </style:style>
    <style:style style:name="T2159" style:family="text">
      <style:text-properties officeooo:rsid="2d6b3932"/>
    </style:style>
    <style:style style:name="T2160" style:family="text">
      <style:text-properties officeooo:rsid="2d6d36f8"/>
    </style:style>
    <style:style style:name="T2161" style:family="text">
      <style:text-properties officeooo:rsid="2d715dec"/>
    </style:style>
    <style:style style:name="T2162" style:family="text">
      <style:text-properties officeooo:rsid="2d726c9f"/>
    </style:style>
    <style:style style:name="T2163" style:family="text">
      <style:text-properties officeooo:rsid="2d7449ce"/>
    </style:style>
    <style:style style:name="T2164" style:family="text">
      <style:text-properties officeooo:rsid="2d751ed0"/>
    </style:style>
    <style:style style:name="T2165" style:family="text">
      <style:text-properties officeooo:rsid="2d766400"/>
    </style:style>
    <style:style style:name="T2166" style:family="text">
      <style:text-properties officeooo:rsid="2d770224"/>
    </style:style>
    <style:style style:name="T2167" style:family="text">
      <style:text-properties officeooo:rsid="2d7755d7"/>
    </style:style>
    <style:style style:name="T2168" style:family="text">
      <style:text-properties officeooo:rsid="2d78c47c"/>
    </style:style>
    <style:style style:name="T2169" style:family="text">
      <style:text-properties officeooo:rsid="2d8071ed"/>
    </style:style>
    <style:style style:name="T2170" style:family="text">
      <style:text-properties officeooo:rsid="2d81ba95"/>
    </style:style>
    <style:style style:name="T2171" style:family="text">
      <style:text-properties officeooo:rsid="2d822b0d"/>
    </style:style>
    <style:style style:name="T2172" style:family="text">
      <style:text-properties officeooo:rsid="2d837253"/>
    </style:style>
    <style:style style:name="T2173" style:family="text">
      <style:text-properties officeooo:rsid="2d94d5ca"/>
    </style:style>
    <style:style style:name="T2174" style:family="text">
      <style:text-properties officeooo:rsid="2d9e16af"/>
    </style:style>
    <style:style style:name="T2175" style:family="text">
      <style:text-properties officeooo:rsid="2da79ebf"/>
    </style:style>
    <style:style style:name="T2176" style:family="text">
      <style:text-properties officeooo:rsid="2db08158"/>
    </style:style>
    <style:style style:name="T2177" style:family="text">
      <style:text-properties officeooo:rsid="2db0eb75"/>
    </style:style>
    <style:style style:name="T2178" style:family="text">
      <style:text-properties officeooo:rsid="2dba7a68"/>
    </style:style>
    <style:style style:name="T2179" style:family="text">
      <style:text-properties officeooo:rsid="2dc3daa4"/>
    </style:style>
    <style:style style:name="T2180" style:family="text">
      <style:text-properties officeooo:rsid="2dc87eb6"/>
    </style:style>
    <style:style style:name="T2181" style:family="text">
      <style:text-properties officeooo:rsid="2dcba3b1"/>
    </style:style>
    <style:style style:name="T2182" style:family="text">
      <style:text-properties officeooo:rsid="2dd10b15"/>
    </style:style>
    <style:style style:name="T2183" style:family="text">
      <style:text-properties officeooo:rsid="2dda1e90"/>
    </style:style>
    <style:style style:name="T2184" style:family="text">
      <style:text-properties officeooo:rsid="2ddf6d9b"/>
    </style:style>
    <style:style style:name="T2185" style:family="text">
      <style:text-properties officeooo:rsid="2de0ec95"/>
    </style:style>
    <style:style style:name="T2186" style:family="text">
      <style:text-properties officeooo:rsid="2de28ca0"/>
    </style:style>
    <style:style style:name="T2187" style:family="text">
      <style:text-properties officeooo:rsid="2df759f9"/>
    </style:style>
    <style:style style:name="T2188" style:family="text">
      <style:text-properties officeooo:rsid="2df88740"/>
    </style:style>
    <style:style style:name="T2189" style:family="text">
      <style:text-properties officeooo:rsid="2dfb5a7a"/>
    </style:style>
    <style:style style:name="T2190" style:family="text">
      <style:text-properties officeooo:rsid="2dfd35cd"/>
    </style:style>
    <style:style style:name="T2191" style:family="text">
      <style:text-properties officeooo:rsid="18a73f57"/>
    </style:style>
    <style:style style:name="T2192" style:family="text">
      <style:text-properties officeooo:rsid="2e03d43e"/>
    </style:style>
    <style:style style:name="T2193" style:family="text">
      <style:text-properties officeooo:rsid="2e081869"/>
    </style:style>
    <style:style style:name="T2194" style:family="text">
      <style:text-properties officeooo:rsid="2e09a661"/>
    </style:style>
    <style:style style:name="T2195" style:family="text">
      <style:text-properties officeooo:rsid="2e0cb0f8"/>
    </style:style>
    <style:style style:name="T2196" style:family="text">
      <style:text-properties officeooo:rsid="18a7e032"/>
    </style:style>
    <style:style style:name="T2197" style:family="text">
      <style:text-properties officeooo:rsid="2e0d4ecb"/>
    </style:style>
    <style:style style:name="T2198" style:family="text">
      <style:text-properties officeooo:rsid="2e1fcbd6"/>
    </style:style>
    <style:style style:name="T2199" style:family="text">
      <style:text-properties officeooo:rsid="2e224faf"/>
    </style:style>
    <style:style style:name="T2200" style:family="text">
      <style:text-properties officeooo:rsid="2e25e42a"/>
    </style:style>
    <style:style style:name="T2201" style:family="text">
      <style:text-properties officeooo:rsid="2e326450"/>
    </style:style>
    <style:style style:name="T2202" style:family="text">
      <style:text-properties officeooo:rsid="2e4b8b38"/>
    </style:style>
    <style:style style:name="T2203" style:family="text">
      <style:text-properties officeooo:rsid="2e4b956a"/>
    </style:style>
    <style:style style:name="T2204" style:family="text">
      <style:text-properties officeooo:rsid="2e4fea91"/>
    </style:style>
    <style:style style:name="T2205" style:family="text">
      <style:text-properties officeooo:rsid="2e65b018"/>
    </style:style>
    <style:style style:name="T2206" style:family="text">
      <style:text-properties officeooo:rsid="2e68a41c"/>
    </style:style>
    <style:style style:name="T2207" style:family="text">
      <style:text-properties officeooo:rsid="2e7668e4"/>
    </style:style>
    <style:style style:name="T2208" style:family="text">
      <style:text-properties officeooo:rsid="2e771983"/>
    </style:style>
    <style:style style:name="T2209" style:family="text">
      <style:text-properties officeooo:rsid="2e7734a6"/>
    </style:style>
    <style:style style:name="T2210" style:family="text">
      <style:text-properties officeooo:rsid="2e787583"/>
    </style:style>
    <style:style style:name="T2211" style:family="text">
      <style:text-properties officeooo:rsid="2e7a1a66"/>
    </style:style>
    <style:style style:name="T2212" style:family="text">
      <style:text-properties officeooo:rsid="2e7dba05"/>
    </style:style>
    <style:style style:name="T2213" style:family="text">
      <style:text-properties officeooo:rsid="2e825f9a"/>
    </style:style>
    <style:style style:name="T2214" style:family="text">
      <style:text-properties officeooo:rsid="2e85af6d"/>
    </style:style>
    <style:style style:name="T2215" style:family="text">
      <style:text-properties officeooo:rsid="2e8a804e"/>
    </style:style>
    <style:style style:name="T2216" style:family="text">
      <style:text-properties officeooo:rsid="2e91d0de"/>
    </style:style>
    <style:style style:name="T2217" style:family="text">
      <style:text-properties officeooo:rsid="2e97774e"/>
    </style:style>
    <style:style style:name="T2218" style:family="text">
      <style:text-properties officeooo:rsid="2eaa2e81"/>
    </style:style>
    <style:style style:name="T2219" style:family="text">
      <style:text-properties officeooo:rsid="2eac0ad0"/>
    </style:style>
    <style:style style:name="T2220" style:family="text">
      <style:text-properties officeooo:rsid="2eac529d"/>
    </style:style>
    <style:style style:name="T2221" style:family="text">
      <style:text-properties officeooo:rsid="2eb94ae6"/>
    </style:style>
    <style:style style:name="T2222" style:family="text">
      <style:text-properties officeooo:rsid="2ebeef87"/>
    </style:style>
    <style:style style:name="T2223" style:family="text">
      <style:text-properties officeooo:rsid="2ec2df4e"/>
    </style:style>
    <style:style style:name="T2224" style:family="text">
      <style:text-properties officeooo:rsid="2ec4bf08"/>
    </style:style>
    <style:style style:name="T2225" style:family="text">
      <style:text-properties officeooo:rsid="2ec654fd"/>
    </style:style>
    <style:style style:name="T2226" style:family="text">
      <style:text-properties officeooo:rsid="2ecd1c5c"/>
    </style:style>
    <style:style style:name="T2227" style:family="text">
      <style:text-properties officeooo:rsid="2ecd3352"/>
    </style:style>
    <style:style style:name="T2228" style:family="text">
      <style:text-properties officeooo:rsid="2ecef027"/>
    </style:style>
    <style:style style:name="T2229" style:family="text">
      <style:text-properties officeooo:rsid="2ed1526a"/>
    </style:style>
    <style:style style:name="T2230" style:family="text">
      <style:text-properties officeooo:rsid="2e8bca62"/>
    </style:style>
    <style:style style:name="T2231" style:family="text">
      <style:text-properties officeooo:rsid="2e99bfb2"/>
    </style:style>
    <style:style style:name="T2232" style:family="text">
      <style:text-properties officeooo:rsid="2ea7775a"/>
    </style:style>
    <style:style style:name="T2233" style:family="text">
      <style:text-properties officeooo:rsid="2ee1a042"/>
    </style:style>
    <style:style style:name="T2234" style:family="text">
      <style:text-properties officeooo:rsid="2ef6b76d"/>
    </style:style>
    <style:style style:name="T2235" style:family="text">
      <style:text-properties officeooo:rsid="2ef8d8ab"/>
    </style:style>
    <style:style style:name="T2236" style:family="text">
      <style:text-properties officeooo:rsid="2efbc594"/>
    </style:style>
    <style:style style:name="T2237" style:family="text">
      <style:text-properties officeooo:rsid="2efde2c6"/>
    </style:style>
    <style:style style:name="T2238" style:family="text">
      <style:text-properties officeooo:rsid="2f031337"/>
    </style:style>
    <style:style style:name="T2239" style:family="text">
      <style:text-properties officeooo:rsid="2f058116"/>
    </style:style>
    <style:style style:name="T2240" style:family="text">
      <style:text-properties officeooo:rsid="2f1424c6"/>
    </style:style>
    <style:style style:name="T2241" style:family="text">
      <style:text-properties officeooo:rsid="2f184586"/>
    </style:style>
    <style:style style:name="T2242" style:family="text">
      <style:text-properties officeooo:rsid="2f1b9e31"/>
    </style:style>
    <style:style style:name="T2243" style:family="text">
      <style:text-properties officeooo:rsid="2f224864"/>
    </style:style>
    <style:style style:name="T2244" style:family="text">
      <style:text-properties officeooo:rsid="2f24561a"/>
    </style:style>
    <style:style style:name="T2245" style:family="text">
      <style:text-properties officeooo:rsid="2f26c268"/>
    </style:style>
    <style:style style:name="T2246" style:family="text">
      <style:text-properties officeooo:rsid="2f35b97a"/>
    </style:style>
    <style:style style:name="T2247" style:family="text">
      <style:text-properties officeooo:rsid="2f35f906"/>
    </style:style>
    <style:style style:name="T2248" style:family="text">
      <style:text-properties officeooo:rsid="2f378f03"/>
    </style:style>
    <style:style style:name="T2249" style:family="text">
      <style:text-properties officeooo:rsid="2f3c6483"/>
    </style:style>
    <style:style style:name="T2250" style:family="text">
      <style:text-properties officeooo:rsid="2f4524ed"/>
    </style:style>
    <style:style style:name="T2251" style:family="text">
      <style:text-properties officeooo:rsid="2f50bb93"/>
    </style:style>
    <style:style style:name="T2252" style:family="text">
      <style:text-properties officeooo:rsid="2f51304b"/>
    </style:style>
    <style:style style:name="T2253" style:family="text">
      <style:text-properties officeooo:rsid="2f602897"/>
    </style:style>
    <style:style style:name="T2254" style:family="text">
      <style:text-properties officeooo:rsid="2f62d2a9"/>
    </style:style>
    <style:style style:name="T2255" style:family="text">
      <style:text-properties officeooo:rsid="2f73dcdc"/>
    </style:style>
    <style:style style:name="T2256" style:family="text">
      <style:text-properties officeooo:rsid="2f747e6b"/>
    </style:style>
    <style:style style:name="T2257" style:family="text">
      <style:text-properties officeooo:rsid="2f77e536"/>
    </style:style>
    <style:style style:name="T2258" style:family="text">
      <style:text-properties officeooo:rsid="2f7ae71e"/>
    </style:style>
    <style:style style:name="T2259" style:family="text">
      <style:text-properties officeooo:rsid="2f81b290"/>
    </style:style>
    <style:style style:name="T2260" style:family="text">
      <style:text-properties officeooo:rsid="2f878164"/>
    </style:style>
    <style:style style:name="T2261" style:family="text">
      <style:text-properties officeooo:rsid="2f8aa55f"/>
    </style:style>
    <style:style style:name="T2262" style:family="text">
      <style:text-properties officeooo:rsid="2f94d126"/>
    </style:style>
    <style:style style:name="T2263" style:family="text">
      <style:text-properties officeooo:rsid="2f97351d"/>
    </style:style>
    <style:style style:name="T2264" style:family="text">
      <style:text-properties officeooo:rsid="2f995592"/>
    </style:style>
    <style:style style:name="T2265" style:family="text">
      <style:text-properties officeooo:rsid="2f9a3ae5"/>
    </style:style>
    <style:style style:name="T2266" style:family="text">
      <style:text-properties officeooo:rsid="2f9c1d25"/>
    </style:style>
    <style:style style:name="T2267" style:family="text">
      <style:text-properties officeooo:rsid="2f9d3f26"/>
    </style:style>
    <style:style style:name="T2268" style:family="text">
      <style:text-properties officeooo:rsid="2f9f2ee2"/>
    </style:style>
    <style:style style:name="T2269" style:family="text">
      <style:text-properties officeooo:rsid="2fa8f836"/>
    </style:style>
    <style:style style:name="T2270" style:family="text">
      <style:text-properties officeooo:rsid="2faad7a0"/>
    </style:style>
    <style:style style:name="T2271" style:family="text">
      <style:text-properties officeooo:rsid="2fad38aa"/>
    </style:style>
    <style:style style:name="T2272" style:family="text">
      <style:text-properties officeooo:rsid="2fae1a1e"/>
    </style:style>
    <style:style style:name="T2273" style:family="text">
      <style:text-properties officeooo:rsid="2fae3382"/>
    </style:style>
    <style:style style:name="T2274" style:family="text">
      <style:text-properties officeooo:rsid="2faff4bf"/>
    </style:style>
    <style:style style:name="T2275" style:family="text">
      <style:text-properties officeooo:rsid="2fb2ba2c"/>
    </style:style>
    <style:style style:name="T2276" style:family="text">
      <style:text-properties officeooo:rsid="2fb34d2d"/>
    </style:style>
    <style:style style:name="T2277" style:family="text">
      <style:text-properties officeooo:rsid="2fb51893"/>
    </style:style>
    <style:style style:name="T2278" style:family="text">
      <style:text-properties officeooo:rsid="2fbbadcd"/>
    </style:style>
    <style:style style:name="T2279" style:family="text">
      <style:text-properties officeooo:rsid="2fbd4db4"/>
    </style:style>
    <style:style style:name="T2280" style:family="text">
      <style:text-properties officeooo:rsid="2fbf6c2c"/>
    </style:style>
    <style:style style:name="T2281" style:family="text">
      <style:text-properties officeooo:rsid="2fce4a05"/>
    </style:style>
    <style:style style:name="T2282" style:family="text">
      <style:text-properties officeooo:rsid="2fceb6c4"/>
    </style:style>
    <style:style style:name="T2283" style:family="text">
      <style:text-properties officeooo:rsid="2fcf6b29"/>
    </style:style>
    <style:style style:name="T2284" style:family="text">
      <style:text-properties officeooo:rsid="2fe038f7"/>
    </style:style>
    <style:style style:name="T2285" style:family="text">
      <style:text-properties officeooo:rsid="2fe0d122"/>
    </style:style>
    <style:style style:name="T2286" style:family="text">
      <style:text-properties officeooo:rsid="2fe15eef"/>
    </style:style>
    <style:style style:name="T2287" style:family="text">
      <style:text-properties officeooo:rsid="2fe3a31d"/>
    </style:style>
    <style:style style:name="T2288" style:family="text">
      <style:text-properties officeooo:rsid="2fe6b8ea"/>
    </style:style>
    <style:style style:name="T2289" style:family="text">
      <style:text-properties officeooo:rsid="2fe6c248"/>
    </style:style>
    <style:style style:name="T2290" style:family="text">
      <style:text-properties officeooo:rsid="2fea939f"/>
    </style:style>
    <style:style style:name="T2291" style:family="text">
      <style:text-properties officeooo:rsid="2fed7f41"/>
    </style:style>
    <style:style style:name="T2292" style:family="text">
      <style:text-properties officeooo:rsid="2fee27d1"/>
    </style:style>
    <style:style style:name="T2293" style:family="text">
      <style:text-properties officeooo:rsid="2fefc37c"/>
    </style:style>
    <style:style style:name="T2294" style:family="text">
      <style:text-properties officeooo:rsid="2ff09c19"/>
    </style:style>
    <style:style style:name="T2295" style:family="text">
      <style:text-properties officeooo:rsid="2ff28435"/>
    </style:style>
    <style:style style:name="T2296" style:family="text">
      <style:text-properties officeooo:rsid="2ff30a55"/>
    </style:style>
    <style:style style:name="T2297" style:family="text">
      <style:text-properties officeooo:rsid="2ff3a678"/>
    </style:style>
    <style:style style:name="T2298" style:family="text">
      <style:text-properties officeooo:rsid="2ff80704"/>
    </style:style>
    <style:style style:name="T2299" style:family="text">
      <style:text-properties officeooo:rsid="2ff9e629"/>
    </style:style>
    <style:style style:name="T2300" style:family="text">
      <style:text-properties officeooo:rsid="2ffabd0d"/>
    </style:style>
    <style:style style:name="T2301" style:family="text">
      <style:text-properties officeooo:rsid="2ffe26dc"/>
    </style:style>
    <style:style style:name="T2302" style:family="text">
      <style:text-properties officeooo:rsid="300263a7"/>
    </style:style>
    <style:style style:name="T2303" style:family="text">
      <style:text-properties officeooo:rsid="24a005f2"/>
    </style:style>
    <style:style style:name="T2304" style:family="text">
      <style:text-properties officeooo:rsid="3008096c"/>
    </style:style>
    <style:style style:name="T2305" style:family="text">
      <style:text-properties officeooo:rsid="300964a8"/>
    </style:style>
    <style:style style:name="T2306" style:family="text">
      <style:text-properties officeooo:rsid="300c5da0"/>
    </style:style>
    <style:style style:name="T2307" style:family="text">
      <style:text-properties officeooo:rsid="3012ec92"/>
    </style:style>
    <style:style style:name="T2308" style:family="text">
      <style:text-properties officeooo:rsid="3018a986"/>
    </style:style>
    <style:style style:name="T2309" style:family="text">
      <style:text-properties officeooo:rsid="30192658"/>
    </style:style>
    <style:style style:name="T2310" style:family="text">
      <style:text-properties officeooo:rsid="3019cbc9"/>
    </style:style>
    <style:style style:name="T2311" style:family="text">
      <style:text-properties officeooo:rsid="301b4787"/>
    </style:style>
    <style:style style:name="T2312" style:family="text">
      <style:text-properties officeooo:rsid="3022a04c"/>
    </style:style>
    <style:style style:name="T2313" style:family="text">
      <style:text-properties officeooo:rsid="30242247"/>
    </style:style>
    <style:style style:name="T2314" style:family="text">
      <style:text-properties officeooo:rsid="302bd7c0"/>
    </style:style>
    <style:style style:name="T2315" style:family="text">
      <style:text-properties officeooo:rsid="302c57d5"/>
    </style:style>
    <style:style style:name="T2316" style:family="text">
      <style:text-properties officeooo:rsid="302d66c3"/>
    </style:style>
    <style:style style:name="T2317" style:family="text">
      <style:text-properties officeooo:rsid="302effdc"/>
    </style:style>
    <style:style style:name="T2318" style:family="text">
      <style:text-properties officeooo:rsid="302f7121"/>
    </style:style>
    <style:style style:name="T2319" style:family="text">
      <style:text-properties officeooo:rsid="303a34c1"/>
    </style:style>
    <style:style style:name="T2320" style:family="text">
      <style:text-properties officeooo:rsid="303b2f96"/>
    </style:style>
    <style:style style:name="T2321" style:family="text">
      <style:text-properties officeooo:rsid="303cfa67"/>
    </style:style>
    <style:style style:name="T2322" style:family="text">
      <style:text-properties officeooo:rsid="3040c20e"/>
    </style:style>
    <style:style style:name="T2323" style:family="text">
      <style:text-properties officeooo:rsid="304730bf"/>
    </style:style>
    <style:style style:name="T2324" style:family="text">
      <style:text-properties officeooo:rsid="3048f6e0"/>
    </style:style>
    <style:style style:name="T2325" style:family="text">
      <style:text-properties officeooo:rsid="304a7a7b"/>
    </style:style>
    <style:style style:name="T2326" style:family="text">
      <style:text-properties officeooo:rsid="3056448a"/>
    </style:style>
    <style:style style:name="T2327" style:family="text">
      <style:text-properties officeooo:rsid="30577479"/>
    </style:style>
    <style:style style:name="T2328" style:family="text">
      <style:text-properties officeooo:rsid="30578b9f"/>
    </style:style>
    <style:style style:name="T2329" style:family="text">
      <style:text-properties officeooo:rsid="305e2618"/>
    </style:style>
    <style:style style:name="T2330" style:family="text">
      <style:text-properties officeooo:rsid="305f8735"/>
    </style:style>
    <style:style style:name="T2331" style:family="text">
      <style:text-properties officeooo:rsid="30609787"/>
    </style:style>
    <style:style style:name="T2332" style:family="text">
      <style:text-properties officeooo:rsid="3062f6a3"/>
    </style:style>
    <style:style style:name="T2333" style:family="text">
      <style:text-properties officeooo:rsid="30656c33"/>
    </style:style>
    <style:style style:name="T2334" style:family="text">
      <style:text-properties officeooo:rsid="306a5647"/>
    </style:style>
    <style:style style:name="T2335" style:family="text">
      <style:text-properties officeooo:rsid="306ab5ea"/>
    </style:style>
    <style:style style:name="T2336" style:family="text">
      <style:text-properties officeooo:rsid="306c0344"/>
    </style:style>
    <style:style style:name="T2337" style:family="text">
      <style:text-properties officeooo:rsid="30747be6"/>
    </style:style>
    <style:style style:name="T2338" style:family="text">
      <style:text-properties officeooo:rsid="3077c971"/>
    </style:style>
    <style:style style:name="T2339" style:family="text">
      <style:text-properties officeooo:rsid="307bb817"/>
    </style:style>
    <style:style style:name="T2340" style:family="text">
      <style:text-properties officeooo:rsid="307d52e5"/>
    </style:style>
    <style:style style:name="T2341" style:family="text">
      <style:text-properties officeooo:rsid="307de307"/>
    </style:style>
    <style:style style:name="T2342" style:family="text">
      <style:text-properties officeooo:rsid="307ea1ac"/>
    </style:style>
    <style:style style:name="T2343" style:family="text">
      <style:text-properties officeooo:rsid="308068e9"/>
    </style:style>
    <style:style style:name="T2344" style:family="text">
      <style:text-properties officeooo:rsid="30847f02"/>
    </style:style>
    <style:style style:name="T2345" style:family="text">
      <style:text-properties officeooo:rsid="3084d170"/>
    </style:style>
    <style:style style:name="T2346" style:family="text">
      <style:text-properties officeooo:rsid="30868245"/>
    </style:style>
    <style:style style:name="T2347" style:family="text">
      <style:text-properties officeooo:rsid="1b1133f5"/>
    </style:style>
    <style:style style:name="T2348" style:family="text">
      <style:text-properties officeooo:rsid="3092e2ee"/>
    </style:style>
    <style:style style:name="T2349" style:family="text">
      <style:text-properties officeooo:rsid="309ce757"/>
    </style:style>
    <style:style style:name="T2350" style:family="text">
      <style:text-properties officeooo:rsid="309d15fa"/>
    </style:style>
    <style:style style:name="T2351" style:family="text">
      <style:text-properties officeooo:rsid="309f0ae6"/>
    </style:style>
    <style:style style:name="T2352" style:family="text">
      <style:text-properties officeooo:rsid="30a0b974"/>
    </style:style>
    <style:style style:name="T2353" style:family="text">
      <style:text-properties officeooo:rsid="30a29636"/>
    </style:style>
    <style:style style:name="T2354" style:family="text">
      <style:text-properties officeooo:rsid="30a6739f"/>
    </style:style>
    <style:style style:name="T2355" style:family="text">
      <style:text-properties officeooo:rsid="30a6e60d"/>
    </style:style>
    <style:style style:name="T2356" style:family="text">
      <style:text-properties officeooo:rsid="30a7bc95"/>
    </style:style>
    <style:style style:name="T2357" style:family="text">
      <style:text-properties officeooo:rsid="30a8bc1d"/>
    </style:style>
    <style:style style:name="T2358" style:family="text">
      <style:text-properties officeooo:rsid="30ab2493"/>
    </style:style>
    <style:style style:name="T2359" style:family="text">
      <style:text-properties officeooo:rsid="30acc85b"/>
    </style:style>
    <style:style style:name="T2360" style:family="text">
      <style:text-properties officeooo:rsid="30af6fd6"/>
    </style:style>
    <style:style style:name="T2361" style:family="text">
      <style:text-properties officeooo:rsid="30b95f57"/>
    </style:style>
    <style:style style:name="T2362" style:family="text">
      <style:text-properties officeooo:rsid="30c0c537"/>
    </style:style>
    <style:style style:name="T2363" style:family="text">
      <style:text-properties officeooo:rsid="30c539b3"/>
    </style:style>
    <style:style style:name="T2364" style:family="text">
      <style:text-properties officeooo:rsid="30c7088b"/>
    </style:style>
    <style:style style:name="T2365" style:family="text">
      <style:text-properties officeooo:rsid="30cc17dd"/>
    </style:style>
    <style:style style:name="T2366" style:family="text">
      <style:text-properties officeooo:rsid="30d16782"/>
    </style:style>
    <style:style style:name="T2367" style:family="text">
      <style:text-properties officeooo:rsid="30d51de5"/>
    </style:style>
    <style:style style:name="T2368" style:family="text">
      <style:text-properties officeooo:rsid="30e40aa8"/>
    </style:style>
    <style:style style:name="T2369" style:family="text">
      <style:text-properties officeooo:rsid="30ea72cb"/>
    </style:style>
    <style:style style:name="T2370" style:family="text">
      <style:text-properties officeooo:rsid="30f2ad64"/>
    </style:style>
    <style:style style:name="T2371" style:family="text">
      <style:text-properties officeooo:rsid="30f84f23"/>
    </style:style>
    <style:style style:name="T2372" style:family="text">
      <style:text-properties officeooo:rsid="30fab534"/>
    </style:style>
    <style:style style:name="T2373" style:family="text">
      <style:text-properties officeooo:rsid="30fc856e"/>
    </style:style>
    <style:style style:name="T2374" style:family="text">
      <style:text-properties officeooo:rsid="30fcad78"/>
    </style:style>
    <style:style style:name="T2375" style:family="text">
      <style:text-properties officeooo:rsid="30febfe1"/>
    </style:style>
    <style:style style:name="T2376" style:family="text">
      <style:text-properties officeooo:rsid="310085aa"/>
    </style:style>
    <style:style style:name="T2377" style:family="text">
      <style:text-properties officeooo:rsid="310098b5"/>
    </style:style>
    <style:style style:name="T2378" style:family="text">
      <style:text-properties officeooo:rsid="3105733f"/>
    </style:style>
    <style:style style:name="T2379" style:family="text">
      <style:text-properties officeooo:rsid="31083167"/>
    </style:style>
    <style:style style:name="T2380" style:family="text">
      <style:text-properties officeooo:rsid="31092ef2"/>
    </style:style>
    <style:style style:name="T2381" style:family="text">
      <style:text-properties officeooo:rsid="310adfc6"/>
    </style:style>
    <style:style style:name="T2382" style:family="text">
      <style:text-properties officeooo:rsid="310c0820"/>
    </style:style>
    <style:style style:name="T2383" style:family="text">
      <style:text-properties officeooo:rsid="310e8370"/>
    </style:style>
    <style:style style:name="T2384" style:family="text">
      <style:text-properties officeooo:rsid="3111c155"/>
    </style:style>
    <style:style style:name="T2385" style:family="text">
      <style:text-properties officeooo:rsid="3111e2bb"/>
    </style:style>
    <style:style style:name="T2386" style:family="text">
      <style:text-properties officeooo:rsid="3113bcb5"/>
    </style:style>
    <style:style style:name="T2387" style:family="text">
      <style:text-properties officeooo:rsid="311aae52"/>
    </style:style>
    <style:style style:name="T2388" style:family="text">
      <style:text-properties officeooo:rsid="311edf4a"/>
    </style:style>
    <style:style style:name="T2389" style:family="text">
      <style:text-properties officeooo:rsid="311f71f8"/>
    </style:style>
    <style:style style:name="T2390" style:family="text">
      <style:text-properties officeooo:rsid="3121d222"/>
    </style:style>
    <style:style style:name="T2391" style:family="text">
      <style:text-properties officeooo:rsid="31282e0a"/>
    </style:style>
    <style:style style:name="T2392" style:family="text">
      <style:text-properties officeooo:rsid="312b933e"/>
    </style:style>
    <style:style style:name="T2393" style:family="text">
      <style:text-properties officeooo:rsid="312c1d99"/>
    </style:style>
    <style:style style:name="T2394" style:family="text">
      <style:text-properties officeooo:rsid="15f90d02"/>
    </style:style>
    <style:style style:name="T2395" style:family="text">
      <style:text-properties officeooo:rsid="3138eb18"/>
    </style:style>
    <style:style style:name="T2396" style:family="text">
      <style:text-properties officeooo:rsid="315261f6"/>
    </style:style>
    <style:style style:name="T2397" style:family="text">
      <style:text-properties officeooo:rsid="315f10f7"/>
    </style:style>
    <style:style style:name="T2398" style:family="text">
      <style:text-properties officeooo:rsid="315fbe7d"/>
    </style:style>
    <style:style style:name="T2399" style:family="text">
      <style:text-properties officeooo:rsid="3164cee4"/>
    </style:style>
    <style:style style:name="T2400" style:family="text">
      <style:text-properties officeooo:rsid="316a1c75"/>
    </style:style>
    <style:style style:name="T2401" style:family="text">
      <style:text-properties officeooo:rsid="317c8281"/>
    </style:style>
    <style:style style:name="T2402" style:family="text">
      <style:text-properties officeooo:rsid="317d3c49"/>
    </style:style>
    <style:style style:name="T2403" style:family="text">
      <style:text-properties officeooo:rsid="317ee72c"/>
    </style:style>
    <style:style style:name="T2404" style:family="text">
      <style:text-properties officeooo:rsid="31827477"/>
    </style:style>
    <style:style style:name="T2405" style:family="text">
      <style:text-properties officeooo:rsid="31851cb7"/>
    </style:style>
    <style:style style:name="T2406" style:family="text">
      <style:text-properties officeooo:rsid="3186ed4f"/>
    </style:style>
    <style:style style:name="T2407" style:family="text">
      <style:text-properties officeooo:rsid="31873ea9"/>
    </style:style>
    <style:style style:name="T2408" style:family="text">
      <style:text-properties officeooo:rsid="31926f5b"/>
    </style:style>
    <style:style style:name="T2409" style:family="text">
      <style:text-properties officeooo:rsid="31934a08"/>
    </style:style>
    <style:style style:name="T2410" style:family="text">
      <style:text-properties officeooo:rsid="31986595"/>
    </style:style>
    <style:style style:name="T2411" style:family="text">
      <style:text-properties officeooo:rsid="31998e61"/>
    </style:style>
    <style:style style:name="T2412" style:family="text">
      <style:text-properties officeooo:rsid="319cf4ad"/>
    </style:style>
    <style:style style:name="T2413" style:family="text">
      <style:text-properties officeooo:rsid="319d2ad7"/>
    </style:style>
    <style:style style:name="T2414" style:family="text">
      <style:text-properties officeooo:rsid="319e4719"/>
    </style:style>
    <style:style style:name="T2415" style:family="text">
      <style:text-properties officeooo:rsid="319e7d19"/>
    </style:style>
    <style:style style:name="T2416" style:family="text">
      <style:text-properties officeooo:rsid="319f581b"/>
    </style:style>
    <style:style style:name="T2417" style:family="text">
      <style:text-properties officeooo:rsid="31a1af71"/>
    </style:style>
    <style:style style:name="T2418" style:family="text">
      <style:text-properties officeooo:rsid="31a61f8c"/>
    </style:style>
    <style:style style:name="T2419" style:family="text">
      <style:text-properties officeooo:rsid="31a812a2"/>
    </style:style>
    <style:style style:name="T2420" style:family="text">
      <style:text-properties officeooo:rsid="31a9aeaf"/>
    </style:style>
    <style:style style:name="T2421" style:family="text">
      <style:text-properties officeooo:rsid="31a9dc69"/>
    </style:style>
    <style:style style:name="T2422" style:family="text">
      <style:text-properties officeooo:rsid="31ac247e"/>
    </style:style>
    <style:style style:name="T2423" style:family="text">
      <style:text-properties officeooo:rsid="31b8c150"/>
    </style:style>
    <style:style style:name="T2424" style:family="text">
      <style:text-properties officeooo:rsid="31cb1cf1"/>
    </style:style>
    <style:style style:name="T2425" style:family="text">
      <style:text-properties officeooo:rsid="31cbff1e"/>
    </style:style>
    <style:style style:name="T2426" style:family="text">
      <style:text-properties officeooo:rsid="31cf0974"/>
    </style:style>
    <style:style style:name="T2427" style:family="text">
      <style:text-properties officeooo:rsid="31da0ed4"/>
    </style:style>
    <style:style style:name="T2428" style:family="text">
      <style:text-properties officeooo:rsid="31debd9e"/>
    </style:style>
    <style:style style:name="T2429" style:family="text">
      <style:text-properties officeooo:rsid="31e74d5f"/>
    </style:style>
    <style:style style:name="T2430" style:family="text">
      <style:text-properties officeooo:rsid="31e76ec8"/>
    </style:style>
    <style:style style:name="T2431" style:family="text">
      <style:text-properties officeooo:rsid="31e9467a"/>
    </style:style>
    <style:style style:name="T2432" style:family="text">
      <style:text-properties officeooo:rsid="31e9e24a"/>
    </style:style>
    <style:style style:name="T2433" style:family="text">
      <style:text-properties officeooo:rsid="31ea754b"/>
    </style:style>
    <style:style style:name="T2434" style:family="text">
      <style:text-properties officeooo:rsid="31ec1e47"/>
    </style:style>
    <style:style style:name="T2435" style:family="text">
      <style:text-properties officeooo:rsid="31f5eaf8"/>
    </style:style>
    <style:style style:name="T2436" style:family="text">
      <style:text-properties officeooo:rsid="31f92967"/>
    </style:style>
    <style:style style:name="T2437" style:family="text">
      <style:text-properties officeooo:rsid="31fa3d1c"/>
    </style:style>
    <style:style style:name="T2438" style:family="text">
      <style:text-properties officeooo:rsid="31fe4b66"/>
    </style:style>
    <style:style style:name="T2439" style:family="text">
      <style:text-properties officeooo:rsid="31ffd8f6"/>
    </style:style>
    <style:style style:name="T2440" style:family="text">
      <style:text-properties officeooo:rsid="320030af"/>
    </style:style>
    <style:style style:name="T2441" style:family="text">
      <style:text-properties officeooo:rsid="320124ff"/>
    </style:style>
    <style:style style:name="T2442" style:family="text">
      <style:text-properties officeooo:rsid="32038948"/>
    </style:style>
    <style:style style:name="T2443" style:family="text">
      <style:text-properties officeooo:rsid="320de796"/>
    </style:style>
    <style:style style:name="T2444" style:family="text">
      <style:text-properties officeooo:rsid="32162a76"/>
    </style:style>
    <style:style style:name="T2445" style:family="text">
      <style:text-properties officeooo:rsid="321ad2f2"/>
    </style:style>
    <style:style style:name="T2446" style:family="text">
      <style:text-properties officeooo:rsid="3220d486"/>
    </style:style>
    <style:style style:name="T2447" style:family="text">
      <style:text-properties officeooo:rsid="3222a2e1"/>
    </style:style>
    <style:style style:name="T2448" style:family="text">
      <style:text-properties officeooo:rsid="3226a42b"/>
    </style:style>
    <style:style style:name="T2449" style:family="text">
      <style:text-properties officeooo:rsid="32319192"/>
    </style:style>
    <style:style style:name="T2450" style:family="text">
      <style:text-properties officeooo:rsid="32900b61"/>
    </style:style>
    <style:style style:name="T2451" style:family="text">
      <style:text-properties officeooo:rsid="3291e142"/>
    </style:style>
    <style:style style:name="T2452" style:family="text">
      <style:text-properties officeooo:rsid="329217b0"/>
    </style:style>
    <style:style style:name="T2453" style:family="text">
      <style:text-properties officeooo:rsid="3296a883"/>
    </style:style>
    <style:style style:name="T2454" style:family="text">
      <style:text-properties officeooo:rsid="329720b3"/>
    </style:style>
    <style:style style:name="T2455" style:family="text">
      <style:text-properties officeooo:rsid="329975ba"/>
    </style:style>
    <style:style style:name="T2456" style:family="text">
      <style:text-properties officeooo:rsid="329c13f1"/>
    </style:style>
    <style:style style:name="T2457" style:family="text">
      <style:text-properties officeooo:rsid="329dda25"/>
    </style:style>
    <style:style style:name="T2458" style:family="text">
      <style:text-properties officeooo:rsid="329e9350"/>
    </style:style>
    <style:style style:name="T2459" style:family="text">
      <style:text-properties officeooo:rsid="214801ec"/>
    </style:style>
    <style:style style:name="T2460" style:family="text">
      <style:text-properties officeooo:rsid="32a21bd5"/>
    </style:style>
    <style:style style:name="T2461" style:family="text">
      <style:text-properties officeooo:rsid="32a24ba7"/>
    </style:style>
    <style:style style:name="T2462" style:family="text">
      <style:text-properties officeooo:rsid="32aac7ae"/>
    </style:style>
    <style:style style:name="T2463" style:family="text">
      <style:text-properties officeooo:rsid="32abea18"/>
    </style:style>
    <style:style style:name="T2464" style:family="text">
      <style:text-properties officeooo:rsid="32aee740"/>
    </style:style>
    <style:style style:name="T2465" style:family="text">
      <style:text-properties officeooo:rsid="32b1c651"/>
    </style:style>
    <style:style style:name="T2466" style:family="text">
      <style:text-properties officeooo:rsid="32b4827b"/>
    </style:style>
    <style:style style:name="T2467" style:family="text">
      <style:text-properties officeooo:rsid="32b60618"/>
    </style:style>
    <style:style style:name="T2468" style:family="text">
      <style:text-properties officeooo:rsid="32b71add"/>
    </style:style>
    <style:style style:name="T2469" style:family="text">
      <style:text-properties officeooo:rsid="32b82698"/>
    </style:style>
    <style:style style:name="T2470" style:family="text">
      <style:text-properties officeooo:rsid="32ba0444"/>
    </style:style>
    <style:style style:name="T2471" style:family="text">
      <style:text-properties officeooo:rsid="32c7ecb8"/>
    </style:style>
    <style:style style:name="T2472" style:family="text">
      <style:text-properties officeooo:rsid="32dac5cb"/>
    </style:style>
    <style:style style:name="T2473" style:family="text">
      <style:text-properties officeooo:rsid="32e1c60f"/>
    </style:style>
    <style:style style:name="T2474" style:family="text">
      <style:text-properties officeooo:rsid="32e39e5c"/>
    </style:style>
    <style:style style:name="T2475" style:family="text">
      <style:text-properties officeooo:rsid="32ec9622"/>
    </style:style>
    <style:style style:name="T2476" style:family="text">
      <style:text-properties officeooo:rsid="32f1da6b"/>
    </style:style>
    <style:style style:name="T2477" style:family="text">
      <style:text-properties officeooo:rsid="32f2a852"/>
    </style:style>
    <style:style style:name="T2478" style:family="text">
      <style:text-properties officeooo:rsid="32fcd270"/>
    </style:style>
    <style:style style:name="T2479" style:family="text">
      <style:text-properties officeooo:rsid="33024afa"/>
    </style:style>
    <style:style style:name="T2480" style:family="text">
      <style:text-properties officeooo:rsid="33037c71"/>
    </style:style>
    <style:style style:name="T2481" style:family="text">
      <style:text-properties officeooo:rsid="33080b95"/>
    </style:style>
    <style:style style:name="T2482" style:family="text">
      <style:text-properties officeooo:rsid="3309d2f0"/>
    </style:style>
    <style:style style:name="T2483" style:family="text">
      <style:text-properties officeooo:rsid="3316ce46"/>
    </style:style>
    <style:style style:name="T2484" style:family="text">
      <style:text-properties officeooo:rsid="3317ac8a"/>
    </style:style>
    <style:style style:name="T2485" style:family="text">
      <style:text-properties officeooo:rsid="331afd56"/>
    </style:style>
    <style:style style:name="T2486" style:family="text">
      <style:text-properties officeooo:rsid="33212904"/>
    </style:style>
    <style:style style:name="T2487" style:family="text">
      <style:text-properties officeooo:rsid="332273b9"/>
    </style:style>
    <style:style style:name="T2488" style:family="text">
      <style:text-properties officeooo:rsid="33265e57"/>
    </style:style>
    <style:style style:name="T2489" style:family="text">
      <style:text-properties officeooo:rsid="33268fa1"/>
    </style:style>
    <style:style style:name="T2490" style:family="text">
      <style:text-properties officeooo:rsid="332936c3"/>
    </style:style>
    <style:style style:name="T2491" style:family="text">
      <style:text-properties officeooo:rsid="332b01a7"/>
    </style:style>
    <style:style style:name="T2492" style:family="text">
      <style:text-properties officeooo:rsid="332b9e10"/>
    </style:style>
    <style:style style:name="T2493" style:family="text">
      <style:text-properties officeooo:rsid="33388329"/>
    </style:style>
    <style:style style:name="T2494" style:family="text">
      <style:text-properties officeooo:rsid="333f529e"/>
    </style:style>
    <style:style style:name="T2495" style:family="text">
      <style:text-properties officeooo:rsid="334d8a87"/>
    </style:style>
    <style:style style:name="T2496" style:family="text">
      <style:text-properties officeooo:rsid="334e415b"/>
    </style:style>
    <style:style style:name="T2497" style:family="text">
      <style:text-properties officeooo:rsid="33538212"/>
    </style:style>
    <style:style style:name="T2498" style:family="text">
      <style:text-properties officeooo:rsid="33553e51"/>
    </style:style>
    <style:style style:name="T2499" style:family="text">
      <style:text-properties officeooo:rsid="3355807a"/>
    </style:style>
    <style:style style:name="T2500" style:family="text">
      <style:text-properties officeooo:rsid="335614f9"/>
    </style:style>
    <style:style style:name="T2501" style:family="text">
      <style:text-properties officeooo:rsid="335aa3bd"/>
    </style:style>
    <style:style style:name="T2502" style:family="text">
      <style:text-properties officeooo:rsid="33613b25"/>
    </style:style>
    <style:style style:name="T2503" style:family="text">
      <style:text-properties officeooo:rsid="33683e68"/>
    </style:style>
    <style:style style:name="T2504" style:family="text">
      <style:text-properties officeooo:rsid="336acaf2"/>
    </style:style>
    <style:style style:name="T2505" style:family="text">
      <style:text-properties officeooo:rsid="336b1478"/>
    </style:style>
    <style:style style:name="T2506" style:family="text">
      <style:text-properties officeooo:rsid="336c6ebe"/>
    </style:style>
    <style:style style:name="T2507" style:family="text">
      <style:text-properties officeooo:rsid="336e1002"/>
    </style:style>
    <style:style style:name="T2508" style:family="text">
      <style:text-properties officeooo:rsid="336fafac"/>
    </style:style>
    <style:style style:name="T2509" style:family="text">
      <style:text-properties officeooo:rsid="3370c2ba"/>
    </style:style>
    <style:style style:name="T2510" style:family="text">
      <style:text-properties officeooo:rsid="3371aeb5"/>
    </style:style>
    <style:style style:name="T2511" style:family="text">
      <style:text-properties officeooo:rsid="3372cdf8"/>
    </style:style>
    <style:style style:name="T2512" style:family="text">
      <style:text-properties officeooo:rsid="33789db6"/>
    </style:style>
    <style:style style:name="T2513" style:family="text">
      <style:text-properties officeooo:rsid="33797b31"/>
    </style:style>
    <style:style style:name="T2514" style:family="text">
      <style:text-properties officeooo:rsid="337acbfe"/>
    </style:style>
    <style:style style:name="T2515" style:family="text">
      <style:text-properties officeooo:rsid="337bde7a"/>
    </style:style>
    <style:style style:name="T2516" style:family="text">
      <style:text-properties officeooo:rsid="337c4de3"/>
    </style:style>
    <style:style style:name="T2517" style:family="text">
      <style:text-properties officeooo:rsid="337e5a5d"/>
    </style:style>
    <style:style style:name="T2518" style:family="text">
      <style:text-properties officeooo:rsid="3386bd80"/>
    </style:style>
    <style:style style:name="T2519" style:family="text">
      <style:text-properties officeooo:rsid="33883e91"/>
    </style:style>
    <style:style style:name="T2520" style:family="text">
      <style:text-properties officeooo:rsid="33893ef4"/>
    </style:style>
    <style:style style:name="T2521" style:family="text">
      <style:text-properties officeooo:rsid="338a78b8"/>
    </style:style>
    <style:style style:name="T2522" style:family="text">
      <style:text-properties officeooo:rsid="338ae010"/>
    </style:style>
    <style:style style:name="T2523" style:family="text">
      <style:text-properties officeooo:rsid="338c9f55"/>
    </style:style>
    <style:style style:name="T2524" style:family="text">
      <style:text-properties officeooo:rsid="338caf5f"/>
    </style:style>
    <style:style style:name="T2525" style:family="text">
      <style:text-properties officeooo:rsid="338eeda1"/>
    </style:style>
    <style:style style:name="T2526" style:family="text">
      <style:text-properties officeooo:rsid="3390acee"/>
    </style:style>
    <style:style style:name="T2527" style:family="text">
      <style:text-properties officeooo:rsid="33929ecf"/>
    </style:style>
    <style:style style:name="T2528" style:family="text">
      <style:text-properties officeooo:rsid="3395ef95"/>
    </style:style>
    <style:style style:name="T2529" style:family="text">
      <style:text-properties officeooo:rsid="33a04702"/>
    </style:style>
    <style:style style:name="T2530" style:family="text">
      <style:text-properties officeooo:rsid="33a8d05b"/>
    </style:style>
    <style:style style:name="T2531" style:family="text">
      <style:text-properties officeooo:rsid="33aaf01c"/>
    </style:style>
    <style:style style:name="T2532" style:family="text">
      <style:text-properties officeooo:rsid="33af9f43"/>
    </style:style>
    <style:style style:name="T2533" style:family="text">
      <style:text-properties officeooo:rsid="33b401ce"/>
    </style:style>
    <style:style style:name="T2534" style:family="text">
      <style:text-properties officeooo:rsid="33b9574e"/>
    </style:style>
    <style:style style:name="T2535" style:family="text">
      <style:text-properties officeooo:rsid="33d34b69"/>
    </style:style>
    <style:style style:name="T2536" style:family="text">
      <style:text-properties officeooo:rsid="2beaa784"/>
    </style:style>
    <style:style style:name="T2537" style:family="text">
      <style:text-properties officeooo:rsid="33e0c43a"/>
    </style:style>
    <style:style style:name="T2538" style:family="text">
      <style:text-properties officeooo:rsid="33ed3061"/>
    </style:style>
    <style:style style:name="T2539" style:family="text">
      <style:text-properties officeooo:rsid="2beb666c"/>
    </style:style>
    <style:style style:name="T2540" style:family="text">
      <style:text-properties officeooo:rsid="33efc93a"/>
    </style:style>
    <style:style style:name="T2541" style:family="text">
      <style:text-properties officeooo:rsid="33f5474b"/>
    </style:style>
    <style:style style:name="T2542" style:family="text">
      <style:text-properties officeooo:rsid="3401a08c"/>
    </style:style>
    <style:style style:name="T2543" style:family="text">
      <style:text-properties officeooo:rsid="340397bf"/>
    </style:style>
    <style:style style:name="T2544" style:family="text">
      <style:text-properties officeooo:rsid="3406626c"/>
    </style:style>
    <style:style style:name="T2545" style:family="text">
      <style:text-properties officeooo:rsid="3415bbcf"/>
    </style:style>
    <style:style style:name="T2546" style:family="text">
      <style:text-properties officeooo:rsid="34183e45"/>
    </style:style>
    <style:style style:name="T2547" style:family="text">
      <style:text-properties officeooo:rsid="341922ca"/>
    </style:style>
    <style:style style:name="T2548" style:family="text">
      <style:text-properties officeooo:rsid="341ae9f8"/>
    </style:style>
    <style:style style:name="T2549" style:family="text">
      <style:text-properties officeooo:rsid="34430dce"/>
    </style:style>
    <style:style style:name="T2550" style:family="text">
      <style:text-properties officeooo:rsid="3447bb16"/>
    </style:style>
    <style:style style:name="T2551" style:family="text">
      <style:text-properties officeooo:rsid="34498781"/>
    </style:style>
    <style:style style:name="T2552" style:family="text">
      <style:text-properties officeooo:rsid="34563617"/>
    </style:style>
    <style:style style:name="T2553" style:family="text">
      <style:text-properties officeooo:rsid="34569a6a"/>
    </style:style>
    <style:style style:name="T2554" style:family="text">
      <style:text-properties officeooo:rsid="345c21e9"/>
    </style:style>
    <style:style style:name="T2555" style:family="text">
      <style:text-properties officeooo:rsid="345f5545"/>
    </style:style>
    <style:style style:name="T2556" style:family="text">
      <style:text-properties officeooo:rsid="3465b5fe"/>
    </style:style>
    <style:style style:name="T2557" style:family="text">
      <style:text-properties officeooo:rsid="347171ea"/>
    </style:style>
    <style:style style:name="T2558" style:family="text">
      <style:text-properties officeooo:rsid="3478fb03"/>
    </style:style>
    <style:style style:name="T2559" style:family="text">
      <style:text-properties officeooo:rsid="34846bd9"/>
    </style:style>
    <style:style style:name="T2560" style:family="text">
      <style:text-properties officeooo:rsid="3486f117"/>
    </style:style>
    <style:style style:name="T2561" style:family="text">
      <style:text-properties officeooo:rsid="348aceb9"/>
    </style:style>
    <style:style style:name="T2562" style:family="text">
      <style:text-properties officeooo:rsid="348c91fb"/>
    </style:style>
    <style:style style:name="T2563" style:family="text">
      <style:text-properties officeooo:rsid="348f8cf0"/>
    </style:style>
    <style:style style:name="T2564" style:family="text">
      <style:text-properties officeooo:rsid="3491bf94"/>
    </style:style>
    <style:style style:name="T2565" style:family="text">
      <style:text-properties officeooo:rsid="34953786"/>
    </style:style>
    <style:style style:name="T2566" style:family="text">
      <style:text-properties officeooo:rsid="3497f9c3"/>
    </style:style>
    <style:style style:name="T2567" style:family="text">
      <style:text-properties officeooo:rsid="349d4005"/>
    </style:style>
    <style:style style:name="T2568" style:family="text">
      <style:text-properties officeooo:rsid="349fafad"/>
    </style:style>
    <style:style style:name="T2569" style:family="text">
      <style:text-properties officeooo:rsid="34a1ac0d"/>
    </style:style>
    <style:style style:name="T2570" style:family="text">
      <style:text-properties officeooo:rsid="34a330f4"/>
    </style:style>
    <style:style style:name="T2571" style:family="text">
      <style:text-properties officeooo:rsid="34a3a8bf"/>
    </style:style>
    <style:style style:name="T2572" style:family="text">
      <style:text-properties officeooo:rsid="34a8eefc"/>
    </style:style>
    <style:style style:name="T2573" style:family="text">
      <style:text-properties officeooo:rsid="34ad0f47"/>
    </style:style>
    <style:style style:name="T2574" style:family="text">
      <style:text-properties officeooo:rsid="34af1c9a"/>
    </style:style>
    <style:style style:name="T2575" style:family="text">
      <style:text-properties officeooo:rsid="34b0a8a7"/>
    </style:style>
    <style:style style:name="T2576" style:family="text">
      <style:text-properties officeooo:rsid="34b273aa"/>
    </style:style>
    <style:style style:name="T2577" style:family="text">
      <style:text-properties officeooo:rsid="34b2d03d"/>
    </style:style>
    <style:style style:name="T2578" style:family="text">
      <style:text-properties officeooo:rsid="34bd8131"/>
    </style:style>
    <style:style style:name="T2579" style:family="text">
      <style:text-properties officeooo:rsid="33d298d7"/>
    </style:style>
    <style:style style:name="T2580" style:family="text">
      <style:text-properties officeooo:rsid="34c58e28"/>
    </style:style>
    <style:style style:name="T2581" style:family="text">
      <style:text-properties officeooo:rsid="34c61058"/>
    </style:style>
    <style:style style:name="T2582" style:family="text">
      <style:text-properties officeooo:rsid="34c8c2b3"/>
    </style:style>
    <style:style style:name="T2583" style:family="text">
      <style:text-properties officeooo:rsid="34c96229"/>
    </style:style>
    <style:style style:name="T2584" style:family="text">
      <style:text-properties officeooo:rsid="34ca7be7"/>
    </style:style>
    <style:style style:name="T2585" style:family="text">
      <style:text-properties officeooo:rsid="34d52492"/>
    </style:style>
    <style:style style:name="T2586" style:family="text">
      <style:text-properties officeooo:rsid="34d5c399"/>
    </style:style>
    <style:style style:name="T2587" style:family="text">
      <style:text-properties officeooo:rsid="34f4f7b4"/>
    </style:style>
    <style:style style:name="T2588" style:family="text">
      <style:text-properties officeooo:rsid="34f950db"/>
    </style:style>
    <style:style style:name="T2589" style:family="text">
      <style:text-properties officeooo:rsid="34f9859c"/>
    </style:style>
    <style:style style:name="T2590" style:family="text">
      <style:text-properties officeooo:rsid="34fa64fc"/>
    </style:style>
    <style:style style:name="T2591" style:family="text">
      <style:text-properties officeooo:rsid="34fb5fd4"/>
    </style:style>
    <style:style style:name="T2592" style:family="text">
      <style:text-properties officeooo:rsid="1e60abaa"/>
    </style:style>
    <style:style style:name="T2593" style:family="text">
      <style:text-properties officeooo:rsid="34fd70e8"/>
    </style:style>
    <style:style style:name="T2594" style:family="text">
      <style:text-properties officeooo:rsid="34fdb4b9"/>
    </style:style>
    <style:style style:name="T2595" style:family="text">
      <style:text-properties officeooo:rsid="34ff8fb2"/>
    </style:style>
    <style:style style:name="T2596" style:family="text">
      <style:text-properties officeooo:rsid="35018ce2"/>
    </style:style>
    <style:style style:name="T2597" style:family="text">
      <style:text-properties officeooo:rsid="3502ed5d"/>
    </style:style>
    <style:style style:name="T2598" style:family="text">
      <style:text-properties officeooo:rsid="3505b84a"/>
    </style:style>
    <style:style style:name="T2599" style:family="text">
      <style:text-properties officeooo:rsid="350873e9"/>
    </style:style>
    <style:style style:name="T2600" style:family="text">
      <style:text-properties officeooo:rsid="350c828d"/>
    </style:style>
    <style:style style:name="T2601" style:family="text">
      <style:text-properties officeooo:rsid="350cc312"/>
    </style:style>
    <style:style style:name="T2602" style:family="text">
      <style:text-properties officeooo:rsid="35172e28"/>
    </style:style>
    <style:style style:name="T2603" style:family="text">
      <style:text-properties officeooo:rsid="351cefbf"/>
    </style:style>
    <style:style style:name="T2604" style:family="text">
      <style:text-properties officeooo:rsid="351ee1af"/>
    </style:style>
    <style:style style:name="T2605" style:family="text">
      <style:text-properties officeooo:rsid="351f54fd"/>
    </style:style>
    <style:style style:name="T2606" style:family="text">
      <style:text-properties officeooo:rsid="00a100f6"/>
    </style:style>
    <style:style style:name="T2607" style:family="text">
      <style:text-properties officeooo:rsid="00b00467"/>
    </style:style>
    <style:style style:name="T2608" style:family="text">
      <style:text-properties officeooo:rsid="3529511e"/>
    </style:style>
    <style:style style:name="T2609" style:family="text">
      <style:text-properties officeooo:rsid="01ca41d0"/>
    </style:style>
    <style:style style:name="T2610" style:family="text">
      <style:text-properties officeooo:rsid="35305777"/>
    </style:style>
    <style:style style:name="T2611" style:family="text">
      <style:text-properties officeooo:rsid="023a7fbc"/>
    </style:style>
    <style:style style:name="T2612" style:family="text">
      <style:text-properties officeooo:rsid="023ac2b7"/>
    </style:style>
    <style:style style:name="T2613" style:family="text">
      <style:text-properties officeooo:rsid="023d1f5a"/>
    </style:style>
    <style:style style:name="T2614" style:family="text">
      <style:text-properties officeooo:rsid="02f9773d"/>
    </style:style>
    <style:style style:name="T2615" style:family="text">
      <style:text-properties officeooo:rsid="023e936f"/>
    </style:style>
    <style:style style:name="T2616" style:family="text">
      <style:text-properties officeooo:rsid="02f99f62"/>
    </style:style>
    <style:style style:name="T2617" style:family="text">
      <style:text-properties officeooo:rsid="00184b0e"/>
    </style:style>
    <style:style style:name="T2618" style:family="text">
      <style:text-properties officeooo:rsid="35322024"/>
    </style:style>
    <style:style style:name="T2619" style:family="text">
      <style:text-properties officeooo:rsid="027a496b"/>
    </style:style>
    <style:style style:name="T2620" style:family="text">
      <style:text-properties officeooo:rsid="0307bf1d"/>
    </style:style>
    <style:style style:name="T2621" style:family="text">
      <style:text-properties officeooo:rsid="01ae24ab"/>
    </style:style>
    <style:style style:name="T2622" style:family="text">
      <style:text-properties officeooo:rsid="1bcc61dd"/>
    </style:style>
    <style:style style:name="T2623" style:family="text">
      <style:text-properties officeooo:rsid="3534c52c"/>
    </style:style>
    <style:style style:name="T2624" style:family="text">
      <style:text-properties officeooo:rsid="353ae019"/>
    </style:style>
    <style:style style:name="T2625" style:family="text">
      <style:text-properties officeooo:rsid="0311ae2f"/>
    </style:style>
    <style:style style:name="T2626" style:family="text">
      <style:text-properties officeooo:rsid="354582ed"/>
    </style:style>
    <style:style style:name="T2627" style:family="text">
      <style:text-properties officeooo:rsid="35461285"/>
    </style:style>
    <style:style style:name="T2628" style:family="text">
      <style:text-properties officeooo:rsid="3546e7cb"/>
    </style:style>
    <style:style style:name="T2629" style:family="text">
      <style:text-properties officeooo:rsid="3548a238"/>
    </style:style>
    <style:style style:name="T2630" style:family="text">
      <style:text-properties officeooo:rsid="3548d7c8"/>
    </style:style>
    <style:style style:name="T2631" style:family="text">
      <style:text-properties officeooo:rsid="3549958a"/>
    </style:style>
    <style:style style:name="T2632" style:family="text">
      <style:text-properties officeooo:rsid="354b8f40"/>
    </style:style>
    <style:style style:name="T2633" style:family="text">
      <style:text-properties officeooo:rsid="354d2d13"/>
    </style:style>
    <style:style style:name="T2634" style:family="text">
      <style:text-properties officeooo:rsid="3551f982"/>
    </style:style>
    <style:style style:name="T2635" style:family="text">
      <style:text-properties officeooo:rsid="29205610"/>
    </style:style>
    <style:style style:name="T2636" style:family="text">
      <style:text-properties officeooo:rsid="291f3f49"/>
    </style:style>
    <style:style style:name="T2637" style:family="text">
      <style:text-properties officeooo:rsid="355ea3d4"/>
    </style:style>
    <style:style style:name="T2638" style:family="text">
      <style:text-properties officeooo:rsid="355f0206"/>
    </style:style>
    <style:style style:name="T2639" style:family="text">
      <style:text-properties officeooo:rsid="3560bdf4"/>
    </style:style>
    <style:style style:name="T2640" style:family="text">
      <style:text-properties officeooo:rsid="3561f3ec"/>
    </style:style>
    <style:style style:name="T2641" style:family="text">
      <style:text-properties officeooo:rsid="356b11f2"/>
    </style:style>
    <style:style style:name="T2642" style:family="text">
      <style:text-properties officeooo:rsid="357140eb"/>
    </style:style>
    <style:style style:name="T2643" style:family="text">
      <style:text-properties officeooo:rsid="35720b1a"/>
    </style:style>
    <style:style style:name="T2644" style:family="text">
      <style:text-properties officeooo:rsid="35730ce6"/>
    </style:style>
    <style:style style:name="T2645" style:family="text">
      <style:text-properties officeooo:rsid="3573ea96"/>
    </style:style>
    <style:style style:name="T2646" style:family="text">
      <style:text-properties officeooo:rsid="357687c9"/>
    </style:style>
    <style:style style:name="T2647" style:family="text">
      <style:text-properties officeooo:rsid="357c5893"/>
    </style:style>
    <style:style style:name="T2648" style:family="text">
      <style:text-properties officeooo:rsid="357cff6a"/>
    </style:style>
    <style:style style:name="T2649" style:family="text">
      <style:text-properties officeooo:rsid="357dbdce"/>
    </style:style>
    <style:style style:name="T2650" style:family="text">
      <style:text-properties officeooo:rsid="35878cfe"/>
    </style:style>
    <style:style style:name="T2651" style:family="text">
      <style:text-properties officeooo:rsid="358cbfd2"/>
    </style:style>
    <style:style style:name="T2652" style:family="text">
      <style:text-properties officeooo:rsid="35e24b1f"/>
    </style:style>
    <style:style style:name="T2653" style:family="text">
      <style:text-properties officeooo:rsid="35e37636"/>
    </style:style>
    <style:style style:name="T2654" style:family="text">
      <style:text-properties officeooo:rsid="35e57e9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8"/>
      <text:p text:style-name="P152"/>
      <text:p text:style-name="P4"/>
      <text:p text:style-name="Text_20_body"/>
      <text:p text:style-name="Text_20_body"/>
      <text:p text:style-name="P671">Dračák</text:p>
      <text:p text:style-name="P666"/>
      <text:p text:style-name="P666"/>
      <text:p text:style-name="P672">podle staré školy</text:p>
      <text:p text:style-name="P667"/>
      <text:p text:style-name="P668"/>
      <text:p text:style-name="P667"/>
      <text:p text:style-name="P667"/>
      <text:p text:style-name="P667"/>
      <text:p text:style-name="P667"/>
      <text:p text:style-name="P667"/>
      <text:p text:style-name="P669">Společenská hra na prožívání příběhů</text:p>
      <text:p text:style-name="P669"/>
      <text:p text:style-name="P670"><text:soft-page-break/></text:p>
      <text:p text:style-name="P1">Michal Světlý</text:p>
      <text:p text:style-name="P18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45"><text:a xlink:type="simple" xlink:href="#__RefHeading___Toc12772_4230435934" text:style-name="Internet_20_link" text:visited-style-name="Internet_20_link">TODO:</text:a><text:tab/>6</text:p>
          <text:p text:style-name="P945"><text:a xlink:type="simple" xlink:href="#__RefHeading___Toc12774_4230435934" text:style-name="Internet_20_link" text:visited-style-name="Internet_20_link">Úvod</text:a><text:tab/>10</text:p>
          <text:p text:style-name="P946"><text:a xlink:type="simple" xlink:href="#__RefHeading___Toc12776_4230435934" text:style-name="Internet_20_link" text:visited-style-name="Internet_20_link">Pán jeskyně a hráči postav</text:a><text:tab/>11</text:p>
          <text:p text:style-name="P946"><text:a xlink:type="simple" xlink:href="#__RefHeading___Toc12778_4230435934" text:style-name="Internet_20_link" text:visited-style-name="Internet_20_link">Příběhy Dračáku</text:a><text:tab/>11</text:p>
          <text:p text:style-name="P946"><text:a xlink:type="simple" xlink:href="#__RefHeading___Toc12780_4230435934" text:style-name="Internet_20_link" text:visited-style-name="Internet_20_link">Cíl hry</text:a><text:tab/>11</text:p>
          <text:p text:style-name="P946"><text:a xlink:type="simple" xlink:href="#__RefHeading___Toc12782_4230435934" text:style-name="Internet_20_link" text:visited-style-name="Internet_20_link">Cíle vašich postav</text:a><text:tab/>11</text:p>
          <text:p text:style-name="P946"><text:a xlink:type="simple" xlink:href="#__RefHeading___Toc12784_4230435934" text:style-name="Internet_20_link" text:visited-style-name="Internet_20_link">Pomůcky a rekvizity</text:a><text:tab/>12</text:p>
          <text:p text:style-name="P946"><text:a xlink:type="simple" xlink:href="#__RefHeading___Toc12786_4230435934" text:style-name="Internet_20_link" text:visited-style-name="Internet_20_link">Než začnete hrát</text:a><text:tab/>12</text:p>
          <text:p text:style-name="P945"><text:a xlink:type="simple" xlink:href="#__RefHeading___Toc21875_1991418811" text:style-name="Internet_20_link" text:visited-style-name="Internet_20_link">Tvoje postava</text:a><text:tab/>17</text:p>
          <text:p text:style-name="P946"><text:a xlink:type="simple" xlink:href="#__RefHeading___Toc12788_4230435934" text:style-name="Internet_20_link" text:visited-style-name="Internet_20_link">Vlastnosti</text:a><text:tab/>17</text:p>
          <text:p text:style-name="P946"><text:a xlink:type="simple" xlink:href="#__RefHeading___Toc21879_1991418811" text:style-name="Internet_20_link" text:visited-style-name="Internet_20_link">Rasa tvé postavy</text:a><text:tab/>18</text:p>
          <text:p text:style-name="P946"><text:a xlink:type="simple" xlink:href="#__RefHeading___Toc21881_1991418811" text:style-name="Internet_20_link" text:visited-style-name="Internet_20_link">Povolání tvé postavy</text:a><text:tab/>23</text:p>
          <text:p text:style-name="P946"><text:a xlink:type="simple" xlink:href="#__RefHeading___Toc14782_2806536736" text:style-name="Internet_20_link" text:visited-style-name="Internet_20_link">Minulost</text:a><text:tab/>27</text:p>
          <text:p text:style-name="P946"><text:a xlink:type="simple" xlink:href="#__RefHeading___Toc12798_4230435934" text:style-name="Internet_20_link" text:visited-style-name="Internet_20_link">Rysy</text:a><text:tab/>30</text:p>
          <text:p text:style-name="P946"><text:a xlink:type="simple" xlink:href="#__RefHeading___Toc36196_611713307" text:style-name="Internet_20_link" text:visited-style-name="Internet_20_link">Určení vlastností</text:a><text:tab/>32</text:p>
          <text:p text:style-name="P946"><text:a xlink:type="simple" xlink:href="#__RefHeading___Toc36198_611713307" text:style-name="Internet_20_link" text:visited-style-name="Internet_20_link">Určení počtu životů</text:a><text:tab/>33</text:p>
          <text:p text:style-name="P946"><text:a xlink:type="simple" xlink:href="#__RefHeading___Toc12790_4230435934" text:style-name="Internet_20_link" text:visited-style-name="Internet_20_link">Úroveň</text:a><text:tab/>34</text:p>
          <text:p text:style-name="P946"><text:a xlink:type="simple" xlink:href="#__RefHeading___Toc14784_2806536736" text:style-name="Internet_20_link" text:visited-style-name="Internet_20_link">Vrozené schopnosti</text:a><text:tab/>34</text:p>
          <text:p text:style-name="P946"><text:a xlink:type="simple" xlink:href="#__RefHeading___Toc14786_2806536736" text:style-name="Internet_20_link" text:visited-style-name="Internet_20_link">Schopnosti povolání</text:a><text:tab/>35</text:p>
          <text:p text:style-name="P946"><text:a xlink:type="simple" xlink:href="#__RefHeading___Toc17048_4210766435" text:style-name="Internet_20_link" text:visited-style-name="Internet_20_link">Dovednosti</text:a><text:tab/>35</text:p>
          <text:p text:style-name="P946"><text:a xlink:type="simple" xlink:href="#__RefHeading___Toc12792_4230435934" text:style-name="Internet_20_link" text:visited-style-name="Internet_20_link">Výbava</text:a><text:tab/>45</text:p>
          <text:p text:style-name="P946"><text:a xlink:type="simple" xlink:href="#__RefHeading___Toc12794_4230435934" text:style-name="Internet_20_link" text:visited-style-name="Internet_20_link">Jméno nebo přezdívka</text:a><text:tab/>46</text:p>
          <text:p text:style-name="P945"><text:a xlink:type="simple" xlink:href="#__RefHeading___Toc36200_611713307" text:style-name="Internet_20_link" text:visited-style-name="Internet_20_link">Schopnosti podle povolání</text:a><text:tab/>47</text:p>
          <text:p text:style-name="P946"><text:a xlink:type="simple" xlink:href="#__RefHeading___Toc6999_1015327784" text:style-name="Internet_20_link" text:visited-style-name="Internet_20_link">Válečník</text:a><text:tab/>47</text:p>
          <text:p text:style-name="P946"><text:a xlink:type="simple" xlink:href="#__RefHeading___Toc7001_1015327784" text:style-name="Internet_20_link" text:visited-style-name="Internet_20_link">Hraničář</text:a><text:tab/>49</text:p>
          <text:p text:style-name="P946"><text:a xlink:type="simple" xlink:href="#__RefHeading___Toc7003_1015327784" text:style-name="Internet_20_link" text:visited-style-name="Internet_20_link">Alchymista</text:a><text:tab/>54</text:p>
          <text:p text:style-name="P946"><text:a xlink:type="simple" xlink:href="#__RefHeading___Toc7005_1015327784" text:style-name="Internet_20_link" text:visited-style-name="Internet_20_link">Kouzelník</text:a><text:tab/>64</text:p>
          <text:p text:style-name="P946"><text:a xlink:type="simple" xlink:href="#__RefHeading___Toc7007_1015327784" text:style-name="Internet_20_link" text:visited-style-name="Internet_20_link">Zloděj</text:a><text:tab/>80</text:p>
          <text:p text:style-name="P946"><text:a xlink:type="simple" xlink:href="#__RefHeading___Toc7009_1015327784" text:style-name="Internet_20_link" text:visited-style-name="Internet_20_link">Druid</text:a><text:tab/>83</text:p>
          <text:p text:style-name="P946"><text:a xlink:type="simple" xlink:href="#__RefHeading___Toc12800_4230435934" text:style-name="Internet_20_link" text:visited-style-name="Internet_20_link">Šaman</text:a><text:tab/>89</text:p>
          <text:p text:style-name="P945"><text:a xlink:type="simple" xlink:href="#__RefHeading___Toc12802_4230435934" text:style-name="Internet_20_link" text:visited-style-name="Internet_20_link">Hraní Dračáku</text:a><text:tab/>90</text:p>
          <text:p text:style-name="P946"><text:a xlink:type="simple" xlink:href="#__RefHeading___Toc12804_4230435934" text:style-name="Internet_20_link" text:visited-style-name="Internet_20_link">Hraje se ve vašich hlavách</text:a><text:tab/>91</text:p>
          <text:p text:style-name="P946"><text:a xlink:type="simple" xlink:href="#__RefHeading___Toc12806_4230435934" text:style-name="Internet_20_link" text:visited-style-name="Internet_20_link">Vytváření společné představy</text:a><text:tab/>91</text:p>
          <text:p text:style-name="P946"><text:soft-page-break/><text:a xlink:type="simple" xlink:href="#__RefHeading___Toc12808_4230435934" text:style-name="Internet_20_link" text:visited-style-name="Internet_20_link">Odkrývání minulosti postav</text:a><text:tab/>92</text:p>
          <text:p text:style-name="P946"><text:a xlink:type="simple" xlink:href="#__RefHeading___Toc12810_4230435934" text:style-name="Internet_20_link" text:visited-style-name="Internet_20_link">Společná tvorba světa</text:a><text:tab/>93</text:p>
          <text:p text:style-name="P946"><text:a xlink:type="simple" xlink:href="#__RefHeading___Toc12812_4230435934" text:style-name="Internet_20_link" text:visited-style-name="Internet_20_link">Kdo má kdy konečné slovo</text:a><text:tab/>95</text:p>
          <text:p text:style-name="P946"><text:a xlink:type="simple" xlink:href="#__RefHeading___Toc12814_4230435934" text:style-name="Internet_20_link" text:visited-style-name="Internet_20_link">Snaž se nápady svých spoluhráčů využívat</text:a><text:tab/>95</text:p>
          <text:p text:style-name="P946"><text:a xlink:type="simple" xlink:href="#__RefHeading___Toc12816_4230435934" text:style-name="Internet_20_link" text:visited-style-name="Internet_20_link">Plánky, mapy a jiné názorné pomůcky</text:a><text:tab/>96</text:p>
          <text:p text:style-name="P946"><text:a xlink:type="simple" xlink:href="#__RefHeading___Toc12818_4230435934" text:style-name="Internet_20_link" text:visited-style-name="Internet_20_link">Hraní s příběhovou imunitou</text:a><text:tab/>96</text:p>
          <text:p text:style-name="P946"><text:a xlink:type="simple" xlink:href="#__RefHeading___Toc12820_4230435934" text:style-name="Internet_20_link" text:visited-style-name="Internet_20_link">Hraní bez příběhové imunity</text:a><text:tab/>97</text:p>
          <text:p text:style-name="P946"><text:a xlink:type="simple" xlink:href="#__RefHeading___Toc15347_3133622682" text:style-name="Internet_20_link" text:visited-style-name="Internet_20_link">Umírání protivníků</text:a><text:tab/>98</text:p>
          <text:p text:style-name="P946"><text:a xlink:type="simple" xlink:href="#__RefHeading___Toc12822_4230435934" text:style-name="Internet_20_link" text:visited-style-name="Internet_20_link">Zapojení nového hráče</text:a><text:tab/>98</text:p>
          <text:p text:style-name="P946"><text:a xlink:type="simple" xlink:href="#__RefHeading___Toc12824_4230435934" text:style-name="Internet_20_link" text:visited-style-name="Internet_20_link">Chyby a nedorozumění</text:a><text:tab/>99</text:p>
          <text:p text:style-name="P946"><text:a xlink:type="simple" xlink:href="#__RefHeading___Toc12826_4230435934" text:style-name="Internet_20_link" text:visited-style-name="Internet_20_link">Rozhodování a řešení sporů</text:a><text:tab/>100</text:p>
          <text:p text:style-name="P946"><text:a xlink:type="simple" xlink:href="#__RefHeading___Toc12828_4230435934" text:style-name="Internet_20_link" text:visited-style-name="Internet_20_link">Přetrvávající spory</text:a><text:tab/>100</text:p>
          <text:p text:style-name="P946"><text:a xlink:type="simple" xlink:href="#__RefHeading___Toc12830_4230435934" text:style-name="Internet_20_link" text:visited-style-name="Internet_20_link">Co dělat, když tě hra nebaví</text:a><text:tab/>101</text:p>
          <text:p text:style-name="P946"><text:a xlink:type="simple" xlink:href="#__RefHeading___Toc18399_2593964349" text:style-name="Internet_20_link" text:visited-style-name="Internet_20_link">Citlivá témata</text:a><text:tab/>102</text:p>
          <text:p text:style-name="P946"><text:a xlink:type="simple" xlink:href="#__RefHeading___Toc12832_4230435934" text:style-name="Internet_20_link" text:visited-style-name="Internet_20_link">Postup po úrovních</text:a><text:tab/>102</text:p>
          <text:p text:style-name="P946"><text:a xlink:type="simple" xlink:href="#__RefHeading___Toc14788_2806536736" text:style-name="Internet_20_link" text:visited-style-name="Internet_20_link">Získávání nových dovedností</text:a><text:tab/>104</text:p>
          <text:p text:style-name="P946"><text:a xlink:type="simple" xlink:href="#__RefHeading___Toc14790_2806536736" text:style-name="Internet_20_link" text:visited-style-name="Internet_20_link">Použití dovedností</text:a><text:tab/>105</text:p>
          <text:p text:style-name="P946"><text:a xlink:type="simple" xlink:href="#__RefHeading___Toc18401_2593964349" text:style-name="Internet_20_link" text:visited-style-name="Internet_20_link">Použití kouzelných předmětů</text:a><text:tab/>108</text:p>
          <text:p text:style-name="P946"><text:a xlink:type="simple" xlink:href="#__RefHeading___Toc12834_4230435934" text:style-name="Internet_20_link" text:visited-style-name="Internet_20_link">Náhodný hod</text:a><text:tab/>113</text:p>
          <text:p text:style-name="P945"><text:a xlink:type="simple" xlink:href="#__RefHeading___Toc12836_4230435934" text:style-name="Internet_20_link" text:visited-style-name="Internet_20_link">Putování</text:a><text:tab/>114</text:p>
          <text:p text:style-name="P946"><text:a xlink:type="simple" xlink:href="#__RefHeading___Toc12838_4230435934" text:style-name="Internet_20_link" text:visited-style-name="Internet_20_link">Zásoby</text:a><text:tab/>114</text:p>
          <text:p text:style-name="P946"><text:a xlink:type="simple" xlink:href="#__RefHeading___Toc12840_4230435934" text:style-name="Internet_20_link" text:visited-style-name="Internet_20_link">Hlídky</text:a><text:tab/>114</text:p>
          <text:p text:style-name="P945"><text:a xlink:type="simple" xlink:href="#__RefHeading___Toc12844_4230435934" text:style-name="Internet_20_link" text:visited-style-name="Internet_20_link">Překonávání překážek</text:a><text:tab/>116</text:p>
          <text:p text:style-name="P946"><text:a xlink:type="simple" xlink:href="#__RefHeading___Toc13231_3822832400" text:style-name="Internet_20_link" text:visited-style-name="Internet_20_link">Čím si svítíte?</text:a><text:tab/>118</text:p>
          <text:p text:style-name="P946"><text:a xlink:type="simple" xlink:href="#__RefHeading___Toc13233_3822832400" text:style-name="Internet_20_link" text:visited-style-name="Internet_20_link">Kreslení mapy</text:a><text:tab/>119</text:p>
          <text:p text:style-name="P946"><text:a xlink:type="simple" xlink:href="#__RefHeading___Toc12846_4230435934" text:style-name="Internet_20_link" text:visited-style-name="Internet_20_link">Prohledávání</text:a><text:tab/>120</text:p>
          <text:p text:style-name="P946"><text:a xlink:type="simple" xlink:href="#__RefHeading___Toc12850_4230435934" text:style-name="Internet_20_link" text:visited-style-name="Internet_20_link">Infiltrace</text:a><text:tab/>124</text:p>
          <text:p text:style-name="P946"><text:a xlink:type="simple" xlink:href="#__RefHeading___Toc15349_3133622682" text:style-name="Internet_20_link" text:visited-style-name="Internet_20_link">Znalosti postav</text:a><text:tab/>125</text:p>
          <text:p text:style-name="P946"><text:a xlink:type="simple" xlink:href="#__RefHeading___Toc12852_4230435934" text:style-name="Internet_20_link" text:visited-style-name="Internet_20_link">Zjišťování informací</text:a><text:tab/>127</text:p>
          <text:p text:style-name="P946"><text:a xlink:type="simple" xlink:href="#__RefHeading___Toc12854_4230435934" text:style-name="Internet_20_link" text:visited-style-name="Internet_20_link">Rozhovory</text:a><text:tab/>129</text:p>
          <text:p text:style-name="P945"><text:a xlink:type="simple" xlink:href="#__RefHeading___Toc1652_4210766435" text:style-name="Internet_20_link" text:visited-style-name="Internet_20_link">Boj</text:a><text:tab/>131</text:p>
          <text:p text:style-name="P946"><text:a xlink:type="simple" xlink:href="#__RefHeading___Toc12860_4230435934" text:style-name="Internet_20_link" text:visited-style-name="Internet_20_link">Představení situace</text:a><text:tab/>131</text:p>
          <text:p text:style-name="P946"><text:a xlink:type="simple" xlink:href="#__RefHeading___Toc12862_4230435934" text:style-name="Internet_20_link" text:visited-style-name="Internet_20_link">Kola</text:a><text:tab/>132</text:p>
          <text:p text:style-name="P946"><text:a xlink:type="simple" xlink:href="#__RefHeading___Toc1656_4210766435" text:style-name="Internet_20_link" text:visited-style-name="Internet_20_link">Záměry</text:a><text:tab/>132</text:p>
          <text:p text:style-name="P946"><text:a xlink:type="simple" xlink:href="#__RefHeading___Toc12864_4230435934" text:style-name="Internet_20_link" text:visited-style-name="Internet_20_link">Vyhodnocení</text:a><text:tab/>136</text:p>
          <text:p text:style-name="P946"><text:a xlink:type="simple" xlink:href="#__RefHeading___Toc12866_4230435934" text:style-name="Internet_20_link" text:visited-style-name="Internet_20_link">Speciální akce</text:a><text:tab/>146</text:p>
          <text:p text:style-name="P946"><text:a xlink:type="simple" xlink:href="#__RefHeading___Toc12868_4230435934" text:style-name="Internet_20_link" text:visited-style-name="Internet_20_link">Boj na dálku</text:a><text:tab/>150</text:p>
          <text:p text:style-name="P946"><text:a xlink:type="simple" xlink:href="#__RefHeading___Toc12870_4230435934" text:style-name="Internet_20_link" text:visited-style-name="Internet_20_link">Určení výsledku</text:a><text:tab/>150</text:p>
          <text:p text:style-name="P946"><text:a xlink:type="simple" xlink:href="#__RefHeading___Toc12872_4230435934" text:style-name="Internet_20_link" text:visited-style-name="Internet_20_link">Zajímání</text:a><text:tab/>163</text:p>
          <text:p text:style-name="P945"><text:a xlink:type="simple" xlink:href="#__RefHeading___Toc12874_4230435934" text:style-name="Internet_20_link" text:visited-style-name="Internet_20_link">Jiná nebezpečí</text:a><text:tab/>164</text:p>
          <text:p text:style-name="P946"><text:soft-page-break/><text:a xlink:type="simple" xlink:href="#__RefHeading___Toc1662_4210766435" text:style-name="Internet_20_link" text:visited-style-name="Internet_20_link">Pasti a jedy</text:a><text:tab/>164</text:p>
          <text:p text:style-name="P946"><text:a xlink:type="simple" xlink:href="#__RefHeading___Toc12876_4230435934" text:style-name="Internet_20_link" text:visited-style-name="Internet_20_link">Jedy</text:a><text:tab/>165</text:p>
          <text:p text:style-name="P946"><text:a xlink:type="simple" xlink:href="#__RefHeading___Toc12878_4230435934" text:style-name="Internet_20_link" text:visited-style-name="Internet_20_link">Pád</text:a><text:tab/>167</text:p>
          <text:p text:style-name="P946"><text:a xlink:type="simple" xlink:href="#__RefHeading___Toc13245_3822832400" text:style-name="Internet_20_link" text:visited-style-name="Internet_20_link">Pasti</text:a><text:tab/>167</text:p>
          <text:p text:style-name="P945"><text:a xlink:type="simple" xlink:href="#__RefHeading___Toc12880_4230435934" text:style-name="Internet_20_link" text:visited-style-name="Internet_20_link">Léčení zranění</text:a><text:tab/>169</text:p>
          <text:p text:style-name="P945"><text:a xlink:type="simple" xlink:href="#__RefHeading___Toc12882_4230435934" text:style-name="Internet_20_link" text:visited-style-name="Internet_20_link">Výbava</text:a><text:tab/>172</text:p>
          <text:p text:style-name="P945"><text:a xlink:type="simple" xlink:href="#__RefHeading___Toc12884_4230435934" text:style-name="Internet_20_link" text:visited-style-name="Internet_20_link">Magické předměty</text:a><text:tab/>174</text:p>
          <text:p text:style-name="P945"><text:a xlink:type="simple" xlink:href="#__RefHeading___Toc12886_4230435934" text:style-name="Internet_20_link" text:visited-style-name="Internet_20_link">Hraní za postavu</text:a><text:tab/>175</text:p>
          <text:p text:style-name="P946"><text:a xlink:type="simple" xlink:href="#__RefHeading___Toc12888_4230435934" text:style-name="Internet_20_link" text:visited-style-name="Internet_20_link">Hráči nejsou postavy</text:a><text:tab/>175</text:p>
          <text:p text:style-name="P946"><text:a xlink:type="simple" xlink:href="#__RefHeading___Toc12890_4230435934" text:style-name="Internet_20_link" text:visited-style-name="Internet_20_link">Říkej rovnou, čeho se snažíš dosáhnout</text:a><text:tab/>177</text:p>
          <text:p text:style-name="P946"><text:a xlink:type="simple" xlink:href="#__RefHeading___Toc12892_4230435934" text:style-name="Internet_20_link" text:visited-style-name="Internet_20_link">Rozhodování v roli a mimo ni</text:a><text:tab/>178</text:p>
          <text:p text:style-name="P946"><text:a xlink:type="simple" xlink:href="#__RefHeading___Toc15351_3133622682" text:style-name="Internet_20_link" text:visited-style-name="Internet_20_link">Nevyřazuj se z děje</text:a><text:tab/>179</text:p>
          <text:p text:style-name="P946"><text:a xlink:type="simple" xlink:href="#__RefHeading___Toc15353_3133622682" text:style-name="Internet_20_link" text:visited-style-name="Internet_20_link">Nevyřazuj ostatní z děje</text:a><text:tab/>180</text:p>
          <text:p text:style-name="P946"><text:a xlink:type="simple" xlink:href="#__RefHeading___Toc12894_4230435934" text:style-name="Internet_20_link" text:visited-style-name="Internet_20_link">Stav svou postavu do nepříjemných situací</text:a><text:tab/>180</text:p>
          <text:p text:style-name="P946"><text:a xlink:type="simple" xlink:href="#__RefHeading___Toc15355_3133622682" text:style-name="Internet_20_link" text:visited-style-name="Internet_20_link">Zapojuj do problémů své postavy ostatní postavy</text:a><text:tab/>181</text:p>
          <text:p text:style-name="P946"><text:a xlink:type="simple" xlink:href="#__RefHeading___Toc15357_3133622682" text:style-name="Internet_20_link" text:visited-style-name="Internet_20_link">Buď aktivní</text:a><text:tab/>182</text:p>
          <text:p text:style-name="P946"><text:a xlink:type="simple" xlink:href="#__RefHeading___Toc15359_3133622682" text:style-name="Internet_20_link" text:visited-style-name="Internet_20_link">Když s něčím nesouhlasíš, navrhni alternativu</text:a><text:tab/>182</text:p>
          <text:p text:style-name="P946"><text:a xlink:type="simple" xlink:href="#__RefHeading___Toc18403_2593964349" text:style-name="Internet_20_link" text:visited-style-name="Internet_20_link">Vyvaruj se mimoherních hlášek</text:a><text:tab/>183</text:p>
          <text:p text:style-name="P945"><text:a xlink:type="simple" xlink:href="#__RefHeading___Toc12896_4230435934" text:style-name="Internet_20_link" text:visited-style-name="Internet_20_link">Hraní družiny</text:a><text:tab/>184</text:p>
          <text:p text:style-name="P946"><text:a xlink:type="simple" xlink:href="#__RefHeading___Toc12898_4230435934" text:style-name="Internet_20_link" text:visited-style-name="Internet_20_link">Spřádejte plány a určujte si cíle</text:a><text:tab/>184</text:p>
          <text:p text:style-name="P946"><text:a xlink:type="simple" xlink:href="#__RefHeading___Toc18405_2593964349" text:style-name="Internet_20_link" text:visited-style-name="Internet_20_link">Držte se toho, co si Pán jeskyně připravil</text:a><text:tab/>185</text:p>
          <text:p text:style-name="P946"><text:a xlink:type="simple" xlink:href="#__RefHeading___Toc15361_3133622682" text:style-name="Internet_20_link" text:visited-style-name="Internet_20_link">Domluvte se na dělení pokladů</text:a><text:tab/>186</text:p>
          <text:p text:style-name="P946"><text:a xlink:type="simple" xlink:href="#__RefHeading___Toc15363_3133622682" text:style-name="Internet_20_link" text:visited-style-name="Internet_20_link">Rozhodování v družině</text:a><text:tab/>187</text:p>
          <text:p text:style-name="P946"><text:a xlink:type="simple" xlink:href="#__RefHeading___Toc15365_3133622682" text:style-name="Internet_20_link" text:visited-style-name="Internet_20_link">Nebojte se jednat, i když nemáte perfektní plán</text:a><text:tab/>188</text:p>
          <text:p text:style-name="P946"><text:a xlink:type="simple" xlink:href="#__RefHeading___Toc15367_3133622682" text:style-name="Internet_20_link" text:visited-style-name="Internet_20_link">Své plány můžete měnit a revidovat za běhu</text:a><text:tab/>188</text:p>
          <text:p text:style-name="P946"><text:a xlink:type="simple" xlink:href="#__RefHeading___Toc15369_3133622682" text:style-name="Internet_20_link" text:visited-style-name="Internet_20_link">Nezapomínejte se domluvit, kde se zase sejdete</text:a><text:tab/>188</text:p>
          <text:p text:style-name="P946"><text:a xlink:type="simple" xlink:href="#__RefHeading___Toc15371_3133622682" text:style-name="Internet_20_link" text:visited-style-name="Internet_20_link">Nechte plánovat jen postavy</text:a><text:tab/>189</text:p>
          <text:p text:style-name="P945"><text:a xlink:type="simple" xlink:href="#__RefHeading___Toc12900_4230435934" text:style-name="Internet_20_link" text:visited-style-name="Internet_20_link">Vedení hry</text:a><text:tab/>192</text:p>
          <text:p text:style-name="P946"><text:a xlink:type="simple" xlink:href="#__RefHeading___Toc18407_2593964349" text:style-name="Internet_20_link" text:visited-style-name="Internet_20_link">Dbej na to, aby si všichni hráči zahráli</text:a><text:tab/>192</text:p>
          <text:p text:style-name="P946"><text:a xlink:type="simple" xlink:href="#__RefHeading___Toc18409_2593964349" text:style-name="Internet_20_link" text:visited-style-name="Internet_20_link">Ujisti se, že tě hráčské postavy zajímají</text:a><text:tab/>197</text:p>
          <text:p text:style-name="P946"><text:a xlink:type="simple" xlink:href="#__RefHeading___Toc18411_2593964349" text:style-name="Internet_20_link" text:visited-style-name="Internet_20_link">Buď fér</text:a><text:tab/>197</text:p>
          <text:p text:style-name="P946"><text:a xlink:type="simple" xlink:href="#__RefHeading___Toc18413_2593964349" text:style-name="Internet_20_link" text:visited-style-name="Internet_20_link">Hraj otevřeně</text:a><text:tab/>198</text:p>
          <text:p text:style-name="P946"><text:a xlink:type="simple" xlink:href="#__RefHeading___Toc18415_2593964349" text:style-name="Internet_20_link" text:visited-style-name="Internet_20_link">Když někdo udělá chybu</text:a><text:tab/>198</text:p>
          <text:p text:style-name="P946"><text:a xlink:type="simple" xlink:href="#__RefHeading___Toc18417_2593964349" text:style-name="Internet_20_link" text:visited-style-name="Internet_20_link">Pomáhej hráčům, ale ne postavám</text:a><text:tab/>198</text:p>
          <text:p text:style-name="P946"><text:a xlink:type="simple" xlink:href="#__RefHeading___Toc18419_2593964349" text:style-name="Internet_20_link" text:visited-style-name="Internet_20_link">Neraď hráčům, co mají dělat jejich postavy</text:a><text:tab/>199</text:p>
          <text:p text:style-name="P946"><text:a xlink:type="simple" xlink:href="#__RefHeading___Toc18421_2593964349" text:style-name="Internet_20_link" text:visited-style-name="Internet_20_link">Situační rozhodnutí</text:a><text:tab/>200</text:p>
          <text:p text:style-name="P946"><text:a xlink:type="simple" xlink:href="#__RefHeading___Toc18423_2593964349" text:style-name="Internet_20_link" text:visited-style-name="Internet_20_link">Kdy se hází</text:a><text:tab/>203</text:p>
          <text:p text:style-name="P946"><text:a xlink:type="simple" xlink:href="#__RefHeading___Toc12906_4230435934" text:style-name="Internet_20_link" text:visited-style-name="Internet_20_link">Putování</text:a><text:tab/>204</text:p>
          <text:p text:style-name="P946"><text:a xlink:type="simple" xlink:href="#__RefHeading___Toc12908_4230435934" text:style-name="Internet_20_link" text:visited-style-name="Internet_20_link">Překonávání překážek</text:a><text:tab/>206</text:p>
          <text:p text:style-name="P946"><text:a xlink:type="simple" xlink:href="#__RefHeading___Toc15373_3133622682" text:style-name="Internet_20_link" text:visited-style-name="Internet_20_link">Zjišťování informací</text:a><text:tab/>212</text:p>
          <text:p text:style-name="P946"><text:soft-page-break/><text:a xlink:type="simple" xlink:href="#__RefHeading___Toc15375_3133622682" text:style-name="Internet_20_link" text:visited-style-name="Internet_20_link">Rozhovory</text:a><text:tab/>214</text:p>
          <text:p text:style-name="P946"><text:a xlink:type="simple" xlink:href="#__RefHeading___Toc12910_4230435934" text:style-name="Internet_20_link" text:visited-style-name="Internet_20_link">Vedení soubojů</text:a><text:tab/>215</text:p>
          <text:p text:style-name="P946"><text:a xlink:type="simple" xlink:href="#__RefHeading___Toc12912_4230435934" text:style-name="Internet_20_link" text:visited-style-name="Internet_20_link">Umírání hráčských postav</text:a><text:tab/>219</text:p>
          <text:p text:style-name="P946"><text:a xlink:type="simple" xlink:href="#__RefHeading___Toc12914_4230435934" text:style-name="Internet_20_link" text:visited-style-name="Internet_20_link">Vedení kampaně</text:a><text:tab/>221</text:p>
          <text:p text:style-name="P946"><text:a xlink:type="simple" xlink:href="#__RefHeading___Toc18425_2593964349" text:style-name="Internet_20_link" text:visited-style-name="Internet_20_link">Přidělování kouzelných předmětů</text:a><text:tab/>227</text:p>
          <text:p text:style-name="P946"><text:a xlink:type="simple" xlink:href="#__RefHeading___Toc18427_2593964349" text:style-name="Internet_20_link" text:visited-style-name="Internet_20_link">Svět Dračáku</text:a><text:tab/>231</text:p>
          <text:p text:style-name="P946"><text:a xlink:type="simple" xlink:href="#__RefHeading___Toc18429_2593964349" text:style-name="Internet_20_link" text:visited-style-name="Internet_20_link">Příprava a improvizace</text:a><text:tab/>236</text:p>
          <text:p text:style-name="P946"><text:a xlink:type="simple" xlink:href="#__RefHeading___Toc18431_2593964349" text:style-name="Internet_20_link" text:visited-style-name="Internet_20_link">Příprava</text:a><text:tab/>237</text:p>
          <text:p text:style-name="P946"><text:a xlink:type="simple" xlink:href="#__RefHeading___Toc18433_2593964349" text:style-name="Internet_20_link" text:visited-style-name="Internet_20_link">Improvizace</text:a><text:tab/>237</text:p>
          <text:p text:style-name="P946"><text:a xlink:type="simple" xlink:href="#__RefHeading___Toc18435_2593964349" text:style-name="Internet_20_link" text:visited-style-name="Internet_20_link">Hraní podle scénáře</text:a><text:tab/>238</text:p>
          <text:p text:style-name="P945"><text:a xlink:type="simple" xlink:href="#__RefHeading___Toc12916_4230435934" text:style-name="Internet_20_link" text:visited-style-name="Internet_20_link">Domlouvání hry</text:a><text:tab/>239</text:p>
          <text:p text:style-name="P945"><text:a xlink:type="simple" xlink:href="#__RefHeading___Toc18437_2593964349" text:style-name="Internet_20_link" text:visited-style-name="Internet_20_link">Bestiář</text:a><text:tab/>240</text:p>
          <text:p text:style-name="P946"><text:a xlink:type="simple" xlink:href="#__RefHeading___Toc18439_2593964349" text:style-name="Internet_20_link" text:visited-style-name="Internet_20_link">Velikost</text:a><text:tab/>240</text:p>
        </text:index-body>
      </text:table-of-content>
      <text:p text:style-name="P674"/>
      <text:p text:style-name="P3"/>
      <text:p text:style-name="P3"/>
      <text:p text:style-name="P3"/>
      <text:p text:style-name="P2">Verze 0.<text:span text:style-name="T2071">6</text:span></text:p>
      <text:p text:style-name="P674">Poděkování</text:p>
      <text:p text:style-name="Example">Tato příručka <text:span text:style-name="T1348">je silně inspirovaná titulem</text:span> Dračí Doupě vydan<text:span text:style-name="T147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676">Nápady a připomínkami přispěli:</text:p>
      <text:p text:style-name="P772">eerieBaatezu, Jezus, Pracující logaritmus, <text:span text:style-name="T2545">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374" text:outline-level="1"><text:bookmark-start text:name="__RefHeading___Toc12772_4230435934"/>TODO:<text:bookmark-end text:name="__RefHeading___Toc12772_4230435934"/></text:h>
      <text:p text:style-name="P595">Aktuální: Vedení kampaně</text:p>
      <text:p text:style-name="P598">TODO: Příběhová imunita se vztahuje i na důležité pety</text:p>
      <text:p text:style-name="P598">TODO: Pořadí podle výsledků hodů (příklad se srážením ze hry)</text:p>
      <text:p text:style-name="P599">TODO: Míření dává jen výhodu<text:line-break/><text:tab/><text:span text:style-name="T2547">TODO: Příklad: Míření +1, léčka (překvapený cíl) další +1<text:line-break/><text:tab/>TODO: Příklad: Mířená střela na stojící cíl</text:span></text:p>
      <text:p text:style-name="P599">TODO: Promyslet, co s plnou obranou (nejraději bych všechno sjednotil na +1, ale na dostávání se z nevýhod by to asi chtělo +2).<text:line-break/><text:tab/><text:span text:style-name="T2546">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600">TODO: Když si všechny postihy a bonusy počítá hráč, tak pravidlo „nejhorší možná obrana je nulová“ není úplně dobré, <text:span text:style-name="T2548">protože funguje jinak pro postavy a pro protivníky</text:span>.</text:p>
      <text:p text:style-name="P600">TODO: Známosti - možná je explicitně vypisovat na deník?</text:p>
      <text:p text:style-name="P594">Celkové TODO:</text:p>
      <text:list xml:id="list2312314433" text:style-name="L1">
        <text:list-item>
          <text:p text:style-name="P949">Živobytí</text:p>
        </text:list-item>
        <text:list-item>
          <text:p text:style-name="P949">Výbava</text:p>
          <text:list>
            <text:list-item>
              <text:p text:style-name="P952">Startovní výbava</text:p>
            </text:list-item>
            <text:list-item>
              <text:p text:style-name="P953"><text:soft-page-break/>Tabulka zbraní</text:p>
            </text:list-item>
          </text:list>
        </text:list-item>
        <text:list-item>
          <text:p text:style-name="P949">Vedení hry</text:p>
          <text:list>
            <text:list-item>
              <text:p text:style-name="P949">Vedení soubojů</text:p>
            </text:list-item>
            <text:list-item>
              <text:p text:style-name="P954"><text:span text:style-name="T2587">+</text:span>Vedení kampaně</text:p>
            </text:list-item>
            <text:list-item>
              <text:p text:style-name="P954">Příprava</text:p>
            </text:list-item>
            <text:list-item>
              <text:p text:style-name="P954">Impr<text:span text:style-name="T2530">o</text:span>v<text:span text:style-name="T2530">i</text:span>zace</text:p>
            </text:list-item>
            <text:list-item>
              <text:p text:style-name="P955">Projít Hru bez přípravy a vytáhnout z ní vše, na co jsem zapomněl</text:p>
            </text:list-item>
          </text:list>
        </text:list-item>
        <text:list-item>
          <text:p text:style-name="P958">Bestiář</text:p>
        </text:list-item>
        <text:list-item>
          <text:p text:style-name="P959">Poklady</text:p>
          <text:list>
            <text:list-item>
              <text:p text:style-name="P959">Magické předměty</text:p>
              <text:list>
                <text:list-item>
                  <text:p text:style-name="P959">Ceny magických předmětů</text:p>
                </text:list-item>
              </text:list>
            </text:list-item>
            <text:list-item>
              <text:p text:style-name="P960">Přidělování cenností (money flow)</text:p>
            </text:list-item>
          </text:list>
        </text:list-item>
        <text:list-item>
          <text:p text:style-name="P961">Class design</text:p>
        </text:list-item>
      </text:list>
      <text:p text:style-name="P250"/>
      <text:p text:style-name="P250">Postavy v příkladech:</text:p>
      <text:p text:style-name="P596">Pavel - válečník Gorondar (trpaslík)<text:line-break/>Katka - hraničářka Naria – <text:span text:style-name="T1898">spíš asi Nera, líp se to skloňuje...</text:span> (elfka)<text:line-break/>Jana - kouzelnice Kara (člověk? <text:span text:style-name="T2532">hobitka</text:span>)</text:p>
      <text:list xml:id="list1267819938" text:style-name="L2">
        <text:list-item>
          <text:p text:style-name="P950">Opravit uvozovky</text:p>
        </text:list-item>
        <text:list-item>
          <text:p text:style-name="P950"><text:soft-page-break/>Vysvělit, že italikou mluví hráči za postavu a normálním písmem za hráče.<text:line-break/>/<text:span text:style-name="T2531">* Někde vysvětlit, co v příkladech znamená přímá řeč v kurzívě (asi do kapitoly, kde se mluví o hraní v roli a mimo ni). */</text:span></text:p>
          <text:list>
            <text:list-item>
              <text:p text:style-name="P950">Všude zkontrolovat, že to tak opravdu je.</text:p>
            </text:list-item>
          </text:list>
        </text:list-item>
      </text:list>
      <text:list xml:id="list2366524559" text:style-name="L3">
        <text:list-item>
          <text:p text:style-name="P951">Předělat dovednosti</text:p>
        </text:list-item>
        <text:list-item>
          <text:p text:style-name="P969">Všichni si vybírají 2 dovednosti</text:p>
        </text:list-item>
      </text:list>
      <text:list xml:id="list162237270" text:style-name="L4">
        <text:list-item>
          <text:p text:style-name="P970">TODO: Tvoje postava - Výbava</text:p>
        </text:list-item>
        <text:list-item>
          <text:p text:style-name="P971">TODO: <text:span text:style-name="T2107">Možná předělat alchymistu komplet na Finesu (magenergii dát taky podle Finesy).</text:span></text:p>
        </text:list-item>
        <text:list-item>
          <text:p text:style-name="P972">TODO: Co se stane, když některá z vlastností klesne na 0 nebo níž.</text:p>
          <text:list>
            <text:list-item>
              <text:p text:style-name="P972">Síla: Vysílení nebo vyčerpání (bezvědomí).</text:p>
            </text:list-item>
            <text:list-item>
              <text:p text:style-name="P972">Finesa: <text:span text:style-name="T2312">Točení hlavy, ztráta koordinace a rovnováhy.</text:span></text:p>
            </text:list-item>
            <text:list-item>
              <text:p text:style-name="P972">Duše: Apatie, ztráta příčetnosti nebo zdivočení (kontrolu převezmou instinkty).</text:p>
            </text:list-item>
          </text:list>
        </text:list-item>
        <text:list-item>
          <text:p text:style-name="P973">TODO: Skupinové živobytí (sleva za každou postavu nad první?)</text:p>
        </text:list-item>
        <text:list-item>
          <text:p text:style-name="P974">TODO: Nepřítomnost hráče.</text:p>
        </text:list-item>
        <text:list-item>
          <text:p text:style-name="P975">TODO: Plížení</text:p>
          <text:list>
            <text:list-item>
              <text:p text:style-name="P976"><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77">TODO: Pokud se bude házet na Finesu (a při pronásledování na Sílu), tak to opravit ve Vedení hry – Kdy se hází</text:p>
            </text:list-item>
          </text:list>
        </text:list-item>
      </text:list>
      <text:p text:style-name="P438">IDEA: Démoni se nezaklínají do předmětů, místo toho pomáhají theurgovi s výrobou. Kouzelný předmět je pak s tímto démonem magicky spojený, <text:span text:style-name="T2206">ale démon do něj není „zakletý“.</text:span></text:p>
      <text:list xml:id="list2072633562" text:style-name="L5">
        <text:list-item>
          <text:p text:style-name="P978">Theurg se vypraví do sfér a uzavře obchod s démonem-kovářem.</text:p>
        </text:list-item>
      </text:list>
      <text:p text:style-name="P578">TODO: Zvedat limit na počet připoutaných předmětů hned na 2. úrovni možná není dobře – znamená to, že na prvních dvou úrovních budou postavy získávat předměty mnohem rychlejš než později.<text:line-break/><text:tab/><text:span text:style-name="T2482">(Chtěl jsem se ale trefit mimo úrovně, kde se zvedají atributy...)</text:span></text:p>
      <text:p text:style-name="P664">TODO: Flagy (co chtějí hráči zažít, získat, atd.)</text:p>
      <text:p text:style-name="P665">TODO: Alchymistický recept: Tvárná pasta<text:line-break/>(Umožní přemodelovat pevné věci na něco jinýho).</text:p>
      <text:p text:style-name="P1372">TODO: Válečnická schopnost „ocelový stisk“<text:line-break/><text:span text:style-name="T2652">(Máš ve stisku sílu jako svěrák)</text:span><text:line-break/>(Nejde disarmnout, nedá se mu vytrhnout ze sevření, atd.)<text:line-break/><text:span text:style-name="T2653">(Když někoho chytneš <text:s/>- dostaneš ho do nevýhody, máš proti němu holou rukou zranění +3).</text:span></text:p>
      <text:p text:style-name="P1373">TODO: Vždycky dej hráčům možnost reagovat <text:span text:style-name="T2654">(leda by na ně někdo připravil léčku)</text:span>.</text:p>
      <text:p text:style-name="P597"><text:soft-page-break/>Dungeoncrawl TODO:</text:p>
      <text:list xml:id="list1239601206" text:style-name="L6">
        <text:list-item>
          <text:p text:style-name="P979">TODO: Dát na začátek dungeonů přehled, kolik se tam dá získat kouzelných předmětů (a jakých) a kolik se tam dá celkem vydělat.</text:p>
        </text:list-item>
        <text:list-item>
          <text:p text:style-name="P980">TODO: Na svitky s kouzly doplnit, pro které to je povolání a kolik to stojí magů při naučení.</text:p>
          <text:list>
            <text:list-item>
              <text:p text:style-name="P981">To je spíš do dungeonů, respektive na karty.</text:p>
            </text:list-item>
            <text:list-item>
              <text:p text:style-name="P982">Ale možná by se hodila poznámka do Vedení hry, jak svitky přidělovat.</text:p>
            </text:list-item>
          </text:list>
        </text:list-item>
        <text:list-item>
          <text:p text:style-name="P1371">TODO: Všechny pasti a tajné věci by měly být telegrafované (průvan, mech, obraz na stěně atd.)</text:p>
        </text:list-item>
      </text:list>
      <text:h text:style-name="P1375" text:outline-level="1"><text:bookmark-start text:name="__RefHeading___Toc12774_4230435934"/>Úvod<text:bookmark-end text:name="__RefHeading___Toc12774_4230435934"/></text:h>
      <text:p text:style-name="P935">Vítej, <text:span text:style-name="T1867">dobrodruhu</text:span>!</text:p>
      <text:p text:style-name="P394"><text:span text:style-name="T1868">Před sebou máš pravidla stolní rolové hry</text:span> <text:span text:style-name="T1586">Dračák podle staré školy</text:span>. <text:span text:style-name="T205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5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384" text:outline-level="2"><text:bookmark-start text:name="__RefHeading___Toc12776_4230435934"/><text:span text:style-name="T1871">Pán jeskyně a h</text:span>ráči postav<text:bookmark-end text:name="__RefHeading___Toc12776_4230435934"/></text:h>
      <text:p text:style-name="P386">Jeden z vás se ujme role Pána jeskyně (zkracujeme PJ). Jeho úkolem je hru připravit a vést. Ostatní si vytvoří postavy a budou za ně hrát. Hráči postav při hře popisují, co dělají, <text:span text:style-name="T2651">a</text:span> Pán jeskyně říká, jak to dopadlo a co dělají případné nestvůry nebo nehráčské postavy.</text:p>
      <text:h text:style-name="P1385" text:outline-level="2"><text:bookmark-start text:name="__RefHeading___Toc12778_4230435934"/>Příběhy Dračáku<text:bookmark-end text:name="__RefHeading___Toc12778_4230435934"/></text:h>
      <text:p text:style-name="P418">Jak<text:span text:style-name="T2033">á</text:span> <text:span text:style-name="T2033">dobrodružství</text:span> budete <text:span text:style-name="T2032">zažívat</text:span>, záleží <text:span text:style-name="T2039">na vás a</text:span> na tom, kdo budou <text:span text:style-name="T203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386" text:outline-level="2"><text:bookmark-start text:name="__RefHeading___Toc12780_4230435934"/>Cíl hry<text:bookmark-end text:name="__RefHeading___Toc12780_4230435934"/></text:h>
      <text:p text:style-name="P420"><text:span text:style-name="T2015">C</text:span>ílem hry je společně s přáteli příjemně strávit čas <text:span text:style-name="T2014">hraním hry, prožíváním příběhů svých postav a prokreslováním jejich charakterů.</text:span></text:p>
      <text:h text:style-name="P1387" text:outline-level="2"><text:bookmark-start text:name="__RefHeading___Toc12782_4230435934"/><text:soft-page-break/>Cíl<text:span text:style-name="T2016">e vašich</text:span> postav<text:bookmark-end text:name="__RefHeading___Toc12782_4230435934"/></text:h>
      <text:p text:style-name="P419"><text:span text:style-name="T2020">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21">a ve skutečnosti nehraje proti vám</text:span>. <text:span text:style-name="T2008">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7">Kromě této příručky potřebuješ ještě:</text:p>
      <text:list xml:id="list1830865407" text:style-name="L7">
        <text:list-item>
          <text:p text:style-name="P983">2-5 spoluhráčů.</text:p>
        </text:list-item>
      </text:list>
      <text:list xml:id="list4132161380" text:style-name="L8">
        <text:list-item>
          <text:p text:style-name="P984"><text:span text:style-name="T1869">Šestistěnné k</text:span>ostky.</text:p>
          <text:list>
            <text:list-item>
              <text:p text:style-name="P985">V⁠ zásadě stačí jedna <text:span text:style-name="T2037">pro celou skupinu</text:span>, ale pohodlnější je, když má každý hráč šest vlastních.</text:p>
            </text:list-item>
          </text:list>
        </text:list-item>
        <text:list-item>
          <text:p text:style-name="P986"><text:span text:style-name="T1870">N</text:span>ěco na psaní <text:span text:style-name="T1870">poznámek a kreslení ilustrativních náčrtů.</text:span></text:p>
        </text:list-item>
      </text:list>
      <text:h text:style-name="P1388" text:outline-level="2"><text:bookmark-start text:name="__RefHeading___Toc12786_4230435934"/>Než začnete hrát<text:bookmark-end text:name="__RefHeading___Toc12786_4230435934"/></text:h>
      <text:p text:style-name="P370"><text:span text:style-name="T2060">N</text:span>ež se pustíte do vašeho prvního příběhu, je třeba udělat několik věcí:</text:p>
      <text:list xml:id="list4118389982" text:style-name="L9">
        <text:list-item>
          <text:p text:style-name="P987"><text:soft-page-break/>Pročtěte si pravidla.</text:p>
        </text:list-item>
        <text:list-item>
          <text:p text:style-name="P988"><text:span text:style-name="T916">V</text:span><text:span text:style-name="T399">yberte si, v jaké světě budete hrát.</text:span></text:p>
        </text:list-item>
      </text:list>
      <text:list xml:id="list230881951" text:style-name="L10">
        <text:list-item>
          <text:p text:style-name="P989"><text:span text:style-name="T2044">Domluvte se, kdo jsou vaše postavy a společně je vytvořte</text:span>.</text:p>
        </text:list-item>
        <text:list-item>
          <text:p text:style-name="P990">Pán jeskyně připraví hru.</text:p>
        </text:list-item>
        <text:list-item>
          <text:p text:style-name="P991"><text:span text:style-name="T2044">Rozhodněte se, zda budete mít p</text:span>říběhov<text:span text:style-name="T2045">ou</text:span> imunit<text:span text:style-name="T2045">u.</text:span></text:p>
        </text:list-item>
      </text:list>
      <text:p text:style-name="P348"><text:span text:style-name="T918">Nemusíte se toho bát – k</text:span><text:span text:style-name="T889">dykoliv </text:span><text:span text:style-name="T917">později</text:span><text:span text:style-name="T889"> v průběhu hraní můžete </text:span><text:span text:style-name="T917">cokoliv </text:span><text:span text:style-name="T920">z toho</text:span><text:span text:style-name="T917"> </text:span><text:span text:style-name="T920">změnit nebo doplnit</text:span><text:span text:style-name="T889">, aby vám to co nejlépe vyhovovalo.</text:span></text:p>
      <text:h text:style-name="Heading_20_3" text:outline-level="3">Čtení pravidel</text:h>
      <text:p text:style-name="P415"><text:span text:style-name="T2133">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91">Vedení hry</text:span><text:span text:style-name="T2034"> </text:span><text:span text:style-name="T1451">&lt;ODKAZ&gt;</text:span><text:span text:style-name="T2034">.<text:line-break/><text:tab/>Zbylé kapitoly obsahují seznamy kouzel, schopností, předmětů, nestvůr a podobně. Něco z nich budete potřebovat hned, ale velkou většinu až za několik týdnů nebo měsíců. Pokud budeš hrát postavu, stačí, když si pročteš vždy jen ta kouzla a schopnosti, kter</text:span><text:span text:style-name="T919">á</text:span><text:span text:style-name="T2034"> se můžeš v danou chvíli naučit. Obdobně Pán jeskyně nemusí studovat všechny nestvůry, stačí ty, které se rozhodne použít ve stávajícím dobrodružství.<text:line-break/><text:tab/>Pokud tě čtení pravidel baví, tak si je můžeš samozřejmě přečíst </text:span><text:soft-page-break/><text:span text:style-name="T2034">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2038">Váš h</text:span>erní svět</text:h>
      <text:p text:style-name="P361"><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198474628" text:style-name="L11">
        <text:list-item>
          <text:p text:style-name="P1046"><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1047"><text:span text:style-name="T225">J</text:span><text:span text:style-name="T1">sou v </text:span><text:span text:style-name="T245">něm</text:span><text:span text:style-name="T1"> běžná kouzla a </text:span><text:span text:style-name="T226">kouzelné předměty.</text:span></text:p>
        </text:list-item>
        <text:list-item>
          <text:p text:style-name="P1048"><text:span text:style-name="T263">Podobá se </text:span><text:span text:style-name="T242">starověku nebo středověku.</text:span></text:p>
        </text:list-item>
      </text:list>
      <text:p text:style-name="P362"><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2464108313" text:style-name="L12">
        <text:list-item>
          <text:p text:style-name="P1049"><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1050"><text:span text:style-name="T255">Nebo si</text:span><text:span text:style-name="T1"> jej postupně sami vytvořit.</text:span></text:p>
        </text:list-item>
      </text:list>
      <text:p text:style-name="P660"><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375">mají</text:span><text:span text:style-name="T222"> schopnosti, kter</text:span><text:span text:style-name="T271">é</text:span><text:span text:style-name="T222"> ve vámi zvoleném světě nemusí být, </text:span><text:span text:style-name="T376">nebo mohou fungovat jinak,</text:span><text:span text:style-name="T222"> a</text:span><text:span text:style-name="T376"> některé schopnosti a nestvůry, které jsou tam běžné, zase nejsou v pravidlech Dračáku</text:span><text:span text:style-name="T222">. </text:span><text:span text:style-name="T267">To</text:span><text:span text:style-name="T269"> ale ničemu nevadí – ba právě naopak, vytvoříte tím vaši vlastní, jedinečnou kombinaci Dračáku a </text:span><text:span text:style-name="T268">vašeho ob</text:span><text:soft-page-break/><text:span text:style-name="T268">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span></text:p>
      <text:h text:style-name="Heading_20_3" text:outline-level="3">Stačí začít s málem</text:h>
      <text:p text:style-name="P660"><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Heading_20_3" text:outline-level="3"><text:span text:style-name="T222">S</text:span><text:span text:style-name="T1">dílený svět Dračáku</text:span></text:h>
      <text:p text:style-name="P662"><text:span text:style-name="T37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86">áv</text:span><text:span text:style-name="T379">at obsah, který vytvořil někdo jiný.<text:line-break/><text:tab/></text:span><text:span text:style-name="T384">Pokud se</text:span><text:span text:style-name="T378"> budete chtít </text:span><text:span text:style-name="T384">na jeho tvorbě podílet,</text:span><text:span text:style-name="T381"> měli byste se držet toho, co je napsáno v pravidlech – tedy jaká existují kouzla, schopnosti, </text:span><text:span text:style-name="T387">rasy,</text:span><text:span text:style-name="T381"> nestvůry, magické předměty a tak dále, </text:span><text:span text:style-name="T395">a také</text:span><text:span text:style-name="T393"> že v minulosti civilizaci budovaly starší rasy – elfové, trpaslíci, orkové a goblini, a že v současnosti </text:span><text:span text:style-name="T394">z těchto</text:span><text:span text:style-name="T393"> dávn</text:span><text:span text:style-name="T394">ých říší zbývají jen ruiny</text:span><text:span text:style-name="T393"> a nahrazuj</text:span><text:span text:style-name="T398">e</text:span><text:span text:style-name="T393"> je nov</text:span><text:span text:style-name="T398">á civilizace</text:span><text:span text:style-name="T393">, </text:span><text:span text:style-name="T398">budovaná</text:span><text:span text:style-name="T393"> převážně lidmi.</text:span><text:span text:style-name="T381"> Můžete si ale samozřejmě přidávat vlastní </text:span><text:span text:style-name="T396">kouzla, schopnosti, předměty, </text:span><text:span text:style-name="T397">nestvůry</text:span><text:span text:style-name="T396"> či starší rasy</text:span><text:span text:style-name="T381">, případně říct, že ve vaší </text:span><text:span text:style-name="T385">oblasti</text:span><text:span text:style-name="T381"> někter</text:span><text:span text:style-name="T383">é z nich</text:span><text:span text:style-name="T381"> nejsou běžné.<text:line-break/><text:tab/></text:span><text:span text:style-name="T389">Astronomie sdíleného světa se moc neliší od pozemské: Je jen jedno Slunce a jeden Měsíc. </text:span><text:span text:style-name="T392">D</text:span><text:span text:style-name="T389">en a rok trvají tak, jak jsme zvyklí. </text:span><text:span text:style-name="T380"><text:s/></text:span><text:span text:style-name="T389">N</text:span><text:span text:style-name="T380">a severu je jasná hvězda, podle které se nejčastěji naviguje</text:span><text:span text:style-name="T389">,</text:span><text:span text:style-name="T380"> </text:span><text:span text:style-name="T389">s</text:span><text:span text:style-name="T380">ou</text:span><text:soft-page-break/><text:span text:style-name="T380">hvězdím </text:span><text:span text:style-name="T382">však</text:span><text:span text:style-name="T380"> mohou různé národy říkat různě. </text:span><text:span text:style-name="T389">Kromě rozličných fantastických tvorů zde žijí stejná zvířata jako na Zemi a rostou zde stejné rostliny, </text:span><text:span text:style-name="T390">samozřejmě v závislosti na konkrétní poloze.</text:span><text:span text:style-name="T380"><text:line-break/><text:tab/></text:span><text:span text:style-name="T388">Všechno ostatní, </text:span><text:span text:style-name="T391">jako kde se vaše oblast nachází,</text:span><text:span text:style-name="T388"> </text:span><text:span text:style-name="T391">jakou má</text:span><text:span text:style-name="T388"> historii, božstva, kulturu, státní zřízení a tak dále, je na vás.</text:span></text:p>
      <text:h text:style-name="Heading_20_3" text:outline-level="3"><text:span text:style-name="T254">Vaše p</text:span><text:span text:style-name="T1">ostavy</text:span></text:h>
      <text:p text:style-name="P661"><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66">také</text:span><text:span text:style-name="T238"> </text:span><text:span text:style-name="T239">hrát</text:span><text:span text:style-name="T266">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text:span><text:span text:style-name="T377">vytvořte si postavy</text:span><text:span text:style-name="T281"> podle kapitoly </text:span><text:span text:style-name="T117">Tvoje postava</text:span><text:span text:style-name="T281"> </text:span><text:span text:style-name="T185">&lt;ODKAZ&gt;.</text:span></text:p>
      <text:h text:style-name="P1441" text:outline-level="3">Domluva o příběhové imunitě</text:h>
      <text:p text:style-name="P663"><text:span text:style-name="T2061">Před začátkem hry se dohodněte, jestli mohou vaše postavy umřít. Obě varianty mají své klady a zápory. Když ti totiž umře postava, přijdeš tím o její znalosti, roli v příběhu a osobnost, což může být velice nepříjemné, zvlášť pokud ji hraješ dlouho a oblíbil sis ji. Naproti tomu když postavy opravdu mohou umřít, hra je napínavější.<text:line-break/><text:tab/>Domluvě, že hráčské postavy nemohou umřít, se říká hraní s pří</text:span><text:soft-page-break/><text:span text:style-name="T2061">běhovou imunitou. Když umřít mohou, jde o hru bez příběhové imunity. Co to obnáší při hře, se dozvíš v kapitolách </text:span><text:span text:style-name="T1593">Hraní s příběhovou imunitou</text:span><text:span text:style-name="T2061"> </text:span><text:span text:style-name="T1452">&lt;</text:span><text:span text:style-name="T921">ODKAZ</text:span><text:span text:style-name="T1452">&gt;</text:span><text:span text:style-name="T2061"> a </text:span><text:span text:style-name="T1593">Hraní bez příběhové imunity</text:span><text:span text:style-name="T2061"> </text:span><text:span text:style-name="T1452">&lt;</text:span><text:span text:style-name="T921">ODKAZ</text:span><text:span text:style-name="T1452">&gt;</text:span><text:span text:style-name="T2061">.<text:line-break/><text:tab/>Pokud nevíte, co si máte vybrat, nebo se nemůžete dohodnout, hrajte s příběhovou imunitou.</text:span></text:p>
      <text:h text:style-name="P1376" text:outline-level="1"><text:bookmark-start text:name="__RefHeading___Toc21875_1991418811"/>Tvoje postava<text:bookmark-end text:name="__RefHeading___Toc21875_1991418811"/></text:h>
      <text:p text:style-name="P326"><text:span text:style-name="T1975">Pokud ses rozhodl hrát za jednu z postav</text:span>, musíš si <text:span text:style-name="T1982">ji</text:span> <text:span text:style-name="T1975">nejprve vytvořit</text:span>.</text:p>
      <text:h text:style-name="P1389" text:outline-level="2"><text:bookmark-start text:name="__RefHeading___Toc12788_4230435934"/>Vlastnosti<text:bookmark-end text:name="__RefHeading___Toc12788_4230435934"/></text:h>
      <text:p text:style-name="P286">Tvoji postavu popisují tři <text:span text:style-name="T1873">vlastnosti</text:span>:</text:p>
      <text:p text:style-name="P289">Síla</text:p>
      <text:list xml:id="list2914722969" text:style-name="L13">
        <text:list-item>
          <text:p text:style-name="P1051">Síla představuje tvou hrubou, fyzickou sílu, ale také výdrž, schopnost odolávat jedům, zranění a nepříznivým podmínkám a schopnost bojovat v těžké zbroji a s těžkými zbraněmi.</text:p>
        </text:list-item>
      </text:list>
      <text:p text:style-name="P287">Finesa</text:p>
      <text:list xml:id="list4007042583" text:style-name="L14">
        <text:list-item>
          <text:p text:style-name="P1052">Finesa představuje tvou mrštnost, hbitost a šikovnost, ale také postřeh, přesnost, výřečnost a vystupování. Hraje roli zejména při střelbě, při uhýbání před pastmi a útoky nepřátel a také při plížení.</text:p>
        </text:list-item>
      </text:list>
      <text:p text:style-name="P288">Duše</text:p>
      <text:list xml:id="list1169225061" text:style-name="L15">
        <text:list-item>
          <text:p text:style-name="P1053"><text:span text:style-name="T894">Duše představuje odolnost proti</text:span><text:span text:style-name="T399"> </text:span><text:span text:style-name="T890">magii</text:span><text:span text:style-name="T399"> působící na </text:span><text:span text:style-name="T891">m</text:span><text:span text:style-name="T399">ysl </text:span><text:span text:style-name="T892">nebo duši </text:span><text:span text:style-name="T893">a útokům </text:span><text:span text:style-name="T896">duchů a jiných nehmotných bytostí.</text:span><text:span text:style-name="T895"> </text:span><text:span text:style-name="T923">U</text:span><text:span text:style-name="T895">rčuje také sílu </text:span><text:span text:style-name="T923">všech</text:span><text:span text:style-name="T895"> tvých kouzel, </text:span><text:span text:style-name="T896">ať už je sesíláš sám, nebo pomocí hůlek, prstenů či jiných kouzelných předmětů</text:span><text:span text:style-name="T895">.</text:span></text:p>
        </text:list-item>
      </text:list>
      <text:p text:style-name="P52">Abys mohl určit hodnoty vlastností své postavy, musíš si nejprve zvolit rasu a povolání.</text:p>
      <text:h text:style-name="Heading_20_2" text:outline-level="2"><text:bookmark-start text:name="__RefHeading___Toc21879_1991418811"/><text:soft-page-break/>Ras<text:span text:style-name="T1981">a tvé postavy</text:span><text:bookmark-end text:name="__RefHeading___Toc21879_1991418811"/></text:h>
      <text:p text:style-name="P327"><text:span text:style-name="T1975">Příběhy Dračáku se odehrávají ve fantastickém světě, takže</text:span> tvoje postava nemusí být pouze člověk. <text:span text:style-name="T1976">Můžeš si vybrat, jestli jsi člověk, barbar, hobit, kudůk, elf, trpaslík nebo kroll.</text:span><text:line-break/><text:tab/>Rasu je <text:span text:style-name="T197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77">neobratného</text:span>, <text:span text:style-name="T1976">ale</text:span> zato silného zloděje.<text:line-break/><text:tab/>Pečlivě si proto přečti následující stránky, <text:span text:style-name="T1979">kde</text:span> najdeš charakteristiky jednotlivých ras, <text:span text:style-name="T1980">včetně toho, v jakém rozsahu se mohou pohybovat jejich hodnoty vlastností. Projdi si také popis jednotlivých povolání v následující kapitole.</text:span> Potom zvaž, jaká <text:span text:style-name="T1983">kombinace</text:span> ras<text:span text:style-name="T1983">y a povolání ti bude nejvíce</text:span> vyhovova<text:span text:style-name="T1983">t</text:span>.</text:p>
      <text:h text:style-name="P1442" text:outline-level="3">Člověk</text:h>
      <text:p text:style-name="Text_20_body"><text:span text:style-name="T635">VELIKOST: 6<text:line-break/></text:span><text:span text:style-name="T634">VLASTNOSTI: Síla 1-3, Finesa 1-3, Duše 1-3 </text:span><text:span text:style-name="T636"><text:line-break/></text:span><text:span text:style-name="T63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75"><text:soft-page-break/>Všestrannost</text:p>
      <text:p text:style-name="P169">Jako člověk si můžeš <text:span text:style-name="T1522">vybrat jednu z následujících schopností, i když nemáš příslušné povolání:</text:span></text:p>
      <text:list xml:id="list3665228986" text:style-name="L16">
        <text:list-item>
          <text:p text:style-name="P1054"><text:span text:style-name="T1523">Od válečníka: </text:span><text:span text:style-name="T1034">Zastrašení, Útok na dva cíle, Ochránce</text:span></text:p>
        </text:list-item>
        <text:list-item>
          <text:p text:style-name="P1054"><text:span text:style-name="T1523">Od hraničáře: </text:span><text:span text:style-name="T1034">Pouto se zvířetem, Mluvení se zvířaty</text:span></text:p>
        </text:list-item>
        <text:list-item>
          <text:p text:style-name="P1054"><text:span text:style-name="T1523">Od zloděje: </text:span><text:span text:style-name="T1034">Získání důvěry, Bezpečný dopad, Obří skoky, Chytání střel</text:span></text:p>
        </text:list-item>
      </text:list>
      <text:p text:style-name="P239">Tuto schopnost budeš mít navíc k těm, které získáš díky svému povolání.</text:p>
      <text:h text:style-name="Heading_20_4" text:outline-level="4">Barbar</text:h>
      <text:p text:style-name="P328"><text:span text:style-name="T635">VELIKOST: 6<text:line-break/>VLASTNOSTI: Síla 2-3, Finesa 1-3, Duše 1-3</text:span><text:span text:style-name="T636"><text:line-break/></text:span><text:span text:style-name="T637">SCHOPNOST: Všestrannost (stejně jako ostatní lidé)</text:span></text:p>
      <text:p text:style-name="P329"><text:span text:style-name="T637">T</text:span><text:span text:style-name="T63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442" text:outline-level="3">Hobit</text:h>
      <text:p text:style-name="P5"><text:span text:style-name="T635">VELIKOST: </text:span><text:span text:style-name="T638">5</text:span><text:span text:style-name="T635"><text:line-break/>VLASTNOSTI: </text:span><text:span text:style-name="T640">Síla 1-2, Finesa 2-3, Duše 1-3</text:span><text:span text:style-name="T636"><text:line-break/></text:span><text:span text:style-name="T637">SCHOPNOST: </text:span><text:span text:style-name="T638">Vytříbená chuť a čich</text:span></text:p>
      <text:p text:style-name="P44"><text:soft-page-break/>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Example_20_Header">Vytříbená chuť a čich</text:p>
      <text:p text:style-name="P6">Hobiti mají citlivější chuť a čich než příslušníci ostatních ras. Jsou <text:span text:style-name="T1349">to </text:span>díky tomu známí labužníci a velcí znalci různých nápojů, pokrmů a jiných poživatin, ale dává jim to výhodu i na dobrodružných výpravách: Neumí sice stopovat tak dobře jako psi, ale dokáží <text:span text:style-name="T1350">například</text:span> čich<text:span text:style-name="T1350">em poznat převlečenou osobu</text:span> a pouhým ochutnáním odhalí přítomnost jedů <text:span text:style-name="T1351">nebo jiných nežádoucích přísad</text:span>.</text:p>
      <text:h text:style-name="P1443" text:outline-level="3">Kudůk</text:h>
      <text:p text:style-name="P7"><text:span text:style-name="T635">VELIKOST: </text:span><text:span text:style-name="T638">5</text:span><text:span text:style-name="T635"><text:line-break/>VLASTNOSTI: </text:span><text:span text:style-name="T641">Síla 1-2, Finesa 2-3, Duše 1-3</text:span><text:span text:style-name="T636"><text:line-break/></text:span><text:span text:style-name="T637">SCHOPNOST: </text:span><text:span text:style-name="T638">Vytříbená chuť a čich </text:span><text:span text:style-name="T639">(jako hobit)</text:span></text:p>
      <text:p text:style-name="P330"><text:span text:style-name="T639">/</text:span><text:span text:style-name="T809">* </text:span><text:span text:style-name="T639">T</text:span><text:span text:style-name="T634">ODO: </text:span><text:span text:style-name="T807">Ideálně u</text:span><text:span text:style-name="T634">nikátní raciálka. </text:span><text:span text:style-name="T808">Možná dát přece jen hobitům „čich“ z DrD a kudůkům nechat vylepšení smyslů? Bude se to pak ale plést... </text:span><text:span text:style-name="T851">Šlo by ale hobití „čich“ pojmenovat „šestý smysl“.</text:span><text:span text:style-name="T808"> </text:span><text:span text:style-name="T809">*/</text:span></text:p>
      <text:p text:style-name="P33"><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444" text:outline-level="3">Elf</text:h>
      <text:p text:style-name="P8"><text:span text:style-name="T635">VELIKOST: </text:span><text:span text:style-name="T642">6</text:span><text:span text:style-name="T635"><text:line-break/>VLASTNOSTI: Síla 1-2, Finesa 2-3, Duše 2-3</text:span><text:span text:style-name="T641"><text:line-break/></text:span><text:span text:style-name="T637">SCHOPNOST: </text:span><text:span text:style-name="T644">Ostrý zrak</text:span></text:p>
      <text:p text:style-name="P3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43">O</text:span><text:span text:style-name="T634">strý zrak</text:span></text:p>
      <text:p text:style-name="P9"><text:span text:style-name="T634">Elfové mají ostřejší a citlivější zrak než ostatní rasy. Vidí dobře i za šera (ale ne v naprosté tmě) a rozeznají detaily </text:span><text:span text:style-name="T645">i </text:span><text:span text:style-name="T634">na v</text:span><text:span text:style-name="T645">elkou</text:span><text:span text:style-name="T634"> vzdálenost.</text:span></text:p>
      <text:h text:style-name="P1444" text:outline-level="3"><text:soft-page-break/>Trpaslík</text:h>
      <text:p text:style-name="P10"><text:span text:style-name="T635">VELIKOST: </text:span><text:span text:style-name="T642">6</text:span><text:span text:style-name="T635"><text:line-break/>VLASTNOSTI: Síla 2-3, Finesa 1-2, Duše 1-3</text:span><text:span text:style-name="T641"><text:line-break/></text:span><text:span text:style-name="T637">SCHOPNOST: </text:span><text:span text:style-name="T646">Infravidění</text:span></text:p>
      <text:p text:style-name="P4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Example_20_Header">Infravidění</text:p>
      <text:p text:style-name="P11">Trpaslíci dokáží rozeznat teplejší předměty od studenějších. <text:span text:style-name="T1352">I v naprosté tmě tedy například uvidí teplokrevné tvory. Nedokáží ale rozeznat barvy ani detaily, nevidí skrz překážky a pokud má v podzemí všechno stejnou teplotu, musí tápat stejně jako všichni ostatní.</text:span></text:p>
      <text:h text:style-name="P1444" text:outline-level="3">Kroll</text:h>
      <text:p text:style-name="P13">VELIKOST: 7<text:line-break/>VLASTNOSTI: Síla 3, Finesa 1-2, Duše 1-2<text:line-break/>SCHOPNOST: Ultrasluch</text:p>
      <text:p text:style-name="P13"><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7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34">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4">Nyní, když víš, zda ses narodil jako sličný elf, robustní trpaslík nebo urostlý barbar, přišel čas vybrat <text:span text:style-name="T2069">si</text:span> dobrodružné povolání. <text:span text:style-name="T2108">Na výběr máš z těchto možností: válečník, hraničář, alchymista, kouzelník, zloděj a druid.<text:line-break/></text:span><text:tab/><text:span text:style-name="T2072">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7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19">Příklad:</text:p>
      <text:p text:style-name="P850"><text:span text:style-name="T1579">Pán jeskyně:</text:span> „<text:span text:style-name="T2085">Máte už rozmyšleno, jaké si kdo vezmete postavy?</text:span>“</text:p>
      <text:p text:style-name="P849"><text:span text:style-name="T1595">Pavel</text:span><text:span text:style-name="T1579">:</text:span> „Já <text:span text:style-name="T2085">jdu rozhodně do válečníka, chci si pořádně zafajtit. Samozřejmě trpaslík.“</text:span></text:p>
      <text:p text:style-name="P849"><text:span text:style-name="T1595">Katka</text:span><text:span text:style-name="T1579">:</text:span> „<text:span text:style-name="T2085">Mě láká hraničář. Asi to bude elfka.“</text:span></text:p>
      <text:p text:style-name="P849"><text:span text:style-name="T1595">Jana</text:span><text:span text:style-name="T1579">:</text:span> „<text:span text:style-name="T2085">Já jsem uvažovala o hraničářovi nebo kouzelníkovi. Takže jsi mi usnadnila rozhodování, udělám si kouzelníka. S rasou si nejsem jistá. Na hraničáře by se mi líbila hobitka, ale ke kouzelníkovi mi to nesedí. Asi budu člověk.“</text:span></text:p>
      <text:h text:style-name="P1449" text:outline-level="3">Válečník</text:h>
      <text:p text:style-name="P331"><text:span text:style-name="T850">POŽADAVKY</text:span><text:span text:style-name="T635">: </text:span><text:span text:style-name="T636">Síla</text:span><text:span text:style-name="T850"> alespoň</text:span><text:span text:style-name="T636"> 2</text:span></text:p>
      <text:p text:style-name="P29">Válečník je silný a houževnatý. <text:span text:style-name="T1970">Obvykle bojuje těžkými zbraněmi a nosí těžkou zbroj a v boji tedy hodně vydrží a dokáže rozdávat tvrdé rány</text:span>. <text:span text:style-name="T1988">Jako jediný také boj a zbraně skutečně studuje a dokáže skupinu dovést k vítězství i ve zdánlivě beznadějných situacích.</text:span> A vzhledem k tomu, že bitvy a souboje jsou <text:span text:style-name="T1986">pro hrdiny</text:span> v Drač<text:span text:style-name="T1984">áku</text:span> <text:span text:style-name="T1986">takřka denním chlebem</text:span>, <text:span text:style-name="T1985">družina bez válečníka to bude mít hodně těžké</text:span>.</text:p>
      <text:h text:style-name="P1449" text:outline-level="3">Hraničář</text:h>
      <text:p text:style-name="P392"><text:span text:style-name="T850">POŽADAVKY</text:span><text:span text:style-name="T635">: </text:span><text:span text:style-name="T805">Finesa </text:span><text:span text:style-name="T850">alespoň</text:span><text:span text:style-name="T636"> 2</text:span></text:p>
      <text:p text:style-name="P30"><text:soft-page-break/>Hraničář <text:span text:style-name="T2233">z</text:span>ná přírodu a tvory, kteří ji obývají, a umí svých znalostí využívat. <text:span text:style-name="T1987">Nesoustředí se sice jen na trénink a studium boje</text:span>, ale <text:span text:style-name="T1987">v případě potřeby dokáže stát</text:span> po boku válečníka, <text:span text:style-name="T1987">nebo jej podporovat přesnými ranami z luku nebo kuše</text:span>.<text:line-break/><text:tab/>Hraničáři <text:span text:style-name="T1987">nejčastěji provádí výpravy nebezpečnou divočinou, případně</text:span> střeží stezky a pomáhají těm, kdo pomoc potřebují. Proto jsou takřka všude vítanými hosty. <text:span text:style-name="T198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449" text:outline-level="3">Alchymista</text:h>
      <text:p text:style-name="P392"><text:span text:style-name="T850">POŽADAVKY</text:span><text:span text:style-name="T635">: </text:span><text:span text:style-name="T805">Finesa </text:span><text:span text:style-name="T850">alespoň</text:span><text:span text:style-name="T636"> 2</text:span></text:p>
      <text:p text:style-name="P29">Alchymista je šikovný a leccos vydrží. Zabývá se výrobou lektvarů, <text:span text:style-name="T198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90">takový</text:span> strach. Přesto mají svým způsobem mnohem důvěrnější vztah k magenergii než jiná povolání nadaná schopností kouzlit.<text:line-break/><text:soft-page-break/><text:tab/>Alchymistovy <text:span text:style-name="T1991">lektvary a kouzelné</text:span> předměty mohou být užitečné v mnoha různých situacích. Jejich účinky se často liší od účinků kouzelníkových kouzel a žádná družina neprodělá, když bude mít alchymistu ve svém středu.</text:p>
      <text:h text:style-name="P1449" text:outline-level="3">Kouzelník</text:h>
      <text:p text:style-name="P392"><text:span text:style-name="T850">POŽADAVKY</text:span><text:span text:style-name="T635">: </text:span><text:span text:style-name="T805">Duše </text:span><text:span text:style-name="T850">alespoň</text:span><text:span text:style-name="T63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7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445" text:outline-level="3">Zloděj</text:h>
      <text:p text:style-name="P392"><text:span text:style-name="T850">POŽADAVKY</text:span><text:span text:style-name="T635">: </text:span><text:span text:style-name="T806">Finesa </text:span><text:span text:style-name="T850">alespoň</text:span><text:span text:style-name="T636"> 2</text:span></text:p>
      <text:p text:style-name="P393"><text:span text:style-name="T63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0">S</text:span><text:span text:style-name="T634">vé řemeslo </text:span><text:span text:style-name="T810">studují</text:span><text:span text:style-name="T634"> v obávaném zlodějském cechu a prostí lidé si vyprávějí bájné zkazky o jejich umění. O zlodějích, kteří pronikli do přísně střežených pevností nebo zakletých hrobek a ukradli královské poklady, </text:span><text:span text:style-name="T811">nebo</text:span><text:span text:style-name="T634"> </text:span><text:soft-page-break/><text:span text:style-name="T634">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2">odhalovat</text:span><text:span text:style-name="T634"> tajné vchody či skrýše je nenahraditelné při průzkumu opuštěných hradů či podzemních komplexů a činí z nich žádané členy každé družiny.</text:span></text:p>
      <text:h text:style-name="P1446" text:outline-level="3">Druid</text:h>
      <text:p text:style-name="P392"><text:span text:style-name="T850">POŽADAVKY</text:span><text:span text:style-name="T635">: </text:span><text:span text:style-name="T858">Duše</text:span><text:span text:style-name="T806"> </text:span><text:span text:style-name="T850">alespoň</text:span><text:span text:style-name="T636"> 2</text:span></text:p>
      <text:p text:style-name="P447"><text:span text:style-name="T634">Druid je </text:span><text:span text:style-name="T853">kněz</text:span><text:span text:style-name="T634"> a přírodní čaroděj. </text:span><text:span text:style-name="T853">Jeho kouzla pracují s živými tvory a rostlinami – dokáže se dívat očima ptáků a zvířat, přimět rostliny růst před očima a také se v různá zvířata měnit. Podobně jako hraničář </text:span><text:span text:style-name="T855">zná léčivé byliny a</text:span><text:span text:style-name="T853"> ovládá </text:span><text:span text:style-name="T855">hojivá</text:span><text:span text:style-name="T853"> kouzla a asi není třeba říkat, že rozzuřený medvěd nebo vlk může být vítaným pomocníkem v boji.<text:line-break/><text:tab/></text:span><text:span text:style-name="T859">S</text:span><text:span text:style-name="T854">vé tajné umění </text:span><text:span text:style-name="T859">druidi</text:span><text:span text:style-name="T854"> studují hluboko v lesích, rozhodně to ale nejsou žádní divoši či poustevníci. </text:span><text:span text:style-name="T857">Mají hluboké znalosti </text:span><text:span text:style-name="T861">místní</text:span><text:span text:style-name="T857"> historie, politiky, astronomie a dalších věd, předávané z generace na generaci.</text:span><text:span text:style-name="T854"> </text:span><text:span text:style-name="T855">Jejich posláním je provádět obřady a pomáhat obyčejným lidem. </text:span><text:span text:style-name="T860">Mezi nimi</text:span><text:span text:style-name="T855"> se těší značné vážnosti: Jsou známé </text:span><text:span text:style-name="T856">případy</text:span><text:span text:style-name="T855">, kdy </text:span><text:span text:style-name="T857">kmenoví náčelníci na přání druidů ukončili probíhající bitvu a rozešli se v míru.</text:span></text:p>
      <text:h text:style-name="P1390" text:outline-level="2"><text:bookmark-start text:name="__RefHeading___Toc14782_2806536736"/><text:soft-page-break/>Minulost<text:bookmark-end text:name="__RefHeading___Toc14782_2806536736"/></text:h>
      <text:p text:style-name="P448">Tvoje postava <text:span text:style-name="T2031">někým byla a něco zažila</text:span> už předtím, než se vydala na svou první dobrodružnou výpravu. <text:span text:style-name="T2077">Musela se zřejmě někde naučit</text:span> své povolání, možná <text:span text:style-name="T2077">se jí už i stalo</text:span> něco zajímavého. <text:span text:style-name="T2079">Podobně jako u tvorby světa ale ani svou minulost nepotřebuješ znát hned celou – stačí vždycky jen malá část, která se týká aktuálního příběhu.</text:span></text:p>
      <text:h text:style-name="P1450" text:outline-level="3"><text:span text:style-name="T2143">Hraj</text:span> postavu, která má co ztratit</text:h>
      <text:p text:style-name="P44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8">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450" text:outline-level="3">Vytv<text:span text:style-name="T2080">oření</text:span> minulosti <text:span text:style-name="T2082">do začátku</text:span></text:h>
      <text:p text:style-name="P450">Až bude mít Pán jeskyně představu, jak váš příběh začne, zeptá se vás na pár věcí, které s tím nějak souvisí.</text:p>
      <text:p text:style-name="P732">Příklad:</text:p>
      <text:p text:style-name="P873"><text:span text:style-name="T1579">Pán jeskyně:</text:span> „Kdo z vás zná starýho druida Bělovouse <text:span text:style-name="T2110">ze</text:span> Zálesí?“</text:p>
      <text:p text:style-name="P873"><text:span text:style-name="T1579">Katka:</text:span> „Já jsem hraničářka, takže s druidem bych se znát mohla. Možná mě učil <text:span text:style-name="T2088">znát</text:span> léčivé byliny?“</text:p>
      <text:p text:style-name="P873"><text:span text:style-name="T1579">Pán jeskyně:</text:span> „Jasně, to dává smysl.“</text:p>
      <text:p text:style-name="P873"><text:soft-page-break/><text:span text:style-name="T1579">Jana:</text:span> „Co je zač Zálesí, nějaká vesnice na kraji velkého lesa?“</text:p>
      <text:p text:style-name="P873"><text:span text:style-name="T1579">Pán jeskyně:</text:span> „Asi jo, zatím mě napadlo jen to jméno.“</text:p>
      <text:p text:style-name="P873"><text:span text:style-name="T1579">Jana:</text:span> „Tak to ho asi znát nebudu, Kara určitě studovala magii ve městě.“</text:p>
      <text:p text:style-name="P873"><text:span text:style-name="T1579">Katka:</text:span> „<text:span text:style-name="T2089">Naria se nejspíš v nějaké vesnici</text:span> na kraji velkého lesa <text:span text:style-name="T2089">narodila. Může to být klidně Zálesí.</text:span>“</text:p>
      <text:p text:style-name="P873"><text:span text:style-name="T1594">Pavel</text:span><text:span text:style-name="T1579">:</text:span> „<text:span text:style-name="T208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3"><text:span text:style-name="T1579">Katka:</text:span> „Tak že bychom byli všichni ze <text:span text:style-name="T2090">Z</text:span>álesí? <text:span text:style-name="T2111">Já jsem sice</text:span> odešla studovat do města, ale jako úplně malá <text:span text:style-name="T2091">jsme</text:span> si mohla klidně hrát s váma.“</text:p>
      <text:p text:style-name="P873"><text:span text:style-name="T1579">Pán jeskyně:</text:span> „<text:span text:style-name="T2084">To zní dobře. Jste všichni pro?</text:span>“</text:p>
      <text:p text:style-name="P451">V tomto krátkém rozhovoru hráči <text:span text:style-name="T2093">vy</text:span>tvořili část minulosti svých postav, ale také část herního světa. <text:span text:style-name="T209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451" text:outline-level="3">Detailní minulost</text:h>
      <text:p text:style-name="P448"><text:span text:style-name="T2029">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77">Hru totiž chcete hrát </text:span><text:span text:style-name="T278">společně</text:span><text:span text:style-name="T37"> a to se mnohem snáze dělá, když </text:span><text:soft-page-break/><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450" text:outline-level="3">Vytvoř si aktivní postavu</text:h>
      <text:p text:style-name="P444">Pasivní postavy jsou nudné a ostatní hráče by navíc začalo brzo otravovat, když by tě museli pořád k něčemu přemlouvat. Proč je tvoje postava aktivní, je na tobě:</text:p>
      <text:list xml:id="list804826472" text:style-name="L17">
        <text:list-item>
          <text:p text:style-name="P1055">Může být třeba zvědavá.</text:p>
        </text:list-item>
        <text:list-item>
          <text:p text:style-name="P1055">Možná chce jít ostatním příkladem.</text:p>
        </text:list-item>
        <text:list-item>
          <text:p text:style-name="P1055">Možná má ráda adrenalin.</text:p>
        </text:list-item>
        <text:list-item>
          <text:p text:style-name="P1055">Možná chce něco zažít nebo cestovat.</text:p>
        </text:list-item>
        <text:list-item>
          <text:p text:style-name="P1055">Možná chce zbohatnout a je ochotná pro to něco dělat.</text:p>
        </text:list-item>
        <text:list-item>
          <text:p text:style-name="P1055">Dost možná prostě nerada jen tak stojí a nic nedělá.</text:p>
        </text:list-item>
      </text:list>
      <text:h text:style-name="P1450" text:outline-level="3">Vytvoř si důvod<text:span text:style-name="T2142">y,</text:span> proč <text:span text:style-name="T2142">jsi ochoten</text:span> riskovat</text:h>
      <text:p text:style-name="P444">Rozmysli si, <text:span text:style-name="T2155">proč</text:span> bude tvá postava ochotna <text:span text:style-name="T2154">podstoupit nebezpečí</text:span>. Může <text:span text:style-name="T2155">k tomu mít klidně i více důvodů. Zde je pár příkladů:</text:span></text:p>
      <text:list xml:id="list2647328627" text:style-name="L18">
        <text:list-item>
          <text:p text:style-name="P1056">Pro přátele.</text:p>
        </text:list-item>
        <text:list-item>
          <text:p text:style-name="P1056">Za peníze.</text:p>
        </text:list-item>
        <text:list-item>
          <text:p text:style-name="P1056">Pro krále nebo království.</text:p>
        </text:list-item>
        <text:list-item>
          <text:p text:style-name="P1056">Aby se ukázala před ostatními.</text:p>
        </text:list-item>
        <text:list-item>
          <text:p text:style-name="P1057">Aby si dokázala, že na to má.</text:p>
        </text:list-item>
        <text:list-item>
          <text:p text:style-name="P1056"><text:soft-page-break/>Když někdo urazí její čest.</text:p>
        </text:list-item>
        <text:list-item>
          <text:p text:style-name="P1056">Když někdo ubližuje slabším.</text:p>
        </text:list-item>
        <text:list-item>
          <text:p text:style-name="P1058">Má nějaký dlouhodobý cíl a potřebuje prostředky na jeho dosažení.</text:p>
        </text:list-item>
      </text:list>
      <text:h text:style-name="P1450" text:outline-level="3">Netvoř sólistu ani samotáře</text:h>
      <text:p text:style-name="P449">Povolání jsou záměrně vytvořena tak, aby se vzájemně doplňovala a různorodá skupina měla víc možností. Důvodem k tomu je, aby každý <text:span text:style-name="T2156">z vás</text:span> měl <text:span text:style-name="T2156">při hře</text:span> čím přispět. Ze stejného důvodu není dobrý nápad vytvořit si postavu, která všechno zvládne sama a nikoho nepotřebuje. <text:span text:style-name="T2144">Někdo takový by ostatně nejspíš vůbec neměl důvod přidávat se k nějaké skupině.</text:span></text:p>
      <text:list xml:id="list4138726542" text:style-name="L19">
        <text:list-item>
          <text:p text:style-name="P1059">Tvoje postava by měla být zvyklá spolupracovat.</text:p>
        </text:list-item>
        <text:list-item>
          <text:p text:style-name="P1059">Měla by být ochotna spolehnout se na ostatní a důvěřovat <text:span text:style-name="T2157">jim</text:span>.</text:p>
        </text:list-item>
      </text:list>
      <text:h text:style-name="Heading_20_3" text:outline-level="3">Známosti</text:h>
      <text:p text:style-name="P631">/<text:span text:style-name="T2610">* Známosti plynou z minulosti */</text:span></text:p>
      <text:p text:style-name="P655">TODO</text:p>
      <text:p text:style-name="P936">Známosti jsou konkrétní lidé. Když chceš někoho z nich požádat o pomoc, radu či informaci, je zapotřebí vymyslet, kdo to vlastně je.</text:p>
      <text:p text:style-name="P59">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text:soft-page-break/>moci obrátit znovu.<text:line-break/><text:tab/>Počet možných známostí není omezený, tvoje hodnocení Známostí však udává strop hodnocení jejich schopností, dovedností, <text:span text:style-name="T2609">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9"><text:tab/><text:span text:style-name="T1034">„Jsem blízký přítel pana Benedikta. Doporučil mi obrátit se na Vás, když budu potřebovat pomoc.“</text:span></text:p>
      <text:p text:style-name="P48"><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390" text:outline-level="2"><text:bookmark-start text:name="__RefHeading___Toc12798_4230435934"/>Rysy<text:bookmark-end text:name="__RefHeading___Toc12798_4230435934"/></text:h>
      <text:p text:style-name="P452">/<text:span text:style-name="T1877">* Experimentální pravidlo. Nutno důkladně otestovat. Možná bude zrušeno. */</text:span></text:p>
      <text:list xml:id="list843637016" text:style-name="L20">
        <text:list-item>
          <text:p text:style-name="P1060">Maska na tváři</text:p>
        </text:list-item>
        <text:list-item>
          <text:p text:style-name="P1061">Páska přes oko</text:p>
        </text:list-item>
        <text:list-item>
          <text:p text:style-name="P1061">Zavalitý</text:p>
        </text:list-item>
        <text:list-item>
          <text:p text:style-name="P1061"><text:soft-page-break/>Hrbatý</text:p>
        </text:list-item>
        <text:list-item>
          <text:p text:style-name="P1062">Vždy hladový</text:p>
        </text:list-item>
        <text:list-item>
          <text:p text:style-name="P1061">Vysoký</text:p>
        </text:list-item>
        <text:list-item>
          <text:p text:style-name="P1063">Malý</text:p>
        </text:list-item>
        <text:list-item>
          <text:p text:style-name="P1061">Jizvy od popálenin</text:p>
        </text:list-item>
        <text:list-item>
          <text:p text:style-name="P1061">Jizvy z boje</text:p>
        </text:list-item>
        <text:list-item>
          <text:p text:style-name="P1061">Albín</text:p>
        </text:list-item>
        <text:list-item>
          <text:p text:style-name="P1061">Zlomený nos</text:p>
        </text:list-item>
        <text:list-item>
          <text:p text:style-name="P1061">Chybějící prst</text:p>
        </text:list-item>
        <text:list-item>
          <text:p text:style-name="P1064">Chybějící ucho</text:p>
        </text:list-item>
        <text:list-item>
          <text:p text:style-name="P1065">Holohlavý</text:p>
        </text:list-item>
        <text:list-item>
          <text:p text:style-name="P1061">Rituální tetování</text:p>
        </text:list-item>
        <text:list-item>
          <text:p text:style-name="P1061">Námořnické tetování</text:p>
        </text:list-item>
        <text:list-item>
          <text:p text:style-name="P1061">Otrocký cejch</text:p>
        </text:list-item>
        <text:list-item>
          <text:p text:style-name="P1061">Exotický přízvuk</text:p>
        </text:list-item>
        <text:list-item>
          <text:p text:style-name="P1066">Ráčk<text:span text:style-name="T1874">uje</text:span></text:p>
        </text:list-item>
        <text:list-item>
          <text:p text:style-name="P1067">Šišlá</text:p>
        </text:list-item>
        <text:list-item>
          <text:p text:style-name="P1068">Veselý</text:p>
        </text:list-item>
        <text:list-item>
          <text:p text:style-name="P1069">Strohý</text:p>
        </text:list-item>
        <text:list-item>
          <text:p text:style-name="P1070">Všem vyká</text:p>
        </text:list-item>
        <text:list-item>
          <text:p text:style-name="P1071"><text:soft-page-break/>Sprostý</text:p>
        </text:list-item>
        <text:list-item>
          <text:p text:style-name="P1071">Květnatá mluva</text:p>
        </text:list-item>
        <text:list-item>
          <text:p text:style-name="P1072">Flegmati<text:span text:style-name="T1875">cký</text:span></text:p>
        </text:list-item>
        <text:list-item>
          <text:p text:style-name="P1073">Vznětlivý</text:p>
        </text:list-item>
        <text:list-item>
          <text:p text:style-name="P1074">Paranoidní</text:p>
        </text:list-item>
        <text:list-item>
          <text:p text:style-name="P1075">Pomstychtivý</text:p>
        </text:list-item>
        <text:list-item>
          <text:p text:style-name="P1076">Odvážný</text:p>
        </text:list-item>
        <text:list-item>
          <text:p text:style-name="P1077">Družný</text:p>
        </text:list-item>
        <text:list-item>
          <text:p text:style-name="P1078">Vůdčí typ</text:p>
        </text:list-item>
        <text:list-item>
          <text:p text:style-name="P1079">Mluví sám k sobě</text:p>
        </text:list-item>
        <text:list-item>
          <text:p text:style-name="P1080">Svůdník</text:p>
        </text:list-item>
        <text:list-item>
          <text:p text:style-name="P1081">Muž činu</text:p>
        </text:list-item>
        <text:list-item>
          <text:p text:style-name="P1082">Přehnaně čistotný</text:p>
        </text:list-item>
        <text:list-item>
          <text:p text:style-name="P1083">Černý humor</text:p>
        </text:list-item>
        <text:list-item>
          <text:p text:style-name="P1084">Milovník alkoholu</text:p>
        </text:list-item>
        <text:list-item>
          <text:p text:style-name="P1085">Gurmán a skvělý kuchař</text:p>
        </text:list-item>
        <text:list-item>
          <text:p text:style-name="P1086">Zvědavý</text:p>
        </text:list-item>
        <text:list-item>
          <text:p text:style-name="P1087">Nenechá <text:span text:style-name="T1876">přítele</text:span> ve štychu</text:p>
        </text:list-item>
        <text:list-item>
          <text:p text:style-name="P992">Ztratil víru</text:p>
        </text:list-item>
      </text:list>
      <text:h text:style-name="P1391" text:outline-level="2"><text:bookmark-start text:name="__RefHeading___Toc36196_611713307"/><text:soft-page-break/><text:span text:style-name="T1878">Určení v</text:span>lastnost<text:span text:style-name="T1878">í</text:span><text:bookmark-end text:name="__RefHeading___Toc36196_611713307"/></text:h>
      <text:p text:style-name="P332"><text:span text:style-name="Emphasis"><text:span text:style-name="T1208">Pokud už víš, jakou budeš mít rasu a povolání, nastal čas rozhodnout o hodnotách tvých vlastností.<text:line-break/><text:tab/></text:span></text:span><text:span text:style-name="Emphasis"><text:span text:style-name="T1162">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500">č</text:span></text:span><text:span text:style-name="Emphasis">á</text:span><text:span text:style-name="Emphasis"><text:span text:style-name="T150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3"><text:span text:style-name="T2234">Jestliže</text:span> <text:span text:style-name="T1996">se chystáš </text:span>hr<text:span text:style-name="T1996">át</text:span> Dračák poprvé, <text:span text:style-name="T2073">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97">a dej si Sílu 3</text:span>. Když by sis totiž vzal hobita, elfa nebo kudůka, mohl bys mít Sílu jenom 2 <text:span text:style-name="T1992">a</text:span> <text:span text:style-name="T1992">byl bys díky tomu citelně slabší v tom, co se od válečníka obvykle očekává.</text:span></text:p>
      <text:h text:style-name="P1392" text:outline-level="2"><text:bookmark-start text:name="__RefHeading___Toc36198_611713307"/><text:span text:style-name="T1993">Určení p</text:span>očt<text:span text:style-name="T2109">u</text:span> životů<text:bookmark-end text:name="__RefHeading___Toc36198_611713307"/></text:h>
      <text:p text:style-name="P334">Počet životů udává, kolik zranění ustojíš, než budeš vyřazen z boje.</text:p>
      <text:list xml:id="list1048098798" text:style-name="L21">
        <text:list-item>
          <text:p text:style-name="P1088"><text:soft-page-break/>Tvůj počet životů je roven součtu Velikosti (tu najdeš v popisu své rasy) a Síly.</text:p>
        </text:list-item>
      </text:list>
      <text:p text:style-name="P395">Kdykoliv se v průběhu hry změní tvá Velikost nebo Síla, změní se spolu s tím také tvůj stávající i maximální počet životů (po změně budeš <text:span text:style-name="T2074">tedy</text:span> stále zraněn za stejný počet životů jako před ní).</text:p>
      <text:h text:style-name="P1393" text:outline-level="2"><text:bookmark-start text:name="__RefHeading___Toc12790_4230435934"/>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2267172373" text:style-name="L22">
        <text:list-item>
          <text:p text:style-name="P993"><text:span text:style-name="T2075">Základní</text:span>: první a druhá</text:p>
        </text:list-item>
        <text:list-item>
          <text:p text:style-name="P993">Pokročilé: třetí až šestá</text:p>
        </text:list-item>
        <text:list-item>
          <text:p text:style-name="P993">Mistrovské: <text:span text:style-name="T2042">s</text:span>edmá a vyšší</text:p>
        </text:list-item>
      </text:list>
      <text:p text:style-name="P36">Pokud se nedohodnete jinak, začín<text:span text:style-name="T2041">áte všichni</text:span> na první úrovni.</text:p>
      <text:h text:style-name="P1391" text:outline-level="2"><text:bookmark-start text:name="__RefHeading___Toc14784_2806536736"/>Vrozené schopnosti<text:bookmark-end text:name="__RefHeading___Toc14784_2806536736"/></text:h>
      <text:p text:style-name="P443">Každá rasa má jednu <text:span text:style-name="T2220">vrozenou</text:span> schopnost. Trpaslík má například <text:span text:style-name="T1034">infravidění</text:span>, elf má <text:span text:style-name="T1034">ostrý zrak</text:span>. <text:span text:style-name="T2222">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18">z</text:span>měníš. <text:span text:style-name="T2220">Při zpětné proměně se vše vrátní do původního stavu.</text:span></text:p>
      <text:p text:style-name="Example_20_Header"><text:soft-page-break/>Příklad:</text:p>
      <text:p text:style-name="Example">Když se trpaslík promění v draka, nebude moci používat <text:span text:style-name="T1034">infravidění</text:span>, ale bude moci chrlit oheň.</text:p>
      <text:h text:style-name="P1391" text:outline-level="2"><text:bookmark-start text:name="__RefHeading___Toc14786_2806536736"/>Schopnosti povolání<text:bookmark-end text:name="__RefHeading___Toc14786_2806536736"/></text:h>
      <text:p text:style-name="P443">Většinu schopností získáš v rámci studia svého povolání. Patří sem pasivní schopnosti, jako třeba <text:span text:style-name="T1034">obří skoky</text:span>, ale také kouzla nebo recepty na výrobu alchymistických předmětů.</text:p>
      <text:list xml:id="list4164519614" text:style-name="L23">
        <text:list-item>
          <text:p text:style-name="P994">Na začátečnických úrovních (1. a 2.) se můžeš učit jen začátečnick<text:span text:style-name="T2219">é</text:span> schopnosti.</text:p>
        </text:list-item>
        <text:list-item>
          <text:p text:style-name="P994">Na pokročilých úrovních úrovních se můžeš učit začátečnick<text:span text:style-name="T2219">é</text:span> <text:span text:style-name="T1998">a</text:span> pokročil<text:span text:style-name="T2219">é</text:span> schopnosti.</text:p>
        </text:list-item>
        <text:list-item>
          <text:p text:style-name="P994">Na mistrovských úrovních se můžeš učit <text:span text:style-name="T2219">všechny schopnosti včetně mistrovských</text:span>.</text:p>
        </text:list-item>
      </text:list>
      <text:p text:style-name="P43"><text:span text:style-name="T2223">Z jakých schopností si můžeš vybírat a n</text:span>a kterých úrovních se <text:span text:style-name="T2223">je</text:span> můžeš učit zjistíš v <text:span text:style-name="T2224">části</text:span> kapitol<text:span text:style-name="T2224">y</text:span> <text:span text:style-name="T1607">Schopnosti podle povolání </text:span><text:span text:style-name="T1457">&lt;ODKAZ&gt;</text:span><text:span text:style-name="T1447"> </text:span><text:span text:style-name="T1785">věnované tvému povolání</text:span><text:span text:style-name="T1447">.</text:span></text:p>
      <text:h text:style-name="P1391" text:outline-level="2"><text:bookmark-start text:name="__RefHeading___Toc17048_4210766435"/>Dovednosti<text:bookmark-end text:name="__RefHeading___Toc17048_4210766435"/></text:h>
      <text:p text:style-name="P453"><text:span text:style-name="T914">Dovednosti se od schopností liší tím, že se v nich můžeš postupně zlepšovat. </text:span><text:span text:style-name="T1995">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4"><text:soft-page-break/><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20">Válečník: 2<text:line-break/>Hraničář: 1<text:line-break/>Alchymista: 1<text:line-break/>Kouzelník: 1<text:line-break/>Zloděj: 1</text:p>
      <text:p text:style-name="P121">TODO: A možná by nebylo od věci to sjednotit (válečníkovi jsem chtěl dát víc na výběr, protože má málo schopností a jen jednu automaticky, ale asi se toho držet nemusím).</text:p>
      <text:h text:style-name="Heading_20_4" text:outline-level="4">Čtení a psaní</text:h>
      <text:p text:style-name="P938"><text:span text:style-name="T1034">Neznalost:</text:span> <text:span text:style-name="T2214">Neumíš číst ani psát</text:span>.</text:p>
      <text:p text:style-name="P938"><text:span text:style-name="T1034">Základní stupeň:</text:span> <text:span text:style-name="T2214">Čteš pomalu, píšeš kostrbatě a s chybami</text:span>.</text:p>
      <text:p text:style-name="P938"><text:span text:style-name="T1034">Pokročilý stupeň:</text:span><text:span text:style-name="T1162"> </text:span><text:span text:style-name="T1247">Čteš a píšeš plynule, občas ale děláš chyby</text:span><text:span text:style-name="T1162">.</text:span></text:p>
      <text:p text:style-name="P938"><text:span text:style-name="T1034">Mistrovský stupeň:</text:span><text:span text:style-name="T1162"> </text:span><text:span text:style-name="T1248">Mohl bys být královským písařem</text:span><text:span text:style-name="T1241">.</text:span></text:p>
      <text:p text:style-name="P446"><text:span text:style-name="T1261">Když umíš číst a psát, tak </text:span><text:span text:style-name="T1260">znáš všechna písma používaná k zápisu jazyků, které umíš.<text:line-break/><text:tab/></text:span><text:span text:style-name="T2211">A</text:span>lchymista <text:span text:style-name="T2209">a</text:span> kouzelník <text:span text:style-name="T2209">automaticky umí </text:span><text:span text:style-name="T1105">čtení a psaní</text:span><text:span text:style-name="T2209"> na základním stupni.</text:span></text:p>
      <text:h text:style-name="Heading_20_4" text:outline-level="4">Lov a stopování</text:h>
      <text:p text:style-name="P938"><text:span text:style-name="T1034">Neznalost:</text:span> <text:span text:style-name="T2215">Neumíš lovit ani stopovat</text:span>.</text:p>
      <text:p text:style-name="P938"><text:span text:style-name="T1034">Základní stupeň:</text:span> <text:span text:style-name="T2215">Uživíš se v krajině bohaté na zvěř, zvládneš stopovat v příznivém terénu (měkká půda, prašná cesta a podobně)</text:span>.</text:p>
      <text:p text:style-name="P938"><text:span text:style-name="T1034">Pokročilý stupeň:</text:span><text:span text:style-name="T1162"> </text:span><text:span text:style-name="T1251">Umíš stopovat v obtížném terénu</text:span><text:span text:style-name="T1162">.</text:span></text:p>
      <text:p text:style-name="P938"><text:soft-page-break/><text:span text:style-name="T1034">Mistrovský stupeň:</text:span><text:span text:style-name="T1162"> </text:span><text:span text:style-name="T1250">Uživíš se v nehostinné krajině.</text:span><text:span text:style-name="T1162"> </text:span><text:span text:style-name="T1249">Dokážeš stopovat v extrémním terénu – na holé skále, </text:span><text:span text:style-name="T1250">na ledovci a podobně</text:span><text:span text:style-name="T1241">.</text:span></text:p>
      <text:p text:style-name="P476"><text:span text:style-name="T2230">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209">automaticky umí </text:span><text:span text:style-name="T1105">lov a stopování</text:span><text:span text:style-name="T2209"> na základním stupni.</text:span></text:p>
      <text:h text:style-name="Heading_20_4" text:outline-level="4">Orientace a přežití v divočině</text:h>
      <text:p text:style-name="P938"><text:span text:style-name="T1034">Neznalost:</text:span> <text:span text:style-name="T2216">Na výpravu do divočiny si určitě sežeň průvodce a vezmi si dostatek zásob</text:span>.</text:p>
      <text:p text:style-name="P938"><text:span text:style-name="T1034">Základní stupeň:</text:span> <text:span text:style-name="T2216">Umíš se orientovat podle slunce, hvězd a význačných bodů</text:span>. <text:span text:style-name="T2216">Znáš běžné jedlé houby a plody. V lese či podobném hojném prostředí najdeš dostatek vody a potravy.</text:span></text:p>
      <text:p text:style-name="P938"><text:span text:style-name="T1034">Pokročilý stupeň:</text:span><text:span text:style-name="T1162"> </text:span><text:span text:style-name="T1253">Neztratíš se ani daleko od známých orientačních bodů</text:span><text:span text:style-name="T1162">. </text:span><text:span text:style-name="T1253">Uživíš se i v nehostinných oblastech</text:span><text:span text:style-name="T1256">.</text:span></text:p>
      <text:p text:style-name="P938"><text:span text:style-name="T1034">Mistrovský stupeň:</text:span><text:span text:style-name="T1162"> </text:span><text:span text:style-name="T1252">Dokážeš </text:span><text:span text:style-name="T1255">najít cestu a</text:span><text:span text:style-name="T1252"> přežít </text:span><text:span text:style-name="T1254">i v pustině,</text:span><text:span text:style-name="T1252"> na poušti, na ledových pláních a podobně</text:span><text:span text:style-name="T1241">.</text:span></text:p>
      <text:p text:style-name="P442"><text:span text:style-name="T2209">H</text:span>raničář <text:span text:style-name="T2209">a</text:span> druid <text:span text:style-name="T2209">automaticky umí </text:span><text:span text:style-name="T1105">orientaci a přežití v divočině</text:span><text:span text:style-name="T2209"> na základním stupni.</text:span></text:p>
      <text:h text:style-name="Heading_20_4" text:outline-level="4"><text:soft-page-break/>Ostražitost a plížení</text:h>
      <text:p text:style-name="Property_20_block"><text:span text:style-name="T2251">Plížícího se či skrytého protivníka odhalíš, pokud máš stejný nebo vyšší stupeň</text:span> <text:span text:style-name="T1034">ostražitosti a plížení</text:span> <text:span text:style-name="T2251">než on</text:span>. <text:span text:style-name="T2252">Když se tedy chceš kolem někoho proplížit, nebo se před ním skrýt, potřebuješ na to vyšší stupeň než má on.</text:span></text:p>
      <text:p text:style-name="P479">Aby ses mohl plížit, musí být buď tma, nebo se musíš mít za co schovat. <text:span text:style-name="T2287">Když povedeš skupinu a budeš jim ukazovat, co mají dělat, budete si počítat o stupeň nižší dovednost než máš ty.</text:span></text:p>
      <text:p text:style-name="P739">Příklad:</text:p>
      <text:p text:style-name="P885">Naria se plíží lesem a posunky ukazuje Gorondarovi a Kaře, kdy ji mají následovat. Naria má pokročilou <text:span text:style-name="T1034">ostražitost a plížení</text:span>, celá skupina se tedy pohybuje, jako kdyby všichni měli základní stupeň.</text:p>
      <text:p text:style-name="P478">Většina zvířat má lepší čich než člověk, takže tě <text:span text:style-name="T2288">zvětří</text:span>, i když se sama moc dobře plížit neumí. Čich pro tyto účely dělíme do tří skupin:</text:p>
      <text:list xml:id="list1094619218" text:style-name="L24">
        <text:list-item>
          <text:p text:style-name="P1089">Jako člověk – nedává žádnou výhodu</text:p>
        </text:list-item>
        <text:list-item>
          <text:p text:style-name="P1090">Jak<text:span text:style-name="T2176">o</text:span> kudůk – bere se jako základní stupeň <text:span text:style-name="T1116">ostražitosti</text:span></text:p>
          <text:p text:style-name="P956"><text:span text:style-name="T2175">(</text:span>Sem patří většina divokých zvířat: <text:span text:style-name="T2177">j</text:span>elen, kočka apod.<text:span text:style-name="T2175">)</text:span></text:p>
        </text:list-item>
        <text:list-item>
          <text:p text:style-name="P1090">Jako pes – bere se jako pokročilý stupeň <text:span text:style-name="T1116">ostražitosti</text:span></text:p>
        </text:list-item>
      </text:list>
      <text:p text:style-name="P740">Příklad:</text:p>
      <text:p text:style-name="P886">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74">dokáže svůj pach zamaskovat tak dobře, že </text:span>si jí psi nevšimnou<text:span text:style-name="T2174">.</text:span></text:p>
      <text:p text:style-name="P442"><text:soft-page-break/><text:span text:style-name="T2209">H</text:span>raničář <text:span text:style-name="T2209">a</text:span> zloděj <text:span text:style-name="T2209">automaticky umí </text:span><text:span text:style-name="T1105">ostražitost a plížení</text:span><text:span text:style-name="T2209"> na základním stupni.</text:span></text:p>
      <text:h text:style-name="Heading_20_4" text:outline-level="4">Ošetřování zranění</text:h>
      <text:p text:style-name="P938"><text:span text:style-name="T1034">Neznalost:</text:span> <text:span text:style-name="T2212">Ošetřením zranění vrátíš 1 život</text:span>.</text:p>
      <text:p text:style-name="P938"><text:span text:style-name="T1034">Základní stupeň:</text:span> <text:span text:style-name="T2212">Ošetřením zranění vrátíš 2 životy</text:span>.</text:p>
      <text:p text:style-name="P938"><text:span text:style-name="T1034">Pokročilý stupeň:</text:span><text:span text:style-name="T1162"> </text:span><text:span text:style-name="T1243">Ošetřením zranění vrátíš 3 životy</text:span><text:span text:style-name="T1162">.</text:span></text:p>
      <text:p text:style-name="P938"><text:span text:style-name="T1034">Mistrovský stupeň:</text:span><text:span text:style-name="T1162"> </text:span><text:span text:style-name="T1243">Ošetřením zranění vrátíš 4 životy</text:span><text:span text:style-name="T1241">.</text:span></text:p>
      <text:p text:style-name="P442"><text:span text:style-name="T2209">V</text:span>álečník, hraničář <text:span text:style-name="T2209">a</text:span> druid <text:span text:style-name="T2209">automaticky umí </text:span><text:span text:style-name="T1105">ošetřování zranění</text:span><text:span text:style-name="T2209"> na základním stupni.</text:span></text:p>
      <text:h text:style-name="Heading_20_4" text:outline-level="4">Otevírání zámků</text:h>
      <text:p text:style-name="Property_20_block">Zámek úspěšně otevřeš, pokud máš <text:span text:style-name="Emphasis">otevírání zámků</text:span> na stejném nebo vyšším stupni než <text:span text:style-name="T2261">jakou</text:span> měl dovednost ten, kdo jej vyrobil.</text:p>
      <text:p text:style-name="Example_20_Header"><text:span text:style-name="T1262">P</text:span><text:span text:style-name="T1162">říklad:</text:span></text:p>
      <text:p text:style-name="Example"><text:span text:style-name="T1162">Zámek vyrobený mistrem zámečníkem dokáže pomocí paklíčů otevřít jen někdo s mistrovským </text:span><text:span text:style-name="T1034">otevírání</text:span><text:span text:style-name="T1111">m</text:span><text:span text:style-name="T1034"> zámků</text:span><text:span text:style-name="T1162">.</text:span></text:p>
      <text:p text:style-name="P465"><text:span text:style-name="T1262">Díky </text:span><text:span text:style-name="T1109">o</text:span><text:span text:style-name="T1107">tevírání zámků</text:span><text:span text:style-name="T2231">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107">otevírání zámků</text:span><text:span text:style-name="T2231"> se tomu můžeš vyhnout.<text:line-break/><text:tab/>Když místo paklíčů a šperháků a použiješ improvizované nástroje, počítáš si o stupeň nižší dovednost.<text:line-break/><text:tab/>Z</text:span>loděj <text:span text:style-name="T2209">automaticky umí </text:span><text:span text:style-name="T1105">otevírání zámků</text:span><text:span text:style-name="T2209"> na základním stupni.</text:span></text:p>
      <text:h text:style-name="Heading_20_4" text:outline-level="4">Plavání</text:h>
      <text:p text:style-name="Properties"><text:span text:style-name="T1034">Neznalost: </text:span>Neumíš plavat.</text:p>
      <text:p text:style-name="Properties"><text:soft-page-break/><text:span text:style-name="T1034">Základní stupeň: </text:span>Umíš se potápět do malé hloubky a plavat v klidné či pomalu tekoucí vodě.</text:p>
      <text:p text:style-name="Properties"><text:span text:style-name="T1034">Pokročilý stupeň:</text:span><text:span text:style-name="T1162"> </text:span><text:span text:style-name="T1244">Umíš se potápět do střední hloubky, přeplaveš rychle tekoucí řeku</text:span><text:span text:style-name="T1162">.</text:span></text:p>
      <text:p text:style-name="Properties"><text:span text:style-name="T1106">Mistrovský stupeň:</text:span><text:span text:style-name="T1242"> </text:span><text:span text:style-name="T1244">Umíš se potápět do velké hloubky, </text:span><text:span text:style-name="T1245">přeplaveš</text:span><text:span text:style-name="T1244"> </text:span><text:span text:style-name="T1245">divokou</text:span><text:span text:style-name="T1244"> ře</text:span><text:span text:style-name="T1245">ku či peřeje</text:span><text:span text:style-name="T1241">.</text:span></text:p>
      <text:h text:style-name="Heading_20_4" text:outline-level="4">Přetvářka a převleky</text:h>
      <text:p text:style-name="P940"><text:span text:style-name="Emphasis">Neznalost:</text:span> Tvůj převlek a chování nikoho neoklame.</text:p>
      <text:p text:style-name="P940"><text:span text:style-name="Emphasis">Základní stupeň:</text:span> Oklameš <text:span text:style-name="T2255">jen</text:span> <text:span text:style-name="T2255">ty</text:span>, k<text:span text:style-name="T2255">do</text:span> dotyčného <text:span text:style-name="T2255">ne</text:span>znají.</text:p>
      <text:p text:style-name="P940"><text:span text:style-name="Emphasis">Pokročilý stupeň:</text:span> Oklameš <text:span text:style-name="T2256">i</text:span> <text:span text:style-name="T2255">ty</text:span>, <text:span text:style-name="T2255">kdo</text:span> se s dotyčným <text:span text:style-name="T2255">zběžně znají</text:span>.</text:p>
      <text:p text:style-name="P940"><text:span text:style-name="Emphasis">Mistrovský stupeň:</text:span> Oklameš <text:span text:style-name="T2255">dokonce</text:span> i <text:span text:style-name="T2255">ty</text:span>, k<text:span text:style-name="T2255">do</text:span> dotyčného znají důvěrně. </text:p>
      <text:p text:style-name="P944"><text:span text:style-name="T2256">Kromě toho také poznáš, že se někdo za někoho vydává, pokud máš stejný vyšší stupeň </text:span><text:span text:style-name="T1110">přetvářky a převleků</text:span><text:span text:style-name="T2254"> než on.</text:span></text:p>
      <text:p text:style-name="P466">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57">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4"><text:soft-page-break/><text:span text:style-name="T2253">Můžeš také namaskovat někoho jiného a zaškolit ho, jak se má chovat. Převlek a líčení potom budou mít stejnou kvalitu, jako by ses líčil sám, ale jeho schopnost se přetvařovat bude o stupeň nižší než</text:span><text:span text:style-name="T1246"> tvoje</text:span><text:span text:style-name="T2213">.<text:line-break/><text:tab/>Z</text:span>loděj <text:span text:style-name="T2209">automaticky umí </text:span><text:span text:style-name="T1105">přetvářku a převleky</text:span><text:span text:style-name="T2209"> na základním stupni.</text:span></text:p>
      <text:h text:style-name="P1508" text:outline-level="4"><text:span text:style-name="T2225">Skřetí</text:span> jazyk</text:h>
      <text:p text:style-name="P939"><text:span text:style-name="T1034">Neznalost:</text:span> Tomuto jazyku nerozumíš.</text:p>
      <text:p text:style-name="P939"><text:span text:style-name="T1034">Základní stupeň:</text:span> Lámaně se domluvíš.</text:p>
      <text:p text:style-name="P939"><text:span text:style-name="T1034">Pokročilý stupeň:</text:span><text:span text:style-name="T1162"> Hovoříš plynně, </text:span><text:span text:style-name="T1257">ale s přízvukem</text:span><text:span text:style-name="T1162">.</text:span></text:p>
      <text:p text:style-name="P939"><text:span text:style-name="T1034">Mistrovský stupeň:</text:span> <text:span text:style-name="T2228">Mluvíš skřetí řečí, jako bys byl skřet</text:span>.</text:p>
      <text:p text:style-name="P461">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509" text:outline-level="4"><text:span text:style-name="T2208">Starý</text:span> jazyk</text:h>
      <text:p text:style-name="Properties"><text:span text:style-name="T1034">Neznalost:</text:span> Tomuto jazyku nerozumíš.</text:p>
      <text:p text:style-name="Properties"><text:span text:style-name="T1034">Základní stupeň:</text:span> <text:span text:style-name="T2229">Pochopíš smysl sdělení</text:span>.</text:p>
      <text:p text:style-name="Properties"><text:span text:style-name="T1034">Pokročilý stupeň:</text:span><text:span text:style-name="T1162"> </text:span><text:span text:style-name="T1259">R</text:span><text:span text:style-name="T1258">ozumíš </text:span><text:span text:style-name="T1259">všemu</text:span><text:span text:style-name="T1258">, ale občas si nejsi jistý významem některých slov</text:span><text:span text:style-name="T1162">.</text:span></text:p>
      <text:p text:style-name="Properties"><text:span text:style-name="T1034">Mistrovský stupeň:</text:span> Perfektně ovládáš gramatiku <text:span text:style-name="T2217">a studuješ jazyk do hloubky</text:span>.</text:p>
      <text:p text:style-name="P441"><text:soft-page-break/><text:span text:style-name="T2235">Starými jazyky se mluvilo v dávných říších, po kterých dnes zbývají jen ruiny. K</text:span>aždý je samostatná dovednost.<text:line-break/><text:tab/><text:span text:style-name="T2207">Promluvte si o tom, jaké staré jazyky existují ve vašem světě. Pokud si nechcete vymýšlet vlastní, použijte následující: staroelfština, starotrpasličtina, staroorkština, starogoblinština).<text:line-break/><text:tab/>A</text:span>lchymista <text:span text:style-name="T2209">a</text:span> kouzelník <text:span text:style-name="T2209">automaticky</text:span> <text:span text:style-name="T2209">umí jeden ze </text:span><text:span text:style-name="T1105">starých jazyků</text:span><text:span text:style-name="T2209"> na základním stupni.</text:span></text:p>
      <text:h text:style-name="Heading_20_4" text:outline-level="4">Šplhání</text:h>
      <text:p text:style-name="Properties"><text:span text:style-name="T1034">Neznalost:</text:span><text:span text:style-name="T2210"> Na překážky obtížnější než žebřík vyšplháš jen s něčí pomocí</text:span>.</text:p>
      <text:p text:style-name="Properties"><text:span text:style-name="T1034">Základní stupeň:</text:span> <text:span text:style-name="T2210">Vyšplháš po tyči nebo po laně, na strom s větvemi nízko nad zemí či na stěnu s dostatkem chytů a stupů</text:span>.</text:p>
      <text:p text:style-name="Properties"><text:span text:style-name="T1034">Pokročilý stupeň:</text:span><text:span text:style-name="T1162"> </text:span><text:span text:style-name="T1241">Vyšplháš na holý kmen stromu či na stěnu s minimem chytů a stupů</text:span><text:span text:style-name="T1162">.</text:span></text:p>
      <text:p text:style-name="Properties"><text:span text:style-name="T1034">Mistrovský stupeň:</text:span><text:span text:style-name="T1162"> </text:span><text:span text:style-name="T1241">Zvládáš i převislé stěny a extrémní výstupy.</text:span></text:p>
      <text:p text:style-name="P440"><text:span text:style-name="T2209">Z</text:span>loděj <text:span text:style-name="T2209">automaticky umí </text:span><text:span text:style-name="T1105">šplhání</text:span><text:span text:style-name="T2209"> na základním stupni.</text:span></text:p>
      <text:h text:style-name="Heading_20_4" text:outline-level="4">Výroba a odstraňování pastí</text:h>
      <text:p text:style-name="P941"><text:span text:style-name="T1034">Neznalost:</text:span><text:span text:style-name="T2210"> Zvládneš vyrobit a odstranit jen primitivní pasti: Napnutý kmen stromu, nataženou kuši s provázkem přivázaným ke spoušti, jámu zakrytou proutěným poklopem a podobně</text:span>.</text:p>
      <text:p text:style-name="P941"><text:span text:style-name="T1034">Základní stupeň:</text:span> <text:span text:style-name="T2258">Umíš vyrábět a odstraňovat jednoduché pasti: Propadla, pasti spouštěné nástražným lankem, nebo třeba při otevření dveří či víka od truhly.</text:span></text:p>
      <text:p text:style-name="P943"><text:span text:style-name="T1034">Pokročilý stupeň:</text:span><text:span text:style-name="T1162"> </text:span><text:span text:style-name="T1263">Umíš vyrábět a odstraňovat </text:span><text:span text:style-name="T1264">složité</text:span><text:span text:style-name="T1263"> </text:span><text:span text:style-name="T1264">nástrahy</text:span><text:span text:style-name="T1263">: Pasti spouštěné nášlapnou dlaždicí, </text:span><text:span text:style-name="T1265">při sebrání předmětu s přesně stanovenou váhou a podobně.</text:span></text:p>
      <text:p text:style-name="P942"><text:soft-page-break/><text:span text:style-name="T1034">Mistrovský stupeň:</text:span><text:span text:style-name="T1162"> </text:span><text:span text:style-name="T1263">Umíš vyrábět a odstraňovat <text:s/>miniaturní nebo komplikované </text:span><text:span text:style-name="T1264">nástrahy</text:span><text:span text:style-name="T1263">: </text:span><text:span text:style-name="T1264">P</text:span><text:span text:style-name="T1263">ast</text:span><text:span text:style-name="T1264">i</text:span><text:span text:style-name="T1263"> zabudovan</text:span><text:span text:style-name="T1264">é</text:span><text:span text:style-name="T1263"> do svitku či dopisu, </text:span><text:span text:style-name="T1264">s</text:span><text:span text:style-name="T1263">p</text:span><text:span text:style-name="T1266">o</text:span><text:span text:style-name="T1263">uště</text:span><text:span text:style-name="T1264">né</text:span><text:span text:style-name="T1263"> při </text:span><text:span text:style-name="T1264">pokusu otevřít zámek</text:span><text:span text:style-name="T1263"> něčím jiným než správným klíčem </text:span><text:span text:style-name="T1264">a podobně</text:span><text:span text:style-name="T1263">.</text:span></text:p>
      <text:p text:style-name="P463">Odstranit past znamená bezpečně ji rozebrat tak, aby šla znovu sestavit a nastražit. Když chceš past rozbít <text:span text:style-name="T2260">nebo spustit na prázdno</text:span>, nepotřebuješ na to dovednost.<text:line-break/><text:tab/><text:span text:style-name="T2259">Nebezpečnost tebou vyrobené nebo nalíčené pasti je rovna tvojí Finese – jak se určuje zranění při spuštění pasti si řekneme v kapitole </text:span><text:span text:style-name="T1608">Jiná nebezpečí</text:span><text:span text:style-name="T2232"> </text:span><text:span text:style-name="T1458">&lt;ODKAZ&gt;.<text:line-break/><text:tab/></text:span><text:span text:style-name="T2209">Z</text:span>loděj <text:span text:style-name="T2209">automaticky umí </text:span><text:span text:style-name="T1105">výrobu a odstraňování pastí</text:span><text:span text:style-name="T2209"> na základním stupni.</text:span></text:p>
      <text:h text:style-name="P1452" text:outline-level="3">Znalosti povolání</text:h>
      <text:p text:style-name="P455">Při studiu svého povolání získáš různé znalosti, které <text:span text:style-name="T2241">si není třeba pořizovat</text:span> jako samostatné dovednosti.</text:p>
      <text:list xml:id="list2150440708" text:style-name="L25">
        <text:list-item>
          <text:p text:style-name="P1091"><text:span text:style-name="T1034">Válečník</text:span> se vyzná ve zbraních a různých druzích boje. Je doma mezi vojáky, žoldáky, městskou stráží a podobně, takže mezi ně zapadne a snadno zjistí, co si mezi sebou povídají.</text:p>
        </text:list-item>
        <text:list-item>
          <text:p text:style-name="P1092"><text:span text:style-name="T1034">Hraničář</text:span> <text:span text:style-name="T2236">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91"><text:soft-page-break/><text:span text:style-name="T1034">Kouzelník</text:span> <text:span text:style-name="T2237">pozná kouzla, která se sám může naučit, a ví, k čemu jsou dobrá. Je také vzdělaný a sečtělý, takže se snadno domluví s různým i učenci a získá od nich informace, kterým by prostý člověk nerozuměl.</text:span></text:p>
        </text:list-item>
        <text:list-item>
          <text:p text:style-name="P1091"><text:span text:style-name="T1034">Alchymist</text:span><text:span text:style-name="T1108">a</text:span><text:span text:style-name="T223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91"><text:span text:style-name="T1034">Zloděj</text:span> <text:span text:style-name="T223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91"><text:span text:style-name="T1034">Druid</text:span> <text:span text:style-name="T223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list-item>
      </text:list>
      <text:p text:style-name="P456"><text:soft-page-break/>S výjimkou tajného druidského učení můžeš některé z těchto znalostí mít, i když máš jiné povolání. Pokud jsi například vyrůstal mezi hraničáři, budeš znát hodně z jejich moudrosti.<text:line-break/><text:tab/><text:span text:style-name="T2240">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57">Kromě toho, co ses naučil při studiu svého povolání, znáš ještě další věci díky své minulosti. <text:span text:style-name="T2245">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44">konkrétní</text:span> dovednosti jsi takto získal. <text:span text:style-name="T2243">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221">kromě námořnické minulosti</text:span> musíš vzít dovednost <text:span text:style-name="T1034">plavání</text:span> jako jednu z těch, které máš na výběr na první úrovni.</text:p>
      <text:p text:style-name="P460"><text:soft-page-break/>Jak jsme si řekli v kapitole <text:span text:style-name="T1579">Minulost</text:span> <text:span text:style-name="T1443">&lt;ODKAZ&gt;, </text:span><text:span text:style-name="T399">svou historii nemusíš promýšlet hned celou, místo toho ji můžeš postupně dotvářet v průběhu hry. Při tom samozřejmě získáš také znalosti a dovednosti, které z nové, doplněné minulosti plynou.<text:line-break/><text:tab/></text:span><text:span text:style-name="T949">Co všechno můžeš díky své minulosti umět, není pevně omezeno – snažte se ale dodržet, aby všechny hráčské postavy měly podobně široké možnosti.</text:span></text:p>
      <text:h text:style-name="Heading_20_3" text:outline-level="3">Jazyky</text:h>
      <text:p text:style-name="P445">Všechny postavy se domluví obecnou řečí – <text:span text:style-name="T2242">n</text:span>emusíte tedy nutně vymýšlet, jaké jazyky ve vašem světě existují. Pokud se do toho <text:span text:style-name="T2226">přece jen</text:span> pustíte, tak se domluvte, který z nich je nejrozšířenější – to bude vaše obecná řeč.<text:line-break/><text:tab/><text:span text:style-name="T222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394" text:outline-level="2"><text:bookmark-start text:name="__RefHeading___Toc12792_4230435934"/>Výbava<text:bookmark-end text:name="__RefHeading___Toc12792_4230435934"/></text:h>
      <text:p text:style-name="P391">TODO</text:p>
      <text:p text:style-name="P391">- <text:span text:style-name="T2067">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395" text:outline-level="2"><text:bookmark-start text:name="__RefHeading___Toc12794_4230435934"/><text:soft-page-break/>Jméno <text:span text:style-name="T2027">nebo přezdívka</text:span><text:bookmark-end text:name="__RefHeading___Toc12794_4230435934"/></text:h>
      <text:p text:style-name="P397">Vymýšlení jména <text:span text:style-name="T2081">nebo přezdívky</text:span> bývá pro některé hráče obtížn<text:span text:style-name="T2068">é</text:span>, přesto je ale důležité, aby ostatní mohli tvé postavě nějak říkat. Pokud tě <text:span text:style-name="T2028">nic</text:span> nenapadá, nech si poradit od spoluhráčů.</text:p>
      <text:p text:style-name="P720">Příklad:</text:p>
      <text:p text:style-name="P852"><text:span text:style-name="T1579">P</text:span><text:span text:style-name="T1596">avel</text:span><text:span text:style-name="T1579">:</text:span> „<text:span text:style-name="T2086">Mně říkají Gorondar.</text:span>“</text:p>
      <text:p text:style-name="P852"><text:span text:style-name="T1579">P</text:span><text:span text:style-name="T1596">án jeskyně:</text:span><text:span text:style-name="T1326"> „Jo, to se k trpaslíkovi hodí.“</text:span></text:p>
      <text:p text:style-name="P851"><text:span text:style-name="T1579">Katka:</text:span> „<text:span text:style-name="T2086">Hm, nějaké elfské jméno. Třeba Naria? Jo, to by šlo.“</text:span></text:p>
      <text:p text:style-name="P851"><text:span text:style-name="T1596">Jana</text:span><text:span text:style-name="T1579">:</text:span> „<text:span text:style-name="T2086">Mně by se hodilo něco krátkého a jednoduchého. Napadá vás něco?</text:span></text:p>
      <text:p text:style-name="P851"><text:span text:style-name="T1596">Pavel</text:span><text:span text:style-name="T1579">:</text:span> „<text:span text:style-name="T2087">Co třeba Kara?“</text:span></text:p>
      <text:p text:style-name="P851"><text:span text:style-name="T1596">Jana</text:span><text:span text:style-name="T1579">:</text:span> „<text:span text:style-name="T2086">To zní dobře, díky.“</text:span></text:p>
      <text:h text:style-name="Heading_20_1" text:outline-level="1"><text:bookmark-start text:name="__RefHeading___Toc36200_611713307"/><text:span text:style-name="T199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53"><text:span text:style-name="T652">1. </text:span><text:span text:style-name="T636">úroveň</text:span></text:p>
      <text:list xml:id="list4016271791" text:style-name="L26">
        <text:list-item>
          <text:p text:style-name="P1094"><text:span text:style-name="T749">Umíš </text:span><text:span text:style-name="T766">základy</text:span><text:span text:style-name="T695"> </text:span><text:span text:style-name="T435">O</text:span><text:span text:style-name="T410">šetřov</text:span><text:span text:style-name="T434">ání</text:span><text:span text:style-name="T410"> zranění</text:span><text:span text:style-name="T495"> </text:span><text:span text:style-name="T504">(ošetřením vrátíš 2 životy).</text:span></text:p>
        </text:list-item>
        <text:list-item>
          <text:p text:style-name="P1096"><text:span text:style-name="T815">Nauč se</text:span><text:span text:style-name="T789"> základy dvou dalších dovedností podle svého výběru</text:span><text:span text:style-name="T698">.</text:span></text:p>
          <text:p text:style-name="P1573"><text:span text:style-name="T698">(Cizí jazyk, Čtení a psaní, Lov a stopování, Odezírání ze rtů, Orientace a přežití v divočině, Otevírání zámků, Plavání, Přetvářka a převleky, Starý jazyk, Šplhání, Výroba a odstraňování pastí </text:span><text:span text:style-name="T816">nebo</text:span><text:span text:style-name="T698"> Znalost jedů).</text:span></text:p>
        </text:list-item>
        <text:list-item>
          <text:p text:style-name="P1097"><text:span text:style-name="T636">Vyber si jednu z</text:span><text:span text:style-name="T751">e </text:span><text:span text:style-name="T773">základních</text:span><text:span text:style-name="T636"> </text:span><text:span text:style-name="T671">válečnických</text:span><text:span text:style-name="T636"> schopností.</text:span></text:p>
        </text:list-item>
        <text:list-item>
          <text:p text:style-name="P1093">Můžeš si připoutat jeden magický předmět, který <text:span text:style-name="T1534">získáš</text:span> na výpravách za dobrodružstvím.</text:p>
        </text:list-item>
      </text:list>
      <text:p text:style-name="P140"><text:span text:style-name="T662">2</text:span><text:span text:style-name="T652">. </text:span><text:span text:style-name="T636">úroveň</text:span></text:p>
      <text:list xml:id="list120210675880469" text:continue-numbering="true" text:style-name="L26">
        <text:list-item>
          <text:p text:style-name="P995">Vyber si jednu ze <text:span text:style-name="T1536">základních</text:span> válečnických schopností.</text:p>
        </text:list-item>
        <text:list-item>
          <text:p text:style-name="P1095"><text:span text:style-name="T813">Nauč se</text:span><text:span text:style-name="T636"> </text:span><text:span text:style-name="T814">základy jedné </text:span><text:span text:style-name="T815">další</text:span><text:span text:style-name="T814"> dovednosti.</text:span></text:p>
        </text:list-item>
        <text:list-item>
          <text:p text:style-name="P1005"><text:span text:style-name="T1525">M</text:span>ůžeš si připoutat <text:span text:style-name="T1528">celkem</text:span> dva magické předměty.</text:p>
        </text:list-item>
      </text:list>
      <text:p text:style-name="P140"><text:span text:style-name="T662">3</text:span><text:span text:style-name="T652">. </text:span><text:span text:style-name="T636">úroveň</text:span></text:p>
      <text:list xml:id="list120212274322916" text:continue-numbering="true" text:style-name="L26">
        <text:list-item>
          <text:p text:style-name="P1006"><text:soft-page-break/>Zvyš si jednu vlastnost (rozdíl mezi tvou nejvyšší a nejnižší může být nejvýše 3).</text:p>
        </text:list-item>
        <text:list-item>
          <text:p text:style-name="P996"><text:span text:style-name="T1524">Nauč se základy</text:span> jedn<text:span text:style-name="T1537">é nové</text:span> dovednost<text:span text:style-name="T1537">i</text:span> <text:span text:style-name="T1527">nebo si zvyš jednu dovednost na pokročilou.</text:span></text:p>
        </text:list-item>
      </text:list>
      <text:p text:style-name="P140"><text:span text:style-name="T662">4</text:span><text:span text:style-name="T652">. </text:span><text:span text:style-name="T636">úroveň</text:span></text:p>
      <text:list xml:id="list120212119721959" text:continue-numbering="true" text:style-name="L26">
        <text:list-item>
          <text:p text:style-name="P997">Vyber si jednu ze <text:span text:style-name="T1538">základních</text:span> nebo pokročilých válečnických schopností.</text:p>
        </text:list-item>
        <text:list-item>
          <text:p text:style-name="P998">Zvyš si jednu dovednost na pokročilou.</text:p>
        </text:list-item>
        <text:list-item>
          <text:p text:style-name="P1005"><text:span text:style-name="T1525">M</text:span>ůžeš si připoutat <text:span text:style-name="T1528">celkem</text:span> tři magické předměty.</text:p>
        </text:list-item>
      </text:list>
      <text:p text:style-name="P140"><text:span text:style-name="T662">5</text:span><text:span text:style-name="T652">. </text:span><text:span text:style-name="T636">úroveň</text:span></text:p>
      <text:list xml:id="list120212129630078" text:continue-numbering="true" text:style-name="L26">
        <text:list-item>
          <text:p text:style-name="P999">Zvyš si jednu vlastnost (rozdíl mezi tvou nejvyšší a nejnižší může být nejvýše 3).</text:p>
        </text:list-item>
        <text:list-item>
          <text:p text:style-name="P1000"><text:span text:style-name="T1524">Nauč se základy</text:span> jedn<text:span text:style-name="T1539">é</text:span> dovednost<text:span text:style-name="T1539">i</text:span> <text:span text:style-name="T1527">nebo si zvyš jednu dovednost na pokročilou.</text:span></text:p>
        </text:list-item>
      </text:list>
      <text:p text:style-name="P142"><text:span text:style-name="T750">6</text:span><text:span text:style-name="T652">. </text:span><text:span text:style-name="T636">úroveň</text:span></text:p>
      <text:list xml:id="list120210730219126" text:continue-numbering="true" text:style-name="L26">
        <text:list-item>
          <text:p text:style-name="P1001">Vyber si jednu ze <text:span text:style-name="T1540">základních</text:span> nebo pokročilých válečnických schopností.</text:p>
        </text:list-item>
        <text:list-item>
          <text:p text:style-name="P1009"><text:span text:style-name="T1525">Z</text:span>vyš si <text:span text:style-name="T1526">jednu</text:span> dovednost na pokročil<text:span text:style-name="T1541">ou</text:span>.</text:p>
        </text:list-item>
        <text:list-item>
          <text:p text:style-name="P1005"><text:span text:style-name="T1525">M</text:span>ůžeš si připoutat <text:span text:style-name="T1528">celkem</text:span> čtyři magické předměty.</text:p>
        </text:list-item>
      </text:list>
      <text:h text:style-name="Heading_20_3" text:outline-level="3"><text:soft-page-break/><text:span text:style-name="T752">Z</text:span><text:span text:style-name="T772">ákladní</text:span><text:span text:style-name="T752"> v</text:span><text:span text:style-name="T664">álečnické s</text:span><text:span text:style-name="T634">chopnosti</text:span></text:h>
      <text:h text:style-name="Heading_20_5" text:outline-level="5">Zastrašení</text:h>
      <text:p text:style-name="P168">Zastrašení musíš vždy <text:span text:style-name="T1521">něčím</text:span> spustit: Rozpůlit jednoho z nepřátel, zasadit protivníkovi těžkou ránu, dostat ho do nevýhodné situace, nebo mu třeba připomenout, kolik takových jako on jsi už zabil.<text:line-break/><text:tab/>Zastrašovat můžeš v<text:span text:style-name="T152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527" text:outline-level="5">Sehranost</text:h>
      <text:p text:style-name="P60">Vyžaduje alespoň týden společného tréninku a potom průběžné udržování (sem tam si zatrénovat).<text:line-break/><text:tab/><text:span text:style-name="T1480">Kdykoliv</text:span> bojuje<text:span text:style-name="T1480">š</text:span> bok po boku <text:span text:style-name="T1355">někoho, s kým jsi sehraný</text:span>, <text:span text:style-name="T1353">můžeš si v každém kole vybrat:</text:span></text:p>
      <text:list xml:id="list3865496590" text:style-name="L27">
        <text:list-item>
          <text:p text:style-name="P1098">Dá<text:span text:style-name="T1480">š</text:span> výhodu <text:span text:style-name="T1353">tomuto spolubojovníkovi</text:span>.</text:p>
        </text:list-item>
        <text:list-item>
          <text:p text:style-name="P1098"><text:span text:style-name="T1481">Nebo získáš výhodu sám</text:span>.</text:p>
        </text:list-item>
      </text:list>
      <text:h text:style-name="P1528" text:outline-level="5">Ochránce</text:h>
      <text:p text:style-name="P148">Můžeš protivníkovi zabránit v útoku, i když není v nevýhodě.</text:p>
      <text:h text:style-name="Heading_20_5" text:outline-level="5">Velení</text:h>
      <text:p text:style-name="P170">V každém kole můžeš dát povel jedné postavě. Pokud tě poslechne, započítá si výhodu. <text:span text:style-name="T1487">Povel musí dávat smysl.</text:span> Tato výhoda se nesčítá s výhodou za <text:span text:style-name="T1034">sehranost</text:span>.</text:p>
      <text:h text:style-name="Heading_20_3" text:outline-level="3"><text:soft-page-break/><text:span text:style-name="T752">Pokročilé v</text:span><text:span text:style-name="T664">álečnické s</text:span><text:span text:style-name="T634">chopnosti</text:span></text:h>
      <text:h text:style-name="P1529" text:outline-level="5">Útok na <text:span text:style-name="T1354">dva cíle</text:span></text:h>
      <text:p text:style-name="P171"><text:span text:style-name="T753">Postih je jen -1. </text:span><text:span text:style-name="T75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9"><text:span text:style-name="T652">1. </text:span><text:span text:style-name="T634">úroveň</text:span></text:p>
      <text:list xml:id="list3553312765" text:style-name="L28">
        <text:list-item>
          <text:p text:style-name="P1104"><text:span text:style-name="T661">U</text:span><text:span text:style-name="T634">míš získávat magenergii meditací </text:span><text:span text:style-name="T759">(</text:span><text:span text:style-name="T762">po </text:span><text:span text:style-name="T804">několika</text:span><text:span text:style-name="T762"> minutách </text:span><text:span text:style-name="T433">soustředění</text:span><text:span text:style-name="T762"> se ti</text:span><text:span text:style-name="T761"> doplní </text:span><text:span text:style-name="T764">na maximum</text:span><text:span text:style-name="T759">)</text:span><text:span text:style-name="T634">.</text:span></text:p>
        </text:list-item>
        <text:list-item>
          <text:p text:style-name="P1109"><text:span text:style-name="T634">Umíš </text:span><text:span text:style-name="T767">základy</text:span><text:span text:style-name="T634"> </text:span><text:span text:style-name="T755">následující</text:span><text:span text:style-name="T767">ch</text:span><text:span text:style-name="T634"> dovednost</text:span><text:span text:style-name="T767">í</text:span><text:span text:style-name="T694">:</text:span></text:p>
          <text:list>
            <text:list-item>
              <text:p text:style-name="P1018">Orientace a přežití v divočině</text:p>
            </text:list-item>
            <text:list-item>
              <text:p text:style-name="P957">Ostražitost a plížení</text:p>
            </text:list-item>
            <text:list-item>
              <text:p text:style-name="P1114">Ošetřování zranění<text:span text:style-name="T1294"> </text:span><text:span text:style-name="T1295">(ošetřením vrátíš 2 žt)</text:span></text:p>
            </text:list-item>
            <text:list-item>
              <text:p text:style-name="P1114">Lov a stopování</text:p>
            </text:list-item>
          </text:list>
        </text:list-item>
        <text:list-item>
          <text:p text:style-name="P1099"><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574"><text:span text:style-name="T1999">(</text:span>Cizí jazyk, Čtení a psaní, Odezírání ze rtů, Otevírání zámků, Plavání, Přetvářka a převleky, Starý jazyk, Šplhání, Výroba a odstraňování pastí, Znalost jedů<text:span text:style-name="T1999">)</text:span></text:p>
        </text:list-item>
        <text:list-item>
          <text:p text:style-name="P1105"><text:span text:style-name="T661">Umíš sesílat jedno </text:span><text:span text:style-name="T774">ze základních kouzel</text:span><text:span text:style-name="T661"> podle svého výběru</text:span><text:span text:style-name="T634">.</text:span></text:p>
          <text:list>
            <text:list-item>
              <text:p text:style-name="P1157"><text:span text:style-name="T650">K </text:span><text:span text:style-name="T660">hraničářským kouzlům se nepočítá postih za zbroj.</text:span></text:p>
            </text:list-item>
          </text:list>
        </text:list-item>
        <text:list-item>
          <text:p text:style-name="P1159"><text:span text:style-name="T634">Vyber si </text:span><text:span text:style-name="T776">jedno ze základních kouzel</text:span><text:span text:style-name="T634"> nebo</text:span><text:span text:style-name="T491"> </text:span><text:span text:style-name="T511">jednu ze základních schopností</text:span><text:span text:style-name="T634">.</text:span></text:p>
        </text:list-item>
        <text:list-item>
          <text:p text:style-name="P1100"><text:soft-page-break/>Můžeš si připoutat jeden magický předmět, který <text:span text:style-name="T1534">získáš</text:span> na výpravách za dobrodružstvím.</text:p>
        </text:list-item>
      </text:list>
      <text:p text:style-name="P14">2. úroveň</text:p>
      <text:list xml:id="list120211764394872" text:continue-numbering="true" text:style-name="L28">
        <text:list-item>
          <text:p text:style-name="P1160"><text:span text:style-name="T634">Vyber si jedno </text:span><text:span text:style-name="T777">ze základních kouzel </text:span><text:span text:style-name="T512">nebo jednu ze základních schopností</text:span><text:span text:style-name="T634">.</text:span></text:p>
        </text:list-item>
        <text:list-item>
          <text:p text:style-name="P1010">Můžeš si připoutat celkem dva magické předměty.</text:p>
        </text:list-item>
        <text:list-item>
          <text:p text:style-name="P1010">Nauč se <text:span text:style-name="T1542">základy jedné dovednosti</text:span>.</text:p>
        </text:list-item>
      </text:list>
      <text:p text:style-name="P16">3. úroveň</text:p>
      <text:list xml:id="list120211202900601" text:continue-list="list120210730219126" text:style-name="L26">
        <text:list-item>
          <text:p text:style-name="P1007">Zvyš si jednu vlastnost (rozdíl mezi tvou nejvyšší a nejnižší může být nejvýše 3).</text:p>
        </text:list-item>
      </text:list>
      <text:list xml:id="list3645731513" text:style-name="L29">
        <text:list-item>
          <text:p text:style-name="P1163"><text:span text:style-name="T661">Vyber si </text:span><text:span text:style-name="T763">jedno</text:span><text:span text:style-name="T661"> kouzlo </text:span><text:span text:style-name="T760">nebo schopnost </text:span><text:span text:style-name="T763">ze </text:span><text:span text:style-name="T778">základních</text:span><text:span text:style-name="T763"> nebo pokročilých</text:span><text:span text:style-name="T661">.</text:span></text:p>
        </text:list-item>
      </text:list>
      <text:list xml:id="list120212442909061" text:continue-list="list120211764394872" text:style-name="L28">
        <text:list-item>
          <text:p text:style-name="P1020">Nauč se <text:span text:style-name="T1543">základy jedné dovednosti</text:span> nebo si zvyš jednu dovednost na pokročil<text:span text:style-name="T1543">ou</text:span>.</text:p>
        </text:list-item>
      </text:list>
      <text:p text:style-name="P16">4. úroveň</text:p>
      <text:list xml:id="list120210918330962" text:continue-numbering="true" text:style-name="L28">
        <text:list-item>
          <text:p text:style-name="P1101"><text:span text:style-name="T760">N</text:span><text:span text:style-name="T647">auč </text:span><text:span text:style-name="T760">se</text:span><text:span text:style-name="T647"> jednu z mimosmyslových schopností </text:span><text:span text:style-name="T649">(</text:span><text:span text:style-name="T432">telekinezi</text:span><text:span text:style-name="T649">, </text:span><text:span text:style-name="T432">pyrokinezi</text:span><text:span text:style-name="T649"> nebo </text:span><text:span text:style-name="T432">telepatii</text:span><text:span text:style-name="T649">)</text:span><text:span text:style-name="T647">.</text:span></text:p>
        </text:list-item>
        <text:list-item>
          <text:p text:style-name="P1012">Můžeš si připoutat celkem tři magické předměty.</text:p>
        </text:list-item>
        <text:list-item>
          <text:p text:style-name="P1012">Zvyš si jednu dovednost na pokročil<text:span text:style-name="T1544">ou</text:span>.</text:p>
        </text:list-item>
      </text:list>
      <text:p text:style-name="P164"><text:span text:style-name="T647">5. </text:span><text:span text:style-name="T634">úroveň</text:span></text:p>
      <text:list xml:id="list120211264702640" text:continue-list="list120211202900601" text:style-name="L26">
        <text:list-item>
          <text:p text:style-name="P1007">Zvyš si jednu vlastnost (rozdíl mezi tvou nejvyšší a nejnižší může být nejvýše 3).</text:p>
        </text:list-item>
      </text:list>
      <text:list xml:id="list120212335689843" text:continue-list="list120210918330962" text:style-name="L28">
        <text:list-item>
          <text:p text:style-name="P1164"><text:soft-page-break/><text:span text:style-name="T661">Vyber si </text:span><text:span text:style-name="T763">jedno</text:span><text:span text:style-name="T661"> kouzlo </text:span><text:span text:style-name="T760">nebo schopnost </text:span><text:span text:style-name="T763">ze </text:span><text:span text:style-name="T779">základních</text:span><text:span text:style-name="T763"> nebo pokročilých</text:span><text:span text:style-name="T661">.</text:span></text:p>
        </text:list-item>
        <text:list-item>
          <text:p text:style-name="P1021">Nauč se <text:span text:style-name="T1545">základy jedné</text:span> dovednost<text:span text:style-name="T1545">i</text:span> nebo si zvyš jednu dovednost na pokročil<text:span text:style-name="T1532">ou</text:span>.</text:p>
        </text:list-item>
      </text:list>
      <text:p text:style-name="P165"><text:span text:style-name="T506">6</text:span><text:span text:style-name="T505">. </text:span><text:span text:style-name="T492">úroveň</text:span></text:p>
      <text:list xml:id="list2643709906" text:style-name="L30">
        <text:list-item>
          <text:p text:style-name="P1023">Můžeš si připoutat celkem čtyři magické předměty.</text:p>
        </text:list-item>
        <text:list-item>
          <text:p text:style-name="P1166"><text:span text:style-name="T507">Vyber si </text:span><text:span text:style-name="T509">jedno</text:span><text:span text:style-name="T507"> kouzlo </text:span><text:span text:style-name="T508">nebo schopnost </text:span><text:span text:style-name="T509">ze </text:span><text:span text:style-name="T513">základních</text:span><text:span text:style-name="T509"> nebo pokročilých</text:span><text:span text:style-name="T507">.</text:span></text:p>
        </text:list-item>
        <text:list-item>
          <text:p text:style-name="P1027">Zvyš si jednu dovednost na pokročil<text:span text:style-name="T1533">ou</text:span>.</text:p>
        </text:list-item>
      </text:list>
      <text:h text:style-name="Heading_20_3" text:outline-level="3"><text:span text:style-name="T756">Z</text:span><text:span text:style-name="T771">ákladní</text:span><text:span text:style-name="T756"> </text:span><text:span text:style-name="T757">hraničářské</text:span><text:span text:style-name="T756"> s</text:span><text:span text:style-name="T634">chopnosti</text:span></text:h>
      <text:h text:style-name="P1530" text:outline-level="5">Zvířecí společník</text:h>
      <text:p text:style-name="P200"><text:span text:style-name="T79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95">Hodnota </text:span><text:span text:style-name="T797">Nebezpečnost</text:span><text:span text:style-name="T795">i</text:span><text:span text:style-name="T797"> zvířete může být </text:span><text:span text:style-name="T800">nejvýše</text:span><text:span text:style-name="T797"> rovna tvé úrovni. </text:span><text:span text:style-name="T801">M</text:span><text:span text:style-name="T797">ůže </text:span><text:span text:style-name="T801">to</text:span><text:span text:style-name="T797"> ale </text:span><text:span text:style-name="T801">být</text:span><text:span text:style-name="T797"> mládě –</text:span><text:span text:style-name="T801"> pak </text:span><text:span text:style-name="T797">mu </text:span><text:span text:style-name="T796">N</text:span><text:span text:style-name="T797">ebezpečnost postupně poroste </text:span><text:span text:style-name="T648">s tím, jak se ti bude zvyšovat úroveň</text:span><text:span text:style-name="T797">.</text:span><text:span text:style-name="T798"> </text:span><text:span text:style-name="T634">Vyber si, které zvíře tě provází </text:span><text:span text:style-name="T799">na začátku hry</text:span><text:span text:style-name="T634">.</text:span></text:p>
      <text:h text:style-name="Heading_20_5" text:outline-level="5">Mluvení se zvířaty</text:h>
      <text:p text:style-name="P376"><text:span text:style-name="T634">Zvíře dokáže „mluvit“ jen o tom, čemu samo rozumí. </text:span><text:span text:style-name="T795">Může ti tedy například říct, kolik osob vidělo a jestli je zná, ale neřekne ti, o čem si povídali, protože lidské řeči nerozumí.</text:span></text:p>
      <text:h text:style-name="Heading_20_3" text:outline-level="3"><text:soft-page-break/><text:span text:style-name="T780">Základní</text:span><text:span text:style-name="T758"> h</text:span><text:span text:style-name="T659">raničářská k</text:span><text:span text:style-name="T634">ouzla</text:span></text:h>
      <text:h text:style-name="Heading_20_5" text:outline-level="5">Uzdrav zranění</text:h>
      <text:p text:style-name="P61"><text:span text:style-name="T406">Magenergie</text:span><text:span text:style-name="T407">:</text:span> 3 magy<text:line-break/><text:span text:style-name="T1034">Dosah:</text:span> kontaktní<text:line-break/><text:span text:style-name="T1039">Sesílání:</text:span><text:span text:style-name="T1476"> 1 minuta (mimo boj)</text:span></text:p>
      <text:p text:style-name="P89">Vyléčí <text:span text:style-name="T1361">(</text:span>Duše <text:span text:style-name="T1362">hraničáře + k6)</text:span> životů. <text:span text:style-name="T565">Další léčivé kouzlo (ať už ho sešle druid, kněz či hraničář)</text:span><text:span text:style-name="T563"> účinkuje na stejný cíl až poté, co se doléčí do plných životů.</text:span></text:p>
      <text:h text:style-name="P1534" text:outline-level="5">Zpomalení jedu</text:h>
      <text:p text:style-name="P173"><text:span text:style-name="T406">Magenergie</text:span><text:span text:style-name="T400">:</text:span><text:span text:style-name="T1162"> 1 mag<text:line-break/></text:span><text:span text:style-name="T1036">Dosah:</text:span><text:span text:style-name="T1359"> </text:span>d<text:span text:style-name="T1359">otyk</text:span></text:p>
      <text:p text:style-name="P172">Kouzlo prodlouží latenci jedu <text:span text:style-name="T1360">v cíli</text:span> o 1 den.</text:p>
      <text:h text:style-name="P1535" text:outline-level="5">Najdi pachovou stopu</text:h>
      <text:p text:style-name="P174"><text:span text:style-name="T406">Magenergie</text:span><text:span text:style-name="T407">:</text:span> 1 mag</text:p>
      <text:p text:style-name="P174">Po dobu <text:span text:style-name="T1034">soustředění</text:span> dokážeš stopovat čichem jako pes.</text:p>
      <text:h text:style-name="Heading_20_3" text:outline-level="3"><text:span text:style-name="T758">Pokročilá h</text:span><text:span text:style-name="T659">raničářská k</text:span><text:span text:style-name="T634">ouzla</text:span></text:h>
      <text:h text:style-name="P1536" text:outline-level="5">Uzdrav nemocného</text:h>
      <text:p text:style-name="P82"><text:span text:style-name="T406">Magenergie</text:span><text:span text:style-name="T407">:</text:span> 3 magy<text:line-break/><text:span text:style-name="T1034">Dosah:</text:span> kontaktní<text:line-break/><text:span text:style-name="T1037">Sesílání:</text:span><text:span text:style-name="T1363"> 10 minut</text:span></text:p>
      <text:p text:style-name="P23">Vyléčí většinu běžných (nemagických) nemocí. Smrtelné nemoci pouze zmírní natolik, že pacient přežije.</text:p>
      <text:h text:style-name="Heading_20_5" text:outline-level="5"><text:soft-page-break/>Uklidni bestii</text:h>
      <text:p text:style-name="P91"><text:span text:style-name="T406">Magenergie</text:span><text:span text:style-name="T407">:</text:span> 2 magy<text:line-break/><text:span text:style-name="T1034">Dosah:</text:span> krátký</text:p>
      <text:p text:style-name="P92">Kouzlo zklidní obyčejné, nemagické zvíře natolik, že ztratí chuť útočit. Pokud je ale něco znovu rozdráždí, účinek pomine.</text:p>
      <text:h text:style-name="P1535" text:outline-level="5"><text:span text:style-name="T650">N</text:span><text:span text:style-name="T634">ajdi zvíře</text:span></text:h>
      <text:p text:style-name="P173"><text:span text:style-name="T406">Magenergie</text:span><text:span text:style-name="T400">:</text:span><text:span text:style-name="T491"> 1 mag<text:line-break/></text:span><text:span text:style-name="T401">Dosah:</text:span><text:span text:style-name="T651"> </text:span><text:span text:style-name="T792">několik</text:span><text:span text:style-name="T651"> hodin cesty.</text:span></text:p>
      <text:p text:style-name="P39">Vycítíš směr k nejbližšímu zvířeti druhu, na který pomyslíš.</text:p>
      <text:h text:style-name="P1453" text:outline-level="3">Mimosmyslové schopnosti</text:h>
      <text:p text:style-name="P379">Mimosmyslové schopnosti se neřadí do základních, pokročilých ani mistrovských, můžeš totiž současně umět jen jednu z nich. Která to bude si vybíráš na čtvrté úrovni.</text:p>
      <text:h text:style-name="P1537" text:outline-level="5">Telekineze</text:h>
      <text:p text:style-name="P377"><text:span text:style-name="T1034">Dosah:</text:span> <text:span text:style-name="T1530">krátká vzdálenost</text:span></text:p>
      <text:p text:style-name="P377"><text:span text:style-name="T1357">Pomocí </text:span><text:span text:style-name="T1035">soustředění</text:span> <text:span text:style-name="T1357">můžeš pomalu </text:span>hýbat předměty, <text:span text:style-name="T1529">jako kdybys měl Sílu rovnou tvé Duši</text:span>.</text:p>
      <text:h text:style-name="P1538" text:outline-level="5">Pyrokineze</text:h>
      <text:p text:style-name="P377"><text:span text:style-name="T1034">Dosah:</text:span> <text:span text:style-name="T1530">krátká vzdálenost</text:span></text:p>
      <text:p text:style-name="P378"><text:span text:style-name="T1357">Dokážeš zapálit oheň pomocí </text:span><text:span text:style-name="T1035">soustředění</text:span>. Živé tvory <text:span text:style-name="T1357">pyrokineze</text:span> přímo nezraňuje, následný oheň je <text:span text:style-name="T1531">ale</text:span> zranit může.</text:p>
      <text:h text:style-name="P1537" text:outline-level="5">Tele<text:span text:style-name="T1356">patie</text:span></text:h>
      <text:p text:style-name="P377"><text:span text:style-name="T1034">Dosah:</text:span> <text:span text:style-name="T1530">krátká vzdálenost</text:span></text:p>
      <text:p text:style-name="P40"><text:soft-page-break/><text:span text:style-name="T1357">Po dobu </text:span><text:span text:style-name="T1035">soustředění</text:span><text:span text:style-name="T1357"> můžeš </text:span>s někým „mluvit“ v myšlenkách. Bez znalosti jazyka si nebudete rozum<text:span text:style-name="T1357">ě</text:span>t. <text:span text:style-name="T1358">Cíl se může po navázání spojení vzdálit z dosahu.</text:span></text:p>
      <text:h text:style-name="Heading_20_2" text:outline-level="2"><text:bookmark-start text:name="__RefHeading___Toc7003_1015327784"/>Alchymista<text:bookmark-end text:name="__RefHeading___Toc7003_1015327784"/></text:h>
      <text:p text:style-name="P202"><text:span text:style-name="T652">TODO: „Nevyprchávající“ lektvary a ostatní předměty se vyrábí přidáním vzácných magických surovin, které je povětšinou potřeba najít na výpravách – pro každý lektvar </text:span><text:span text:style-name="T802">bude</text:span><text:span text:style-name="T652"> jiná.</text:span></text:p>
      <text:p text:style-name="P154"><text:span text:style-name="T652">1. </text:span><text:span text:style-name="T636">úroveň</text:span></text:p>
      <text:list xml:id="list891810639" text:style-name="L31">
        <text:list-item>
          <text:p text:style-name="P1111"><text:span text:style-name="T696">Umíš </text:span><text:span text:style-name="T768">základy</text:span><text:span text:style-name="T696"> </text:span><text:span text:style-name="T755">následující</text:span><text:span text:style-name="T768">ch</text:span><text:span text:style-name="T696"> dovednost</text:span><text:span text:style-name="T768">í</text:span><text:span text:style-name="T694">:</text:span></text:p>
          <text:list>
            <text:list-item>
              <text:p text:style-name="P1116">Čtení a psaní</text:p>
            </text:list-item>
            <text:list-item>
              <text:p text:style-name="P1121">Znalost jedů</text:p>
            </text:list-item>
            <text:list-item>
              <text:p text:style-name="P1146"><text:span text:style-name="T496">J</text:span><text:span text:style-name="T491">eden </text:span><text:span text:style-name="T634">Starý jazyk</text:span></text:p>
            </text:list-item>
          </text:list>
        </text:list-item>
        <text:list-item>
          <text:p text:style-name="P1124">Nauč se základy jedné další dovednosti podle svého výběru.</text:p>
          <text:p text:style-name="P1575"><text:span text:style-name="T2000">(</text:span>Cizí jazyk, Lov a stopování, Odezírání ze rtů, Orientace a přežití v divočině, Ošetřování zranění, Otevírání zámků, Plavání, Přetvářka a převleky, Starý jazyk, Šplhání, Výroba a odstraňování pastí<text:span text:style-name="T2000">)</text:span></text:p>
        </text:list-item>
        <text:list-item>
          <text:p text:style-name="P1167"><text:span text:style-name="T663">P</text:span><text:span text:style-name="T636">oznáš </text:span><text:span text:style-name="T697">alchymistické</text:span><text:span text:style-name="T636"> suroviny a můžeš z nich vyrábět předměty, jejichž recepty se naučíš.</text:span></text:p>
        </text:list-item>
        <text:list-item>
          <text:p text:style-name="P1169"><text:span text:style-name="T636">V</text:span><text:span text:style-name="T634">yber si dva </text:span><text:span text:style-name="T784">ze základních receptů</text:span><text:span text:style-name="T634">, </text:span><text:span text:style-name="T769">které umíš používat</text:span><text:span text:style-name="T634">.</text:span></text:p>
        </text:list-item>
        <text:list-item>
          <text:p text:style-name="P1168">Můžeš si připoutat jeden magický předmět, který <text:span text:style-name="T1534">získáš</text:span> na výpravách za dobrodružstvím.</text:p>
        </text:list-item>
      </text:list>
      <text:p text:style-name="P141"><text:span text:style-name="T662">2</text:span><text:span text:style-name="T652">. </text:span><text:span text:style-name="T636">úroveň</text:span></text:p>
      <text:list xml:id="list4100178028" text:style-name="L32">
        <text:list-item>
          <text:p text:style-name="P1170"><text:span text:style-name="T636">V</text:span><text:span text:style-name="T665">yber si další </text:span><text:span text:style-name="T784">ze základních</text:span><text:span text:style-name="T665"> recept</text:span><text:span text:style-name="T784">ů</text:span><text:span text:style-name="T665">.</text:span></text:p>
        </text:list-item>
        <text:list-item>
          <text:p text:style-name="P1014"><text:soft-page-break/>Můžeš si připoutat celkem dva magické předměty.</text:p>
        </text:list-item>
        <text:list-item>
          <text:p text:style-name="P1014">Nauč se <text:span text:style-name="T1546">základy jedné dovednosti</text:span>.</text:p>
        </text:list-item>
      </text:list>
      <text:p text:style-name="P141"><text:span text:style-name="T662">3</text:span><text:span text:style-name="T652">. </text:span><text:span text:style-name="T636">úroveň</text:span></text:p>
      <text:list xml:id="list120211173382231" text:continue-list="list120211264702640" text:style-name="L26">
        <text:list-item>
          <text:p text:style-name="P1002">Zvyš si jednu vlastnost (rozdíl mezi tvou nejvyšší a nejnižší může být nejvýše 3).</text:p>
        </text:list-item>
      </text:list>
      <text:list xml:id="list120210833396331" text:continue-list="list891810639" text:style-name="L31">
        <text:list-item>
          <text:p text:style-name="P1128">Vyber si další základní nebo pokročilý recept.</text:p>
        </text:list-item>
        <text:list-item>
          <text:p text:style-name="P1137">Nauč se základy jedné dovednosti nebo si zvyš jednu dovednost na pokročilou.</text:p>
        </text:list-item>
      </text:list>
      <text:p text:style-name="P141"><text:span text:style-name="T662">4</text:span><text:span text:style-name="T652">. </text:span><text:span text:style-name="T636">úroveň</text:span></text:p>
      <text:list xml:id="list120212089424161" text:continue-list="list4100178028" text:style-name="L32">
        <text:list-item>
          <text:p text:style-name="P1129">Vyber si další základní nebo pokročilý recept.</text:p>
        </text:list-item>
        <text:list-item>
          <text:p text:style-name="P1014">Zvyš si jednu dovednost na pokročilou.</text:p>
        </text:list-item>
        <text:list-item>
          <text:p text:style-name="P1014">Můžeš si připoutat celkem tři magické předměty.</text:p>
        </text:list-item>
      </text:list>
      <text:p text:style-name="P141"><text:span text:style-name="T662">5</text:span><text:span text:style-name="T652">. </text:span><text:span text:style-name="T636">úroveň</text:span></text:p>
      <text:list xml:id="list120211705429352" text:continue-list="list120211173382231" text:style-name="L26">
        <text:list-item>
          <text:p text:style-name="P1002">Zvyš si jednu vlastnost (rozdíl mezi tvou nejvyšší a nejnižší může být nejvýše 3).</text:p>
        </text:list-item>
      </text:list>
      <text:list xml:id="list120210983075253" text:continue-list="list120212089424161" text:style-name="L32">
        <text:list-item>
          <text:p text:style-name="P1129">Vyber si další základní nebo pokročilý recept.</text:p>
        </text:list-item>
      </text:list>
      <text:list xml:id="list120210619677000" text:continue-list="list120210833396331" text:style-name="L31">
        <text:list-item>
          <text:p text:style-name="P1131">Nauč se základy jedné dovednosti nebo si zvyš jednu dovednost na pokročilou.</text:p>
        </text:list-item>
      </text:list>
      <text:p text:style-name="P166"><text:span text:style-name="T506">6</text:span><text:span text:style-name="T505">. </text:span><text:span text:style-name="T492">úroveň</text:span></text:p>
      <text:list xml:id="list120211222414688" text:continue-list="list2643709906" text:style-name="L30">
        <text:list-item>
          <text:p text:style-name="P1134">Zvyš si jednu dovednost na pokročilou.</text:p>
        </text:list-item>
        <text:list-item>
          <text:p text:style-name="P1130">Vyber si další základní nebo pokročilý recept.</text:p>
        </text:list-item>
        <text:list-item>
          <text:p text:style-name="P1132">Můžeš si připoutat celkem čtyři magické předměty.</text:p>
        </text:list-item>
      </text:list>
      <text:h text:style-name="P1510" text:outline-level="4"><text:soft-page-break/>Výroba magických předmětů</text:h>
      <text:list xml:id="list3725814831" text:style-name="L33">
        <text:list-item>
          <text:p text:style-name="P1171">Za den (mezi dvěma vydatnými spánky) můžeš zpracovat jen určité množství magenergie: Duše + úroveň.</text:p>
        </text:list-item>
      </text:list>
      <text:list xml:id="list3097710382" text:style-name="L34">
        <text:list-item>
          <text:list>
            <text:list-item>
              <text:p text:style-name="P117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74">Na výrobu předmětů je potřeba <text:span text:style-name="T1496">alchymistická</text:span> aparatura, která se vejde do malé truhlice <text:span text:style-name="T1494">(dá se pohodlně nosit v ruce nebo v torně)</text:span>. <text:span text:style-name="T1477">V této truhlici nosíš také suroviny.</text:span></text:p>
        </text:list-item>
        <text:list-item>
          <text:p text:style-name="P1175"><text:span text:style-name="T1497">Předměty se vyrábí z připravených polotovarů, takže v</text:span>ýroba každého <text:span text:style-name="T1497">z nich</text:span> zabere <text:span text:style-name="T1497">jen</text:span> několik minut.</text:p>
        </text:list-item>
        <text:list-item>
          <text:p text:style-name="P1172"><text:span text:style-name="T1495">V</text:span>yrobené <text:span text:style-name="T1495">předměty</text:span> si své magické vlastnosti uchovají jen několik hodin.</text:p>
        </text:list-item>
      </text:list>
      <text:h text:style-name="Heading_20_3" text:outline-level="3"><text:span text:style-name="T1548">Základní alchymistické r</text:span>ecepty</text:h>
      <text:h text:style-name="Heading_20_5" text:outline-level="5">Léčivý lektvar</text:h>
      <text:p text:style-name="P93"><text:span text:style-name="T1056">M</text:span><text:span text:style-name="T1038">agenergie</text:span><text:span text:style-name="T1034">:</text:span> 1 mag</text:p>
      <text:p text:style-name="P98"><text:span text:style-name="T1364">V průběhu krátkého odpočinku v</text:span>yléčí (Duše <text:span text:style-name="T1364">alchymisty + k6</text:span>) životů <text:span text:style-name="T1364">(nevrací životy v boji)</text:span>. <text:span text:style-name="T1567">Další léčivý lektvar (libovolného druhu) bude na stejný cíl účinkovat až poté, co se doléčí do plných životů.</text:span></text:p>
      <text:h text:style-name="P1539" text:outline-level="5">Megacloumák</text:h>
      <text:p text:style-name="P100"><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99"><text:span text:style-name="T1369">Odstraní mdloby, ochromení, paralýzu </text:span><text:span text:style-name="T1438">a</text:span><text:span text:style-name="T1369"> křeče </text:span><text:span text:style-name="T1438">a </text:span><text:span text:style-name="T1372">po dobu trvání</text:span><text:span text:style-name="T1438"> probere postavu z bezv</text:span><text:span text:style-name="T1372">ědomí.</text:span></text:p>
      <text:h text:style-name="P1554" text:outline-level="5"><text:soft-page-break/>Lakmusový papírek</text:h>
      <text:p text:style-name="P100"><text:span text:style-name="T1426">M</text:span><text:span text:style-name="T1420">agenergie</text:span><text:span text:style-name="T1419">:</text:span><text:span text:style-name="T1369"> </text:span><text:span text:style-name="T1373">2</text:span><text:span text:style-name="T1369"> mag</text:span><text:span text:style-name="T1373">y</text:span></text:p>
      <text:p text:style-name="P175"><text:span text:style-name="T1373">Z</text:span><text:span text:style-name="T1372">jistí složení jakékoliv kapaliny (mimo jiné rozpozná účinek lektvaru).</text:span></text:p>
      <text:h text:style-name="P1540" text:outline-level="5">Vlčí mor</text:h>
      <text:p text:style-name="P100"><text:span text:style-name="T1426">M</text:span><text:span text:style-name="T1420">agenergie</text:span><text:span text:style-name="T1419">:</text:span><text:span text:style-name="T1421"> </text:span><text:span text:style-name="T1377">1</text:span><text:span text:style-name="T1369"> mag<text:line-break/></text:span><text:span text:style-name="T1424">S</text:span><text:span text:style-name="T1425">íla jedu:</text:span><text:span text:style-name="T1375"> </text:span><text:span text:style-name="T1378">6 </text:span><text:span text:style-name="T1400">(proti lykantropům 10)</text:span><text:span text:style-name="T1375"><text:line-break/></text:span><text:span text:style-name="T1423">Latence:</text:span><text:span text:style-name="T1376"> </text:span><text:span text:style-name="T1378">30</text:span><text:span text:style-name="T1376"> minut </text:span><text:span text:style-name="T1400">(proti lykantropům 3 minuty)</text:span></text:p>
      <text:p text:style-name="P176"><text:span text:style-name="T1376">J</text:span><text:span text:style-name="T1372">ed na otravu </text:span><text:span text:style-name="T1383">zbraní a</text:span><text:span text:style-name="T1372"> šípů. </text:span><text:span text:style-name="T1392">Velmi účinný proti vlkodlakům a jiným lykantropům.</text:span></text:p>
      <text:h text:style-name="P1541" text:outline-level="5">Detekční hůlka</text:h>
      <text:p text:style-name="P100"><text:span text:style-name="T1426">M</text:span><text:span text:style-name="T1420">agenergie</text:span><text:span text:style-name="T1419">:</text:span><text:span text:style-name="T1369"> </text:span><text:span text:style-name="T1373">2</text:span><text:span text:style-name="T1369"> mag</text:span><text:span text:style-name="T1373">y</text:span><text:span text:style-name="T1369"><text:line-break/></text:span><text:span text:style-name="T1422">Trvání:</text:span><text:span text:style-name="T1370"> </text:span><text:span text:style-name="T1367">Několik minut</text:span></text:p>
      <text:p text:style-name="P177"><text:span text:style-name="T1367">U</text:span><text:span text:style-name="T1372">možní najít tajné vchody nebo schránky. Nedává ale znalost, jak je otevřít, ani jestli jsou zapas</text:span><text:span text:style-name="T1374">tě</text:span><text:span text:style-name="T1372">né.</text:span></text:p>
      <text:h text:style-name="P1542" text:outline-level="5">Pavoučí lektvar</text:h>
      <text:p text:style-name="P100"><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323"><text:span text:style-name="T1367">P</text:span><text:span text:style-name="T1372">o dobu trvání se postava udrží na jakémkoliv pevném povrchu, </text:span><text:span text:style-name="T1384">klidně i hlavou dolů</text:span><text:span text:style-name="T1372">.</text:span></text:p>
      <text:h text:style-name="P1543" text:outline-level="5">Ohnivá hlína</text:h>
      <text:p text:style-name="P104"><text:span text:style-name="T1426">M</text:span><text:span text:style-name="T1420">agenergie</text:span><text:span text:style-name="T1419">:</text:span><text:span text:style-name="T1369"> 1 mag</text:span><text:span text:style-name="T1367"><text:line-break/></text:span><text:span text:style-name="T1432">Zranění:</text:span><text:span text:style-name="T1404"> 4kz </text:span><text:span text:style-name="T1432">ohněm</text:span><text:span text:style-name="T1404"> po dobu 3 kol nebo do uhašení</text:span></text:p>
      <text:p text:style-name="P324"><text:span text:style-name="T1402">T</text:span><text:span text:style-name="T1366">ODO</text:span></text:p>
      <text:h text:style-name="P1544" text:outline-level="5"><text:soft-page-break/>Dýmovnice</text:h>
      <text:p text:style-name="P100"><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204"><text:span text:style-name="T1367">D</text:span><text:span text:style-name="T1366">ýmovnice je velká asi jako vlašský ořech. Po nárazu z ní budou několik minut vycházet oblaka řídkého dýmu – je v něm vidět zhruba na střední vzdálenost, </text:span><text:span text:style-name="T1430">infravidění</text:span><text:span text:style-name="T1402"> ani </text:span><text:span text:style-name="T1430">ultrasluch</text:span><text:span text:style-name="T1402"> ale nijak neomezuje</text:span><text:span text:style-name="T1366">. Malou místnost zaplní za jedno kolo, velký sál nebo jeskyni </text:span><text:span text:style-name="T1387">za několik minut</text:span><text:span text:style-name="T1366">. </text:span><text:span text:style-name="T1388">Pokud </text:span><text:span text:style-name="T1389">jej vítr</text:span><text:span text:style-name="T1388"> nerozfouká dříve, rozplyne se za několik hodin.</text:span><text:span text:style-name="T1366"><text:line-break/><text:tab/>Když dýmovnici před použití</text:span><text:span text:style-name="T1390">m</text:span><text:span text:style-name="T1366"> promneš v rukou nebo jinak zahřeješ (1 kolo), dým </text:span><text:span text:style-name="T1391">bude</text:span><text:span text:style-name="T1366"> tak hustý, že v něm bude vidět jen na kontaktní vzdálenost </text:span><text:span text:style-name="T1401">a bude bránit i v </text:span><text:span text:style-name="T1431">infravidění</text:span><text:span text:style-name="T1366"> </text:span><text:span text:style-name="T1402">(</text:span><text:span text:style-name="T1430">ultrasluch</text:span><text:span text:style-name="T1402"> stále funguje bez omezení).</text:span></text:p>
      <text:h text:style-name="P1545" text:outline-level="5">Kýchací prášek</text:h>
      <text:p text:style-name="P101"><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line-break/></text:span><text:span text:style-name="T1427">Účinek:</text:span><text:span text:style-name="T1393"> Nevýhoda a vyřazený čich několik minut po nadýchání</text:span></text:p>
      <text:p text:style-name="P205"><text:span text:style-name="T1419">Kýchací prášek</text:span><text:span text:style-name="T136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94">k</text:span><text:span text:style-name="T1366">ýchá je i velmi malé množství.<text:line-break/><text:tab/></text:span><text:span text:style-name="T1398">P</text:span><text:span text:style-name="T1393">oužívá </text:span><text:span text:style-name="T1398">se nejčastěji</text:span><text:span text:style-name="T1393"> k zakrytí pachové stopy. Je ho také možné rozprášit po okolí – kdokoliv pak do tohoto prostoru vstoupí, zaručeně </text:span><text:span text:style-name="T1397">se</text:span><text:span text:style-name="T1393"> prozradí.<text:line-break/><text:tab/></text:span><text:span text:style-name="T1428">Kýchací p</text:span><text:span text:style-name="T1429">rášek</text:span><text:span text:style-name="T1395"> přestane účinkovat po několika hodinách </text:span><text:span text:style-name="T1399">po rozprášení</text:span><text:span text:style-name="T1395">. </text:span><text:span text:style-name="T1396">Z posypané oblasti je jej také možné odstranit vodou.</text:span></text:p>
      <text:h text:style-name="Heading_20_3" text:outline-level="3"><text:soft-page-break/><text:span text:style-name="T1548">Pokročilé alchymistické r</text:span>ecepty</text:h>
      <text:h text:style-name="Heading_20_5" text:outline-level="5">Antigravitační cloumák</text:h>
      <text:p text:style-name="P100"><text:span text:style-name="T1056">M</text:span><text:span text:style-name="T1038">agenergie</text:span><text:span text:style-name="T1034">:</text:span> 1 mag<text:line-break/><text:span text:style-name="T1038">Trvání:</text:span><text:span text:style-name="T1365"> několik minut</text:span></text:p>
      <text:p text:style-name="P388"><text:span text:style-name="T2055">P</text:span>o dobu působení <text:span text:style-name="T2055">lektvaru</text:span> <text:span text:style-name="T2055">budeš</text:span> pociťovat slabší gravitaci <text:span text:style-name="T2055">(</text:span>zhruba jako na M<text:span text:style-name="T2055">arsu</text:span>). <text:span text:style-name="T2055">Budeš při tom skákat dvakrát tak vysoko a daleko jako normálně, v boji si ale budeš počítat nevýhodu, protože na na to nejsi zvyklý.</text:span></text:p>
      <text:p text:style-name="P389">/<text:span text:style-name="T2065">*</text:span></text:p>
      <text:p text:style-name="P390">K výšce skoků a proč to přirovnávám ke gravitaci na Marsu a ne třeba na Měsíci: dohledal jsem to a na Marsu se skutečně skáče zhruba do dvojnásobné výšky. Na Měsíci by to bylo zhruba 6x výš, to <text:span text:style-name="T2066">by bylo </text:span>asi moc <text:span text:style-name="T2066">silný</text:span>.</text:p>
      <text:p text:style-name="P390">*/</text:p>
      <text:h text:style-name="P1546" text:outline-level="5">Bomba</text:h>
      <text:p text:style-name="P105"><text:span text:style-name="T1426">M</text:span><text:span text:style-name="T1420">agenergie</text:span><text:span text:style-name="T1419">:</text:span><text:span text:style-name="T1369"> </text:span><text:span text:style-name="T1406">3</text:span><text:span text:style-name="T1369"> mag</text:span><text:span text:style-name="T1406">y</text:span><text:span text:style-name="T1405"><text:line-break/></text:span><text:span text:style-name="T1434">Základ:</text:span><text:span text:style-name="T1408"> </text:span><text:span text:style-name="T1416">Dutá železná koule</text:span><text:span text:style-name="T1408"> (</text:span><text:span text:style-name="T1412">váží </text:span><text:span text:style-name="T1408">zhruba </text:span><text:span text:style-name="T1412">2</text:span><text:span text:style-name="T1408"> kg)</text:span></text:p>
      <text:p text:style-name="P383"><text:span text:style-name="T1433">Bomba </text:span><text:span text:style-name="T1436">je kovová koule o velikosti </text:span><text:span text:style-name="T1435">kokosového</text:span><text:span text:style-name="T1436"> ořechu. </text:span><text:span text:style-name="T1437">Železný základ</text:span><text:span text:style-name="T1366"> </text:span><text:span text:style-name="T1415">dokážeš</text:span><text:span text:style-name="T1366"> vyrobit sám, ale potřebuješ na to na několik hodin </text:span><text:span text:style-name="T1414">přístup do</text:span><text:span text:style-name="T1366"> plně vybaven</text:span><text:span text:style-name="T1414">é</text:span><text:span text:style-name="T1366"> kovárn</text:span><text:span text:style-name="T1414">y</text:span><text:span text:style-name="T1366">. Můžeš si ho také nechat vyrobit od kováře.<text:line-break/><text:tab/></text:span><text:span text:style-name="T1417">P</text:span><text:span text:style-name="T1416">lášť</text:span><text:span text:style-name="T1409"> je možné vyrobit dvěma možnými způsoby a tomu pak odpovídají dvě varianty bomby: tlaková nebo střepinová. </text:span><text:span text:style-name="T1407">Síla bomby je v obou případech rovna tvé Finese + 2, </text:span><text:span text:style-name="T1410">liší se velikost zasažené oblasti a zranění.<text:line-break/><text:tab/></text:span><text:span text:style-name="T1409">Tlaková bomba zraňuje tlakovou vlnou – má menší dosah, ale </text:span><text:soft-page-break/><text:span text:style-name="T1409">větší zranění </text:span><text:span text:style-name="T1413">a dá se také použít na vyrážení dveří, prorážení slabých stěn a podobně</text:span><text:span text:style-name="T1409">. Střepinová bomba zraňuje drobnými střepinami, na které se při výbuchu rozpadne kovový plášť. Střepiny létají na delší vzdálenost, ale mají menší zranění než přímá tlaková vlna.</text:span></text:p>
      <text:p text:style-name="P114">Tlaková bomba:</text:p>
      <text:list xml:id="list1472280170" text:style-name="L35">
        <text:list-item>
          <text:p text:style-name="P1177"><text:span text:style-name="T1407">S</text:span><text:span text:style-name="T1366">íla bomby </text:span><text:span text:style-name="T1418">= t</text:span><text:span text:style-name="T1366">voje Finesa + 2</text:span></text:p>
        </text:list-item>
        <text:list-item>
          <text:p text:style-name="P1176"><text:span text:style-name="T1411">Z</text:span><text:span text:style-name="T1407">působuje drtivé zranění 4kz</text:span></text:p>
        </text:list-item>
        <text:list-item>
          <text:p text:style-name="P1176"><text:span text:style-name="T1411">Z</text:span><text:span text:style-name="T1407">asáhne všechno v </text:span><text:span text:style-name="T1433">kontaktní</text:span><text:span text:style-name="T1407"> vzdálenosti od místa výbuchu kromě cílů skrytých za masivní překážkou (kamenná stěna, kmen stromu a podobně)</text:span></text:p>
        </text:list-item>
      </text:list>
      <text:p text:style-name="P114">Střepinová bomba:</text:p>
      <text:list xml:id="list3025886418" text:style-name="L36">
        <text:list-item>
          <text:p text:style-name="P1178"><text:span text:style-name="T1407">S</text:span><text:span text:style-name="T1366">íla bomby </text:span><text:span text:style-name="T1418">=</text:span><text:span text:style-name="T1366"> </text:span><text:span text:style-name="T1418">t</text:span><text:span text:style-name="T1366">voje Finesa + 2</text:span></text:p>
        </text:list-item>
        <text:list-item>
          <text:p text:style-name="P1179"><text:span text:style-name="T1411">Z</text:span><text:span text:style-name="T1366">působuje sečné zranění +0</text:span></text:p>
        </text:list-item>
        <text:list-item>
          <text:p text:style-name="P1180"><text:span text:style-name="T1411">Z</text:span><text:span text:style-name="T1366">asáhne všechno v krátké vzdálenosti od místa výbuchu kromě cílů skrytých za pevnou překážkou (střepiny zastaví i tenká dřevěná stěna)</text:span></text:p>
        </text:list-item>
      </text:list>
      <text:p text:style-name="P382"><text:span text:style-name="T1324">Bomba se odpaluje doutnákem. Ten můžeš snadno vyrobit ze svých surovin a kusu provazu, nepotřebuješ na to magenergii. </text:span><text:span text:style-name="T132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text:soft-page-break/>Příklad:</text:p>
      <text:p text:style-name="P84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6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53">&lt;TODO: Opravit podle </text:span><text:span text:style-name="T922">statů zlobra v bestiáři, až budou</text:span><text:span text:style-name="T1453">&gt;</text:span><text:span text:style-name="T2062">.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79">Pán jeskyně:</text:span> „<text:span text:style-name="T2063">Zlobr blízké setkání s explodující bombou kupodivu přežil, ale není z toho o nic moudřejší. Výrazně se potácí, zřejmě se mu z toho pořádně motá hlava – bude teď mít několik minut nevýhodu, než to přejde.</text:span>“</text:p>
      <text:p text:style-name="P384"><text:soft-page-break/>Hotová bomba váží i s obalem zhruba 10 kg. <text:span text:style-name="T205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12">/<text:span text:style-name="T2056">*</text:span></text:p>
      <text:p text:style-name="P113">Výpočet hmotnosti:</text:p>
      <text:p text:style-name="P113">Průměr 25 cm. Z toho vychází objem 0,008 m3, což je 8 litrů. Střelný prach má hustotu zhruba jako voda, takže prachová náplň váží 8 kg. <text:span text:style-name="T2057">K tomu 2kg obal (železo má hustotu zhruba 9x vyšší), dohromady 10 kg.</text:span></text:p>
      <text:p text:style-name="P113">*/</text:p>
      <text:p text:style-name="P113">/<text:span text:style-name="T2064">* TODO: Vážně si může zasažený vybrat mezi obranou Silou nebo Finesou? I u střepinové bomby? Pokud jo, měl bych to asi explicitně napsat i mimo příklad. */</text:span></text:p>
      <text:h text:style-name="Heading_20_5" text:outline-level="5">Čarovná rtuť</text:h>
      <text:p text:style-name="P100"><text:span text:style-name="T450">M</text:span><text:span text:style-name="T402">agenergie</text:span><text:span text:style-name="T400">:</text:span><text:span text:style-name="T634"> 1 mag<text:line-break/></text:span><text:span text:style-name="T403">Trvání:</text:span><text:span text:style-name="T656"> Do prvního úspěšného použití</text:span></text:p>
      <text:p text:style-name="P106"><text:span text:style-name="T634">Jestliže se někde v </text:span><text:span text:style-name="T654">krátké</text:span><text:span text:style-name="T634"> vzdálenosti, vyskytuje zlato, </text:span>stříbro či drahé kamení, kulička<text:span text:style-name="T399"> </text:span><text:span text:style-name="T634">se </text:span><text:span text:style-name="T653">k němu</text:span><text:span text:style-name="T634"> začne kutálet. </text:span><text:span text:style-name="T655">Po úspěšném použití své schopnosti ztrácí.</text:span></text:p>
      <text:h text:style-name="P1531" text:outline-level="5">Lektvar chladných vod</text:h>
      <text:p text:style-name="P100"><text:span text:style-name="T450">M</text:span><text:span text:style-name="T402">agenergie</text:span><text:span text:style-name="T400">:</text:span><text:span text:style-name="T655"> 1 mag<text:line-break/></text:span><text:span text:style-name="T403">Trvání:</text:span><text:span text:style-name="T656"> </text:span><text:span text:style-name="T657">Několik minut</text:span></text:p>
      <text:p text:style-name="P111"><text:soft-page-break/>Postavě, která tento lektvar vypila, se po dobu jeho působení jakékoliv utrpěné zranění ohněm snižuje o 3.</text:p>
      <text:h text:style-name="P1555" text:outline-level="5"><text:span text:style-name="T655">Lektvar mlhovin</text:span><text:span text:style-name="T658">y</text:span></text:h>
      <text:p text:style-name="P100"><text:span text:style-name="T450">M</text:span><text:span text:style-name="T402">agenergie</text:span><text:span text:style-name="T400">:</text:span><text:span text:style-name="T655"> 1 mag<text:line-break/></text:span><text:span text:style-name="T403">Trvání:</text:span><text:span text:style-name="T656"> </text:span><text:span text:style-name="T657">Několik minut</text:span></text:p>
      <text:p text:style-name="P94"><text:span text:style-name="T1368">Mlžná forma po dobu působení (bez výbavy a oblečení)</text:span><text:span text:style-name="T1367">.</text:span></text:p>
      <text:h text:style-name="P1547" text:outline-level="5">Lektvar zmenšování</text:h>
      <text:p text:style-name="P100"><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203"><text:span text:style-name="T1367">P</text:span><text:span text:style-name="T1371">o dobu trvání se postava zmenší na polovinu spolu se vším, co nese. Na polovinu se jí tím sníží </text:span><text:span text:style-name="T1386">Síla a</text:span><text:span text:style-name="T1371"> Velikost (a tedy počet životů – aktuální i maximální). </text:span><text:span text:style-name="T1385">Finesa a Duše</text:span><text:span text:style-name="T1371"> se nezmění.</text:span></text:p>
      <text:h text:style-name="P1548" text:outline-level="5">Lektvar rychlosti</text:h>
      <text:p text:style-name="P100"><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107"><text:span text:style-name="T1367">Z</text:span><text:span text:style-name="T1366">dvojnásobí rychlost běhu (postava bude běhat zhruba stejně rychle jako kůň).</text:span></text:p>
      <text:h text:style-name="P1549" text:outline-level="5">Černá zhouba</text:h>
      <text:p text:style-name="P95"><text:span text:style-name="T1420">Magenergie:</text:span><text:span text:style-name="T1421"> </text:span><text:span text:style-name="T1377">1</text:span><text:span text:style-name="T1369"> mag<text:line-break/></text:span><text:span text:style-name="T1424">S</text:span><text:span text:style-name="T1425">íla jedu:</text:span><text:span text:style-name="T1375"> 7<text:line-break/></text:span><text:span text:style-name="T1423">Latence:</text:span><text:span text:style-name="T1376"> 1 minuta</text:span></text:p>
      <text:p text:style-name="P109"><text:span text:style-name="T1375">P</text:span><text:span text:style-name="T1366">aralytický jed.</text:span></text:p>
      <text:h text:style-name="P1550" text:outline-level="5">Jablečná vůně</text:h>
      <text:p text:style-name="P96"><text:span text:style-name="T1420">Magenergie:</text:span><text:span text:style-name="T1421"> </text:span><text:span text:style-name="T1377">1</text:span><text:span text:style-name="T1369"> mag<text:line-break/></text:span><text:span text:style-name="T1424">S</text:span><text:span text:style-name="T1425">íla jedu:</text:span><text:span text:style-name="T1375"> </text:span><text:span text:style-name="T1377">6</text:span><text:span text:style-name="T1375"><text:line-break/></text:span><text:span text:style-name="T1423">Latence:</text:span><text:span text:style-name="T1376"> </text:span><text:span text:style-name="T1377">5 kol</text:span></text:p>
      <text:p text:style-name="P110"><text:soft-page-break/><text:span text:style-name="T1377">P</text:span><text:span text:style-name="T1366">lynný jed. </text:span><text:span text:style-name="T1380">Oblak zaplní několik metrů chodby nebo malou místnost.</text:span></text:p>
      <text:h text:style-name="P1551" text:outline-level="5">Melenova pomsta</text:h>
      <text:p text:style-name="P97"><text:span text:style-name="T1420">Magenergie:</text:span><text:span text:style-name="T1421"> </text:span><text:span text:style-name="T1377">1</text:span><text:span text:style-name="T1369"> mag<text:line-break/></text:span><text:span text:style-name="T1424">S</text:span><text:span text:style-name="T1425">íla jedu:</text:span><text:span text:style-name="T1375"> </text:span><text:span text:style-name="T1379">7</text:span><text:span text:style-name="T1375"><text:line-break/></text:span><text:span text:style-name="T1423">Latence:</text:span><text:span text:style-name="T1376"> </text:span><text:span text:style-name="T1379">1</text:span><text:span text:style-name="T1376"> </text:span><text:span text:style-name="T1379">hodina</text:span></text:p>
      <text:p text:style-name="P320"><text:span text:style-name="T1379">J</text:span><text:span text:style-name="T1366">ed do nápojů.</text:span></text:p>
      <text:h text:style-name="Heading_20_3" text:outline-level="3">Mistrovské alchymistické předměty</text:h>
      <text:h text:style-name="P1552" text:outline-level="5">Éterický olej</text:h>
      <text:p text:style-name="P102"><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321"><text:span text:style-name="T1367">T</text:span><text:span text:style-name="T1366">ODO</text:span></text:p>
      <text:h text:style-name="P1553" text:outline-level="5">Metamorfóza</text:h>
      <text:p text:style-name="P103"><text:span text:style-name="T1426">M</text:span><text:span text:style-name="T1420">agenergie</text:span><text:span text:style-name="T1419">:</text:span><text:span text:style-name="T1369"> 1 mag<text:line-break/></text:span><text:span text:style-name="T1422">Trvání:</text:span><text:span text:style-name="T1370"> </text:span><text:span text:style-name="T1367">Několik minut</text:span></text:p>
      <text:p text:style-name="P322"><text:span text:style-name="T1367">T</text:span><text:span text:style-name="T1366">ODO</text:span></text:p>
      <text:p text:style-name="P322"><text:span text:style-name="T1366">/</text:span><text:span text:style-name="T1403">*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41"><text:span text:style-name="T652">1. </text:span><text:span text:style-name="T636">úroveň</text:span></text:p>
      <text:list xml:id="list120210539292570" text:continue-list="list120210619677000" text:style-name="L31">
        <text:list-item>
          <text:p text:style-name="P1112"><text:span text:style-name="T696">Umíš </text:span><text:span text:style-name="T770">základy</text:span><text:span text:style-name="T696"> </text:span><text:span text:style-name="T755">následující</text:span><text:span text:style-name="T770">ch</text:span><text:span text:style-name="T696"> dovednost</text:span><text:span text:style-name="T770">í</text:span><text:span text:style-name="T694">:</text:span></text:p>
          <text:list>
            <text:list-item>
              <text:p text:style-name="P1117">Čtení a psaní</text:p>
            </text:list-item>
            <text:list-item>
              <text:p text:style-name="P1122"><text:soft-page-break/><text:span text:style-name="T1163">J</text:span><text:span text:style-name="T1162">eden </text:span>Starý jazyk</text:p>
            </text:list-item>
          </text:list>
        </text:list-item>
        <text:list-item>
          <text:p text:style-name="P1125">Nauč se základy jedné další dovednosti podle svého výběru.</text:p>
          <text:p text:style-name="P1575"><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20211823462632" text:continue-list="list120212335689843" text:style-name="L28">
        <text:list-item>
          <text:p text:style-name="P1106"><text:span text:style-name="T661">U</text:span><text:span text:style-name="T634">míš získávat magenergii </text:span><text:span text:style-name="T510">zaostřením vůle</text:span><text:span text:style-name="T404"> </text:span><text:span text:style-name="T759">(</text:span><text:span text:style-name="T762">po </text:span><text:span text:style-name="T803">několika</text:span><text:span text:style-name="T762"> minutách </text:span><text:span text:style-name="T433">soustředění</text:span><text:span text:style-name="T762"> se ti</text:span><text:span text:style-name="T761"> doplní </text:span><text:span text:style-name="T765">na maximum</text:span><text:span text:style-name="T759">)</text:span><text:span text:style-name="T634">.</text:span></text:p>
        </text:list-item>
        <text:list-item>
          <text:p text:style-name="P1107"><text:span text:style-name="T661">Umíš sesílat </text:span><text:span text:style-name="T775">dvě ze základních kouzel</text:span><text:span text:style-name="T661"> podle svého výběru</text:span><text:span text:style-name="T636">.</text:span></text:p>
        </text:list-item>
        <text:list-item>
          <text:p text:style-name="P1181"><text:span text:style-name="T636">M</text:span><text:span text:style-name="T634">áš schopnost </text:span><text:span text:style-name="T400">spřádání kouzel</text:span><text:span text:style-name="T634">:</text:span></text:p>
          <text:list>
            <text:list-item>
              <text:p text:style-name="P1139"><text:span text:style-name="T636">Kdykoliv sešleš kouzlo, které jsi v předchozích několika minutách ještě </text:span><text:span text:style-name="T1514">nepoužil</text:span><text:span text:style-name="T636">, bude tě stát o 1 mag méně (nejméně ale 1 mag).</text:span></text:p>
            </text:list-item>
          </text:list>
        </text:list-item>
        <text:list-item>
          <text:p text:style-name="P1100">Můžeš si připoutat jeden magický předmět, který <text:span text:style-name="T1534">získáš</text:span> na výpravách za dobrodružstvím. <text:span text:style-name="T1535">Pokud si takto připoutáš svitek s kouzlem, můžeš toto kouzlo sesílat, jako bys ho uměl.</text:span></text:p>
        </text:list-item>
      </text:list>
      <text:p text:style-name="P141"><text:span text:style-name="T662">2</text:span><text:span text:style-name="T652">. </text:span><text:span text:style-name="T636">úroveň</text:span></text:p>
      <text:list xml:id="list1058333779" text:style-name="L37">
        <text:list-item>
          <text:p text:style-name="P1182"><text:span text:style-name="T636">V</text:span><text:span text:style-name="T634">yber si </text:span><text:span text:style-name="T782">další</text:span><text:span text:style-name="T634"> dvě </text:span><text:span text:style-name="T782">ze základních kouzel</text:span><text:span text:style-name="T634">.</text:span></text:p>
        </text:list-item>
        <text:list-item>
          <text:p text:style-name="P1015">Můžeš si připoutat celkem dva magické předměty.</text:p>
        </text:list-item>
        <text:list-item>
          <text:p text:style-name="P1015">Nauč se základy jedné dovednosti.</text:p>
        </text:list-item>
      </text:list>
      <text:p text:style-name="P141"><text:span text:style-name="T662">3</text:span><text:span text:style-name="T652">. </text:span><text:span text:style-name="T636">úroveň</text:span></text:p>
      <text:list xml:id="list120212411810623" text:continue-list="list120211705429352" text:style-name="L26">
        <text:list-item>
          <text:p text:style-name="P1002">Zvyš si jednu vlastnost (rozdíl mezi tvou nejvyšší a nejnižší může být nejvýše 3).</text:p>
        </text:list-item>
      </text:list>
      <text:list xml:id="list120211001768053" text:continue-list="list120211823462632" text:style-name="L28">
        <text:list-item>
          <text:p text:style-name="P1183"><text:span text:style-name="T636">V</text:span><text:span text:style-name="T634">yber si dvě </text:span><text:span text:style-name="T783">ze základních nebo pokročilých kouzel</text:span><text:span text:style-name="T634">.</text:span></text:p>
        </text:list-item>
        <text:list-item>
          <text:p text:style-name="P1138"><text:soft-page-break/>Nauč se základy jedné dovednosti nebo si zvyš jednu dovednost na pokročilou.</text:p>
        </text:list-item>
      </text:list>
      <text:p text:style-name="P141"><text:span text:style-name="T662">4</text:span><text:span text:style-name="T652">. </text:span><text:span text:style-name="T636">úroveň</text:span></text:p>
      <text:list xml:id="list120211685448844" text:continue-list="list1058333779" text:style-name="L37">
        <text:list-item>
          <text:p text:style-name="P1016"><text:span text:style-name="T1525">V</text:span>yber si dvě <text:span text:style-name="T1547">ze základních nebo pokročilých kouzel</text:span>.</text:p>
        </text:list-item>
        <text:list-item>
          <text:p text:style-name="P1003">Můžeš si připoutat celkem tři magické předměty.</text:p>
        </text:list-item>
        <text:list-item>
          <text:p text:style-name="P1003">Zvyš si jednu dovednost na pokročilou.</text:p>
        </text:list-item>
      </text:list>
      <text:p text:style-name="P141"><text:span text:style-name="T662">5</text:span><text:span text:style-name="T652">. </text:span><text:span text:style-name="T636">úroveň</text:span></text:p>
      <text:list xml:id="list120210641656074" text:continue-list="list120212411810623" text:style-name="L26">
        <text:list-item>
          <text:p text:style-name="P1002">Zvyš si jednu vlastnost (rozdíl mezi tvou nejvyšší a nejnižší může být nejvýše 3).</text:p>
        </text:list-item>
      </text:list>
      <text:list xml:id="list120211891129669" text:continue-list="list120211001768053" text:style-name="L28">
        <text:list-item>
          <text:p text:style-name="P1017"><text:span text:style-name="T1525">V</text:span>yber si dvě <text:span text:style-name="T1547">ze základních nebo pokročilých kouzel</text:span>.</text:p>
        </text:list-item>
        <text:list-item>
          <text:p text:style-name="P1133">Nauč se základy jedné dovednosti nebo si zvyš jednu dovednost na pokročilou.</text:p>
        </text:list-item>
      </text:list>
      <text:p text:style-name="P166"><text:span text:style-name="T506">6</text:span><text:span text:style-name="T505">. </text:span><text:span text:style-name="T492">úroveň</text:span></text:p>
      <text:list xml:id="list120210612552529" text:continue-list="list120211222414688" text:style-name="L30">
        <text:list-item>
          <text:p text:style-name="P1136"><text:span text:style-name="T1525">V</text:span>yber si dvě <text:span text:style-name="T1547">ze základních nebo pokročilých kouzel</text:span>.</text:p>
        </text:list-item>
        <text:list-item>
          <text:p text:style-name="P1135">Zvyš si jednu dovednost na pokročilou.</text:p>
        </text:list-item>
        <text:list-item>
          <text:p text:style-name="P1132">Můžeš si připoutat celkem čtyři magické předměty.</text:p>
        </text:list-item>
      </text:list>
      <text:h text:style-name="P1511" text:outline-level="4"><text:span text:style-name="T666">S</text:span><text:span text:style-name="T634">vitky s kouzly</text:span></text:h>
      <text:p text:style-name="P155"><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951147058" text:style-name="L38">
        <text:list-item>
          <text:p text:style-name="P1140">Připoutaný svitek při sesílání kouzla nemusíš držet v ruce, ale musíš ho mít u sebe (třeba v torně).</text:p>
        </text:list-item>
        <text:list-item>
          <text:p text:style-name="P1184"><text:soft-page-break/><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141">Když potřebnou magenergii nemáš nebo nechceš zaplatit, kouzlo stále můžeš seslat, ale svitek se při tom nenávratně zničí.</text:p>
        </text:list-item>
        <text:list-item>
          <text:p text:style-name="P1140">Při přestupu na další úroveň se místo kouzla z pravidel můžeš naučit kouzlo ze svitku. Od té chvíle ho budeš moci sesílat, i když svitek nebudeš mít připoutaný.</text:p>
        </text:list-item>
        <text:list-item>
          <text:p text:style-name="P1185"><text:span text:style-name="T7">Kouzelnická kouzla může ze svitk</text:span><text:span text:style-name="T13">ů</text:span><text:span text:style-name="T7"> sesílat jen kouzelník.</text:span></text:p>
        </text:list-item>
      </text:list>
      <text:h text:style-name="P1512" text:outline-level="4">Sesílání kouzel</text:h>
      <text:p text:style-name="P11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49026959" text:style-name="L39">
        <text:list-item>
          <text:p text:style-name="P118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49">Základní k</text:span>ouzelnická kouzla</text:h>
      <text:h text:style-name="P1556" text:outline-level="5"><text:span text:style-name="T1507">Dým </text:span>*Fumideó*</text:h>
      <text:p text:style-name="P62"><text:span text:style-name="T406">Magenergie</text:span><text:span text:style-name="T407">:</text:span> <text:span text:style-name="T1489">2</text:span> mag<text:span text:style-name="T1489">y</text:span><text:line-break/><text:span text:style-name="T1034">Dosah:</text:span> místo ve střední vzdálenosti<text:span text:style-name="T1516"><text:line-break/></text:span><text:span text:style-name="T1047">Trvání:</text:span><text:span text:style-name="T1488"> několik minut</text:span></text:p>
      <text:p text:style-name="P149">Kouzlo vytvoří všude v krátké vzdálenosti <text:span text:style-name="T1515">od cílového místa</text:span> hustý, neprůhledný dým. Kouř je těžší než vzduch, <text:span text:style-name="T1513">ale vítr jej snadno rozfouká</text:span>.</text:p>
      <text:h text:style-name="P1557" text:outline-level="5"><text:soft-page-break/>Hyperprostor<text:span text:style-name="T634"> *Hye archom*</text:span></text:h>
      <text:p text:style-name="P81"><text:span text:style-name="T406">Magenergie</text:span><text:span text:style-name="T407">:</text:span> <text:span text:style-name="T1518">1</text:span> mag<text:span text:style-name="T1490"><text:line-break/></text:span><text:span text:style-name="T1048">Rozsah:</text:span><text:span text:style-name="T1517"> pouze ty a vše, co neseš</text:span></text:p>
      <text:p text:style-name="P366"><text:span text:style-name="T794">Pomocí tohoto kouzla </text:span><text:span text:style-name="T817">se</text:span><text:span text:style-name="T794"> můžeš přemístit na jiné místo v </text:span><text:span text:style-name="T453">krátké vzdálenosti</text:span><text:span text:style-name="T817">.</text:span><text:span text:style-name="T794"><text:line-break/><text:tab/></text:span><text:span text:style-name="T746">Pokud jsi na cílovém místě</text:span><text:span text:style-name="T794"> osobně byl od chvíle, kdy se</text:span><text:span text:style-name="T674">s</text:span><text:span text:style-name="T794"> naposledy probudil, </text:span><text:span text:style-name="T746">tak ho při sesílání nemusíš vidět</text:span><text:span text:style-name="T794">. </text:span><text:span text:style-name="T746">Když</text:span><text:span text:style-name="T794"> je </text:span><text:span text:style-name="T746">ale</text:span><text:span text:style-name="T794"> obsazeno, ať už předmětem nebo jiným tvorem, kouzlo nemá žádný efekt, ale magenergie je stejně spotřebována.<text:line-break/><text:tab/>Když </text:span><text:span text:style-name="T817">se</text:span><text:span text:style-name="T794"> chceš teleportovat někam, kde jsi v uvedené době osobně nebyl, musíš dobře vidět plochu, kam </text:span><text:span text:style-name="T817">se</text:span><text:span text:style-name="T794"> přemístíš. Nemůžeš </text:span><text:span text:style-name="T817">se </text:span><text:span text:style-name="T794">tedy například teleportovat na vrchol skály, když stojíš pod ní, protože tam nevidíš.<text:line-break/><text:tab/>Spolu s </text:span><text:span text:style-name="T817">tebou </text:span><text:span text:style-name="T794">se přemístí vše, co </text:span><text:span text:style-name="T818">neseš, včetně případných živých tvorů</text:span><text:span text:style-name="T794">. To například znamená, že j</text:span><text:span text:style-name="T817">si</text:span><text:span text:style-name="T794">-li svázán, přenese</text:span><text:span text:style-name="T817">š</text:span><text:span text:style-name="T794"> se i s pouty, </text:span><text:span text:style-name="T819">ale</text:span><text:span text:style-name="T794"> </text:span><text:span text:style-name="T819">když jsi</text:span><text:span text:style-name="T794"> někde přivázán nebo připoután, ne</text:span><text:span text:style-name="T817">můžeš se</text:span><text:span text:style-name="T794"> pře</text:span><text:span text:style-name="T817">místit</text:span><text:span text:style-name="T794">.<text:line-break/><text:tab/></text:span><text:span text:style-name="T820">Když se teleportuješ někomu do zad, budeš mít proti němu v příštím kole výhodu.</text:span></text:p>
      <text:p text:style-name="P366"><text:span text:style-name="T820">/</text:span><text:span text:style-name="T821">*</text:span></text:p>
      <text:p text:style-name="P367"><text:span text:style-name="T82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2">teleportování „se souhlasem cíle“ určitě nechci, to je těžce disociovaná mechanika.</text:span></text:p>
      <text:p text:style-name="P367"><text:soft-page-break/><text:span text:style-name="T822">- </text:span><text:span text:style-name="T823">možná by šlo, že musíš cíl pevně chytit (mechanicky ho dostat do nevýhody) a on se nesmí ničeho pevně držet, být k tomu přivázaný a podobně. </text:span><text:span text:style-name="T824">Tím by ale asi šlo někoho drapsnout, teleportovat se na kraj propasti a zase ho pustit, což není ok.</text:span><text:span text:style-name="T822"><text:line-break/>- </text:span><text:span text:style-name="T823">omezení na „náklad, který dokážeš unést“, taky není úplně ideální, kouzelník by neměl muset bejt korba.</text:span></text:p>
      <text:p text:style-name="P369"><text:span text:style-name="T823">- „</text:span><text:span text:style-name="T825">souhlas“ by šlo vyjádřit nějakým hmotným tokenem – dotyčný si ode mne vezme destičku s mojí runou, nebo tak něco.</text:span></text:p>
      <text:p text:style-name="P368"><text:span text:style-name="T825">(</text:span><text:span text:style-name="T634">To by šlo i u portálu – nemusel by bejt „proskakovací“, mohlo by stačit dotknout se teleportovací runy, která se objeví v prostoru.<text:line-break/>- což mi připomíná, že původní myšlenka byla, mít </text:span><text:span text:style-name="T400">hyperprostor</text:span><text:span text:style-name="T634"> self-only a na teleportaci někoho jiného používat </text:span><text:span text:style-name="T400">portál</text:span><text:span text:style-name="T634">.)</text:span></text:p>
      <text:p text:style-name="P37"/>
      <text:p text:style-name="P369"><text:span text:style-name="T634">IDEA </text:span><text:span text:style-name="T829">(inspirovaná Markyho systémem časoprostorové magie)</text:span><text:span text:style-name="T63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27">(tohle se mi fakt líbí – o tom, kam se portne, rozhoduje on. To eliminuje spoustu potenciálních exploitů)</text:span><text:span text:style-name="T634">.<text:line-break/>- automaticky to omezí dosah (za kolo se dá uběhnout jen krátká vzdálenost).<text:line-break/>- asi by to mělo jít kombit s rychlostí – portneš se na dvojnásobnou vzdálenost.<text:line-break/>- </text:span><text:span text:style-name="T833">Obecně se mi líbí interakce s dalšími schopnostmi. Dává třeba smysl vypít pavoučí lektvar a pak hodit teleport.</text:span><text:span text:style-name="T634"><text:line-break/>- spoustaný nebo plazící se kouzelník se moc daleko neportne.<text:line-break/>- když někoho poneseš, tak pak budeš náležitě vyflusanej (tohle je </text:span><text:soft-page-break/><text:span text:style-name="T634">otázka, může to tak bejt a nemusí).<text:line-break/>- </text:span><text:span text:style-name="T828">nemusel bych řešit viditelnost a „teleport na místo, kde jsi nedávno byl“.</text:span><text:span text:style-name="T634"><text:line-break/>Problém: Proč bys za to kolo nemohl někoho rovnou bodnout?<text:line-break/>- </text:span><text:span text:style-name="T826">kouzlo ovlivní pouze tebe. Můžeš sice v průběhu přesunu do někoho „bodnout“, ale nestane </text:span><text:span text:style-name="T832">se to, protože jeho tvoje kouzlo neovlivní</text:span><text:span text:style-name="T826">.<text:line-break/>Problém: Co když „po cestě“ něco upustíš, třeba bombu?<text:line-break/>- to by asi fakt jít nemělo. Věci můžeš pustit buď před nebo až po přesunu, ne v průběhu.</text:span><text:span text:style-name="T63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13"><text:span text:style-name="T830">Problém:</text:span><text:span text:style-name="T83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4"><text:span text:style-name="T831">Když se snažíš někomu utéct nebo ho naopak dohonit, tak sesláním hyperprostoru získáš kolo navíc </text:span><text:span text:style-name="T1450">(</text:span><text:span text:style-name="T852">lépe: </text:span><text:span text:style-name="T1450">zkr</text:span><text:span text:style-name="T852">átíš nebo prodloužíš náskok o jedno kolo</text:span><text:span text:style-name="T1450">)</text:span><text:span text:style-name="T831"> – když tedy běžíš obvyklou rychlostí, tak tím zkrátíš nebo prodloužíš náskok o krátkou vzdálenost.</text:span></text:p>
      <text:p text:style-name="P38">*/</text:p>
      <text:h text:style-name="P1558" text:outline-level="5"><text:soft-page-break/>Magický štít *Magomágen*</text:h>
      <text:p text:style-name="P83"><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75">krátký</text:span></text:p>
      <text:p text:style-name="P24"><text:span text:style-name="T1490">K</text:span>olem tvého cíle se na okamžik vytvoří neviditelný magický štít. <text:span text:style-name="T1550">Proti</text:span> vše<text:span text:style-name="T1550">m</text:span> útok<text:span text:style-name="T1550">ům</text:span> veden<text:span text:style-name="T1551">ým</text:span> proti němu v tomto kole si házíš na obranu Duší s bonusem +2 za plnou obranu. <text:span text:style-name="T1552">Když se brání také, počítá se lepší z výsledků.</text:span></text:p>
      <text:h text:style-name="P1559" text:outline-level="5">Modrý blesk *Artak bárak*</text:h>
      <text:p text:style-name="P84"><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730">střední</text:span><text:span text:style-name="T675"><text:line-break/></text:span><text:span text:style-name="T411">Rozsah:</text:span><text:span text:style-name="T699"> 1 cíl<text:line-break/></text:span><text:span text:style-name="T412">Hod:</text:span><text:span text:style-name="T700"> Duše + k6 proti Síle</text:span><text:span text:style-name="T699"><text:line-break/></text:span><text:span text:style-name="T412">Zranění:</text:span><text:span text:style-name="T700"> </text:span><text:span text:style-name="T731">4</text:span><text:span text:style-name="T700">kz bleskem</text:span></text:p>
      <text:p text:style-name="P22">Ode zranění se odečítá zbroj a štít.</text:p>
      <text:h text:style-name="P1560" text:outline-level="5">Protoplazma *Prorep tohabet*</text:h>
      <text:p text:style-name="P86"><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675">k</text:span><text:span text:style-name="T702">o</text:span><text:span text:style-name="T735">n</text:span><text:span text:style-name="T702">taktní</text:span><text:span text:style-name="T675"><text:line-break/></text:span><text:span text:style-name="T411">Rozsah:</text:span><text:span text:style-name="T699"> 1 cíl<text:line-break/></text:span><text:span text:style-name="T426">Trvání:</text:span><text:span text:style-name="T734"> několik minut<text:line-break/></text:span><text:span text:style-name="T786">Hod: Duše + k6 proti Finese</text:span><text:span text:style-name="T674"><text:line-break/></text:span><text:span text:style-name="T425">Možnosti v případě </text:span><text:span text:style-name="T427">zásahu</text:span><text:span text:style-name="T425">:</text:span><text:span text:style-name="T733"> nevýhoda, zpomalení</text:span></text:p>
      <text:p text:style-name="P27">Po chvíli soustředění z <text:span text:style-name="T1510">tvých</text:span> rozpažených rukou vytrysknou proudy lepkavého protoplazmatického slizu.</text:p>
      <text:h text:style-name="P1561" text:outline-level="5"><text:soft-page-break/>Sugesce *Inirinsico*</text:h>
      <text:p text:style-name="P85"><text:span text:style-name="T406">Magenergie</text:span><text:span text:style-name="T407">:</text:span><text:span text:style-name="T634"> </text:span><text:span text:style-name="T735">2</text:span><text:span text:style-name="T634"> mag</text:span><text:span text:style-name="T674">y<text:line-break/></text:span><text:span text:style-name="T408">Dosah:</text:span><text:span text:style-name="T674"> </text:span><text:span text:style-name="T736">k</text:span><text:span text:style-name="T747">ontaktní</text:span><text:span text:style-name="T675"><text:line-break/></text:span><text:span text:style-name="T411">Rozsah:</text:span><text:span text:style-name="T699"> 1 </text:span><text:span text:style-name="T737">inteligentní tvor</text:span><text:span text:style-name="T699"><text:line-break/></text:span><text:span text:style-name="T426">Trvání:</text:span><text:span text:style-name="T734"> několik minut<text:line-break/></text:span><text:span text:style-name="T430">Hod:</text:span><text:span text:style-name="T74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19">si</text:span> pravý stav věcí a vzpomene si, že tě slyšel vyslovit kouzelné slovo. Co z toho vyvodí a jak zareaguje, je na úvaze Pána jeskyně.</text:p>
      <text:h text:style-name="P1561" text:outline-level="5">Světlo <text:span text:style-name="T634">*Luxmen*</text:span></text:h>
      <text:p text:style-name="P85"><text:span text:style-name="T406">Magenergie</text:span><text:span text:style-name="T407">:</text:span><text:span text:style-name="T634"> </text:span><text:span text:style-name="T673">2</text:span><text:span text:style-name="T634"> mag</text:span><text:span text:style-name="T674">y<text:line-break/></text:span><text:span text:style-name="T419">Dosah:</text:span><text:span text:style-name="T714"> Dotyk<text:line-break/></text:span><text:span text:style-name="T431">Trvání:</text:span><text:span text:style-name="T742"> několik minut</text:span><text:span text:style-name="T714"><text:line-break/></text:span><text:span text:style-name="T420">Oslepení:</text:span><text:span text:style-name="T715"> Duše + k6 proti Finese</text:span></text:p>
      <text:p text:style-name="P25">Předmět, kterého se dotkneš, bude <text:span text:style-name="T1554">několik minut </text:span>svítit <text:span text:style-name="T1555">asi jako lucerna</text:span>. <text:span text:style-name="T1555">Kdykoliv v průběhu trvání můžeš pomocí </text:span><text:span text:style-name="T1049">s</text:span><text:span text:style-name="T1050">oustředění</text:span><text:span text:style-name="T1557"> libovolně měnit barvu světla a jeho intenzitu. Nejvyšší možná je zhruba jako maják. </text:span><text:span text:style-name="T1051">Světlo</text:span><text:span text:style-name="T1555"> pak ozáří i velký sál a je natolik jasné, že oslepí každého, kdo nemá předem zakryté oči a neuspěje v hodu na odolání. Když se přestaneš </text:span><text:span text:style-name="T1052">soustředit</text:span><text:span text:style-name="T1556">, barva a intenzita světla se vrátí na původní a případné oslepení odezní.</text:span></text:p>
      <text:h text:style-name="Heading_20_3" text:outline-level="3"><text:soft-page-break/><text:span text:style-name="T1553">Pokročilá k</text:span>ouzelnická kouzla</text:h>
      <text:h text:style-name="P1557" text:outline-level="5">Hypnóza *Sómnos*</text:h>
      <text:p text:style-name="P63"><text:span text:style-name="T406">Magenergie</text:span><text:span text:style-name="T407">:</text:span> <text:span text:style-name="T1490">3</text:span> mag<text:span text:style-name="T1490">y<text:line-break/></text:span><text:span text:style-name="T1042">Vyvolání:</text:span><text:span text:style-name="T1490"> 1 minuta</text:span><text:line-break/><text:span text:style-name="T1034">Dosah:</text:span> <text:span text:style-name="T1492">kontaktní</text:span></text:p>
      <text:p text:style-name="P150">Po dobu <text:span text:style-name="T1041">soustředění</text:span> bude cíl plnit všechny tvoje příkazy a nebude dělat nic jiného. <text:span text:style-name="T1491">Instrukce musí být jednoduché, jednoznačné věty. Může jít o nebezpečný příkaz, ale ne o sebevražedný. Dotyčný neprozradí nic, co považuje za tajemství.<text:line-break/><text:tab/>Můžeš také cíli</text:span><text:span text:style-name="T63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2">cíl</text:span><text:span text:style-name="T634"> všechno pamatuje, ledaže by dostal posthypnotický příkaz, aby na všechno zapomněl. V případě, že dojde ke konfliktu různých posthypnotických příkazů, platit bude ten, který byl zadaný nejpozději.</text:span></text:p>
      <text:h text:style-name="P1557" text:outline-level="5">Levitace *Planere*</text:h>
      <text:p text:style-name="P41"><text:span text:style-name="T1043">Magenergie</text:span><text:span text:style-name="T1040">:</text:span> <text:span text:style-name="T1493">2</text:span> mag<text:span text:style-name="T1490">y<text:line-break/></text:span><text:span text:style-name="T1042">Dosah:</text:span><text:span text:style-name="T1490"> dotyk<text:line-break/></text:span><text:span text:style-name="T1042">Rozsah:</text:span><text:span text:style-name="T1490"> 1 osoba nebo předmět<text:line-break/></text:span><text:span text:style-name="T1042">Trvání:</text:span><text:span text:style-name="T1490"> po dobu dotyku a soustředění</text:span></text:p>
      <text:p text:style-name="P385"><text:soft-page-break/><text:span text:style-name="T634">T</text:span><text:span text:style-name="T843">ímto</text:span><text:span text:style-name="T634"> kouzl</text:span><text:span text:style-name="T843">e</text:span><text:span text:style-name="T844">m</text:span><text:span text:style-name="T634"> </text:span><text:span text:style-name="T839">můžeš </text:span><text:span text:style-name="T846">libovolně</text:span><text:span text:style-name="T839"> </text:span><text:span text:style-name="T843">zpomalit rychlost pádu</text:span><text:span text:style-name="T839"> osob</text:span><text:span text:style-name="T843">y</text:span><text:span text:style-name="T839"> nebo předmět</text:span><text:span text:style-name="T843">u</text:span><text:span text:style-name="T839">, kter</text:span><text:span text:style-name="T843">ý</text:span><text:span text:style-name="T839"> by dokázal zvednout někdo se stejnou Silou, jakou máš Duši</text:span><text:span text:style-name="T844">.</text:span><text:span text:style-name="T634"> Znamená to, že sice nebude snazší </text:span><text:span text:style-name="T840">cíl</text:span><text:span text:style-name="T634"> zvednout </text:span><text:span text:style-name="T837">nebo někam hodit</text:span><text:span text:style-name="T634">, ale když se ti to podaří </text:span><text:span text:style-name="T846">a zpomalíš rychlost jeho pádu na nulu</text:span><text:span text:style-name="T634">, zůstane „viset ve vzduchu“. </text:span><text:span text:style-name="T845">Dokud </text:span><text:span text:style-name="T847">kouzlo trvá</text:span><text:span text:style-name="T845">, můžeš libovolně měnit, jak pomalu </text:span><text:span text:style-name="T847">cíl</text:span><text:span text:style-name="T845"> padá. J</text:span><text:span text:style-name="T842">akmile se </text:span><text:span text:style-name="T847">přestaneš</text:span><text:span text:style-name="T842"> soustředit nebo dotýkat </text:span><text:span text:style-name="T845">cíle</text:span><text:span text:style-name="T842">, kouzlo </text:span><text:span text:style-name="T848">pomine</text:span><text:span text:style-name="T842"> a cíl</text:span><text:span text:style-name="T634"> spadne </text:span><text:span text:style-name="T842">normální rychlostí</text:span><text:span text:style-name="T634">.</text:span></text:p>
      <text:p text:style-name="Example_20_Header"><text:span text:style-name="T836">P</text:span><text:span text:style-name="T634">říklady použití:</text:span></text:p>
      <text:p text:style-name="P847"><text:span text:style-name="T634">S pomocí </text:span><text:span text:style-name="T400">levitace</text:span><text:span text:style-name="T634"> se můžeš například odrazit a </text:span><text:span text:style-name="T838">setrvačností</text:span><text:span text:style-name="T634"> „přeplachtit“ propast nebo průrvu, nebo relativně bez námahy přepravovat těžký náklad – pokud ho nějak dokážeš zvednout, bude dál viset ve stejné výšce a budeš ho tedy moci relativně snadno někam odtlačit. </text:span><text:span text:style-name="T841">Postupnou změnou rychlosti pádu cíle m</text:span><text:span text:style-name="T836">ůžeš </text:span><text:span text:style-name="T841">také </text:span><text:span text:style-name="T849">cíl</text:span><text:span text:style-name="T836"> pomalu a bezpečně nechat „snést“ k zemi.</text:span></text:p>
      <text:h text:style-name="P1557" text:outline-level="5">Mágův velký mix<text:span text:style-name="T634"> *Magomegamix*</text:span></text:h>
      <text:p text:style-name="P64"><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75">krátký<text:line-break/></text:span><text:span text:style-name="T676">Zranění: </text:span><text:span text:style-name="T677">6</text:span><text:span text:style-name="T676">kz </text:span><text:span text:style-name="T677">(cíl si nepočítá zbroj)</text:span></text:p>
      <text:p text:style-name="P144"><text:span text:style-name="T634">Toto kouzlo nejprve vytvoří kolem zvoleného protivníka žlutý mlhovinový opar a posléze se pokusí zcela náhodně prohodit umístění všech molekul jeho těla. </text:span><text:span text:style-name="T679">Kouzlo působí jen na </text:span><text:span text:style-name="T680">tvory z masa a kostí (včetně nemrtvých, </text:span><text:span text:style-name="T681">kteří mají nějaké tělo</text:span><text:span text:style-name="T680">)</text:span><text:span text:style-name="T679">.</text:span><text:span text:style-name="T634"><text:line-break/><text:tab/></text:span><text:span text:style-name="T677">Hází se, jako by šlo o zraňující útok, </text:span><text:span text:style-name="T67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4"><text:line-break/><text:tab/>Seslání dalšího </text:span><text:span text:style-name="T400">mágova velkého mixu</text:span><text:span text:style-name="T634"> na takto vzniklý rosol celý </text:span><text:soft-page-break/><text:span text:style-name="T634">efekt zvrátí, takže se místo rosolu objeví zase původní cíl. </text:span><text:span text:style-name="T678">B</text:span><text:span text:style-name="T634">ude úplně nahý, ve stejné kondici jako před sesláním prvního magomegamixu a z doby, kdy z něj byl rosol, si nebude vůbec nic pamatovat.</text:span></text:p>
      <text:h text:style-name="P1557" text:outline-level="5">Melenina krása *Melenebeau*</text:h>
      <text:p text:style-name="P65"><text:span text:style-name="T406">Magenergie</text:span><text:span text:style-name="T407">:</text:span><text:span text:style-name="T634"> </text:span><text:span text:style-name="T682">3</text:span><text:span text:style-name="T634"> mag</text:span><text:span text:style-name="T674">y<text:line-break/></text:span><text:span text:style-name="T408">Dosah:</text:span><text:span text:style-name="T674"> </text:span><text:span text:style-name="T682">dotyk</text:span></text:p>
      <text:p text:style-name="P151"><text:span text:style-name="T682">T</text:span><text:span text:style-name="T634">oto kouzlo změní vzezření cílové osoby tak, že bude pro ostatní jedince své rasy neobyčejně krásná, </text:span><text:span text:style-name="T684">a to</text:span><text:span text:style-name="T634"> až do chvíle, než </text:span><text:span text:style-name="T683">dotyčný</text:span><text:span text:style-name="T634"> usne.<text:line-break/><text:tab/>Poněkud nepříjemný vedlejší účinek kouzla je, že po celý další den bude cíl naopak vypadat mimořádně odpudivě.</text:span></text:p>
      <text:h text:style-name="P1562" text:outline-level="5">Metamorfóza *Aloiósis*</text:h>
      <text:p text:style-name="P78"><text:span text:style-name="T406">Magenergie</text:span><text:span text:style-name="T407">:</text:span><text:span text:style-name="T634"> </text:span><text:span text:style-name="T724">4</text:span><text:span text:style-name="T634"> mag</text:span><text:span text:style-name="T674">y<text:line-break/></text:span><text:span text:style-name="T408">Dosah:</text:span><text:span text:style-name="T674"> </text:span><text:span text:style-name="T724">dotyk</text:span><text:span text:style-name="T675"><text:line-break/></text:span><text:span text:style-name="T411">Rozsah:</text:span><text:span text:style-name="T699"> 1 humanoidní osoba<text:line-break/></text:span><text:span text:style-name="T423">Sesílání:</text:span><text:span text:style-name="T724"> 1 minuta<text:line-break/></text:span><text:span text:style-name="T424">Trvání:</text:span><text:span text:style-name="T725"> několik minut</text:span></text:p>
      <text:p text:style-name="P162"><text:span text:style-name="T63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26">počet životů) a také svá zranění (a to i po proměně zpět). Získá zvláštní </text:span><text:soft-page-break/><text:span text:style-name="T726">schopnosti cílové rasy (trpaslické infravidění) a ztratí zvláštní schopnosti své původní rasy. Všechny ostatní schopnosti a dovednosti mu zůstávají a </text:span><text:span text:style-name="T727">nezíská</text:span><text:span text:style-name="T726"> jiné </text:span><text:span text:style-name="T727">než rasové</text:span><text:span text:style-name="T726"> schopnosti ani dovednosti cílového tvora, </text:span><text:span text:style-name="T727">vlastnosti získané kouzlem nebo magickým původem, ani specifické zranitelnosti </text:span><text:span text:style-name="T699">(v podobě lykantropa mu tedy </text:span><text:span text:style-name="T727">například</text:span><text:span text:style-name="T699"> nebude vadit stříbro)</text:span><text:span text:style-name="T726">.<text:line-break/><text:tab/></text:span><text:span text:style-name="T728">Zpětná proměna </text:span><text:span text:style-name="T729">nastane samovolně a</text:span><text:span text:style-name="T728"> trvá stejně dlouho jako sesílání.</text:span></text:p>
      <text:h text:style-name="P1563" text:outline-level="5">Montvho čardáš *Montymero*</text:h>
      <text:p text:style-name="P73"><text:span text:style-name="T406">Magenergie</text:span><text:span text:style-name="T407">:</text:span><text:span text:style-name="T634"> </text:span><text:span text:style-name="T723">4</text:span><text:span text:style-name="T634"> mag</text:span><text:span text:style-name="T674">y<text:line-break/></text:span><text:span text:style-name="T408">Dosah:</text:span><text:span text:style-name="T674"> </text:span><text:span text:style-name="T675">krátký<text:line-break/></text:span><text:span text:style-name="T411">Rozsah:</text:span><text:span text:style-name="T699"> 1-</text:span><text:span text:style-name="T705">3</text:span><text:span text:style-name="T699"> cíl</text:span><text:span text:style-name="T705">e</text:span><text:span text:style-name="T703"><text:line-break/></text:span><text:span text:style-name="T412">Hod:</text:span><text:span text:style-name="T700"> Duše + k6 proti </text:span><text:span text:style-name="T703">Duši </text:span><text:span text:style-name="T705">(ověření každé kolo)</text:span><text:span text:style-name="T703"><text:line-break/></text:span><text:span text:style-name="T414">Trvání:</text:span><text:span text:style-name="T704"> Soustředění</text:span></text:p>
      <text:p text:style-name="P74"><text:span text:style-name="T703">Toto kouzlo účinkuje pouze na inteligentní cíle (tedy s vyšší než zvířecí inteligencí). Protivníci, kteří neuspějí v hodu na obranu proti kouzlu, jsou postiženi těžkým psychickým šokem a po dobu </text:span><text:span text:style-name="T413">soustředění</text:span><text:span text:style-name="T703"> </text:span><text:span text:style-name="T705">mají potřebu </text:span><text:span text:style-name="T703">zběsile tančit a křepčit. </text:span><text:span text:style-name="T705">Nemohou útočit, kouzlit a podobně a brání se s nevýhodou. </text:span><text:span text:style-name="T706">Každé kolo se hází znovu a cíle tedy mají možnost se probrat. Efekt kouzla také pomine</text:span><text:span text:style-name="T703"> </text:span><text:span text:style-name="T706">p</text:span><text:span text:style-name="T703">ři prvním utrpěném zranění.</text:span></text:p>
      <text:h text:style-name="P1563" text:outline-level="5">Najdi nevid<text:span text:style-name="T1508">itel</text:span>né *Heurískon avidia*</text:h>
      <text:p text:style-name="P75"><text:span text:style-name="T406">Magenergie</text:span><text:span text:style-name="T407">:</text:span><text:span text:style-name="T634"> </text:span><text:span text:style-name="T707">2</text:span><text:span text:style-name="T634"> mag</text:span><text:span text:style-name="T674">y<text:line-break/></text:span><text:span text:style-name="T408">Dosah:</text:span><text:span text:style-name="T674"> </text:span><text:span text:style-name="T675">k</text:span><text:span text:style-name="T707">ontaktní</text:span><text:span text:style-name="T675"><text:line-break/></text:span><text:span text:style-name="T411">Rozsah:</text:span><text:span text:style-name="T699"> 1 cíl</text:span><text:span text:style-name="T703"><text:line-break/></text:span><text:span text:style-name="T414">Trvání:</text:span><text:span text:style-name="T704"> </text:span><text:span text:style-name="T712">Několik minut</text:span></text:p>
      <text:p text:style-name="P161"><text:soft-page-break/><text:span text:style-name="T704">C</text:span><text:span text:style-name="T634">íl kouzla po dobu tvého soustředění uvidí neviditelné tvory a předměty. Sem patří postavy zneviditel</text:span><text:span text:style-name="T709">ně</text:span><text:span text:style-name="T634">né kouzlem, alchymistickým lektvarem či magickým předmětem, ale také bytosti, které jsou ze své podstaty neviditelné, například nevidění.<text:line-break/><text:tab/></text:span><text:span text:style-name="T708">Kouzlo ale neúčinkuje na bytosti, které nemají hmotnou podstatu (různí duchové a podobně).</text:span></text:p>
      <text:h text:style-name="P1563" text:outline-level="5">Neviditelnost<text:span text:style-name="T634"> *Avidius*</text:span></text:h>
      <text:p text:style-name="P76"><text:span text:style-name="T406">Magenergie</text:span><text:span text:style-name="T407">:</text:span><text:span text:style-name="T634"> </text:span><text:span text:style-name="T710">3</text:span><text:span text:style-name="T634"> mag</text:span><text:span text:style-name="T674">y<text:line-break/></text:span><text:span text:style-name="T415">Trvání:</text:span><text:span text:style-name="T711"> Několik minut<text:line-break/></text:span><text:span text:style-name="T411">Rozsah:</text:span><text:span text:style-name="T699"> 1 cíl</text:span></text:p>
      <text:p text:style-name="P28">Cíl kouzla spolu se vším, co nes<text:span text:style-name="T1816">l ve chvíli seslání</text:span>, bude po dobu trvání <text:span text:style-name="T1817">kouzla</text:span> neviditelný. <text:span text:style-name="T1816">Odložené věci zůstávají neviditelné po celou dobu působení. Předměty sebrané po seslání kouzla zůstávají viditelné.</text:span><text:line-break/><text:tab/>Dotyčný by se měl mít na pozoru<text:span text:style-name="T1645">, protože ti, kdo jsou zvyklí proti magii bojovat, znají různé triky, jak neviditelného odhalit: Mohou například zaplnit prostor řídkou mlhou nebo dýmem, takže spatří jeho obrys, nebo třeba rozpráší </text:span><text:span text:style-name="T1058">kýchací prášek</text:span><text:span text:style-name="T1645">, takže se pak sám prozradí.</text:span></text:p>
      <text:h text:style-name="P1563" text:outline-level="5">Oheň *Igneum*</text:h>
      <text:p text:style-name="P80"><text:span text:style-name="T406">Magenergie</text:span><text:span text:style-name="T407">:</text:span><text:span text:style-name="T634"> </text:span><text:span text:style-name="T740">4</text:span><text:span text:style-name="T634"> mag</text:span><text:span text:style-name="T674">y<text:line-break/></text:span><text:span text:style-name="T415">Trvání:</text:span><text:span text:style-name="T711"> Několik minut<text:line-break/></text:span><text:span text:style-name="T408">Dosah:</text:span><text:span text:style-name="T674"> </text:span><text:span text:style-name="T713">krátký<text:line-break/></text:span><text:span text:style-name="T428">Rozsah:</text:span><text:span text:style-name="T738"> oblast v kontaktní vzdálenosti od cílového místa<text:line-break/></text:span><text:span text:style-name="T429">Zranění</text:span><text:span text:style-name="T739">: každé kolo 4kz ohněm - Zbroj</text:span></text:p>
      <text:p text:style-name="P163">Tímto kouzlem stvoříš na cílovém místě magické plameny. Můžeš jimi například zahradit chodbu nebo zcela zaplnit malou místnost. <text:span text:style-name="T1511">Na cílovém místě nemusí být nic hořlavého, musí tam ale být schopen normální oheň – nelze tedy například vyvolat </text:span><text:span text:style-name="T1046">oheň</text:span><text:span text:style-name="T1511"> pod </text:span><text:soft-page-break/><text:span text:style-name="T1511">vodou. </text:span><text:span text:style-name="T10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12">Pokud na tebe při sesílání někdo útočí, musíš se bránit Finesou, i když sesíláš plameny pod něj.</text:span> Kouzlo také zapálí nebo spálí všechno, co by za stejnou dobu zapálil obyčejný oheň.</text:p>
      <text:h text:style-name="P1563" text:outline-level="5">Rychlost *Hyperio*</text:h>
      <text:p text:style-name="P72"><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675">k</text:span><text:span text:style-name="T702">oktaktní</text:span><text:span text:style-name="T675"><text:line-break/></text:span><text:span text:style-name="T411">Rozsah:</text:span><text:span text:style-name="T699"> 1 cíl</text:span></text:p>
      <text:p text:style-name="P108"><text:span text:style-name="T1367">Z</text:span><text:span text:style-name="T1381">dvojnásobí rychlost běhu (</text:span><text:span text:style-name="T1382">postava</text:span><text:span text:style-name="T1381"> bude běhat zhruba stejně rychle jako kůň).</text:span></text:p>
      <text:h text:style-name="P1564" text:outline-level="5">Ticho *Silenció*</text:h>
      <text:p text:style-name="P69"><text:span text:style-name="T406">Magenergie</text:span><text:span text:style-name="T407">:</text:span><text:span text:style-name="T634"> </text:span><text:span text:style-name="T673">2</text:span><text:span text:style-name="T634"> mag</text:span><text:span text:style-name="T674">y</text:span></text:p>
      <text:p text:style-name="P160"><text:span text:style-name="T674">P</text:span><text:span text:style-name="T634">o dobu </text:span><text:span text:style-name="T400">soustředění</text:span><text:span text:style-name="T634"> bude všude kolem tebe až do vzdálenosti (Duše) metrů naprosté ticho. Znamená to mimo jiné, že v tomto prostoru nepůjde sesílat kouzla. </text:span><text:span text:style-name="T690">Slyšet není nic, tedy ani zvuky zvenku.</text:span><text:span text:style-name="T634"> Kroll uvnitř této oblasti nebude moci použít svůj utrasluch vůbec, z vnějšku pro něj bude pouze představovat „temnou“, neprůhlednou </text:span><text:span text:style-name="T691">kouli</text:span><text:span text:style-name="T634">. </text:span></text:p>
      <text:h text:style-name="P1564" text:outline-level="5">Tma *Obscurum*</text:h>
      <text:p text:style-name="P70"><text:span text:style-name="T406">Magenergie</text:span><text:span text:style-name="T407">:</text:span><text:span text:style-name="T634"> </text:span><text:span text:style-name="T673">2</text:span><text:span text:style-name="T634"> mag</text:span><text:span text:style-name="T674">y</text:span></text:p>
      <text:p text:style-name="P159"><text:soft-page-break/><text:span text:style-name="T674">P</text:span><text:span text:style-name="T634">o dobu </text:span><text:span text:style-name="T400">soustředění</text:span><text:span text:style-name="T634"> bude všude kolem tebe až do vzdálenosti (Duše) metrů naprostá tma. Trpaslíkovo </text:span><text:span text:style-name="T400">infravidění</text:span><text:span text:style-name="T634"> je také vyřazeno. </text:span><text:span text:style-name="T688">Lucerny, svíčky a další zdroje světla tím nebudou uhašeny. Když je někdo vynese ven, budou opět svítit. Zvenku bude vidět nepřirozená koule temnoty zakrývající vše, co je za ní. Zevnitř není vidět </text:span><text:span text:style-name="T689">nic, tedy ani</text:span><text:span text:style-name="T688"> ven.</text:span></text:p>
      <text:h text:style-name="P1564" text:outline-level="5">Vodní dech *Aqua spiro*</text:h>
      <text:p text:style-name="P68"><text:span text:style-name="T406">Magenergie</text:span><text:span text:style-name="T407">:</text:span><text:span text:style-name="T634"> </text:span><text:span text:style-name="T785">1</text:span><text:span text:style-name="T634"> mag</text:span><text:span text:style-name="T674"><text:line-break/></text:span><text:span text:style-name="T408">Dosah:</text:span><text:span text:style-name="T674"> </text:span><text:span text:style-name="T687">kontaktní<text:line-break/></text:span><text:span text:style-name="T785">Trvání: několik minut</text:span></text:p>
      <text:p text:style-name="P158"><text:span text:style-name="T687">C</text:span><text:span text:style-name="T634">íl bude po dobu </text:span><text:span text:style-name="T785">trvání </text:span><text:span text:style-name="T634">schopen pod vodou dýchat stejně jako ve vzduchu.</text:span></text:p>
      <text:h text:style-name="P1564" text:outline-level="5">Zaklep *Taptap*</text:h>
      <text:p text:style-name="P67"><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86">dotyk</text:span></text:p>
      <text:p text:style-name="P156"><text:span text:style-name="T1501">Kouzlo </text:span><text:span text:style-name="T1044">zaklep</text:span><text:span text:style-name="T1501"> po dobu </text:span><text:span text:style-name="T1044">soustředění</text:span><text:span text:style-name="T1501"> potlačí jakékoliv zamykací kouzlo, které působí na cílový zámek</text:span>. <text:span text:style-name="T1502">Zámek neodemkne, pouze umožní, aby šel</text:span> vypáčit nebo odemknout klíčem. Zamykací kouzlo <text:span text:style-name="T1503">tím navíc není zrušeno</text:span>, takže když <text:span text:style-name="T1504">jej někdo</text:span> <text:span text:style-name="T1501">znovu zamkne</text:span>, bud<text:span text:style-name="T1501">e</text:span> opět <text:span text:style-name="T1501">chráněný proti odemknutí a vypáčení</text:span>.</text:p>
      <text:h text:style-name="P1564" text:outline-level="5">Zamkni *Linol*</text:h>
      <text:p text:style-name="P66"><text:span text:style-name="T406">Magenergie</text:span><text:span text:style-name="T407">:</text:span><text:span text:style-name="T634"> </text:span><text:span text:style-name="T673">2</text:span><text:span text:style-name="T634"> mag</text:span><text:span text:style-name="T674">y<text:line-break/></text:span><text:span text:style-name="T408">Dosah:</text:span><text:span text:style-name="T674"> </text:span><text:span text:style-name="T685">dotyk<text:line-break/></text:span><text:span text:style-name="T409">Trvání:</text:span><text:span text:style-name="T692"> </text:span><text:span text:style-name="T743">několik minut </text:span><text:span text:style-name="T744">(</text:span><text:span text:style-name="T743">při pomalém seslání je účinek trvalý</text:span><text:span text:style-name="T744">)</text:span></text:p>
      <text:p text:style-name="P157"><text:soft-page-break/><text:span text:style-name="T675">T</text:span><text:span text:style-name="T63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48">sám</text:span><text:span text:style-name="T634"> odemkne.<text:line-break/><text:tab/></text:span><text:span text:style-name="T745">Toto kouzlo můžeš také seslat formou krátkého rituálu. Zabere to </text:span><text:span text:style-name="T746">zhruba minutu</text:span><text:span text:style-name="T745">, ale účinek je pak trvalý.</text:span></text:p>
      <text:h text:style-name="P1564" text:outline-level="5">Zelen<text:span text:style-name="T1506">ý</text:span> blesk *Járak bárak*</text:h>
      <text:p text:style-name="P79"><text:span text:style-name="T406">Magenergie</text:span><text:span text:style-name="T407">:</text:span><text:span text:style-name="T634"> </text:span><text:span text:style-name="T699">3</text:span><text:span text:style-name="T634"> mag</text:span><text:span text:style-name="T674">y<text:line-break/></text:span><text:span text:style-name="T408">Dosah:</text:span><text:span text:style-name="T674"> </text:span><text:span text:style-name="T730">střední</text:span><text:span text:style-name="T675"><text:line-break/></text:span><text:span text:style-name="T411">Rozsah:</text:span><text:span text:style-name="T699"> 1-</text:span><text:span text:style-name="T701">2</text:span><text:span text:style-name="T699"> cíl</text:span><text:span text:style-name="T701">e</text:span><text:span text:style-name="T699"><text:line-break/></text:span><text:span text:style-name="T412">Hod:</text:span><text:span text:style-name="T700"> Duše + k6 proti Síle</text:span><text:span text:style-name="T699"><text:line-break/></text:span><text:span text:style-name="T412">Zranění:</text:span><text:span text:style-name="T700"> </text:span><text:span text:style-name="T732">3</text:span><text:span text:style-name="T700">kz bleskem</text:span></text:p>
      <text:p text:style-name="P21">Ode zranění se odečítá zbroj a štít.</text:p>
      <text:h text:style-name="P1564" text:outline-level="5">Zenerova karta<text:span text:style-name="T634"> *Zenerchart*</text:span></text:h>
      <text:p text:style-name="P77"><text:span text:style-name="T406">Magenergie</text:span><text:span text:style-name="T407">:</text:span><text:span text:style-name="T634"> </text:span><text:span text:style-name="T699">3</text:span><text:span text:style-name="T634"> mag</text:span><text:span text:style-name="T674">y<text:line-break/></text:span><text:span text:style-name="T421">Dosah:</text:span><text:span text:style-name="T716"> krátký<text:line-break/></text:span><text:span text:style-name="T421">Rozsah:</text:span><text:span text:style-name="T716"> 1 inteligentní tvor<text:line-break/></text:span><text:span text:style-name="T422">Hod:</text:span><text:span text:style-name="T717"> Duše + k6 proti Duši</text:span><text:span text:style-name="T716"><text:line-break/></text:span><text:span text:style-name="T422">Trvání:</text:span><text:span text:style-name="T717"> </text:span><text:span text:style-name="T721">Několik minut</text:span></text:p>
      <text:p text:style-name="P145"><text:span text:style-name="T718">Toto kouzlo</text:span><text:span text:style-name="T634"> vytvoří opalizující obláček, v němž se začnou zjevovat magické karty. </text:span><text:span text:style-name="T716">Když na něj pohlédne</text:span><text:span text:style-name="T634"> inteligentní tvor, </text:span><text:span text:style-name="T716">hází si </text:span><text:span text:style-name="T718">proti tobě </text:span><text:span text:style-name="T716">Duší</text:span><text:span text:style-name="T634"> a když neuspěje, tak po </text:span><text:span text:style-name="T718">dobu </text:span><text:span text:style-name="T721">trvání kouzla </text:span><text:span text:style-name="T634">ustrne a nebude vůbec vnímat svoje okolí. Pokud bude po tuto dobu cílem útoku, brání se </text:span><text:span text:style-name="T719">s nevýhodou</text:span><text:span text:style-name="T634"> a jakékoliv utrpěné zranění jej z efektu kouzla vysvobodí. Další možností, jak </text:span><text:span text:style-name="T722">cíl vysvobodit</text:span><text:span text:style-name="T634">, je odtáhnout </text:span><text:span text:style-name="T722">jej</text:span><text:span text:style-name="T634"> z výhledu na obláček. Obláček může </text:span><text:span text:style-name="T720">v jednu chvíli</text:span><text:span text:style-name="T634"> „lapit“ pouze </text:span><text:soft-page-break/><text:span text:style-name="T634">jednoho tvora. </text:span><text:span text:style-name="T722">Pokud se ale cíl z jeho vlivu dostane, může se opět někdo chytit.</text:span><text:span text:style-name="T1439"><text:line-break/><text:tab/>Je také dobré poznamenat, že obláček nerozlišuje mezi přáteli a nepřáteli. </text:span><text:span text:style-name="T1441">N</text:span><text:span text:style-name="T1440">a t</text:span><text:span text:style-name="T1442">oho, kdo ho seslal,</text:span><text:span text:style-name="T1440"> </text:span><text:span text:style-name="T1441">ale</text:span><text:span text:style-name="T1440"> nepůsobí.</text:span></text:p>
      <text:h text:style-name="P1564" text:outline-level="5">Zlom kouzlo *Frangoetia*</text:h>
      <text:p text:style-name="P71"><text:span text:style-name="T406">Magenergie</text:span><text:span text:style-name="T407">:</text:span><text:span text:style-name="T634"> </text:span><text:span text:style-name="T693">3</text:span><text:span text:style-name="T634"> mag</text:span><text:span text:style-name="T674">y<text:line-break/></text:span><text:span text:style-name="T408">Dosah:</text:span><text:span text:style-name="T674"> </text:span><text:span text:style-name="T693">krátký</text:span></text:p>
      <text:p text:style-name="P380"><text:span text:style-name="T634">Toto kouzlo zruší působení jakéhokoliv kouzla s dlouhodobým účinkem – musíš ale znát zaklínací slovo rušeného kouzla a vyslovit ho při sesílání. Kouzla, jejichž účinek trvá po dobu </text:span><text:span text:style-name="T400">soustředění</text:span><text:span text:style-name="T634">, takto není možné zrušit.</text:span></text:p>
      <text:h text:style-name="P1454" text:outline-level="3"><text:span text:style-name="T835">Mistrovská</text:span><text:span text:style-name="T834"> k</text:span><text:span text:style-name="T634">ouzelnická kouzla</text:span></text:h>
      <text:h text:style-name="P1565" text:outline-level="5">Ohnivý déšť<text:span text:style-name="T634"> *Nefelé ignea*</text:span></text:h>
      <text:p text:style-name="P90"><text:span text:style-name="T406">Magenergie</text:span><text:span text:style-name="T407">:</text:span><text:span text:style-name="T634"> </text:span><text:span text:style-name="T713">4</text:span><text:span text:style-name="T634"> mag</text:span><text:span text:style-name="T674">y<text:line-break/></text:span><text:span text:style-name="T408">Dosah:</text:span><text:span text:style-name="T674"> </text:span><text:span text:style-name="T713">krátký</text:span><text:span text:style-name="T675"><text:line-break/></text:span><text:span text:style-name="T416">Rozsah:</text:span><text:span text:style-name="T497"> </text:span><text:span text:style-name="T503">v</text:span><text:span text:style-name="T498">šechno v </text:span><text:span text:style-name="T499">krátké vzdálenosti </text:span><text:span text:style-name="T500">od cílového místa<text:line-break/></text:span><text:span text:style-name="T417">Trvání:</text:span><text:span text:style-name="T502"> </text:span><text:span text:style-name="T503">s</text:span><text:span text:style-name="T502">oustředění</text:span><text:span text:style-name="T500"><text:line-break/></text:span><text:span text:style-name="T418">Zranění:</text:span><text:span text:style-name="T501"> +0</text:span></text:p>
      <text:p text:style-name="P381">V oblasti před tebou začne sršet ohnivý déšť. <text:span text:style-name="T1509">V každém kole </text:span><text:span text:style-name="T1045">soustředění</text:span><text:span text:style-name="T1509"> si znovu házíš.</text:span></text:p>
      <text:h text:style-name="Heading_20_2" text:outline-level="2"><text:bookmark-start text:name="__RefHeading___Toc7007_1015327784"/>Zloděj<text:bookmark-end text:name="__RefHeading___Toc7007_1015327784"/></text:h>
      <text:p text:style-name="P154"><text:span text:style-name="T652">1. </text:span><text:span text:style-name="T636">úroveň</text:span></text:p>
      <text:list xml:id="list120212399110750" text:continue-list="list120210539292570" text:style-name="L31">
        <text:list-item>
          <text:p text:style-name="P1113"><text:span text:style-name="T696">Umíš </text:span><text:span text:style-name="T781">základy </text:span><text:span text:style-name="T755">následující</text:span><text:span text:style-name="T781">ch</text:span><text:span text:style-name="T696"> dovednost</text:span><text:span text:style-name="T781">í</text:span><text:span text:style-name="T694">:</text:span></text:p>
          <text:list>
            <text:list-item>
              <text:p text:style-name="P1118">Ostražitost a plížení</text:p>
            </text:list-item>
            <text:list-item>
              <text:p text:style-name="P1119"><text:soft-page-break/>Otevírání zámků</text:p>
            </text:list-item>
            <text:list-item>
              <text:p text:style-name="P1118">Přetvářka a převleky</text:p>
            </text:list-item>
            <text:list-item>
              <text:p text:style-name="P1120">Šplhání</text:p>
            </text:list-item>
            <text:list-item>
              <text:p text:style-name="P1123"><text:span text:style-name="T1505">Výroba a o</text:span><text:span text:style-name="T1444">dstra</text:span><text:span text:style-name="T1505">ňování pastí</text:span></text:p>
            </text:list-item>
            <text:list-item>
              <text:p text:style-name="P1119">Znalost jedů</text:p>
            </text:list-item>
          </text:list>
        </text:list-item>
        <text:list-item>
          <text:p text:style-name="P1126">Nauč se základy jedné další dovednosti podle svého výběru.</text:p>
          <text:p text:style-name="P1575"><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288997478" text:style-name="L40">
        <text:list-item>
          <text:p text:style-name="P1188"><text:span text:style-name="T636">V</text:span><text:span text:style-name="T634">yber si </text:span><text:span text:style-name="T670">jednu </text:span><text:span text:style-name="T787">ze základních</text:span><text:span text:style-name="T670"> schopnost</text:span><text:span text:style-name="T787">í</text:span><text:span text:style-name="T634">.</text:span></text:p>
        </text:list-item>
        <text:list-item>
          <text:p text:style-name="P1187">Můžeš si připoutat jeden magický předmět, který <text:span text:style-name="T1534">získáš</text:span> na výpravách za dobrodružstvím.</text:p>
        </text:list-item>
      </text:list>
      <text:p text:style-name="P141"><text:span text:style-name="T662">2</text:span><text:span text:style-name="T652">. </text:span><text:span text:style-name="T636">úroveň</text:span></text:p>
      <text:list xml:id="list3021069693" text:style-name="L41">
        <text:list-item>
          <text:p text:style-name="P1029">Nauč se základy jedné dovednosti.</text:p>
        </text:list-item>
        <text:list-item>
          <text:p text:style-name="P1031">Vyber si <text:span text:style-name="T1559">jednu</text:span> <text:span text:style-name="T1558">ze</text:span> <text:span text:style-name="T1558">základních</text:span> schopnost<text:span text:style-name="T1558">í</text:span>.</text:p>
        </text:list-item>
        <text:list-item>
          <text:p text:style-name="P1029">Můžeš si připoutat celkem dva magické předměty.</text:p>
        </text:list-item>
      </text:list>
      <text:p text:style-name="P141"><text:span text:style-name="T662">3</text:span><text:span text:style-name="T652">. </text:span><text:span text:style-name="T636">úroveň</text:span></text:p>
      <text:list xml:id="list120210973886695" text:continue-list="list120210641656074" text:style-name="L26">
        <text:list-item>
          <text:p text:style-name="P1002">Zvyš si jednu vlastnost (rozdíl mezi tvou nejvyšší a nejnižší může být nejvýše 3).</text:p>
        </text:list-item>
      </text:list>
      <text:list xml:id="list120210981529217" text:continue-list="list3288997478" text:style-name="L40">
        <text:list-item>
          <text:p text:style-name="P1004">Nauč se základy jedné dovednosti nebo si zvyš jednu dovednost na pokročilou.</text:p>
        </text:list-item>
      </text:list>
      <text:p text:style-name="P141"><text:span text:style-name="T662">4</text:span><text:span text:style-name="T652">. </text:span><text:span text:style-name="T636">úroveň</text:span></text:p>
      <text:list xml:id="list120210675260797" text:continue-numbering="true" text:style-name="L40">
        <text:list-item>
          <text:p text:style-name="P1030"><text:soft-page-break/>Zvyš si jednu dovednost na pokročilou.</text:p>
        </text:list-item>
        <text:list-item>
          <text:p text:style-name="P1032">Vyber si jednu <text:span text:style-name="T1560">ze základních nebo pokročilých schopností</text:span>.</text:p>
        </text:list-item>
        <text:list-item>
          <text:p text:style-name="P1030">Můžeš si připoutat celkem tři magické předměty.</text:p>
        </text:list-item>
      </text:list>
      <text:p text:style-name="P141"><text:span text:style-name="T662">5</text:span><text:span text:style-name="T652">. </text:span><text:span text:style-name="T636">úroveň</text:span></text:p>
      <text:list xml:id="list120211299364687" text:continue-list="list120210973886695" text:style-name="L26">
        <text:list-item>
          <text:p text:style-name="P1002">Zvyš si jednu vlastnost (rozdíl mezi tvou nejvyšší a nejnižší může být nejvýše 3).</text:p>
        </text:list-item>
      </text:list>
      <text:list xml:id="list120211685237490" text:continue-list="list120210675260797" text:style-name="L40">
        <text:list-item>
          <text:p text:style-name="P1025">Nauč se základy jedné dovednosti nebo si zvyš jednu dovednost na pokročilou.</text:p>
        </text:list-item>
      </text:list>
      <text:p text:style-name="P166"><text:span text:style-name="T506">6</text:span><text:span text:style-name="T505">. </text:span><text:span text:style-name="T492">úroveň</text:span></text:p>
      <text:list xml:id="list120210782908085" text:continue-list="list120210612552529" text:style-name="L30">
        <text:list-item>
          <text:p text:style-name="P1028">Zvyš si jednu dovednost na pokročilou.</text:p>
        </text:list-item>
        <text:list-item>
          <text:p text:style-name="P1033">Vyber si jednu <text:span text:style-name="T1560">ze základních nebo pokročilých schopností</text:span>.</text:p>
        </text:list-item>
        <text:list-item>
          <text:p text:style-name="P1024">Můžeš si připoutat celkem čtyři magické předměty.</text:p>
        </text:list-item>
      </text:list>
      <text:h text:style-name="Heading_20_3" text:outline-level="3"><text:span text:style-name="T788">Základní z</text:span><text:span text:style-name="T667">lodějské s</text:span><text:span text:style-name="T634">chopnosti</text:span></text:h>
      <text:h text:style-name="P1566" text:outline-level="5">Bezpečný dopad</text:h>
      <text:p text:style-name="P178"><text:span text:style-name="T493">Dokážeš</text:span><text:span text:style-name="T491"> bezpečně dopadnout z </text:span><text:span text:style-name="T494">dvojnásobné výšky než ostatní</text:span><text:span text:style-name="T491">.</text:span></text:p>
      <text:h text:style-name="P1566" text:outline-level="5">Obří skoky</text:h>
      <text:p text:style-name="P46"><text:span text:style-name="T1483">Vyskočíš dvakrát výše a doskočíš dvakrát dále než ostatní</text:span><text:span text:style-name="T491">.</text:span></text:p>
      <text:h text:style-name="P1567" text:outline-level="5"><text:span text:style-name="T1485">Útok</text:span> ze zálohy</text:h>
      <text:p text:style-name="P146"><text:span text:style-name="T1486">Pokud o tobě cíl nevěděl, počítáš si +2 ke zranění</text:span>.</text:p>
      <text:h text:style-name="P1567" text:outline-level="5"><text:soft-page-break/>Získání důvěry</text:h>
      <text:p text:style-name="P179"><text:span text:style-name="T514">Když se se tebou bude někdo </text:span><text:span text:style-name="T515">několik minut</text:span><text:span text:style-name="T514"> bavit na nějaké téma, získá pocit, že ti v tomto ohledu může zcela věřit.</text:span></text:p>
      <text:h text:style-name="Heading_20_3" text:outline-level="3"><text:span text:style-name="T1561">Pokročilé zlodějské s</text:span>chopnosti</text:h>
      <text:h text:style-name="P1567" text:outline-level="5">Chůze beze stop</text:h>
      <text:p text:style-name="P146">S výjimkou naprosto nevhodného terénu (bahno, čerstvě napadaný sníh) se dokáže<text:span text:style-name="T1484">š</text:span> pohybovat tak, že nezanechá<text:span text:style-name="T1484">š </text:span>žádné stopy. <text:span text:style-name="T1484">A to včetně pachových, takže tě nevystopují ani psi</text:span> (na krátkou vzdálenost <text:span text:style-name="T1484">tě však</text:span> stále ucítí).</text:p>
      <text:h text:style-name="P1567" text:outline-level="5">Chytání střel</text:h>
      <text:p text:style-name="P147"><text:span text:style-name="T668">Když uspěješ v </text:span><text:span text:style-name="T405">plné obraně</text:span><text:span text:style-name="T668">, </text:span><text:span text:style-name="T669">bezpečně </text:span><text:span text:style-name="T668">chytíš střelu v letu. Pokud máš volné obě ruce, můžeš v jenom kole do každé z nich chytit jednu střelu.</text:span></text:p>
      <text:h text:style-name="P1567" text:outline-level="5">Splynutí s okolím</text:h>
      <text:p text:style-name="P47">Dokud jsi nehybný a nevyčníváš, jsi <text:span text:style-name="T1647">prakticky</text:span> neviditelný.<text:line-break/><text:tab/><text:span text:style-name="T1646">Měj se ale na pozoru, protože ti, kdo jsou zvyklí proti magii bojovat, znají různé triky, jak tě odhalit: Mohou například zaplnit prostor řídkou mlhou nebo dýmem, takže spatří tvůj obrys, nebo třeba rozpráší </text:span><text:span text:style-name="T1057">kýchací prášek</text:span><text:span text:style-name="T1646">,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43"><text:span text:style-name="T652">1. </text:span><text:span text:style-name="T634">úroveň</text:span></text:p>
      <text:list xml:id="list120212615526451" text:continue-list="list120211891129669" text:style-name="L28">
        <text:list-item>
          <text:p text:style-name="P1108"><text:span text:style-name="T661">U</text:span><text:span text:style-name="T634">míš získávat magenergii meditací </text:span><text:span text:style-name="T759">(</text:span><text:span text:style-name="T762">po deseti minutách </text:span><text:span text:style-name="T433">soustředění</text:span><text:span text:style-name="T762"> se ti</text:span><text:span text:style-name="T761"> doplní </text:span><text:span text:style-name="T764">na maximum</text:span><text:span text:style-name="T759">)</text:span><text:span text:style-name="T634">.</text:span></text:p>
        </text:list-item>
        <text:list-item>
          <text:p text:style-name="P1110"><text:soft-page-break/><text:span text:style-name="T634">Umíš </text:span><text:span text:style-name="T767">základy</text:span><text:span text:style-name="T634"> </text:span><text:span text:style-name="T755">následující</text:span><text:span text:style-name="T767">ch</text:span><text:span text:style-name="T634"> dovednost</text:span><text:span text:style-name="T767">í</text:span><text:span text:style-name="T694">:</text:span></text:p>
          <text:list>
            <text:list-item>
              <text:p text:style-name="P1019">Orientace a přežití v divočině</text:p>
            </text:list-item>
            <text:list-item>
              <text:p text:style-name="P1115">Ošetřování zranění<text:span text:style-name="T1294"> </text:span><text:span text:style-name="T1295">(ošetřením vrátíš 2 žt)</text:span></text:p>
            </text:list-item>
          </text:list>
        </text:list-item>
        <text:list-item>
          <text:p text:style-name="P1127">Nauč se základy jedné další dovednosti podle svého výběru.</text:p>
          <text:p text:style-name="P1574"><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161"><text:span text:style-name="T634">Vyber si </text:span><text:span text:style-name="T793">dvě</text:span><text:span text:style-name="T776"> ze základních kouzel</text:span><text:span text:style-name="T634"> </text:span><text:span text:style-name="T793">a</text:span><text:span text:style-name="T511"> schopností</text:span><text:span text:style-name="T634">.</text:span></text:p>
          <text:list>
            <text:list-item>
              <text:p text:style-name="P1158"><text:span text:style-name="T790">Když sesíláš druidská kouzla v těžké zbroji, počítáš si postih -2</text:span><text:span text:style-name="T660">. </text:span><text:span text:style-name="T790">Za lehkou zbroj postih ne</text:span><text:span text:style-name="T791">máš</text:span><text:span text:style-name="T790">.</text:span></text:p>
            </text:list-item>
          </text:list>
        </text:list-item>
        <text:list-item>
          <text:p text:style-name="P1102">Můžeš si připoutat jeden magický předmět, který <text:span text:style-name="T1534">získáš</text:span> na výpravách za dobrodružstvím.</text:p>
        </text:list-item>
      </text:list>
      <text:p text:style-name="P15">2. úroveň</text:p>
      <text:list xml:id="list120211659214722" text:continue-numbering="true" text:style-name="L28">
        <text:list-item>
          <text:p text:style-name="P1162"><text:span text:style-name="T634">Vyber si jedno </text:span><text:span text:style-name="T777">ze základních kouzel </text:span><text:span text:style-name="T512">nebo jednu ze základních schopností</text:span><text:span text:style-name="T634">.</text:span></text:p>
        </text:list-item>
        <text:list-item>
          <text:p text:style-name="P1011">Můžeš si připoutat celkem dva magické předměty.</text:p>
        </text:list-item>
        <text:list-item>
          <text:p text:style-name="P1011">Nauč se <text:span text:style-name="T1542">základy jedné dovednosti</text:span>.</text:p>
        </text:list-item>
      </text:list>
      <text:p text:style-name="P17">3. úroveň</text:p>
      <text:list xml:id="list3813864407" text:style-name="L42">
        <text:list-item>
          <text:p text:style-name="P1008">Zvyš si jednu vlastnost (rozdíl mezi tvou nejvyšší a nejnižší může být nejvýše 3).</text:p>
        </text:list-item>
      </text:list>
      <text:list xml:id="list874177150" text:style-name="L43">
        <text:list-item>
          <text:p text:style-name="P1189"><text:span text:style-name="T661">Vyber si </text:span><text:span text:style-name="T763">jedno</text:span><text:span text:style-name="T661"> kouzlo </text:span><text:span text:style-name="T760">nebo schopnost </text:span><text:span text:style-name="T763">ze </text:span><text:span text:style-name="T778">základních</text:span><text:span text:style-name="T763"> nebo pokročilých</text:span><text:span text:style-name="T661">.</text:span></text:p>
        </text:list-item>
      </text:list>
      <text:list xml:id="list120211998329573" text:continue-list="list120211659214722" text:style-name="L28">
        <text:list-item>
          <text:p text:style-name="P1022"><text:soft-page-break/>Nauč se <text:span text:style-name="T1543">základy jedné dovednosti</text:span> nebo si zvyš jednu dovednost na pokročil<text:span text:style-name="T1543">ou</text:span>.</text:p>
        </text:list-item>
      </text:list>
      <text:p text:style-name="P17">4. úroveň</text:p>
      <text:list xml:id="list120212149367991" text:continue-numbering="true" text:style-name="L28">
        <text:list-item>
          <text:p text:style-name="P1103"><text:span text:style-name="T507">Vyber si </text:span><text:span text:style-name="T509">jedno</text:span><text:span text:style-name="T507"> kouzlo </text:span><text:span text:style-name="T508">nebo schopnost </text:span><text:span text:style-name="T509">ze </text:span><text:span text:style-name="T513">základních</text:span><text:span text:style-name="T509"> nebo pokročilých</text:span><text:span text:style-name="T507">.</text:span></text:p>
        </text:list-item>
        <text:list-item>
          <text:p text:style-name="P1013">Můžeš si připoutat celkem tři magické předměty.</text:p>
        </text:list-item>
        <text:list-item>
          <text:p text:style-name="P1013">Zvyš si jednu dovednost na pokročil<text:span text:style-name="T1544">ou</text:span>.</text:p>
        </text:list-item>
      </text:list>
      <text:p text:style-name="P167"><text:span text:style-name="T647">5. </text:span><text:span text:style-name="T634">úroveň</text:span></text:p>
      <text:list xml:id="list120210708880731" text:continue-list="list3813864407" text:style-name="L42">
        <text:list-item>
          <text:p text:style-name="P1008">Zvyš si jednu vlastnost (rozdíl mezi tvou nejvyšší a nejnižší může být nejvýše 3).</text:p>
        </text:list-item>
      </text:list>
      <text:list xml:id="list120212300677784" text:continue-list="list120212149367991" text:style-name="L28">
        <text:list-item>
          <text:p text:style-name="P1165"><text:span text:style-name="T661">Vyber si </text:span><text:span text:style-name="T763">jedno</text:span><text:span text:style-name="T661"> kouzlo </text:span><text:span text:style-name="T760">nebo schopnost </text:span><text:span text:style-name="T763">ze </text:span><text:span text:style-name="T779">základních</text:span><text:span text:style-name="T763"> nebo pokročilých</text:span><text:span text:style-name="T661">.</text:span></text:p>
        </text:list-item>
        <text:list-item>
          <text:p text:style-name="P1022">Nauč se <text:span text:style-name="T1545">základy jedné</text:span> dovednost<text:span text:style-name="T1545">i</text:span> nebo si zvyš jednu dovednost na pokročil<text:span text:style-name="T1532">ou</text:span>.</text:p>
        </text:list-item>
      </text:list>
      <text:p text:style-name="P167"><text:span text:style-name="T506">6</text:span><text:span text:style-name="T505">. </text:span><text:span text:style-name="T492">úroveň</text:span></text:p>
      <text:list xml:id="list1887021271" text:style-name="L44">
        <text:list-item>
          <text:p text:style-name="P1026">Můžeš si připoutat celkem čtyři magické předměty.</text:p>
        </text:list-item>
        <text:list-item>
          <text:p text:style-name="P1190"><text:span text:style-name="T507">Vyber si </text:span><text:span text:style-name="T509">jedno</text:span><text:span text:style-name="T507"> kouzlo </text:span><text:span text:style-name="T508">nebo schopnost </text:span><text:span text:style-name="T509">ze </text:span><text:span text:style-name="T513">základních</text:span><text:span text:style-name="T509"> nebo pokročilých</text:span><text:span text:style-name="T507">.</text:span></text:p>
        </text:list-item>
        <text:list-item>
          <text:p text:style-name="P1034">Zvyš si jednu dovednost na pokročilou.</text:p>
        </text:list-item>
      </text:list>
      <text:h text:style-name="Heading_20_3" text:outline-level="3"><text:soft-page-break/><text:span text:style-name="T516">Základní druidské s</text:span><text:span text:style-name="T517">chopnosti </text:span><text:span text:style-name="T560">a kouzla</text:span></text:h>
      <text:h text:style-name="P1568" text:outline-level="5">Uzdrav zranění</text:h>
      <text:p text:style-name="P87"><text:span text:style-name="T406">Magenergie</text:span><text:span text:style-name="T407">:</text:span> 3 magy<text:line-break/><text:span text:style-name="T1034">Dosah:</text:span> kontaktní<text:line-break/><text:span text:style-name="T1039">Sesílání:</text:span><text:span text:style-name="T1476"> 1 minuta (mimo boj)</text:span></text:p>
      <text:p text:style-name="P88"><text:span text:style-name="T517">Vyléčí </text:span><text:span text:style-name="T561">(</text:span><text:span text:style-name="T517">Duše </text:span><text:span text:style-name="T564">druida</text:span><text:span text:style-name="T562"> + k6)</text:span><text:span text:style-name="T517"> životů. </text:span><text:span text:style-name="T565">Další léčivé kouzlo (ať už ho sešle druid, kněz či hraničář)</text:span><text:span text:style-name="T563"> účinkuje na stejný cíl až poté, co se doléčí do plných životů.</text:span></text:p>
      <text:h text:style-name="P1569" text:outline-level="5"><text:span text:style-name="T517">Z</text:span><text:span text:style-name="T491">apůjčení</text:span></text:h>
      <text:p text:style-name="P186"><text:span text:style-name="T436">C</text:span><text:span text:style-name="T438">ena:</text:span><text:span text:style-name="T520"> </text:span><text:span text:style-name="T525">1</text:span><text:span text:style-name="T520"> mag<text:line-break/></text:span><text:span text:style-name="T436">Sesílání:</text:span><text:span text:style-name="T518"> </text:span><text:span text:style-name="T521">1 kolo<text:line-break/></text:span><text:span text:style-name="T439">Dosah:</text:span><text:span text:style-name="T526"> dlouhý</text:span></text:p>
      <text:p text:style-name="P189"><text:span text:style-name="T491">Po dobu </text:span><text:span text:style-name="T400">soustředění</text:span><text:span text:style-name="T491"> uvidíš, uslyšíš a ucítíš vše, co vidí, slyší a cítí zvíře, </text:span><text:span text:style-name="T528">na které jsi </text:span><text:span text:style-name="T440">zapůjčení</text:span><text:span text:style-name="T528"> seslal</text:span><text:span text:style-name="T491">. Nedokážeš při tom ovšem vnímat svými vlastními smysly </text:span><text:span text:style-name="T530">a nemůžeš ovlivnit, co bude </text:span><text:span text:style-name="T531">zapůjčené </text:span><text:span text:style-name="T530">zvíře dělat</text:span><text:span text:style-name="T491">.<text:line-break/><text:tab/></text:span><text:span text:style-name="T529">Ukončení </text:span><text:span text:style-name="T441">zapůjčení</text:span><text:span text:style-name="T523"> vyžaduje 1 kolo soustředění, ale nestojí už žádnou magenergii.</text:span></text:p>
      <text:h text:style-name="P1570" text:outline-level="5"><text:span text:style-name="T517">Č</text:span><text:span text:style-name="T491">ástečná proměna</text:span></text:h>
      <text:p text:style-name="P185"><text:span text:style-name="T436">C</text:span><text:span text:style-name="T400">ena:</text:span><text:span text:style-name="T491"> </text:span><text:span text:style-name="T525">1</text:span><text:span text:style-name="T491"> mag<text:line-break/></text:span><text:span text:style-name="T436">Sesílání:</text:span><text:span text:style-name="T518"> </text:span><text:span text:style-name="T521">1 kolo</text:span></text:p>
      <text:p text:style-name="P184"><text:soft-page-break/><text:span text:style-name="T518">M</text:span><text:span text:style-name="T491">ůžeš si takto například nechat narůst ostré zuby nebo drápy (zranění 1), přeměnit své oči, nos či uši (čímž získáš zrak, čich nebo sluch příslušného zvířete) a podobně. </text:span><text:span text:style-name="T532">Proměna je vždycky viditelná – budeš mít zřetelně psí čenich, oči s kočičí zornicí, prodlouženou čelist s vystouplými tesáky a podobně.</text:span><text:span text:style-name="T491"><text:line-break/><text:tab/></text:span><text:span text:style-name="T523">Zpětná proměna vyžaduje 1 kolo </text:span><text:span text:style-name="T444">soustředění</text:span><text:span text:style-name="T523">, ale nestojí už žádnou magenergii.</text:span></text:p>
      <text:h text:style-name="Heading_20_5" text:outline-level="5"><text:span text:style-name="T523">K</text:span><text:span text:style-name="T491">líčení</text:span></text:h>
      <text:p text:style-name="P188"><text:span text:style-name="T436">C</text:span><text:span text:style-name="T400">ena:</text:span><text:span text:style-name="T491"> </text:span><text:span text:style-name="T553">1</text:span><text:span text:style-name="T491"> mag<text:line-break/></text:span><text:span text:style-name="T437">Sesílání:</text:span><text:span text:style-name="T524"> </text:span><text:span text:style-name="T554">několik minut</text:span></text:p>
      <text:p text:style-name="P196"><text:span text:style-name="T491">Toto kouzlo </text:span><text:span text:style-name="T555">způsobí zrychlené klíčení </text:span><text:span text:style-name="T556">existujících</text:span><text:span text:style-name="T491"> semen či pupen</text:span><text:span text:style-name="T555">ů</text:span><text:span text:style-name="T491">. </text:span><text:span text:style-name="T543">Kořínky dokáží roztrhat i kámen, pokud jsem v něm alespoň nějaké pukliny.<text:line-break/><text:tab/></text:span><text:span text:style-name="T557">Pokud se toto kouzlo naučíš, není od věci zvyknout si nosit po kapsách vždy aspoň hrst semínek, abys měl s čím pracovat, </text:span><text:span text:style-name="T559">když v okolí</text:span><text:span text:style-name="T558"> žádná nejsou</text:span><text:span text:style-name="T557">.</text:span></text:p>
      <text:h text:style-name="Heading_20_3" text:outline-level="3"><text:span text:style-name="T519">Pokročilé druidské schopnosti </text:span><text:span text:style-name="T560">a kouzla</text:span></text:h>
      <text:h text:style-name="P1532" text:outline-level="5">Proměna ve zvíře</text:h>
      <text:p text:style-name="P186"><text:span text:style-name="T436">C</text:span><text:span text:style-name="T400">ena:</text:span><text:span text:style-name="T491"> </text:span><text:span text:style-name="T525">2</text:span><text:span text:style-name="T491"> magy<text:line-break/></text:span><text:span text:style-name="T437">Sesílání:</text:span><text:span text:style-name="T524"> </text:span><text:span text:style-name="T522">1 kolo</text:span></text:p>
      <text:p text:style-name="P183"><text:span text:style-name="T491">Tímto krátkým rituálem se můžeš proměnit ve </text:span><text:span text:style-name="T533">čtyřnohé</text:span><text:span text:style-name="T491"> zvíře. Mění se pouze tvoje tělo a předměty připoutané skrze </text:span><text:span text:style-name="T400">pouto s předmětem</text:span><text:span text:style-name="T491">. </text:span><text:span text:style-name="T542">Z</text:span><text:span text:style-name="T536">vířete, do kterého se měníš, </text:span><text:span text:style-name="T537">nemůže mít žádnou z vlastností vyšší než je tvoje Duše </text:span><text:span text:style-name="T542">a jeho Velikost</text:span><text:span text:style-name="T536"> se může od tvé Velikosti lišit nejvýše o hodnotu tvé Duše.</text:span><text:span text:style-name="T491"><text:line-break/><text:tab/></text:span><text:span text:style-name="T523">Zpětná proměna vyžaduje 1 kolo </text:span><text:span text:style-name="T444">soustředění</text:span><text:span text:style-name="T523">, ale nestojí už žádnou magenergii.</text:span></text:p>
      <text:h text:style-name="Heading_20_5" text:outline-level="5"><text:soft-page-break/>Pouto s předmětem</text:h>
      <text:p text:style-name="P182"><text:span text:style-name="T1034">Sesílání:</text:span> několik minut<text:line-break/><text:span text:style-name="T1054">Dosah:</text:span><text:span text:style-name="T1564"> Dotyk</text:span></text:p>
      <text:p text:style-name="P181">Tímto krátkým rituálem si můžeš vytvořit osobní pouto s nějakým předmětem. <text:span text:style-name="T1566">Tento předmět nemůže mít žádnou z částí z kovu – to mimo jiné znamená, že nemůžeš vytvořit pouto s těžkou zbrojí.<text:line-break/><text:tab/></text:span>Všechny takto připoutané předměty se při <text:span text:style-name="T1055">úplně proměně</text:span> do zvířecí podoby mění s tebou.</text:p>
      <text:h text:style-name="P1571" text:outline-level="5">Pouto se zvířetem</text:h>
      <text:p text:style-name="P190"><text:span text:style-name="T1034">Sesílání:</text:span> několik minut<text:line-break/><text:span text:style-name="T1054">Dosah:</text:span><text:span text:style-name="T1564"> Dotyk</text:span></text:p>
      <text:p text:style-name="P192">Na zvíře, se kterým máš vytvořené pouto, můžeš sesílat <text:span text:style-name="T1034">zapůjčení</text:span> na libovolnou vzdálenost <text:span text:style-name="T1563">a když to uděláš, tak se tímto zvířetem doslova staneš – budeš moci rozhodovat, co bude dělat a jak se bude chovat</text:span>.<text:line-break/><text:tab/>V jednu chvíli můžeš mít pouto pouze s jedním zvířetem. <text:span text:style-name="T1562">Nemůžeš vytvořit pouto se zvířetem, se kterým má pouto někdo jiný.</text:span> <text:span text:style-name="T1562">Není také možné vytvořit pouto se zvířetem, které má někdo zrovna</text:span> <text:span text:style-name="T1053">zapůjčené</text:span>.<text:line-break/><text:tab/><text:span text:style-name="T1565">Zvíře</text:span><text:span text:style-name="T536">, </text:span><text:span text:style-name="T541">se kterým chceš vytvořit pouto</text:span><text:span text:style-name="T536">, </text:span><text:span text:style-name="T537">nemůže mít žádnou z vlastností vyšší než je tvoje Duše </text:span><text:span text:style-name="T541">a jeho velikost</text:span><text:span text:style-name="T536"> se může od tvé Velikosti lišit nejvýše o hodnotu tvé Duše.</text:span></text:p>
      <text:h text:style-name="P1572" text:outline-level="5"><text:span text:style-name="T517">R</text:span><text:span text:style-name="T491">ychlý růst</text:span></text:h>
      <text:p text:style-name="P193"><text:span text:style-name="T446">Cena:</text:span><text:span text:style-name="T544"> 2 magy<text:line-break/></text:span><text:span text:style-name="T445">Dosah:</text:span><text:span text:style-name="T545"> kontaktní<text:line-break/></text:span><text:span text:style-name="T445">Sesílání:</text:span><text:span text:style-name="T545"> několik minut<text:line-break/></text:span><text:span text:style-name="T447">Trvání:</text:span><text:span text:style-name="T546"> několik </text:span><text:span text:style-name="T548">hodin</text:span></text:p>
      <text:p text:style-name="P195"><text:soft-page-break/><text:span text:style-name="T546">M</text:span><text:span text:style-name="T491">ůžeš takto například nechat zarůst chodbu, nechat kořeny vyrůst přes propast a vytvořit tak most, a podobně. </text:span><text:span text:style-name="T547">Rostliny mohou zaujmout jen takový tvar a velikost, do jaké by mohly s dostatkem času vyrůst přirozeně. Kořeny stromů tedy mohou například překlenout i několik metrů, tráva to ale nedokáže.</text:span><text:span text:style-name="T491"><text:line-break/><text:tab/>Vegetace roste doslova před očima – nechat zarůst celou chodbu zabere jen několik </text:span><text:span text:style-name="T567">minut</text:span><text:span text:style-name="T491">. </text:span><text:span text:style-name="T547">Růst ale není tak rychlý, aby bylo možné někoho chytit nebo jinak přímo ohrozit.<text:line-break/><text:tab/></text:span><text:span text:style-name="T549">Po skončení trvání </text:span><text:span text:style-name="T550">kouzla</text:span><text:span text:style-name="T549"> narostlá hmota zetlí a v několika dalších hodinách se zcela rozpadne.</text:span></text:p>
      <text:h text:style-name="P1533" text:outline-level="5">Oživlé šlahouny</text:h>
      <text:p text:style-name="P194"><text:span text:style-name="T400">Cena:</text:span><text:span text:style-name="T491"> 2 magy<text:line-break/></text:span><text:span text:style-name="T445">Dosah:</text:span><text:span text:style-name="T545"> </text:span><text:span text:style-name="T551">krátký<text:line-break/></text:span><text:span text:style-name="T448">Rozsah:</text:span><text:span text:style-name="T552"> Až 3 cíle najednou<text:line-break/></text:span><text:span text:style-name="T449">Trvání:</text:span><text:span text:style-name="T566"> soustředění</text:span></text:p>
      <text:p text:style-name="P194"><text:span text:style-name="T491">Po dobu tvého </text:span><text:span text:style-name="T400">soustředění</text:span><text:span text:style-name="T491"> ožij</text:span><text:span text:style-name="T551">í</text:span><text:span text:style-name="T491"> větve nebo šlahouny v dosahu. Mohou někoho zranit (šlahouny mají zranění 1, silné větve 2), chytit a omotat, dokonce i uškrtit.</text:span></text:p>
      <text:h text:style-name="Heading_20_3" text:outline-level="3"><text:span text:style-name="T527">Mistrovské</text:span><text:span text:style-name="T519"> druidské schopnosti </text:span><text:span text:style-name="T560">a kouzla</text:span></text:h>
      <text:h text:style-name="Heading_20_5" text:outline-level="5"><text:span text:style-name="T538">Mistrovská</text:span><text:span text:style-name="T491"> proměna</text:span></text:h>
      <text:p text:style-name="P187"><text:span text:style-name="T436">C</text:span><text:span text:style-name="T400">ena:</text:span><text:span text:style-name="T491"> </text:span><text:span text:style-name="T527">3</text:span><text:span text:style-name="T491"> magy<text:line-break/></text:span><text:span text:style-name="T437">Sesílání:</text:span><text:span text:style-name="T524"> </text:span><text:span text:style-name="T522">1 kolo</text:span></text:p>
      <text:p text:style-name="P191"><text:span text:style-name="T443">Mistrovská</text:span><text:span text:style-name="T442"> proměna</text:span><text:span text:style-name="T535"> funguje stejně</text:span><text:span text:style-name="T491"> jako </text:span><text:span text:style-name="T400">proměna </text:span><text:span text:style-name="T443">ve zvíře</text:span><text:span text:style-name="T491">, ale </text:span><text:span text:style-name="T539">umožňuje</text:span><text:span text:style-name="T533"> měnit </text:span><text:span text:style-name="T540">se</text:span><text:span text:style-name="T533"> v jiná než čtyřnohá zvířata – tedy například v ptáky, hady, ryby a podobně. Stále se ale nemůžeš proměňovat v humanoidní tvory </text:span><text:span text:style-name="T534">ani v hmyz</text:span><text:span text:style-name="T533">.</text:span></text:p>
      <text:h text:style-name="P1396" text:outline-level="2"><text:bookmark-start text:name="__RefHeading___Toc12800_4230435934"/><text:soft-page-break/>Šaman<text:bookmark-end text:name="__RefHeading___Toc12800_4230435934"/></text:h>
      <text:p text:style-name="P325">/<text:span text:style-name="T1972">* zatím jen koncept */</text:span></text:p>
      <text:list xml:id="list2183489321" text:style-name="L45">
        <text:list-item>
          <text:p text:style-name="P1191">šaman komunikuje s duchy</text:p>
          <text:list>
            <text:list-item>
              <text:p text:style-name="P1191">může <text:span text:style-name="T1973">tedy</text:span> mít <text:span text:style-name="T1973">například</text:span> nějakého spřízněného ducha, který pak posedává zvířata. Díky tomu pak může se zvířetem komunikovat a duch také zvířeti propůjčuje schopnosti.</text:p>
            </text:list-item>
          </text:list>
        </text:list-item>
        <text:list-item>
          <text:p text:style-name="P1192"><text:span text:style-name="T1974">oproti tomu </text:span>druid přenáší své vědomí (zapůjčení), případně se rovnou mění ve zvíře</text:p>
        </text:list-item>
      </text:list>
      <text:h text:style-name="P1377"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60">Když bys chvíli sledoval rozehranou hru, mohl bys slyšet například něco takového:</text:p>
      <text:p text:style-name="P841"><text:span text:style-name="Emphasis"><text:span text:style-name="T585">Pán jeskyně:</text:span></text:span><text:span text:style-name="T1034"> </text:span><text:span text:style-name="T1162">"</text:span><text:span text:style-name="T1211">Vešel jsi do malé místnosti osvětlené olejovou lampičkou. </text:span><text:span text:style-name="T1162">Je tu stůl a židle, na stěně visí obraz. </text:span><text:span text:style-name="T1212">Místnost nemá žádnej jinej východ a</text:span><text:span text:style-name="T1162"> </text:span><text:span text:style-name="T1212">n</text:span><text:span text:style-name="T1211">ikdo tu není.</text:span><text:span text:style-name="T1162">"</text:span></text:p>
      <text:p text:style-name="P841"><text:span text:style-name="Emphasis"><text:span text:style-name="T1299">Pavel</text:span></text:span><text:span text:style-name="Emphasis"><text:span text:style-name="T1296">:</text:span></text:span><text:span text:style-name="T1034"> „</text:span><text:span text:style-name="T1162">Prohlídnu si stůl. Mrknu i pod něj, jestli zespodu není něco přilepen</text:span><text:span text:style-name="T1190">ý</text:span><text:span text:style-name="T1162">ho.“</text:span></text:p>
      <text:p text:style-name="P841"><text:span text:style-name="Emphasis"><text:span text:style-name="T585">Pán jeskyně:</text:span></text:span><text:span text:style-name="T1034"> </text:span><text:span text:style-name="T1162">„</text:span><text:span text:style-name="T1213">Přilepenýho tam nic není, ale všiml sis, že pod deskou stolu je</text:span><text:span text:style-name="T1162"> šuplík.“</text:span></text:p>
      <text:p text:style-name="P853"><text:span text:style-name="Emphasis"><text:span text:style-name="T1299">Pavel</text:span></text:span><text:span text:style-name="Emphasis"><text:span text:style-name="T1296">:</text:span></text:span><text:span text:style-name="T1034"> </text:span><text:span text:style-name="T1162">„</text:span><text:span text:style-name="T1191">Jde otevřít?</text:span><text:span text:style-name="T1162">“</text:span></text:p>
      <text:p text:style-name="P808"><text:span text:style-name="T589">Pán jeskyně:</text:span><text:span text:style-name="T1872"> </text:span><text:span text:style-name="T1191">„Nejde, zřejmě j</text:span><text:span text:style-name="T1162">e zamčen</text:span><text:span text:style-name="T1190">ej</text:span><text:span text:style-name="T1162">.“</text:span></text:p>
      <text:p text:style-name="P853"><text:span text:style-name="Emphasis"><text:span text:style-name="T1299">Pavel</text:span></text:span><text:span text:style-name="Emphasis"><text:span text:style-name="T1296">:</text:span></text:span><text:span text:style-name="T1034"> „</text:span><text:span text:style-name="T1162">Pořádně si posvítím a zkontroluju, jestli tam není nějaká past.“</text:span></text:p>
      <text:p text:style-name="P841"><text:span text:style-name="Emphasis"><text:span text:style-name="T585">Pán jeskyně:</text:span></text:span><text:span text:style-name="T1034"> „</text:span><text:span text:style-name="T1162">Vedle zámku jsi našel malou dírku. Vešla by se do ní tak akorát jehla, nebo možná malá šipka.“</text:span></text:p>
      <text:p text:style-name="P853"><text:span text:style-name="Emphasis"><text:span text:style-name="T1299">Pavel</text:span></text:span><text:span text:style-name="Emphasis"><text:span text:style-name="T1296">:</text:span></text:span><text:span text:style-name="T1034"> „</text:span><text:span text:style-name="T1162">Půjde ten zámek vypáčit dýkou?“</text:span></text:p>
      <text:p text:style-name="P841"><text:span text:style-name="Emphasis"><text:span text:style-name="T585">Pán jeskyně:</text:span></text:span><text:span text:style-name="T1034"> „</text:span><text:span text:style-name="T1162">Chvíli to asi zabere, ale ten šuplík je dřevěnej, takže </text:span><text:span text:style-name="T1210">to</text:span><text:span text:style-name="T1162"> určitě </text:span><text:span text:style-name="T1192">půjde</text:span><text:span text:style-name="T1162">. Chceš to udělat?“</text:span></text:p>
      <text:p text:style-name="P853"><text:span text:style-name="Emphasis"><text:span text:style-name="T1299">Pavel</text:span></text:span><text:span text:style-name="Emphasis"><text:span text:style-name="T1296">:</text:span></text:span><text:span text:style-name="T1034"> </text:span><text:span text:style-name="T1162">„Jo, pustím se do toho. Dám si při tom pozor, abych nestál před tou dírkou, ani před ni nestrkal ruce.“</text:span></text:p>
      <text:p text:style-name="P840"><text:span text:style-name="Emphasis"><text:span text:style-name="T585">Pán jeskyně:</text:span></text:span><text:span text:style-name="T1034"> </text:span><text:span text:style-name="T1162">„Po chvíli zápolení jsi zámek vylomil. Opravdu to byla jehlicová past, v pohodě ses jí ale vyhnul. </text:span><text:span text:style-name="T1193">V</text:span><text:span text:style-name="T1162"> šuplíku jsou nějak</text:span><text:span text:style-name="T1190">ý</text:span><text:span text:style-name="T1162"> papíry a mal</text:span><text:span text:style-name="T1190">ej</text:span><text:span text:style-name="T1162"> měšec.“</text:span></text:p>
      <text:p text:style-name="P359"><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1397" text:outline-level="2"><text:bookmark-start text:name="__RefHeading___Toc12804_4230435934"/><text:span text:style-name="T202">Hraje se</text:span><text:span text:style-name="T1"> ve vašich hlavách</text:span><text:bookmark-end text:name="__RefHeading___Toc12804_4230435934"/></text:h>
      <text:p text:style-name="P401"><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8">Přestože <text:span text:style-name="T2043">prostředí a</text:span> situaci obvykle popisuje Pán jeskyně, <text:span text:style-name="T2043">můžeš mu s tím pomáhat</text:span>.</text:p>
      <text:p text:style-name="P128">Neboj se doplňovat a navrhovat věci, které nezmínil.</text:p>
      <text:p text:style-name="P715"><text:span text:style-name="T89">P</text:span><text:span text:style-name="T1">říklad:</text:span></text:p>
      <text:p text:style-name="P856"><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857"><text:soft-page-break/><text:span text:style-name="T111">Pán jeskyně:</text:span><text:span text:style-name="T100"> „</text:span><text:span text:style-name="T290">Hmm, jasně. Dva mají krátký luky.“</text:span></text:p>
      <text:p text:style-name="P396"><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842"><text:span text:style-name="T119">Jana</text:span><text:span text:style-name="T115">:</text:span><text:span text:style-name="T189"> </text:span>„Říkáš, že se v místnosti svítí. Neměli jsme to světlo vidět už z dálky?“</text:p>
      <text:p text:style-name="P201"><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73"><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73"><text:span text:style-name="T111">Pán jeskyně:</text:span><text:span text:style-name="T100"> „</text:span><text:span text:style-name="T109">Promiň, špatně jsem to popsal. Je to spíš šikmá šachta dolů než chodba.“</text:span></text:p>
      <text:h text:style-name="P1398"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7">Jak probíhá společné vytváření minulosti postav, jsme si ukázali už v kapitole <text:span text:style-name="T1579">Tvoje postava</text:span>. <text:span text:style-name="T2094">Pokud si to chceš připomenout, přeskoč na kapitolu </text:span><text:span text:style-name="T1597">Minulost</text:span><text:span text:style-name="T2094"> </text:span><text:span text:style-name="T1454">&lt;ODKAZ&gt;.<text:line-break/><text:tab/></text:span><text:span text:style-name="T924">Stejný postup se používá i v průběhu hry. Kdykoliv se někam vydáte, někoho potkáte a podobně, můžete vymyslet, co </text:span><text:span text:style-name="T930">o</text:span><text:span text:style-name="T924"> tom kdo víte, jestli jste tam už někdy byli a podobně.<text:line-break/><text:tab/>Neznamená to samozřejmě, že by tvoje postava měla znát celý herní svět. Určitě ale není nic špatného na tom, když bude</text:span><text:span text:style-name="T931">š</text:span><text:span text:style-name="T924"> své známé potkávat na různých nepravděpodobných místech, </text:span><text:span text:style-name="T925">to se stává celkem běžně.</text:span></text:p>
      <text:p text:style-name="P721"><text:soft-page-break/><text:span text:style-name="T89">P</text:span><text:span text:style-name="T1">říklad:</text:span></text:p>
      <text:p text:style-name="P854"><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54"><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55"><text:span text:style-name="T45">Pán jeskyně</text:span><text:span text:style-name="T44">:</text:span><text:span text:style-name="T51"> </text:span><text:span text:style-name="T52">„</text:span><text:span text:style-name="T55">To se mi líbí, jsem pro. Nastřelíš trochu, jak město vypadá?“</text:span></text:p>
      <text:p text:style-name="P831"><text:span text:style-name="T878">Jana</text:span><text:span text:style-name="T877">:</text:span><text:span text:style-name="T926"> </text:span><text:span text:style-name="T927">„</text:span><text:span text:style-name="T928">Je </text:span><text:span text:style-name="T929">tady spousta vysokých věží a vznosných paláců. Asi tu mají sídla mocné šlechtické rody. Věže patří k různým chrámům, ale taky k budově univerzity a ke královskému hradu.“</text:span></text:p>
      <text:p text:style-name="P136"><text:span text:style-name="T929">T</text:span><text:span text:style-name="T399">ohle všechno si teď Jana vymyslela, ale říká to, jako by to byly vzpomínky její postavy.</text:span></text:p>
      <text:h text:style-name="P1455" text:outline-level="3">Vyprávěj svůj příběh</text:h>
      <text:p text:style-name="P137"><text:span text:style-name="T399">Za to, aby se příběh tvé postavy dostal do hry, jsi zodpovědný ty. </text:span><text:span text:style-name="T962">Pán jeskyně se ti bude snažit vyjít vstříc, ale vymýšlet příběh na míru třeba pěti nebo šesti různým postavám je velice obtížné. Ty, na rozdíl od něj, se staráš jen o jednu z nich.</text:span></text:p>
      <text:list xml:id="list1911724823" text:style-name="L46">
        <text:list-item>
          <text:p text:style-name="P1145">Vkládej do hry nehráčské postavy, které tvá postava zná, případně s nimi měla v minulosti co do činění.</text:p>
        </text:list-item>
        <text:list-item>
          <text:p text:style-name="P1145">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text:soft-page-break/>Společná tvorba světa<text:bookmark-end text:name="__RefHeading___Toc12810_4230435934"/></text:h>
      <text:p text:style-name="P398">Možná tě v předchozím pří<text:span text:style-name="T2102">kl</text:span>adě zarazilo, že město popsala hráčka jedné z postav a nikoliv Pán jeskyně. Ve starších RPGčkách totiž tradičně svět tvořil výhradně on a hráči se ho tedy musel<text:span text:style-name="T2098">i</text:span> ptát, co jejich postavy o různých věcech vědí. <text:span text:style-name="T2095">Funguje to také a pokud jste na to zvyklí a vyhovuje vám to, klidně tak hrajte dál. Zapojit do tvorby světa hráče postav má ale několik výhod:</text:span></text:p>
      <text:list xml:id="list774086584" text:style-name="L47">
        <text:list-item>
          <text:p text:style-name="P1193">Všichni <text:span text:style-name="T2112">k němu</text:span> <text:span text:style-name="T2097">budete mít už</text:span> od začátku vztah, protože <text:span text:style-name="T2097">jste se</text:span> podíleli na jeho tvorbě.</text:p>
        </text:list-item>
        <text:list-item>
          <text:p text:style-name="P1194">Vytvořit svět je spousta práce. Když ji celou hodíte na Pána jeskyně, může ho to snadno zavalit.</text:p>
        </text:list-item>
        <text:list-item>
          <text:p text:style-name="P1193">Je <text:span text:style-name="T2096">mnohem</text:span> snazší věci vymýšlet <text:span text:style-name="T2096">společně</text:span>, než si lámat hlavu sám.</text:p>
        </text:list-item>
      </text:list>
      <text:p text:style-name="P399">Společně můžete tvořit úplně cokoliv, nemusí to být jen věci, které vaše postavy znají. <text:span text:style-name="T2099">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59">Vymýšlení</text:span> <text:span text:style-name="T2100">nehráčských postav</text:span></text:h>
      <text:p text:style-name="P400">Kdykoliv <text:span text:style-name="T2100">to dává smysl, můžeš vymýšlet nové</text:span> <text:span text:style-name="T2076">nehráčské</text:span> postavy. <text:span text:style-name="T2113">Pokud je tvoje postava zná, tak můžeš rovnou popsat, co si o nich pamatuje.</text:span></text:p>
      <text:p text:style-name="P722"><text:soft-page-break/><text:span text:style-name="T89">P</text:span><text:span text:style-name="T1">říklad:</text:span></text:p>
      <text:p text:style-name="P858"><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0">Nezneužívej toho – <text:span text:style-name="T2076">tuto možnost nemáš proto</text:span>, abys <text:span text:style-name="T2076">mohl</text:span> vyřeši<text:span text:style-name="T2076">t</text:span> každý problém tím, že si na to vymysl<text:span text:style-name="T2076">íš</text:span> vhodnou známost, <text:span text:style-name="T2101">ale abys mohl</text:span> postupně doplňovat minulost <text:span text:style-name="T2101">své postavy</text:span> a obohacovat váš <text:span text:style-name="T2114">příběh a </text:span>herní svět.<text:line-break/><text:tab/><text:span text:style-name="T2115">Měl bys také vymýšlet i postavy</text:span>, které <text:span text:style-name="T2100">ti</text:span> spíš uškodí než pomohou – své dávné konkurenty či nepřátele a podobně.</text:p>
      <text:p text:style-name="P723"><text:span text:style-name="T89">P</text:span><text:span text:style-name="T1">říklad:</text:span></text:p>
      <text:p text:style-name="P859"><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5"><text:span text:style-name="T2117">P</text:span>řidávat nové nehráčské postavy <text:span text:style-name="T2117">sice mohou</text:span> všichni, <text:span text:style-name="T2117">ale</text:span> hraje a rozhoduje pak za ně Pán jeskyně. <text:span text:style-name="T2116">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41"><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text:soft-page-break/>Snaž se nápady <text:span text:style-name="T2009">s</text:span>vých spoluhráčů využí<text:span text:style-name="T2010">vat</text:span><text:bookmark-end text:name="__RefHeading___Toc12814_4230435934"/></text:h>
      <text:p text:style-name="P363"><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402"><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5">Ve hře s příběhovou imunitou může tvoje postava umřít, jen když se pro to sám rozhodneš. Můžeš třeba usoudit, že ses do smrtelné situace dostal vlastní chybou <text:span text:style-name="T2122">a opravdu bys to přežít neměl</text:span>, můžeš se chtít obětovat za ostatní a podobně.<text:line-break/><text:tab/>Když se rozhodnete <text:span text:style-name="T2123">pro tuto variantu</text:span>, tak je <text:span text:style-name="T2118">na vás a na</text:span> Pán<text:span text:style-name="T2118">ovi</text:span> jeskyně, aby se vaše postavy nikdy nedostaly do situace, kdy by <text:soft-page-break/>jejich přežití nedávalo smysl. Pán jeskyně tedy do hry <text:span text:style-name="T2119">nemůže</text:span> dávat pasti jako „padající několikatunový kamenný kvádr“, a<text:span text:style-name="T2120">le ty se stejně tak</text:span> <text:span text:style-name="T2119">nesmíš</text:span> pouštět se do nesmyslného rizika <text:span text:style-name="T2104">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121">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74"><text:span text:style-name="T2035">Pokud chcete mít ve hře reálné riziko smrti</text:span>, <text:span text:style-name="T2035">hrajte bez příběhové imunity. Ani v tomto případě ale o smrti nerozhodují pravidla – postava umře, pouze když to jednoznačně vyplývá ze situace.</text:span></text:p>
      <text:p text:style-name="P718">Příklady:</text:p>
      <text:p text:style-name="P846">Rozdrtil <text:span text:style-name="T2036">tě</text:span> několikatunový kamenný blok.</text:p>
      <text:p text:style-name="P846">Spadl jsi do lávového jezírka.</text:p>
      <text:p text:style-name="P846">Zřítil ses do propasti.</text:p>
      <text:p text:style-name="P860">Roztrhala tě smečka vlků.</text:p>
      <text:p text:style-name="P403"><text:span text:style-name="T2040">I když hrajete bez příběhové imunity, j</text:span>e <text:span text:style-name="T2040">vhodné</text:span>, <text:span text:style-name="T2040">aby postavy umíraly</text:span> co nejméně. <text:span text:style-name="T2040">K</text:span>dyby <text:span text:style-name="T2040">se to totiž stávalo</text:span> často, přestalo by vám na nich záležet a zmizel by tím pocit reálného nebezpečí, kvůli kterému možnost smrti postav do hry dáváte.</text:p>
      <text:h text:style-name="Heading_20_3" text:outline-level="3"><text:soft-page-break/><text:span text:style-name="T2105">Když umře</text:span> hráčská postava</text:h>
      <text:p text:style-name="P409">Když se rozhodnete hrát bez příběhové imunity, není od věci se rovnou domluvit, jak budete řešit, když někomu umře postava:</text:p>
      <text:list xml:id="list2748459785" text:style-name="L48">
        <text:list-item>
          <text:p text:style-name="P1195">Každý hráč si může například hned na začátku vytvořit víc postav a rovnou je zapojit do společné minulosti. Když mu pak postava <text:span text:style-name="T2125">umře</text:span>, nová snáze zapadne do rozehraného příběhu.</text:p>
        </text:list-item>
        <text:list-item>
          <text:p text:style-name="P1195">Dobře také <text:span text:style-name="T2310">funguje</text:span>, když hráč převezme nějakou nehráčskou postavu. Opět to má výhodu v tom, že <text:span text:style-name="T2311">je</text:span> rovnou zapojený do děje.</text:p>
        </text:list-item>
      </text:list>
      <text:p text:style-name="P406">Pokud se nedohodnete jinak, <text:span text:style-name="T2124">nová postava</text:span> bude na stejné úrovni jako ta <text:span text:style-name="T2124">předchozí</text:span>.</text:p>
      <text:list xml:id="list3289318166" text:style-name="L49">
        <text:list-item>
          <text:p text:style-name="P1196">V zásadě sice můžete mít v jedné družině postavy na různých úrovních, <text:span text:style-name="T210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399" text:outline-level="2"><text:bookmark-start text:name="__RefHeading___Toc15347_3133622682"/><text:span text:style-name="T2308">Umírání</text:span> protivníků<text:bookmark-end text:name="__RefHeading___Toc15347_3133622682"/></text:h>
      <text:p text:style-name="P261">Protivníci a různé nestvůry, na rozdíl od <text:span text:style-name="T230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45"><text:soft-page-break/>Příklad:</text:p>
      <text:p text:style-name="P896"><text:span text:style-name="T1584">Pavel:</text:span><text:span text:style-name="T1818"> </text:span><text:span text:style-name="T1034">„Obejdu vyřazený skřety a dám jim všem poslední pomoc.“</text:span></text:p>
      <text:p text:style-name="P53"><text:span text:style-name="T76">Dorazit takto </text:span><text:span text:style-name="T302">obvykle</text:span><text:span text:style-name="T76"> můžeš pouze vyřazeného nebo znehybněného protivníka </text:span><text:span text:style-name="T75">a pouze když ti v tom nikdo nebrání.</text:span></text:p>
      <text:h text:style-name="P1400" text:outline-level="2"><text:bookmark-start text:name="__RefHeading___Toc12822_4230435934"/>Zapojení nového hráče<text:bookmark-end text:name="__RefHeading___Toc12822_4230435934"/></text:h>
      <text:p text:style-name="P407">Když se do vaší rozehrané hry přidá nový hráč, je třeba zapojit jeho postavu do hry a do příběhu. Zde je <text:span text:style-name="T2160">pár tipů</text:span>, jak na to:</text:p>
      <text:list xml:id="list3883845306" text:style-name="L50">
        <text:list-item>
          <text:p text:style-name="P1197">Můžete mu nabídnout, aby převzal nějakou nehráčskou postavu. Výhodou je, že bude rovnou zapojen do děje. Budete mu ale muset říct, co všechno jeho postava ví.</text:p>
        </text:list-item>
        <text:list-item>
          <text:p text:style-name="P1198">Když si bude chtít vytvořit úplně novou postavu, <text:span text:style-name="T2126">snažte se</text:span> jí dát co nejdůležitější roli v<text:span text:style-name="T2127">e vašem</text:span> příběhu: Může <text:span text:style-name="T2128">vás například</text:span> požádat o pomoc s nějakým problémem, <text:span text:style-name="T2130">nebo to třeba </text:span>může být královský vyslanec, který se na výpravu vydá s vámi a má důležité informace <text:span text:style-name="T2129">a královské pověření, které mu dává pravomoc vyjednávat, rekvírovat vojáky</text:span> a podobně.</text:p>
        </text:list-item>
      </text:list>
      <text:p text:style-name="P410">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401" text:outline-level="2"><text:bookmark-start text:name="__RefHeading___Toc12824_4230435934"/><text:span text:style-name="T1893">Chyby a n</text:span>edorozumění<text:bookmark-end text:name="__RefHeading___Toc12824_4230435934"/></text:h>
      <text:p text:style-name="P342">Když uděláš chybu, řekni to nahlas, omluv se a domluv se s Pánem jeskyně a ostatními hráči, jak to vyřešíte.</text:p>
      <text:p text:style-name="P716"><text:soft-page-break/>Příklad:</text:p>
      <text:p text:style-name="P843"><text:span text:style-name="T1598">Pavel</text:span><text:span text:style-name="T1579">:</text:span> <text:span text:style-name="T1162">„Ehm, omlouvám se, špatně jsem se podíval. Sekeru ve skutečnosti nemám. Takže ten žebřík jsem asi vyrobit nemohl.“</text:span></text:p>
      <text:p text:style-name="P843"><text:span text:style-name="T1579">Pán jeskyně:</text:span> <text:span text:style-name="T1317">„V pohodě, stane se. Máte někdo jinej nějakej nástroj, kterej jste na to mohli použít?“</text:span></text:p>
      <text:p text:style-name="P843"><text:span text:style-name="T1300">Naria</text:span><text:span text:style-name="T1296">:</text:span><text:span text:style-name="T1155"> </text:span><text:span text:style-name="T1317">„Já mám meč, šl</text:span><text:span text:style-name="T1327">o</text:span><text:span text:style-name="T1317"> by </text:span><text:span text:style-name="T1327">to s ním</text:span><text:span text:style-name="T1317">?“</text:span></text:p>
      <text:p text:style-name="P843"><text:span text:style-name="T1296">Pán jeskyně:</text:span><text:span text:style-name="T1155"> </text:span><text:span text:style-name="T1317">„</text:span><text:span text:style-name="T1328">Určitě</text:span><text:span text:style-name="T1317">. Takže jste to udělali mečem.“</text:span></text:p>
      <text:p text:style-name="P365">Když <text:span text:style-name="T1893">něco přeslechne nebo zapomene</text:span> Pán jeskyně, <text:span text:style-name="T1894">nebo třeba když špatně použije nějaké pravidlo, upozorni jej na to.</text:span></text:p>
      <text:p text:style-name="P716">Příklad:</text:p>
      <text:p text:style-name="P861"><text:span text:style-name="T1599">P</text:span><text:span text:style-name="T1579">án jeskyně:</text:span><text:span text:style-name="T1782"> „</text:span><text:span text:style-name="T1783">Jak jdeš chodbou, zakopl jsi o nastražené lanko a spustil jsi past.</text:span><text:span text:style-name="T1782">“</text:span></text:p>
      <text:p text:style-name="P843"><text:span text:style-name="T1599">Pavel</text:span><text:span text:style-name="T1589">:</text:span><text:span text:style-name="T2022"> </text:span>„<text:span text:style-name="T1894">Hele, já jsem ale přece před chvílí říkal, že zapálím lucernu, kleknu si a podlahu v chodbě pomalu prohledám.</text:span>“</text:p>
      <text:p text:style-name="P336">P<text:span text:style-name="T1895">án jeskyně</text:span> by se nad tím měl zamyslet, chybu uznat a buď vrátit hru, nebo se s tebou domluvit na nějakém rozumném řešení.</text:p>
      <text:p text:style-name="P713">Příklad:</text:p>
      <text:p text:style-name="P862"><text:span text:style-name="T1599">P</text:span><text:span text:style-name="T1600">án jeskyně:</text:span><text:span text:style-name="T1784"> </text:span>„<text:span text:style-name="T1896">Aha, promiň, to jsem přeslechl. V tom případě jsi to lanko našel a past jsi nespustil.</text:span>“</text:p>
      <text:h text:style-name="P1402" text:outline-level="2">Když se ti cokoliv nezdá, řekni to nahlas</text:h>
      <text:p text:style-name="P632"><text:span text:style-name="T2641">Máš pocit, že by kníže neměl pobíhat po městě bez své stráže? Netušíš, proč vlastně pronásledujete uprchlého zločince? Nejsi si jistý, jestli tvoje </text:span><text:span text:style-name="T1145">ohnivá koule</text:span><text:span text:style-name="T2619"> zapálí střechu stodoly? Hra tě moc nebavila, protože se málo bojovalo? Řekni to nahlas a pokuste se </text:span><text:soft-page-break/><text:span text:style-name="T2619">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1401" text:outline-level="2"><text:bookmark-start text:name="__RefHeading___Toc12826_4230435934"/>Rozhodování <text:span text:style-name="T2007">a řešení sporů</text:span><text:bookmark-end text:name="__RefHeading___Toc12826_4230435934"/></text:h>
      <text:p text:style-name="P345">Když se do sporu dostanou vaše postavy, tak je na nich, jak si ho vyřeší. Dejte ale pozor, aby se z toho nestal spor mezi hráči.<text:line-break/><text:tab/><text:span text:style-name="T2019">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4"><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text:span><text:soft-page-break/><text:span text:style-name="T166">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1403" text:outline-level="2"><text:bookmark-start text:name="__RefHeading___Toc12830_4230435934"/>Co dělat, když tě hra nebaví<text:bookmark-end text:name="__RefHeading___Toc12830_4230435934"/></text:h>
      <text:p text:style-name="P408">Když tě hra nebaví,<text:span text:style-name="T2103"> </text:span>rozhodně si to nenechávej pro sebe. <text:span text:style-name="T2131">Promluvte si o tom a pokuste se s tím něco udělat. Když problém přetrvává dlouhodobě, zvaž následující možnosti:</text:span></text:p>
      <text:list xml:id="list1757708995" text:style-name="L51">
        <text:list-item>
          <text:p text:style-name="P1199">Vzít si jinou postavu.</text:p>
        </text:list-item>
        <text:list-item>
          <text:p text:style-name="P1199"><text:span text:style-name="T2018">Nabídnout, že p</text:span>řev<text:span text:style-name="T2018">e</text:span>z<text:span text:style-name="T2018">meš</text:span> vedení hry.</text:p>
        </text:list-item>
        <text:list-item>
          <text:p text:style-name="P1199">Dát si na chvíli pauzu.</text:p>
        </text:list-item>
        <text:list-item>
          <text:p text:style-name="P1200">Najít si jinou skupinu.</text:p>
        </text:list-item>
      </text:list>
      <text:p text:style-name="P411">Pokud má podobný pocit víc hráčů, je možná na místě nějaká větší změna:</text:p>
      <text:list xml:id="list4293816825" text:style-name="L52">
        <text:list-item>
          <text:p text:style-name="P1201">Zvažte předčasné ukončení rozehrané kapitoly. Můžete zkusit posunout děj o nějaký čas dopředu, nebo se třeba ve vašem herní světě přesunout na jiné místo.</text:p>
        </text:list-item>
        <text:list-item>
          <text:p text:style-name="P1201">Zvažte nový začátek s jinými postavami a v jiném prostředí. Pokud je stávající téma vyčerpané, může vám to zase vrátit nadšení ze hry.</text:p>
        </text:list-item>
        <text:list-item>
          <text:p text:style-name="P1201">Zvažte <text:span text:style-name="T2103">změnu</text:span> Pána jeskyně. Vedení hr<text:span text:style-name="T2017">y</text:span> je náročné a dělat to dlouhodobě může být vyčerpávající. I kdyby to mělo být třeba jen na jedno dobrodružství, může to pomoci.</text:p>
        </text:list-item>
      </text:list>
      <text:p text:style-name="P129"><text:soft-page-break/><text:span text:style-name="T2132">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Citlivá témata<text:bookmark-end text:name="__RefHeading___Toc18399_2593964349"/></text:h>
      <text:p text:style-name="Text_20_body"><text:span text:style-name="T2350">Pokud</text:span> je ti nepříjemné to, co se děje ve hře nebo při ní, ať už z jakýchkoliv důvodů, máš právo říct, že to ve hře nechceš. Nemusíš to obhajovat ani vysvětlovat.<text:line-break/><text:tab/><text:span text:style-name="T2349">Toto pravidlo je opravdu důležité dodržovat. Každý člověk má totiž jiné životní zkušenosti a určitá témata tedy pro něj mohou být mnohem závažnější a citlivější než pro ostatní.</text:span></text:p>
      <text:h text:style-name="P1404" text:outline-level="2"><text:bookmark-start text:name="__RefHeading___Toc12832_4230435934"/>Postup po úrovních<text:bookmark-end text:name="__RefHeading___Toc12832_4230435934"/></text:h>
      <text:p text:style-name="P421">Postup po úrovních <text:span text:style-name="T2161">má významný podíl na tom</text:span>, <text:span text:style-name="T2161">že</text:span> je hraní Dračáku dlouhodobě zábavn<text:span text:style-name="T2163">é</text:span>. <text:span text:style-name="T2164">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text:soft-page-break/>Doporučená rychlost <text:span text:style-name="T2165">postupů</text:span></text:h>
      <text:p text:style-name="P357">Pokud se nedomluvíte jinak, <text:span text:style-name="T2165">získáte novou úroveň vždy po tolika měsících hraní, kolik činí vaše stávající úroveň: </text:span></text:p>
      <text:list xml:id="list4020885863" text:style-name="L53">
        <text:list-item>
          <text:p text:style-name="P1202">Na druhou úroveň postoupíte po 1 měsíci hraní</text:p>
        </text:list-item>
        <text:list-item>
          <text:p text:style-name="P1202">Na třetí postoupíte po dalších 2 měsících.</text:p>
        </text:list-item>
        <text:list-item>
          <text:p text:style-name="P1202">Na čtvrtou po dalších 3 měsících atd.</text:p>
        </text:list-item>
      </text:list>
      <text:p text:style-name="P358">Jde o čas v reálném světě, nikoliv v <text:span text:style-name="T2167">herním</text:span>. Znamená to tedy, že pokud se bude scházet například jednou týdně, tak na první úrovni strávíte zhruba 4 sezení.<text:line-break/><text:tab/><text:span text:style-name="T216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456" text:outline-level="3">Jiné metody získávání úrovní</text:h>
      <text:p text:style-name="P422">Rychlost získávání úrovní si můžete libovolně upravit. Když například<text:span text:style-name="T2168"> dopředu víte, že budete hrát krátkou, jednorázovou kampaň, </text:span>možná bude lepší měřit čas v týdnech místo měsíců – takže hned po prvním týdnu hry postoupíte na druhou úroveň, po dalších dvou týdnech na třetí, atd.<text:line-break/><text:soft-page-break/><text:tab/>Můžete se také domluvit na úplně jiném způsobu postupů<text:span text:style-name="T2162">. </text:span>P<text:span text:style-name="T2162">okud jste </text:span>například<text:span text:style-name="T2162"> na nějaký zvyklí </text:span>z jiného rpgčka<text:span text:style-name="T2162"> a vyhovuje vám, můžete ho samozřejmě používat i v Dračáku. Myslete ale na to, že v Dračáku je jen 12 úrovní.</text:span></text:p>
      <text:h text:style-name="P1457" text:outline-level="3">Co <text:span text:style-name="T2026">přestup znamená pravidlově</text:span></text:h>
      <text:p text:style-name="P349">Při přestupu na <text:span text:style-name="T1499">každou</text:span> lichou úroveň <text:span text:style-name="T1499">(třetí, pátou atd.)</text:span> <text:span text:style-name="T1498">se zvyšuje hodnota jedné z vlastností o 1.</text:span></text:p>
      <text:list xml:id="list2494747468" text:style-name="L54">
        <text:list-item>
          <text:p text:style-name="P1204"><text:span text:style-name="T98">Můžeš si </text:span><text:span text:style-name="T203">zvýšit</text:span><text:span text:style-name="T98"> kterou chceš, ale rozdíl mezi tvou nejvyšší a nejnižší vlastností nemůže být větší než 3.</text:span></text:p>
        </text:list-item>
        <text:list-item>
          <text:p text:style-name="P1203"><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47">Když si zvýšíš Duši, zvedne se tím zároveň i tvá Magenergie (aktuální i maximální).</text:p>
        </text:list-item>
      </text:list>
      <text:h text:style-name="P1458" text:outline-level="3">Co <text:span text:style-name="T2026">přestup znamená příběhově</text:span></text:h>
      <text:p text:style-name="P458"><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1405" text:outline-level="2"><text:bookmark-start text:name="__RefHeading___Toc14788_2806536736"/><text:soft-page-break/>Získávání nových dovedností<text:bookmark-end text:name="__RefHeading___Toc14788_2806536736"/></text:h>
      <text:p text:style-name="P459">Dovednosti uvedené v seznamu v kapitole Tvoje postava <text:span text:style-name="T1443">&lt;ODKAZ&gt; </text:span><text:span text:style-name="T938">se</text:span><text:span text:style-name="T1443"> </text:span><text:span text:style-name="T938">vždy</text:span><text:span text:style-name="T1459"> </text:span><text:span text:style-name="T938">pořizují</text:span><text:span text:style-name="T399"> při přestup</text:span><text:span text:style-name="T938">u</text:span><text:span text:style-name="T399"> na novou úroveň – v popisu tvého povolání v kapitole </text:span><text:span text:style-name="T874">Schopnosti podle povolání</text:span><text:span text:style-name="T399"> </text:span><text:span text:style-name="T1443">&lt;ODKAZ&gt;</text:span><text:span text:style-name="T399"> máš vždy uvedeno, na kterých úrovních </text:span><text:span text:style-name="T939">to můžeš dělat</text:span><text:span text:style-name="T399"> – </text:span><text:span text:style-name="T939">vždy to znamená možnost buď si zlepšit nějakou stávající, nebo si pořídit novou na základní stupeň</text:span><text:span text:style-name="T399">.<text:line-break/><text:tab/></text:span><text:span text:style-name="T935">Když se chceš naučit nějakou dovednost, která tam uvedena není, třeba navigaci nebo nějaký </text:span><text:span text:style-name="T940">cizí</text:span><text:span text:style-name="T935"> jazyk, máš dvě možnosti:</text:span></text:p>
      <text:list xml:id="list2846697917" text:style-name="L55">
        <text:list-item>
          <text:p text:style-name="P1036">Domluvit se s Pánem jeskyně a ostatními hráči, aby studium nové dovednosti zapadlo do příběhu.</text:p>
        </text:list-item>
      </text:list>
      <text:list xml:id="list3025043949" text:style-name="L56">
        <text:list-item>
          <text:list>
            <text:list-item>
              <text:p text:style-name="P1205"><text:span text:style-name="T935">Když se například domluvíte, že uděláte v příběhu pauzu a budete pokračovat tím, co se stalo po dvou letech, tak v průběhu těchto dvou let mohou postavy dělat různé věci – mimo jiné se </text:span><text:span text:style-name="T943">něco</text:span><text:span text:style-name="T935"> </text:span><text:span text:style-name="T944">na</text:span><text:span text:style-name="T935">učit.</text:span></text:p>
            </text:list-item>
            <text:list-item>
              <text:p text:style-name="P1205"><text:span text:style-name="T935">Tímto vlastně doplníte minulost svých postav a tudíž tím </text:span><text:span text:style-name="T945">získáš</text:span><text:span text:style-name="T935"> znalosti nebo dovednosti plynoucí z minulosti. Tyto dovednosti si nemusíš zvlášť </text:span><text:span text:style-name="T946">za</text:span><text:span text:style-name="T935">pisovat.</text:span></text:p>
            </text:list-item>
            <text:list-item>
              <text:p text:style-name="P1206"><text:span text:style-name="T399">Nové dovednosti také automaticky získáš pokaždé, když se něčemu budeš v rámci příběhu delší dobu věnovat – když například strávíte tři měsíce plavbou jako posádka na lodi, </text:span><text:span text:style-name="T941">určitě</text:span><text:span text:style-name="T399"> se při tom </text:span><text:span text:style-name="T942">přiučíte</text:span><text:span text:style-name="T399"> něco </text:span><text:span text:style-name="T942">z</text:span><text:span text:style-name="T399"> námořnické</text:span><text:span text:style-name="T942">ho</text:span><text:span text:style-name="T399"> řemesl</text:span><text:span text:style-name="T942">a</text:span><text:span text:style-name="T399">.</text:span></text:p>
            </text:list-item>
          </text:list>
        </text:list-item>
      </text:list>
      <text:list xml:id="list120212028797212" text:continue-list="list2846697917" text:style-name="L55">
        <text:list-item>
          <text:p text:style-name="P1036"><text:span text:style-name="T2246">L</text:span>ibovolnou dovednost <text:span text:style-name="T2246">se můžeš</text:span> naučit při přestupu <text:span text:style-name="T2246">na novou úroveň</text:span> místo dovednosti uvedené v pravidlech.</text:p>
        </text:list-item>
      </text:list>
      <text:list xml:id="list1783628970" text:style-name="L57">
        <text:list-item>
          <text:list>
            <text:list-item>
              <text:p text:style-name="P1207"><text:span text:style-name="T399">V </text:span><text:span text:style-name="T936">tomto</text:span><text:span text:style-name="T399"> případě si tuto dovednost </text:span><text:span text:style-name="T937">zapiš k ostatním dovednostem</text:span><text:span text:style-name="T399">.</text:span></text:p>
            </text:list-item>
          </text:list>
        </text:list-item>
      </text:list>
      <text:h text:style-name="P1406" text:outline-level="2"><text:bookmark-start text:name="__RefHeading___Toc14790_2806536736"/><text:soft-page-break/>Použití dovedností<text:bookmark-end text:name="__RefHeading___Toc14790_2806536736"/></text:h>
      <text:p text:style-name="P462">Když chceš použít nějakou dovednost, společně proberte, jestli to dává smysl. <text:span text:style-name="T2249">Pán jeskyně pak na základě jejího popisu v kapitole </text:span><text:span text:style-name="T1579">Tvoje postava</text:span> <text:span text:style-name="T1443">&lt;ODKAZ&gt;</text:span><text:span text:style-name="T2249"> určí,</text:span> jak to dopadne.</text:p>
      <text:p text:style-name="Example_20_Header">Příklad:</text:p>
      <text:p text:style-name="Example"><text:span text:style-name="T1579">Jana:</text:span> „Říkal jsi, že je nad vstupem do chodby nějaký nápis v neznámém jazyce. Není to náhodou staroelfština? Z té totiž <text:span text:style-name="T2250">něco málo umím.</text:span>“</text:p>
      <text:p text:style-name="P874"><text:span text:style-name="T1579">Pán jeskyně:</text:span> „<text:span text:style-name="T2250">V tom případě opravdu poznáváš, že to je</text:span> staroelfština. <text:span text:style-name="T2250">Máš jen základní stupeň?“.</text:span></text:p>
      <text:p text:style-name="P874"><text:span text:style-name="T1579">Jana:</text:span> „<text:span text:style-name="T2250">Přesně tak.“</text:span></text:p>
      <text:p text:style-name="P874"><text:span text:style-name="T1579">Pán jeskyně:</text:span> „<text:span text:style-name="T2250">Ok. </text:span>Chvíli ti to zabere a přesnej překlad dohromady nedáš, ale pochopila jsi z toho, že je to varování. Zřejmě jsou v té chodbě pasti, které se zapínají, když v podzemí nikdo není.“</text:p>
      <text:p text:style-name="P468"><text:span text:style-name="T2247">Jak je vidět z tohoto příkladu, při použití dovedností se nehází. Pán jeskyně výsledek odvodil čistě z toho, že u</text:span><text:span text:style-name="T951"> </text:span><text:span text:style-name="T948">základního stupně</text:span><text:span text:style-name="T951"> </text:span><text:span text:style-name="T480">starého jazyka</text:span><text:span text:style-name="T951"> je </text:span><text:span text:style-name="T947">na</text:span><text:span text:style-name="T950">psáno</text:span><text:span text:style-name="T951">:</text:span><text:span text:style-name="T2247"> </text:span><text:span text:style-name="T1112">Pochopíš smysl sdělení</text:span><text:span text:style-name="T1113">. </text:span><text:span text:style-name="T2248">Nedal tedy Janě přesný překlad staroelfského textu, na to by potřebovala pokročilý stupeň, ale řekl jí, co z něj pochopila.</text:span></text:p>
      <text:h text:style-name="Heading_20_3" text:outline-level="3">Obtížnost <text:span text:style-name="T2267">při</text:span> použití dovednosti</text:h>
      <text:p text:style-name="P467">Některé dovednosti neříkají, jak dobrý výsledek dostaneš, ale jak obtížnou překážku dokážeš překonat. <text:span text:style-name="T2184">Jak už bylo řečeno, dovednosti mají tři stupně: Základní, pokročilý a mistrovský. Tomu odpovídají tři stupně obtížnosti překážek.</text:span></text:p>
      <text:p text:style-name="P734"><text:soft-page-break/>Příklad:</text:p>
      <text:p text:style-name="P875"><text:span text:style-name="T2184">Když nemáš vůbec dovednost </text:span><text:span text:style-name="T1104">šplhání</text:span><text:span text:style-name="T2184">, dokážeš vylézt na žebřík nebo na strom, který má větve už od země. S pokročilým </text:span><text:span text:style-name="T1104">šplháním</text:span><text:span text:style-name="T2184"> vylezeš po holém kmeni. S mistrovským </text:span><text:span text:style-name="T1104">šplháním</text:span><text:span text:style-name="T2184"> zdoláš i převislou skálu.</text:span></text:p>
      <text:p text:style-name="P469">Obtížnost překážek určuje Pán jeskyně <text:span text:style-name="T2266">s ohledem na to, co je napsáno v popisu dovedností v kapitole </text:span><text:span text:style-name="T1610">Tvoje postava</text:span>, může se vás ale zeptat na názor.</text:p>
      <text:p text:style-name="P734">Příklad:</text:p>
      <text:p text:style-name="P870"><text:span text:style-name="T1579">Katka:</text:span><text:span text:style-name="T1317"> „Chtěl</text:span><text:span text:style-name="T1331">a</text:span><text:span text:style-name="T1317"> bych vyšplhat do okna ve druhém patře domu, zvládnu to?“</text:span></text:p>
      <text:p text:style-name="P868"><text:span text:style-name="T1605">Pán jeskyně:</text:span><text:span text:style-name="T2185"> „Stěna je omítnutá a kromě oken vysoko nahoře prakticky holá. Jak těžký to podle vás bude?“</text:span></text:p>
      <text:p text:style-name="P870"><text:span text:style-name="T1579">Jana:</text:span><text:span text:style-name="T1317"> „To zní jako výzva pro mistra.“</text:span></text:p>
      <text:p text:style-name="P868"><text:span text:style-name="T1301">Pán jeskyně:</text:span><text:span text:style-name="T1329"> „</text:span><text:span text:style-name="T1330">Taky si myslím. V tom případě to, Katko, nezvládneš. Musela by sis to nějak usnadnit.“</text:span></text:p>
      <text:h text:style-name="Heading_20_3" text:outline-level="3">Obtížnost<text:span text:style-name="T2186"> můžeš snížit</text:span></text:h>
      <text:p text:style-name="P470"><text:span text:style-name="T1268">Když je překážka nad tvoje síly, můžeš si nějak pomoci: použít nějakou schopnost, něco </text:span><text:span text:style-name="T1271">z okolí či</text:span><text:span text:style-name="T1268"> ze své výbav</text:span><text:span text:style-name="T1269">y</text:span><text:span text:style-name="T1268"> a podobně</text:span><text:span text:style-name="T1267">. </text:span><text:span text:style-name="T1270">Překážka pak bude méně obtížná, takže ji budeš moci překonat i s nižším stupněm dovednosti.</text:span></text:p>
      <text:p text:style-name="P734">Příklad:</text:p>
      <text:p text:style-name="P870"><text:span text:style-name="T1579">Katka:</text:span><text:span text:style-name="T1317"> „</text:span><text:span text:style-name="T1331">Vedle ve dvoře byl žebřík. </text:span><text:span text:style-name="T1333">Je</text:span><text:span text:style-name="T1331"> sice moc krátký, ale když m</text:span><text:span text:style-name="T1334">ě</text:span><text:span text:style-name="T1331"> někdo po</text:span><text:span text:style-name="T1334">drží</text:span><text:span text:style-name="T1331">, dosáhnu z něj na parapet.“</text:span></text:p>
      <text:p text:style-name="P868"><text:span text:style-name="T1301">Pán je</text:span><text:span text:style-name="T1302">skyně:</text:span><text:span text:style-name="T1331"> „To by šlo. V tom případě ti stačí základy šplhání.“</text:span></text:p>
      <text:p text:style-name="P870"><text:span text:style-name="T1302">Katka:</text:span><text:span text:style-name="T1331"> „</text:span><text:span text:style-name="T1332">Prima. Tak to tak uděláme.“ „</text:span><text:span text:style-name="T1157">Karo, podržíš mě?</text:span><text:span text:style-name="T1332">“</text:span></text:p>
      <text:p text:style-name="P870"><text:span text:style-name="T1303">Jana</text:span><text:span text:style-name="T1302">:</text:span><text:span text:style-name="T1331"> </text:span><text:span text:style-name="T1156">„</text:span><text:span text:style-name="T1157">Jasně.“</text:span></text:p>
      <text:p text:style-name="P471"><text:soft-page-break/><text:span text:style-name="T2274">Každou</text:span> překážku je možné překonat, když vymyslíš, jak na to. To je vlastně důsledek tohoto pravidla – když snížíš obtížnost natolik, aby byla překážka triviální, překonáš i ji bez dovednosti.</text:p>
      <text:p text:style-name="P735">Příklad:</text:p>
      <text:p text:style-name="P876"><text:span text:style-name="T1331">K</text:span><text:span text:style-name="T1317">dyby žebřík z předchozího příkladu dosáhl až do horního okna, mohl by po něm vylézt </text:span><text:span text:style-name="T1343">i někdo, kdo šplhat neumí</text:span><text:span text:style-name="T1317">.<text:line-break/><text:tab/></text:span><text:span text:style-name="T1343">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2"><text:span text:style-name="T2268">Když používáš dovednost proti někomu jinému, tak je obtížnost rovna jeho stupni dovednosti. Tuto obtížnost můžeš snížit</text:span>, když se ti podaří <text:span text:style-name="T2269">proti němu</text:span> získat nějakou výhodu. <text:span text:style-name="T2262">Když bude mít naopak výhodu on, tak se ti obtížnost zvýší.</text:span></text:p>
      <text:p text:style-name="P733">Příklad:</text:p>
      <text:p text:style-name="Example">Když máš <text:span text:style-name="T1034">mistrovský stupeň</text:span> ostražitosti a plížení, tak tě za normálních okolností někdo jiný s mistrovským stupněm této dovednosti odhalí. Když ale na sebe necháš seslat kouzlo <text:span text:style-name="T1034">neviditelnost</text:span>, tak budeš mít proti němu výhodu a nevšimne si tě.</text:p>
      <text:p text:style-name="P122">Výhody a nevýhody <text:span text:style-name="T2263">mají vliv,</text:span> pouze <text:span text:style-name="T2270">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407" text:outline-level="2"><text:bookmark-start text:name="__RefHeading___Toc18401_2593964349"/><text:soft-page-break/>Použití <text:span text:style-name="T2452">kouzelných</text:span> předmětů<text:bookmark-end text:name="__RefHeading___Toc18401_2593964349"/></text:h>
      <text:p text:style-name="P312"><text:span text:style-name="T2451">Kouzelné předměty, jako jsou magické meče či zbroje, svitky s kouzly nebo třeba čarovné hůlky a prsteny, snadno poznáš: když se jich dotkneš</text:span> holou rukou, ucítí<text:span text:style-name="T2452">š</text:span> jemné brnění.<text:line-break/><text:tab/><text:span text:style-name="T1950">Předmět se s tebou následně pokusí „sladit“. Můžeš to odmítnout, v tom případě se nic nestane. Když tomu necháš volný průběh, brnění se změní v příjemný, hřejivý pocit. Od té chvíle máš předmět </text:span><text:span text:style-name="T1096">připoutaný</text:span><text:span text:style-name="T1951">.</text:span></text:p>
      <text:list xml:id="list1223098004" text:style-name="L58">
        <text:list-item>
          <text:p text:style-name="P1208"><text:span text:style-name="T1950">Připoutání předmětu zabere jedno kolo </text:span><text:span text:style-name="T1097">soustředění</text:span><text:span text:style-name="T1952">.</text:span></text:p>
        </text:list-item>
        <text:list-item>
          <text:p text:style-name="P1209"><text:span text:style-name="T1953">Na odpoutání stačí pomyslet</text:span>.</text:p>
        </text:list-item>
      </text:list>
      <text:p text:style-name="P313">Některé předměty není možné připoutat. <text:span text:style-name="T1954">Při dotyku sice brní, ale nepokusí se s tebou sladit</text:span>.</text:p>
      <text:list xml:id="list1922598872" text:style-name="L59">
        <text:list-item>
          <text:p text:style-name="P1210"><text:span text:style-name="T2453">Nemůžeš si</text:span> připoutat předmět, který má připoutaný někdo jiný.</text:p>
        </text:list-item>
        <text:list-item>
          <text:p text:style-name="P1210">Připoutat také nejdou různé <text:span text:style-name="T1955">magické</text:span> pasti, <text:span text:style-name="T1955">očarované</text:span> truhly a podobně, které jsou „pořád aktivní“.</text:p>
        </text:list-item>
      </text:list>
      <text:p text:style-name="P314">Předměty přestanou být připoutané, když umře<text:span text:style-name="T2454">š</text:span>. <text:span text:style-name="T1956">Spánek ani bezvědomí ale připoutání nezruší.</text:span></text:p>
      <text:h text:style-name="Heading_20_3" text:outline-level="3">Počet připoutaných předmětů</text:h>
      <text:p text:style-name="P567">V jednu chvíli můžeš mít připoutaný jen určitý počet kouzelných předmětů. <text:span text:style-name="T2458">Počítají se všechny, včetně svitků s kouzly.</text:span></text:p>
      <text:list xml:id="list2522029259" text:style-name="L60">
        <text:list-item>
          <text:p text:style-name="P1211">Na první úrovni můžeš mít připoutaný jen jeden předmět.</text:p>
        </text:list-item>
        <text:list-item>
          <text:p text:style-name="P1212">Od druhé <text:span text:style-name="T2457">úrovně můžeš mít připoutané 2 předměty.</text:span></text:p>
        </text:list-item>
        <text:list-item>
          <text:p text:style-name="P1213">Od čtvrté <text:span text:style-name="T2457">úrovně si můžeš připoutat 3 předměty.</text:span></text:p>
        </text:list-item>
        <text:list-item>
          <text:p text:style-name="P1213"><text:soft-page-break/>Od šesté <text:span text:style-name="T2457">úrovně si můžeš mít připoutané 4 předměty a tak dále</text:span></text:p>
        </text:list-item>
      </text:list>
      <text:p text:style-name="P568">Když tohoto počtu dosáhneš, nemůžeš si připoutat další předmět, dokud alespoň jeden neodpoutáš.</text:p>
      <text:h text:style-name="P1459" text:outline-level="3">Jak pozná<text:span text:style-name="T2456">š</text:span>, co předmět dělá</text:h>
      <text:p text:style-name="P315"><text:span text:style-name="T2455">Prvním připoutáním kouzelného předmětu</text:span> <text:span text:style-name="T1957">(včetně lektvarů a svitků s kouzly)</text:span> zjistí<text:span text:style-name="T2454">š</text:span>, jak se používá a co dělá. <text:span text:style-name="T2455">Od té budeš mít pocit, že jsi to vždycky věděl.</text:span></text:p>
      <text:list xml:id="list802865600" text:style-name="L61">
        <text:list-item>
          <text:p text:style-name="P1214">Některé magické předměty <text:span text:style-name="T1958">skrývají, co umí</text:span>, případně <text:span text:style-name="T1959">o sobě</text:span> neprozradí úplně všechno. <text:span text:style-name="T1959">Co dělají a jak se používají, musíš zjistit jinak – například si to přečíst v nějaké staré knize.</text:span></text:p>
        </text:list-item>
      </text:list>
      <text:h text:style-name="Heading_20_3" text:outline-level="3">Předměty účinkují, jen když jsou připoutané</text:h>
      <text:p text:style-name="P242"><text:span text:style-name="T2460">Většina kouzelných předmětů účinkuje</text:span>, pouze když jsou připoutané. <text:span text:style-name="T246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60">Lektvary, </text:span>tinktury, masti, oleje a podobně <text:span text:style-name="T2460">působí, i když připoutané nejsou –</text:span> <text:span text:style-name="T2460">stačí je vypít, </text:span>potřít se jimi atd<text:span text:style-name="T2459">. </text:span>Můžeš si je ale připoutat, abys zjistil jejich účinky<text:span text:style-name="T2459">.</text:span></text:p>
      <text:h text:style-name="P1459" text:outline-level="3"><text:soft-page-break/>Sesílání kouzel <text:span text:style-name="T1962">ze svitků</text:span></text:h>
      <text:p text:style-name="P566"><text:span text:style-name="T1960">Abys mohl seslat kouzlo ze svitku, musíš si jej nejprve připoutat. Na to se jej musíš dotknout a strávit jedno kolo </text:span><text:span text:style-name="T1098">soustředěním</text:span><text:span text:style-name="T1205">, </text:span><text:span text:style-name="T1206">stejně jako když připoutává</text:span><text:span text:style-name="T1291">š</text:span><text:span text:style-name="T1206"> jakýkoliv jiný magický předmět</text:span><text:span text:style-name="T1205">.<text:line-break/><text:tab/></text:span><text:span text:style-name="T196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99">zaklínací formuli</text:span><text:span text:style-name="T1961">. To ovšem nemusíš udělat hned. Kouzlo tedy můžeš mít připravené a kdykoliv později jej seslat vyslovením zaklínací formule, což vyžaduje jen jedno kolo </text:span><text:span text:style-name="T1098">soustředění</text:span><text:span text:style-name="T1960">.</text:span></text:p>
      <text:list xml:id="list2669306281" text:style-name="L62">
        <text:list-item>
          <text:p text:style-name="P1215">Při vyslovení zaklínací formule nemusí<text:span text:style-name="T2462">š</text:span> svitek držet, dokonce jej ani nemusí<text:span text:style-name="T2462">š</text:span> mít u sebe (při připoutávání a čtení kouzla samozřejmě ano).</text:p>
        </text:list-item>
        <text:list-item>
          <text:p text:style-name="P1217">Když si <text:span text:style-name="T2462">svitek</text:span> odpoutá<text:span text:style-name="T2462">š</text:span> a znovu připoutá<text:span text:style-name="T2462">š</text:span>, kouzlo přestane být připravené. Před použitím ho musí<text:span text:style-name="T2462">š</text:span> znovu celé přečíst.</text:p>
        </text:list-item>
      </text:list>
      <text:p text:style-name="P316">Když chce<text:span text:style-name="T2462">š</text:span> kouzlo seslat znovu, musí<text:span text:style-name="T2462">š</text:span> opět přečíst celý text svitku.</text:p>
      <text:list xml:id="list234642444" text:style-name="L63">
        <text:list-item>
          <text:p text:style-name="P1216">Od druhé úrovně si <text:span text:style-name="T2463">můžeš</text:span> připoutat víc magických předmětů současně, takže <text:span text:style-name="T2463">můžeš</text:span> mít připravených víc kouzel a každé z nich seslat v jednom kole.</text:p>
        </text:list-item>
      </text:list>
      <text:p text:style-name="P317">Rituály sesílací formuli nemají, nejdou tedy připravit a dokončit později. Účinkují vždy hned po dokončení sesílání.</text:p>
      <text:p text:style-name="P57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69">Řekli jsme si, že před sesláním kouzla ze svitku si ho musíš připravit tím, že celý svitek <text:span text:style-name="T2465">nahlas</text:span> přečteš. Na to pochopitelně musíš umět číst a psát a také znát jazyk, ve kterém je kouzlo <text:span text:style-name="T2466">n</text:span>apsané.<text:line-break/><text:tab/>Většina kouzel je <text:span text:style-name="T2466">z</text:span>apsaná v<text:span text:style-name="T2473">e</text:span> <text:span text:style-name="T2473">staro</text:span>elfštině. Kouzelník <text:span text:style-name="T2468">tedy</text:span> <text:span text:style-name="T2469">tyto svitky</text:span> <text:span text:style-name="T2467">určitě</text:span> dokáže přečíst, protože automaticky umí jak <text:span text:style-name="T1134">staro</text:span><text:span text:style-name="T1034">elfštinu</text:span>, tak <text:span text:style-name="T1034">čtení a psaní</text:span>. <text:span text:style-name="T2464">Ostatní povolání se tyto dovednosti musí naučit, pokud chtějí sesílat kouzla ze svitků.</text:span></text:p>
      <text:h text:style-name="Heading_20_4" text:outline-level="4">„<text:span text:style-name="T2470">Čtení“ svitků z</text:span> paměti</text:h>
      <text:p text:style-name="P588">Při přípravě kouzla zapsaného na svitku je <text:span text:style-name="T2470">nezbytné</text:span>, mít ho připoutaný a vyslovit správná slova. Nemusíš tedy nutně umět číst příslušný jazyk – pokud ti text přečte někdo jiný a ty to po něm zopakuješ, fungovat to bude také.</text:p>
      <text:p text:style-name="P762">Příklad:</text:p>
      <text:p text:style-name="Example">Hraničářka Naria našla svitek s <text:span text:style-name="T2509">kouzelnickým</text:span> kouzlem <text:span text:style-name="T1034">modrý blesk</text:span>. Neumí <text:span text:style-name="T2510">ovšem</text:span> číst a nezná staroelfštinu, ve které je kouzlo zapsané, takže si kouzlo ze svitku nedokáže připravit sama. Když si ho ale připoutá a poprosí Karu, která staroelfštinu číst umí, aby jí s tím pomohla, může <text:span text:style-name="T2511">text ze svitku přeříkat,</text:span> kouzlo <text:span text:style-name="T2511">si tím</text:span> připravit a následně ho seslat. <text:span text:style-name="T2511">Před dalším použitím bude ale opět muset poprosit Karu, aby jí pomohla s přípravou kouzla.</text:span></text:p>
      <text:p text:style-name="P59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63"><text:soft-page-break/>Příklad:</text:p>
      <text:p text:style-name="Example"><text:span text:style-name="T1631">Jana:</text:span><text:span text:style-name="T2508"> </text:span>„<text:span text:style-name="T2511">Říkal jsi, že c</text:span>esta nám zabere několik dní. <text:span text:style-name="T2511">Využiju je k tomu, abych Nariu naučila připravovat si </text:span><text:span text:style-name="T1136">modrý blesk</text:span><text:span text:style-name="T2511"> ze svitku.</text:span>“</text:p>
      <text:p text:style-name="Example"><text:span text:style-name="T1632">Pán jeskyně:</text:span><text:span text:style-name="T2471"> </text:span>„<text:span text:style-name="T2471">Dobře. Odteď to tedy Naria zvládne sama.</text:span>“</text:p>
      <text:h text:style-name="Heading_20_3" text:outline-level="3">Učení se kouzel ze svitků</text:h>
      <text:p text:style-name="P570">Pokud je kouzlo na svitku určeno pro tvé povolání, tak se ho z něj také můžeš při přestupu na vyšší úroveň <text:span text:style-name="T2505">naučit</text:span> místo kouzla z pravidel. V tom případě jej budeš moci sesílat jako každé jiné naučené kouzlo, tedy za svoji magenergii. Nebudeš na to muset mít připoutaný svitek a nebudeš si kouzlo muset před sesláním připravovat. <text:span text:style-name="T2506">Svitku se při tom nic nestane, bude dál fungovat jako dřív.</text:span></text:p>
      <text:p text:style-name="Example_20_Header">Příklad:</text:p>
      <text:p text:style-name="Example"><text:span text:style-name="T2506">Když si Naria připoutá svitek s kouzlem </text:span><text:span text:style-name="T1135">modrý blesk</text:span><text:span text:style-name="T2506"> a s Kařinou pomocí ho přečte, může z něj toto kouzlo seslat. Nemůže se z něj ale</text:span> <text:span text:style-name="T1135">modrý blesk</text:span> <text:span text:style-name="T2506">naučit </text:span>při přestupu <text:span text:style-name="T2507">na další úroveň</text:span>, protože to není hraničářské kouzlo.</text:p>
      <text:h text:style-name="P1459" text:outline-level="3">Sesílání kouzel z <text:span text:style-name="T2503">hůlek, prstenů a podobně</text:span></text:h>
      <text:p text:style-name="P123">Některé kouzelné předměty, <text:span text:style-name="T2503">jako třeba hůlky, prsteny a podobně,</text:span> <text:span text:style-name="T2502">m</text:span>ají v sobě vsazené drahokamy zářící vnitřním světlem <text:span text:style-name="T2502">a umožňují komukoliv sesílat kouzla bez přípravy a bez znalosti starých jazyků – stačí mít předmět připoutaný, jedno kolo se soustředit a vyslovit příslušnou sesílací formuli.</text:span> <text:span text:style-name="T2502">J</text:span>eden z<text:span text:style-name="T2502">e vsazených</text:span> drahokamů <text:span text:style-name="T2512">potom vždy</text:span> pohasne. <text:span text:style-name="T2502">K</text:span>dyž už žádný nezáří, <text:span text:style-name="T2502">kouzlo není možné seslat</text:span>.<text:line-break/><text:tab/><text:span text:style-name="T2504">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51"><text:span text:style-name="T399">Náhodný hod </text:span><text:span text:style-name="T863">může</text:span><text:span text:style-name="T932">te</text:span><text:span text:style-name="T864"> </text:span><text:span text:style-name="T863">použít, když chce</text:span><text:span text:style-name="T932">te</text:span><text:span text:style-name="T399"> </text:span><text:span text:style-name="T865">nestranně</text:span><text:span text:style-name="T399"> rozhodnout něco, co nezávisí na schopnostech postav. </text:span><text:span text:style-name="T868">Hází se k6 a</text:span><text:span text:style-name="T866"> </text:span><text:span text:style-name="T932">před hodem je vždycky třeba určit</text:span><text:span text:style-name="T866">, co budou znamenat jednotlivé výsledky.</text:span></text:p>
      <text:p text:style-name="P714"><text:span text:style-name="T866">P</text:span><text:span text:style-name="T399">říklad:</text:span></text:p>
      <text:p text:style-name="P839"><text:span text:style-name="T592">Jana</text:span><text:span text:style-name="T590">:</text:span><text:span text:style-name="T862"> </text:span><text:span text:style-name="T399">„Jak</text:span><text:span text:style-name="T915">ý</text:span><text:span text:style-name="T399"> je zrovna počasí?“<text:line-break/></text:span><text:span text:style-name="T590">P</text:span><text:span text:style-name="T591">án jeskyně</text:span><text:span text:style-name="T590">:</text:span><text:span text:style-name="T862"> </text:span><text:span text:style-name="T399">„</text:span><text:span text:style-name="T867">Nevím, hodím</text:span><text:span text:style-name="T934">e</text:span><text:span text:style-name="T867"> si. </text:span><text:span text:style-name="T399">Jednička – je krásně, šestka – je bouřka.“</text:span></text:p>
      <text:p text:style-name="P864"><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39"><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52"><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444647698" text:style-name="L64">
        <text:list-item>
          <text:p text:style-name="P1148">Přepadení</text:p>
        </text:list-item>
        <text:list-item>
          <text:p text:style-name="P1148">Překonávání obtížných překážek</text:p>
        </text:list-item>
        <text:list-item>
          <text:p text:style-name="P1148">Průzkum zajímavých míst</text:p>
        </text:list-item>
      </text:list>
      <text:p text:style-name="P125">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30">Vaše postavy jsou zkušení dobrodruzi a samozřejmě vědí, že si na výpravu musí <text:span text:style-name="T2170">vzít</text:span> <text:span text:style-name="T2169">vodu a</text:span> <text:span text:style-name="T2171">jídlo</text:span>. Můžete to tedy s klidným srdcem nechat na nich a prostě říct „Bereme si dostatek <text:span text:style-name="T2171">vody</text:span> <text:span text:style-name="T2172">a</text:span> zásob“.</text:p>
      <text:p text:style-name="P131">TODO: Kvalita <text:span text:style-name="T1456">z</text:span><text:span text:style-name="T933">ásob</text:span> záleží na tvém živobytí <text:span text:style-name="T2178">(viz kapitola </text:span><text:span text:style-name="T1604">TODO</text:span><text:span text:style-name="T2178"> </text:span><text:span text:style-name="T1455">&lt;ODKAZ&gt;</text:span><text:span text:style-name="T2178">)</text:span>. <text:span text:style-name="T2173">Zásoby pro chuďase asi nebudou nic moc, hlady ale nezemřeš</text:span>.</text:p>
      <text:h text:style-name="Heading_20_2" text:outline-level="2"><text:bookmark-start text:name="__RefHeading___Toc12840_4230435934"/><text:soft-page-break/>Hlídky<text:bookmark-end text:name="__RefHeading___Toc12840_4230435934"/></text:h>
      <text:p text:style-name="P473">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64">(viz </text:span><text:span text:style-name="T1609">Náhodný hod</text:span><text:span text:style-name="T2264"> </text:span><text:span text:style-name="T1460">&lt;ODKAZ&gt;</text:span><text:span text:style-name="T2264">)</text:span>.</text:p>
      <text:p text:style-name="Example_20_Header">Příklad:</text:p>
      <text:p text:style-name="P877"><text:span text:style-name="T1579">Pán jeskyně:</text:span> „<text:span text:style-name="T2272">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78"><text:span text:style-name="T1611">Pavel</text:span><text:span text:style-name="T1579">:</text:span> „<text:span text:style-name="T2272">Že se vůbec ptáš.“</text:span></text:p>
      <text:p text:style-name="P878"><text:span text:style-name="T1579">Pán jeskyně:</text:span> „<text:span text:style-name="T2273">Máte pevné pořadí, nebo si mám hodit kostkou, kdo bude zrovna hlídat, když se něco stane?“</text:span></text:p>
      <text:p text:style-name="P879"><text:span text:style-name="T1611">Kara</text:span><text:span text:style-name="T1579">:</text:span> „<text:span text:style-name="T2273">Asi záleží na tom, kdo je zrovna jak unavenej.“</text:span></text:p>
      <text:p text:style-name="P879"><text:span text:style-name="T1579">Pán jeskyně:</text:span> „<text:span text:style-name="T2273">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77">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65">v okolí</text:span></text:h>
      <text:p text:style-name="P474">Pokud máš šperháky a paklíče, můžeš otevírat zámky. S kladivem a perlíkem je můžeš zkoušet rozbít, páčidlem vylomit. Se sekerou můžeš rozsekat dveře. Když v podzemí najdeš hromadu dřeva <text:span text:style-name="T2275">a máš příslušné nástroje</text:span>, můžeš z ní vyrobit most, schody nebo třeba žebřík.</text:p>
      <text:p text:style-name="P736">Příklad:</text:p>
      <text:p text:style-name="P882"><text:span text:style-name="T1612">Pán jeskyně:</text:span><text:span text:style-name="T2271"> „Jak před sebou proklepáváš podlahu holí, zjistil jsi, že je v ní propadlo. Na délku má asi metr a půl.“</text:span></text:p>
      <text:p text:style-name="P880"><text:span text:style-name="T1613">Katka</text:span><text:span text:style-name="T1579">:</text:span> „<text:span text:style-name="T2275">To asi všichni zvládneme přeskočit, ne? Po jistotu před propadlem udělám křídou čáru, ať víme, kam už nesmíme šlapat. Pak ho přeskočím a udělám ji na druhý straně.</text:span>“</text:p>
      <text:p text:style-name="P881"><text:span text:style-name="T1579">Pán jeskyně:</text:span> „<text:span text:style-name="T2276">Dobře. Přeskočit to pro tebe není problém, na druhé straně je zase pevná podlaha.“</text:span></text:p>
      <text:p text:style-name="P880"><text:soft-page-break/><text:span text:style-name="T1611">Pavel</text:span><text:span text:style-name="T1579">:</text:span> „<text:span text:style-name="T2276">Hele, teď to sice přeskočíme, ale kdo ví, v jakym budeme stavu, když tudy budeme potřebovat utéct. Radši to něčím přemostíme. V předchozí místnosti byly dveře, zkusím je vysadit a položit je přes propadlo.“</text:span></text:p>
      <text:p text:style-name="P882"><text:span text:style-name="T1612">Pán jeskyně:</text:span><text:span text:style-name="T2271"> „Dobře. Vysadit šly celkem hladce. Položil jsi je přes propadlo a vypadá to, že vás v pohodě udržej.“</text:span></text:p>
      <text:h text:style-name="P1460" text:outline-level="3">Používej svoje schopnosti <text:span text:style-name="T2277">a dovednosti</text:span></text:h>
      <text:p text:style-name="P561">Při používání kouzel a schopností buďte kreativní. Kouzla nejsou jen od toho, aby dávala zranění v boji – <text:span text:style-name="T1034">modrý blesk</text:span> například může přepálit lano, na kterém visí lustr, přestože to není napsané v pravidlech. <text:span text:style-name="T2447">Když to dává smysl, bude to fungovat.</text:span></text:p>
      <text:p text:style-name="P726">Příklad:</text:p>
      <text:p text:style-name="P919">S <text:span text:style-name="T1034">pavoučím lektvarem</text:span> se udržíš na libovolném pevném povrchu – můžeš tedy šplhat klidně i po stropě. S kouzlem <text:span text:style-name="T1034">levitace</text:span> můžeš bezpečně seskočit do jámy nebo propasti.</text:p>
      <text:p text:style-name="Text_20_body"><text:span text:style-name="T2446">Jak se používají dovednosti jsme si řekli v kapitole </text:span><text:span text:style-name="T1629">Použití dovedností</text:span><text:span text:style-name="T2277"> </text:span><text:span text:style-name="T1470">&lt;</text:span><text:span text:style-name="T1000">ODKAZ</text:span><text:span text:style-name="T1470">&gt;.</text:span></text:p>
      <text:h text:style-name="P1461" text:outline-level="3"><text:span text:style-name="T2186">Překonávání překážek s n</text:span>áklad<text:span text:style-name="T2180">em</text:span> <text:span text:style-name="T2180">či</text:span> zranění<text:span text:style-name="T2180">m</text:span></text:h>
      <text:p text:style-name="P132">Při překonávání překážek ber v úvahu, co všechno s sebou neseš a jestli jsi případně zraněn. <text:span text:style-name="T1879">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37"><text:soft-page-break/>Příklad:</text:p>
      <text:p text:style-name="P832">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33">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462" text:outline-level="3">Když to nejde silou…</text:h>
      <text:p text:style-name="P423">Na rozdíl od počítačových her <text:span text:style-name="T2181">v Dračáku</text:span> není <text:span text:style-name="T2181">předem </text:span>pevn<text:span text:style-name="T1880">ě</text:span> <text:span text:style-name="T2181">určeno</text:span>, jak jdou překážky překonat. <text:span text:style-name="T1881">Fungovat bude c</text:span>okoliv, co dává smysl. Pokud vás tedy nenapadá lepší možnost, můžete se například někam prokopat nebo probourat, <text:span text:style-name="T1882">dveře</text:span> můžete prostě rozmlátit, skálu rozštípat opakov<text:span text:style-name="T1883">aný</text:span>m rozpalováním a chlazením a podobně. <text:span text:style-name="T2181">Počítejte ovšem s tím, že někam se prokopat, natož třeba rozbít skálu, zabere klidně několik dní nebo i týdnů a je to pořádná fuška.</text:span><text:line-break/><text:tab/><text:span text:style-name="T1884">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408" text:outline-level="2"><text:bookmark-start text:name="__RefHeading___Toc13231_3822832400"/><text:soft-page-break/>Čím si svítíte?<text:bookmark-end text:name="__RefHeading___Toc13231_3822832400"/></text:h>
      <text:p text:style-name="P424"><text:span text:style-name="T2182">Podobně jako u zásob potravin předpokládáme, že vaše postavy vědí, kolik si mají nakoupit či vyrobit svíček a loučí, aby jim nedošlo světlo uprostřed výpravy. Ze stejného důvodu také n</text:span>emusí<text:span text:style-name="T1885">š</text:span> přesně počítat, jak dlouho vydrží svítit louč a kdy je potřeba zapálit novou.<text:line-break/><text:tab/><text:span text:style-name="T2182">Může ale být důležité, čím a jak si vlastně svítíte: lucernu může někdo zkusit rozkopnout a zhasnout, případně se od ní můžete v průběhu boje vzdálit, loučí můžeš odhánět vlky a jinou divou zvěř a podobně.</text:span></text:p>
      <text:list xml:id="list3211205922" text:style-name="L65">
        <text:list-item>
          <text:p text:style-name="P1218">Když vstoupíte do temného podzemí, nebo třeba když v noci držíte hlídky, domluvte se, kdo bude svítit a čím.</text:p>
        </text:list-item>
      </text:list>
      <text:list xml:id="list2481692081" text:style-name="L66">
        <text:list-item>
          <text:p text:style-name="P1219">Lucerna nebo louč se obvykle drží v ruce, takže při tom nejde dost dobře bojovat se štítem nebo s dvojruční zbraní.</text:p>
        </text:list-item>
      </text:list>
      <text:p text:style-name="P738">Příklad:</text:p>
      <text:p text:style-name="P883"><text:span text:style-name="T1579">Katka:</text:span> „Postavím lucernu na zem, abych mohla střílet z luku.“</text:p>
      <text:h text:style-name="P1409" text:outline-level="2"><text:bookmark-start text:name="__RefHeading___Toc13233_3822832400"/>Kreslení mapy<text:bookmark-end text:name="__RefHeading___Toc13233_3822832400"/></text:h>
      <text:p text:style-name="P425">Kreslit si mapu je vhodné zejména při průzkumu podzemí. Dává to jednak smysl z pohledu postav – bez ní by snadno mohly zabloudit, ale mapa je <text:span text:style-name="T2187">také</text:span> důležitá herní pomůcka a výrazně pomáhá k tomu, abyste si dokázali představit, kde zrovna postavy jsou <text:span text:style-name="T2278">a jak to tam vypadá</text:span>.<text:line-break/><text:tab/>Podobně jako u louče či lucerny může <text:span text:style-name="T2279">také</text:span> být důležité, která z postav mapu kreslí: Když se například rozdělíte, část z vás do mapy nebude moci nahlížet. Obdobně když postavy o mapy přijdou, měli byste si i vy začít kreslit novou od místa, kde zrovna jste, <text:span text:style-name="T2183">a do té staré se nekoukat</text:span>.<text:line-break/><text:soft-page-break/><text:tab/><text:span text:style-name="T2188">Reálně</text:span> mapu nemusí nutně <text:span text:style-name="T2190">malovat</text:span> hráč postavy, která ji <text:span text:style-name="T2189">kreslí</text:span> ve hře – zejména při průzkumu podzemí je dokonce lepší, když to dělá Pán jeskyně, protože je to mnohem rychlejší, než kdyby vám měl diktovat tvary místností.</text:p>
      <text:h text:style-name="P1410" text:outline-level="2"><text:bookmark-start text:name="__RefHeading___Toc12846_4230435934"/><text:span text:style-name="T98">P</text:span><text:span text:style-name="T1">rohledávání</text:span><text:bookmark-end text:name="__RefHeading___Toc12846_4230435934"/></text:h>
      <text:p text:style-name="P426"><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79">T</text:span>ajemství <text:span text:style-name="T2193">bývá</text:span> skryto v popisech</text:h>
      <text:p text:style-name="P427">Snaž se pozorně poslouchat, co Pán jeskyně popisuje. <text:span text:style-name="T2192">Se vším</text:span>, co <text:span text:style-name="T2192">zmíní</text:span>, můžeš dál něco dělat. Když například popíše: <text:span text:style-name="T1162">„V místnosti je stůl, židle a na stěně obraz,“ </text:span><text:span text:style-name="T1219">t</text:span><text:span text:style-name="T2191">ak můžeš zkusit sundat obraz ze stěny, aby ses podíval, jestli pod ním něco není, poklepat na desku stolu, zda není dutá a podobně.</text:span></text:p>
      <text:h text:style-name="Heading_20_3" text:outline-level="3">Zjevné věci se <text:span text:style-name="T2280">ale</text:span> nepopisují</text:h>
      <text:p text:style-name="P428"><text:span text:style-name="T2204">Téměř k</text:span>aždá místnost má podlahu, strop a stěny. <text:span text:style-name="T2194">C</text:span>okoliv z toho<text:span text:style-name="T2191"> můžeš </text:span>samozřejmě<text:span text:style-name="T2191"> </text:span>prohledávat, <text:span text:style-name="T2194">i když to Pán jeskyně vysloveně nezmíní – zejména když máš nějakou indícii, že by tam mohlo být něco ukryto. S</text:span>těny <text:span text:style-name="T2195">m</text:span>ůžeš například proklepat, jestli nejsou někde duté, <text:span text:style-name="T2194">nebo se u nich zaposlouchat, jestli za nimi není nějaký hluk.</text:span></text:p>
      <text:h text:style-name="Heading_20_3" text:outline-level="3"><text:soft-page-break/>Při hledání p<text:span text:style-name="T2191">oužívej svou výbavu</text:span></text:h>
      <text:p text:style-name="P433">Když si potřebuješ někam posvítit, můžeš například <text:span text:style-name="T2198">zavěsit lucernu na konec hole, nebo ji přivázat na lano </text:span>a spustit ji tam.<text:span text:style-name="T2196"> Nebo tam hodit zapálenou louč. </text:span>Holí také můžeš proklepat strop, na který bys jinak nedosáhl, <text:span text:style-name="T2197">nebo z dálky zkoušet, jestli na podlaze nejsou nášlapné dlaždice – když je past nastražená tak, aby zasáhla toho, kdo na takovou dlaždici šlápne, tak tě díky tomu nezasáhne</text:span>.</text:p>
      <text:h text:style-name="P1463" text:outline-level="3">Hledání pastí</text:h>
      <text:p text:style-name="P432"><text:span text:style-name="T1196">H</text:span><text:span text:style-name="T1197">ledání pastí </text:span><text:span text:style-name="T1228">probíhá stejně </text:span><text:span text:style-name="T1198">jako prohledávání </text:span><text:span text:style-name="T1229">chodeb či</text:span><text:span text:style-name="T1198"> místností</text:span><text:span text:style-name="T1197">.</text:span></text:p>
      <text:p text:style-name="P730">Příklad:</text:p>
      <text:p text:style-name="P884"><text:span text:style-name="T1301">P</text:span><text:span text:style-name="T1296">avel:</text:span><text:span text:style-name="T1317"> „Pomalu a opatrně vyrazím </text:span><text:span text:style-name="T1344">levou</text:span><text:span text:style-name="T1317"> chodbou.“</text:span></text:p>
      <text:p text:style-name="P867"><text:span text:style-name="T1301">Pán </text:span><text:span text:style-name="T1304">jes</text:span><text:span text:style-name="T1307">kyně: </text:span><text:span text:style-name="T1199">„Asi po dvou metrech sis všiml, že v pravé stěně chodby je ve svislé řadě několik </text:span><text:span text:style-name="T1272">malých kulatých</text:span><text:span text:style-name="T1199"> děr, </text:span><text:span text:style-name="T1272">asi tak na prst</text:span><text:span text:style-name="T1199">.“</text:span></text:p>
      <text:h text:style-name="P1513" text:outline-level="4">Co s nalezenou pastí?</text:h>
      <text:p text:style-name="P434"><text:span text:style-name="T1162">Když máš pocit, že jsi našel past, </text:span><text:span text:style-name="T1200">můžeš ji </text:span><text:span text:style-name="T1238">obvykle</text:span><text:span text:style-name="T1200"> zkusit zneškodnit </text:span><text:span text:style-name="T1238">nebo</text:span><text:span text:style-name="T1200"> spustit tak, aby tě nezasáhla.</text:span></text:p>
      <text:p text:style-name="P730">Příklad:</text:p>
      <text:p text:style-name="P872"><text:span text:style-name="T1199">G</text:span><text:span text:style-name="T1162">orondar v předchozím příkladě našel ve stěně chodby několik děr v řadě nad sebou. </text:span><text:span text:style-name="T1230">Nyní je na Pavlovi</text:span><text:span text:style-name="T1200">, jak s touto informací naloží. </text:span><text:span text:style-name="T1230">Může se třeba pokusit proplazit pod dírami, aby ho nezasáhlo to, co z nich nejspíš vyletí. Může je zkusit něčím ucpat. Může je zakrýt štítem, </text:span><text:span text:style-name="T1273">nebo třeba dveřmi, které před chvílí položil přes propadlo</text:span><text:span text:style-name="T1230">. </text:span><text:span text:style-name="T1232">Může si stoupnout stranou a zkusit past </text:span><text:span text:style-name="T1236">s</text:span><text:span text:style-name="T1232">pustit holí.</text:span></text:p>
      <text:p text:style-name="P475"><text:soft-page-break/>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75"><text:span text:style-name="T1231">Pasti </text:span><text:span text:style-name="T1238">nalíčené v prostorách, které někdo používá,</text:span><text:span text:style-name="T1231"> obvykle jdou ně</text:span><text:span text:style-name="T1274">jak</text:span><text:span text:style-name="T1231"> vypnout – ten, kdo </text:span><text:span text:style-name="T1275">propadlo</text:span><text:span text:style-name="T1231"> do chodby nalíčil, do něj nejspíš nechtěl spadnout pokaždé, když se v noci vracel domů. </text:span><text:span text:style-name="T1201">Vypínací mechanismus ale většinou bývá dobře schovaný a často je až za vlastní pastí, protože </text:span><text:span text:style-name="T1239">ten,</text:span><text:span text:style-name="T1201"> kdo ji zná, se jí snadno dokáže vyhnout, </text:span><text:span text:style-name="T1276">když se po delší době vrací domů</text:span><text:span text:style-name="T1201">.</text:span></text:p>
      <text:h text:style-name="Heading_20_4" text:outline-level="4">Odstranění pasti</text:h>
      <text:p text:style-name="P435"><text:span text:style-name="T1162">S dovedností </text:span><text:span text:style-name="T1034">výroba a odstraňování pastí</text:span><text:span text:style-name="T1162"> můžeš past </text:span><text:span text:style-name="T1233">rozebrat a deaktivovat, </text:span><text:span text:style-name="T1239">aniž</text:span><text:span text:style-name="T1233"> bys ji něčím zablokoval, </text:span><text:span text:style-name="T1240">rozbil</text:span><text:span text:style-name="T1233"> nebo spustil. </text:span><text:span text:style-name="T1234">Nejde to ale vždycky – musíš mít přístup k místu, odkud byla nainstalována. </text:span><text:span text:style-name="T1235">Když je například nalíčena z druhé strany stěny nebo dveří, tak </text:span><text:span text:style-name="T1277">se k ní</text:span><text:span text:style-name="T1235"> nemáš jak </text:span><text:span text:style-name="T1277">dostat</text:span><text:span text:style-name="T1235">. </text:span><text:span text:style-name="T1237">Můžeš ale do dveří nebo do zdi udělat díru a udělat to skrz ni.</text:span></text:p>
      <text:h text:style-name="Heading_20_4" text:outline-level="4"><text:span text:style-name="T1237">O</text:span><text:span text:style-name="T1162">btížnost odstranění pasti</text:span></text:h>
      <text:p text:style-name="P435"><text:span text:style-name="T1235">Obtížnost rozebrání a odstranění pasti je rovn</text:span><text:span text:style-name="T1237">a</text:span><text:span text:style-name="T1235"> dovednosti toho, kdo ji nalíčil.</text:span></text:p>
      <text:p text:style-name="P731">Příklad:</text:p>
      <text:p text:style-name="Example">Past vyrobenou mistrem dokáže odstranit jen mistr. Kdokoliv ji ale může rozbít nebo spustit na prázdno.</text:p>
      <text:p text:style-name="P436">Vždycky pozn<text:span text:style-name="T2281">áš</text:span>, jestli past <text:span text:style-name="T2202">zvládneš</text:span> bezpečně rozebrat.</text:p>
      <text:h text:style-name="P1464" text:outline-level="3"><text:soft-page-break/>Nezneužívej n<text:span text:style-name="T1892">epřím</text:span>é informace</text:h>
      <text:p text:style-name="P437"><text:span text:style-name="T2203">Hraj fér: </text:span>Pán jeskyně může občas položit návodnou otázku, jako třeba: <text:span text:style-name="T1034">„V jakém jdete pořadí?“</text:span> nebo <text:span text:style-name="T1034">„Kdo prohledává ten stůl?“</text:span>. V tom případě už samozřejmě nemůže<text:span text:style-name="T2282">te</text:span> říct <text:span text:style-name="T1034">„My do té chodby rad</text:span><text:span text:style-name="T1090">š</text:span><text:span text:style-name="T1034">i ani nepůjdeme“</text:span>.</text:p>
      <text:h text:style-name="P1465" text:outline-level="3">Pořád jdeme opatrně</text:h>
      <text:p text:style-name="P430">Je jasné, že když vstoupíte do podzemí nebo jiného nebezpečného prostoru, tak půjde<text:span text:style-name="T2199">te</text:span> pomalu a opatrně a budete si u toho dávat pozor na pasti. <text:span text:style-name="T2200">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86">. Opatrný průzkum vám sám o sobě zajistí jen dvě věci:</text:span></text:p>
      <text:list xml:id="list994461640" text:style-name="L67">
        <text:list-item>
          <text:p text:style-name="P1220">Všimnete si všech <text:span text:style-name="T2283">zjevných</text:span> vodítek.</text:p>
        </text:list-item>
        <text:list-item>
          <text:p text:style-name="P1221">Když něco spustíte, budete na to moci zareagovat.</text:p>
        </text:list-item>
      </text:list>
      <text:p text:style-name="P727">Příklad:</text:p>
      <text:p text:style-name="P869"><text:span text:style-name="T1606">Pavel</text:span><text:span text:style-name="T1579">:</text:span><text:span text:style-name="T1317"> „</text:span><text:span text:style-name="T1345">Tentokrát zatočím doprava. Postupuju pořád pomalu a opatrně, Naria mi svítí</text:span><text:span text:style-name="T1335"> lucernou.</text:span><text:span text:style-name="T1331">“</text:span></text:p>
      <text:p text:style-name="P865"><text:span text:style-name="T1301">Pán </text:span><text:span text:style-name="T1304">jeskyně:</text:span><text:span text:style-name="T1335"> „</text:span><text:span text:style-name="T1336">Po několika krocích jsi </text:span><text:span text:style-name="T1342">stoupl na</text:span><text:span text:style-name="T1336"> nášlapnou dlaždici. V pravé stěně něco cvaklo. Co kdo děláte?</text:span><text:span text:style-name="T1335">“</text:span></text:p>
      <text:p text:style-name="P429"><text:span text:style-name="T1335">N</text:span><text:span text:style-name="T1317">ášlapná dlaždice v tomto případě byla příliš dobře maskovaná na to, aby si jí v mihotavém světle lucerny bylo možné všimnout </text:span><text:span text:style-name="T1340">za</text:span><text:span text:style-name="T1317"> chůz</text:span><text:span text:style-name="T1340">e</text:span><text:span text:style-name="T1317"> – </text:span><text:span text:style-name="T1337">na to by se musel Gorondar plazit po kolenou a zblízka si prohlížet každou spáru, </text:span><text:span text:style-name="T1346">což samozřejmě nemohl tušit</text:span><text:span text:style-name="T1317">.<text:line-break/><text:tab/></text:span><text:span text:style-name="T1338">To, že šel pomalu a opatrně, </text:span><text:span text:style-name="T1340">ale</text:span><text:span text:style-name="T1338"> dá ale všem možnost na </text:span><text:soft-page-break/><text:span text:style-name="T1338">cvaknutí zareagovat a </text:span><text:span text:style-name="T1339">hrozícímu nebezpečí se tím vyhnout</text:span><text:span text:style-name="T1338">. </text:span><text:span text:style-name="T1340">Kdyby Gorondar místo opatrné chůze běžel, tuto možnost by neměl a rovnou by s</text:span><text:span text:style-name="T1341">i</text:span><text:span text:style-name="T1340"> proti pasti házel na obranu (jak se to dělá si řekneme v kapitole </text:span><text:span text:style-name="T1305">Jiná nebezpečí</text:span><text:span text:style-name="T1338"> &lt;ODKAZ&gt;</text:span><text:span text:style-name="T1340">).</text:span></text:p>
      <text:h text:style-name="P1465" text:outline-level="3">Prohledávám místnost</text:h>
      <text:p text:style-name="P290">Když oznámíš, že prohledáváš celou místnost nebo chodbu, tak to znamená, že si pořádně prohlédneš stěny, stop, podlahu a vybavení v místnosti. Pán jeskyně ti <text:span text:style-name="T1887">popíše</text:span> všechno, co jsi našel, ale obvykle ti neřekne, co přesně to je.</text:p>
      <text:p text:style-name="P728">Příklad:</text:p>
      <text:p text:style-name="P866"><text:span text:style-name="T1301">Pán </text:span><text:span text:style-name="T1304">jeskyně:</text:span><text:span text:style-name="T1335"> „</text:span><text:span text:style-name="T1220">Na východní stěně jsi našel spáru ve tvaru čtverce, asi tak půl metru na půl metru“.</text:span></text:p>
      <text:p text:style-name="P291"><text:span text:style-name="T1162">Spáru pak můžeš zkoumat dál: </text:span><text:span text:style-name="T1278">Z</text:span><text:span text:style-name="T1162">kusit do </text:span><text:span text:style-name="T1278">ní</text:span><text:span text:style-name="T1162"> něco strčit, </text:span><text:span text:style-name="T1278">p</text:span><text:span text:style-name="T1162">roklepat ohraničený čtverec, jestli není dutý, </text:span><text:span text:style-name="T1194">nebo třeba</text:span><text:span text:style-name="T1162"> podrobně prohledat stěnu kolem, jestli tam není nějaká páčka nebo tlačítko.<text:line-break/><text:tab/>Popisuj to co nejpodrobněji: Když zmíníš, že hledáš skryté tlačítko a nějaké tam je, automaticky ho najdeš. Nevadí ale, když </text:span><text:span text:style-name="T1221">to</text:span><text:span text:style-name="T1162"> hned přesně neodhadneš – P</text:span><text:span text:style-name="T1221">án jeskyně</text:span><text:span text:style-name="T1162"> ti </text:span><text:span text:style-name="T1195">pak</text:span><text:span text:style-name="T1162"> </text:span><text:span text:style-name="T1195">nejspíš</text:span><text:span text:style-name="T1162"> řekne, </text:span><text:span text:style-name="T1195">třeba</text:span><text:span text:style-name="T1162"> že jsi na stěně našel malou dírku, </text:span><text:span text:style-name="T1221">kterou</text:span><text:span text:style-name="T1162"> pak můžeš zkoumat dál.</text:span></text:p>
      <text:h text:style-name="P1465" text:outline-level="3">Zapomněli jsme na něco?</text:h>
      <text:p text:style-name="P431"><text:span text:style-name="T1888">Na rozdíl od tvé postavy, která v místnosti skutečně stojí, si ji musíš</text:span> představit <text:span text:style-name="T1889">čistě</text:span> <text:span text:style-name="T1890">podle</text:span> popisu Pána jeskyně. <text:span text:style-name="T1891">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9"><text:soft-page-break/>Příklad:</text:p>
      <text:p text:style-name="P871"><text:span text:style-name="T1301">K</text:span><text:span text:style-name="T1306">atka: </text:span><text:span text:style-name="T1225">„</text:span><text:span text:style-name="T1226">Prohledal</text:span><text:span text:style-name="T1223">i</text:span><text:span text:style-name="T1226"> jsem to tu všechno?</text:span><text:span text:style-name="T1225">“</text:span></text:p>
      <text:p text:style-name="P871"><text:span text:style-name="T1301">Pán </text:span><text:span text:style-name="T1304">jeskyně:</text:span><text:span text:style-name="T1335"> „</text:span><text:span text:style-name="T1222">Pro</text:span><text:span text:style-name="T1279">klepali</text:span><text:span text:style-name="T1222"> js</text:span><text:span text:style-name="T1223">te</text:span><text:span text:style-name="T1222"> důkladně všechny stěny a nic </text:span><text:span text:style-name="T1227">zajímavýho</text:span><text:span text:style-name="T1222"> js</text:span><text:span text:style-name="T1223">te</text:span><text:span text:style-name="T1222"> nenašl</text:span><text:span text:style-name="T1223">i</text:span><text:span text:style-name="T1222">. Je tu ale ještě stůl se šuplíkem, tomu </text:span><text:span text:style-name="T1223">jste se</text:span><text:span text:style-name="T1222"> zatím nevěnoval</text:span><text:span text:style-name="T1223">i</text:span><text:span text:style-name="T1222">. A nijak zvlášť podrobně js</text:span><text:span text:style-name="T1223">te</text:span><text:span text:style-name="T1222"> nezkoumal</text:span><text:span text:style-name="T1223">i</text:span><text:span text:style-name="T1222"> ani podlahu a strop.</text:span><text:span text:style-name="T1224">“</text:span></text:p>
      <text:h text:style-name="Heading_20_2" text:outline-level="2"><text:bookmark-start text:name="__RefHeading___Toc12850_4230435934"/>Infiltrace<text:bookmark-end text:name="__RefHeading___Toc12850_4230435934"/></text:h>
      <text:p text:style-name="P480">Když se potřebujete dostat do nějaké střežené budovy nebo oblasti, máte obvykle několik možností, například:</text:p>
      <text:list xml:id="list2121744066" text:style-name="L68">
        <text:list-item>
          <text:p text:style-name="P1222">Můžete se tam zkusit proplížit.</text:p>
        </text:list-item>
        <text:list-item>
          <text:p text:style-name="P1222">Můžete se zkusit za někoho převléct a tvářit se, že tam máte co dělat.</text:p>
        </text:list-item>
        <text:list-item>
          <text:p text:style-name="P1222">Můžete zkusit odvést pozornost.</text:p>
        </text:list-item>
      </text:list>
      <text:p text:style-name="P481"><text:span text:style-name="T2289">Podle toho, pro jaký postup se rozhodnete, mohou hrát roli různé dovednosti, obvykle </text:span><text:span text:style-name="T1117">ostražitost a plížení</text:span><text:span text:style-name="T2289"> nebo </text:span><text:span text:style-name="T1117">přetvářka a převleky</text:span><text:span text:style-name="T2289">. Hodit se mohou také schopnosti jako </text:span><text:span text:style-name="T1117">neviditelnost</text:span><text:span text:style-name="T2289"> nebo </text:span><text:span text:style-name="T1117">metamorfóza</text:span><text:span text:style-name="T1280"> (což je proměna v někoho jiného)</text:span><text:span text:style-name="T2289">.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411" text:outline-level="2"><text:bookmark-start text:name="__RefHeading___Toc15349_3133622682"/>Znalosti postav<text:bookmark-end text:name="__RefHeading___Toc15349_3133622682"/></text:h>
      <text:p text:style-name="P482">Vaše postavy znají věci, které jako hráči nemusíte nutně vědět.</text:p>
      <text:p text:style-name="Example_20_Header"><text:soft-page-break/>Příklad:</text:p>
      <text:p text:style-name="Example">Kara určitě zná jména kouzelníků, se kterými se potkala při svých studiích, ale Jana ani Pán jeskyně je nutně znát nemusí, dokud to nebud<text:span text:style-name="T2297">e</text:span> z nějakého důvodu <text:span text:style-name="T2297">potřeba</text:span>.</text:p>
      <text:p text:style-name="P483">Když to začne být důležité, mátě několik možností, jak k tomu přistoupit.</text:p>
      <text:h text:style-name="P1466" text:outline-level="3"><text:span text:style-name="T2298">Vymýšlet může</text:span> Pán jeskyně</text:h>
      <text:p text:style-name="P483">Pokud <text:span text:style-name="T2297">informace</text:span> <text:span text:style-name="T2290">vymyslí</text:span> <text:span text:style-name="T2290">P</text:span>án jeskyně, <text:span text:style-name="T2290">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79">Pán jeskyně:</text:span> „<text:span text:style-name="T2290">Druid Bělovous se zrovna baví s nějakým elfím kouzelníkem. Jano, ty ho znáš, je to mistr Arbados, často navštěvoval tvého učitele magie.“</text:span></text:p>
      <text:p text:style-name="P484">Jelikož se <text:span text:style-name="T2291">ale</text:span> t<text:span text:style-name="T2291">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41">Příklad:</text:p>
      <text:p text:style-name="P887"><text:span text:style-name="T1579">Pán jeskyně:</text:span> „<text:span text:style-name="T2292">Jano, s kým se znal tvůj kouzelnický mistr? Stačí mi jedno jméno.“</text:span></text:p>
      <text:p text:style-name="P894"><text:span text:style-name="T1579">Jana:</text:span><text:span text:style-name="T1782"> „</text:span><text:span text:style-name="T1786">Ještě jsem to nepromýšlela. Mohl by to být třeba někdo z univerzity.</text:span><text:span text:style-name="T1782">“</text:span></text:p>
      <text:p text:style-name="P888"><text:span text:style-name="T1579">Pán:</text:span><text:span text:style-name="T1782"> „</text:span><text:span text:style-name="T1786">To by šlo. Jmenuje se Arbados a zrovna se baví s Bělovousem.</text:span><text:span text:style-name="T1782">“</text:span></text:p>
      <text:p text:style-name="P490"><text:soft-page-break/>Na to, že ti Pán jeskyně vždycky řekne všechno, co bys měl vědět, se ale nespoléhej a raději se ho vždycky zeptej.</text:p>
      <text:p text:style-name="P744">Příklad:</text:p>
      <text:p text:style-name="P895"><text:span text:style-name="T1579">Ja</text:span><text:span text:style-name="T1617">na:</text:span><text:span text:style-name="T1787"> „Zná někdo z nás toho elfa, který se baví s Bělovousem?“</text:span></text:p>
      <text:p text:style-name="P893"><text:span text:style-name="T1579">Pán jeskyně:</text:span> „<text:span text:style-name="T2305">Vidíš, ty bys ho asi znát mohla. Je to totiž přítel tvého mistra, nejspíš jsi ho u něj několikrát potkala.“</text:span></text:p>
      <text:h text:style-name="P1467" text:outline-level="3">Vymýšlet mohou i hráči</text:h>
      <text:p text:style-name="P485">Při hře se také často stává, že postavy něco ví o věcech, které <text:span text:style-name="T2297">nikdo zatím</text:span> nepromýšlel. Když při hře nastane situace, kdy to potřebujete vědět, je vhodné, když to vymyslí hráč postavy, která o tom něco ví.</text:p>
      <text:p text:style-name="P742">Příklad:</text:p>
      <text:p text:style-name="P889"><text:span text:style-name="T1579">Pán jeskyně:</text:span> „<text:span text:style-name="T2293">Kařin mistr vás přijme ve své pracovně. Jano, ty ji dobře znáš, jak to tam vypadá?</text:span>“</text:p>
      <text:p text:style-name="P889"><text:span text:style-name="T1615">Jana</text:span><text:span text:style-name="T1579">:</text:span> „<text:span text:style-name="T2293">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89"><text:span text:style-name="T1579">Pán jeskyně:</text:span> „<text:span text:style-name="T2293">To úplně stačí, díky.“</text:span></text:p>
      <text:p text:style-name="P486"><text:span text:style-name="T2294">Tím, že budeš vymýšlet věci, které se týkají tvé postavy, se </text:span>zapojí<text:span text:style-name="T2294">š</text:span> do tvorby světa, takže si <text:span text:style-name="T2294">pak</text:span> snáze dokáže<text:span text:style-name="T2294">š</text:span> představit, že v něm opravdu žije<text:span text:style-name="T2294">š</text:span>. <text:span text:style-name="T2294">Zároveň tím budeš ostatním vyprávět o tom, co souvisí s tvou postavou, takže ji ostatní budou moci lépe poznat.</text:span> Když se <text:span text:style-name="T2294">navíc</text:span> do tvorby zapojíte všichni, tak bude váš svět rozmanitější a zajímavější. A v neposlední řadě tím ulehčí<text:span text:style-name="T2294">š</text:span> práci Pánovi jeskyně, což je vždycky dobře, protože ten jí má až nad hlavu. <text:span text:style-name="T2296">Vždycky to ale </text:span><text:soft-page-break/><text:span text:style-name="T2296">dělejte společně, aby všechno dávalo smysl a sedělo to k tomu, co jste už odehráli a co už má Pán jeskyně vymyšlené.</text:span><text:line-break/><text:tab/><text:span text:style-name="T2295">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87">Většinu informací, se kterými budete při hře pracovat, vaše postavy ne<text:span text:style-name="T2299">znají a musí je někde získat</text:span>. S Bělovousem se například může bavit někdo, koho nikdo z vás nezná. <text:span text:style-name="T2299">V tom případě odehrajte, jak to vaše postavy zjistí. Spolu s tím se to dozvíte i vy.</text:span></text:p>
      <text:p text:style-name="P743">Příklad:</text:p>
      <text:p text:style-name="P890"><text:span text:style-name="T1616">Jana</text:span><text:span text:style-name="T1579">:</text:span> „<text:span text:style-name="T1118">Dobrý den ve spolek, já jsem Kara a tohle je Naria a Gorondar. Bělovousi, představíš nám ostatní hosty?“</text:span></text:p>
      <text:p text:style-name="P891"><text:span text:style-name="T1149">Pán jeskyně</text:span><text:span text:style-name="T1148">:</text:span><text:span text:style-name="T1118"> „</text:span><text:span text:style-name="T1119">A, vítejte, přátelé. Tohle jsou dřevorubci Badril a Mant. Narazili v lese na hodně podivné věci. Což je ostatně důvod, proč jsem si vás pozval.“</text:span></text:p>
      <text:p text:style-name="Text_20_body">Jak vidn<text:span text:style-name="T2300">o, často se stačí jednoduše zeptat. Obvykle ale nejdřív musíte najít někoho, kdo o tom něco ví.</text:span></text:p>
      <text:h text:style-name="Heading_20_3" text:outline-level="3"><text:span text:style-name="T2302">Doptávání</text:span> se</text:h>
      <text:p text:style-name="P488">Při zjišťování informací obvykle nedává smysl, abyste všude chodili společně. <text:span text:style-name="T2301">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text:span><text:soft-page-break/><text:span text:style-name="T2301">gardě. </text:span>Můžete se také rozdělit a každý zkoušet hledat jinde.<text:span text:style-name="T2301"> </text:span>Další t<text:span text:style-name="T2301">ipy, </text:span>do jakých prostředích to které povolání zapadne,<text:span text:style-name="T2301"> najdete v kapitole </text:span><text:span text:style-name="T1616">Znalosti povolání</text:span><text:span text:style-name="T2301"> </text:span><text:span text:style-name="T1461">&lt;</text:span><text:span text:style-name="T955">ODKAZ</text:span><text:span text:style-name="T1461">&gt;. </text:span><text:span text:style-name="T952">Berte také v potaz dovednosti a minulost postav. </text:span><text:span text:style-name="T956">Léčitel se určitě vyzná mezi léčiteli a bývalý námořník nejsnáze zjistí, odkud připlula nějaká loď.</text:span></text:p>
      <text:p text:style-name="P292">Příklad:</text:p>
      <text:p text:style-name="P892"><text:span text:style-name="T1616">Pán jeskyně</text:span><text:span text:style-name="T1579">:</text:span> „<text:span text:style-name="T2301">Mrtvý trpaslík má u sebe zvláštní, zahnutou dýku. Něco takového se v těhle končinách hned tak nevidí.“</text:span></text:p>
      <text:p text:style-name="P892"><text:span text:style-name="T879">Gorondar</text:span><text:span text:style-name="T880">:</text:span><text:span text:style-name="T952"> </text:span><text:span text:style-name="T611">„</text:span><text:span text:style-name="T609">Po</text:span><text:span text:style-name="T610">ptám v armádě, tam urči</text:span><text:span text:style-name="T609">tě bude někdo vědět, kde se takovéhle zbraně vyrábí.“</text:span></text:p>
      <text:p text:style-name="P488"><text:span text:style-name="T953">Podobně jako při použití dovedností, ani při vyptávání se nehá</text:span><text:span text:style-name="T954">zí</text:span><text:span text:style-name="T953">. </text:span><text:span text:style-name="T399">Samotné doptávání se </text:span><text:span text:style-name="T957">také</text:span><text:span text:style-name="T399"> nemusíte detailně odehrávat, většinou to nebývá moc zajímavé. </text:span><text:span text:style-name="T957">Jsou dvě možnosti, jak to může dopadnout:</text:span></text:p>
      <text:list xml:id="list865805056" text:style-name="L69">
        <text:list-item>
          <text:p text:style-name="P1037">Pán jeskyně ti rovnou řekne, co jsi zjistil.</text:p>
        </text:list-item>
        <text:list-item>
          <text:p text:style-name="P1037">Našel jsi někoho, kdo o tom něco ví. V tomto případě se následný rozhovor odehrává.</text:p>
        </text:list-item>
      </text:list>
      <text:h text:style-name="P1447" text:outline-level="3">Schůzka s tím, kdo něco ví</text:h>
      <text:p text:style-name="P489">Na schůz<text:span text:style-name="T2304">ku</text:span> s tím, kdo má patřičné informace, by měl<text:span text:style-name="T2304">y jít</text:span> pokud možno vš<text:span text:style-name="T2304">echny postavy</text:span>. <text:span text:style-name="T2303">Jsou pro to dva dobré důvody:</text:span></text:p>
      <text:list xml:id="list52202822" text:style-name="L70">
        <text:list-item>
          <text:p text:style-name="P1223">Hráči, jejichž postavy zrovna nejsou na scéně, se nemohou naplno zapojit do hry.</text:p>
        </text:list-item>
        <text:list-item>
          <text:p text:style-name="P1223"><text:span text:style-name="T1643">K</text:span>dyž jste na místě všichni, <text:span text:style-name="T1643">snáze si poradíte</text:span> s případnou léčkou či jinou <text:span text:style-name="T1643">nečekanou</text:span> nepříjemností.</text:p>
        </text:list-item>
      </text:list>
      <text:p text:style-name="P493"><text:soft-page-break/>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412" text:outline-level="2"><text:bookmark-start text:name="__RefHeading___Toc12854_4230435934"/>Rozhovory<text:bookmark-end text:name="__RefHeading___Toc12854_4230435934"/></text:h>
      <text:p text:style-name="P134">/<text:span text:style-name="T2306">* Navazuje na Zjišťování informací */</text:span></text:p>
      <text:p text:style-name="P135">V Dračáku se rozhovory odehrávají.</text:p>
      <text:p text:style-name="Example_20_Header">Příklad:</text:p>
      <text:p text:style-name="Example"><text:span text:style-name="T1579">Pán jeskyně:</text:span> „Večer jste dorazili k městu. Brána je ale zavřená a stojí před ní dva vojáci na stráži. Jeden z nich říká: <text:span text:style-name="T1034">„Je nám líto, vstup do města je zakázán. Budete si muset najít nocleh jinde“</text:span>.“</text:p>
      <text:p text:style-name="Example"><text:span text:style-name="T1614">Pavel</text:span><text:span text:style-name="T1579">:</text:span> <text:span text:style-name="T1034">„Kdo to nařídil?“</text:span></text:p>
      <text:p text:style-name="Example"><text:span text:style-name="T1579">Pán jeskyně:</text:span> <text:span text:style-name="T1034">„Náš velitel, kapitán Bregund.“</text:span></text:p>
      <text:p text:style-name="Example"><text:span text:style-name="T1614">Pavel</text:span><text:span text:style-name="T1579">:</text:span> <text:s/><text:span text:style-name="T1034">„Tomu ale neseme zprávu! </text:span><text:span text:style-name="T1114">P</text:span><text:span text:style-name="T1034">odívejte, tohle je jeho pečeť.“</text:span></text:p>
      <text:p text:style-name="Example"><text:span text:style-name="T1579">Pán jeskyně:</text:span> <text:span text:style-name="T1034">„Hmm, to </text:span><text:span text:style-name="T1115">je</text:span><text:span text:style-name="T1034"> skutečně </text:span><text:span text:style-name="T1120">kapitánova</text:span><text:span text:style-name="T1034"> pečeť. Andire, otevři bránu!“</text:span></text:p>
      <text:p text:style-name="P492"><text:span text:style-name="T1">V pravidlech není žádná dovednost na vyjednávání, </text:span><text:span text:style-name="T300">ale j</text:span><text:span text:style-name="T230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21">metamorfózu</text:span><text:span text:style-name="T2307">, mohla někoho do kapitána Begrunda proměnit, případně se za něj mohl někdo přestrojit.<text:line-break/></text:span><text:soft-page-break/><text:span text:style-name="T2307"><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7"><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1413"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9">Boj vždy začíná <text:span text:style-name="T1665">představením</text:span> situace. <text:span text:style-name="T166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78"><text:span text:style-name="T82">P</text:span><text:span text:style-name="T1">říklad:</text:span></text:p>
      <text:p text:style-name="P775"><text:span text:style-name="T873">Naria s</text:span><text:span text:style-name="T870"> </text:span><text:span text:style-name="T399">Gorondar</text:span><text:span text:style-name="T873">em</text:span><text:span text:style-name="T399">, </text:span><text:span text:style-name="T871">se snaží dohnat zbytek družiny. Zřejmě při tom ale z</text:span><text:span text:style-name="T887">a</text:span><text:span text:style-name="T871">bloudil</text:span><text:span text:style-name="T873">i</text:span><text:span text:style-name="T871"> do neprozkoumané části podzemí.</text:span></text:p>
      <text:p text:style-name="P782"><text:span text:style-name="T884">Pán jeskyně:</text:span><text:span text:style-name="T886"> </text:span><text:span text:style-name="T483">„</text:span><text:span text:style-name="T484">Vběhl</text:span><text:span text:style-name="T485">i</text:span><text:span text:style-name="T486"> js</text:span><text:span text:style-name="T485">te</text:span><text:span text:style-name="T486"> do obdélníkové místnosti. Na šířku má </text:span><text:span text:style-name="T487">tak čtyři metry</text:span><text:span text:style-name="T486">, na délku </text:span><text:span text:style-name="T487">osm</text:span><text:span text:style-name="T486">. </text:span><text:span text:style-name="T488">Strop podpírají čtyři sloupy.<text:line-break/><text:tab/></text:span><text:span text:style-name="T489">U stěn jsou dlouhé stoly, </text:span><text:span text:style-name="T490">další je uprostřed</text:span><text:span text:style-name="T489">. Na nich jsou </text:span><text:span text:style-name="T490">holé</text:span><text:span text:style-name="T489"> kosti, spousta různých váčků, svázané otýpky bylin </text:span><text:span text:style-name="T490">a velké, čadící, zapálené svíčky.</text:span><text:span text:style-name="T486"><text:line-break/><text:tab/></text:span><text:span text:style-name="T490">U prostředního stolu</text:span><text:span text:style-name="T486"> </text:span><text:span text:style-name="T487">stojí</text:span><text:span text:style-name="T486"> velký, svalnatý ork a mnohem menší goblin. Ork má zbroj ze silné kůže a dvojruční kyj. Goblin má na sobě plášť z ptačího peří. Nemá žádnou zbraň, v ruce drží lebku.“</text:span></text:p>
      <text:p text:style-name="P211"><text:span text:style-name="T598">Pokud ti z popisu něco není jasné, po</text:span><text:span text:style-name="T603">žádej</text:span><text:span text:style-name="T598"> Pána jeskyně o upřesnění. </text:span><text:span text:style-name="T604">Můžeš mu také s vymýšlením prostředí pomáhat svými návrhy, případně návodnými dotazy.</text:span></text:p>
      <text:p text:style-name="P680"><text:soft-page-break/><text:span text:style-name="T82">P</text:span><text:span text:style-name="T1">říklad:</text:span></text:p>
      <text:p text:style-name="P776"><text:span text:style-name="T1297">Hráč:</text:span><text:span text:style-name="T1164"> </text:span><text:span text:style-name="T1060">„</text:span><text:span text:style-name="T1064">Čím si svítěj, když někam jdou?</text:span><text:span text:style-name="T1061">“</text:span></text:p>
      <text:p text:style-name="P776"><text:span text:style-name="T1297">Pán jeskyně:</text:span><text:span text:style-name="T1164"> </text:span><text:span text:style-name="T1060">„</text:span><text:span text:style-name="T1064">Hmm, něčím by asi měli. Na stole uprostřed jsou dvě lojové lampy. Jedna z nich je zapálená.</text:span><text:span text:style-name="T1060">“</text:span></text:p>
      <text:p text:style-name="P211"><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414" text:outline-level="2"><text:bookmark-start text:name="__RefHeading___Toc12862_4230435934"/>Kola<text:bookmark-end text:name="__RefHeading___Toc12862_4230435934"/></text:h>
      <text:p text:style-name="P208"><text:span text:style-name="T872">Když je jasné, kde se bude bojovat a kdo se boje účastní, začínají bojová kola. </text:span><text:span text:style-name="T1652">Každé představuje zhruba 3 vteřiny. Nejsou to tedy kola ve smyslu, že by se hráči střídali v tom, kdo je zrovna na tahu, jsou to prostě jen krátké časové úseky a všechno se v nich děje současně.</text:span></text:p>
      <text:h text:style-name="P1415" text:outline-level="2"><text:bookmark-start text:name="__RefHeading___Toc1656_4210766435"/>Záměry<text:bookmark-end text:name="__RefHeading___Toc1656_4210766435"/></text:h>
      <text:p text:style-name="P231">Na začátku každého kola vám Pán jeskyně popíše, co dělají vaši protivníci. <text:span text:style-name="T1717">Mějte přitom na paměti, že to jsou jenom záměry, a co se opravdu stane, závisí na tom, co budete dělat vy a z části také na náhodě. </text:span></text:p>
      <text:p text:style-name="P677">Příklad<text:span text:style-name="T1664">:</text:span></text:p>
      <text:p text:style-name="P784"><text:span text:style-name="T585">Pán jeskyně:</text:span><text:span text:style-name="T399"> </text:span><text:span text:style-name="T454">„Ork </text:span><text:span text:style-name="T462">zved</text:span><text:span text:style-name="T473">á</text:span><text:span text:style-name="T462"> svůj kyj,</text:span><text:span text:style-name="T454"> </text:span><text:span text:style-name="T473">kousek popojde</text:span><text:span text:style-name="T462"> a zastav</text:span><text:span text:style-name="T473">í</text:span><text:span text:style-name="T462"> se v bojovém postoji</text:span><text:span text:style-name="T454">. </text:span><text:span text:style-name="T456">Goblin</text:span><text:span text:style-name="T454"> se drží </text:span><text:span text:style-name="T455">vzadu</text:span><text:span text:style-name="T454">. </text:span><text:span text:style-name="T457">Jednou</text:span><text:span text:style-name="T458"> rukou </text:span><text:span text:style-name="T454">ukazuje na </text:span><text:span text:style-name="T460">Gorondara</text:span><text:span text:style-name="T454"> a cosi u toho </text:span><text:span text:style-name="T459">mumlá</text:span><text:span text:style-name="T454">. Co dělá</text:span><text:span text:style-name="T474">te</text:span><text:span text:style-name="T454">?“</text:span></text:p>
      <text:p text:style-name="P231">Potom každý hráč popíše, co bude dělat jeho postava.</text:p>
      <text:h text:style-name="Heading_20_3" text:outline-level="3"><text:soft-page-break/>Proveditelnost záměrů</text:h>
      <text:p text:style-name="P212">Když si nejsi jistý, jestli něco půjde udělat, zeptej se <text:span text:style-name="T1762">Pána jeskyně</text:span>.</text:p>
      <text:p text:style-name="P679">Příklad:</text:p>
      <text:p text:style-name="P781"><text:span text:style-name="T875">Pavel</text:span><text:span text:style-name="T874">:</text:span><text:span text:style-name="T399"> </text:span><text:span text:style-name="T454">„Půjde kolem toho orka proběhnout ke goblinovi?“</text:span></text:p>
      <text:p text:style-name="P779"><text:span text:style-name="T876">Pán jeskyně:</text:span><text:span text:style-name="T869"> </text:span><text:span text:style-name="T469">„</text:span><text:span text:style-name="T464">Určitě, místnost je dost široká.</text:span><text:span text:style-name="T465"> </text:span><text:span text:style-name="T464">Ork se ti v tom ale </text:span><text:span text:style-name="T467">nejspíš</text:span><text:span text:style-name="T464"> </text:span><text:span text:style-name="T466">bude</text:span><text:span text:style-name="T464"> snažit zabránit.</text:span><text:span text:style-name="T469">“</text:span></text:p>
      <text:p text:style-name="P210"><text:span text:style-name="T597">V</text:span><text:span text:style-name="T598">šimni si, že se </text:span><text:span text:style-name="T597">Pavel</text:span><text:span text:style-name="T598"> neptá, </text:span><text:span text:style-name="T606">jak je místnost široká</text:span><text:span text:style-name="T598">, ale </text:span><text:span text:style-name="T599">jestli půjde udělat to, co ho napadlo</text:span><text:span text:style-name="T598">. </text:span><text:span text:style-name="T600">A Pán jeskyně rovnou dodal, jaké to bude mít důsledky, aby s tím Pavel mohl počítat. </text:span><text:span text:style-name="T605">Když by něco udělat nešlo, měl by také navrhnout jiné možnosti:</text:span></text:p>
      <text:p text:style-name="P783"><text:span text:style-name="T875">Pavel</text:span><text:span text:style-name="T874">:</text:span><text:span text:style-name="T399"> </text:span><text:span text:style-name="T454">„</text:span><text:span text:style-name="T471">Zvládnu zvednout jeden z těch stolů, co jsou u stěn, a hodit ho orkovi na hlavu</text:span><text:span text:style-name="T454">?“</text:span></text:p>
      <text:p text:style-name="P780"><text:span text:style-name="T588">Pán jeskyně:</text:span><text:span text:style-name="T598"> </text:span><text:span text:style-name="T469">„</text:span><text:span text:style-name="T471">To asi </text:span><text:span text:style-name="T472">nedáš</text:span><text:span text:style-name="T471">, jsou fakt masivní</text:span><text:span text:style-name="T464">. </text:span><text:span text:style-name="T471">Ten uprostřed je ale mnohem menší, s tím </text:span><text:span text:style-name="T477">by to šlo</text:span><text:span text:style-name="T471">.</text:span><text:span text:style-name="T469">“</text:span></text:p>
      <text:h text:style-name="Heading_20_3" text:outline-level="3"><text:span text:style-name="T601">Ú</text:span><text:span text:style-name="T596">pravy záměrů</text:span></text:h>
      <text:p text:style-name="P284"><text:span text:style-name="T602">Co kdo chcete udělat, ř</text:span><text:span text:style-name="T601">íkejte samozřejmě postupně, abyste si rozuměli. Vaše postavy a jejich nepřátelé to ale budou dělat současně, takže </text:span><text:span text:style-name="T607">to můžete brát v úvahu</text:span><text:span text:style-name="T601"> a své plány </text:span><text:span text:style-name="T607">upravovat</text:span><text:span text:style-name="T601">. Stejně tak Pán jeskyně může </text:span><text:span text:style-name="T608">měnit</text:span><text:span text:style-name="T601"> záměry protivníků.</text:span></text:p>
      <text:p text:style-name="Example_20_Header">Příklad:</text:p>
      <text:p text:style-name="P786"><text:span text:style-name="T587">Katka:</text:span><text:span text:style-name="T601"> </text:span><text:span text:style-name="T468">„Zavolám </text:span><text:span text:style-name="T475">na Gorondara</text:span><text:span text:style-name="T468">: „</text:span><text:span text:style-name="T461">Utíkáme</text:span><text:span text:style-name="T468">!“ a běžím zp</text:span><text:span text:style-name="T476">átky</text:span><text:span text:style-name="T468">.“</text:span></text:p>
      <text:p text:style-name="P785"><text:span text:style-name="T586">Pavel</text:span><text:span text:style-name="T587">:</text:span><text:span text:style-name="T601"> </text:span><text:span text:style-name="T468">„</text:span><text:span text:style-name="T470">Z</text:span><text:span text:style-name="T463">kusím oběhnout orka a dostat se ke goblinovi, abych mu zabránil v mumlání.</text:span><text:span text:style-name="T468">“</text:span></text:p>
      <text:p text:style-name="Example"><text:span text:style-name="T1581">Katka</text:span><text:span text:style-name="T1579">:</text:span> <text:span text:style-name="T1034">„</text:span><text:span text:style-name="T1062">Aha, </text:span><text:span text:style-name="T1069">tak</text:span><text:span text:style-name="T1062"> v</text:span><text:span text:style-name="T1034"> tom případě </text:span><text:span text:style-name="T1069">se zastavím a připravím si luk</text:span><text:span text:style-name="T1034">. </text:span><text:span text:style-name="T1070">Rozhodně tady Gorondara nenechám.</text:span><text:span text:style-name="T1034">“</text:span></text:p>
      <text:p text:style-name="P774"><text:soft-page-break/><text:span text:style-name="T1146">P</text:span><text:span text:style-name="T1147">án jeskyně</text:span><text:span text:style-name="T1146">:</text:span><text:span text:style-name="T1034"> „</text:span><text:span text:style-name="T1063">Dobře. </text:span><text:span text:style-name="T1071">Ork vyráží Gorondarovi naproti, aby mu zablokoval cestu ke goblinovi</text:span><text:span text:style-name="T1063">. Goblin dál mumlá.</text:span><text:span text:style-name="T1034">“</text:span></text:p>
      <text:p text:style-name="P206"><text:span text:style-name="T574">S</text:span><text:span text:style-name="T578">nažte</text:span><text:span text:style-name="T574"> se </text:span><text:span text:style-name="T583">ale</text:span><text:span text:style-name="T574"> své záměry měnit </text:span><text:span text:style-name="T581">co nejméně</text:span><text:span text:style-name="T577">. </text:span><text:span text:style-name="T579">T</text:span><text:span text:style-name="T580">uto možnost máte</text:span><text:span text:style-name="T578">, aby</text:span><text:span text:style-name="T580">ste</text:span><text:span text:style-name="T578"> </text:span><text:span text:style-name="T580">mohli</text:span><text:span text:style-name="T578"> reagovat na </text:span><text:span text:style-name="T584">to, co dělají ostatní</text:span><text:span text:style-name="T578">, nikoliv</text:span><text:span text:style-name="T575"> abys</text:span><text:span text:style-name="T578">te </text:span><text:span text:style-name="T582">se s Pánem jeskyně snažili</text:span><text:span text:style-name="T578"> vzájemně</text:span><text:span text:style-name="T575"> přechytračit</text:span><text:span text:style-name="T576">.</text:span></text:p>
      <text:h text:style-name="Heading_20_3" text:outline-level="3">Co se dá stihnout v jednom kole</text:h>
      <text:p text:style-name="P209">Kolo trvá zhruba tři vteřiny, takže v něm můžeš udělat víc věcí, než jen máchnout mečem. <text:span text:style-name="T1654">Stihneš například:</text:span></text:p>
      <text:list xml:id="list539652148" text:style-name="L71">
        <text:list-item>
          <text:p text:style-name="P1224"><text:span text:style-name="T1655">T</text:span>asit zbraň a <text:span text:style-name="T1656">rovnou</text:span> zaútočit.</text:p>
        </text:list-item>
      </text:list>
      <text:list xml:id="list3708674335" text:style-name="L72">
        <text:list-item>
          <text:p text:style-name="P1226"><text:span text:style-name="T1655">U</text:span>běhnout <text:span text:style-name="T1034">krátkou vzdálenost</text:span> a <text:span text:style-name="T1657">rovnou</text:span> <text:span text:style-name="T1658">zaútočit</text:span> na blízko.</text:p>
        </text:list-item>
        <text:list-item>
          <text:p text:style-name="P1227">Srazit protivníka k zemi a bodnout ho <text:span text:style-name="T1666">svou</text:span> zbraní.</text:p>
        </text:list-item>
        <text:list-item>
          <text:p text:style-name="P1225"><text:span text:style-name="T1659">N</text:span>abít luk a vystřelit.</text:p>
        </text:list-item>
        <text:list-item>
          <text:p text:style-name="P1228">Vystřelit na někoho z kuše.</text:p>
        </text:list-item>
        <text:list-item>
          <text:p text:style-name="P1229">Sundat ze zad luk nebo jinou zbraň.</text:p>
        </text:list-item>
        <text:list-item>
          <text:p text:style-name="P1230">Opatrně něco položit na zem.</text:p>
        </text:list-item>
        <text:list-item>
          <text:p text:style-name="P1229">Vytáhnout z opasku lektvar.</text:p>
        </text:list-item>
        <text:list-item>
          <text:p text:style-name="P1229">Sundat ze zad tornu.</text:p>
        </text:list-item>
        <text:list-item>
          <text:p text:style-name="P1229">Vyndat něco z<text:span text:style-name="T1660">e sundané</text:span> torny.</text:p>
        </text:list-item>
        <text:list-item>
          <text:p text:style-name="P1231">Vypít <text:span text:style-name="T1653">připravený</text:span> lektvar.</text:p>
        </text:list-item>
        <text:list-item>
          <text:p text:style-name="P1231">Seslat kouzlo.</text:p>
        </text:list-item>
        <text:list-item>
          <text:p text:style-name="P1232">Zamířit.</text:p>
        </text:list-item>
        <text:list-item>
          <text:p text:style-name="P1233"><text:soft-page-break/>Soustředit se na obranu.</text:p>
        </text:list-item>
        <text:list-item>
          <text:p text:style-name="P1234"><text:span text:style-name="T1661">Pokusit se dostat</text:span> z nevýhodné situace.</text:p>
        </text:list-item>
        <text:list-item>
          <text:p text:style-name="P1235"><text:span text:style-name="T1662">P</text:span>očíhat <text:span text:style-name="T1662">si</text:span> na vhodnou chvíli k útoku.</text:p>
        </text:list-item>
      </text:list>
      <text:p text:style-name="P216">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213">Vzdálenost odhadujeme <text:s/><text:span text:style-name="T1667">v počtech kol běhu</text:span>:</text:p>
      <text:list xml:id="list2007662567" text:style-name="L73">
        <text:list-item>
          <text:p text:style-name="P1236"><text:span text:style-name="T1579">Kontaktní</text:span> – <text:span text:style-name="T1676">jeden či dva kroky od tebe</text:span></text:p>
          <text:list>
            <text:list-item>
              <text:p text:style-name="P1237">Protivník<text:span text:style-name="T1648">y</text:span> v kontaktní vzdálenosti můžeš <text:span text:style-name="T1649">ohrozit</text:span> zblízka, <text:span text:style-name="T1650">i když se od tebe v tomto kole snaží utéct</text:span>.</text:p>
            </text:list-item>
          </text:list>
        </text:list-item>
        <text:list-item>
          <text:p text:style-name="P1236"><text:span text:style-name="T1579">Krátká</text:span> – v dostřelu malé vrhací zbraně</text:p>
          <text:list>
            <text:list-item>
              <text:p text:style-name="P1238"><text:span text:style-name="T1677">Krátkou vzdálenost můžeš</text:span> uběhnout za 1 kolo a rovnou útočit <text:span text:style-name="T1669">na blízko. Pokud ovšem od tebe protivník utíká, tak ho nejdřív musíš dohonit.</text:span></text:p>
            </text:list-item>
          </text:list>
        </text:list-item>
        <text:list-item>
          <text:p text:style-name="P1236"><text:span text:style-name="T1579">Střední</text:span> – v dostřelu <text:span text:style-name="T1670">oštěpu</text:span> nebo kuše</text:p>
          <text:list>
            <text:list-item>
              <text:p text:style-name="P1239">Dá se uběhnout za <text:span text:style-name="T1668">2-4</text:span> kola.</text:p>
            </text:list-item>
          </text:list>
        </text:list-item>
        <text:list-item>
          <text:p text:style-name="P1236"><text:span text:style-name="T1579">Dlouhá</text:span> – v dostřelu dlouhého luku</text:p>
          <text:list>
            <text:list-item>
              <text:p text:style-name="P1239">Dá se uběhnout za <text:span text:style-name="T1671">5-16</text:span> kol.</text:p>
            </text:list-item>
          </text:list>
        </text:list-item>
      </text:list>
      <text:p text:style-name="P244">Při běhu nezvládneš dělat nic moc jiného – <text:span text:style-name="T1763">můžeš něco zakřičet, ale </text:span>určitě nepůjde nabíjet, mířit, vytahovat věci z torny a podobně.</text:p>
      <text:h text:style-name="Heading_20_3" text:outline-level="3"><text:bookmark-start text:name="__RefHeading___Toc4067_1870267181"/><text:soft-page-break/>Rychlost<text:bookmark-end text:name="__RefHeading___Toc4067_1870267181"/></text:h>
      <text:p text:style-name="P214"><text:span text:style-name="T167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65">krátkou vzdálenost</text:span><text:span text:style-name="T1672"> jim zabere dvě kola nebo i více.<text:line-break/><text:tab/>K popsání rychlosti různých tvorů proto používáme následující stupnici:</text:span></text:p>
      <text:list xml:id="list611478453" text:style-name="L74">
        <text:list-item>
          <text:p text:style-name="P1240">pomalá chůze – rychlá chůze – běh – koňský běh</text:p>
        </text:list-item>
      </text:list>
      <text:p text:style-name="P234">Každý <text:span text:style-name="T1764">další</text:span> stupeň je dvojnásobkem předchozího. Vzdálenost, kterou pomalu ujdeš za 8 kol, tedy rychlou chůzí zabere jen 4 kola, během 2 kola a kůň nebo vlk ji uběhne za 1 kolo.</text:p>
      <text:list xml:id="list502069811" text:style-name="L75">
        <text:list-item>
          <text:p text:style-name="P1241">Pokud nějaké kouzlo nebo schopnost vyžaduje <text:span text:style-name="T1034">soustředění</text:span>, můžeš se u toho <text:span text:style-name="T1737">pohybovat pouze </text:span><text:span text:style-name="T1077">pomalou chůzí</text:span><text:span text:style-name="T1737">. V jednom kole </text:span><text:span text:style-name="T1077">soustředění</text:span><text:span text:style-name="T1737"> tedy zvládneš ujít jen pár kroků</text:span>.</text:p>
        </text:list-item>
        <text:list-item>
          <text:p text:style-name="P1241"><text:span text:style-name="T1736">Když</text:span> jsi <text:span text:style-name="T1034">vyřazený z boje</text:span><text:span text:style-name="T1162">, </text:span><text:span text:style-name="T1185">zvládneš se jen pomalu plazit, případně se s něčí pomocí belhat</text:span><text:span text:style-name="T1162">. </text:span><text:span text:style-name="T1186">Můžeš se tedy také pohybovat jen rychlostí </text:span><text:span text:style-name="T1078">pomalé chůze</text:span><text:span text:style-name="T1186">.</text:span></text:p>
        </text:list-item>
      </text:list>
      <text:h text:style-name="Heading_20_4" text:outline-level="4">Zrychlení a zpomalení</text:h>
      <text:p text:style-name="P215"><text:span text:style-name="T1679">Když nějaká schopnost nebo kouzlo způsobuje </text:span><text:span text:style-name="T1066">zpomalení</text:span><text:span text:style-name="T1673">, znamená to snížení rychlosti na polovinu, tedy posun o stupeň rychlosti dolů. </text:span><text:span text:style-name="T1059">Z</text:span><text:span text:style-name="T1066">rychlující</text:span><text:span text:style-name="T1673"> kouzla a efekty naopak zvyšují rychlost pohybu na dvojnásobek a posouvají tedy o stupeň rychlosti nahoru.</text:span></text:p>
      <text:h text:style-name="P1416" text:outline-level="2"><text:bookmark-start text:name="__RefHeading___Toc12864_4230435934"/>Vyhodnocení<text:bookmark-end text:name="__RefHeading___Toc12864_4230435934"/></text:h>
      <text:p text:style-name="P217"><text:span text:style-name="T1674">Když je jasné, co kdo chce udělat, je třeba určit, jak to dopadne</text:span>.</text:p>
      <text:list xml:id="list2654145917" text:style-name="L76">
        <text:list-item>
          <text:p text:style-name="P1242"><text:soft-page-break/><text:span text:style-name="T1675">Když chceš někoho zranit, srazit k zemi, vyrazit mu zbraň, v něčem mu zabránit, ovlivnit ho kouzlem, nebo jej jakkoliv jinak ohrozit nebo omezit, házíš si proti němu </text:span><text:span text:style-name="T1067">na úspěch</text:span><text:span text:style-name="T1675">.</text:span></text:p>
          <text:list>
            <text:list-item>
              <text:p text:style-name="P1243">Když tě tvůj cíl chce také ohrozit,<text:span text:style-name="T1721"> tvůj </text:span><text:span text:style-name="T1072">hod na úspěch</text:span><text:span text:style-name="T1721"> se porovná s jeho </text:span><text:span text:style-name="T1072">hodem</text:span><text:span text:style-name="T1034"> na úspěch</text:span>.</text:p>
            </text:list-item>
            <text:list-item>
              <text:p text:style-name="P1243">Pokud tě v tomto kole ohrozit nechce, třeba proto, že útočí na někoho jiného, hází si proti tobě <text:span text:style-name="T1034">na obranu</text:span>.</text:p>
            </text:list-item>
          </text:list>
        </text:list-item>
        <text:list-item>
          <text:p text:style-name="P1244">Když v tomto kole nikoho neohrožuješ, <text:span text:style-name="T1034">na úspěch</text:span> si <text:span text:style-name="T1720">házet nemusíš. To, co chceš udělat, se ti nepovede pouze v případě, že ti v tom někdo úspěšně zabrání.</text:span></text:p>
        </text:list-item>
      </text:list>
      <text:p text:style-name="P235">Takto se postupně hází za všechny účastníky boje. Za hráčské postavy a jejich pomocníky hází hráči postav, za nestvůry a protivníky hází Pán jeskyně.</text:p>
      <text:h text:style-name="Heading_20_3" text:outline-level="3">Hod <text:span text:style-name="T1651">na úspěch</text:span></text:h>
      <text:p text:style-name="P260">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6"><text:span text:style-name="T1317">Síla se přičítá</text:span><text:span text:style-name="T1323">, když</text:span><text:span text:style-name="T1317">:</text:span></text:p>
      <text:list xml:id="list4112620143" text:style-name="L77">
        <text:list-item>
          <text:p text:style-name="P964">Snažíš se někomu utéct nebo ho naopak doběhnout.</text:p>
        </text:list-item>
        <text:list-item>
          <text:p text:style-name="P964">S někým se přetlačuješ nebo přetahuješ.</text:p>
        </text:list-item>
        <text:list-item>
          <text:p text:style-name="P964">Snažíš se protivníka někam zatlačit nebo ho srazit k zemi.</text:p>
        </text:list-item>
        <text:list-item>
          <text:p text:style-name="P966">Bojuješ <text:span text:style-name="T1734">na blízko</text:span> v těžké zbroji <text:span text:style-name="T1738">(s libovolnou zbraní)</text:span>.</text:p>
        </text:list-item>
        <text:list-item>
          <text:p text:style-name="P964">Bojuješ beze zbraně.</text:p>
        </text:list-item>
        <text:list-item>
          <text:p text:style-name="P964"><text:soft-page-break/>Bojuješ <text:span text:style-name="T1732">nebo házíš</text:span> těžkou zbraní.</text:p>
        </text:list-item>
        <text:list-item>
          <text:p text:style-name="P1245"><text:span text:style-name="T1317">Bojuješ </text:span><text:span text:style-name="T1319">nebo házíš</text:span><text:span text:style-name="T1317"> lehkou zbraní a spoléháš se spíš na hrubou sílu než na techniku.</text:span></text:p>
        </text:list-item>
      </text:list>
      <text:p text:style-name="P237">Finesa se přičítá, když:</text:p>
      <text:list xml:id="list3178419168" text:style-name="L78">
        <text:list-item>
          <text:p text:style-name="P965">Střílíš libovolnou zbraní.</text:p>
        </text:list-item>
        <text:list-item>
          <text:p text:style-name="P965">Snažíš se někomu podrazit nohy.</text:p>
        </text:list-item>
        <text:list-item>
          <text:p text:style-name="P967">Při útěku kličkuješ nebo využíváš překážky.</text:p>
        </text:list-item>
        <text:list-item>
          <text:p text:style-name="P968">Chceš se kolem někoho prosmýknout, nebo vyklouznout z nevýhodné pozice.</text:p>
        </text:list-item>
        <text:list-item>
          <text:p text:style-name="P1246"><text:span text:style-name="T1317">Bojuješ </text:span><text:span text:style-name="T1320">nebo házíš</text:span><text:span text:style-name="T1317"> lehkou zbraní a spoléháš se na rychlost, technik</text:span><text:span text:style-name="T1321">u </text:span><text:span text:style-name="T1322">nebo</text:span><text:span text:style-name="T1321"> přesnost.</text:span></text:p>
        </text:list-item>
      </text:list>
      <text:p text:style-name="P237">Duše se počítá, když:</text:p>
      <text:list xml:id="list120212679799085" text:continue-numbering="true" text:style-name="L78">
        <text:list-item>
          <text:p text:style-name="P965">Sesíláš kouzlo (je jedno jestli ze svitku, z hůlky nebo z čehokoliv jiného).</text:p>
        </text:list-item>
      </text:list>
      <text:p text:style-name="P934"><text:span text:style-name="T1318">N</text:span><text:span text:style-name="T1317">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87">Když chceš protivníka <text:span text:style-name="T1722">po</text:span>valit, h<text:span text:style-name="T1724">áz</text:span>íš si Silou. Když mu chceš podrazit nohy, h<text:span text:style-name="T1724">áz</text:span>íš si Finesou. <text:span text:style-name="T1723">V obou případech ho v případě úspěchu dostaneš na zem. Rozdíl je jen v tom, jak to uděláš.</text:span></text:p>
      <text:p text:style-name="Text_20_body"><text:span text:style-name="T1765">Stejně postupujte, k</text:span>dyž chceš udělat něco, u čeho pravidla <text:span text:style-name="T1733">použitou vlastnost neurčují.</text:span></text:p>
      <text:h text:style-name="Heading_20_3" text:outline-level="3"><text:soft-page-break/>Hod na obranu</text:h>
      <text:p text:style-name="P232"><text:span text:style-name="T1034">Na obranu</text:span> se hází stejně jako <text:span text:style-name="T1034">na úspěch</text:span>: 1k6 + vlastnost + postihy a bonusy. Rozdíl je jen v tom, jakou vlastnost si přič<text:span text:style-name="T1735">ítáš</text:span>.</text:p>
      <text:list xml:id="list3031710873" text:style-name="L79">
        <text:list-item>
          <text:p text:style-name="P1247">Když před něčím uhýbáš, ať už před střelbou, před ránou mečem, nebo třeba před letící <text:span text:style-name="T1034">ohnivou koulí</text:span>, házíš si na obranu Finesou.</text:p>
        </text:list-item>
        <text:list-item>
          <text:p text:style-name="P1247"><text:span text:style-name="T1719">Pokud</text:span> se bráníš před něčím, čemu nejde uhnout, třeba <text:span text:style-name="T1719">když</text:span> odoláváš jedu nebo kouzlu, které se sesílá přímo na cíl (například <text:span text:style-name="T1034">vzplanutí</text:span>), házíš si na obranu Silou.</text:p>
        </text:list-item>
        <text:list-item>
          <text:p text:style-name="P1247">Když se bráníš zbraní <text:span text:style-name="T1725">nebo štítem</text:span>, tak si házíš stejnou vlastností jako <text:span text:style-name="T1034">na </text:span><text:span text:style-name="T1076">úspěch</text:span><text:span text:style-name="T1034">.</text:span></text:p>
        </text:list-item>
        <text:list-item>
          <text:p text:style-name="P1247">Když odoláváš psychickému nebo duševnímu kouzlu nebo nehmotnému útoku, házíš si na obranu Duší.</text:p>
        </text:list-item>
      </text:list>
      <text:p text:style-name="P232"><text:span text:style-name="T1167">Mysli na to</text:span>, že na obranu si házíš pouze proti útočníkům, které v tomto <text:span text:style-name="T1726">kole</text:span> neohrožuješ. Když se tedy s někým přetlačuješ, šermuješ s ním, sesíláš na něj kouzlo a podobně, neházíš si proti němu <text:span text:style-name="T1034">na obranu</text:span>, ale <text:span text:style-name="T1034">na úspěch</text:span>.</text:p>
      <text:p text:style-name="P681">Příklad:</text:p>
      <text:p text:style-name="P845"><text:span text:style-name="T1727">Gorondar chce proběhnout kolem orka, aby se dostal ke goblinovi. Pavel si tedy proti orkovi bude házet </text:span><text:span text:style-name="T1073">na obranu</text:span><text:span text:style-name="T1165">, </text:span><text:span text:style-name="T1166">protože chce ohrozit goblina, nikoliv orka. </text:span><text:span text:style-name="T1168">Když se mu podaří proběhnout kolem orka, tak si proti goblinovi bude házet </text:span><text:span text:style-name="T1074">na úspěch</text:span><text:span text:style-name="T1168">.</text:span></text:p>
      <text:p text:style-name="P373"><text:soft-page-break/><text:span text:style-name="T1168">V</text:span><text:span text:style-name="T1162">ětšinou kouzel se nedá bránit – pokud například sesíláš </text:span><text:span text:style-name="T1034">modrý blesk</text:span><text:span text:style-name="T1162"> na jednoho skřeta, tak proti němu si házíš na úspěch Duší ale proti druhému se musíš bránit Silou nebo Finesou. V některých případech ale obrana kouzlem smysl dává: Když se </text:span><text:span text:style-name="T1214">například</text:span><text:span text:style-name="T1162"> chceš vyhnout útoku tak, že se pomocí kouzla </text:span><text:span text:style-name="T1034">hyperprostor</text:span><text:span text:style-name="T1162"> přemístíš z dosahu </text:span><text:span text:style-name="T1215">útočníka</text:span><text:span text:style-name="T1162">, tak si na obranu házíš Duší.</text:span></text:p>
      <text:h text:style-name="Heading_20_4" text:outline-level="4">Obrana proti kouzlům</text:h>
      <text:p text:style-name="P233">U kouzel je vždy uvedeno, jakou vlastností si cíle hází na obranu. Platí to ale pouze <text:span text:style-name="T1730">pro</text:span> <text:span text:style-name="T1034">hod na obranu</text:span> – pokud kouzelníka v tomto kole ohrožuješ, neházíš si <text:span text:style-name="T1034">na obranu</text:span>, ale <text:span text:style-name="T1034">na úspěch</text:span>, a přičítáš si tedy vlastnost podle toho, co děláš, nikoliv podle toho, proti čemu se bráníš.</text:p>
      <text:p text:style-name="Example_20_Header">Příklad:</text:p>
      <text:p text:style-name="P834"><text:span text:style-name="T1728">Pokud se </text:span>Gorondar <text:span text:style-name="T1728">neubrání před orkem, bude to znamenat, že mu ork zabránil v tom, aby se dostal ke goblinovi. Nebude ho tedy moci ohrozit a místo </text:span><text:span text:style-name="T1074">na úspěch</text:span><text:span text:style-name="T1728"> si proti němu bude házet </text:span><text:span text:style-name="T1074">na obranu</text:span><text:span text:style-name="T1728">.</text:span></text:p>
      <text:h text:style-name="Heading_20_4" text:outline-level="4">Nehybný cíl</text:h>
      <text:p text:style-name="P301">Když se cíl nemůže hýbat, například proto, že je pevně svázaný, je v bezvědomí, nebo je to třeba nehybný sloup, na obranu si hází 0 + k6 <text:span text:style-name="T1899">a nepočítá si žádné postihy ani bonusy</text:span>.</text:p>
      <text:h text:style-name="P1514" text:outline-level="4">Nulová obrana je nejhorší možná</text:h>
      <text:p text:style-name="P301"><text:span text:style-name="T1900">Nemůžeš mít horší obranu, než když se vůbec nebráníš</text:span>.</text:p>
      <text:list xml:id="list1648857982" text:style-name="L80">
        <text:list-item>
          <text:p text:style-name="P1248">Když máš tak velké postihy, že bys měl na obranu házet méně než 0 + k6, <text:span text:style-name="T1900">házíš</text:span> si místo toho 0 + k6.</text:p>
        </text:list-item>
      </text:list>
      <text:h text:style-name="P1468" text:outline-level="3"><text:soft-page-break/>Pořadí házení</text:h>
      <text:p text:style-name="P930"><text:span text:style-name="T1187">V</text:span><text:span text:style-name="T1169"> některých případech záleží na tom</text:span><text:span text:style-name="T1168">, v jakém pořadí se hází.</text:span></text:p>
      <text:p text:style-name="P682">Příklad:</text:p>
      <text:p text:style-name="Example"><text:span text:style-name="T1729">Předtím, než si budeme moci hodit, jak dopadne střetnutí Gorondara s goblinem, musíme nejprve zjistit</text:span>, jestli se Gorondar <text:span text:style-name="T1729">prosmýkne kolem orka</text:span>. Nejdřív tedy musí Pán jeskyně hodit za orka na úspěch a Pavel za Gorondara na obranu. Výsledek rozhodne o tom, j<text:span text:style-name="T1731">estli</text:span> si Gorondar bude <text:span text:style-name="T1731">proti goblinovi moci hodit </text:span><text:span text:style-name="T1075">na úspěch</text:span><text:span text:style-name="T1731">, nebo si bude házet jen </text:span><text:span text:style-name="T1075">na obranu</text:span>.</text:p>
      <text:p text:style-name="P932"><text:span text:style-name="T1188">Na pořadí hodů může záležet</text:span><text:span text:style-name="T1182">, i když se zrovna nesnažíš</text:span><text:span text:style-name="T1162"> protivníkovi zabránit v zamýšlené akci.</text:span></text:p>
      <text:p text:style-name="Example_20_Header">Příklad:</text:p>
      <text:p text:style-name="Example"><text:span text:style-name="T1162">Když by měla Naria připravený luk a chtěla střílet na orka, mohlo by se jí podařit </text:span><text:span text:style-name="T1175">ho zranit nebo jinak </text:span><text:span text:style-name="T1183">z</text:span><text:span text:style-name="T1184">nevýhodnit</text:span><text:span text:style-name="T1175">. Ork by potom měl nižší šanci zabránit Gorondarovi v tom, aby se dostal ke goblinovi.</text:span></text:p>
      <text:p text:style-name="P933"><text:span text:style-name="T1162">Na tomto příkladu je také vidět, že záměry mohou být zřetězené: Nejdřív si musí hodit Katka, abychom zjistili, jestli se jí podaří orka vyřadit, nebo alespoň </text:span><text:span text:style-name="T1176">znevýhodnit</text:span><text:span text:style-name="T1162">. Pokud orka nevyřadí, bude Pán jeskyně házet na jeho pokus zastavit Gorondara. Když se mu to nepodaří, bude si teprve Pavel moci hodit na Gorondarův pokus zabránit goblinovi v mumlání.</text:span></text:p>
      <text:list xml:id="list2684592382" text:style-name="L81">
        <text:list-item>
          <text:p text:style-name="P1249"><text:span text:style-name="T1174">K</text:span><text:span text:style-name="T1172">dykoliv se někdo snaží ohrozit protivníka, který zamýšlí ohrozit někoho jiného, hází přednostně</text:span><text:span text:style-name="T1170">. </text:span><text:span text:style-name="T1177">A to v pořadí, v jakém na sebe akce logicky navazují.</text:span></text:p>
        </text:list-item>
      </text:list>
      <text:p text:style-name="P931"><text:span text:style-name="T1173">Když se </text:span><text:span text:style-name="T1178">stejného</text:span><text:span text:style-name="T1173"> protivník</text:span><text:span text:style-name="T1171">a </text:span><text:span text:style-name="T1172">snaží ohrozit více </text:span><text:span text:style-name="T1189">hráčských</text:span><text:span text:style-name="T1172"> postav </text:span><text:span text:style-name="T1181">nebo jejich pomocníků</text:span><text:span text:style-name="T1173">, </text:span><text:span text:style-name="T1179">tak se </text:span><text:span text:style-name="T1172">na</text:span><text:span text:style-name="T1173"> </text:span><text:span text:style-name="T1172">pořadí </text:span><text:span text:style-name="T1179">házení</text:span><text:span text:style-name="T1172"> můžete domluvit</text:span><text:span text:style-name="T1173">. </text:span><text:span text:style-name="T1180">K</text:span><text:span text:style-name="T1173">dyž se více protivníků snaží </text:span><text:span text:style-name="T1171">ohrozit</text:span><text:span text:style-name="T1173"> stejn</text:span><text:span text:style-name="T1171">ou</text:span><text:span text:style-name="T1173"> postav</text:span><text:span text:style-name="T1171">u</text:span><text:span text:style-name="T1173">, o pořadí </text:span><text:span text:style-name="T1172">jejich hodů</text:span><text:span text:style-name="T1173"> rozhoduje Pán jeskyně.</text:span></text:p>
      <text:h text:style-name="P1469" text:outline-level="3"><text:soft-page-break/><text:span text:style-name="T1714">V</text:span>ýhod<text:span text:style-name="T1714">y</text:span> a nevýhod<text:span text:style-name="T1718">y</text:span></text:h>
      <text:p text:style-name="P220"><text:span text:style-name="T1739">Podmínky při boji nejsou vždycky vyrovnané</text:span>. <text:span text:style-name="T1739">Když například stojíš po pás ve vodě a tvůj protivník je na břehu, budeš mít proti němu nevýhodu.</text:span></text:p>
      <text:list xml:id="list3590529863" text:style-name="L82">
        <text:list-item>
          <text:p text:style-name="P1250">Za každou výhodu si k hodu přičti 1 a za každou nevýhodu si naopak odečti 1.</text:p>
        </text:list-item>
      </text:list>
      <text:p text:style-name="P253">Bonus <text:span text:style-name="T1796">za výhodu</text:span> si počítáš <text:span text:style-name="T1797">až od chvíle, kdy se do ní skutečně dostaneš</text:span>.</text:p>
      <text:p text:style-name="P686">Příklad:</text:p>
      <text:p text:style-name="P804">Když boj začíná popisem že se vykláníš zpoza rohu a někdo na tebe střílí, počítáš si výhodu za kryt. <text:span text:style-name="T1699">Když </text:span><text:span text:style-name="T1701">ale</text:span><text:span text:style-name="T1699"> boj začíná popisem, že jsi uprostřed místnosti a někdo na tebe střílí, a ty ohlásíš, že se </text:span><text:span text:style-name="T1700">skočíš za stůl</text:span><text:span text:style-name="T1699">, </text:span><text:span text:style-name="T1700">tak si výhodu za kryt budeš počítat až od příštího kola, </text:span><text:span text:style-name="T1702">protože do krytu se dostaneš až v průběhu tohoto kola</text:span><text:span text:style-name="T1700">.</text:span></text:p>
      <text:p text:style-name="P225">Postih za nevýhodu si počítáš už od chvíle, kdy se do ní dostaneš.</text:p>
      <text:p text:style-name="P687">Příklad:</text:p>
      <text:p text:style-name="P790">Gorondar chytil skřeta pod krkem a přimáčkne ho ke stěně. Naria na skřeta střílí z luku. Jelikož Katka hází až po Pavlovi, přičte si k hodu bonus za výhodu, protože skřet už je Gorondarem přitisknutý ke zdi.</text:p>
      <text:p text:style-name="P222"><text:span text:style-name="T1680">B</text:span>onus nebo postih si vždy přičítá hráč <text:span text:style-name="T1680">postavy</text:span>. <text:span text:style-name="T1771">Vždycky také říkej nahlas, jaké postihy a bonusy si počítáš a za co jsou.</text:span></text:p>
      <text:p text:style-name="Example_20_Header"><text:soft-page-break/>Příklad:</text:p>
      <text:p text:style-name="P801">Gorondar stojí na břehu řeky a útočí na skřeta, který se z ní snaží vyběhnout. V této situaci můžeme říct, že skřet má proti Gorondarovi nevýhodu, nebo <text:span text:style-name="T1773">také</text:span> že Gorondar má proti skřetovi výhodu – znamená to to samé, <text:span text:style-name="T1768">pořád je to ta samá situace</text:span>. <text:span text:style-name="T176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79">Pavel:</text:span> <text:span text:style-name="T1034">„</text:span><text:span text:style-name="T1082">Házím Silou a počítám si +1, </text:span><text:span text:style-name="T1083">proto</text:span><text:span text:style-name="T1082">že jsem na břehu řeky a skřet se brodí vodou.</text:span><text:span text:style-name="T1034">“</text:span></text:p>
      <text:p text:style-name="P222">Jsou k tomu <text:span text:style-name="T1681">tři</text:span> důvody:</text:p>
      <text:list xml:id="list3412906157" text:style-name="L83">
        <text:list-item>
          <text:p text:style-name="P1251">Když <text:span text:style-name="T1770">bonus nebo postih</text:span> <text:span text:style-name="T168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52">Nestane se vám, že byste stejnou okolnost započítali dvakrát.</text:p>
        </text:list-item>
        <text:list-item>
          <text:p text:style-name="P1253">Ulehčíte t<text:span text:style-name="T1682">ím</text:span> práci Pánovi jeskyně, který jí má v boji víc než dost.</text:p>
        </text:list-item>
      </text:list>
      <text:p text:style-name="P221"><text:span text:style-name="T1742">Když se něco vztahuje na tebe stejně jako na tvého protivníka, výhodu za to nebude mít žádný z vás</text:span>.</text:p>
      <text:p text:style-name="P683">Příklad:</text:p>
      <text:p text:style-name="P788">Když bojuješ <text:span text:style-name="T1743">po tmě</text:span> a ani ty ani tvůj protivník nemáte <text:span text:style-name="T1079">infravidění</text:span><text:span text:style-name="T1741"> ani </text:span><text:span text:style-name="T1079">ultrasluch</text:span>, tak vás tma omezuje oba stejně <text:span text:style-name="T1774">a postih ani bonus si nepočítáš</text:span>.</text:p>
      <text:p text:style-name="P223"><text:soft-page-break/>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5">Nejčastější druhy <text:span text:style-name="T1749">výhod a</text:span> nevýhod <text:span text:style-name="T1749">v boji</text:span> jsou:</text:p>
      <text:list xml:id="list3769801605" text:style-name="L84">
        <text:list-item>
          <text:p text:style-name="P1261"><text:span text:style-name="T1744">Ztížení</text:span> pohybu</text:p>
          <text:list>
            <text:list-header>
              <text:p text:style-name="P1577">Jsi zalehnutý, jsi zatlačený do rohu nebo přimáčknutý ke stěně, jsi po pás ve vodě, brodíš se v bahně, <text:span text:style-name="T1750">balancuješ na hraně propasti,</text:span> <text:span text:style-name="T1745">máš vážně zraněnou nohu, neseš spolubojovníka nebo jiný nadměrný náklad.</text:span></text:p>
            </text:list-header>
          </text:list>
        </text:list-item>
        <text:list-item>
          <text:p text:style-name="P1262"><text:span text:style-name="T1744">Ztížení</text:span> viditelnosti</text:p>
          <text:list>
            <text:list-header>
              <text:p text:style-name="P1577">Bojuješ se zavázanýma očima, <text:span text:style-name="T1747">neseš světlo a někdo na tebe střílí ze tmy</text:span>, <text:span text:style-name="T1746">máš písek v očích, protivník je neviditelný, cíl je schovaný v křoví.</text:span></text:p>
            </text:list-header>
          </text:list>
        </text:list-item>
        <text:list-item>
          <text:p text:style-name="P1263">Nevhodná zbraň</text:p>
          <text:list>
            <text:list-header>
              <text:p text:style-name="P1577">Bojuješ s kopím v úzkém prostoru, používáš meč při zápasení na zemi.</text:p>
            </text:list-header>
          </text:list>
        </text:list-item>
        <text:list-item>
          <text:p text:style-name="P1264">Nadměrný náklad</text:p>
          <text:list>
            <text:list-header>
              <text:p text:style-name="P1576">Neseš těžkou truhlu, táhneš vyřazeného spolubojovníka, neseš několik velkých zbraní.</text:p>
            </text:list-header>
          </text:list>
        </text:list-item>
        <text:list-item>
          <text:p text:style-name="P1265">Kryt</text:p>
          <text:list>
            <text:list-header>
              <text:p text:style-name="P1577">Střílíš zpoza rohu, bráníš hradby před ztečí.</text:p>
            </text:list-header>
          </text:list>
        </text:list-item>
        <text:list-item>
          <text:p text:style-name="P1266">Dezorientace</text:p>
          <text:list>
            <text:list-header>
              <text:p text:style-name="P1577"><text:soft-page-break/><text:span text:style-name="T1750">Máš vážné zranění hlavy, působí na tebe kouzlo nebo schopnost způsobující halucinace, zmatení nebo ztrátu paměti</text:span>.</text:p>
            </text:list-header>
          </text:list>
        </text:list-item>
        <text:list-item>
          <text:p text:style-name="P1267">Strach</text:p>
          <text:list>
            <text:list-header>
              <text:p text:style-name="P1578">Působí na tebe kouzlo nebo schopnost způsobující magický <text:span text:style-name="T1034">strach</text:span>.</text:p>
            </text:list-header>
          </text:list>
        </text:list-item>
        <text:list-item>
          <text:p text:style-name="P1268">Vyvedení z rovnováhy</text:p>
          <text:list>
            <text:list-header>
              <text:p text:style-name="P1577">Dostal jsi těžký zásah, někdo do tebe narazil.</text:p>
            </text:list-header>
          </text:list>
        </text:list-item>
        <text:list-item>
          <text:p text:style-name="P1269">Překvapení</text:p>
          <text:list>
            <text:list-header>
              <text:p text:style-name="P1577">O útočníkovi jsi nevěděl a útok jsi nečekal.</text:p>
            </text:list-header>
          </text:list>
        </text:list-item>
        <text:list-item>
          <text:p text:style-name="P1270">Střelba na protivníka, který k tobě běží</text:p>
          <text:list>
            <text:list-header>
              <text:p text:style-name="P1579">Když chceš zaútočit zblízka na protivníka, který útočí na dálku (střílí z luku, sesílá <text:span text:style-name="T1034">modrý blesk</text:span> a podobně) a na začátku kola nejste v kontaktní vzdálenosti, takže k němu musíš nejdřív doběhnout, střelec má proti tobě výhodu.</text:p>
            </text:list-header>
          </text:list>
        </text:list-item>
        <text:list-item>
          <text:p text:style-name="P1270">Střelba na <text:span text:style-name="T1779">útočníka zblízka</text:span></text:p>
          <text:list>
            <text:list-header>
              <text:p text:style-name="P1580">Když <text:span text:style-name="T176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71">Střelba na běžící cíl</text:p>
          <text:list>
            <text:list-header>
              <text:p text:style-name="P1581">Běžící cíl se hůře zasahuje, střelec má tedy nevýhodu. Platí to i pro útoky vrhací zbraní nebo kouzlem, kterému se cíl brání Finesou (jde tedy před ním uhýbat).</text:p>
            </text:list-header>
          </text:list>
        </text:list-item>
        <text:list-item>
          <text:p text:style-name="P1272">Útok <text:span text:style-name="T1748">do zad</text:span></text:p>
          <text:list>
            <text:list-header>
              <text:p text:style-name="P1577">Protivník utíká z boje nebo probíhá kolem tebe, protivník je obklíčený, v tomto kole tě neohrožuje a máš dost prostoru, aby ses mu dostal do zad.</text:p>
            </text:list-header>
          </text:list>
        </text:list-item>
      </text:list>
      <text:h text:style-name="P1515" text:outline-level="4"><text:soft-page-break/>Sčítání výhod a nevýhod</text:h>
      <text:p text:style-name="P224"><text:span text:style-name="T1791">Postihy a bonusy za v</text:span>ýhody <text:span text:style-name="T1791">nebo</text:span> nevýhody stejného druhu se nesčítají.</text:p>
      <text:p text:style-name="P685">Příklad:</text:p>
      <text:p text:style-name="P802"><text:span text:style-name="T1740">Když</text:span> tě někdo zatlačí do rohu místnosti a pak tě <text:span text:style-name="T1772">přitiskne ke zdi</text:span>, tak si počítáš jen -1, protože obojí ti omezuje pohyb.</text:p>
      <text:p text:style-name="P224"><text:span text:style-name="T1791">Postihy a bonusy za v</text:span>ýhody <text:span text:style-name="T1791">nebo</text:span> nevýhody <text:span text:style-name="T1792">různ</text:span>ého druhu se sčítají.</text:p>
      <text:p text:style-name="P685">Příklad:</text:p>
      <text:p text:style-name="P791">Když Gorondar skočí na skřeta, zalehne ho a mázne mu bláto do očí, tak si skřet bude počítat postih celkem -2, protože zalehnutí mu omezuje pohyb a bláto v očích viditelnost.</text:p>
      <text:p text:style-name="P251"><text:span text:style-name="T1751">Přestože se postihy za nevýhody stejného druhu nesčítají</text:span>, každá z nich <text:span text:style-name="T1751">omezuje, co můžeš dělat, a pokud se chceš zbavit postihu, musíš se zbavit každé z nich.</text:span></text:p>
      <text:p text:style-name="P685">Příklad:</text:p>
      <text:p text:style-name="P789"><text:span text:style-name="T1693">Gorondar srazí goblina k zemi a zalehne ho. Goblin si odteď počítá -1, </text:span><text:span text:style-name="T1694">protože</text:span><text:span text:style-name="T1693"> je zalehnutý, </text:span><text:span text:style-name="T1695">a navíc nemůže vstát, dokud na něm Gorondar leží.</text:span><text:span text:style-name="T1693"> </text:span><text:span text:style-name="T1696">P</text:span><text:span text:style-name="T1693">ořád </text:span><text:span text:style-name="T1696">má ale</text:span><text:span text:style-name="T1693"> volné obě ruce a může s nimi něco dělat – třeba se pokusit Gorondara škrtit.<text:line-break/><text:tab/></text:span><text:span text:style-name="T169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ext:soft-page-break/>Trvání výhod a nevýhod</text:h>
      <text:p text:style-name="P246"><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84">Příklad:</text:p>
      <text:p text:style-name="P800"><text:span text:style-name="T1">Když </text:span><text:span text:style-name="T1644">ležíš a tvůj protivník stojí</text:span><text:span text:style-name="T1">, máš </text:span><text:span text:style-name="T126">proti němu</text:span><text:span text:style-name="T1"> </text:span><text:span text:style-name="T1644">v boji</text:span><text:span text:style-name="T1"> nevýhodu. Jakmile se postavíš na nohy, </text:span><text:span text:style-name="T132">nevýhody se zbavíš</text:span><text:span text:style-name="T1">.</text:span></text:p>
      <text:list xml:id="list419890381" text:style-name="L85">
        <text:list-item>
          <text:p text:style-name="P1273"><text:span text:style-name="T1688">J</text:span><text:span text:style-name="T1689">ednorázové výhody a nevýhody, jako třeba překvapení, vyvedení z rovnováhy </text:span><text:span text:style-name="T1691">nebo útok do zad se</text:span><text:span text:style-name="T1689"> </text:span><text:span text:style-name="T1691">počítají</text:span><text:span text:style-name="T1689"> pouze </text:span><text:span text:style-name="T1698">na jeden hod</text:span><text:span text:style-name="T1689">.</text:span></text:p>
        </text:list-item>
        <text:list-item>
          <text:p text:style-name="P1254">Situační výhody a nevýhody, jako třeba ztížení pohybu, tma, kryt, nevhodná zbraň, střelba na ležící cíl, střelba na útočníka zblízka a podobně trvají, dokud trvá příslušná situace.</text:p>
        </text:list-item>
        <text:list-item>
          <text:p text:style-name="P1255">Nevýhody plynoucí z pozice v boji, třeba když tě protivník zatlačil do rohu, trvají, dokud se z nich nedostaneš (viz <text:span text:style-name="T1448">kapitola</text:span> <text:span text:style-name="T1579">Prolomení nevýhody</text:span><text:span text:style-name="T1782"> </text:span><text:span text:style-name="T1446">&lt;ODKAZ&gt;</text:span>).</text:p>
        </text:list-item>
        <text:list-item>
          <text:p text:style-name="P1256">Krátkodobá omezení, třeba když ti někdo hodí písek nebo bahno do očí, trvají do té doby, než se jich zbavíš, <text:span text:style-name="T1790">třeba než si bahno z očí otřeš</text:span>. <text:span text:style-name="T1790">To</text:span> obvykle zabere jedno kolo.</text:p>
        </text:list-item>
        <text:list-item>
          <text:p text:style-name="P1257">Výhody a nevýhody plynoucí z účinků kouzel trvají po dobu působení kouzla.</text:p>
        </text:list-item>
        <text:list-item>
          <text:p text:style-name="P1256">Nevýhody plynoucí z působení jedů trvají po dobu působení jedu (<text:span text:style-name="T1780">viz kapitola</text:span> <text:span text:style-name="T1583">Jedy</text:span><text:span text:style-name="T1781"> </text:span><text:span text:style-name="T1445">&lt;ODKAZ&gt;</text:span>).</text:p>
        </text:list-item>
      </text:list>
      <text:list xml:id="list4059765226" text:style-name="L86">
        <text:list-item>
          <text:p text:style-name="P1274"><text:soft-page-break/><text:span text:style-name="T1688">Nevýhod</text:span><text:span text:style-name="T1692">y</text:span><text:span text:style-name="T1688"> za v</text:span><text:span text:style-name="T1686">ážn</text:span><text:span text:style-name="T1688">é</text:span><text:span text:style-name="T1686"> zranění trv</text:span><text:span text:style-name="T1692">ají</text:span><text:span text:style-name="T1686">, dokud si nevyléčíš všechny ztracené životy </text:span><text:span text:style-name="T888">(viz kapitola </text:span><text:span text:style-name="T885">Zranění a léčba</text:span><text:span text:style-name="T888"> </text:span><text:span text:style-name="T1449">&lt;ODKAZ&gt;</text:span><text:span text:style-name="T888">)</text:span><text:span text:style-name="T1686">.</text:span></text:p>
        </text:list-item>
      </text:list>
      <text:h text:style-name="Heading_20_2" text:outline-level="2"><text:bookmark-start text:name="__RefHeading___Toc12866_4230435934"/>Speciální akce<text:bookmark-end text:name="__RefHeading___Toc12866_4230435934"/></text:h>
      <text:p text:style-name="P252">V této kapitole si projdeme několik akcí, <text:span text:style-name="T1793">pro která platí zvláštní pravidla</text:span>. „Akcí“ <text:span text:style-name="T1793">myslíme</text:span> <text:span text:style-name="T1794">to</text:span>, co plánuješ udělat v jednom kole.</text:p>
      <text:h text:style-name="P1470" text:outline-level="3">Ohrožení více protivníků</text:h>
      <text:p text:style-name="P230">Když chceš v jednom kole <text:span text:style-name="T1715">současně</text:span> ohrozit více než jednoho protivníka, počítáš si k hodu postih rovný jejich počtu. <text:span text:style-name="T1068">Na úspěch</text:span><text:span text:style-name="T1715"> si házíš pouze jednou, ale každý soupeř si proti tobě hází zvlášť.</text:span></text:p>
      <text:p text:style-name="Example_20_Header">Příklad:</text:p>
      <text:p text:style-name="P803"><text:span text:style-name="T175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80">hodu na úspěch</text:span><text:span text:style-name="T1752"> si tedy započítá postih -2.</text:span></text:p>
      <text:p text:style-name="P230"><text:span text:style-name="T1716">Pokud</text:span> <text:span text:style-name="T1715">útočíš něčím, co zasahuje víc cílů najednou, například granátem, kouzlem s plošným účinkem a podobně</text:span>, <text:span text:style-name="T1795">tento postih si nepočítáš</text:span>.</text:p>
      <text:p text:style-name="Example_20_Header">Příklad:</text:p>
      <text:p text:style-name="P799"><text:span text:style-name="T1761">Kara sesílá </text:span><text:span text:style-name="T1081">ohnivou kouli</text:span><text:span text:style-name="T1753"> na dva skřety. Toto kouzlo zasahuje víc cílů najednou, takže Jana hází </text:span><text:span text:style-name="T1081">na úspěch</text:span><text:span text:style-name="T1753"> bez postihu.</text:span></text:p>
      <text:h text:style-name="P1471" text:outline-level="3">Míření</text:h>
      <text:p text:style-name="P254">Když strávíš kolo mířením, <text:span text:style-name="T1801">na následující výstřel si</text:span> počítáš +2.</text:p>
      <text:list xml:id="list2315331117" text:style-name="L87">
        <text:list-item>
          <text:p text:style-name="P1275"><text:soft-page-break/>Mířit jde i <text:span text:style-name="T1803">s</text:span> vrhací zbraní, ale nikoliv <text:span text:style-name="T1804">při sesílání</text:span> kouzl<text:span text:style-name="T1804">a</text:span>.</text:p>
        </text:list-item>
        <text:list-item>
          <text:p text:style-name="P1276">Můžeš si také předem zamířit na místo, kde čekáš, že se někdo objeví, nebo na cíl s tím, že vystřelíš, až když něco udělá (nebo neudělá).</text:p>
        </text:list-item>
      </text:list>
      <text:p text:style-name="P256">Bonus za míření se sčítá s případnými bonusy za výhody a nevýhody.</text:p>
      <text:h text:style-name="P1472" text:outline-level="3">Klamný útok nebo jiná finta v boji</text:h>
      <text:p text:style-name="P255">Když v tomto kole děláš klamný útok, házíš soupeři židli pod nohy, nebo se ho nějak jinak snažíš rozptýlit, rozhodit či odvést jeho pozornost, tak:</text:p>
      <text:list xml:id="list445426755" text:style-name="L88">
        <text:list-item>
          <text:p text:style-name="P1277"><text:span text:style-name="T1802">Nikoho neohrožuješ, takže si neházíš </text:span><text:span text:style-name="T1085">na úspěch</text:span><text:span text:style-name="T1802">.</text:span></text:p>
        </text:list-item>
        <text:list-item>
          <text:p text:style-name="P1277"><text:span text:style-name="T1802">Pokud ti v tom nikdo nezabrání, protivník bude mít jednorázovou nevýhodu. A to buď už v tomto kole – pak z ní budou moci těžit tví protivníci, nebo až v příštím – pak z ní budeš moci těžit ty při svém následujícím </text:span><text:span text:style-name="T1085">hodu na útok</text:span><text:span text:style-name="T180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05">nesnaží se mu tím ublížit, chce pouze rozptýlit jeho pozornost</text:span>.<text:line-break/><text:tab/>Zlobr bojuje s Gorondarem, takže se ne<text:span text:style-name="T1805">pokouší</text:span> Naraii v házení kamenů bránit. <text:span text:style-name="T1805">Naraia je tedy automaticky úspěšná a Pavel si bude při </text:span><text:span text:style-name="T1086">hodu na úspěch</text:span><text:span text:style-name="T1805"> počítat +1 za to, že je zlobr rozptýlený (tímto si také připomínáme, že bonusy a postihy si vždy přičítá hráč).</text:span></text:p>
      <text:h text:style-name="Heading_20_3" text:outline-level="3">Plná obrana</text:h>
      <text:p text:style-name="P218">Když se soustředíš na obranu, <text:span text:style-name="T1798">tak:</text:span></text:p>
      <text:list xml:id="list216300368" text:style-name="L89">
        <text:list-item>
          <text:p text:style-name="P1258"><text:soft-page-break/>Nemůžeš v tomto kole nikoho zranit ani jinak ohrozit či omezit.</text:p>
        </text:list-item>
        <text:list-item>
          <text:p text:style-name="P1260"><text:span text:style-name="T1799">N</text:span>emůžeš u toho dělat <text:span text:style-name="T1800">nic</text:span> jiného: utíkat, nabíjet apod.</text:p>
        </text:list-item>
        <text:list-item>
          <text:p text:style-name="P1278"><text:span text:style-name="T1703">N</text:span><text:span text:style-name="T1687">a všechny obrany v tomto kole </text:span><text:span text:style-name="T1703">si</text:span><text:span text:style-name="T1687"> </text:span><text:span text:style-name="T1690">počítáš</text:span><text:span text:style-name="T1687"> +2.</text:span></text:p>
        </text:list-item>
      </text:list>
      <text:p text:style-name="P689">Příklad:</text:p>
      <text:p text:style-name="P844"><text:span text:style-name="T1704">Z</text:span><text:span text:style-name="T1684">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50">na obranu</text:span><text:span text:style-name="T1684"> s bonusem +2, protože ho </text:span><text:span text:style-name="T1706">Naria </text:span><text:span text:style-name="T1684">nijak neohrožuje a soustředí se na obranu.</text:span></text:p>
      <text:p text:style-name="P373"><text:span text:style-name="T1684">Kouzla není možné použít na plnou obranu, leda by to v jejich popisu bylo výslovně povoleno (například </text:span><text:span text:style-name="T1150">magický štít</text:span><text:span text:style-name="T1684">).</text:span></text:p>
      <text:h text:style-name="P1448" text:outline-level="3">Únik z nevýhody</text:h>
      <text:p text:style-name="P219">Když se soustředíš na <text:span text:style-name="T1568">to, aby ses dostal</text:span> z nevýhody, <text:span text:style-name="T1806">například se</text:span> <text:span text:style-name="T1569">snažíš se </text:span>odstrčit toho, kdo na tebe leží, prorazit z obklíčení, vyčistit si oči od písku a podobně, <text:span text:style-name="T1683">tak:</text:span></text:p>
      <text:list xml:id="list3990952571" text:style-name="L90">
        <text:list-item>
          <text:p text:style-name="P1259">Nemůžeš v tomto kole nikoho zranit ani jinak ohrozit či omezit.</text:p>
        </text:list-item>
        <text:list-item>
          <text:p text:style-name="P1279"><text:span text:style-name="T1685">P</text:span><text:span text:style-name="T1687">očítáš si +2 </text:span><text:span text:style-name="T1707">k hodu </text:span><text:span text:style-name="T1152">na úspěch</text:span><text:span text:style-name="T1707"> na to, aby ses dostal z nevýhody</text:span><text:span text:style-name="T1687">.</text:span></text:p>
          <text:list>
            <text:list-item>
              <text:p text:style-name="P1279"><text:span text:style-name="T1687">N</text:span><text:span text:style-name="T1708">a rozdíl od </text:span><text:span text:style-name="T1153">plné obrany</text:span><text:span text:style-name="T1708"> si </text:span><text:span text:style-name="T1707">tento </text:span><text:span text:style-name="T1708">bonus nepočítáš k </text:span><text:span text:style-name="T1152">hodům na obranu</text:span><text:span text:style-name="T1708">.</text:span></text:p>
            </text:list-item>
          </text:list>
        </text:list-item>
      </text:list>
      <text:p text:style-name="P688"><text:soft-page-break/>Příklad:</text:p>
      <text:p text:style-name="P805"><text:span text:style-name="T1704">G</text:span><text:span text:style-name="T1684">orondar drží skřeta přitisknutého ke zdi. Naria na něj střílí. Skřet se snaží Gorondarovi vysmýknout.<text:line-break/><text:tab/></text:span><text:span text:style-name="T1705">Proti Gorondarovi si skřet si bude házet s bonusem +2 a když uspěje, uvolní se. Nebude mu ale moci nijak ublížit, ani když si hodí výjimečně dobře.<text:line-break/><text:tab/>Proti Nariině střelbě si bude házet </text:span><text:span text:style-name="T1151">na obranu</text:span><text:span text:style-name="T1705"> bez bonusu, protože Naria mu nebrání v tom, aby se dostal z nevýhody.</text:span></text:p>
      <text:h text:style-name="Heading_20_2" text:outline-level="2"><text:bookmark-start text:name="__RefHeading___Toc12868_4230435934"/>Boj na dálku<text:bookmark-end text:name="__RefHeading___Toc12868_4230435934"/></text:h>
      <text:p text:style-name="P300">Při boji na dálku, ať už střelnou zbraní, vrhací zbraní, kouzlem, nebo čímkoliv jiným si počítáš postih podle vzdálenosti cíle:</text:p>
      <text:list xml:id="list2524978370" text:style-name="L91">
        <text:list-item>
          <text:p text:style-name="P1280"><text:span text:style-name="T1034">Kontaktní</text:span> nebo <text:span text:style-name="T1034">krátká</text:span>:<text:span text:style-name="T1162"> bez postihu</text:span></text:p>
        </text:list-item>
        <text:list-item>
          <text:p text:style-name="P1280"><text:span text:style-name="T1034">Střední</text:span>:<text:span text:style-name="T1162"> postih -1</text:span></text:p>
        </text:list-item>
        <text:list-item>
          <text:p text:style-name="P1280"><text:span text:style-name="T1034">Dlouhá:</text:span><text:span text:style-name="T1162"> postih -2</text:span></text:p>
        </text:list-item>
      </text:list>
      <text:h text:style-name="Heading_20_3" text:outline-level="3">Munice</text:h>
      <text:p text:style-name="P299">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text:soft-page-break/>Určení <text:span text:style-name="T1754">výsledku</text:span><text:bookmark-end text:name="__RefHeading___Toc12870_4230435934"/></text:h>
      <text:p text:style-name="P247"><text:span text:style-name="T1778">Zda se ti podaří to, co zamýšlíš, </text:span>závisí na rozdílu tvého hodu a hodu tvého protivníka:</text:p>
      <text:list xml:id="list2495432997" text:style-name="L92">
        <text:list-item>
          <text:p text:style-name="P1281">Pokud jsi hodil stejně, nebo jsi ho přehodil o 1 či 2, máš <text:span text:style-name="T1756">proti němu</text:span> jeden úspěch.</text:p>
        </text:list-item>
        <text:list-item>
          <text:p text:style-name="P1281">Jestliže jsi ho přehodil o 3-5, máš <text:span text:style-name="T1756">proti němu</text:span> <text:span text:style-name="T1757">dva</text:span> úspěchy.</text:p>
        </text:list-item>
        <text:list-item>
          <text:p text:style-name="P1281">Pokud jsi ho přehodil o 6 nebo víc, máš <text:span text:style-name="T1756">proti němu dokonce</text:span> tři úspěchy.</text:p>
        </text:list-item>
      </text:list>
      <text:p text:style-name="P257">Když ty i tvůj protivník házíte <text:span text:style-name="T1034">na úspěch</text:span> a padne vám stejně, tak oba máte jeden úspěch <text:span text:style-name="T1807">a můžete ho použít podle následujících pravidel</text:span>. <text:span text:style-name="T1807">Pokud jeden z vás házel </text:span><text:span text:style-name="T1087">na obranu</text:span><text:span text:style-name="T1807">, tak úspěch má jen útočník (protože </text:span><text:span text:style-name="T1087">hodu na obranu</text:span><text:span text:style-name="T1807"> vyjadřuje to, že se nesnažíš protivníka nijak ohrozit, jen se proti němu bráníš).</text:span></text:p>
      <text:h text:style-name="P1473" text:outline-level="3">Úspěchy</text:h>
      <text:p text:style-name="P248">Za každý úspěch můžeš <text:span text:style-name="T1755">svému soupeři</text:span> udělat jednu <text:span text:style-name="T1824">věc</text:span>, <text:span text:style-name="T1808">k</text:span>aždou pouze jednou. <text:span text:style-name="T1825">Například:</text:span></text:p>
      <text:list xml:id="list933683595" text:style-name="L93">
        <text:list-item>
          <text:p text:style-name="P1282">Zranit ho.</text:p>
          <text:list>
            <text:list-item>
              <text:p text:style-name="P1283">Za další úspěch můžeš <text:span text:style-name="T1760">říct, že jsi zasáhnul nějaké citlivé místo (hlavu, kyklopovo oko, ocas obřího štíra a podobně).</text:span></text:p>
            </text:list-item>
          </text:list>
        </text:list-item>
        <text:list-item>
          <text:p text:style-name="P1284">Nějak ho znevýhodnit, <text:span text:style-name="T1822">n</text:span>ěkam ho zatlačit či odtáhnout.</text:p>
          <text:list>
            <text:list-item>
              <text:p text:style-name="P1286">Současně mu tím můžeš zabránit v tom, aby se někam dostal.</text:p>
            </text:list-item>
          </text:list>
        </text:list-item>
        <text:list-item>
          <text:p text:style-name="P1284">Dostat se z nevýhody, ve které tě <text:span text:style-name="T1825">protivník</text:span> drží.</text:p>
        </text:list-item>
        <text:list-item>
          <text:p text:style-name="P1284"><text:soft-page-break/>Utéct od něj.</text:p>
        </text:list-item>
      </text:list>
      <text:p text:style-name="P249">Pokud je proti tobě v nevýhodě, ať už dané <text:span text:style-name="T1758">okolnostmi</text:span> nebo tím, že ho do ní <text:span text:style-name="T1775">nejdříve</text:span> <text:span text:style-name="T1759">za jeden úspěch</text:span> dosta<text:span text:style-name="T1775">neš</text:span>, tak můžeš <text:span text:style-name="T1815">také</text:span>:</text:p>
      <text:list xml:id="list120212249036731" text:continue-numbering="true" text:style-name="L93">
        <text:list-item>
          <text:p text:style-name="P1285">Odzbrojit <text:span text:style-name="T1809">ho.</text:span></text:p>
        </text:list-item>
        <text:list-item>
          <text:p text:style-name="P1287">Srazit <text:span text:style-name="T1810">ho do propasti</text:span> <text:span text:style-name="T1810">nebo zatlačit</text:span> <text:span text:style-name="T1810">do</text:span> <text:span text:style-name="T1809">pasti.</text:span></text:p>
        </text:list-item>
        <text:list-item>
          <text:p text:style-name="P1286">Zabránit mu, aby něco udělal.</text:p>
        </text:list-item>
      </text:list>
      <text:p text:style-name="P282">Protivníkovi můžeš udělat jen to, co jsi ohlásil na začátku kola.</text:p>
      <text:p text:style-name="Example_20_Header">Příklad:</text:p>
      <text:p text:style-name="Example">Když se orkovi podaří Gorondarovi zabránit v tom, aby se dostal ke goblinovi, <text:span text:style-name="T1766">Gorondar</text:span> už v tomto kole nemůže po goblinovi hod<text:span text:style-name="T1766">it</text:span> dýku, protože to nebylo součástí <text:span text:style-name="T1776">Pavlova záměru</text:span>. Může to udělat až v dalším kole a protivníci na to budou moci reagovat.</text:p>
      <text:p text:style-name="P258"><text:span text:style-name="T1811">N</text:span>a začátku kola <text:span text:style-name="T1811">ale nemusíš</text:span> do detailů pop<text:span text:style-name="T1811">isova</text:span>t, jak přesně svůj plán provedeš. <text:span text:style-name="T1811">To stačí udělat, až když víš, kolik máš úspěchů.</text:span></text:p>
      <text:p text:style-name="P690">Příklad:</text:p>
      <text:p text:style-name="P806"><text:span text:style-name="T1582">Pavel:</text:span><text:span text:style-name="T1777"> </text:span><text:span text:style-name="T1084">„Ještě z rozběhu vrazím do goblina, abych ho vyvedl z rovnováhy. Pak mu levou rukou zacpu pusu, aby nemohl mluvit.“</text:span></text:p>
      <text:p text:style-name="P259"><text:span text:style-name="T1826">Nemůžeš popisovat protivníkovy reakce, to je práce Pána jeskyně.</text:span> Popisuj jen to, <text:span text:style-name="T1813">jsi mu udělal</text:span>. <text:span text:style-name="T1814">Stejně tak Pán jeskyně nemůže popisovat, jak zareaguje tvoje postava, protože o tom vždy rozhoduješ ty.</text:span></text:p>
      <text:p text:style-name="Example_20_Header">Příklad:</text:p>
      <text:p text:style-name="Example">Pavel nemůže říct, <text:span text:style-name="T1812">že</text:span> goblin uskočil směrem od orka. Může ale říct, že do něj vrazil tak, <text:span text:style-name="T1812">aby ho</text:span> směrem k orkovi <text:span text:style-name="T1812">strčil</text:span>.</text:p>
      <text:p text:style-name="P283"><text:soft-page-break/>Tvůj popis také musí dávat smysl vzhledem k situaci ve hře a musí to jít provést nástroji, které máš k dispozici.</text:p>
      <text:h text:style-name="P1474" text:outline-level="3">Zranění</text:h>
      <text:p text:style-name="P265">Když se rozhodneš protivníka zranit, ubereš mu počet životů, <text:span text:style-name="T1836">který spočítáš takto</text:span>:</text:p>
      <text:list xml:id="list1044128188" text:style-name="L94">
        <text:list-item>
          <text:p text:style-name="P1288">Základem zranění je to, o kolik jsi protivníka přehodil. Může to být i nula, pokud jste hodili stejně.</text:p>
        </text:list-item>
        <text:list-item>
          <text:p text:style-name="P1288">K <text:span text:style-name="T1835">rozdílu hodů</text:span> se přičítá zranění uvedené u zbraně, případně výsledek hodu na zranění kouzla. Jak se hází na zranění kouzla si řekneme v dalším odstavci.</text:p>
        </text:list-item>
        <text:list-item>
          <text:p text:style-name="P1288">Protivník si <text:span text:style-name="T1837">nakonec</text:span> odeč<text:span text:style-name="T1837">te</text:span> kvalitu své zbroje a štítu <text:span text:style-name="T1827">a případnou odolnost proti tomuto druhu zranění</text:span>.</text:p>
        </text:list-item>
      </text:list>
      <text:p text:style-name="P700"><text:span text:style-name="T412">P</text:span><text:span text:style-name="T400">říklad:</text:span></text:p>
      <text:p text:style-name="P821"><text:span text:style-name="T572">Gorondar bojuje se zlobrem. Pavel hodil na úspěch 4 (Gorondar má Sílu 3, Pavlovi na kostce padlo 1)</text:span><text:span text:style-name="T570">. </text:span><text:span text:style-name="T572">Pán jeskyně hodil za zlobra 8 (zlobr má sílu 6, Pánovi jeskyně na kostce padlo 2). </text:span><text:span text:style-name="T57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516" text:outline-level="4">Zranění improvizovanou zbraní</text:h>
      <text:p text:style-name="P272">Improvizované zbraně mají o 1 nižší zranění než odpovídající pořádná zbraň.</text:p>
      <text:h text:style-name="P1518" text:outline-level="4"><text:soft-page-break/>Hlášení útoku <text:span text:style-name="T1841">zbraní</text:span></text:h>
      <text:p text:style-name="P264">Když chceš protivníka zranit <text:span text:style-name="T1841">zbraní</text:span>, obvykle se <text:span text:style-name="T1833">výsledek hodu</text:span> hlásí rovnou s „plus <text:span text:style-name="T1828">zranění</text:span>“ na konci.</text:p>
      <text:p text:style-name="P703">Příklad:</text:p>
      <text:p text:style-name="P822">Když máš Finesu 3, bojuješ dýkou, která má zranění 1, chceš protivníka zranit a na kostce ti padlo 2, tak řekneš:</text:p>
      <text:p text:style-name="P807">„Mám proti němu pět plus jedna.“</text:p>
      <text:p text:style-name="P238">Pokud zasáhneš, Pán jeskyně pak může rovnou spočítat, o kolik životů tvůj protivník přijde.</text:p>
      <text:h text:style-name="P1517" text:outline-level="4">Zranění kouzlem</text:h>
      <text:p text:style-name="P269">Základ zranění kouzlem je rozdíl mezi hody na úspěch (případně na obranu), stejně jako u zbraní.</text:p>
      <text:p text:style-name="P697"><text:span text:style-name="T412">P</text:span><text:span text:style-name="T400">říklad:</text:span></text:p>
      <text:p text:style-name="P820"><text:span text:style-name="T491">Kara sesílá </text:span><text:span text:style-name="T400">modrý blesk</text:span><text:span text:style-name="T491"> na orka. Ork bojuje s Gorondarem, proti Kaře si tedy hází na obranu. Janě na úspěch padlo celkem 7 (Duše 3 + 4 na kostce), Pánovi jeskyně padlo na obranu za orka 6 (Síla 4 + 2 na kostce). </text:span><text:span text:style-name="T570">Jana má tedy jeden úspěch a rozhodne se ho zranit.</text:span></text:p>
      <text:p text:style-name="P267">Kouzla mají zranění uvedeno v počtu „kostek zranění“ <text:span text:style-name="T1838">(zkráceně „kz“)</text:span>. <text:span text:style-name="T1838">Za tím je ještě uvedeno, o jaký druh zranění se jedná – podle toho se pozná, jestli má nestvůra proti tomuto kouzlu odolnost.</text:span></text:p>
      <text:p text:style-name="Example_20_Header"><text:span text:style-name="T412">P</text:span><text:span text:style-name="T400">říklad:</text:span></text:p>
      <text:p text:style-name="Example"><text:span text:style-name="T568">Kouzlo </text:span><text:span text:style-name="T451">modrý blesk</text:span><text:span text:style-name="T568"> má zranění</text:span><text:span text:style-name="T569">:</text:span><text:span text:style-name="T700"> </text:span><text:span text:style-name="T731">4</text:span><text:span text:style-name="T700">kz bleskem.</text:span></text:p>
      <text:p text:style-name="P268">Kostky zranění jsou obyčejné šestistěnné kostky, kolik padlo se ale počítá jinak:</text:p>
      <text:list xml:id="list3306254893" text:style-name="L95">
        <text:list-item>
          <text:p text:style-name="P1289"><text:soft-page-break/>Zranění kouzla určíš tak, že hodíš příslušný počet kostek <text:span text:style-name="T1839">zranění</text:span> a spočítáš ty, na kterých padlo 4 nebo víc.</text:p>
        </text:list-item>
      </text:list>
      <text:p text:style-name="P696"><text:span text:style-name="T412">P</text:span><text:span text:style-name="T400">říklad:</text:span></text:p>
      <text:p text:style-name="P819"><text:span text:style-name="T452">M</text:span><text:span text:style-name="T400">odrý blesk</text:span><text:span text:style-name="T491"> má zranění 4kz, Jana tedy hodí čtyřmi šestistěnnými kostkami (neb</text:span><text:span text:style-name="T571">o</text:span><text:span text:style-name="T491"> čtyřikrát jednou kostkou). Padne jí: 1, 3, 4 a 6. Na dvou kostkách padlo 4 nebo víc, tento modrý blesk má tedy zranění 2.</text:span></text:p>
      <text:p text:style-name="P269">Číslo hozené na kostkách zranění se přičítá k rozdílu hodů na úspěch (nebo hodu na úspěch a hodu na obranu), stejně jako zranění zbraně. <text:span text:style-name="T1840">Od výsledku se pak odečítá zbroj a štít zasaženého a odolnost proti použitému druhu zranění.</text:span></text:p>
      <text:p text:style-name="P698"><text:span text:style-name="T412">P</text:span><text:span text:style-name="T400">říklad:</text:span></text:p>
      <text:p text:style-name="P77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70">Některé nestvůry jsou odolné proti určitým druhům zranění.</text:p>
      <text:p text:style-name="P699"><text:span text:style-name="T412">P</text:span><text:span text:style-name="T400">říklad:</text:span></text:p>
      <text:p text:style-name="P828">Bodat do kostlivce nemá moc velký smysl – proto má odolnost 2 proti zranění bodem. Když do něj tedy Naria vystřelí z luku, od zranění si odečte 2.</text:p>
      <text:p text:style-name="P271">U kouzel je vždy napsáno, jaký druh zranění způsobují. U zbraní to výslovně napsané není – šípy způsobují bodné zranění, palice a kladiva drtivé, mečem se dá bodat nebo sekat atd.</text:p>
      <text:h text:style-name="Heading_20_4" text:outline-level="4"><text:span text:style-name="T910">P</text:span><text:span text:style-name="T399">řidané zranění</text:span></text:h>
      <text:p text:style-name="P51">TODO</text:p>
      <text:p text:style-name="P308"><text:soft-page-break/><text:span text:style-name="T399">Některá kouzla nebo magické předměty přidávají k útoku další zranění, například </text:span><text:span text:style-name="T1933">bleskem</text:span><text:span text:style-name="T399"> za </text:span><text:span text:style-name="T906">3</text:span><text:span text:style-name="T399">kz </text:span><text:span text:style-name="T911">(tedy </text:span><text:span text:style-name="T906">tři</text:span><text:span text:style-name="T911"> </text:span><text:span text:style-name="T478">kostky zranění</text:span><text:span text:style-name="T911">)</text:span><text:span text:style-name="T399">.</text:span></text:p>
      <text:list xml:id="list1645308052" text:style-name="L96">
        <text:list-item>
          <text:p text:style-name="P1038">Přidané zranění se přičítá pouze v případě zásahu, stejně jako obyčejné zranění.</text:p>
        </text:list-item>
        <text:list-item>
          <text:p text:style-name="P1039">Od každé složky zranění s<text:span text:style-name="T1936">i zasažený</text:span> odečte <text:span text:style-name="T1936">Z</text:span>broj<text:span text:style-name="T1937"> proti příslušnému druhu zranění</text:span>.</text:p>
        </text:list-item>
        <text:list-item>
          <text:p text:style-name="P1290"><text:span text:style-name="T399">Každ</text:span><text:span text:style-name="T912">á složka</text:span><text:span text:style-name="T399"> se zvlášť porovná se Silou (pokud je to </text:span><text:span text:style-name="T454">fyzické zranění</text:span><text:span text:style-name="T399">) nebo Duší </text:span><text:span text:style-name="T913">(pokud je to </text:span><text:span text:style-name="T479">duševní zranění</text:span><text:span text:style-name="T913">)</text:span><text:span text:style-name="T399"> cíle, jestli jde o vážné zranění. Rána s přidaným zraněním tedy může způsobit více vážných zranění.</text:span></text:p>
        </text:list-item>
        <text:list-item>
          <text:p text:style-name="P1040">Každá složka se také zvlášť porovná s plnou kondicí cíle, jestli jde o <text:span text:style-name="T1938">okamžitou</text:span> smrt.</text:p>
        </text:list-item>
      </text:list>
      <text:p text:style-name="P712">Příklad</text:p>
      <text:p text:style-name="P837"><text:span text:style-name="T909">Gorondar útočí očarovaným kladivem na oživlou sochu. Kladivo má 1/2 a navíc při zásahu způsobí zranění </text:span><text:span text:style-name="T1934">bleskem</text:span><text:span text:style-name="T909"> za 3kz. Socha je z kamene a je tedy těžké ji poškodit – má Zbroj 3. Je ovšem náchylná na drtivá zranění </text:span><text:span text:style-name="T905">a</text:span><text:span text:style-name="T909"> proti Gorondarovu kladivu má Zbroj pouze 1.<text:line-break/><text:tab/>Gorondar ji přehodil o 3. Kladivo má zranění 2, celkem </text:span><text:span text:style-name="T906">tedy</text:span><text:span text:style-name="T909"> 5. </text:span><text:span text:style-name="T907">S</text:span><text:span text:style-name="T909">ocha </text:span><text:span text:style-name="T907">si</text:span><text:span text:style-name="T909"> odečte </text:span><text:span text:style-name="T907">Z</text:span><text:span text:style-name="T90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34">bleskem</text:span><text:span text:style-name="T909"> 2. Od toho si socha odečte svou zbroj proti </text:span><text:span text:style-name="T1934">blesk</text:span><text:span text:style-name="T1935">u</text:span><text:span text:style-name="T909">, což je 3. Přidaným zraněním tedy není vůbec poškozena. </text:span><text:span text:style-name="T908">Kdyby zraněna byla, tak by si toto číslo opět porovnala se svou Silou, jestli nejde o vážné zranění nebo smrt jednou ranou.</text:span></text:p>
      <text:h text:style-name="P1519" text:outline-level="4"><text:soft-page-break/>Vyřazení</text:h>
      <text:p text:style-name="P273">Když ti klesnou životy na 0 nebo méně, jsi vyřazený z boje. Pokud jsi ještě neházel, nejspíš ti to také znemožní provést to, co jsi zamýšlel.</text:p>
      <text:p text:style-name="P701"><text:span text:style-name="T412">P</text:span><text:span text:style-name="T400">říklad:</text:span></text:p>
      <text:p text:style-name="P823">Goblin se řítí na Gorondara, Naria na něj ale střílí z luku. Goblin má celkem 4 životy, takže pokud ho Naria zraní alespoň za 4, ke Gorondarovi nedoběhne.</text:p>
      <text:h text:style-name="P1520" text:outline-level="4">Vážný zásah</text:h>
      <text:p text:style-name="P274">Pokud máš alespoň 2 úspěchy <text:span text:style-name="T1845">a</text:span> za první z nich dáš soupeři zranění nejméně za 1 život, <text:span text:style-name="T1845">tak</text:span> můžeš za druhý úspěch říct, že <text:span text:style-name="T1843">jsi mu tímto zásahem vyřadil nějakou část těla</text:span>. <text:span text:style-name="T1844">Nemůžeš ale takhle vyřadit celého protivníka, takže když ho zasáhneš do těla nebo do hlavy, tak sice bude mít nevýhodu, ale bude dál schopen boje.</text:span></text:p>
      <text:p text:style-name="P702"><text:span text:style-name="T97">P</text:span><text:span text:style-name="T1">říklad:</text:span></text:p>
      <text:p text:style-name="P794"><text:span text:style-name="T110">Katka:</text:span><text:span text:style-name="T1"> „Prostřelila jsem mu levou nohu, takže se na ní nemůže postavit.“</text:span></text:p>
      <text:p text:style-name="P275"><text:span text:style-name="T1846">Vážný zásah</text:span> může způsobit několik věcí:</text:p>
      <text:list xml:id="list609029399" text:style-name="L97">
        <text:list-item>
          <text:p text:style-name="P1291"><text:span text:style-name="T1847">Protivník</text:span> nebude moci zasaženou část těla používat. Když takto například zasáhneš kyklopovo oko, tak ho tím oslepíš. Když trefíš ocas obřího štíra, nebude <text:span text:style-name="T1848">jím</text:span> moci útočit. S vážně zraněnou nohou se nedá běhat atd.</text:p>
        </text:list-item>
        <text:list-item>
          <text:p text:style-name="P1291">Zasažený díky tomu může mít na některé věci nevýhodu. <text:span text:style-name="T1842">S vážně zraněnou nohou budeš mít například určitě nevýhodu v boji zblízka, ale ne při střelbě z luku.</text:span></text:p>
        </text:list-item>
      </text:list>
      <text:p text:style-name="P285">Důsledky vážného zásahu zmizí ve chvíli, kdy si zasažený doléčí všechny ztracené životy.</text:p>
      <text:h text:style-name="Heading_20_3" text:outline-level="3"><text:soft-page-break/>Znevýhodnění, <text:span text:style-name="T1849">zatlačení nebo odtažení protivníka</text:span></text:h>
      <text:p text:style-name="P262"><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92"><text:span text:style-name="T97">P</text:span><text:span text:style-name="T1">říklad:</text:span></text:p>
      <text:p text:style-name="P793"><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95"><text:span text:style-name="T143">O</text:span><text:span text:style-name="T141">rk má teď přibodnutou ruku ke dveřím. Dokud s tím něco neudělá, bude si počítat nevýhodu a navíc nebude moci levou ruku používat.</text:span></text:p>
      <text:p text:style-name="P262"><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91"><text:span text:style-name="T97">P</text:span><text:span text:style-name="T1">říklad:</text:span></text:p>
      <text:p text:style-name="P792"><text:span text:style-name="T113">P</text:span><text:span text:style-name="T110">avel:</text:span><text:span text:style-name="T1"> „Srazím goblina na zem a zalehnu ho.“</text:span></text:p>
      <text:p text:style-name="P829">Goblin teď bude mít nevýhodu proti Gorondarovi, protože leží pod ním. Současně ale bude mít Gorondar nevýhodu proti orkovi, protože leží na goblinovi, zatímco ork stojí.</text:p>
      <text:p text:style-name="P263">Tvůj popis také určí, jak se bude moci protivník nevýhody <text:span text:style-name="T1823">zbavit</text:span>.</text:p>
      <text:p text:style-name="P693"><text:span text:style-name="T97">P</text:span><text:span text:style-name="T1">říklad:</text:span></text:p>
      <text:p text:style-name="Example">Orkovi s rukou přistřelenou ke dveřím bude stačit například šíp zlomit – to ho nejspíš nijak zvlášť nezpomalí. <text:span text:style-name="T1819">I tak</text:span> si ale bude v příštím kole počítat nevýhodu – když někdo zaplatí úspěchem za znevýhodnění protivníka, tak <text:span text:style-name="T1820">se to musí opravdu započítat jako</text:span> nevýhoda, byť jen na jedno kolo.</text:p>
      <text:p text:style-name="P815"><text:soft-page-break/>Kdyby Naria chtěl orka v nevýhodě udržet, bude mu muset aktivně bránit v tom, aby šíp zlomil – třeba ho chytit za druhou ruku, kterou to bude chtít udělat. Bude si tedy muset proti orkovi házet, <text:span text:style-name="T1821">mít proti němu alespoň jeden</text:span> úspěch a použít ho na zabránění v orkově akci.</text:p>
      <text:p text:style-name="P693"><text:span text:style-name="T176">Jiný p</text:span><text:span text:style-name="T1">říklad:</text:span></text:p>
      <text:p text:style-name="P796"><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26"><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94"><text:span text:style-name="T97">P</text:span><text:span text:style-name="T1">říklad:</text:span></text:p>
      <text:p text:style-name="P816"><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76"><text:span text:style-name="T138">M</text:span><text:span text:style-name="T135">ůžeš také protivníka zatlačit nebo odtáhnout od jeho zamýšleného cíle:</text:span></text:p>
      <text:p text:style-name="P695"><text:span text:style-name="T97">P</text:span><text:span text:style-name="T1">říklad:</text:span></text:p>
      <text:p text:style-name="P83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475" text:outline-level="3"><text:soft-page-break/>Bránění v pohybu</text:h>
      <text:p text:style-name="P277">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7">Už jsme si probrali možnost, jak můžeš za jeden úspěch někomu znemožnit zamýšlenou akci tím, že mu zabráníš v tom, aby se dostal ke svému cíli, případně jej odtáhneš či odstrčíš z dosahu. To ale nemusí být možné.</text:p>
      <text:p text:style-name="P708">Příklad:</text:p>
      <text:p text:style-name="Example">Gorondar chce zabránit goblinovi v mumlání, protože tuší, že goblin sesílá kouzlo. <text:span text:style-name="T1850">Na to mu ale nebude stačit ho někam zatlačit nebo odtáhnout – v tom případě bude goblin prostě mumlat dál.</text:span></text:p>
      <text:p text:style-name="P278">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52">Takto můžeš někomu zabránit například v kouzlení, v nabití či tasení zbraně, nebo také v útoku – třeba tím, že mu chytíš ruku se zbraní.</text:span></text:p>
      <text:p text:style-name="P704"><text:soft-page-break/>Příklad:</text:p>
      <text:p text:style-name="P824">Gorondar <text:span text:style-name="T1851">chce zabránit goblinovi v mumlání. Bude potřebovat alespoň dva úspěchy: Jeden na to, aby ho dostal do nevýhody a až za druhý mu pak může zabránit v kouzlení. Pavel to pak popíše následovně:</text:span></text:p>
      <text:p text:style-name="P825"><text:span text:style-name="T1579">Pavel:</text:span> „Levou rukou chytnu goblina pod krkem, pravou pustím meč, seberu ze stolu svazek bylin a nacpu mu ho do pusy.“</text:p>
      <text:h text:style-name="Heading_20_4" text:outline-level="4">Rozdíl mezi obranou a zabráněním v útoku</text:h>
      <text:p text:style-name="P279">Když si házíš na obranu, tak to znamená, že se snažíš útoku uhnout, <text:span text:style-name="T1853">nebo ho třeba </text:span>vykrýt <text:span text:style-name="T1853">svou zbraní či štítem.</text:span> <text:span text:style-name="T1853">K</text:span>dyž <text:span text:style-name="T1853">ale</text:span> použiješ úspěch na to, abys protivníkovi v útoku zabránil, tak se vůbec nedostane k máchnutí zbraní, k výstřelu či k seslání kouzla.<text:line-break/><text:tab/>Důležité to je zejména u <text:span text:style-name="T1853">plošných</text:span> kouzel, nebo třeba když se útočník snaží hodit granát<text:span text:style-name="T1853">: Přestože kouzlo či granát nezasáhne tebe, může pořád zranit někoho jiného.</text:span></text:p>
      <text:p text:style-name="P705">Příklad:</text:p>
      <text:p text:style-name="P826">Kara sesílá <text:span text:style-name="T103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8">Obdobně můžeš někoho ubránit tím, že útočníkovi zabráníš v útoku.</text:p>
      <text:h text:style-name="Heading_20_3" text:outline-level="3">Prolomení nevýhody</text:h>
      <text:p text:style-name="P227">Podobně jako u bránění v pohybu i při prolamování nevýhody musíš protivníka přehodit pouze v případě, když ti v tom brání přímo svou pozicí.</text:p>
      <text:p text:style-name="P706"><text:soft-page-break/>Příklad:</text:p>
      <text:p text:style-name="P827"><text:span text:style-name="T168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10">Orkovi se tedy stačí ubránit.</text:span></text:p>
      <text:p text:style-name="P706"><text:span text:style-name="T1854">Opačný p</text:span>říklad:</text:p>
      <text:p text:style-name="P798">Orkovi se podařilo Nariu chytit za ruku. Na to, aby se vyprostila, bude tentokrát potřebovat úspěch ona.</text:p>
      <text:p text:style-name="P228">Stejným způsobem můžeš z nevýhody dostat i někoho jiného.</text:p>
      <text:p text:style-name="P707">Příklad:</text:p>
      <text:p text:style-name="P797">Ork stále drží Nariu za ruku. Gorondar jí přispěchá na pomoc. Pavel proti orkovi hodí dva úspěchy a popíše to takto:</text:p>
      <text:p text:style-name="P797"><text:span text:style-name="T1579">Pavel:</text:span> „<text:span text:style-name="T1855">Seknul jsem orka do ruku, kterou drží Nariu. Zranil jsem ho </text:span><text:span text:style-name="T1088">(za jeden úspěch)</text:span><text:span text:style-name="T1855"> a navíc ji musel pustit </text:span><text:span text:style-name="T1088">(za druhý úspěch)</text:span><text:span text:style-name="T1855">.</text:span>“</text:p>
      <text:h text:style-name="Heading_20_3" text:outline-level="3"><text:span text:style-name="T1709">Ú</text:span><text:span text:style-name="T1684">těk</text:span></text:h>
      <text:p text:style-name="P280"><text:span text:style-name="T1684">Utéct z boje nemusí být vždy jednoduché. Když se protivník rozhodne běžet za tebou a je rychlejší než ty, akorát mu tím vystavíš záda (bude mít proti tobě výhodu).<text:line-break/><text:tab/></text:span><text:span text:style-name="T1711">Když ho přehodíš a použiješ jeden úspěch na útěk, může to znamenat, třeba že jsi do něj strčil, využil jsi vhodné chvíle </text:span><text:span text:style-name="T1713">k útěku</text:span><text:span text:style-name="T1711">, nebo jsi nějak jinak získal malý náskok.<text:line-break/><text:tab/>V řeči pravidel to znamená, že na konci kola mezi vámi bude </text:span><text:span text:style-name="T1154">krátká vzdálenost</text:span><text:span text:style-name="T1711">. Protivník tě stále může pronásledovat, ale nebude tě moci hned v příštím kole ohrozit z blízka, protože to jde jen na </text:span><text:span text:style-name="T1154">kontaktní vzdálenost</text:span><text:span text:style-name="T1711">.</text:span></text:p>
      <text:h text:style-name="Heading_20_4" text:outline-level="4"><text:soft-page-break/><text:span text:style-name="T1711">P</text:span><text:span text:style-name="T1684">ronásledování</text:span></text:h>
      <text:p text:style-name="P281"><text:span text:style-name="T1684">Když je jedna strana výrazně rychlejší, třeba když na koni pronásleduješ běžícího, a on se ti nemá kde ztratit, výsledek je zřejmý a jde jen o to, kdy ho dojedeš.<text:line-break/><text:tab/>Když jste oba srovnatelně rychlí, tak </text:span><text:span text:style-name="T1712"><text:s/>popisujte, co děláte, stejně jako v boji. Pokud </text:span><text:span text:style-name="T1684">výsledek vyplyne</text:span><text:span text:style-name="T1712"> z prostředí a situace, nemusíte házet. V opačném případě záleží na tom, o co se bude prchající snažit:</text:span></text:p>
      <text:list xml:id="list2544436109" text:style-name="L98">
        <text:list-item>
          <text:p text:style-name="P1292"><text:span text:style-name="T1712">Pokud se ti snaží z</text:span><text:span text:style-name="T1684">trat</text:span><text:span text:style-name="T1712">it</text:span><text:span text:style-name="T1684"> z dohledu nebo ut</text:span><text:span text:style-name="T1712">éct</text:span><text:span text:style-name="T1684"> někam, kam ty nemůžeš, </text:span><text:span text:style-name="T1712">házíte si oba Finesou.</text:span></text:p>
        </text:list-item>
        <text:list-item>
          <text:p text:style-name="P1292"><text:span text:style-name="T1712">Když takovou možnost nemá, jde o to, komu dřív dojdou síly. V tom případě házíte oba Silou</text:span><text:span text:style-name="T1684">.</text:span></text:p>
        </text:list-item>
      </text:list>
      <text:p text:style-name="P229">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6">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34">modrým bleskem</text:span> <text:span text:style-name="T1829">přepálit lano, na kterém visí těžký lustr, aby spadl na hlavu zlobrovi, se kterým zrovna Gorondar bojuje.</text:span></text:p>
      <text:p text:style-name="Example"><text:soft-page-break/><text:span text:style-name="T1579">Pán jeskyně:</text:span> „Čeho tím chceš dosáhnout? Chceš ho tím zranit? Nebo ho tím jen rozhodit?“</text:p>
      <text:p text:style-name="P817"><text:span text:style-name="T1585">Jana</text:span><text:span text:style-name="T1579">:</text:span> „<text:span text:style-name="T1831">Chtěl bych hlavně, aby se mu lustr zavěsil na hlavu a překážel mu v dalším boji. Pokud ho to zraní, tím líp.“</text:span></text:p>
      <text:p text:style-name="P818"><text:span text:style-name="T1579">Pán jeskyně:</text:span> „<text:span text:style-name="T1830">Ok, to by šlo. Hoď si na úspěch“.</text:span></text:p>
      <text:p text:style-name="P838">Jana by ale také mohla říct, že chce zlobra jen rozptýlit. V tom případě by to byla finta <text:span text:style-name="T1832">(speciální akce)</text:span> a nemusela by si házet vůbec. <text:span text:style-name="T183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417" text:outline-level="2"><text:bookmark-start text:name="__RefHeading___Toc12872_4230435934"/>Zajímání<text:bookmark-end text:name="__RefHeading___Toc12872_4230435934"/></text:h>
      <text:p text:style-name="P309">TODO:</text:p>
      <text:p text:style-name="P309">- můžeš protivníka vyzvat k tomu, aby se vzdal (nejlépe ho nejdřív dostat do několika nevýhod)</text:p>
      <text:p text:style-name="P309">- nebo ho prostě utlouct do vyřazení (ideálně obuškem, pěstmi a podobně)</text:p>
      <text:h text:style-name="Heading_20_2" text:outline-level="2"><text:soft-page-break/>Příklady bojových akcí</text:h>
      <text:p text:style-name="P771">/<text:span text:style-name="T2618">* Tohle je jen nápad, možná ne moc dobrý. Alternativa by byla, rozstrkat to do příkladů v průběhu boje. */</text:span></text:p>
      <text:p text:style-name="P771"><text:span text:style-name="T2617">T</text:span>ODO: Ke každému bodu napsat, jak se to vyhodnocuje.</text:p>
      <text:list xml:id="list548169038" text:style-name="L99">
        <text:list-item>
          <text:p text:style-name="P1041"><text:span text:style-name="T2611">Při boji </text:span>v sevřené formaci <text:span text:style-name="T2611">si </text:span>počkáš na útok spolubojovníka a využiješ toho, že je protivník odkrytý</text:p>
        </text:list-item>
        <text:list-item>
          <text:p text:style-name="P1042">Při boji s protivníkem s delší zbraní se přesuneš do jeho těsné blízkosti</text:p>
        </text:list-item>
        <text:list-item>
          <text:p text:style-name="P1041"><text:span text:style-name="T2612">M</text:span>ísto útoku zbraní rozhodíš protivníka kopem. <text:span text:style-name="T2612">Následně toho využiješ</text:span></text:p>
        </text:list-item>
        <text:list-item>
          <text:p text:style-name="P1041"><text:span text:style-name="T2613">P</text:span>očkáš si, až se protivník odkryje svým vlastním útokem</text:p>
        </text:list-item>
        <text:list-item>
          <text:p text:style-name="P1041">Přeho<text:span text:style-name="T2613">díš si protivníka</text:span> přes rameno a následné využi<text:span text:style-name="T2613">ješ</text:span> toho, že je vyvedený z rovnováhy</text:p>
        </text:list-item>
        <text:list-item>
          <text:p text:style-name="P1043">Přidržíš protivníkovi ruku nebo zbraň</text:p>
        </text:list-item>
        <text:list-item>
          <text:p text:style-name="P1043">Zaútočíš <text:span text:style-name="T2614">nejprve</text:span> štítem, čímž protivníka odkryješ</text:p>
        </text:list-item>
        <text:list-item>
          <text:p text:style-name="P1041"><text:span text:style-name="T2615">Kopneš protivníkovi</text:span> do ruky se zbraní</text:p>
        </text:list-item>
        <text:list-item>
          <text:p text:style-name="P1041">Přesun<text:span text:style-name="T2615">eš</text:span> do výhodné pozice</text:p>
        </text:list-item>
        <text:list-item>
          <text:p text:style-name="P1041">Skřípn<text:span text:style-name="T2615">eš soupeři</text:span> ruk<text:span text:style-name="T2615">u svou</text:span> čepelí</text:p>
        </text:list-item>
        <text:list-item>
          <text:p text:style-name="P1041"><text:span text:style-name="T2615">Při útoku s</text:span>kry<text:span text:style-name="T2615">ješ svou zbraň</text:span> za pláštěm</text:p>
        </text:list-item>
        <text:list-item>
          <text:p text:style-name="P1041">Zachy<text:span text:style-name="T2615">tíš</text:span> <text:span text:style-name="T2615">svým </text:span>pláštěm <text:span text:style-name="T2615">protivníkovu zbraň</text:span></text:p>
        </text:list-item>
        <text:list-item>
          <text:p text:style-name="P1044">Využiješ protivníkova zranění</text:p>
        </text:list-item>
        <text:list-item>
          <text:p text:style-name="P1044"><text:soft-page-break/>Zapůsobíš emotivně – pokusíš se v protivníkovi vzbudit strach nebo třeba soucit</text:p>
        </text:list-item>
        <text:list-item>
          <text:p text:style-name="P1041"><text:span text:style-name="T2615">Využiješ nějakou nebojovou dovednost, třeba Fyzickou zdatnost, abys vyběhnul po stěně,</text:span> zhoupnu<text:span text:style-name="T2615">l</text:span> se na lustru, <text:span text:style-name="T2615">uhnul pomocí salta či přemetu</text:span>, atd.</text:p>
        </text:list-item>
        <text:list-item>
          <text:p text:style-name="P1044">Využiješ výhodnou pozici, například ke skoku na protivníka z výšky</text:p>
        </text:list-item>
        <text:list-item>
          <text:p text:style-name="P1044">Zaútočíš z rozeběhu</text:p>
        </text:list-item>
        <text:list-item>
          <text:p text:style-name="P1044">Rozeběhneš se a srazíš protivníka kopem z výskoku</text:p>
        </text:list-item>
        <text:list-item>
          <text:p text:style-name="P1044">Předstíráš útok, abys rozhodil protivníkovu obranu</text:p>
        </text:list-item>
        <text:list-item>
          <text:p text:style-name="P1044">Necháš zbraň sklouznout po krytu protivníka, abys jej následně ohrozil bodem</text:p>
        </text:list-item>
        <text:list-item>
          <text:p text:style-name="P1044">Odrazíš protivníkovu zbraň nebo štít, aby s ním nestihnul krýt tvou další ránu</text:p>
        </text:list-item>
        <text:list-item>
          <text:p text:style-name="P1041">Vyvede<text:span text:style-name="T2616">š</text:span> protivníka z rovnováhy (například zatlačením štítem) a násled<text:span text:style-name="T2616">ně toho využiješ</text:span></text:p>
        </text:list-item>
        <text:list-item>
          <text:p text:style-name="P1041">Zatlač<text:span text:style-name="T2616">íš</text:span> protivníka do stísněného prostoru</text:p>
        </text:list-item>
        <text:list-item>
          <text:p text:style-name="P1045"><text:span text:style-name="T2615">Oběhneš</text:span> přečísleného protivníka <text:span text:style-name="T2615">a zaútočíš mu do zad</text:span></text:p>
        </text:list-item>
        <text:list-item>
          <text:p text:style-name="P1035"><text:span text:style-name="T2615">Převrhneš</text:span> protivníkovi <text:span text:style-name="T2615">do cesty stůl, židli nebo jiný vhodný předmět</text:span></text:p>
        </text:list-item>
        <text:list-item>
          <text:p text:style-name="P1044">Rozhodíš soupeře hozením menšího předmětu do tváře</text:p>
        </text:list-item>
        <text:list-item>
          <text:p text:style-name="P1044">Zamíříš střelnou nebo vrhací zbraní</text:p>
        </text:list-item>
      </text:list>
      <text:h text:style-name="P1378"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66">í</text:span> nebo jed<text:span text:style-name="T1866">em</text:span></text:h>
      <text:p text:style-name="P116"><text:span text:style-name="T1856">Když spustíš past, nebo </text:span>když jsi otrávený jedem, <text:span text:style-name="T1856">hází se stejně jako v boji</text:span>: Past nebo jed si h<text:span text:style-name="T1857">odí</text:span> <text:span text:style-name="T1034">na </text:span><text:span text:style-name="T1089">úspěch</text:span>, ty si h<text:span text:style-name="T1857">odíš</text:span> <text:span text:style-name="T1034">na obranu</text:span>.</text:p>
      <text:list xml:id="list359568213" text:style-name="L100">
        <text:list-item>
          <text:p text:style-name="P1149">Proti pasti se obvykle hází Finesou. Když máš <text:span text:style-name="T1856">připravený</text:span> štít <text:span text:style-name="T1856">a dává smyl, že ti proti této pasti pomůže</text:span>, můžeš si hodit Silou.</text:p>
        </text:list-item>
        <text:list-item>
          <text:p text:style-name="P1149">Proti jedu se vždy hází Silou.</text:p>
        </text:list-item>
      </text:list>
      <text:p text:style-name="Example_20_Header">Příklad <text:span text:style-name="T186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58">proti ní</text:span> 2 úspěchy. Past si samozřejmě nevybírá, co udělá, to záleží na tom, jak je zkonstruovaná. Šipková past tedy určitě způsobí zranění a druhý úspěch <text:span text:style-name="T1859">z něj pravděpodobně udělá</text:span> vážné zranění. Jiné druhy pastí by mohou třeba zasaženého odhodit, srazit k zemi a podobně.<text:line-break/><text:tab/>Základem zranění je rozdíl hodů, <text:span text:style-name="T1861">což je v tomto případě</text:span> 3. K tomu se přičte zranění pasti <text:span text:style-name="T1862">(</text:span>+2<text:span text:style-name="T1862">)</text:span>. Naria má na sobě lehkou zbroj, takže si nakonec odečte 1. Celkem je tedy zraněna za 4 životy. A je to vážné zranění, takže Pán jeskyně zásah popíše například takto:</text:p>
      <text:p text:style-name="Example"><text:soft-page-break/><text:span text:style-name="T1579">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64">úvahou</text:span> ze situace, nebo náhodně. Když by například past střílela z levé stěny chodby zhruba ve výšce ramen, z<text:span text:style-name="T1865">a</text:span>s<text:span text:style-name="T1865">áhla by nejspíš právě levé rameno</text:span>. Kdyby to chtěl určit náhodně, mohl by říct třeba: „Jednička je hlava, dva až čtyři levá ruka, pět nebo šest je levý bok“ a pak hodit šestistěnnou kostkou.</text:p>
      <text:p text:style-name="P709">Příklad <text:span text:style-name="T1863">zranění jedem</text:span>:</text:p>
      <text:p text:style-name="P835">Gorondar porazil orka a vyváznul jen s několika škrábanci. Po chvíli se ale ukázalo, že orkova zbraň byla otrávená – začal se silně potit a špatně se mu dýchá. Po uplynutí <text:span text:style-name="T1034">latence</text:span> jedu se hází na jeho účinek. Jed má sílu 6 a Pánovi jeskyně padlo 5, celkem je to 11/0. Gorondar má sílu 3 a Pavlovi padlo 4, na obranu má tedy 7.<text:line-break/><text:tab/><text:span text:style-name="T1860">Rozdíl hodů je 4 a jed má tedy proti Gorondarovi 2 úspěchy.</text:span></text:p>
      <text:h text:style-name="P1418" text:outline-level="2"><text:bookmark-start text:name="__RefHeading___Toc12876_4230435934"/>Jed<text:span text:style-name="T1901">y</text:span><text:bookmark-end text:name="__RefHeading___Toc12876_4230435934"/></text:h>
      <text:p text:style-name="P302"><text:span text:style-name="T1902">Jedy nepůsobí okamžitě. U každého trvá různě dlouho, než se otrava projeví</text:span>. <text:span text:style-name="T1903">Této době říkáme </text:span><text:span text:style-name="T1091">latence</text:span><text:span text:style-name="T1904">.</text:span></text:p>
      <text:list xml:id="list2018903651" text:style-name="L101">
        <text:list-item>
          <text:p text:style-name="P1293"><text:span text:style-name="T1905">V průběhu</text:span> <text:span text:style-name="T1034">latence</text:span> nemá jed žádný účinek, <text:span text:style-name="T1905">ale otrávený</text:span> začne pociťovat <text:span text:style-name="T1034">příznaky</text:span> <text:span text:style-name="T1906">otravy. P</text:span>odle nich j<text:span text:style-name="T1905">de</text:span> poznat, o jaký jed se jedná.</text:p>
        </text:list-item>
        <text:list-item>
          <text:p text:style-name="P1293">Po skončení <text:span text:style-name="T1034">latence</text:span> <text:span text:style-name="T1907">jed způsobí zranění.</text:span></text:p>
          <text:list>
            <text:list-item>
              <text:p text:style-name="P1294">Hází se stejně jako jakýkoliv jiný <text:span text:style-name="T1034">útok</text:span>, jed má svou vlastní sílu a zranění <text:span text:style-name="T1908">(nepřičítá se žádná vlastnost, pouze hod k6)</text:span>.</text:p>
            </text:list-item>
            <text:list-item>
              <text:p text:style-name="P1293"><text:span text:style-name="T1907">Otrávený se brání hodem </text:span><text:span text:style-name="T1092">Síla + k6</text:span><text:span text:style-name="T1907">.</text:span></text:p>
              <text:list>
                <text:list-item>
                  <text:p text:style-name="P1295">Od zranění jedem se neodečítá zbroj.</text:p>
                </text:list-item>
              </text:list>
            </text:list-item>
          </text:list>
        </text:list-item>
        <text:list-item>
          <text:p text:style-name="P1294"><text:soft-page-break/>Některé jedy místo vážného zranění <text:span text:style-name="T1909">způsobují něco jiného</text:span>: Slepotu, paralýzu a podobně.</text:p>
          <text:list>
            <text:list-item>
              <text:p text:style-name="P1294">Tento účinek nahrazuje vážné zranění. Nastane tedy pouze když jed způsobí větší zranění než je Síla otráveného.</text:p>
            </text:list-item>
            <text:list-item>
              <text:p text:style-name="P1294"><text:span text:style-name="T1034">Trvání</text:span> jedu říká, jak dlouho účin<text:span text:style-name="T1910">e</text:span>k působí. Pokud jed pouze zraňuje, <text:span text:style-name="T1034">trvání</text:span> uvedeno nemá. <text:span text:style-name="T1911">Způsobené vážné zranění se léčí jako jakékoliv jiné</text:span>.</text:p>
            </text:list-item>
          </text:list>
        </text:list-item>
      </text:list>
      <text:p text:style-name="P303">Některé jedy můžeš neutralizovat, když máš správné sérum, <text:span text:style-name="T1912">kouzlo</text:span> nebo protijed.</text:p>
      <text:list xml:id="list1539608517" text:style-name="L102">
        <text:list-item>
          <text:p text:style-name="P1296"><text:span text:style-name="T1913">Když je jed neutralizován v době </text:span><text:span text:style-name="T1093">latence</text:span><text:span text:style-name="T1914">, tak vůbec nezačne působit a otrávenému se tedy nic nestane.</text:span></text:p>
        </text:list-item>
        <text:list-item>
          <text:p text:style-name="P1296"><text:span text:style-name="T1914">Neutralizace jiného než zraňujícího jedu po skončení </text:span><text:span text:style-name="T1093">latence</text:span><text:span text:style-name="T1914"> zruší jeho případný účinek ale nevrátí ztracenou kondici.</text:span></text:p>
        </text:list-item>
      </text:list>
      <text:list xml:id="list3922171772" text:style-name="L103">
        <text:list-item>
          <text:p text:style-name="P1297"><text:span text:style-name="T1914">Neutralizovat zraňující jed po skončení </text:span><text:span text:style-name="T1093">latence</text:span><text:span text:style-name="T1914"> je zbytečné – jed už způsobil zranění, které je potřeba vyléčit jako každé jiné.</text:span></text:p>
        </text:list-item>
      </text:list>
      <text:p text:style-name="P711">Příklad</text:p>
      <text:p text:style-name="P83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text:soft-page-break/>dostane ovšem vážné zranění – místo toho je paralyzován po dobu trvání jedu, což je 10 minut.<text:line-break/><text:tab/>Pokud mu v průběhu paralýzy někdo podá správný protijed, paralýza zmizí.</text:p>
      <text:h text:style-name="P1418" text:outline-level="2"><text:bookmark-start text:name="__RefHeading___Toc12878_4230435934"/>Pád<text:bookmark-end text:name="__RefHeading___Toc12878_4230435934"/></text:h>
      <text:p text:style-name="P304"><text:span text:style-name="T1919">Zranění pádem se hází jako ú</text:span>tok se silou 1 za každý metr pádu a zraněním podle toho, kam <text:span text:style-name="T1920">padáš: od</text:span> <text:span text:style-name="T1921">+</text:span>0 za měkkou lesní půdu <text:span text:style-name="T1922">po</text:span> <text:span text:style-name="T1921">+3</text:span> za nastražené bodce.</text:p>
      <text:list xml:id="list120212809529143" text:continue-list="list2018903651" text:style-name="L101">
        <text:list-item>
          <text:p text:style-name="P1298">Brání se <text:span text:style-name="T1923">hodem</text:span> <text:span text:style-name="T1034">Fine</text:span><text:span text:style-name="T1094">sa + k6</text:span>.</text:p>
        </text:list-item>
        <text:list-item>
          <text:p text:style-name="P1298">Od zranění se odečítá zbroj.</text:p>
        </text:list-item>
      </text:list>
      <text:h text:style-name="P1418" text:outline-level="2"><text:bookmark-start text:name="__RefHeading___Toc13245_3822832400"/>Pasti<text:bookmark-end text:name="__RefHeading___Toc13245_3822832400"/></text:h>
      <text:p text:style-name="P305"><text:span text:style-name="T1924">Při h</text:span>ledání a zneškodňování <text:span text:style-name="T1925">pastí, nebo i při obyčejném průzkumu podzemí či otevírání dveří</text:span> <text:span text:style-name="T1924">popisuj</text:span> <text:span text:style-name="T1925">co mačkáš</text:span>, kam si <text:span text:style-name="T1925">u toho</text:span> stoupá<text:span text:style-name="T1926">š</text:span> a podobně. <text:span text:style-name="T1926">Když při spuštění pasti nejsi v prostoru, který past zasáhne, nic se ti nestane. Když ale naopak uděláš to, co past spouští, tak si rovnou házíš na obranu.</text:span></text:p>
      <text:h text:style-name="P1476" text:outline-level="3"><text:bookmark-start text:name="__RefHeading___Toc1633_1936223890"/>Účinek pasti<text:bookmark-end text:name="__RefHeading___Toc1633_1936223890"/></text:h>
      <text:p text:style-name="P306">Při spuštění pasti <text:span text:style-name="T1927">za ni Pán jeskyně</text:span> hází na <text:span text:style-name="T1034">útok</text:span>:</text:p>
      <text:list xml:id="list816465782" text:style-name="L104">
        <text:list-item>
          <text:p text:style-name="P1299">Past má vlastní sílu a zranění. Nepřičítá se žádná vlastnost, jen hod k6.</text:p>
          <text:list>
            <text:list-item>
              <text:p text:style-name="P1300">Pasti si nepočítají bonus za přípravu (ani když je nalíčí postava). Jediná výjimka je v případě, že do ní někdo oběť cíleně naláká<text:span text:style-name="T1928">.</text:span></text:p>
            </text:list-item>
          </text:list>
        </text:list-item>
        <text:list-item>
          <text:p text:style-name="P1299"><text:soft-page-break/>Všichni zasažení si hází na obranu. Jakou si počítají vlastnost je vždy uvedeno v popisu pasti, obvykle to je Finesa.</text:p>
          <text:list>
            <text:list-item>
              <text:p text:style-name="P1299">Pokud máš štít a dává smysl, že ti pomůže, můžeš se bránit Silou nebo Finesou a přičíst si za něj +1.</text:p>
            </text:list-item>
          </text:list>
        </text:list-item>
      </text:list>
      <text:h text:style-name="P1476" text:outline-level="3"><text:bookmark-start text:name="__RefHeading___Toc1635_1936223890"/>Líčení pastí<text:bookmark-end text:name="__RefHeading___Toc1635_1936223890"/></text:h>
      <text:p text:style-name="P307"><text:span text:style-name="T1929">Když chceš nalíčit past,</text:span> <text:span text:style-name="T1929">popiš</text:span>, jak bude vypadat, z čeho ji vyrábí<text:span text:style-name="T1930">š</text:span> a <text:span text:style-name="T1929">jak</text:span> se bude spouštět. Útok pasti <text:span text:style-name="T1931">bude</text:span> stejný, jako <text:span text:style-name="T2025">kdy</text:span>by<text:span text:style-name="T1932">s</text:span> útočil Finesou s použitím zbraně srovnatelného účinku.</text:p>
      <text:p text:style-name="P711">Příklad</text:p>
      <text:p text:style-name="P836"><text:span text:style-name="T1915">Máš Finesu 3 a vyrobíš</text:span> <text:span text:style-name="T1916">improvizovanou</text:span> past z<text:span text:style-name="T1917">e</text:span> svojí kuše, <text:span text:style-name="T1915">která má 2/3</text:span>. <text:span text:style-name="T1915">Tvoje p</text:span>ast bude mít <text:span text:style-name="T1918">útok</text:span> <text:span text:style-name="T1915">5/3 + k6.</text:span></text:p>
      <text:h text:style-name="P1379" text:outline-level="1"><text:bookmark-start text:name="__RefHeading___Toc12880_4230435934"/>Léčení <text:span text:style-name="T1939">zranění</text:span><text:bookmark-end text:name="__RefHeading___Toc12880_4230435934"/></text:h>
      <text:p text:style-name="P337">Dobrodružný život je plný nástrah a nebezpečí, takže zranění nejsou pro postavy nic vzácného. Na štěstí ale ve světě Dračáku existují léčivá kouzla a lektvary a také byliny, které léčení výrazně zrychlují.</text:p>
      <text:h text:style-name="P1477" text:outline-level="3">Ošetření zranění</text:h>
      <text:p text:style-name="P346">Ošetřením můžeš zranění výrazně zmírnit a napomoci jejich rychlejší léčbě. Zabere to několik minut a jsou k tomu potřeba alespoň základní pomůcky a léčitelské potřeby: čistá voda, alkohol na vyčištění ran, obvazy a podobně.</text:p>
      <text:list xml:id="list4007314486" text:style-name="L105">
        <text:list-item>
          <text:p text:style-name="P1301">Ošetření vrátí 1 <text:span text:style-name="T1939">život</text:span> <text:span text:style-name="T1939">plus stupeň dovednosti </text:span><text:span text:style-name="T1100">Ošetřování zranění</text:span>.</text:p>
          <text:list>
            <text:list-item>
              <text:p text:style-name="P1302">Ošetřovat zranění tedy můžeš, i když nemáš dovednost <text:span text:style-name="T1034">Ošetřování zranění</text:span>, ale vrátíš tím pouze 1 život.</text:p>
            </text:list-item>
            <text:list-item>
              <text:p text:style-name="P1303">Se začátečnickým <text:span text:style-name="T1034">Ošetřováním zraněním</text:span> vrátíš pacientovi 2 životy, s pokročilým <text:span text:style-name="T2205">3</text:span> a s mistrovským stupněm dokonce <text:span text:style-name="T2205">4</text:span> život<text:span text:style-name="T2205">y</text:span>.</text:p>
            </text:list-item>
          </text:list>
        </text:list-item>
        <text:list-item>
          <text:p text:style-name="P1304">Když při ošetřování použiješ léčivé byliny (jsou běžnou součástí cestovní výbavy nebo léčitelských potřeb), výrazně tím zrychlíš následné hojení (viz odstavec <text:span text:style-name="T1590">Účinek</text:span><text:span text:style-name="T1579"> léčivých bylin</text:span> <text:span text:style-name="T1443">&lt;</text:span><text:span text:style-name="T399">ODKAZ</text:span><text:span text:style-name="T1443">&gt;</text:span>).</text:p>
        </text:list-item>
      </text:list>
      <text:p text:style-name="P338"><text:span text:style-name="T2004">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05">é</text:span> zranění.</text:p>
      <text:p text:style-name="P339">Stále má ale smysl ošetřovat nová zranění pomocí léčivých bylin, protože tím zrychlíš následné hojení.</text:p>
      <text:h text:style-name="P1478" text:outline-level="3">Neléčená zranění</text:h>
      <text:p text:style-name="P337">Pokud tvá zranění nejsou ošetřena, <text:span text:style-name="T2002">uzdravení</text:span> se může táhnout týdny <text:span text:style-name="T2002">nebo i měsíce</text:span>. <text:span text:style-name="T2003">Vyléčíš si zhruba jeden život za týden strávený v klidu na lůžku.</text:span></text:p>
      <text:h text:style-name="Heading_20_3" text:outline-level="3"><text:span text:style-name="T2024">Účinek</text:span> léčivých bylin</text:h>
      <text:p text:style-name="Text_20_body"><text:span text:style-name="T2001">Pokud jsou tvá zranění ošetřena pomocí léčivých bylin, jednou za den se ti p</text:span>o <text:span text:style-name="T194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7">Vážné zásahy (a nevýhody z nich plynoucí) zmizí, až když si doléčíš všechny ztracené životy <text:span text:style-name="T2006">na maximum</text:span>.</text:p>
      <text:h text:style-name="P1479" text:outline-level="3"><text:soft-page-break/><text:span text:style-name="T5">L</text:span><text:span text:style-name="T1">éčivá kouzla a lektvary</text:span></text:h>
      <text:p text:style-name="P124"><text:span text:style-name="T2023">Jakékoliv léčivé</text:span> kouzlo, i kdyby ho seslal někdo jiný, bude znovu na stejný cíl účinkovat až poté, co se dotyčný doléčí do plných životů. <text:span text:style-name="T2023">Obdobně libovolný léčivý lektvar bude na tebe znovu účinkovat až poté, co si doléčíš životy do maxima</text:span>.</text:p>
      <text:list xml:id="list1764934480" text:style-name="L106">
        <text:list-item>
          <text:p text:style-name="P1150">Spolu s pravidlem pro ošetřování zranění to znamená, že dokud si nedoléčíš všechny ztracené životy do maxima, tak si můžeš životy obnovit vyléčit jen třemi způsoby:</text:p>
          <text:list>
            <text:list-item>
              <text:p text:style-name="P1305"><text:span text:style-name="T197">Jednou ti může někdo </text:span><text:span text:style-name="T198">vyléčit část ztracených životů</text:span><text:span text:style-name="T197"> ošetřením tvých zranění.</text:span></text:p>
            </text:list-item>
            <text:list-item>
              <text:p text:style-name="P1306"><text:span text:style-name="T1">Jednou ti někdo může </text:span><text:span text:style-name="T198">vyléčit část ztracených životů</text:span><text:span text:style-name="T1"> léčivým kouzlem.</text:span></text:p>
            </text:list-item>
            <text:list-item>
              <text:p text:style-name="P1306"><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307"><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1380" text:outline-level="1"><text:bookmark-start text:name="__RefHeading___Toc12882_4230435934"/>Výbava<text:bookmark-end text:name="__RefHeading___Toc12882_4230435934"/></text:h>
      <text:h text:style-name="P1521" text:outline-level="4">Zbraně, zbroje <text:span text:style-name="T1482">a štíty</text:span></text:h>
      <text:p text:style-name="P350">/<text:span text:style-name="T1834">* Přesunuto z boje, zatím needitováno. Asi by tady mohla bejt tabulka. */</text:span></text:p>
      <text:list xml:id="list2848389113" text:style-name="L107">
        <text:list-item>
          <text:p text:style-name="P1308">Zbraně mají zranění, které se přičítá pouze v případě zásahu (tedy když hodíš stejně nebo více než tvůj protivník a jako jednu z možností si vybereš ho zranit).</text:p>
        </text:list-item>
        <text:list-item>
          <text:p text:style-name="P1309">Boj beze zbraně má zranění 0 a hází se vždy Silou.</text:p>
        </text:list-item>
        <text:list-item>
          <text:p text:style-name="P1309">Jednoruční lehké zbraně (například dýka) mají zranění +1, dvojruční lehké zbraně (třeba kopí) mají zranění +2. Můžeš si s nimi počítat <text:s/>Sílu nebo Finesu podle svého výběru.</text:p>
        </text:list-item>
        <text:list-item>
          <text:p text:style-name="P1309">Jednoruční těžké zbraně (například palcát nebo bojová sekera) mají zranění +2, dvojruční těžké zbraně (třeba dvojruční meč) mají zranění +3. Počítáš si s nimi vždy Sílu.</text:p>
        </text:list-item>
        <text:list-item>
          <text:p text:style-name="P1310">Improvizované nebo primitivní zbraně (obušek, hůl, kámen, kyj a podobně) mají zranění o 1 nižší (může být i 0 – v tom případě od pěstí liší jen v tom, co přesně můžeš protivníkovi udělat).</text:p>
        </text:list-item>
        <text:list-item>
          <text:p text:style-name="P1309">Pokud máš dvě jednoruční zbraně, ke zranění té, kterou zrovna útočíš, si přičti 1. Pokud je alespoň jedna z nich těžká, počítáš si Sílu. Když jsou obě lehké, můžeš si vybrat mezi Silou a Finesou.</text:p>
        </text:list-item>
        <text:list-item>
          <text:p text:style-name="P1309">Štít snižuje zranění o 1. Můžeš si s ním počítat Sílu nebo Finesu podle svého výběru.</text:p>
        </text:list-item>
        <text:list-item>
          <text:p text:style-name="P131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81" text:outline-level="1"><text:bookmark-start text:name="__RefHeading___Toc12884_4230435934"/><text:span text:style-name="T5">M</text:span><text:span text:style-name="T1">agické předměty</text:span><text:bookmark-end text:name="__RefHeading___Toc12884_4230435934"/></text:h>
      <text:p text:style-name="P335"><text:span text:style-name="T11">V</text:span><text:span text:style-name="T7">lastnosti magických předmětů se projeví až po jejich připoutání.</text:span></text:p>
      <text:list xml:id="list1363470475" text:style-name="L108">
        <text:list-item>
          <text:p text:style-name="P1313"><text:span text:style-name="T11">P</text:span><text:span text:style-name="T7">řipoutání zabere 1 kolo </text:span><text:span text:style-name="T21">soustředění</text:span><text:span text:style-name="T7">.</text:span></text:p>
        </text:list-item>
        <text:list-item>
          <text:p text:style-name="P1142">Není možné připoutat předmět, který má připoutaný někdo jiný.</text:p>
        </text:list-item>
        <text:list-item>
          <text:p text:style-name="P131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0"><text:span text:style-name="T11">L</text:span><text:span text:style-name="T7">ektvary není třeba připoutávat, účinkují automaticky po vypití.</text:span></text:p>
      <text:p text:style-name="P119">Svitky (TODO)</text:p>
      <text:list xml:id="list2127565218" text:style-name="L109">
        <text:list-item>
          <text:p text:style-name="P1143">Kouzlo ze svitku může seslat jen povolání, pro které je určeno.</text:p>
        </text:list-item>
        <text:list-item>
          <text:p text:style-name="P1144">Můžeš sesílat jen kouzla, na které máš úroveň (na začátečnických úrovních jen začátečnická, na pokročilých úrovních začátečnická a pokročilá, atd.)</text:p>
        </text:list-item>
        <text:list-item>
          <text:p text:style-name="P131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82" text:outline-level="1"><text:bookmark-start text:name="__RefHeading___Toc12886_4230435934"/>Hraní za postavu<text:bookmark-end text:name="__RefHeading___Toc12886_4230435934"/></text:h>
      <text:p text:style-name="P647">V této kapitole se nebudeme bavit o tom, jak co nejlíp pobíjet nestvůry nebo jak překonávat různé překážky – to by ani nebylo vhodné, protože součástí zábavy ze hry je, na tyhle věci postupně přicházet <text:span text:style-name="T2146">spolu se svou postavou</text:span>. Místo toho se podíváme na to, jak hrát za postavu tak, abys tím bavil <text:span text:style-name="T2134">nejen sebe, ale i</text:span> své spoluhráče a Pána jeskyně.</text:p>
      <text:h text:style-name="P1419" text:outline-level="2"><text:bookmark-start text:name="__RefHeading___Toc12888_4230435934"/>Nejsi <text:span text:style-name="T2632">s</text:span>voje postava<text:bookmark-end text:name="__RefHeading___Toc12888_4230435934"/></text:h>
      <text:p text:style-name="P344">Tvoje postava nezná většinu z toho, co znáš ty. Neumí například pracovat s počítačem a ani netuší, že by něco takového mohlo existovat. Nezná fyzikální zákony a chemické <text:span text:style-name="T2030">reakce</text:span>. <text:span text:style-name="T2011">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03">modrý blesk</text:span><text:span text:style-name="T2011">!“</text:span></text:p>
      <text:h text:style-name="P1480" text:outline-level="3">Odděl<text:span text:style-name="T2631">uj</text:span> <text:span text:style-name="T2012">informace hráče a postavy</text:span></text:h>
      <text:p text:style-name="P648">Nejen že máš jiné znalosti než tvoje postava, máš také jiné <text:span text:style-name="T2313">herní</text:span> informace. Narozdíl od tvojí postavy například víš, kolik Pánovi jeskyně padlo na kostce, nebo co <text:span text:style-name="T2633">viděla a</text:span> slyšela postava jiného hráče, když někde byla sama na <text:span text:style-name="T2626">výzvědách</text:span>. <text:span text:style-name="T2013">Při hře by ses měl rozhodovat jen podle toho, co opravdu ví tvoje postava.</text:span></text:p>
      <text:p text:style-name="Example_20_Header"><text:soft-page-break/>Příklad:</text:p>
      <text:p text:style-name="Example">Naria se oddělila od <text:span text:style-name="T2629">zbytku</text:span> družiny. <text:span text:style-name="T2627">V</text:span> jedné z chodeb našla past a bezpečně se jí vyhnula. V další místnosti ji přepadli skřeti. Gorondar s Karou zaslechli její výkřik a běží j<text:span text:style-name="T2628">í</text:span> na pomoc.<text:line-break/><text:tab/>Pavel s Janou sice vědí, že je v chodbě past, ale jejich postavy to nevědí.</text:p>
      <text:p text:style-name="Example"><text:span text:style-name="T1579">Pavel:</text:span> „<text:span text:style-name="T2630">Nariin výkřik zněl dost naléhavě</text:span>, takže tou chodbou prostě proběhnu.“</text:p>
      <text:p text:style-name="P656">Jsou ale případy, kdy to neplatí:</text:p>
      <text:list xml:id="list2581477841" text:style-name="L110">
        <text:list-item>
          <text:p text:style-name="P1315">Vždycky ber v potaz, co bude tvoje rozhodnutí znamenat pro vaše společné hraní. Pokud by ses kvůli tomu například měl rozhádat se svými spoluhráči, rozhodně to nedělej.</text:p>
        </text:list-item>
        <text:list-item>
          <text:p text:style-name="P1316">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17">Když si nejsi jistý, jestli je něco dobrý nápad, řekni to nahlas a promluvte si o tom společně.</text:p>
      <text:h text:style-name="P1480" text:outline-level="3">Opakovaní informací, které už hráči znají</text:h>
      <text:p text:style-name="P649">Když se vaše postavy rozdělí, tak poté, co se znovu sejdou, by měly ostatním vlastními slovy shrnout, co zažily.</text:p>
      <text:p text:style-name="P725">Příklad:</text:p>
      <text:p text:style-name="P863">Naria na výzvědách narazí na tábor skřetů. Pán jeskyně popíše, jak to tam vypadá. <text:span text:style-name="T2135">Ostatní postavy ale neví, co tam</text:span> Naria <text:span text:style-name="T2135">viděla</text:span>, takže až se vrátí do tábora, měla by <text:span text:style-name="T2136">to</text:span> Katka svými slovy zopakovat, <text:span text:style-name="T2137">přestože jste to už všichni slyšeli od Pána jeskyně</text:span>. <text:span text:style-name="T2147">Ostatní hráči teď mohou pracovat s tím, co jim řekla Katka, nikoliv s tím, co jí předtím řekl Pán jeskyně.</text:span></text:p>
      <text:p text:style-name="P416"><text:soft-page-break/><text:span text:style-name="T263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34">si</text:span> ale pozor, <text:span text:style-name="T2634">aby</text:span> šlo vždy o nedorozumění mezi postavami, nikoliv mezi hráči. Pokud něco špatně pochopil hráč, co nejdřív si to vyjasněte.<text:line-break/><text:tab/><text:span text:style-name="T2139">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24">Příklad:</text:p>
      <text:p text:style-name="P863"><text:span text:style-name="T1601">Katka:</text:span><text:span text:style-name="T2138"> </text:span>„Řeknu ostatním, co jsem tam viděla“.</text:p>
      <text:h text:style-name="P1480" text:outline-level="3">Hraní se „společným vědomím“</text:h>
      <text:p text:style-name="P417">Striktní oddělování informací hráče a postavy je sice obvyklý a doporučený styl hry, ale není jediný možný. Někteří hráči r<text:span text:style-name="T2149">a</text:span>ději uvažují v taktické rovině a tolik se nevžívají do rolí postav. Pokud vás to tak baví, není na tom nic špatného – nezapomeňte na to ale upozornit případné zájemce o hru ve vaší skupině, <text:span text:style-name="T2150">protože na to nemusejí být zvyklí</text:span>.</text:p>
      <text:h text:style-name="Heading_20_2" text:outline-level="2"><text:soft-page-break/>Nenechávej si své informace pro sebe!</text:h>
      <text:p text:style-name="P65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36">Představ si, že by na dotaz, co </text:span>zjistila<text:span text:style-name="T2636">, řekla: </text:span><text:span text:style-name="T1143">„Nic zajímavýho.“</text:span><text:span text:style-name="T2636"> Ostatní hráči by teď museli hrát s tím, že jejich postavy o skřetím táboru nevědí. To povede ke dvěma věcem:</text:span></text:p>
      <text:list xml:id="list239438428" text:style-name="L111">
        <text:list-item>
          <text:p text:style-name="P1317">Až na <text:span text:style-name="T2148">tábor</text:span> ostatní postavy narazí, uvědomí si, že jim o něm Naria neřekla, a budou na ni po právu naštvané, protože to je docela důležitá informace.</text:p>
        </text:list-item>
        <text:list-item>
          <text:p text:style-name="P1318">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651">Dračák je kooperativní, družinová hra, takže by si vaše postavy měly věřit a měly by spolupracovat. <text:span text:style-name="T2635">Hrát tajnůstkářskou postavu sice může znít lákavě, ale není to moc dobrý nápad. Ostatní hráči si toho všimnou a zkazí to důvěru mezi postavami.</text:span> <text:span text:style-name="T2635">Tajemství stále mají ve hře své místo, ale měla by být společná – tedy něco, co vědí vaše postavy a tají to před okolním světem, nikoliv co si neříkají mezi sebou.</text:span></text:p>
      <text:h text:style-name="P1420" text:outline-level="2"><text:soft-page-break/><text:span text:style-name="T2153">Rozhodování</text:span> v roli a mimo ni</text:h>
      <text:p text:style-name="P637">Velká část tvých rozhodnutí <text:span text:style-name="T2151">bude</text:span> „v roli“ <text:span text:style-name="T2141">neboli „za postavu“</text:span>: Co <text:span text:style-name="T2152">tvoje postava udělá</text:span>, jak si poradí s nějakým problémem, jestli bude lhát nebo řekne pravdu atd. <text:span text:style-name="T2140">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59382681" text:style-name="L112">
        <text:list-item>
          <text:p text:style-name="P1319">Kdykoliv děláš hráčské rozhodnutí „mimo roli“, mysli na to, že nehraješ jen proto, aby ses bavil sám, ale také abys bavil své spoluhráče.</text:p>
        </text:list-item>
      </text:list>
      <text:h text:style-name="P1421" text:outline-level="2"><text:bookmark-start text:name="__RefHeading___Toc12890_4230435934"/>Říkej rovnou, čeho se snažíš dosáhnout<text:bookmark-end text:name="__RefHeading___Toc12890_4230435934"/></text:h>
      <text:p text:style-name="P343">Mnoha nedorozuměním můžeš předejít, když nebudeš pouze popisovat, co děláš, ale řekneš také, čeho se tím snažíš dosáhnout. Představ si následující situaci:</text:p>
      <text:p text:style-name="P863"><text:span text:style-name="T1602">Katka</text:span><text:span text:style-name="T1587">:</text:span> <text:span text:style-name="T1162">„V jedn</text:span><text:span text:style-name="T1202">ý</text:span><text:span text:style-name="T1162"> z předchozích místností byla hromada dřeva. Nanosím ho sem.“</text:span></text:p>
      <text:p text:style-name="P863"><text:soft-page-break/><text:span text:style-name="T1579">Pán jeskyně:</text:span> <text:span text:style-name="T1162">„Jasně, není problém. Zabere to pár minut.“</text:span></text:p>
      <text:p text:style-name="P863"><text:span text:style-name="T1602">Katka</text:span><text:span text:style-name="T1587">:</text:span><text:span text:style-name="T1897"> </text:span><text:span text:style-name="T1202">„Zapálím ho.“</text:span></text:p>
      <text:p text:style-name="P863"><text:span text:style-name="T1587">Pán jeskyně:</text:span><text:span text:style-name="T1897"> </text:span><text:span text:style-name="T1202">„Hele, to asi nepůjde. </text:span><text:span text:style-name="T1217">T</text:span><text:span text:style-name="T1202">o dřevo tam prakticky leželo ve vodě. Je totálně nasáklý a napůl shnilý.“</text:span></text:p>
      <text:p text:style-name="P412"><text:span text:style-name="T1216">Naria</text:span><text:span text:style-name="T1202"> by si určitě všimla, že nosí dřevo, které rozhodně nepůjde zapálit. Pán jeskyně ale nevěděl, že </text:span><text:span text:style-name="T1209">zrovna</text:span><text:span text:style-name="T1202"> </text:span><text:span text:style-name="T1209">to chce udělat</text:span><text:span text:style-name="T1202">, takže neměl důvod to </text:span><text:span text:style-name="T1216">Katce</text:span><text:span text:style-name="T1202"> říct.<text:line-break/><text:tab/></text:span><text:span text:style-name="T1203">Podobná nedorozumění jsou nepříjemná zvláště v boji. </text:span><text:span text:style-name="T1298">Ř</text:span><text:span text:style-name="T1587">íkej proto vždycky nahlas, </text:span><text:span text:style-name="T1603">čeho se</text:span><text:span text:style-name="T1587"> snažíš </text:span><text:span text:style-name="T1603">dosáhnout</text:span><text:span text:style-name="T1579">.</text:span></text:p>
      <text:list xml:id="list2851729725" text:style-name="L113">
        <text:list-item>
          <text:p text:style-name="P1320">Zapojíš tím do hry ostatní hráče, mohou pak nad tím přemýšlet také.</text:p>
        </text:list-item>
        <text:list-item>
          <text:p text:style-name="P1320"><text:span text:style-name="T1162">Pán jeskyně ti </text:span><text:span text:style-name="T1202">díky tomu bude moci</text:span><text:span text:style-name="T1162"> rovnou říct, </text:span><text:span text:style-name="T1218">jestli to</text:span><text:span text:style-name="T1162"> bude fungovat a případně navrhnout alternativu.</text:span></text:p>
        </text:list-item>
      </text:list>
      <text:h text:style-name="P1422" text:outline-level="2"><text:bookmark-start text:name="__RefHeading___Toc15351_3133622682"/>Nevyřazuj se z děje<text:bookmark-end text:name="__RefHeading___Toc15351_3133622682"/></text:h>
      <text:p text:style-name="P496">Jak se hráč může vyřadit z děje si ukážeme na příkladu:</text:p>
      <text:p text:style-name="Example_20_Header">Příklad:</text:p>
      <text:p text:style-name="Example"><text:span text:style-name="T1579">Jana:</text:span> „Půjdu se zeptat svého mistra, přidáte se?“</text:p>
      <text:p text:style-name="Example"><text:span text:style-name="T1579">Katka:</text:span> „Jasně!“</text:p>
      <text:p text:style-name="Example"><text:span text:style-name="T1579">Pavel:</text:span> „Já ne, s kouzelníkama nechci mít nic společnýho.“</text:p>
      <text:p text:style-name="P496"><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97">To samé, co jsme si řekli v předchozím odstavci, platí i obráceně: Když by se Jana ostatních vůbec nezeptala, jestli chtějí jít s ní, a šla na schůzku sama, vyřadila by je tím z děje.<text:line-break/><text:tab/><text:span text:style-name="T2314">Připomeň si, co jsme si řekli v kapitole Zjišťování informací </text:span><text:span text:style-name="T1462">&lt;ODKAZ&gt;: </text:span><text:span text:style-name="T958">Vyptává se obvykle každá postava zvlášť, když ale domluví schůzku, jděte na ni všichni.</text:span></text:p>
      <text:h text:style-name="P1423"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79">Pán jeskyně:</text:span> „Po dvou týdnech plavby jste dorazili do hlavního města. Znáte tady někoho?“</text:p>
      <text:p text:style-name="Example"><text:span text:style-name="T157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8"><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316">Proč tohle Jana dělá?</text:span></text:p>
      <text:list xml:id="list1277436710" text:style-name="L114">
        <text:list-item>
          <text:p text:style-name="P1321">Pomáhá tím Pánovi jeskyně s tvorbou děje.</text:p>
          <text:list>
            <text:list-item>
              <text:p text:style-name="P1321">Zápletka se navíc bude osobně týkat jedné z postav, takže bude jasné, proč se tím družina vůbec zabývá.</text:p>
            </text:list-item>
          </text:list>
        </text:list-item>
        <text:list-item>
          <text:p text:style-name="P1321">Říká tím ostatním něco o své postavě</text:p>
          <text:list>
            <text:list-item>
              <text:p text:style-name="P1321">Kara se zřejmě občas sází a ne vždy se dokáže postavit svým problémům čelem.</text:p>
            </text:list-item>
          </text:list>
        </text:list-item>
        <text:list-item>
          <text:p text:style-name="P1321">Umožní tím své postavě růst.</text:p>
          <text:list>
            <text:list-item>
              <text:p text:style-name="P1321">Když se Kara do dluhu dostala, nedokázala si s ním poradit, teď už to třeba dokáže.</text:p>
            </text:list-item>
          </text:list>
        </text:list-item>
        <text:list-item>
          <text:p text:style-name="P1321">Stmelí tím družinu.</text:p>
          <text:list>
            <text:list-item>
              <text:p text:style-name="P1322">Kara při jednání s Balrenem určitě bude potřebovat pomoc od ostatních. Tím, že se jim svěří se svými problémy, se jim otevře a ukáže, že jim důvěřuje.</text:p>
            </text:list-item>
            <text:list-item>
              <text:p text:style-name="P1322">Za to, že jí pomůžou, jim pak bude zavázaná a tím spíš bude ochotna pomoci jim, až to budou potřebovat.</text:p>
            </text:list-item>
          </text:list>
        </text:list-item>
      </text:list>
      <text:p text:style-name="P498">Povšimni si ale, že <text:span text:style-name="T2316">se jedná čistě o hráčské rozhodnutí, mimo roli. Když by se měla rozhodnout Kara (tedy postava), jestli chce dlužit spoustu peněz nějakému pochybnému kudůkovi, samozřejmě by s tím nesouhlasila.</text:span></text:p>
      <text:h text:style-name="P1424" text:outline-level="2"><text:bookmark-start text:name="__RefHeading___Toc15355_3133622682"/><text:soft-page-break/>Zapojuj do problémů své postavy ostatní postavy<text:bookmark-end text:name="__RefHeading___Toc15355_3133622682"/></text:h>
      <text:p text:style-name="P499">V předchozím příkladě je velice důležité, aby <text:span text:style-name="T2317">se</text:span> Kara ne<text:span text:style-name="T2317">snažila</text:span> sv<text:span text:style-name="T2317">ůj</text:span> <text:span text:style-name="T2317">dluh vyřešit sama</text:span>, ale požádala o pomoc Nariu a Gorondara – <text:span text:style-name="T2318">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638"><text:span text:style-name="T2638">Přemýšlej</text:span> nahlas <text:span text:style-name="T2637">o tom, co se ve hře děje</text:span>. <text:span text:style-name="T2639">Nejlépe v roli, za postavu.</text:span></text:p>
      <text:p text:style-name="Example_20_Header">Příklad:</text:p>
      <text:p text:style-name="Example"><text:span text:style-name="T1579">Pavel:</text:span> <text:span text:style-name="T1034">„Čekal bych, že touhle dobou už pomalu dorazí městská stráž.“</text:span></text:p>
      <text:p text:style-name="Example"><text:span text:style-name="T1579">Katka:</text:span><text:span text:style-name="T1782"> </text:span><text:span text:style-name="T1155">„Kolik myslíš, že jich bude?“</text:span></text:p>
      <text:p text:style-name="Example"><text:span text:style-name="T1316">Pavel:</text:span><text:span text:style-name="T1161"> „Posledně mě jich honilo deset. To ale bylo v nejlepší čtvrti</text:span><text:span text:style-name="T1034">, tady by je to nemuselo až tak trápit.“</text:span></text:p>
      <text:p text:style-name="Example"><text:span text:style-name="T1642">Jana</text:span><text:span text:style-name="T1579">:</text:span> <text:span text:style-name="T1034">„No jo, jenže my jsme za sebou nechali mrtvolu, nebyl čas </text:span><text:span text:style-name="T1144">se jí zbavit</text:span><text:span text:style-name="T1034">. Jestli to už někdo nahlásil, tak to nejspíš budou považovat za vraždu.“</text:span></text:p>
      <text:p text:style-name="Example"><text:span text:style-name="T1579">Pavel</text:span><text:span text:style-name="T1642">:</text:span><text:span text:style-name="T1159"> </text:span><text:span text:style-name="T1160">„Hmm, máš pravdu. Měli bychom raději na čas zmizet, než se to tu trochu uklidní.“</text:span></text:p>
      <text:p text:style-name="P243"><text:span text:style-name="T2315">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640">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425" text:outline-level="2"><text:bookmark-start text:name="__RefHeading___Toc15357_3133622682"/>Buď aktivní<text:bookmark-end text:name="__RefHeading___Toc15357_3133622682"/></text:h>
      <text:p text:style-name="P500"><text:span text:style-name="T2318">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315">Mně se nechce“. Už v kapitole </text:span><text:span text:style-name="T1618">Tvoje postava</text:span><text:span text:style-name="T2315"> </text:span><text:span text:style-name="T1463">&lt;ODKAZ&gt; </text:span><text:span text:style-name="T959">jsme si</text:span><text:span text:style-name="T1463"> </text:span><text:span text:style-name="T959">řekli, že by sis měl vytvořit aktivní postavu. </text:span><text:span text:style-name="T960">Jen si ji vytvořit ale nestačí, je třeba ji tak také hrát.</text:span></text:p>
      <text:h text:style-name="Heading_20_2" text:outline-level="2"><text:bookmark-start text:name="__RefHeading___Toc15359_3133622682"/><text:span text:style-name="T2320">Když s něčím nesouhlasíš</text:span>, navrhni alternativu<text:bookmark-end text:name="__RefHeading___Toc15359_3133622682"/></text:h>
      <text:p text:style-name="P501">Když někdo z tvých spoluhráčů navrhne postup nebo plán, o kterém si myslíš, že nebude fungovat, nestačí říct, že s tím nesouhlasíš – snaž se vždycky navrhnout, jak by to fungovat mohlo, <text:span text:style-name="T2320">nebo jaké řešení by se ti líbilo víc</text:span>.</text:p>
      <text:p text:style-name="Example_20_Header">Příkad:</text:p>
      <text:p text:style-name="Example"><text:span text:style-name="T1579">Pavel:</text:span> <text:span text:style-name="T1034">„</text:span><text:span text:style-name="T1123">Já bych se s tím kudůkem vůbec nemazlil. Prostě mu </text:span><text:span text:style-name="T1122">řekneme</text:span><text:span text:style-name="T1123">, že si s náma nemá zahrávat a když to nepochopí, tak mu to vysvětlíme ručně.</text:span><text:span text:style-name="T1034">“</text:span></text:p>
      <text:p text:style-name="P897"><text:span text:style-name="T1619">Jana</text:span><text:span text:style-name="T1579">:</text:span> <text:span text:style-name="T1034">„</text:span><text:span text:style-name="T1123">To se mi moc nelíbí, </text:span><text:span text:style-name="T1124">na rozdíl od nás</text:span><text:span text:style-name="T1123"> se tady vyzná a kdo ví, jestli nemá podplacené místní stráže. Radši bych mu udělala to samé, co udělal on mě – vsadila se s ním o něco, co nemůže vyhrát.“</text:span></text:p>
      <text:p text:style-name="P898"><text:soft-page-break/><text:span text:style-name="T1579">Pavel:</text:span> <text:span text:style-name="T1034">„</text:span><text:span text:style-name="T1122">To zní dobře. Je to starej podvodník, takže určitě přijme sázku, když si bude myslet, že je pro něj výhodná. Můžu se s ním navíc vsadit já nebo Naria, aby neměl podezření, že ho chceš oklamat kvůli starýmu dluhu.“</text:span></text:p>
      <text:p text:style-name="P899"><text:span text:style-name="T1309">Jana</text:span><text:span text:style-name="T1310">:</text:span><text:span text:style-name="T1122"> „</text:span><text:span text:style-name="T1127">Mohli bychom na to použít metamofrózu. Když se například proměním v Gorondara, tak to bude vypadat, jako že je na dvou místech současně.“</text:span></text:p>
      <text:p text:style-name="P899"><text:span text:style-name="T1309">Pavel:</text:span><text:span text:style-name="T1127"> „A nebo že vypij</text:span><text:span text:style-name="T1128">u</text:span><text:span text:style-name="T1127"> mnohem víc, než by</text:span><text:span text:style-name="T1128">ch</text:span><text:span text:style-name="T1127"> měl vydržet...“</text:span></text:p>
      <text:h text:style-name="Heading_20_2" text:outline-level="2"><text:bookmark-start text:name="__RefHeading___Toc18403_2593964349"/><text:span text:style-name="T2376">Vyvaruj se m</text:span>imoherní<text:span text:style-name="T2376">ch</text:span> hláš<text:span text:style-name="T2376">ek</text:span><text:bookmark-end text:name="__RefHeading___Toc18403_2593964349"/></text:h>
      <text:p text:style-name="P639"><text:span text:style-name="T237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77">opravdu</text:span> může být zábavné, ale povede k tomu, že to nebude dobrá hra <text:span text:style-name="T2377">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Nezapomínej hrát roli</text:h>
      <text:p text:style-name="P657">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1382" text:outline-level="1"><text:bookmark-start text:name="__RefHeading___Toc12896_4230435934"/>Hraní družiny<text:bookmark-end text:name="__RefHeading___Toc12896_4230435934"/></text:h>
      <text:h text:style-name="P1421" text:outline-level="2"><text:bookmark-start text:name="__RefHeading___Toc12898_4230435934"/><text:span text:style-name="T2145">Spřádejte</text:span> plány a <text:span text:style-name="T2145">určujte</text:span> si cíle<text:bookmark-end text:name="__RefHeading___Toc12898_4230435934"/></text:h>
      <text:p text:style-name="Example_20_Header">Příklad:</text:p>
      <text:p text:style-name="Example"><text:span text:style-name="T1579">Pavel:</text:span> <text:span text:style-name="T1034">„Rád bych si někdy </text:span><text:span text:style-name="T1125">pořídil</text:span><text:span text:style-name="T1034"> vlastní kovárnu. Když jde o zbraně, tak není nad trpaslickou práci.“</text:span></text:p>
      <text:p text:style-name="Example"><text:span text:style-name="T1579">Jana:</text:span> <text:span text:style-name="T1034">„Ty bys pořád jenom zbrojil. Měl bys taky někdy pěstit svého ducha.“</text:span></text:p>
      <text:p text:style-name="Example"><text:span text:style-name="T1579">Pavel:</text:span> <text:span text:style-name="T1034">„No jo, máš pravdu, proti duchům jsou potřeba kouzelný zbraně.“</text:span></text:p>
      <text:p text:style-name="Example"><text:span text:style-name="T1579">Jana:</text:span> <text:span text:style-name="T1034">„Mizero, takhle jsem to nemyslela.“</text:span></text:p>
      <text:p text:style-name="Example"><text:span text:style-name="T1579">Pavel:</text:span> <text:span text:style-name="T1034">„Já vím :</text:span><text:span text:style-name="T1464">)</text:span><text:span text:style-name="T1034">“</text:span></text:p>
      <text:p text:style-name="Example"><text:span text:style-name="T1579">Katka:</text:span> <text:span text:style-name="T1034">„</text:span><text:span text:style-name="T1464">Ale </text:span><text:span text:style-name="T454">víte, že to není vůbec špatnej nápad? </text:span><text:span text:style-name="T481">Mohli bychom založit novou osadu někde na kraji divočiny. Měli bychom pak základnu na naše výpravy a pom</text:span><text:span text:style-name="T482">á</text:span><text:span text:style-name="T481">h</text:span><text:span text:style-name="T482">a</text:span><text:span text:style-name="T481">li bychom osadníkům s obranou</text:span><text:span text:style-name="T1034">“.</text:span></text:p>
      <text:p text:style-name="P506">Kromě toho, že to za dobrý nápad považují postavy, je to také dobrý nápad z pohledu hráčů:</text:p>
      <text:list xml:id="list2914002926" text:style-name="L115">
        <text:list-item>
          <text:p text:style-name="P1323">Pomohou tím Pánovi jeskyně se směřováním příběhu.</text:p>
        </text:list-item>
        <text:list-item>
          <text:p text:style-name="P1323">Usnadní mu tím přípravu. <text:span text:style-name="T2404">Bude</text:span> totiž díky tomu vědět, co může očekávat a co má připravit.</text:p>
        </text:list-item>
        <text:list-item>
          <text:p text:style-name="P1323">Získají tak společný cíl, na jehož dosažení mohou pracovat.</text:p>
        </text:list-item>
        <text:list-item>
          <text:p text:style-name="P1323">Příběh se bude týkat <text:span text:style-name="T2329">jejich</text:span> postav.</text:p>
        </text:list-item>
      </text:list>
      <text:h text:style-name="P1481" text:outline-level="3"><text:soft-page-break/>Pracujte na získání společné základny</text:h>
      <text:p text:style-name="P494">Vezměte si za svůj cíl, pořídit si dům, tvrz, nebo třeba loď.</text:p>
      <text:list xml:id="list1894788785" text:style-name="L116">
        <text:list-item>
          <text:p text:style-name="P1326">Když budete něco vlastnit, bude vám na tom záležet a budete se také díky tomu zajímat o dění kolem.</text:p>
        </text:list-item>
        <text:list-item>
          <text:p text:style-name="P1324">Získáte tím důvod, proč potřebujete vydělat spoustu peněz – to může být dobrá motivace, proč se vydávat na nebezpečný výpravy za pokladem, nebo proč plnit náročné úkoly.</text:p>
        </text:list-item>
      </text:list>
      <text:p text:style-name="P506">Nemusí to ale být jen o penězích:</text:p>
      <text:list xml:id="list325622760" text:style-name="L117">
        <text:list-item>
          <text:p text:style-name="P1325">Král nebo pán vašeho kraje vám může nabídnout kus země nebo malou tvrz výměnou za vaše služby.</text:p>
        </text:list-item>
        <text:list-item>
          <text:p text:style-name="P1325">Můžete třeba zajmout pirátskou loď a získat ji tak pro sebe.</text:p>
        </text:list-item>
      </text:list>
      <text:h text:style-name="Heading_20_3" text:outline-level="3">Staňte se součástí nějaké organizace</text:h>
      <text:p text:style-name="P515">Buďte součástí něčeho většího, než je vaše družina: žoldnéřské kumpanie, šlechtického panství, města a podobně.</text:p>
      <text:list xml:id="list2583050558" text:style-name="L118">
        <text:list-item>
          <text:p text:style-name="P1327">Problémy této organizace pak pro vás budou osobní a když ji někdo ohrozí, budete se tím chtít zabývat.</text:p>
        </text:list-item>
        <text:list-item>
          <text:p text:style-name="P1328">V rámci této organizace můžete postupně postupovat a získávat na důležitosti.</text:p>
        </text:list-item>
      </text:list>
      <text:p text:style-name="P507">Přestože se postavy v Dračáku obvykle přímo nezapojují do vysoké politiky, mohou se jí nepřímo účastnit v něčích službách.</text:p>
      <text:h text:style-name="P1426" text:outline-level="2"><text:bookmark-start text:name="__RefHeading___Toc18405_2593964349"/><text:soft-page-break/>Držte se toho, co si Pán jeskyně připravil<text:bookmark-end text:name="__RefHeading___Toc18405_2593964349"/></text:h>
      <text:p text:style-name="P526">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526"><text:span text:style-name="T2364">N</text:span>emusí <text:span text:style-name="T2364">to vždycky</text:span> být úplně špatně – postavy se nejspíš časem vrátí, takže <text:span text:style-name="T2364">na to, co je připravené, může stejně dojít</text:span>. Ne každý Pán jeskyně se ale cítí dobře, když má celou hru improvizovat. Proto se v takovém případě nedivte, když vám řekne něco jako:</text:p>
      <text:p text:style-name="Example"><text:span text:style-name="T1579">Pán jeskyně:</text:span> „Nezlobte se, ale tam nemám vůbec nic připravenýho. Jestli se tam opravdu chcete vydat, tak něco vymyslím, ale bude mi to chvíli trvat.“</text:p>
      <text:p text:style-name="P527">Tohle je také jeden z důvodů, proč je dobré, abyste se průběžně bavili o svých plánech a cílích – Pán jeskyně pak bude dopředu vědět, co si má připravovat.<text:line-break/><text:tab/><text:span text:style-name="T2364">Pokud </text:span>hrajete převážně improvizovanou hru<text:span text:style-name="T2364">, tak samozřejmě tohle omezení neplatí a můžete opravdu dělat cokoliv, co dává smysl.</text:span></text:p>
      <text:h text:style-name="P1427" text:outline-level="2"><text:bookmark-start text:name="__RefHeading___Toc15361_3133622682"/><text:soft-page-break/>Domluvte se <text:span text:style-name="T2326">na dělení pokladů</text:span><text:bookmark-end text:name="__RefHeading___Toc15361_3133622682"/></text:h>
      <text:p text:style-name="P508">Vaše postavy si dříve nebo později budou potřebovat rozdělit nalezené poklady. Něco budete moci prodat a utržený zisk <text:span text:style-name="T2327">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328">y</text:span> za společné. Kouzelný meč by měl používat ten, komu se zrovna nejvíc hodí, raději než ten, kdo ho zrovna v podzemí našel, nebo kdo ho pro sebe urval.<text:line-break/><text:tab/><text:span text:style-name="T2327">Podobně není od věci mít aspoň část hotovosti společnou, abyste z ní mohli platit společné výdaje a nemuseli se pokaždé dohadovat, kolik kdo přispěje.</text:span></text:p>
      <text:p text:style-name="Example_20_Header">Příklad:</text:p>
      <text:p text:style-name="Example"><text:span text:style-name="T1620">Pavel:</text:span><text:span text:style-name="T1347"> </text:span><text:span text:style-name="T1158">„Z prodeje pokladů z poslední výpravy jsme vydělali 12 zlatých. Jak si je rozdělíme?“</text:span></text:p>
      <text:p text:style-name="Example"><text:span text:style-name="T1308">Katka:</text:span><text:span text:style-name="T1347"> </text:span><text:span text:style-name="T1158">„Já bych to klidně všechno nechala ve společné pokladně.“</text:span></text:p>
      <text:p text:style-name="Example"><text:span text:style-name="T1308">Jana:</text:span><text:span text:style-name="T1347"> </text:span><text:span text:style-name="T1158">„Mně by se popravdě nějaké peníze hodily, aspoň zlaťák nebo dva.“</text:span></text:p>
      <text:p text:style-name="Example"><text:span text:style-name="T1308">Pavel:</text:span><text:span text:style-name="T1347"> </text:span><text:span text:style-name="T1158">„Takže každý dostane dva zlaté a zbylých šest nechám v banku, jste pro?“</text:span><text:line-break/><text:tab/></text:p>
      <text:h text:style-name="P1428" text:outline-level="2"><text:bookmark-start text:name="__RefHeading___Toc15363_3133622682"/>Rozhodování v družině<text:bookmark-end text:name="__RefHeading___Toc15363_3133622682"/></text:h>
      <text:p text:style-name="P503">Většina družin nemá problém se na něčem domluvit. Když se vám to ale bude stávat, je <text:span text:style-name="T2322">vhodné</text:span> se dohodnout, jakým způsobem budete společně rozhodovat, a pak se toho držet. Rozumné možnosti jsou:</text:p>
      <text:list xml:id="list1939476022" text:style-name="L119">
        <text:list-item>
          <text:p text:style-name="P1329">Zvolte si svého vůdce nebo velitele</text:p>
        </text:list-item>
        <text:list-item>
          <text:p text:style-name="P1330">Hlasováním</text:p>
          <text:list>
            <text:list-item>
              <text:p text:style-name="P1330"><text:soft-page-break/>V případě rovnosti hlasů může rozhodovat vůdce družiny.</text:p>
            </text:list-item>
          </text:list>
        </text:list-item>
        <text:list-item>
          <text:p text:style-name="P1331">Losem</text:p>
          <text:list>
            <text:list-item>
              <text:p text:style-name="P1331">Takto můžete rozhodovat, třeba kdo bude mít jakou hlídku, nebo kdo bude vařit.</text:p>
            </text:list-item>
          </text:list>
        </text:list-item>
      </text:list>
      <text:p text:style-name="P504">Týká se to rozhodování postav v družině. O domluvě mezi hráči pojednává kapitola <text:span text:style-name="T1579">Rozhodování a řešení sporů</text:span> <text:span text:style-name="T1443">&lt;</text:span><text:span text:style-name="T399">ODKAZ</text:span><text:span text:style-name="T1443">&gt;.</text:span></text:p>
      <text:h text:style-name="P1429" text:outline-level="2"><text:bookmark-start text:name="__RefHeading___Toc15365_3133622682"/>Ne<text:span text:style-name="T2319">bojte se jednat, i když nemáte perfektní plán</text:span><text:bookmark-end text:name="__RefHeading___Toc15365_3133622682"/></text:h>
      <text:p text:style-name="P502">Vymyslet dokonalý plán je obtížné, zabere to spoustu času a zdaleka ne všechny hráče to baví. <text:span text:style-name="T2321">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505">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325">Ř</text:span>ešte <text:span text:style-name="T2325">tedy</text:span> problémy až ve chvíli, kdy nastanou. Je to mnohem jednodušší a <text:span text:style-name="T2324">ve výsledku</text:span> také zábavnější, <text:span text:style-name="T2323">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09">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46">Příklad:</text:p>
      <text:p text:style-name="Example"><text:span text:style-name="T1579">Katka:</text:span> <text:span text:style-name="T1034">„Kdybychom se náhodou po cestě rozdělili, sejdeme se v hlavním městě, stejně se tam potřebujeme dostat.“</text:span></text:p>
      <text:p text:style-name="Example"><text:span text:style-name="T1579">Jana:</text:span> <text:span text:style-name="T1034">„</text:span><text:span text:style-name="T1126">Dobře. U hliněného džbánu, jako obvykle.</text:span><text:span text:style-name="T1034">“</text:span></text:p>
      <text:h text:style-name="Heading_20_2" text:outline-level="2"><text:bookmark-start text:name="__RefHeading___Toc15371_3133622682"/><text:soft-page-break/>Nechte plánovat jen postavy<text:bookmark-end text:name="__RefHeading___Toc15371_3133622682"/></text:h>
      <text:p text:style-name="P510">Zde si představíme techniku, kterou můžete použít, pokud si chcete užít hru, kde postavy vytváří <text:span text:style-name="T2334">a následně realizují</text:span> promyšlené plány, aniž byste <text:span text:style-name="T2334">ale</text:span> sami museli strávit dlouhé hodiny hry plánováním.</text:p>
      <text:list xml:id="list4157304300" text:style-name="L120">
        <text:list-item>
          <text:p text:style-name="P1332">Vymyslete, co chcete udělat, ale neřešte, jak přesně to uděláte.</text:p>
        </text:list-item>
        <text:list-item>
          <text:p text:style-name="P1332">Řekněte, jak dlouho vaše postavy plánují a připravují akci.</text:p>
        </text:list-item>
        <text:list-item>
          <text:p text:style-name="P1332">Přeskočte do chvíle, kdy začnou svůj plán realizovat.</text:p>
        </text:list-item>
        <text:list-item>
          <text:p text:style-name="P1332"><text:span text:style-name="T2335">Začněte odehrávat realizaci plánu a za běhu z</text:span>pětně domýšlejte, co si vlastně <text:span text:style-name="T2336">postavy</text:span> připravily.</text:p>
        </text:list-item>
      </text:list>
      <text:p text:style-name="Example_20_Header">Příklad:</text:p>
      <text:p text:style-name="Example">Postavy <text:span text:style-name="T2332">chtějí</text:span> s kudůkem Balrenem uzavř<text:span text:style-name="T2332">ít</text:span> sázku, kterou nebude moci vyhrát. <text:span text:style-name="T2330">Hráče napadlo, že k tomu využijí kouzlo metamorfóza, díky kterému se Kara promění v Gorondara.</text:span></text:p>
      <text:p text:style-name="Example"><text:span text:style-name="T1579">Pavel:</text:span> „Zbytek odpoledne strávíme plánováním, večer se na to vyrhneme.“</text:p>
      <text:p text:style-name="Example"><text:span text:style-name="T1579">Pán jeskyně:</text:span> „Dobře. Kde začnete?“</text:p>
      <text:p text:style-name="Example"><text:span text:style-name="T1579">Pavel:</text:span> „Zajdu za ním do hospody, kde obvykle vysedává.“</text:p>
      <text:p text:style-name="Example"><text:span text:style-name="T1579">Pán jeskyně:</text:span> „Je to obyčejná přístavní putyka. Balren sedí u velk<text:span text:style-name="T2333">ý</text:span>ho stolu, spolu s ním tam jsou dva trpaslíci a jeden barbar.“</text:p>
      <text:p text:style-name="Example"><text:span text:style-name="T1579">Pavel:</text:span> „Jdu přímo k nim. Řeknu: <text:span text:style-name="T1034">„Prej tady je někdo, koho nejde přechlastat. Vsadím boty, že na mě nemá!“</text:span>“</text:p>
      <text:p text:style-name="Example"><text:span text:style-name="T1579">Pán jeskyně:</text:span> „Balren se na tebe otočí a s lišáckým úsměvem říká: <text:span text:style-name="T1034">„Možná je, možná taky není. O tvoje smradlavý boty tady ale nikdo nestojí. Nic lepšího nenabídneš?“</text:span>“</text:p>
      <text:p text:style-name="Example"><text:span text:style-name="T1579">Pavel:</text:span> <text:span text:style-name="T1034">„Ha! Proti takovýmu skrčkovi vsadím klidně deset zlatejch!“</text:span></text:p>
      <text:p text:style-name="Example"><text:soft-page-break/><text:span text:style-name="T1579">Pán jeskyně:</text:span> „<text:span text:style-name="T1034">„Platí!“</text:span> říká Balren a nastavuje ruku, abyste si plácnuli.“</text:p>
      <text:p text:style-name="Example"><text:span text:style-name="T1579">Pavel:</text:span> „<text:span text:style-name="T2331">Jdu do toho.</text:span>“</text:p>
      <text:p text:style-name="Example"><text:span text:style-name="T1579">Pán jeskyně:</text:span> „<text:span text:style-name="T2331">Kudůkův úsměv se ještě víc rozšířil a říká: </text:span><text:span text:style-name="T1129">„Ten skrček sedí tady vedle,“</text:span><text:span text:style-name="T2331"> a ukazuje na mohutného barbara. Celej stůj se rozchechtal.“</text:span></text:p>
      <text:p text:style-name="Example"><text:span text:style-name="T1621">Pavel:</text:span><text:span text:style-name="T2331"> </text:span><text:span text:style-name="T1129">„A sakra!“</text:span></text:p>
      <text:p text:style-name="Example"><text:span text:style-name="T1621">Pán jeskyně:</text:span><text:span text:style-name="T2331"> </text:span><text:span text:style-name="T1129">„Teď už z toho nevycouváš, hochu, sázka je sázka!“</text:span></text:p>
      <text:p text:style-name="Example"><text:span text:style-name="T1579">Katka:</text:span> „Fajn, máme je tam, kde jsme je chtěli mít. Napadlo mě ale, že oni určitě taky budou chtít podvádět.“</text:p>
      <text:p text:style-name="Example"><text:span text:style-name="T1579">Pavel:</text:span> „To je fakt, na to jsme se určitě připravili. A dokonce vím jak. Řeknu směrem ke kudůkovi: <text:span text:style-name="T1034">„Máš pravdu, už jsme si plácli. Ale v tom případě nebudeme chlastat místní chcánky, ale pořádnej trpasličí špiritus!“</text:span> a vytáhnu lahev, kterou jsem si kvůli tomu vzal.“</text:p>
      <text:p text:style-name="Example"><text:span text:style-name="T1621">Pán jeskyně:</text:span><text:span text:style-name="T2331"> „Jasně, tu jsi určitě zvládl někde koupit. Kudůkovi trochu poklesly koutky, ale nakonec kejvnul. Jak chcete využít tu metamorfózu?“</text:span></text:p>
      <text:p text:style-name="Example"><text:span text:style-name="T1579">Jana:</text:span> „Potřebujeme se někde vyměnit. Asi na záchodě, to by nemuselo bejt nápadný.“</text:p>
      <text:p text:style-name="Example"><text:span text:style-name="T1579">Pavel:</text:span> „Dobře – to jsme si teda taky domluvili předem.“</text:p>
      <text:p text:style-name="Example"><text:span text:style-name="T1621">Pán jeskyně:</text:span><text:span text:style-name="T2331"> „Jano, Kara tam teda už vysedává?“</text:span></text:p>
      <text:p text:style-name="Example"><text:span text:style-name="T1579">Jana:</text:span> „Jojo, přesně tak.“</text:p>
      <text:p text:style-name="Example"><text:span text:style-name="T1621">Pán jeskyně:</text:span><text:span text:style-name="T2331"> „Dobrá, vrátíme se teda k soutěži. Barbar asi opravdu vydrží hodně, několik rund na něm není vůbec znát.“</text:span></text:p>
      <text:p text:style-name="Example"><text:span text:style-name="T1579">Pavel:</text:span> „Ještě jich pár dáme Pak bouchnu do stolu a řeknu: <text:span text:style-name="T1034">„Ha, tohle začíná bejt zajímavý. Radši se na to skočím vyprázdnit, dokud ještě vidím na cestu!“</text:span>“</text:p>
      <text:p text:style-name="Example"><text:span text:style-name="T1311">Pán jeskyně:</text:span><text:span text:style-name="T1281"> „</text:span><text:span text:style-name="T1129">„Ne, že tam budeš dávit!“</text:span><text:span text:style-name="T2331">, říká kudůk.“</text:span></text:p>
      <text:p text:style-name="Example"><text:span text:style-name="T1312">Pavel:</text:span><text:span text:style-name="T1282"> </text:span><text:span text:style-name="T1034">„Neměj strachu, hned jsem zpátky.“</text:span></text:p>
      <text:p text:style-name="P516"><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517">Jedním z tvých nejdůležitějších úkolů je zajistit, aby si všichni hráči zahráli. <text:span text:style-name="T2369">V následujících kapitolách si probereme, jaké k tomu máš nástroje a na co by sis měl dávat pozor.</text:span></text:p>
      <text:h text:style-name="Heading_20_3" text:outline-level="3">Přidělování slova a rozdělování tvé pozornosti</text:h>
      <text:p text:style-name="P518"><text:span text:style-name="T2353">V</text:span>šem <text:span text:style-name="T2353">hráčům bys</text:span> měl <text:span text:style-name="T2378">věnovat stejnou míru pozornosti</text:span>. <text:span text:style-name="T237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5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52">a oslovení jménem – je pak jasné, s kým zrovna mluvíš a kdo tedy má slovo</text:span>. <text:span text:style-name="T2354">Pokud mu budou ostatní skákat do řeči, rázně je okřikni – je to tvoje pravomoc.</text:span> Může také pomoci změnit to, jak sedíte u stolu: <text:span text:style-name="T2355">h</text:span>ráčům, které máš naproti sobě, <text:span text:style-name="T2429">podvědomě věnuješ víc pozornosti než těm, kteří sedí stranou, protože </text:span><text:soft-page-break/><text:span text:style-name="T242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33">Moderátorské zásahy <text:span text:style-name="T2372">bys měl obvykle </text:span>děl<text:span text:style-name="T2370">at</text:span> pouze v případě, že hráči mluví k tobě. <text:span text:style-name="T2379">Pokud</text:span> se <text:span text:style-name="T2430">baví mezi sebou</text:span>, třeba když <text:span text:style-name="T2370">diskutují o tom</text:span>, co udělají dál, <text:span text:style-name="T2370">tak bys do toho obvykle zasahovat neměl. I zde ale existují výjimky.</text:span></text:p>
      <text:h text:style-name="Heading_20_4" text:outline-level="4">Když hráči <text:span text:style-name="T2405">neberou v potaz situaci</text:span></text:h>
      <text:p text:style-name="P534">Hráči občas zapomenou, v jaké situaci jsou zrovna jejich postavy – například se uprostřed audience u krále začnou <text:span text:style-name="T2380">otevřeně</text:span> bavit o tom, co si o něm myslí. V tom případě jim do toho vstup a zeptej se jich, jestli si to uvědomují a opravdu to chtějí udělat. <text:span text:style-name="T2381">Když na tom budou trvat, prostředí na to adekvátně zareaguje – nejspíš se jich chopí stráže.</text:span></text:p>
      <text:h text:style-name="Heading_20_4" text:outline-level="4">Když není jasné, jestli <text:span text:style-name="T2406">hráč mluví za postavu</text:span></text:h>
      <text:p text:style-name="P535">Občas také hráč na něco reag<text:span text:style-name="T2373">uje</text:span>, aniž by si promyslel, jestli by to opravdu udělala je<text:span text:style-name="T2374">ho</text:span> postava, <text:span text:style-name="T2382">případně úplně vypadne z role</text:span>. V tom případě <text:span text:style-name="T2374">jej</text:span> požádej o upřesnění.</text:p>
      <text:p text:style-name="Example_20_Header">Příklad:</text:p>
      <text:p text:style-name="Example">Postavy právě oznámily veliteli městské stráže, že se k městu blíží skřetí vojsko.</text:p>
      <text:p text:style-name="Example"><text:span text:style-name="T1579">Pán jeskyně:</text:span> <text:span text:style-name="T1034">„</text:span><text:span text:style-name="T1130">Žádnej poplach rozhodně vyhlašovat nebudu. Kdybych začal panikařit pokaždý, když začnou za mnou přijdou vyděšení civilové, nedělali bychom nic jinýho!</text:span><text:span text:style-name="T1034">“</text:span></text:p>
      <text:p text:style-name="Example"><text:soft-page-break/><text:span text:style-name="T1579">Katka:</text:span> „To je vůl...“</text:p>
      <text:p text:style-name="Example"><text:span text:style-name="T1579">Pán jeskyně:</text:span> „To Naria opravdu řekla?“</text:p>
      <text:p text:style-name="Example"><text:span text:style-name="T1579">Katka:</text:span> „<text:span text:style-name="T2431">Promiň, to mi ujelo</text:span>. <text:span text:style-name="T2431">Naria to určitě neříká, nechce velitele urazit.</text:span>“</text:p>
      <text:p text:style-name="P535">Dávej si ale pozor na to, jak to říkáš – můžeš hráče požádat o potvrzení, ale neříkej jim, co jejich postavy mohou <text:span text:style-name="T2432">nebo</text:span> nemohou <text:span text:style-name="T2432">chtít</text:span> udělat. Věta: „To by tvoje postava určitě neudělala!“ by od tebe nikdy neměla zaznít. <text:span text:style-name="T2375">M</text:span>ísto toho bys měl vždycky říct: „<text:span text:style-name="T2513">Chceš to opravdu udělat</text:span>?“</text:p>
      <text:h text:style-name="Heading_20_3" text:outline-level="3">Mimoherní hlášky</text:h>
      <text:p text:style-name="P536">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83">bys je měl</text:span> hráče <text:span text:style-name="T2384">napomenout</text:span>, a to i když se tomu všichni zasmějí. Cílem hry totiž není j<text:span text:style-name="T2385">akákoliv</text:span> společná zábava, ale taková, která pramení z hraní Dračáku. <text:span text:style-name="T237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19">Když se nějaký hráč málo zapojuje do hry, přestože mu dáváš stejný prostor jako ostatním, může to mít různé důvody.<text:line-break/><text:tab/><text:span text:style-name="T2351">Některým hráčům vyhovuje hru většinu času jen sledovat a zasahovat do ní minimálně. V</text:span> <text:span text:style-name="T238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60">interagovali s jeho postavou</text:span>. Případně můžete zkusit změnit role v družině – <text:span text:style-name="T2356">například udělat z jeho postavy vůdce výpravy, takže se ocitne v centru dění.</text:span></text:p>
      <text:h text:style-name="Heading_20_3" text:outline-level="3">Napl<text:span text:style-name="T2450">ňová</text:span>ní hráčských preferencí</text:h>
      <text:p text:style-name="P52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58">nebo psychologicky vypjatých</text:span> situací.<text:line-break/><text:tab/><text:span text:style-name="T2357">Málokterý hráč samozřejmě spadá přesně do jedné z těchto škatulek, většina v různé míře preferuje několik z těchto směrů. Pro tebe to znamená dvě věci:</text:span></text:p>
      <text:list xml:id="list3907192723" text:style-name="L121">
        <text:list-item>
          <text:p text:style-name="P1333"><text:span text:style-name="T2433">M</text:span>ěl by ses snažit dávat do hry pro každého <text:span text:style-name="T2433">hráče</text:span> aspoň něco z témat, která ho nejvíc zajímají.</text:p>
        </text:list-item>
        <text:list-item>
          <text:p text:style-name="P1334">Tím, že se budeš aspoň trochu věnovat různým tématům, uděláš hru pestřejší a zajímavější pro všechny.</text:p>
        </text:list-item>
      </text:list>
      <text:p text:style-name="P521"><text:span text:style-name="T2387">N</text:span>eplatí <text:span text:style-name="T2387">to</text:span> jen pro <text:span text:style-name="T2359">tebe</text:span> – hráči <text:span text:style-name="T2359">postav také</text:span> mohou ovlivňovat směřování hry a navrhovat různá témata. <text:span text:style-name="T2434">Snaž se je v tom podporovat a jejich nápady využívat</text:span>. Měl <text:span text:style-name="T243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556">V kapitole <text:span text:style-name="T1579">Hraní Dračáku</text:span> <text:span text:style-name="T1443">&lt;</text:span><text:span text:style-name="T399">ODKAZ</text:span><text:span text:style-name="T1443">&gt; </text:span><text:span text:style-name="T399">jsme si řekli, že za to, aby se příběh </text:span><text:span text:style-name="T996">postavy</text:span><text:span text:style-name="T399"> dostal do hry, </text:span><text:span text:style-name="T996">je odpovědný její hráč</text:span><text:span text:style-name="T399">. To ale není celá pravda – pokud </text:span><text:span text:style-name="T996">mu</text:span><text:span text:style-name="T399"> totiž nevyjdeš vstříc, tak se můž</text:span><text:span text:style-name="T996">e</text:span><text:span text:style-name="T399"> klidně rozkrájet, a</text:span><text:span text:style-name="T1002">le</text:span><text:span text:style-name="T399"> nebude to mít znatelný efekt.<text:line-break/><text:tab/></text:span><text:span text:style-name="T963">Když tedy například zmíní někoho, s kým se jeho postava zná, měl bys </text:span><text:span text:style-name="T964">tuto </text:span><text:span text:style-name="T968">osobu</text:span><text:span text:style-name="T963"> zapojit do hry. </text:span><text:span text:style-name="T964">Může </text:span><text:span text:style-name="T969">po </text:span><text:span text:style-name="T997">družině</text:span><text:span text:style-name="T964"> něco chtít, může potřebovat pomoc, může být zapletena do toho, co se zrovna děje a podobně.<text:line-break/><text:tab/></text:span><text:span text:style-name="T965">To samé se týká i míst, která hráči zmíní </text:span><text:span text:style-name="T970">v minulosti svých postav</text:span><text:span text:style-name="T965">. Když </text:span><text:span text:style-name="T999">například zrovna uvažuješ, kde by se mohl nacházet kouzelný meč, a jedna z postav je barbar ze severních plání,</text:span><text:span text:style-name="T965"> je to skvělá příležitost zapojit ledov</text:span><text:span text:style-name="T998">é</text:span><text:span text:style-name="T965"> pláně do hry.</text:span></text:p>
      <text:h text:style-name="P1482" text:outline-level="3"><text:span text:style-name="T2407">Pokládej</text:span> návodné otázky</text:h>
      <text:p text:style-name="P522"><text:span text:style-name="T2435">Předtím, než sám začneš něco vymýšlet nebo popisovat, se na to zeptej hráčů</text:span>. <text:span text:style-name="T243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57">Nabádej také hráče k tomu, aby své postavy spojovali s tím, co se zrovna ve hře děje nebo nachází.</text:p>
      <text:p text:style-name="P751">Příklad:</text:p>
      <text:p text:style-name="Example">„Uvítal vás Par<text:span text:style-name="T2388">t</text:span>el, předák místních uhlířů. Kdo z vás ho znáte?“</text:p>
      <text:p text:style-name="P522"><text:soft-page-break/>Povšimni si, jak <text:span text:style-name="T2436">je tato otázka formulovaná</text:span>. Není to „Znáte někdo předáka místních uhlířů?“ ale „Kdo z vás ho znáte?“ V obou případech <text:span text:style-name="T2437">by ses sice zeptal</text:span> na to samé, ale v <text:span text:style-name="T2390">tom</text:span> druhém <text:span text:style-name="T2389">naznačuješ, že by ho někdo znát měl, takže ti hráči spíš vyjdou vstříc</text:span>.<text:line-break/><text:tab/><text:span text:style-name="T2361">Můžeš být dokonce ještě návodnější a zeptat se třeba takhle:</text:span></text:p>
      <text:p text:style-name="P749">Příklad:</text:p>
      <text:p text:style-name="P901">„<text:span text:style-name="T236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537">Když budou hráči tvořit svoje postavy, spolupracuj s nimi a ujisti se, že tě jejich postavy zajímají. Nemusí ti být nutně sympatické, ale měl bys mít pocit, že se o nich chceš dozvědět víc. <text:span text:style-name="T233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22">Kdo má kdy konečné slovo</text:span><text:span text:style-name="T2337"> </text:span><text:span text:style-name="T1465">&lt;</text:span><text:span text:style-name="T961">ODKAZ</text:span><text:span text:style-name="T1465">&gt; – </text:span><text:span text:style-name="T971">tedy že o tom,</text:span><text:span text:style-name="T233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511">Pokud jeho odpovědi k ničemu zajímavému nepovedou, řekni mu na rovinu, proč se na to ptáš, a pokus se mu dát nějaké návrhy, co by <text:s/>třeba <text:span text:style-name="T2438">mohlo být</text:span> zajímavé. <text:span text:style-name="T2391">Můžeš ho také odkázat na podkapitolu </text:span><text:span text:style-name="T1626">Minulost</text:span><text:span text:style-name="T2391"> v kapitole </text:span><text:span text:style-name="T1626">Tvoje postava</text:span><text:span text:style-name="T2391"> </text:span><text:span text:style-name="T1467">&lt;ODKAZ&gt;</text:span><text:span text:style-name="T239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310">Nikomu nenadržuj, nedělej hráčům <text:span text:style-name="T233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311">Kostky házej <text:span text:style-name="T1941">tak</text:span>, aby na ně hráči dobře viděli. <text:span text:style-name="T233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512">Když uděláš chybu ty, řekni to nahlas a omluv se za to. Když udělá chybu jiný hráč, <text:span text:style-name="T1942">tak ho na to upozorni, ale</text:span> nevyčítej mu to. V každém případě si o tom promluvte a domluvte se, jak náprava chyby změní situaci ve hře.</text:p>
      <text:p text:style-name="Example_20_Header"><text:soft-page-break/>Příklad:</text:p>
      <text:p text:style-name="Example"><text:span text:style-name="T1579">Pán jeskyně:</text:span> „Oops, ta mrtvola nemohla mít u sebe meč, ten je totiž zabodnut<text:span text:style-name="T2339">ej</text:span> nahoře ve skále. Zbodal jsem to, moc se omlouvám.“</text:p>
      <text:p text:style-name="Example"><text:span text:style-name="T1579">Katka:</text:span> „To je v pohodě. Já si ho teda zatím škrtnu.“</text:p>
      <text:p text:style-name="Example"><text:span text:style-name="T1579">Pán jeskyně:</text:span> „<text:span text:style-name="T2344">D</text:span>íky.“</text:p>
      <text:h text:style-name="Heading_20_2" text:outline-level="2"><text:bookmark-start text:name="__RefHeading___Toc18417_2593964349"/>Pomáhej hráčům, <text:span text:style-name="T1943">ale ne postavám</text:span><text:bookmark-end text:name="__RefHeading___Toc18417_2593964349"/></text:h>
      <text:p text:style-name="P523">Kdykoliv budeš mít pocit, že hráči něco špatně pochopili, nebo přeslechli nějakou důležitou informaci, řekni to nahlas a vyjasni to.<text:line-break/><text:tab/>Nedělej ale žádné „zásahy shůry“: když postava vleze do smrtící pasti, nebo <text:span text:style-name="T2392">když</text:span> <text:span text:style-name="T2439">ti padne šestka</text:span>, <text:span text:style-name="T2392">zrovna</text:span> když má <text:span text:style-name="T2392">postava</text:span> málo životů, <text:span text:style-name="T2340">odehraj to přesně podle pravidel</text:span>.<text:line-break/><text:tab/><text:span text:style-name="T2340">Výjimkou je, pokud jste domluveni na příběhové imunitě a postava by měla umřít. V tom případě se domluv s hráči, jak to vyřešíte.</text:span></text:p>
      <text:p text:style-name="Example_20_Header">Příklad:</text:p>
      <text:p text:style-name="P900"><text:span text:style-name="T1579">Pán jeskyně:</text:span> „Zatraceně, další šestka. Promiň, fakt jsem nečekal, že tě sejme obyčejnej vlk. Budeme každopádně muset vymyslet, jak to uděláme, aby tě <text:span text:style-name="T2342">teď nedorazil</text:span>.“</text:p>
      <text:p text:style-name="P900"><text:span text:style-name="T1579">Katka:</text:span> „Slyšely jsme <text:span text:style-name="T2343">něco</text:span>?“</text:p>
      <text:p text:style-name="P900"><text:span text:style-name="T1579">Pavel:</text:span> „Gorondar by asi o pomoc proti jednomu vlkovi nevolal. Ale mohl by vás chtít varovat pro případ, že by jich tu bylo víc.“</text:p>
      <text:p text:style-name="P900"><text:span text:style-name="T1579">Pán jeskyně:</text:span> „Dobře. Zaslechly jste teda Gorondarův varovn<text:span text:style-name="T2345">ej</text:span> <text:span text:style-name="T2341">vý</text:span>křik.“</text:p>
      <text:p text:style-name="P900"><text:span text:style-name="T1579">Jana:</text:span> „<text:span text:style-name="T2341">Běžíme</text:span> mu na pomoc!“</text:p>
      <text:h text:style-name="Heading_20_2" text:outline-level="2"><text:bookmark-start text:name="__RefHeading___Toc18419_2593964349"/><text:soft-page-break/>Neraď hráčům, co mají <text:span text:style-name="T1944">dělat</text:span> jejich postavy<text:bookmark-end text:name="__RefHeading___Toc18419_2593964349"/></text:h>
      <text:p text:style-name="P558">Když se hráči zaseknou, <text:span text:style-name="T2440">neříkej jim, co mají dělat. </text:span><text:span text:style-name="T1288">Když </text:span><text:span text:style-name="T1290">bys</text:span><text:span text:style-name="T1288"> </text:span><text:span text:style-name="T1290">totiž </text:span><text:span text:style-name="T1288">řek</text:span><text:span text:style-name="T1290">l</text:span><text:span text:style-name="T1288"> třeba: </text:span><text:span text:style-name="T1133">„</text:span><text:span text:style-name="T1095">P</text:span><text:span text:style-name="T1133">ostav žebřík, jsi přece tesař“</text:span><text:span text:style-name="T1288">, </text:span><text:span text:style-name="T128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62">Můžeš opakovat věci, které postavy vidí nebo vědí.</text:p>
      <text:p text:style-name="Example_20_Header">Příklad:</text:p>
      <text:p text:style-name="Example"><text:span text:style-name="T1627">Pavel:</text:span><text:span text:style-name="T2393"> „Chtělo by to něčím podepřít. Ale čím?“</text:span></text:p>
      <text:p text:style-name="Example"><text:span text:style-name="T1627">Pán jeskyně:</text:span><text:span text:style-name="T2393"> </text:span>„Nahoře byly dřevěn<text:span text:style-name="T2393">ý</text:span> trámy.“</text:p>
      <text:p text:style-name="P903"><text:span text:style-name="T1627">Pavel:</text:span><text:span text:style-name="T2393"> „A jo, na to jsem úplně zapomněl. Díky.“</text:span></text:p>
      <text:p text:style-name="P495"><text:span text:style-name="T2441">Dále můžeš</text:span> připom<text:span text:style-name="T2440">ínat</text:span>, co postavy <text:span text:style-name="T2439">umí</text:span>.</text:p>
      <text:p text:style-name="P747">Příklad:</text:p>
      <text:p text:style-name="Example">„Jsi <text:span text:style-name="T2346">bývalý</text:span> tesař, určitě dokážeš vyrobit žebřík.“</text:p>
      <text:p text:style-name="P240"><text:span text:style-name="T2440">A m</text:span>ůžeš také nápady hráčů rozvádět a <text:span text:style-name="T2442">nabízet jim možnosti, jak by to šlo provést</text:span>.</text:p>
      <text:p text:style-name="Example_20_Header">Příklad:</text:p>
      <text:p text:style-name="Example">„<text:span text:style-name="T1945">Z toho shnilýho dřeva asi žebřík nepostavíš, ale o místnost předem byl velkej stůl, z toho by to určitě šlo.</text:span>“</text:p>
      <text:p text:style-name="P241"><text:soft-page-break/><text:span text:style-name="T244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04"><text:span text:style-name="T1579">Pavel:</text:span><text:span text:style-name="T1782"> „Co teď uděláme?“</text:span></text:p>
      <text:p text:style-name="P904"><text:span text:style-name="T1579">Pán jeskyně:</text:span> „Minule jste se domluvili, že se chcete vydat do hlavního města.“</text:p>
      <text:p text:style-name="P904"><text:span text:style-name="T1579">Pavel:</text:span><text:span text:style-name="T1782"> „A jo, </text:span><text:span text:style-name="T1788">vlastně</text:span><text:span text:style-name="T1782">.“</text:span></text:p>
      <text:h text:style-name="Heading_20_2" text:outline-level="2">Nikdy nepředpokládej, co <text:span text:style-name="T2623">hráči</text:span> udělají</text:h>
      <text:p text:style-name="P65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636">TODO</text:p>
      <text:p text:style-name="P635"><text:span text:style-name="T10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635"><text:span text:style-name="T2622">Hráč tě může kdykoliv požádat, abys mu dal víc prostoru a informací. Na oznámení z předchozího příkladu může například říct: </text:span><text:span text:style-name="T1142">„Počkej a kde se tam tak najednou vzali?“</text:span><text:span text:style-name="T2622"><text:line-break/><text:tab/>Není ve tvé pravomoci vnutit hráčům scénu či situaci, která jim nepřijde uvěřitelná, leda by to mělo nějaké nadpřirozené důvody. Odpověď: </text:span><text:span text:style-name="T1142">„Opravdu se tam z ničeho nic zjevili, je to fakt podezřelé,“</text:span><text:span text:style-name="T2622"> je v pořádku, pokud za tím skutečně nějaký takový důvod stojí. Ve všech ostatních případech se raději vrať v čase, lépe to vysvětli a dej hráči možnost zareagovat.</text:span></text:p>
      <text:h text:style-name="P1430" text:outline-level="2"><text:bookmark-start text:name="__RefHeading___Toc18421_2593964349"/>Situační rozhodnutí<text:bookmark-end text:name="__RefHeading___Toc18421_2593964349"/></text:h>
      <text:p text:style-name="P560">Pravidla jsou jako zákony: <text:span text:style-name="T2408">je třeba se jimi řídit, aby hra byla férová a zábavná,</text:span> <text:span text:style-name="T240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0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59"><text:span text:style-name="T244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24">pro ně</text:span><text:span text:style-name="T2348"> dává smysl a co </text:span><text:span text:style-name="T1624">jim</text:span><text:span text:style-name="T2348"> přijde fér, vědí určitě oni mnohem líp než ty.</text:span></text:p>
      <text:p text:style-name="P748">Příklad:</text:p>
      <text:p text:style-name="P918"><text:span text:style-name="T1296">Pán jeskyně:</text:span> „Mokrý dřevo určitě hořet nebude“.</text:p>
      <text:p text:style-name="P918"><text:span text:style-name="T1579">Pavel:</text:span> „Ale jo, sice bude chvíli čadit, ale nakonec chytne.“</text:p>
      <text:p text:style-name="P918"><text:span text:style-name="T1579">Katka:</text:span> „Je to tak, takhle to na chatě děláme běžně.“</text:p>
      <text:p text:style-name="P918"><text:span text:style-name="T1296">Pán jeskyně:</text:span> „Tak jo, v tom případě máte dost paliva na celou noc.“</text:p>
      <text:h text:style-name="Heading_20_3" text:outline-level="3">Nauč se neříkat ne</text:h>
      <text:p text:style-name="P56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1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79">Pán jeskyně:</text:span> „V místnosti jsou čtyři sloupy. Kolem stěn jsou rozestavené malé sudy.“</text:p>
      <text:p text:style-name="Example"><text:span text:style-name="T1579">Katka:</text:span> „Skočím mezi ty sudy.“</text:p>
      <text:p text:style-name="Example"><text:span text:style-name="T1579">Pán jeskyně:</text:span> „To asi nepůjde, jsou naskládané jeden vedle druhého. <text:span text:style-name="T2444">Č</text:span>eho tím chceš dosáhnout?“</text:p>
      <text:p text:style-name="Example"><text:span text:style-name="T1579">Katka:</text:span> „Chci se za nima krýt.“</text:p>
      <text:p text:style-name="P553">Když víš, o co se hráč snaží, zamysli se, jak by toho šlo docílit<text:span text:style-name="T2424">.</text:span> Představ si, že sám vbíháš do místnosti <text:span text:style-name="T2427">se sloupy a sudy</text:span> a chceš se schovat. Co bys mohl udělat?</text:p>
      <text:p text:style-name="P761">Příklad:</text:p>
      <text:p text:style-name="P917"><text:span text:style-name="T1579">Pán jeskyně:</text:span> „<text:span text:style-name="T2425">Ty sloupy, co jsem popisoval, jsou docela široký. Za těma by se šlo krýt mnohem líp.“</text:span></text:p>
      <text:p text:style-name="P917"><text:span text:style-name="T1579">Katka:</text:span> „<text:span text:style-name="T2425">Ok, v tom případě zaběhnu za sloup.“</text:span></text:p>
      <text:h text:style-name="Heading_20_3" text:outline-level="3">Nauč se říkat ano</text:h>
      <text:p text:style-name="P554">Nauč se přijímat hráčské nápady a řešení, přestože se ti nebudou pozdávat. <text:span text:style-name="T242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480544834" text:style-name="L122">
        <text:list-item>
          <text:p text:style-name="P1335">Když budeš hráčům důvěřovat, budou cítit větší odpovědnost za to, co navrhují a budou se tedy sami hlídat, aby nevymýšleli moc velké šílenosti.</text:p>
        </text:list-item>
        <text:list-item>
          <text:p text:style-name="P1336"><text:soft-page-break/>Když jim budeš nápady často zamítat nebo upravovat, získají pocit, že je <text:span text:style-name="T2445">v tvojí hře</text:span> těžké něco vymyslet.</text:p>
        </text:list-item>
        <text:list-item>
          <text:p text:style-name="P1337">Podpoříš tím dojem, že jsou postavy schopné a kompetentní.</text:p>
        </text:list-item>
        <text:list-item>
          <text:p text:style-name="P1337">Předejdeš tím dlouhým a často úmorným debatám o tom, co může a nemůže fungovat.</text:p>
        </text:list-item>
      </text:list>
      <text:p text:style-name="P555">Tento způsob uvažování a vedení hry také souvisí se žánrem vašich příběhů. Mysli na to, že v Dračáku hrajete dobrodružné příběhy ve fantastickém světě, <text:span text:style-name="T242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89">TODO: Možná k tomu přibude pronásledování a plížení.</text:p>
      <text:p text:style-name="P513">V <text:span text:style-name="T2284">Dračáku</text:span> se hází jen ve dvou případech:</text:p>
      <text:list xml:id="list2115357374" text:style-name="L123">
        <text:list-item>
          <text:p text:style-name="P1338">Když postavě hrozí nějaká újma (někdo na ni útočí, spustila past, otrávila se jedem, někdo na ni seslal <text:span text:style-name="Emphasis">modrý blesk</text:span>...).</text:p>
        </text:list-item>
        <text:list-item>
          <text:p text:style-name="P1338">Když chcete náhodně rozhodnout něco, co nezávisí na schopnostech postav (jestli zrovna prší, kolik členů má hlídka skřetů apod).</text:p>
        </text:list-item>
      </text:list>
      <text:p text:style-name="P513"><text:span text:style-name="T2286">N</text:span>ejistota <text:span text:style-name="T2286">tedy mimo boj</text:span> pramení téměř výhradně z<text:span text:style-name="T2284">e situace ve hře</text:span>. <text:span text:style-name="T228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31" text:outline-level="2"><text:bookmark-start text:name="__RefHeading___Toc12906_4230435934"/><text:soft-page-break/>Putování<text:bookmark-end text:name="__RefHeading___Toc12906_4230435934"/></text:h>
      <text:p text:style-name="P353"><text:span text:style-name="T104">K</text:span><text:span text:style-name="T1">dyž postavy někam putují, jsou v zásadě tři možnosti, jak k tomu můžeš přistoupit:</text:span></text:p>
      <text:list xml:id="list2668349556" text:style-name="L124">
        <text:list-item>
          <text:p text:style-name="P1151">Shrnout to jednou větou: „Po týdnu jste dorazili do hlavního města. Po cestě se nic zajímav<text:span text:style-name="T2515">ý</text:span>ho nestalo“.</text:p>
        </text:list-item>
        <text:list-item>
          <text:p text:style-name="P1151">Určit úvahou, k čemu po cestě dojde.</text:p>
        </text:list-item>
        <text:list-item>
          <text:p text:style-name="P1151">Hodit si na to kostkou.</text:p>
        </text:list-item>
      </text:list>
      <text:p text:style-name="P126">První možnost se hodí, když <text:span text:style-name="T2516">se cesta</text:span> odehrává se v bezpečných končinách <text:span text:style-name="T2516">a není ničím zajímavá</text:span>. <text:span text:style-name="T2516">Zbylé dvě si probereme v následujících odstavcích.</text:span></text:p>
      <text:h text:style-name="P1483" text:outline-level="3">Připravená událost</text:h>
      <text:p text:style-name="P354"><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6"><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937"><text:soft-page-break/>(1)<text:tab/>přepadení postav<text:line-break/>(2)<text:tab/>přepadení jiné výpravy<text:line-break/>(3)<text:tab/>útok nebezpečné nestvůry<text:line-break/>(4 – 6)<text:tab/>nic se nestalo</text:p>
      <text:p text:style-name="P355"><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1432" text:outline-level="2"><text:bookmark-start text:name="__RefHeading___Toc12908_4230435934"/>Překonávání překážek<text:bookmark-end text:name="__RefHeading___Toc12908_4230435934"/></text:h>
      <text:p text:style-name="P538"><text:span text:style-name="T2394">Podstatnou částí hry je překonávání různých překážek. Cílem při tom není jen určit výsledek, ale hlavně zapojit představivost a kreativitu hráčů. Neměli by si tedy u toho klást otázku: </text:span><text:span text:style-name="T1131">"Povede se mi to překonat?"</text:span><text:span text:style-name="T2394"> ale </text:span><text:span text:style-name="T1131">"Jak si s tím poradíme?"</text:span><text:span text:style-name="T239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54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9">Příklad:</text:p>
      <text:p text:style-name="P912"><text:span text:style-name="T874">Pavel:</text:span><text:span text:style-name="T399"> „</text:span><text:span text:style-name="T983">Přes celou místnost je v podlaze široká puklina. Je v ní tma a táhne z ní lezavý, nepříjemný chlad.“</text:span></text:p>
      <text:p text:style-name="P545">Vždycky ale dodej, co hráči potřebují vědět, aby mohli přemýšlet o tom, jak překážku překonají.</text:p>
      <text:h text:style-name="P1484" text:outline-level="3">Začni zjevným řešením</text:h>
      <text:p text:style-name="P539"><text:span text:style-name="T983">Obvykle se hodí</text:span><text:span text:style-name="T399"> </text:span><text:span text:style-name="T980">říct</text:span><text:span text:style-name="T399">, jak obtížné bude překážku překonat </text:span><text:span text:style-name="T975">nejjednodušším způsobem, který se nabízí. P</text:span><text:span text:style-name="T976">ostavy </text:span><text:span text:style-name="T975">totiž</text:span><text:span text:style-name="T976"> asi nezačnou stavět most, když vidí, že </text:span><text:span text:style-name="T1001">jámu</text:span><text:span text:style-name="T976"> dokáží snadno překročit. </text:span><text:span text:style-name="T974">P</text:span><text:span text:style-name="T976">okud je </text:span><text:span text:style-name="T974">tedy</text:span><text:span text:style-name="T976"> překonání překážky triviální, rovnou to hráčům řekni.</text:span></text:p>
      <text:p text:style-name="P758">Příklad:</text:p>
      <text:p text:style-name="P911"><text:span text:style-name="T874">Pavel:</text:span><text:span text:style-name="T399"> „Jak je ta díra široká?“</text:span></text:p>
      <text:p text:style-name="P907"><text:span text:style-name="T874">Pán jeskyně:</text:span><text:span text:style-name="T399"> „Moc ne, zvládneš ji v pohodě přeskočit.“</text:span></text:p>
      <text:p text:style-name="P546"><text:span text:style-name="T399">Jak si překážka stojí proti zjevnému řešení, má smysl zmínit, i když je nepoužitelné – hráči tak získají představu o </text:span><text:span text:style-name="T985">její</text:span><text:span text:style-name="T399"> obtížnosti.</text:span></text:p>
      <text:p text:style-name="P760">Příklad:</text:p>
      <text:p text:style-name="P913"><text:span text:style-name="T874">Pavel:</text:span><text:span text:style-name="T399"> „Jak je ta díra široká?“</text:span></text:p>
      <text:p text:style-name="P908"><text:span text:style-name="T874">Pán jeskyně:</text:span><text:span text:style-name="T399"> „</text:span><text:span text:style-name="T984">Hodně. S rozběhem bys doskočil sotva do půlky.“</text:span></text:p>
      <text:h text:style-name="Heading_20_3" text:outline-level="3"><text:soft-page-break/><text:span text:style-name="T973">Z</text:span><text:span text:style-name="T399">miň zjevné komplikace</text:span></text:h>
      <text:p text:style-name="P544"><text:span text:style-name="T984">Následně zmiň</text:span><text:span text:style-name="T399"> všechny zjevné okolnosti, které postavám </text:span><text:span text:style-name="T977">v překonání</text:span><text:span text:style-name="T399"> nějak brání.</text:span></text:p>
      <text:p text:style-name="P752">Příklad:</text:p>
      <text:p text:style-name="P907"><text:span text:style-name="T881">Pán jeskyně:</text:span><text:span text:style-name="T973"> „Díra je dost široká. Šla by přeskočit s rozběhem, </text:span><text:span text:style-name="T978">ale</text:span><text:span text:style-name="T973"> na ten tu není dost místa.“</text:span></text:p>
      <text:p text:style-name="P540"><text:span text:style-name="T973">R</text:span><text:span text:style-name="T399">oli také může hrát, jak je postava naložená, případně zraněná.</text:span></text:p>
      <text:p text:style-name="P752">Příklad:</text:p>
      <text:p text:style-name="P907"><text:span text:style-name="T881">Pán jeskyně:</text:span><text:span text:style-name="T973"> „</text:span><text:span text:style-name="T974">Tu díru bys dokázal s rozběhem přeskočit, ale ne s nacpanou tornou, kterou máš na zádech. </text:span><text:span text:style-name="T979">Naria má navíc bodnou ránu v břiše, ta to nepřeskočí ani </text:span><text:span text:style-name="T981">bez torny</text:span><text:span text:style-name="T973">.“</text:span></text:p>
      <text:h text:style-name="P1485" text:outline-level="3">Dialog s hráči</text:h>
      <text:p text:style-name="P542">V jednom z předchozích příkladů se Pavel zeptal, jak je díra široká. Všimni si, že odpověd<text:span text:style-name="T2397">í</text:span> není přesné číslo. Pavla totiž ve skutečnosti nezajímá, jestli je to 203 centimetrů nebo 215, ale jestli <text:span text:style-name="T2398">jámu</text:span> dokáže přeskočit, případně jestli bude fungovat nějaké jiné řešení, které ho napadlo.<text:line-break/><text:tab/>Připomeň si podkapitolu <text:span text:style-name="T1628">Říkej rovnou, čeho se snažíš dosáhnout</text:span><text:span text:style-name="T2395"> v kapitole </text:span><text:span text:style-name="T1628">Hraní za postavu</text:span><text:span text:style-name="T2395"> </text:span><text:span text:style-name="T1468">&lt;</text:span><text:span text:style-name="T972">TODO</text:span><text:span text:style-name="T1468">&gt;. </text:span><text:span text:style-name="T972">Pokud z toho, co hráč popisuje, nebo na co se ptá, není jasné, čeho se snaží dosáhnout, zeptej se ho na to. </text:span><text:span text:style-name="T978">Potom mu řekni, jestli to, co zamýšlí, půjde udělat.</text:span></text:p>
      <text:p text:style-name="Example_20_Header">Příklad:</text:p>
      <text:p text:style-name="Example"><text:span text:style-name="T874">Pavel:</text:span><text:span text:style-name="T399"> „Jak je ta díra široká?“</text:span></text:p>
      <text:p text:style-name="Example"><text:span text:style-name="T874">Pán jeskyně:</text:span><text:span text:style-name="T399"> „Proč to chceš vědět, chceš ji přeskočit?“</text:span></text:p>
      <text:p text:style-name="P905"><text:soft-page-break/><text:span text:style-name="T874">Pavel:</text:span><text:span text:style-name="T399"> „</text:span><text:span text:style-name="T978">Jo.“</text:span></text:p>
      <text:p text:style-name="P905"><text:span text:style-name="T882">Pán jeskyně:</text:span><text:span text:style-name="T978"> „To nebude problém.“</text:span></text:p>
      <text:h text:style-name="Heading_20_3" text:outline-level="3"><text:span text:style-name="T1207">K</text:span><text:span text:style-name="T1162">dyž hráči chtějí udělat něco </text:span><text:span text:style-name="T1285">divného</text:span></text:h>
      <text:p text:style-name="P293"><text:span text:style-name="T1207">Je možné, že si hráči nesprávně vyloží, co jsi </text:span><text:span text:style-name="T1284">svým</text:span><text:span text:style-name="T1207"> popisem myslel, </text:span><text:span text:style-name="T1284">a pokusí se udělat něco nesmyslného nebo sebevražedného</text:span><text:span text:style-name="T1207">. </text:span><text:span text:style-name="T1162">Nikdy nepředpokládej, že chce postava dobrovolně skočit do propasti, vždycky </text:span><text:span text:style-name="T1284">to ber jako znamení, že někde došlo k nedorozumění, a s hráči si to vyjasni.</text:span></text:p>
      <text:p text:style-name="Example_20_Header">Příklad:</text:p>
      <text:p text:style-name="P809"><text:span text:style-name="T593">Pán jeskyně:</text:span><text:span text:style-name="T612"> „</text:span><text:span text:style-name="T613">Vbíháš do místnosti a vidíš, že kus před tebou je přes ni široká trhlina.“</text:span></text:p>
      <text:p text:style-name="P809"><text:span text:style-name="T594">Pavel</text:span><text:span text:style-name="T593">:</text:span><text:span text:style-name="T612"> „</text:span><text:span text:style-name="T613">Už jsem rozběhnutej, tak ji rovnou přeskočím.“</text:span></text:p>
      <text:p text:style-name="P809"><text:span text:style-name="T593">Pán jeskyně:</text:span><text:span text:style-name="T612"> „</text:span><text:span text:style-name="T613">Počkej, asi jsem </text:span><text:span text:style-name="T616">to špatně popsal</text:span><text:span text:style-name="T613">. Je fakt hodně široká, tak daleko určitě nedoskočíš. A s tornou na zádech už vůbec ne.“</text:span></text:p>
      <text:p text:style-name="P809"><text:span text:style-name="T594">Pavel</text:span><text:span text:style-name="T593">:</text:span><text:span text:style-name="T612"> „</text:span><text:span text:style-name="T613">Aha, jasně, v tom případě samozřejmě zastavím.“</text:span></text:p>
      <text:h text:style-name="P1486" text:outline-level="3">Nabízej hráčům <text:span text:style-name="T2400">komplikace</text:span></text:h>
      <text:p text:style-name="P547">Pokud to dává smysl, můžeš hráčům nabízet, že se při překonáním překážky dostanou do nepříjemné situace. <text:span text:style-name="T2399">Vždycky ale řekni, co konkrétně to bude znamenat.</text:span></text:p>
      <text:p text:style-name="P757">Příklad:</text:p>
      <text:p text:style-name="P909"><text:span text:style-name="T874">Pavel:</text:span><text:span text:style-name="T399"> „</text:span><text:span text:style-name="T982">Zvládnu to přeskočit</text:span><text:span text:style-name="T399">?“</text:span></text:p>
      <text:p text:style-name="P906"><text:span text:style-name="T874">Pán jeskyně:</text:span><text:span text:style-name="T399"> „</text:span><text:span text:style-name="T982">S tornou na zádech to bude docela problém. Zvládneš to, ale na druhé straně se zachytíš jen rukama, nohy ti budou viset dolů do propasti. Budeš se pak muset nějak vydrápat nahoru“.</text:span></text:p>
      <text:p text:style-name="P906"><text:soft-page-break/><text:span text:style-name="T883">Pavel:</text:span><text:span text:style-name="T982"> „To zvládnu, jdu do toho.“</text:span></text:p>
      <text:p text:style-name="P54">Komplikace také může nabídnout sám hráč – v tom případě je samozřejmě přijmi, pokud to dává aspoň trochu smysl.</text:p>
      <text:p text:style-name="P753">Příklad:</text:p>
      <text:p text:style-name="P910"><text:span text:style-name="T874">Pavel:</text:span><text:span text:style-name="T399"> „Zvládnu to přeskočit?“</text:span></text:p>
      <text:p text:style-name="P810"><text:span text:style-name="T593">Pán jeskyně:</text:span><text:span text:style-name="T612"> „</text:span><text:span text:style-name="T614">Musel bys sundat tornu.“</text:span></text:p>
      <text:p text:style-name="P814"><text:span text:style-name="T585">Pavel:</text:span><text:span text:style-name="T596"> „Ani když se zachytím jen rukama?“</text:span></text:p>
      <text:p text:style-name="P810"><text:span text:style-name="T593">Pán jeskyně:</text:span><text:span text:style-name="T612"> „</text:span><text:span text:style-name="T614">Jako že bys pak visel nohama do propasti?“</text:span></text:p>
      <text:p text:style-name="P814"><text:span text:style-name="T585">Pavel:</text:span><text:span text:style-name="T596"> „Přesně tak.“</text:span></text:p>
      <text:p text:style-name="P810"><text:span text:style-name="T593">Pán jeskyně:</text:span><text:span text:style-name="T612"> „</text:span><text:span text:style-name="T614">Jo, to půjde.“</text:span></text:p>
      <text:h text:style-name="Heading_20_3" text:outline-level="3"><text:span text:style-name="T2517">Říkej hráčům předem</text:span>, do čeho jdou</text:h>
      <text:p text:style-name="P294"><text:span text:style-name="T630">C</text:span><text:span text:style-name="T624">o </text:span><text:span text:style-name="T625">se stane, když </text:span><text:span text:style-name="T630">hráč</text:span><text:span text:style-name="T625"> zvolí nějaké řešení, </text:span><text:span text:style-name="T630">mu musíš vždycky říct předem</text:span><text:span text:style-name="T596">. Pokud tě tedy komplikace napadnou až poté, co </text:span><text:span text:style-name="T631">mu</text:span><text:span text:style-name="T596"> odsouhlasíš, že něco půjde udělat, nemůžeš říct třeba: </text:span><text:span text:style-name="T399">„Přeskočil jsi to, ale na druhé straně ses zachytil jen rukama“</text:span><text:span text:style-name="T596">. </text:span><text:span text:style-name="T615">Ber to jako smlouvu – v popisu </text:span><text:span text:style-name="T626">výsledku</text:span><text:span text:style-name="T615"> může být jen to, co jste si dohodli.</text:span></text:p>
      <text:p text:style-name="P754">Příklad:</text:p>
      <text:p text:style-name="P813"><text:span text:style-name="T593">Pán jeskyně:</text:span><text:span text:style-name="T612"> „</text:span><text:span text:style-name="T619">Je to dost hluboko, ale ty jsi docela mrštná, takže se zvládneš dole překulit tak, aby se ti nic nestalo. Tvoje torna ale dostane zabrat – jestli v ní máš něco křehkého, tak se to rozbije.“</text:span></text:p>
      <text:p text:style-name="P813"><text:span text:style-name="T595">Katka</text:span><text:span text:style-name="T593">:</text:span><text:span text:style-name="T612"> „</text:span><text:span text:style-name="T619">Na to v tuhle chvíli nemyslím, mám v zádech tlupu skřetů. Skáču dolů“.</text:span></text:p>
      <text:p text:style-name="P297"><text:span text:style-name="T619">V </text:span><text:span text:style-name="T615">tomto příkladě </text:span><text:span text:style-name="T627">je to v pořádku, protože</text:span><text:span text:style-name="T615"> Katka věděla, co se jí stane, a sama se rozhodla, že vzhledem k okolnostem to je pro Nariu přijatelná cena.</text:span></text:p>
      <text:h text:style-name="P1487" text:outline-level="3"><text:soft-page-break/><text:span text:style-name="T1966">R</text:span>ozbilo se ti něco?</text:h>
      <text:p text:style-name="P296"><text:span text:style-name="T628">Přestože nemůžeš hráči zpětně vnutit komplikace, se o kterých nevěděl a </text:span><text:span text:style-name="T632">nemohl je tedy odsouhlasit</text:span><text:span text:style-name="T628">, m</text:span><text:span text:style-name="T596">ůžeš </text:span><text:span text:style-name="T628">mu je</text:span><text:span text:style-name="T621"> navrhnout a</text:span><text:span text:style-name="T596"> nechat </text:span><text:span text:style-name="T621">ho</text:span><text:span text:style-name="T596">, ať sám rozhodne, j</text:span><text:span text:style-name="T621">estli</text:span><text:span text:style-name="T596"> </text:span><text:span text:style-name="T632">podle něj dávají smysl</text:span><text:span text:style-name="T596">.</text:span></text:p>
      <text:p text:style-name="P755">Příklad:</text:p>
      <text:p text:style-name="P811"><text:span text:style-name="T593">Pán jeskyně:</text:span><text:span text:style-name="T612"> „</text:span><text:span text:style-name="T619">Je to dost hluboko, ale ty jsi docela mrštná, takže se zvládneš dole překulit tak, aby se ti nic nestalo.“</text:span></text:p>
      <text:p text:style-name="P811"><text:span text:style-name="T595">Katka</text:span><text:span text:style-name="T593">:</text:span><text:span text:style-name="T612"> „</text:span><text:span text:style-name="T620">V tom případě skáču dolů.“</text:span></text:p>
      <text:p text:style-name="P914"><text:span text:style-name="T593">Pán jeskyně:</text:span><text:span text:style-name="T612"> „</text:span><text:span text:style-name="T620">Hmm, tvoje torna při tom asi dostane zabrat. Rozbije se ti při tom něco?“</text:span></text:p>
      <text:p text:style-name="P811"><text:span text:style-name="T595">Katka</text:span><text:span text:style-name="T593">:</text:span><text:span text:style-name="T612"> „</text:span><text:span text:style-name="T620">Ouch. Máš pravdu, flakónky to asi nevydržely, měla jsem je tam jen tak volně hozené“.</text:span></text:p>
      <text:p text:style-name="P295"><text:span text:style-name="T617">Když dáš hráči najevo, že spoléháš na jeho úsudek, </text:span><text:span text:style-name="T618">velmi pravděpodobně si rozbité věci popíše sám. Pokud to ale odmítne, nenuť ho do toho.</text:span></text:p>
      <text:h text:style-name="Heading_20_3" text:outline-level="3"><text:span text:style-name="T618">V</text:span><text:span text:style-name="T596">rácení rozhodnutí</text:span></text:h>
      <text:p text:style-name="P298"><text:span text:style-name="T622">P</text:span><text:span text:style-name="T596">okud si dodatečně uvědomí</text:span><text:span text:style-name="T633">š</text:span><text:span text:style-name="T596"> nějaké důsledky, se kterými jste při domluvě o překonání překážky nepočítali, </text:span><text:span text:style-name="T633">hráč může vzít své rozhodnutí zpět</text:span><text:span text:style-name="T596">.</text:span></text:p>
      <text:p text:style-name="P756">Příklad:</text:p>
      <text:p text:style-name="P915"><text:span text:style-name="T593">Pán jeskyně:</text:span><text:span text:style-name="T612"> „</text:span><text:span text:style-name="T623">T</text:span><text:span text:style-name="T620">voje torna při </text:span><text:span text:style-name="T622">pádu</text:span><text:span text:style-name="T620"> asi dostane zabrat. Rozbije se ti při tom něco?“</text:span></text:p>
      <text:p text:style-name="P812"><text:span text:style-name="T595">Katka</text:span><text:span text:style-name="T593">:</text:span><text:span text:style-name="T612"> „</text:span><text:span text:style-name="T622">A sakra, úplně jsem zapomněla, že mám v torně volně hozené flakónky. S těma by asi Naria dolů neskákala, můžu udělat něco jinýho?“</text:span></text:p>
      <text:p text:style-name="P812"><text:span text:style-name="T593">Pán jeskyně:</text:span><text:span text:style-name="T612"> „</text:span><text:span text:style-name="T622">Jasně.“</text:span></text:p>
      <text:h text:style-name="P1488" text:outline-level="3"><text:soft-page-break/>Připravuj překážky, ne jejich řešení</text:h>
      <text:p text:style-name="P541">Častou chybou Pánů jeskyně je, <text:span text:style-name="T2396">že zároveň s překážkou vymyslí i</text:span> řešení, třeba: <text:span text:style-name="T10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01">Ve vymýšlení jednoduchých a funkčních řešení bys měl hráče co nejvíc podporovat.</text:span></text:p>
      <text:h text:style-name="P1489" text:outline-level="3">Může vůbec postava <text:span text:style-name="T1963">spadnout</text:span>?</text:h>
      <text:p text:style-name="P548">Řekli jsme si, že hráč <text:span text:style-name="T2402">musí vždy předem vědět, do čeho jde. Nemůžeš tedy říct </text:span><text:span text:style-name="T1132">„Na druhé straně ses zachytl kořenů. Ty tě ale neudržely, takže padáš do propasti“</text:span><text:span text:style-name="T2402">. Postava může někam spadnout jen v jednom z těchto případů:</text:span></text:p>
      <text:list xml:id="list3599840687" text:style-name="L125">
        <text:list-item>
          <text:p text:style-name="P1339"><text:span text:style-name="T2403">Postava spustila past</text:span> <text:span text:style-name="T1964">a neuspěje v hodu na obranu</text:span>.</text:p>
        </text:list-item>
        <text:list-item>
          <text:p text:style-name="P1339">Někdo ji shodí <text:span text:style-name="T1965">(viz</text:span><text:span text:style-name="T1286"> </text:span><text:span text:style-name="T1287">kapitola </text:span><text:span text:style-name="T1315">Boj</text:span><text:span text:style-name="T1287"> </text:span><text:span text:style-name="T1469">&lt;</text:span><text:span text:style-name="T629">ODKAZ</text:span><text:span text:style-name="T1469">&gt;</text:span><text:span text:style-name="T1965">)</text:span>.</text:p>
        </text:list-item>
        <text:list-item>
          <text:p text:style-name="P1339">Rozhodne se tak její hráč.</text:p>
        </text:list-item>
      </text:list>
      <text:h text:style-name="P1433" text:outline-level="2"><text:bookmark-start text:name="__RefHeading___Toc15373_3133622682"/>Zjišťování informací<text:bookmark-end text:name="__RefHeading___Toc15373_3133622682"/></text:h>
      <text:p text:style-name="P590">Když se postavy pokouší něco zjistit, mysli na to, v čem jsou kompetentní. Nechtěj například po hráči zloděje přesný popis toho, jak se vyptává v městském podsvětí – ne každý tohle dokáže <text:span text:style-name="T251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518">Vyjdi z toho, čeho chce dosáhnout, a zamysli se, jak by to asi zkušený zloděj udělal.<text:line-break/><text:tab/>Jak jsme si řekli v kapitole </text:span><text:span text:style-name="T1633">Hraní Dračáku</text:span><text:span text:style-name="T2518"> </text:span><text:span text:style-name="T1472">&lt;</text:span><text:span text:style-name="T1005">TODO</text:span><text:span text:style-name="T1472">&gt;, </text:span><text:span text:style-name="T1005">netrap hráče odehráváním </text:span><text:span text:style-name="T1004">toho</text:span><text:span text:style-name="T100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79">Pán jeskyně:</text:span> „<text:span text:style-name="T2518">Žebrák, kterýho ses vyptával,</text:span> se z tebe nejdřív snažil vymámit prachy, ale poté, co jsi ho zmáčknul, ti rychle prozradil, kde najdeš šéfa téhle čtvrti: <text:span text:style-name="T1034">„Ptej se po Jednozubovi v taverně U rezavý kotvy.“</text:span>“</text:p>
      <text:h text:style-name="Heading_20_3" text:outline-level="3">Pokud nemáš informace připravené, vymýšlej je za běhu</text:h>
      <text:p text:style-name="P59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20">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79">Pavel:</text:span> „Kde byla ta dýka vyrobena? Měl bych to poznat podle tvaru a výzdoby.“</text:p>
      <text:p text:style-name="Example"><text:span text:style-name="T1579">Pán jeskyně:</text:span> „Tak to fakt netuším. Poznat bys to ale měl, <text:span text:style-name="T2521">to je pravda</text:span>. Je to kvalitní práce, máš nějakej tip, kde jsou vyhlášení zbrojíři?“</text:p>
      <text:p text:style-name="Example"><text:span text:style-name="T1579">Pavel:</text:span> „Tak určitě v hlavním městě, pak v trpaslickejch městech a nejspíš taky někde daleko na výhodě.“</text:p>
      <text:p text:style-name="Example"><text:soft-page-break/><text:span text:style-name="T1579">Pán jeskyně:</text:span> „Tohle určitě není místní ani trpaslická práce, takže je od jednoho z východních mistrů.“</text:p>
      <text:h text:style-name="Heading_20_3" text:outline-level="3"><text:span text:style-name="T2522">To</text:span>, co <text:span text:style-name="T2522">hráčům</text:span> řekneš, se snaž použít</text:h>
      <text:p text:style-name="P592">Z toho, co se postavy dozví, se stává herní skutečnost. Aby to tak ale opravdu působilo, je důležité, abys tyto informace propojoval s dalším děním.</text:p>
      <text:p text:style-name="P764">Příklad:</text:p>
      <text:p text:style-name="Example">Pán jeskyně sice zatím nepromýšlel, odkud přesně je ten, kdo ztratil dýku, kterou postavy našl<text:span text:style-name="T2522">y</text:span>, ale teď je jasné, že musí mít nějaké spojení s dalekým východem. Buď odtamtud dotyčný přímo pochází, nebo ji třeba mohl od někoho takového dostat darem. <text:span text:style-name="T2526">D</text:span>ruhou možnost může být ale komplikované dostat do hry, takže je lepší určit, že dotyčný je z východu. To postavy poznají, jakmile se s ním potkají, a <text:span text:style-name="T2523">Pán jeskyně</text:span> jim ho popíše. Hráči si <text:span text:style-name="T2525">to</text:span> pak určitě spojí s tím, co vědí o nalezené dýce, a budou <text:span text:style-name="T2524">mít</text:span> díky tomu pocit, <text:span text:style-name="T2525">že to do sebe zapadá a příběh dává smysl</text:span>.</text:p>
      <text:h text:style-name="P1434" text:outline-level="2"><text:bookmark-start text:name="__RefHeading___Toc15375_3133622682"/>Rozhovory<text:bookmark-end text:name="__RefHeading___Toc15375_3133622682"/></text:h>
      <text:p text:style-name="P138">Rozhovory <text:span text:style-name="T2528">v přímé řeči</text:span> jsou kořením hry, dávají spoustu prostoru pro hraní postav. <text:span text:style-name="T2528">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5"><text:soft-page-break/>Příklad:</text:p>
      <text:p text:style-name="P833"><text:span text:style-name="T1579">Pán jeskyně:</text:span> „<text:span text:style-name="T2527">Před domem hlídají dva strážní. Tváří se dost nevrle a jeden z nich říká: </text:span><text:span text:style-name="T1137">„Co tu chcete?“</text:span><text:span text:style-name="T2527">“</text:span></text:p>
      <text:p text:style-name="P920"><text:span text:style-name="T1634">Pavel</text:span><text:span text:style-name="T1579">:</text:span> „<text:span text:style-name="T2527">Vytáhnu stříbrňák a říkám: </text:span><text:span text:style-name="T1034">„</text:span><text:span text:style-name="T1137">Potřebujeme si promluvit s pánem domu</text:span><text:span text:style-name="T1034">. </text:span><text:span text:style-name="T1137">Samozřejmě chápu, že otravovat ho teď po obědě není jen tak, takže tohle vám nabízím za ochotu.</text:span><text:span text:style-name="T1034">“</text:span>“</text:p>
      <text:p text:style-name="P833"><text:span text:style-name="T1579">Pán jeskyně:</text:span> „<text:span text:style-name="T1034">„</text:span><text:span text:style-name="T1137">No dobře. Že seš to ty, já vás teda ohlásím,“</text:span><text:span text:style-name="T2527"> říká strážný a bere si nabízenou minci.“</text:span></text:p>
      <text:h text:style-name="Heading_20_3" text:outline-level="3">Nehráčské postavy by měly být sdílné</text:h>
      <text:p text:style-name="P491"><text:span text:style-name="T374">P</text:span><text:span text:style-name="T105">okud ne</text:span><text:span text:style-name="T374">máš</text:span><text:span text:style-name="T105"> </text:span><text:span text:style-name="T106">velmi pádný</text:span><text:span text:style-name="T105"> důvod, proč by </text:span><text:span text:style-name="T374">někdo</text:span><text:span text:style-name="T105"> něco říct neměl, tak </text:span><text:span text:style-name="T106">ať to řekne. Pro hráče je </text:span><text:span text:style-name="T374">totiž</text:span><text:span text:style-name="T106"> velice otravné, když potkávají samé tajemné osoby, ze kterých se nedají vypáčit žádné informace. </text:span><text:span text:style-name="T374">Není také od věci dát čas od času postavám do cesty někoho upovídaného, kdo jim řekne spoustu zajímavých věcí a nich za to nechce.</text:span></text:p>
      <text:h text:style-name="P1435" text:outline-level="2"><text:bookmark-start text:name="__RefHeading___Toc12910_4230435934"/>Vedení soubojů<text:bookmark-end text:name="__RefHeading___Toc12910_4230435934"/></text:h>
      <text:h text:style-name="P1490" text:outline-level="3">Moderování souboje</text:h>
      <text:p text:style-name="P623"><text:span text:style-name="T898">N</text:span><text:span text:style-name="T901">ěkterým hráčům může být nepříjemné skákat ostatním do řeči, nebo se neustále hlásit o slovo, což vede k tomu, že většinu hry mlčí a nebaví se. J</text:span><text:span text:style-name="T902">edním z tvých hlavních úkolů </text:span><text:span text:style-name="T901">je zajistit, aby k tomu nedošlo</text:span><text:span text:style-name="T902">. Boj je rozdělen na kola právě proto, abys </text:span><text:span text:style-name="T903">to měl jednodušší</text:span><text:span text:style-name="T902">. </text:span><text:span text:style-name="T897">Na začá</text:span><text:span text:style-name="T898">t</text:span><text:span text:style-name="T897">ku každého kola </text:span><text:span text:style-name="T1033">tedy</text:span><text:span text:style-name="T897"> vždycky </text:span><text:span text:style-name="T899">jednoho po druhém projdi všechny hráče, na každého se</text:span><text:span text:style-name="T897"> </text:span><text:span text:style-name="T899">podívej </text:span><text:span text:style-name="T897">zeptej </text:span><text:span text:style-name="T899">se</text:span><text:span text:style-name="T897">, co </text:span><text:span text:style-name="T900">bude jeho postava dělat</text:span><text:span text:style-name="T897">.</text:span></text:p>
      <text:list xml:id="list790801770" text:style-name="L126">
        <text:list-item>
          <text:p text:style-name="P1340"><text:soft-page-break/><text:span text:style-name="T902">O</text:span><text:span text:style-name="T399">ční kontakt je velmi důležitý – </text:span><text:span text:style-name="T904">díky němu dáš pasivnějším hráčům jasně najevo, že jsi tam i pro ně. Velice jim tím pomůžeš zapojit se do hry.</text:span></text:p>
        </text:list-item>
      </text:list>
      <text:h text:style-name="P1491" text:outline-level="3">Po<text:span text:style-name="T1946">čítání</text:span> vlastností</text:h>
      <text:p text:style-name="P524"><text:span text:style-name="T1947">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83">útěk</text:span><text:span text:style-name="T2347"> z boje hodit Finesou, přestože na běh se normálně hází Silou.<text:line-break/><text:tab/></text:span><text:span text:style-name="T1588">Určitě ale neměň, čím se hází </text:span><text:span text:style-name="T1623">při boji se zbraněmi a při sesílání kouzel</text:span><text:span text:style-name="T1204">,</text:span><text:span text:style-name="T1948">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491" text:outline-level="3">Přidělování výhod a nevýhod</text:h>
      <text:p text:style-name="P514">Co se kdy počítá za výhody a nevýhody, <text:span text:style-name="T194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50">Příklad:</text:p>
      <text:p text:style-name="P902"><text:span text:style-name="T904">„V místnosti jsou sloupy, za kter</text:span><text:span text:style-name="T966">ý</text:span><text:span text:style-name="T904"> by se šlo schovat.“</text:span></text:p>
      <text:h text:style-name="P1492" text:outline-level="3"><text:soft-page-break/><text:span text:style-name="T904">D</text:span><text:span text:style-name="T399">ám mu nevýhodu</text:span></text:h>
      <text:p text:style-name="P55">Větu „Dám mu nevýhodu“ pravděpodobně uslyšíš od hráčů často – a nikdy by ses s ní neměl spokojit. Vysvětli jim to nějak takhle:</text:p>
      <text:p text:style-name="Example_20_Header">Příklad:</text:p>
      <text:p text:style-name="P916">Naria střílí z dlouhého luku na skřeta, <text:span text:style-name="T2423">který se k ní řítí se šavlí v ruce</text:span>. Přehodila ho o 1.</text:p>
      <text:p text:style-name="Example"><text:span text:style-name="T874">Pán jeskyně:</text:span><text:span text:style-name="T399"> „Máš proti sk</text:span><text:span text:style-name="T986">ř</text:span><text:span text:style-name="T399">etovi jeden úspěch, co mu uděláš?“</text:span></text:p>
      <text:p text:style-name="Example"><text:span text:style-name="T874">Katka:</text:span><text:span text:style-name="T399"> „Dám mu nevýhodu“.</text:span></text:p>
      <text:p text:style-name="Example"><text:span text:style-name="T874">Pán jeskyně:</text:span><text:span text:style-name="T399"> „Katko, takhle pravidla nefungují. Musíš vymyslet, co konkrétně mu uděláš. Až když ho to bude zjevně znevýhodňovat při tom, co se pokusí udělat, tak za to bude mít nevýhodu.“ </text:span></text:p>
      <text:p text:style-name="Example"><text:span text:style-name="T874">Katka:</text:span><text:span text:style-name="T399"> „Aha, jasně. Mohla bych ho k něčemu přistřelit?“</text:span></text:p>
      <text:p text:style-name="Example"><text:span text:style-name="T874">Pán jeskyně:</text:span><text:span text:style-name="T399"> „To si moc nedokážu představit – běží k </text:span><text:span text:style-name="T991">tobě</text:span><text:span text:style-name="T399">, takže za ním určitě není žádná stěna nebo tak něco“.</text:span></text:p>
      <text:p text:style-name="Example"><text:span text:style-name="T874">Katka:</text:span><text:span text:style-name="T399"> „Hmm, tak v tom případě ho zraním, no.“</text:span></text:p>
      <text:p text:style-name="Example"><text:span text:style-name="T874">Pán jeskyně:</text:span><text:span text:style-name="T399"> „Ok.“</text:span></text:p>
      <text:p text:style-name="Example"><text:span text:style-name="T874">Katka:</text:span><text:span text:style-name="T399"> „I když počkej. Můžu střelit šíp do země tak, aby o něj zakopnul?“</text:span></text:p>
      <text:p text:style-name="Example"><text:span text:style-name="T874">Pán jeskyně:</text:span><text:span text:style-name="T399"> „Jasně. To ho určitě rozhodí a trochu zpomalí, ale asi se z toho hned v dalším kole vzpamatuje.“</text:span></text:p>
      <text:p text:style-name="Example"><text:span text:style-name="T874">Katka:</text:span><text:span text:style-name="T399"> „To mi stačí.“</text:span></text:p>
      <text:p text:style-name="P552"><text:span text:style-name="T399">Příklad </text:span><text:span text:style-name="T994">se</text:span><text:span text:style-name="T399"> záměrně týká se střelby, protože při boji zblízka se snáze vymýšlí, co protivníkovi udělat. </text:span><text:span text:style-name="T995">O</text:span><text:span text:style-name="T399">bvykle </text:span><text:span text:style-name="T995">totiž</text:span><text:span text:style-name="T399"> dává největší smysl protivníka šípem zranit, případně mu dát vážné zranění, když má střelec dva úspěchy (za jeden musí dát zranění, aby za druhý mohlo být vážné).<text:line-break/><text:tab/></text:span><text:span text:style-name="T987">Hráč nemusí nutně </text:span><text:span text:style-name="T992">uplatnit</text:span><text:span text:style-name="T987"> všechny úspěchy – když nic rozum</text:span><text:soft-page-break/><text:span text:style-name="T987">ného nevymyslí, zůstanou nevyužity. Obvykle ale dává smysl nějaká forma krátkodobé dezorientace nebo ztráty rovnováhy – třeba to za</text:span><text:span text:style-name="T993">kopn</text:span><text:span text:style-name="T987">utí v minulém příkladě, nebo rána do hlavy, kterou zastaví helma, ale dotyčného trochu otřese. Takové nevýhody trvají jen jedno kolo.<text:line-break/><text:tab/></text:span><text:span text:style-name="T989">S každým dalším odehraným soubojem tohle </text:span><text:span text:style-name="T990">pro vás</text:span><text:span text:style-name="T989"> bude menší a men</text:span><text:span text:style-name="T990">š</text:span><text:span text:style-name="T989">í problém, protože hráči si postupně vytvoří zásobu</text:span><text:span text:style-name="T988"> různých smysluplných </text:span><text:span text:style-name="T990">věcí</text:span><text:span text:style-name="T988">, </text:span><text:span text:style-name="T990">které</text:span><text:span text:style-name="T988"> mohou protivníkům v boji dělat.</text:span></text:p>
      <text:h text:style-name="Heading_20_3" text:outline-level="3"><text:span text:style-name="T904">H</text:span><text:span text:style-name="T399">ody</text:span></text:h>
      <text:p text:style-name="P50"><text:span text:style-name="T2588">Postihy a bonusy, ať už za výhody nebo za cokoliv jiného, si k hodu přičítají vždy hráči</text:span>. <text:span text:style-name="T258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10">Příklad:</text:p>
      <text:p text:style-name="P922"><text:span text:style-name="T1579">Pavel:</text:span> „Jdu po zraněném skřetovi. Mám čtyřkovou sílu a plus jedna za to, že ho Naria tiskne k zemi.“</text:p>
      <text:p text:style-name="Example"><text:span text:style-name="T1579">Pán jeskyně:</text:span> „<text:span text:style-name="T2590">Ještě máš výhodu za to, že má rozpáraný břicho.</text:span>“</text:p>
      <text:p text:style-name="P922"><text:span text:style-name="T1579">Pavel:</text:span> „Aha, jasně. Takže <text:span text:style-name="T2591">šest plus</text:span> hod?“</text:p>
      <text:p text:style-name="P923"><text:span text:style-name="T1641">Pán jeskyně:</text:span><text:span text:style-name="T2590"> „Jop.“</text:span></text:p>
      <text:p text:style-name="P624">Říkat nahlas, jaké si kdo počítá postihy a bonusy a za co jsou, je důležité. Odhalíte tím případné chyby a navíc si díky tomu ujasníte, jaké okolnosti hrají roli<text:span text:style-name="T2592">.</text:span></text:p>
      <text:h text:style-name="P1493" text:outline-level="3"><text:soft-page-break/>Popisy</text:h>
      <text:p text:style-name="P371">Dávej si záležet na popisech <text:span text:style-name="T2048">účinků kouzel, schopností a kouzelných předmětů. Když je totiž zredukuješ na jejich pravidlový efekt, tak nejsou nijak zvlášť zajímavá – </text:span><text:span text:style-name="T1102">modrý blesk</text:span><text:span text:style-name="T2047"> prostě zraňuje, </text:span><text:span text:style-name="T1102">hromový palcát</text:span><text:span text:style-name="T2047"> odhazuje a podobně. Až díky tvým barvitým popisům si hráč řekne: „Tohle vážně umím? To je super!“</text:span></text:p>
      <text:p text:style-name="Example_20_Header">Příklad:</text:p>
      <text:p text:style-name="Example"><text:span text:style-name="T2052">Zásah </text:span><text:span text:style-name="T1101">hromovým palcátem</text:span><text:span text:style-name="T2046">, což je kouzelná zbraň, která protivníka se zahřměním odhodí zpět, bys mohl popsat takhle: „</text:span>Zranil jsi ho za tři a odhodil jsi ho kus zpět“, <text:span text:style-name="T2593">ale takhle je to mnohem lepší: „</text:span>Ozvalo se ohlušující zahřmění, skřet odlítnul přes celou místnost <text:span text:style-name="T2049">a</text:span> se zaduněním <text:span text:style-name="T2049">se rozplácnul o</text:span> protější stěn<text:span text:style-name="T2049">u</text:span>. <text:span text:style-name="T2050">Tváří se poněkud překvapeně.</text:span>“<text:line-break/><text:tab/><text:span text:style-name="T2053">P</text:span>ři zásahu <text:span text:style-name="T1034">modrým bleskem</text:span> můžeš <text:span text:style-name="T2053">zase</text:span> popsat zápach spáleného masa, naježené vlasy a podobně.</text:p>
      <text:h text:style-name="Heading_20_3" text:outline-level="3">Nech hráče popisovat výsledek</text:h>
      <text:p text:style-name="P372">Nemusíš všechno popisovat sám. Je dokonce lepší <text:span text:style-name="T2051">hráče vyzvat, ať si </text:span>výsledek <text:span text:style-name="T2051">popíše sám,</text:span> a pak <text:span text:style-name="T2054">to</text:span> případně doplnit, protože <text:span text:style-name="T2051">tím jej víc zapojíš do hry a navíc ho může napadnou něco zajímavého, co by tebe třeba nenapadlo.</text:span></text:p>
      <text:p text:style-name="P717">Příklad:</text:p>
      <text:p text:style-name="P924"><text:span text:style-name="T1592">Pán jeskyně:</text:span><text:span text:style-name="T2046"> „Máš proti němu dva úspěchy. Co jsi mu udělal a jak to vypadalo?“</text:span></text:p>
      <text:p text:style-name="P925"><text:span text:style-name="T1579">Pavel:</text:span> „Srazím ho k zemi, přišlápnu ho levou nohou a sekerou mu vyrazím zbraň z ruky. <text:span text:style-name="T2594">A dodám: </text:span><text:span text:style-name="T1139">‚Vzdej se, hajzle!‘</text:span>“</text:p>
      <text:p text:style-name="P925"><text:span text:style-name="T1592">Pán jeskyně:</text:span><text:span text:style-name="T2046"> „Bojujete těsně vedle</text:span> propast<text:span text:style-name="T2594">i. Chceš, aby jeho šavle spadla dolů?</text:span>“</text:p>
      <text:p text:style-name="P925"><text:span text:style-name="T1579">Pavel:</text:span> „<text:span text:style-name="T2594">Přesně tak.“</text:span></text:p>
      <text:h text:style-name="Heading_20_2" text:outline-level="2"><text:soft-page-break/>Boj s nestvůrami</text:h>
      <text:p text:style-name="P318">Některé <text:span text:style-name="T1967">obzvláště nebezpečné</text:span> nestvůry používají speciální pravidla.</text:p>
      <text:h text:style-name="Heading_20_3" text:outline-level="3"><text:bookmark-start text:name="__RefHeading___Toc2537_690236890"/><text:span text:style-name="T1968">V</text:span>ícenásob<text:span text:style-name="T1968">né</text:span> útoky<text:bookmark-end text:name="__RefHeading___Toc2537_690236890"/></text:h>
      <text:p text:style-name="P319">Některé nestvůry, jako třeba obří štír nebo hydra, mají tělo stavěné tak, že mohou současně útočit z několika směrů.</text:p>
      <text:list xml:id="list3057886391" text:style-name="L127">
        <text:list-item>
          <text:p text:style-name="P1341">Tyto nestvůry <text:span text:style-name="T2598">si v jednom kole hází víckrát. Mohou tedy dokonce zaútočit víckrát na stejný cíl.</text:span></text:p>
        </text:list-item>
      </text:list>
      <text:h text:style-name="P1494" text:outline-level="3"><text:bookmark-start text:name="__RefHeading___Toc2539_690236890"/>Zranitelnost nestvůr<text:bookmark-end text:name="__RefHeading___Toc2539_690236890"/></text:h>
      <text:p text:style-name="P57">Některé nestvůry jsou snáze nebo naopak hůře zranitelné určitými druhy zbraní nebo útoků. Herně se to projevuje, jako kdyby proti nim měli větší nebo menší zbroj.</text:p>
      <text:p text:style-name="Example_20_Header">Příklad:</text:p>
      <text:p text:style-name="P928">Oživlá socha má zbroj 3, proti drtivým útokům ale jen 1. <text:span text:style-name="T2599">Kostlivec má proti bodu zbroj 2. </text:span>/<text:span text:style-name="T2602">* TODO: Až bude bestiář, tak zkontrolovat, že tahle čísla seděj. */</text:span></text:p>
      <text:p text:style-name="P58">Nestvůra také může být určitými druhy útoku kompletně nezranitelná.</text:p>
      <text:p text:style-name="P770">Příklad:</text:p>
      <text:p text:style-name="P778">Ohnivému elementálovi oheň nic nedělá. Duch je nehmotný, takže nemagické zbraně neškodně projdou skrz něj.</text:p>
      <text:p text:style-name="P56"><text:span text:style-name="T1969">Nezapomeň </text:span>dát hráčům vědět, že jejich <text:span text:style-name="T1969">útok</text:span> má jiný než očekávaný účinek.</text:p>
      <text:p text:style-name="Example_20_Header"><text:soft-page-break/>Příklad:</text:p>
      <text:p text:style-name="Example"><text:span text:style-name="T1592">Pán jeskyně:</text:span><text:span text:style-name="T2046"> </text:span>„Po zásahu palicí se na soše udělaly pukliny a odpadl z ní velký kus kamene. Vypadá to, že je proti ní <text:span text:style-name="T2595">překvapivě</text:span> účinná.“</text:p>
      <text:p text:style-name="P768"><text:span text:style-name="T2596">Jiný příklad</text:span>:</text:p>
      <text:p text:style-name="P926"><text:span text:style-name="T1592">Pán jeskyně:</text:span><text:span text:style-name="T2046"> </text:span>„<text:span text:style-name="T2596">Trefila jsi kostlivce přesně do srdce – teda spíš tam, kde by bylo, kdyby nějaký měl. Šíp mu proletěl skrz hrudní koš a nic moc mu neudělal.“</text:span></text:p>
      <text:p text:style-name="P769"><text:span text:style-name="T2597">A do třetice</text:span>:</text:p>
      <text:p text:style-name="P927"><text:span text:style-name="T1592">Pán jeskyně:</text:span><text:span text:style-name="T2046"> </text:span>„<text:span text:style-name="T2597">Rána sekerou prošla skrz ducha, jako kdyby tam vůbec nebyl. Zásah na něm není nijak znát.“</text:span></text:p>
      <text:h text:style-name="P1494" text:outline-level="3">Boj s nehmotným protivníkem</text:h>
      <text:list xml:id="list2861821831" text:style-name="L128">
        <text:list-item>
          <text:p text:style-name="P1342">Může procházet zdmi nebo se třeba někde vynořit ze země.</text:p>
        </text:list-item>
        <text:list-item>
          <text:p text:style-name="P1343">Nemagické zbraně a jiná než duševní kouzla skrz něj projdou a nic mu neudělají.</text:p>
        </text:list-item>
        <text:list-item>
          <text:p text:style-name="P134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625">Duševní kouzla působí pouze na tvory, kteří mají duši. Zvířata duši nemají, v bestiáři mají tuto hodnotu proškrtnutou. Duševní kouzla tedy na n<text:span text:style-name="T2600">e</text:span> vůbec nepůsobí – nemohou je zranit ani jinak ovlivnit.</text:p>
      <text:p text:style-name="P625"><text:soft-page-break/>/<text:span text:style-name="T2601">* TODO: Co třeba kouzlo </text:span><text:span text:style-name="T1140">strach</text:span><text:span text:style-name="T2601"> seslané na koně? Není důvod, proč by ho to nemělo vyděsit. Tzn. buď musí mít duši, nebo to nemůže být duševní kouzlo (což je divný). Pokud bude mít duši (malou, nejspíš), tak ho půjde vyřadit </text:span><text:span text:style-name="T1141">mentálním útokem</text:span><text:span text:style-name="T1292"> (což je taky divný – </text:span><text:span text:style-name="T1293">i když, asi proč ne</text:span><text:span text:style-name="T1292">)</text:span><text:span text:style-name="T2601">. */</text:span></text:p>
      <text:h text:style-name="Heading_20_2" text:outline-level="2"><text:bookmark-start text:name="__RefHeading___Toc12912_4230435934"/><text:span text:style-name="T2529">Umírání</text:span> hráčských postav<text:bookmark-end text:name="__RefHeading___Toc12912_4230435934"/></text:h>
      <text:p text:style-name="P197">Pokud jste se dohodli, že ve hře chcete mít možnost smrti hráčských postav, <text:span text:style-name="T157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71">jsi umístil</text:span> chodbu, skrz kterou přeskakují blesky, s tím, že něco takového nikdo nemůže přežít. Hráč následně řekne: „Zkusím to proběhnout.“</text:p>
      <text:p text:style-name="P198">V tenhle moment rozhodně nestačí oznámit, že je postava mrtvá, přestože by to k tomu mohlo svádět. <text:span text:style-name="T1572">Zeptej se hráče, proč to chce udělat:</text:span></text:p>
      <text:p text:style-name="Example"><text:span text:style-name="T1313">P</text:span><text:span text:style-name="T1314">án jeskyně</text:span><text:span text:style-name="T1313">:</text:span><text:span text:style-name="T1572"> </text:span>„<text:span text:style-name="T1572">Uvědomuješ si, doufám, že tohle nemůžeš v žádném případě přežít?“</text:span></text:p>
      <text:p text:style-name="Example"><text:span text:style-name="T1296">Hráč:</text:span> „<text:span text:style-name="T2362">Aha, v tom případě tam samozřejmě nepolezu. </text:span>Myslel jsem, že si normálně hodím na obranu a dá mi to jen nějaký zranění.“</text:p>
      <text:p text:style-name="P199">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145122850" text:style-name="L129">
        <text:list-item>
          <text:p text:style-name="P1345"><text:soft-page-break/>Aby k takovým situacím nedocházelo, <text:span text:style-name="T1578">tak </text:span><text:span text:style-name="T1580">kdykoliv chce hráč udělat něco zjevně sebevražedného,</text:span><text:span text:style-name="T1579"> vždycky </text:span><text:span text:style-name="T1580">se ho</text:span><text:span text:style-name="T1579"> zeptej, </text:span><text:span text:style-name="T1580">proč to dělá a čeho se tím snaží dosáhnout</text:span>, a ujisti se, že si plně uvědomuje riziko smrti své postavy.</text:p>
        </text:list-item>
      </text:list>
      <text:p text:style-name="P199">Hráč se potom může rozhodnout, že to <text:span text:style-name="T1576">i</text:span> přesto riskne. Může <text:span text:style-name="T1574">to také chtít udělat třeba proto, že</text:span> se <text:span text:style-name="T1574">tím jeho</text:span> postava obětuje za ostatní - <text:span text:style-name="T1577">na takovou smrt </text:span>budete <text:span text:style-name="T1574">jistě</text:span> ještě dlouho vzpomínat. V takov<text:span text:style-name="T1575">ých</text:span> případě postava opravdu umře. <text:span text:style-name="T1573">Vždycky se ale ujisti, že to dělá s plným vědomím rizika a nikoliv proto, že si představuje situaci a její důsledky jinak než ty.</text:span></text:p>
      <text:h text:style-name="Heading_20_2" text:outline-level="2">Hlavními postavami příběhu jsou hráčské postavy</text:h>
      <text:p text:style-name="P62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495" text:outline-level="3"><text:soft-page-break/>Zapojení postav do děje</text:h>
      <text:p text:style-name="P61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22" text:outline-level="4">Ohrož <text:span text:style-name="T2078">někoho nebo</text:span> něco, na čem postav<text:span text:style-name="T2537">ám</text:span> záleží</text:h>
      <text:p text:style-name="P618">Když ohrozíš někoho nebo něco, na čem postavám záleží, budou <text:span text:style-name="T257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35">Odkrývání minulosti postav</text:span><text:span text:style-name="T2535">, </text:span><text:span text:style-name="T1635">Společná tvorba světa</text:span><text:span text:style-name="T2535"> a </text:span><text:span text:style-name="T1635">Vymýšlení nehráčských postav</text:span><text:span text:style-name="T2535"> v kapitole </text:span><text:span text:style-name="T1638">Hraní Dračáku</text:span><text:span text:style-name="T2579"> </text:span><text:span text:style-name="T1473">&lt;</text:span><text:span text:style-name="T1006">ODKAZ</text:span><text:span text:style-name="T1473">&gt;. </text:span><text:span text:style-name="T1007">Je to jednak jednodušší, než všechno vymýšlet sám, a navíc tím budeš mít zaručeno, že to hráče opravdu bude zajímat.<text:line-break/><text:tab/>Není také od věci</text:span><text:span text:style-name="T2536"> dát postavám možnost něco hodnotného získat, třeba dům ve městě nebo hrad. <text:s/>Když budou něco vlastnit, budou na tom zainteresované a budou tedy chtít zasáhnout, když to nějak ohrozíš.</text:span></text:p>
      <text:h text:style-name="P1522" text:outline-level="4"><text:soft-page-break/>Nech někoho, ať postavám zadá úkol</text:h>
      <text:p text:style-name="P619"><text:span text:style-name="T1010">Úkolem může být například nalezení cenného předmětu, artefaktu </text:span><text:span text:style-name="T1008">nebo</text:span><text:span text:style-name="T1010"> vzácné magické suroviny, </text:span><text:span text:style-name="T1009">vyzvídání informací, záchrana uneseného dítěte, doručení důležité zprávy a podobně.<text:line-break/><text:tab/>Postavy obvykle potřebují dobrý důvod, proč se do toho pouštět. Tím je </text:span><text:span text:style-name="T1018">nejčastěji</text:span><text:span text:style-name="T1009"> odměna, ale pokud jsou třeba ve službách velmože, mohou to klidně dostat rozkazem.<text:line-break/><text:tab/>Buď připraven na to, že mohou úkol odmítnout. Může to být z morálních důvodů, například že </text:span><text:span text:style-name="T1019">nechtějí</text:span><text:span text:style-name="T1009"> vraždit či ubližovat nevinným, nebo třeba mohou dojít k závěru, že je to zatím nad jejich síly. </text:span><text:span text:style-name="T1020">Než</text:span><text:span text:style-name="T1009"> tedy </text:span><text:span text:style-name="T1020">začneš vymýšlet detaily, je</text:span><text:span text:style-name="T1009"> vhodné se hráčů zeptat, jestli budou úkol chtít přijmout. Můžeš například zadání odehrát </text:span><text:span text:style-name="T1022">ještě</text:span><text:span text:style-name="T1009"> na konci sezení. </text:span><text:span text:style-name="T1021">T</text:span><text:span text:style-name="T1009">ím si jednak potvrdíš zájem a současně se hráči budou mít na co těšit.</text:span></text:p>
      <text:h text:style-name="P1522" text:outline-level="4">Předlož před postavy něco zajímavého, co by mohly chtít prozkoumat</text:h>
      <text:p text:style-name="P612">Další možnou zápletkou jsou různé záhady, třeba<text:span text:style-name="T2539"> vražda nebo krádež, tajemný poutník, nebo třeba zmínka o tom, že nedaleko je zřícenina věže slavného mága. </text:span>U tohoto druhu zápletek si <text:span text:style-name="T2580">ale</text:span> nikdy nemůžeš být jistý, že to hráče <text:span text:style-name="T2580">opravdu</text:span> zaujme – popis zříceniny věže mohou snadno pochopit jen jako <text:span text:style-name="T2582">součást</text:span> scenéri<text:span text:style-name="T2582">e</text:span>.</text:p>
      <text:h text:style-name="Heading_20_4" text:outline-level="4">Domluv se s hráčem, aby zápletku pře<text:span text:style-name="T2583">d</text:span>nesla jeho postava</text:h>
      <text:p text:style-name="P612">Nejjistější způsob, <text:span text:style-name="T2584">jak</text:span> <text:span text:style-name="T2581">zajistit, aby postavy chtěly záhadu prozkoumat</text:span>, je domluvit se přímo s ně<text:span text:style-name="T2581">kterým z hráčů</text:span>, aby s tím přišla jeho postava.</text:p>
      <text:p text:style-name="P766"><text:soft-page-break/>Příklad:</text:p>
      <text:p text:style-name="P921"><text:span text:style-name="T1579">Jana:</text:span> <text:span text:style-name="T10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615"><text:span text:style-name="T2540">Další možností, jak udělat záhadu zajímavější, je zmínka o pokladu. Čím konkrétnější, tím lepší: „Je tam uložen </text:span><text:span text:style-name="T1138">meč posledního soudu</text:span><text:span text:style-name="T253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61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6">Příklad:</text:p>
      <text:p text:style-name="P921"><text:span text:style-name="T1579">Pán jeskyně:</text:span><text:span text:style-name="T1782"> „Několik dní jste putovali lesem. </text:span><text:span text:style-name="T1789">Na</text:span><text:span text:style-name="T1782"> cestě nebylo nic zajímavého, jen na jednom místě jste mezi vrcholky stromů zahlédli zříceninu nějaké věže.“</text:span></text:p>
      <text:p text:style-name="P921"><text:span text:style-name="T1579">Jana:</text:span><text:span text:style-name="T1782"> „Ha, to mě zajímá. </text:span><text:span text:style-name="T1155">‚Chtěla bych si tu věž prohlídnout, půjdete se mnou?‘</text:span><text:span text:style-name="T1782">“</text:span></text:p>
      <text:p text:style-name="P921"><text:span text:style-name="T1579">Pavel:</text:span><text:span text:style-name="T1782"> </text:span><text:span text:style-name="T1155">„Jasně, nikam nepospícháme.“</text:span></text:p>
      <text:p text:style-name="P921"><text:span text:style-name="T1579">Pán jeskyně:</text:span><text:span text:style-name="T1782"> „Teď jste mě dostali, s tím jsem nepočítal. Nemám vůbec rozmyšleno, co by tam mohlo bejt.“</text:span></text:p>
      <text:p text:style-name="P921"><text:soft-page-break/><text:span text:style-name="T1579">Katka:</text:span><text:span text:style-name="T1782"> „Beztak potřebujeme doplnit zásoby a určitě by taky bylo fajn, si o ní nejdřív něco zjistit.“</text:span></text:p>
      <text:p text:style-name="P921"><text:span text:style-name="T1579">Pán jeskyně:</text:span><text:span text:style-name="T1782"> „Tak já si to připravím a pak se tam vrátíte, ok?“</text:span></text:p>
      <text:h text:style-name="P1523" text:outline-level="4">Postav družinu do nebezpečné nebo dramatické situace</text:h>
      <text:p text:style-name="P614"><text:span text:style-name="T2556">Máloco dokáže stmelit postavy tak dobře, jako když musí čelit společnému problému nebo nebezpečí</text:span>: <text:span text:style-name="T2556">Mohou být</text:span> na potápějící lodi, <text:span text:style-name="T2585">mohou </text:span>doprováz<text:span text:style-name="T2585">et</text:span> karavanu, která je zrovna pod útokem, <text:span text:style-name="T2586">může je někdo okrást nebo podvést</text:span> a podobně. <text:span text:style-name="T2556">Moc to ale nepřeháněj – když bude každé dobrodružství začínat tím, že se pod postavami něco potápí, nebo na ně někdo útočí, bude to asi působit divně.</text:span></text:p>
      <text:h text:style-name="P1524" text:outline-level="4">Věci mohou být jinak, než se zdálo</text:h>
      <text:p text:style-name="P616">Jakoukoliv zápletku můžeš převést na nějakou jinou. Když například postavám někdo zadá úkol, a následně nedorazí na splněné místo, postavy ho nejspíš budou chtít najít, aby dostaly slíbenou odměnu. <text:span text:style-name="T1024">Někdo je může poslat p</text:span><text:span text:style-name="T1011">ro</text:span><text:span text:style-name="T1474"> </text:span><text:span text:style-name="T1016">vzácný</text:span><text:span text:style-name="T1011"> obraz, </text:span><text:span text:style-name="T1012">aby tím odlákal pozornost od toho, co se </text:span><text:span text:style-name="T1025">sám</text:span><text:span text:style-name="T1012"> chystá provést, </text:span><text:span text:style-name="T1025">a případná vina spadla na </text:span><text:span text:style-name="T1026">ně</text:span><text:span text:style-name="T1011">. </text:span><text:span text:style-name="T1012">Unesený syn může </text:span><text:span text:style-name="T1017">být</text:span><text:span text:style-name="T1012"> ve skutečnosti dědic trůnu, kterého se </text:span><text:span text:style-name="T1015">krutý král</text:span><text:span text:style-name="T1012"> chce zbavit.</text:span><text:span text:style-name="T1474"><text:line-break/><text:tab/></text:span><text:span text:style-name="T1012">Se zvraty </text:span><text:span text:style-name="T1013">v</text:span><text:span text:style-name="T1012"> příběhu </text:span><text:span text:style-name="T1027">ale</text:span><text:span text:style-name="T1012"> </text:span><text:span text:style-name="T1023">také raději</text:span><text:span text:style-name="T1012"> </text:span><text:span text:style-name="T1014">šetři.</text:span><text:span text:style-name="T1012"> Mohou to být okamžiky, na které budete ještě dlouho vzpomínat, ale když to </text:span><text:span text:style-name="T1013">s nimi</text:span><text:span text:style-name="T1012"> budeš </text:span><text:span text:style-name="T1013">přehánět, rychle se omrzí a hráči budou čekat zradu úplně všude.</text:span></text:p>
      <text:h text:style-name="P1496" text:outline-level="3"><text:soft-page-break/>Dej si pozor, aby se zápletka skutečně týkala postav</text:h>
      <text:p text:style-name="P617"><text:span text:style-name="T2533">Hráči s tebou budou do jisté míry spolupracovat, viz kapitola </text:span><text:span text:style-name="T1636">Držte se přípravy Pána jeskyně</text:span><text:span text:style-name="T2533"> </text:span><text:span text:style-name="T1475">&lt;ODKAZ&gt;</text:span><text:span text:style-name="T2533">,měl bys jim ale vždy aspoň trochu vyjít vstříc. Stejně jako by tebe měly zajímat jejich postavy, hráče by měla zajímat zápletka a měla by se skutečně týkat jejich postav.</text:span></text:p>
      <text:p text:style-name="P766">Příklad špatně postavené zápletky:</text:p>
      <text:p text:style-name="P921">Hra začala tím, jak se obyčejní, chudí lidé vydávají na výpravu do podzemí. Když <text:span text:style-name="T253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61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36" text:outline-level="2">Jednorázová hra</text:h>
      <text:p text:style-name="P606">Jednorázové hry se obvykle hrají na conech <text:span text:style-name="T2568">nebo</text:span> jiných herních akcích. <text:span text:style-name="T2569">J</text:span>de <text:span text:style-name="T2569">vždy</text:span> o jeden ucelený příběh <text:span text:style-name="T2559">a</text:span> <text:span text:style-name="T255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36" text:outline-level="2"><text:soft-page-break/>Epizodní hraní</text:h>
      <text:p text:style-name="P607">Epizodní hraní sestává z jednotlivých uzavřených příběhů, které <text:span text:style-name="T2562">spolu dějově nesouvisí</text:span> a spojuje je pouze to, že ve všech vystupují <text:span text:style-name="T2567">hráčské </text:span>postavy <text:span text:style-name="T2570">a přenáší si mezi nimi získané předměty</text:span>. <text:span text:style-name="T2560">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436" text:outline-level="2"><text:bookmark-start text:name="__RefHeading___Toc12914_4230435934"/>Kampaň<text:bookmark-end text:name="__RefHeading___Toc12914_4230435934"/></text:h>
      <text:p text:style-name="P603">Kampaň je dlouhodobá hra na pokračování, kde na sebe jednotlivá sezení dějově navazují. Pravidla podporují hraní kampaně růstem síly postav při postup<text:span text:style-name="T2563">ech</text:span> na vyšší úrovně. To <text:span text:style-name="T2561">jednak</text:span> hráče drží u hry, ale plyne z toho také růst vlivu, věhlasu a postavení postav v herním světě.<text:line-break/><text:tab/>Postup po úrovních nicméně sám o sobě kampaň nedělá, <text:span text:style-name="T2564">postupovat můžete i při epizodním hraní</text:span>. Zajistit, aby <text:span text:style-name="T2564">děj z předchozích sezení pokračoval v tom dalším</text:span>, je na tobě. <text:span text:style-name="T2565">V následujících odstavcích si probereme pár možností, jak toho dosáhnout.</text:span></text:p>
      <text:h text:style-name="P1497" text:outline-level="3">Stav na minulosti postav</text:h>
      <text:p text:style-name="P620">Připomeň si odstavec <text:span text:style-name="T1579">Vytv</text:span><text:span text:style-name="T1639">oření</text:span><text:span text:style-name="T1579"> minulosti </text:span><text:span text:style-name="T1640">do začátku</text:span><text:span text:style-name="T2082"> </text:span>v kapitole <text:span text:style-name="T1579">Tvoje postava</text:span> <text:span text:style-name="T1443">&lt;ODKAZ&gt;</text:span>. <text:span text:style-name="T399">Ta ukazuje jeden z možných směrů, jak můžeš zápletku svázat s tím, kdo postavy jsou a koho znají. Můžeš to ale udělat </text:span><text:span text:style-name="T1031">i</text:span><text:span text:style-name="T399"> obráceně a vyjít rovnou z toho, co si hráči vymysleli.<text:line-break/><text:tab/></text:span><text:span text:style-name="T1028">Zajímavé a dobře vytvořené postavy ti jednak ušetří spoustu prá</text:span><text:soft-page-break/><text:span text:style-name="T1028">ce – hráči v nich zmiňují různé osoby, organizace a místa, které můžeš použít. Zároveň je to pro tebe dobrý zdroj informací, co by </text:span><text:span text:style-name="T1029">mělo být ve vašem herním světě a co by </text:span><text:span text:style-name="T102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30">Měl bys mu také dát možnost se do arény vrátit, </text:span><text:span text:style-name="T1031">klidně s celou družinou. </text:span><text:span text:style-name="T103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66">Používej stávající</text:span> nehráčské postavy</text:h>
      <text:p text:style-name="P62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oft-page-break/><text:span text:style-name="T2571">Vracej se na</text:span> známá místa</text:h>
      <text:p text:style-name="P601">Máloco dá hráčům pocit, že se jejich činy skutečně zapsaly do vašeho herního světa, jako návrat do <text:span text:style-name="T2553">známých</text:span> míst. <text:span text:style-name="T255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498" text:outline-level="3"><text:span text:style-name="T2554">Odkazuj se na</text:span> předchozí děj</text:h>
      <text:p text:style-name="P602">Když budou postavy příště něco nakupovat, obchodník jim může dát slevu s <text:span text:style-name="T2555">vysvětlením</text:span>, že pomohli jeho příbuznému dopadnout zloděje. <text:span text:style-name="T257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499" text:outline-level="3">Nepřeháněj to se simulací</text:h>
      <text:p text:style-name="P604"><text:span text:style-name="T2573">H</text:span>raní kampaně svádí k <text:span text:style-name="T2574">o</text:span>dehrá<text:span text:style-name="T2574">vání</text:span> život<text:span text:style-name="T2574">a</text:span> postav den po dni, hodinu po hodině. To ovšem není nutné a <text:span text:style-name="T2573">obvykle</text:span> ani žádoucí. <text:span text:style-name="T2576">N</text:span>apínavé situace tvoří jen malou část <text:span text:style-name="T2576">jejich života</text:span>, většinu zabírá každodenní rutina: <text:span text:style-name="T2576">m</text:span>usí někdy jíst, prát si oblečení, trénovat, učit se nová kouzla a podobně. P<text:span text:style-name="T2575">ro</text:span> <text:span text:style-name="T2575">hru</text:span> to ale není příliš zajímavé, <text:span text:style-name="T2575">takže je vhodné to přeskočit</text:span>.</text:p>
      <text:p text:style-name="Example_20_Header">Příklad:</text:p>
      <text:p text:style-name="Example"><text:span text:style-name="T1637">Pán jeskyně:</text:span> „V průběhu plavby se nic zajímavého nestalo.“</text:p>
      <text:p text:style-name="Example"><text:soft-page-break/><text:span text:style-name="T1637">Pán jeskyně:</text:span> „<text:span text:style-name="T2577">Z</text:span>imu jste strávili studiem u svých mistrů.“</text:p>
      <text:h text:style-name="Heading_20_3" text:outline-level="3">Růst <text:span text:style-name="T2542">moci</text:span> <text:span text:style-name="T2541">a věhlasu</text:span> postav</text:h>
      <text:p text:style-name="P640">Postavy v Dračáku začínají jako čerstvě <text:span text:style-name="T2544">vycvičení novicové</text:span> a jak zažívají dobrodružství, získávají nové, silnější schopnosti a dokáží porazit silnější protivníky. <text:span text:style-name="T2543">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00" text:outline-level="3">Pestrost a variabilita hry</text:h>
      <text:p text:style-name="P643">TODO</text:p>
      <text:p text:style-name="P642">Při debatě o tom, co by se mělo dít v další kapitole hry, máte takřka nepřeberné možnosti. Využívejte jich! Sebezábavnější téma se dříve nebo později ohraje.</text:p>
      <text:p text:style-name="P642">Můžete například střídat herní prostředí:</text:p>
      <text:list xml:id="list2052799235" text:style-name="L130">
        <text:list-item>
          <text:p text:style-name="P1346">cestu na lodi, průzkum podzemní hrobky, horolezeckou výpravu, přechod přes poušť, potápění v zatopených jeskyních, spleť městských ulic</text:p>
        </text:list-item>
      </text:list>
      <text:p text:style-name="P947">A klidně i žánry, například:</text:p>
      <text:list xml:id="list120212679044137" text:continue-numbering="true" text:style-name="L130">
        <text:list-item>
          <text:p text:style-name="P1346">detektivní pátrání, akční honičku, velkou bitvu, ochranu důležité osoby, zápletku s politickým podtextem, <text:span text:style-name="T2625">vyšetřování zločinu</text:span></text:p>
        </text:list-item>
      </text:list>
      <text:p text:style-name="P641"><text:soft-page-break/>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437" text:outline-level="2">Příprava</text:h>
      <text:p text:style-name="P525"><text:span text:style-name="T2365">V kapitole </text:span><text:span text:style-name="T1625">Držte se toho, co si Pán jeskyně připravil</text:span><text:span text:style-name="T2365"> </text:span><text:span text:style-name="T1466">&lt;</text:span><text:span text:style-name="T967">ODKAZ</text:span><text:span text:style-name="T1466">&gt;</text:span><text:span text:style-name="T2365"> jsme mluvili o tom, že by hráči měli pokud možno respektovat tvou přípravu, a že by se měli průběžně bavit o tom, co budou chtít podnikat dál, abys s tím mohl počítat.</text:span></text:p>
      <text:h text:style-name="P1501" text:outline-level="3">Připravuj zápletku, prostředí a postavy, nikoliv děj</text:h>
      <text:p text:style-name="P60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644">Zápletka je to, o co v kampani půjde. </text:p>
      <text:h text:style-name="P1502" text:outline-level="3"><text:soft-page-break/>Důležití protivníci</text:h>
      <text:p text:style-name="P646">TODO</text:p>
      <text:p text:style-name="P645">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01" text:outline-level="3">Tvorba podzemí</text:h>
      <text:list xml:id="list1495423198" text:style-name="L131">
        <text:list-item>
          <text:p text:style-name="P1347">Mapa</text:p>
          <text:list>
            <text:list-item>
              <text:p text:style-name="P1348">Více cest</text:p>
            </text:list-item>
            <text:list-item>
              <text:p text:style-name="P1348">Pasti</text:p>
            </text:list-item>
            <text:list-item>
              <text:p text:style-name="P1348">Překážky</text:p>
              <text:list>
                <text:list-item>
                  <text:p text:style-name="P1348">šplhání, plavání</text:p>
                </text:list-item>
              </text:list>
            </text:list-item>
          </text:list>
        </text:list-item>
        <text:list-item>
          <text:p text:style-name="P1348">Obyvatelé</text:p>
          <text:list>
            <text:list-item>
              <text:p text:style-name="P1348">Měl by existovat důvod, proč tam jsou.</text:p>
            </text:list-item>
            <text:list-item>
              <text:p text:style-name="P1349">Co vědí?</text:p>
            </text:list-item>
          </text:list>
        </text:list-item>
        <text:list-item>
          <text:p text:style-name="P1350">Protivníci</text:p>
        </text:list-item>
        <text:list-item>
          <text:p text:style-name="P1347">Příběh</text:p>
          <text:list>
            <text:list-item>
              <text:p text:style-name="P1351"><text:soft-page-break/>Texty</text:p>
            </text:list-item>
            <text:list-item>
              <text:p text:style-name="P1351">Vyprávění obyvatel</text:p>
            </text:list-item>
            <text:list-item>
              <text:p text:style-name="P1351">Dlouho opuštěné podzemí zachycuje nějakou situaci</text:p>
            </text:list-item>
          </text:list>
        </text:list-item>
        <text:list-item>
          <text:p text:style-name="P1352">Poklady</text:p>
        </text:list-item>
        <text:list-item>
          <text:p text:style-name="P1352">Magické předměty</text:p>
        </text:list-item>
      </text:list>
      <text:h text:style-name="P1525" text:outline-level="4">Pasti</text:h>
      <text:p text:style-name="P530">Pasti <text:span text:style-name="T2201">v podzemí, kde někdo žije,</text:span> často mívají deaktivační mechanismus – ten, kdo je nalíčil, tudy nejspíš potřeboval chodit bez toho, aby se do <text:span text:style-name="T2603">nich</text:span> pokaždé sám lapil. <text:span text:style-name="T2201">V zapečetěných hrobkách, tohle většinou neplatí – pohřbený past nespustí a nikdo jiný v hrobce nemá co pohledávat.</text:span></text:p>
      <text:h text:style-name="P1437" text:outline-level="2"><text:bookmark-start text:name="__RefHeading___Toc18433_2593964349"/>Improvizace<text:bookmark-end text:name="__RefHeading___Toc18433_2593964349"/></text:h>
      <text:p text:style-name="P529">TODO</text:p>
      <text:p text:style-name="P532">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608">TODO</text:p>
      <text:h text:style-name="P1501" text:outline-level="3"><text:soft-page-break/><text:span text:style-name="T2551">Přemýšlej</text:span> za antagonisty <text:span text:style-name="T2550">a snaž se využít každé příležitosti, abys o tom dal vědět hráčským postavám</text:span></text:h>
      <text:p text:style-name="P609">/<text:span text:style-name="T2558">* Tohle patří spíš do improvizace. Problém ale je, že to navazuje na příklad s hobitím obchodníkem. (ten je zmíněný v kapitole Kampaň – Zapojuj staré nehráčské postavy) */</text:span></text:p>
      <text:p text:style-name="P609">Šikovná metoda, jak vymýšlet další děj, je vžít se do osoby, které družina maří plány, a přemýšlet, co udělá, jako <text:span text:style-name="T2557">kdyby to byla tvoje postava</text:span>. <text:span text:style-name="T2549">V průběhu hry se pak o tom snaž</text:span> dát vědět hráčským postavám.</text:p>
      <text:p text:style-name="P767">Příklad:</text:p>
      <text:p text:style-name="P929"><text:span text:style-name="T2549">Zápletkou na další hru by mělo být pátrání po zloději, který okradl kupce na náměstí. Pán jeskyně se zamyslí, c</text:span>o <text:span text:style-name="T2549">takový zloděj asi</text:span> udělá: <text:span text:style-name="T254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4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03" text:outline-level="3">Stav na nápadech hráčů</text:h>
      <text:p text:style-name="P633">TODO</text:p>
      <text:h text:style-name="Heading_20_4" text:outline-level="4">Snaž se hráčské návrhy a teorie vysvětlit způsobem, který hráče nenapadl</text:h>
      <text:p text:style-name="P63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526" text:outline-level="4"><text:span text:style-name="T2621">V</text:span>yužij <text:span text:style-name="T2621">každou</text:span> příležitost, aby se souvislosti projevily a postavy se o nich dozvěděly</text:h>
      <text:p text:style-name="P63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20">souvislosti</text:span> nechávat pro sebe, hráči budou mít pocit odtažení od děje, a to i přes to, že je budeš mít vymyšlené.</text:p>
      <text:h text:style-name="Heading_20_3" text:outline-level="3">Nech hráče pop<text:span text:style-name="T2642">sat</text:span> scénu</text:h>
      <text:p text:style-name="P652">Nech<text:span text:style-name="T2645">ávej</text:span> hráče popsat <text:span text:style-name="T2643">prostředí</text:span>, zejména když se bude bojovat. Dobré je také nechat je nakreslit situační plánek. Můžeš jim do toho samozřejmě mluvit – například připomínat věci, které <text:span text:style-name="T264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4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628">TODO</text:p>
      <text:p text:style-name="P673">Začněte tím, kde se zrovna nacházíte. Návrhy <text:span text:style-name="T2606">podávejte všichni, není to výhradní úkol</text:span> Vypravěč<text:span text:style-name="T2606">e</text:span>. Může to být například:</text:p>
      <text:list xml:id="list599571247" text:style-name="L132">
        <text:list-item>
          <text:p text:style-name="P1353">V úzké a křivolaké uličce</text:p>
        </text:list-item>
        <text:list-item>
          <text:p text:style-name="P1353">Na náměstí plném stánků se zeleninou</text:p>
        </text:list-item>
        <text:list-item>
          <text:p text:style-name="P1353">Na městských hradbách</text:p>
        </text:list-item>
        <text:list-item>
          <text:p text:style-name="P1353"><text:soft-page-break/>V hlubokém lese</text:p>
        </text:list-item>
      </text:list>
      <text:p text:style-name="P628">O tom, která z navržených variant platí, rozhodne Vypravěč. Měl by při tom přihlédnout k tomu, o co mají hráči největší zájem.</text:p>
      <text:h text:style-name="Heading_20_4" text:outline-level="4">Přidejte detaily</text:h>
      <text:p text:style-name="P629">Vybranou variantu rozpracujte. Představte si, že <text:span text:style-name="T2607">tam</text:span> skutečně <text:span text:style-name="T2607">jste</text:span>. Co vidíte kolem sebe? Co slyšíte a cítíte? Co máte pod nohama?</text:p>
      <text:list xml:id="list1165655254" text:style-name="L133">
        <text:list-item>
          <text:p text:style-name="P1354">Vaše boty klapou o tvrdou kamennou dlažbu</text:p>
        </text:list-item>
        <text:list-item>
          <text:p text:style-name="P1354">Všude se ozývá hlasité volání stánkařů a vzrušené smlouvání</text:p>
        </text:list-item>
        <text:list-item>
          <text:p text:style-name="P1354">V silném vichru se na hradbách jen stěží udržíte</text:p>
        </text:list-item>
        <text:list-item>
          <text:p text:style-name="P1355">Les voní mechem a jehličím, kazí to ale štiplavý zápach kouře</text:p>
        </text:list-item>
      </text:list>
      <text:h text:style-name="Heading_20_4" text:outline-level="4">Spusťte akci</text:h>
      <text:p text:style-name="P629">Něco se děje a týká se to vašich postav. Nemusíte zatím vědět proč. Například:</text:p>
      <text:list xml:id="list2481185899" text:style-name="L134">
        <text:list-item>
          <text:p text:style-name="P1357">Někdo vás honí</text:p>
        </text:list-item>
        <text:list-item>
          <text:p text:style-name="P1357">Vy někoho honíte</text:p>
        </text:list-item>
        <text:list-item>
          <text:p text:style-name="P1358">Něco vyšetřujete</text:p>
        </text:list-item>
        <text:list-item>
          <text:p text:style-name="P1357">Před vámi hoří a vy běžíte pomoci</text:p>
        </text:list-item>
        <text:list-item>
          <text:p text:style-name="P1356">Utíkáte z hořící budovy</text:p>
        </text:list-item>
      </text:list>
      <text:h text:style-name="P1437" text:outline-level="2"><text:bookmark-start text:name="__RefHeading___Toc18435_2593964349"/><text:soft-page-break/>Hraní podle scénáře<text:bookmark-end text:name="__RefHeading___Toc18435_2593964349"/></text:h>
      <text:p text:style-name="P531">Specifickým stylem vedení hry je hraní striktně podle scénáře. To znamená, že si <text:span text:style-name="T2368">předem určíš</text:span>, co se bude dít. Hráči pak pochopitelně nemohou dělat rozhodnutí zcela svobodně – pořád je na nich, co řeknou a udělají jejich postavy, ale nemohou tím změnit, <text:span text:style-name="T2367">co se kdy stane</text:span>, ani <text:span text:style-name="T2367">jak příběh nakonec dopadne</text:span>.<text:line-break/><text:tab/><text:span text:style-name="T2367">Pokud to budeš chtít vyzkoušet, měl bys dodržet následující:</text:span></text:p>
      <text:list xml:id="list2675371557" text:style-name="L135">
        <text:list-item>
          <text:p text:style-name="P1359">Předem se na tom domluv se svými spoluhráči.</text:p>
        </text:list-item>
        <text:list-item>
          <text:p text:style-name="P1359">Když se v průběhu hry od tvé přípravy odchýlí, otevřeně jim to řekni a domluvte se, jak se ke scénáři vrátíte.</text:p>
        </text:list-item>
      </text:list>
      <text:h text:style-name="P1501" text:outline-level="3">Rai<text:span text:style-name="T2448">l</text:span>roading</text:h>
      <text:p text:style-name="P627"><text:span text:style-name="T236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67"> aktivně spolupracovat, aby se scénáře drželi, takže to budeš mít mnohem jednodušší.</text:span></text:p>
      <text:h text:style-name="P1438" text:outline-level="2"><text:soft-page-break/>Struktura pří<text:span text:style-name="T2624">b</text:span>ěhu</text:h>
      <text:p text:style-name="P65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653">Každ<text:span text:style-name="T2649">á zápletka</text:span> někd<text:span text:style-name="T2649">y</text:span> končí. <text:span text:style-name="T2648">Když postavy prozkoumají podzemí, vrátí se do města, prodají nalezené poklady a začnou plánovat další výpravu.</text:span> <text:span text:style-name="T264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47">když se dlouho nic neuzavře, hráči získají pocit, že se ve hře nic neděje.</text:span></text:p>
      <text:h text:style-name="Heading_20_3" text:outline-level="3">Nech postavy občas oddychnout</text:h>
      <text:p text:style-name="P65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soft-page-break/>Práce s časem</text:h>
      <text:h text:style-name="Heading_20_3" text:outline-level="3">Střih</text:h>
      <text:p text:style-name="P630">- <text:span text:style-name="T260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50">* Patří to sem? */</text:span></text:p>
      <text:h text:style-name="Heading_20_2" text:outline-level="2"><text:bookmark-start text:name="__RefHeading___Toc18425_2593964349"/>Přidělování kouzelných předmětů<text:bookmark-end text:name="__RefHeading___Toc18425_2593964349"/></text:h>
      <text:p text:style-name="P58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85">Dobrým vodítkem, kolik předmětů by postavy měly mít možnost získat, je omezení, kolik si jich mohou současně připoutat:</text:p>
      <text:list xml:id="list138554417" text:style-name="L136">
        <text:list-item>
          <text:p text:style-name="P1360">Na první úrovni si každá postava může připoutat jeden kouzelný předmět, na druhé dva a dále se tento počet zvyšuje o 1 předmět každé dvě úrovně.</text:p>
        </text:list-item>
      </text:list>
      <text:p text:style-name="P574"><text:soft-page-break/><text:span text:style-name="T2495">V průběhu</text:span> první úrovn<text:span text:style-name="T2483">ě</text:span> by <text:span text:style-name="T2495">tedy například</text:span> postavy měly <text:span text:style-name="T2481">mít možnost</text:span> dohromady najít nebo koupit <text:span text:style-name="T2483">alespoň</text:span> tolik kouzelných předmětů, aby každá měla <text:span text:style-name="T2496">alespoň</text:span> jeden. <text:span text:style-name="T2483">Nevadí, když jich získají o něco víc, protože různé předměty se hodí v různých situacích a naopak to dá hráčům možnost taktizovat, které si kdy připoutají.</text:span></text:p>
      <text:list xml:id="list2196515404" text:style-name="L137">
        <text:list-item>
          <text:p text:style-name="P1361">Družina by měla <text:span text:style-name="T2484">mít zhruba</text:span> <text:span text:style-name="T2484">od jednonásobku do dvojnásobku</text:span> kouzelných předmětů, které si postavy mohou <text:span text:style-name="T2485">v součtu</text:span> připoutat.</text:p>
        </text:list-item>
      </text:list>
      <text:p text:style-name="P574">Do tohoto <text:span text:style-name="T2485">počtu</text:span> se nepočítají „spotřební“ předměty, jako jsou lektvary, kouzelné masti a podobně.</text:p>
      <text:h text:style-name="P1504" text:outline-level="3">Dočasné a trvalé spotřební předměty</text:h>
      <text:p text:style-name="P58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575">Lektvary, masti, tinktury a obecně všechny kouzelné předměty, které se nemusí připoutávat, ale zato se použitím spotřebují, se pochopitelně neřídí omezením na počet připoutaných předmětů. <text:span text:style-name="T248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055907512" text:style-name="L138">
        <text:list-item>
          <text:p text:style-name="P1362">Pokud družina nemá alchymistu, <text:span text:style-name="T2476">spotřební předměty dávej do hry tak, aby jich každá postava měla vždycky několik na výběr.</text:span></text:p>
          <text:list>
            <text:list-item>
              <text:p text:style-name="P1363">Když jich totiž budeš <text:span text:style-name="T2487">hráčům</text:span> dávat málo, budou <text:span text:style-name="T2487">si je</text:span> šetřit pro případ, že je někd<text:span text:style-name="T2478">y budou</text:span> opravdu nutně potřebova<text:span text:style-name="T2478">t – což není dobře, protože ve hře jsou proto, aby je hráči používali</text:span>.</text:p>
            </text:list-item>
          </text:list>
        </text:list-item>
        <text:list-item>
          <text:p text:style-name="P1362">Pokud <text:span text:style-name="T2501">je ve vaší družině alchymista</text:span>, spotřební předměty dávej do hry výjimečně a snaž <text:span text:style-name="T2477">se</text:span> vyb<text:span text:style-name="T2477">í</text:span>rat nebo vym<text:span text:style-name="T2477">ýš</text:span>let takové, které postavy neumí vyrábět.</text:p>
          <text:list>
            <text:list-item>
              <text:p text:style-name="P1364">Stále ale můžeš do hry dávat vzácné magické suroviny, ze kterých postavy alchymistů mohou „trvalé“ lektvary samy vyrobit.</text:p>
            </text:list-item>
          </text:list>
        </text:list-item>
      </text:list>
      <text:h text:style-name="Heading_20_3" text:outline-level="3"><text:span text:style-name="T2494">Nak</text:span>upování kouzelných předmětů</text:h>
      <text:p text:style-name="P576">Hráčské postavy pravděpodobně nejsou <text:span text:style-name="T2488">jediné</text:span>, kdo prohledáv<text:span text:style-name="T2488">á</text:span> ztracené ruiny. A přestože si dobrodruzi kouzelné předměty obecně spíš nechávají, protože jsou <text:span text:style-name="T2497">jim</text:span> na nebezpečných výpravách velice užitečné, čas od času nějak<text:span text:style-name="T2489">é</text:span> prod<text:span text:style-name="T2498">a</text:span>jí – <text:span text:style-name="T2479">a </text:span>hráčské postavy si <text:span text:style-name="T2489">je</text:span> pak <text:soft-page-break/>mohou koupit.<text:line-break/><text:tab/><text:span text:style-name="T248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505" text:outline-level="3">Dávej hráčům vědět, že si mohou kouzelné předměty koupit</text:h>
      <text:p text:style-name="P579">Když už nějakého toho obchodníka s kouzelnými předměty vytvoříš a <text:span text:style-name="T2499">určíš</text:span>, co <text:span text:style-name="T2500">prodává</text:span>, nezapomeň dát postavám vědět, že tuto možnost mají. Obchodník je může sám oslovit a ukázat jim, co nabízí. <text:span text:style-name="T2491">Můžeš to ale také využít jako záminku k výpravě do exotických krajů – postavy se mohou třeba doslechnout, že v dalekém městě sídlí známý obchodník s magickými předměty.</text:span><text:line-break/><text:tab/><text:span text:style-name="T2491">Hráči se také samozřejmě mohou rozhodnout obchodníka přepadnout a okrást – v tom případě ušetří, ale pravděpodobně se to rozkřikne a příště už je nikdo neosloví, nebo si s sebou vezme početnou ochranku.</text:span></text:p>
      <text:h text:style-name="P1506" text:outline-level="3">Zdroje kouzelných předmětů</text:h>
      <text:p text:style-name="P577">Postavy mohou kouzelné předměty získávat různými způsoby, například:</text:p>
      <text:list xml:id="list917918892" text:style-name="L139">
        <text:list-item>
          <text:p text:style-name="P962">Na<text:span text:style-name="T2490">cházet je</text:span> při průzkumu podzemí či divočiny.</text:p>
        </text:list-item>
        <text:list-item>
          <text:p text:style-name="P962"><text:span text:style-name="T2490">Porazit</text:span> někoho, kdo <text:span text:style-name="T2490">je vlastní</text:span> – třeba ji<text:span text:style-name="T2490">nou</text:span> skupin<text:span text:style-name="T2490">u</text:span> dobrodruhů.</text:p>
        </text:list-item>
        <text:list-item>
          <text:p text:style-name="P963"><text:soft-page-break/>Koupit si je od nějakého obchodníka, nebo třeba od jiné družiny.</text:p>
        </text:list-item>
        <text:list-item>
          <text:p text:style-name="P962">Za odměnu – například za splnění nějakého úkolu.</text:p>
        </text:list-item>
      </text:list>
      <text:p text:style-name="P576"><text:span text:style-name="T2480">Rozmysli si předem, kolik a jakých kouzelných předmětů půjde získat jednotlivými způsoby. Celkem by ses měl vejít do počtu doporučeného v kapitole </text:span><text:span text:style-name="T1630">Kolik kouzelných předmětů dávat do hry</text:span><text:span text:style-name="T2480"> </text:span><text:span text:style-name="T1471">&lt;ODKAZ&gt;</text:span><text:span text:style-name="T2480">.</text:span></text:p>
      <text:h text:style-name="Heading_20_3" text:outline-level="3">Předměty na objednávku</text:h>
      <text:p text:style-name="P626">Když budou hráči toužit po určitých kouzelných předmětech, snaž se jim vyjít vstříc. Můžeš to využít jako příležitost k dalšímu dobrodružství – <text:span text:style-name="T2605">například určit,</text:span> že slavný meč naposledy vlastnil pán dávné elfí tvrze a kde se nacházela.<text:line-break/><text:tab/><text:span text:style-name="T2604">Hráči by se každopádně měli sami aktivně snažit o vysněných předmětech něco zjistit. Klidně jim na rovinu řekni, že po nich musí pátrat.</text:span></text:p>
      <text:h text:style-name="P1439" text:outline-level="2"><text:bookmark-start text:name="__RefHeading___Toc18427_2593964349"/>Svět Dračáku<text:bookmark-end text:name="__RefHeading___Toc18427_2593964349"/></text:h>
      <text:p text:style-name="P564">Jak už jsme si řekli v podkapitole <text:span text:style-name="T1579">Váš herní</text:span> svět kapitoly <text:span text:style-name="T1579">Úvod</text:span> <text:span text:style-name="T1443">&lt;</text:span><text:span text:style-name="T399">TODO</text:span><text:span text:style-name="T1443">&gt;</text:span>, v této příručce není popsaný konkrétní herní svět. <text:span text:style-name="T2492">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1507" text:outline-level="3"><text:soft-page-break/><text:span text:style-name="T366">Zaniklé</text:span><text:span text:style-name="T1"> civilizace</text:span></text:h>
      <text:p text:style-name="P581"><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památek, které ještě dnes obdivujeme, v té době byly mnohem zachovalejší a na středověké obyvatele musely působit jako pozůstatky něčeho velkého a úžasného, co v jejich současnosti nemá obdoby.</text:span></text:p>
      <text:h text:style-name="P1507" text:outline-level="3"><text:span text:style-name="T308">S</text:span><text:span text:style-name="T1">taré rasy</text:span></text:h>
      <text:p text:style-name="P583"><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3906285875" text:style-name="L140">
        <text:list-item>
          <text:p text:style-name="P1365"><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366"><text:span text:style-name="T1">Mladší rasy jsou </text:span><text:span text:style-name="T313">lidé </text:span><text:span text:style-name="T1">a</text:span><text:span text:style-name="T313"> hobiti.</text:span></text:p>
        </text:list-item>
      </text:list>
      <text:list xml:id="list1985054002" text:style-name="L141">
        <text:list-item>
          <text:p text:style-name="P1152">Divoké rasy jsou barbaři, kudůci, krollové a skřeti.</text:p>
        </text:list-item>
      </text:list>
      <text:p text:style-name="P573"><text:soft-page-break/><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1507" text:outline-level="3"><text:span text:style-name="T308">S</text:span><text:span text:style-name="T1">taré jazyky</text:span></text:h>
      <text:p text:style-name="P573"><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2429578096" text:style-name="L142">
        <text:list-item>
          <text:p text:style-name="P1153"><text:span text:style-name="T2472">S</text:span>taré jazyky jsou <text:span text:style-name="T2474">staro</text:span>elfština, <text:span text:style-name="T2474">staro</text:span>trpasličtina, <text:span text:style-name="T2474">staro</text:span>orkština a <text:span text:style-name="T2474">staro</text:span>goblinština.</text:p>
        </text:list-item>
      </text:list>
      <text:p text:style-name="P572"><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span><text:soft-page-break/><text:span text:style-name="T326"><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1507" text:outline-level="3"><text:span text:style-name="T326">Současná</text:span><text:span text:style-name="T310"> civilizace</text:span></text:h>
      <text:p text:style-name="P582"><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1507" text:outline-level="3">Kouzla</text:h>
      <text:p text:style-name="P584"><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text:span><text:soft-page-break/><text:span text:style-name="T341">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1507" text:outline-level="3"><text:span text:style-name="T2449">Z</text:span>braně</text:h>
      <text:p text:style-name="P580"><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text:span><text:soft-page-break/><text:span text:style-name="T306">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75">Kouzelné</text:span> předměty</text:h>
      <text:p text:style-name="P565"><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1497983577" text:style-name="L143">
        <text:list-item>
          <text:p text:style-name="P1154">Kdo <text:span text:style-name="T2493">a proč</text:span> je vyrobil a <text:span text:style-name="T2493">j</text:span>ak se dostaly do ruin a podzemních komplexů, kde je teď postavy <text:span text:style-name="T1003">budou nacházet</text:span>?</text:p>
          <text:list>
            <text:list-item>
              <text:p text:style-name="P1367"><text:span text:style-name="T373">Základní možnost je</text:span><text:span text:style-name="T366">, že je v dávných dobách vyrobili obyvatelé dnes už zaniklých civilizací, </text:span><text:span text:style-name="T373">ale můžete vymyslet i něco jiného</text:span><text:span text:style-name="T366">.</text:span></text:p>
            </text:list-item>
          </text:list>
        </text:list-item>
        <text:list-item>
          <text:p text:style-name="P1155">Dají se někde koupit?</text:p>
          <text:list>
            <text:list-item>
              <text:p text:style-name="P1368"><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156">Jak jsou běžné?</text:p>
          <text:list>
            <text:list-item>
              <text:p text:style-name="P1368"><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28">B</text:span><text:span text:style-name="T1">estiář</text:span></text:h>
      <text:p text:style-name="P587"><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440" text:outline-level="2"><text:bookmark-start text:name="__RefHeading___Toc18429_2593964349"/>Příprava <text:span text:style-name="T2363">a</text:span> improvizace<text:bookmark-end text:name="__RefHeading___Toc18429_2593964349"/></text:h>
      <text:p text:style-name="P528">Většina Pánů jeskyně používá jak přípravu, tak různé improvizační techniky. <text:span text:style-name="T236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1383" text:outline-level="1"><text:bookmark-start text:name="__RefHeading___Toc12916_4230435934"/>Domlouvání hry<text:bookmark-end text:name="__RefHeading___Toc12916_4230435934"/></text:h>
      <text:list xml:id="list1797954598" text:style-name="L144">
        <text:list-item>
          <text:p text:style-name="P1369">Pokud nemůžeš nebo nechceš na hru dorazit, řekni to ostatním co nejdřív, ať si mohou udělat jiné plány.</text:p>
        </text:list-item>
        <text:list-item>
          <text:p text:style-name="P1369">Dejte vždycky všem hráčům vědět, že je hra zrušená, ať se na ní někdo netrmácí zbytečně.</text:p>
        </text:list-item>
        <text:list-item>
          <text:p text:style-name="P1370">Když máš špatnou náladu, jsi naštvaný, nebo máš zrovna jiné starosti, je lepší se omluvit a hru vynechat.</text:p>
        </text:list-item>
      </text:list>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550">1 – <text:span text:style-name="T2422">(pod 1 kg) </text:span>myš, <text:span text:style-name="T2421">krysa</text:span></text:p>
      <text:p text:style-name="P550">2 – <text:span text:style-name="T2411">(3 kg)</text:span> kočka, <text:span text:style-name="T2420">orel,</text:span> <text:span text:style-name="T2419">sup</text:span></text:p>
      <text:p text:style-name="P550">3 – <text:span text:style-name="T2411">(10 kg) šakal, liška</text:span></text:p>
      <text:p text:style-name="P550">4 – <text:span text:style-name="T2411">(25 kg) rys</text:span></text:p>
      <text:p text:style-name="P549">5 – <text:span text:style-name="T2411">(50 kg)</text:span> kudůk, hobit, <text:span text:style-name="T2418">šimpanz, hyena, vlk</text:span></text:p>
      <text:p text:style-name="P549">6 – <text:span text:style-name="T2411">(75 kg) </text:span>člověk, elf, barbar, trpaslík, <text:span text:style-name="T2411">velký pes, puma, levhart, orangutan</text:span></text:p>
      <text:p text:style-name="P549">7 – <text:span text:style-name="T2412">(150 kg)</text:span> kroll, <text:span text:style-name="T2414">medvěd, jelen, tygr, lev, gorila</text:span></text:p>
      <text:p text:style-name="P549">8 – <text:span text:style-name="T2413">(300 kg)</text:span> <text:span text:style-name="T2410">poník, grizzly, aligátor</text:span></text:p>
      <text:p text:style-name="P550">9 – <text:span text:style-name="T2415">(600 kg)</text:span> kůň, <text:span text:style-name="T2417">los</text:span></text:p>
      <text:p text:style-name="P550">10 - <text:s/><text:span text:style-name="T2416">(1 tuna) buvol, bizon, krokodýl</text:span></text:p>
      <text:p text:style-name="P550">11 – <text:span text:style-name="T2416">(2 tuny) nosorožec</text:span></text:p>
      <text:p text:style-name="P550">12 – <text:span text:style-name="T2416">(4 tuny) hroch</text:span></text:p>
      <text:p text:style-name="P55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28T12:02:08.958000000</dc:date>
    <meta:print-date>2113-01-01T00:00:00</meta:print-date>
    <meta:editing-cycles>18396</meta:editing-cycles>
    <meta:editing-duration>P52DT2H10M50S</meta:editing-duration>
    <meta:generator>LibreOffice/6.0.5.2$Windows_X86_64 LibreOffice_project/54c8cbb85f300ac59db32fe8a675ff7683cd5a16</meta:generator>
    <dc:creator>York </dc:creator>
    <meta:document-statistic meta:table-count="0" meta:image-count="0" meta:object-count="0" meta:page-count="275" meta:paragraph-count="2657" meta:word-count="51696" meta:character-count="310041" meta:non-whitespace-character-count="261094"/>
  </office:meta>
</office:document-meta>
</file>